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48mm"/>
    </style:style>
    <style:style style:name="co2" style:family="table-column">
      <style:table-column-properties fo:break-before="auto" style:column-width="350.1mm"/>
    </style:style>
    <style:style style:name="co3" style:family="table-column">
      <style:table-column-properties fo:break-before="auto" style:column-width="34.4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NERULETORULETHEMALL_s040_c08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lift</text:p>
          </table:table-cell>
        </table:table-row>
        <table:table-row table:style-name="ro1">
          <table:table-cell office:value-type="float" office:value="5574" calcext:value-type="float">
            <text:p>5574</text:p>
          </table:table-cell>
          <table:table-cell office:value-type="string" calcext:value-type="string">
            <text:p>{FK_COD_TIPO_TURMA_0,ID_EDUCACAO_FISICA_1,ID_HISTORIA_1,ID_LINGUA_LITERAT_PORTUGUESA_1,ID_MATEMATICA_1} =&gt; {ID_GEOGRAFIA_1}</text:p>
          </table:table-cell>
          <table:table-cell office:value-type="string" calcext:value-type="string">
            <text:p>0.401556145012924</text:p>
          </table:table-cell>
          <table:table-cell office:value-type="string" calcext:value-type="string">
            <text:p>0.977188358398446</text:p>
          </table:table-cell>
          <table:table-cell office:value-type="string" calcext:value-type="string">
            <text:p>2.23998314230618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string" calcext:value-type="string">
            <text:p>{FK_COD_TIPO_TURMA_0,ID_DIA_SEMANA_SEXTA_1,ID_EDUCACAO_FISICA_1,ID_HISTORIA_1,ID_LINGUA_LITERAT_PORTUGUESA_1,ID_MATEMATICA_1} =&gt; {ID_GEOGRAFIA_1}</text:p>
          </table:table-cell>
          <table:table-cell office:value-type="string" calcext:value-type="string">
            <text:p>0.400915665095359</text:p>
          </table:table-cell>
          <table:table-cell office:value-type="string" calcext:value-type="string">
            <text:p>0.977162482552355</text:p>
          </table:table-cell>
          <table:table-cell office:value-type="string" calcext:value-type="string">
            <text:p>2.23992382778555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string" calcext:value-type="string">
            <text:p>{ID_EDUCACAO_FISICA_1,ID_HISTORIA_1,ID_LINGUA_LITERAT_PORTUGUESA_1,ID_MATEMATICA_1} =&gt; {ID_GEOGRAFIA_1}</text:p>
          </table:table-cell>
          <table:table-cell office:value-type="string" calcext:value-type="string">
            <text:p>0.402526962545629</text:p>
          </table:table-cell>
          <table:table-cell office:value-type="string" calcext:value-type="string">
            <text:p>0.977028269846198</text:p>
          </table:table-cell>
          <table:table-cell office:value-type="string" calcext:value-type="string">
            <text:p>2.23961617553336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string" calcext:value-type="string">
            <text:p>{ID_DIA_SEMANA_SEXTA_1,ID_EDUCACAO_FISICA_1,ID_HISTORIA_1,ID_LINGUA_LITERAT_PORTUGUESA_1,ID_MATEMATICA_1} =&gt; {ID_GEOGRAFIA_1}</text:p>
          </table:table-cell>
          <table:table-cell office:value-type="string" calcext:value-type="string">
            <text:p>0.401886482628064</text:p>
          </table:table-cell>
          <table:table-cell office:value-type="string" calcext:value-type="string">
            <text:p>0.977002209887273</text:p>
          </table:table-cell>
          <table:table-cell office:value-type="string" calcext:value-type="string">
            <text:p>2.23955643897574</text:p>
          </table:table-cell>
        </table:table-row>
        <table:table-row table:style-name="ro1">
          <table:table-cell office:value-type="float" office:value="5604" calcext:value-type="float">
            <text:p>5604</text:p>
          </table:table-cell>
          <table:table-cell office:value-type="string" calcext:value-type="string">
            <text:p>{FK_COD_TIPO_TURMA_0,ID_COZINHA_1,ID_HISTORIA_1,ID_LINGUA_LITERAT_PORTUGUESA_1,ID_MATEMATICA_1} =&gt; {ID_GEOGRAFIA_1}</text:p>
          </table:table-cell>
          <table:table-cell office:value-type="string" calcext:value-type="string">
            <text:p>0.401533545496313</text:p>
          </table:table-cell>
          <table:table-cell office:value-type="string" calcext:value-type="string">
            <text:p>0.976516902941833</text:p>
          </table:table-cell>
          <table:table-cell office:value-type="string" calcext:value-type="string">
            <text:p>2.23844398264397</text:p>
          </table:table-cell>
        </table:table-row>
        <table:table-row table:style-name="ro1">
          <table:table-cell office:value-type="float" office:value="6126" calcext:value-type="float">
            <text:p>6126</text:p>
          </table:table-cell>
          <table:table-cell office:value-type="string" calcext:value-type="string">
            <text:p>{FK_COD_TIPO_TURMA_0,ID_COZINHA_1,ID_DIA_SEMANA_SEXTA_1,ID_HISTORIA_1,ID_LINGUA_LITERAT_PORTUGUESA_1,ID_MATEMATICA_1} =&gt; {ID_GEOGRAFIA_1}</text:p>
          </table:table-cell>
          <table:table-cell office:value-type="string" calcext:value-type="string">
            <text:p>0.400333366912048</text:p>
          </table:table-cell>
          <table:table-cell office:value-type="string" calcext:value-type="string">
            <text:p>0.976516303528712</text:p>
          </table:table-cell>
          <table:table-cell office:value-type="string" calcext:value-type="string">
            <text:p>2.23844260862506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string" calcext:value-type="string">
            <text:p>{FK_COD_TIPO_TURMA_0,ID_EDUCACAO_FISICA_1,ID_HISTORIA_1,ID_MATEMATICA_1} =&gt; {ID_GEOGRAFIA_1}</text:p>
          </table:table-cell>
          <table:table-cell office:value-type="string" calcext:value-type="string">
            <text:p>0.404065893458666</text:p>
          </table:table-cell>
          <table:table-cell office:value-type="string" calcext:value-type="string">
            <text:p>0.976504020967949</text:p>
          </table:table-cell>
          <table:table-cell office:value-type="string" calcext:value-type="string">
            <text:p>2.23841445363445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string" calcext:value-type="string">
            <text:p>{FK_COD_TIPO_TURMA_0,ID_DIA_SEMANA_SEXTA_1,ID_EDUCACAO_FISICA_1,ID_HISTORIA_1,ID_MATEMATICA_1} =&gt; {ID_GEOGRAFIA_1}</text:p>
          </table:table-cell>
          <table:table-cell office:value-type="string" calcext:value-type="string">
            <text:p>0.40341243084007</text:p>
          </table:table-cell>
          <table:table-cell office:value-type="string" calcext:value-type="string">
            <text:p>0.976486177736679</text:p>
          </table:table-cell>
          <table:table-cell office:value-type="string" calcext:value-type="string">
            <text:p>2.23837355206526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{ID_EDUCACAO_FISICA_1,ID_HISTORIA_1,ID_MATEMATICA_1} =&gt; {ID_GEOGRAFIA_1}</text:p>
          </table:table-cell>
          <table:table-cell office:value-type="string" calcext:value-type="string">
            <text:p>0.405065801858498</text:p>
          </table:table-cell>
          <table:table-cell office:value-type="string" calcext:value-type="string">
            <text:p>0.976348444081809</text:p>
          </table:table-cell>
          <table:table-cell office:value-type="string" calcext:value-type="string">
            <text:p>2.23805782883505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string" calcext:value-type="string">
            <text:p>{ID_DIA_SEMANA_SEXTA_1,ID_EDUCACAO_FISICA_1,ID_HISTORIA_1,ID_MATEMATICA_1} =&gt; {ID_GEOGRAFIA_1}</text:p>
          </table:table-cell>
          <table:table-cell office:value-type="string" calcext:value-type="string">
            <text:p>0.404412339239901</text:p>
          </table:table-cell>
          <table:table-cell office:value-type="string" calcext:value-type="string">
            <text:p>0.976330399301172</text:p>
          </table:table-cell>
          <table:table-cell office:value-type="string" calcext:value-type="string">
            <text:p>2.23801646525956</text:p>
          </table:table-cell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string" calcext:value-type="string">
            <text:p>{FK_COD_TIPO_TURMA_0,ID_DIA_SEMANA_SEXTA_1,ID_EDUCACAO_FISICA_1,ID_GEOGRAFIA_1,ID_LINGUA_LITERAT_PORTUGUESA_1,ID_MATEMATICA_1} =&gt; {ID_HISTORIA_1}</text:p>
          </table:table-cell>
          <table:table-cell office:value-type="string" calcext:value-type="string">
            <text:p>0.400915665095359</text:p>
          </table:table-cell>
          <table:table-cell office:value-type="string" calcext:value-type="string">
            <text:p>0.984114871954667</text:p>
          </table:table-cell>
          <table:table-cell office:value-type="string" calcext:value-type="string">
            <text:p>2.23778220975708</text:p>
          </table:table-cell>
        </table:table-row>
        <table:table-row table:style-name="ro1">
          <table:table-cell office:value-type="float" office:value="5573" calcext:value-type="float">
            <text:p>5573</text:p>
          </table:table-cell>
          <table:table-cell office:value-type="string" calcext:value-type="string">
            <text:p>{FK_COD_TIPO_TURMA_0,ID_EDUCACAO_FISICA_1,ID_GEOGRAFIA_1,ID_LINGUA_LITERAT_PORTUGUESA_1,ID_MATEMATICA_1} =&gt; {ID_HISTORIA_1}</text:p>
          </table:table-cell>
          <table:table-cell office:value-type="string" calcext:value-type="string">
            <text:p>0.401556145012924</text:p>
          </table:table-cell>
          <table:table-cell office:value-type="string" calcext:value-type="string">
            <text:p>0.98410327567972</text:p>
          </table:table-cell>
          <table:table-cell office:value-type="string" calcext:value-type="string">
            <text:p>2.23775584094739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string" calcext:value-type="string">
            <text:p>{ID_COZINHA_1,ID_HISTORIA_1,ID_LINGUA_LITERAT_PORTUGUESA_1,ID_MATEMATICA_1} =&gt; {ID_GEOGRAFIA_1}</text:p>
          </table:table-cell>
          <table:table-cell office:value-type="string" calcext:value-type="string">
            <text:p>0.402506767232913</text:p>
          </table:table-cell>
          <table:table-cell office:value-type="string" calcext:value-type="string">
            <text:p>0.976186852740407</text:p>
          </table:table-cell>
          <table:table-cell office:value-type="string" calcext:value-type="string">
            <text:p>2.23768741725823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string" calcext:value-type="string">
            <text:p>{ID_COZINHA_1,ID_DIA_SEMANA_SEXTA_1,ID_HISTORIA_1,ID_LINGUA_LITERAT_PORTUGUESA_1,ID_MATEMATICA_1} =&gt; {ID_GEOGRAFIA_1}</text:p>
          </table:table-cell>
          <table:table-cell office:value-type="string" calcext:value-type="string">
            <text:p>0.401292163425279</text:p>
          </table:table-cell>
          <table:table-cell office:value-type="string" calcext:value-type="string">
            <text:p>0.976184432768293</text:p>
          </table:table-cell>
          <table:table-cell office:value-type="string" calcext:value-type="string">
            <text:p>2.23768187001988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string" calcext:value-type="string">
            <text:p>{ID_DIA_SEMANA_SEXTA_1,ID_EDUCACAO_FISICA_1,ID_GEOGRAFIA_1,ID_LINGUA_LITERAT_PORTUGUESA_1,ID_MATEMATICA_1} =&gt; {ID_HISTORIA_1}</text:p>
          </table:table-cell>
          <table:table-cell office:value-type="string" calcext:value-type="string">
            <text:p>0.401886482628064</text:p>
          </table:table-cell>
          <table:table-cell office:value-type="string" calcext:value-type="string">
            <text:p>0.983996218476018</text:p>
          </table:table-cell>
          <table:table-cell office:value-type="string" calcext:value-type="string">
            <text:p>2.23751240320176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string" calcext:value-type="string">
            <text:p>{ID_EDUCACAO_FISICA_1,ID_GEOGRAFIA_1,ID_LINGUA_LITERAT_PORTUGUESA_1,ID_MATEMATICA_1} =&gt; {ID_HISTORIA_1}</text:p>
          </table:table-cell>
          <table:table-cell office:value-type="string" calcext:value-type="string">
            <text:p>0.402526962545629</text:p>
          </table:table-cell>
          <table:table-cell office:value-type="string" calcext:value-type="string">
            <text:p>0.983984841726158</text:p>
          </table:table-cell>
          <table:table-cell office:value-type="string" calcext:value-type="string">
            <text:p>2.23748653357092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string" calcext:value-type="string">
            <text:p>{FK_COD_TIPO_TURMA_0,ID_DIA_SEMANA_SEXTA_1,ID_EDUCACAO_FISICA_1,ID_GEOGRAFIA_1,ID_LINGUA_LITERAT_PORTUGUESA_1} =&gt; {ID_HISTORIA_1}</text:p>
          </table:table-cell>
          <table:table-cell office:value-type="string" calcext:value-type="string">
            <text:p>0.402762814947705</text:p>
          </table:table-cell>
          <table:table-cell office:value-type="string" calcext:value-type="string">
            <text:p>0.983220773397393</text:p>
          </table:table-cell>
          <table:table-cell office:value-type="string" calcext:value-type="string">
            <text:p>2.2357491159565</text:p>
          </table:table-cell>
        </table:table-row>
        <table:table-row table:style-name="ro1">
          <table:table-cell office:value-type="float" office:value="5591" calcext:value-type="float">
            <text:p>5591</text:p>
          </table:table-cell>
          <table:table-cell office:value-type="string" calcext:value-type="string">
            <text:p>{FK_COD_TIPO_TURMA_0,ID_DIA_SEMANA_SEXTA_1,ID_EDUCACAO_FISICA_1,ID_GEOGRAFIA_1,ID_MATEMATICA_1} =&gt; {ID_HISTORIA_1}</text:p>
          </table:table-cell>
          <table:table-cell office:value-type="string" calcext:value-type="string">
            <text:p>0.40341243084007</text:p>
          </table:table-cell>
          <table:table-cell office:value-type="string" calcext:value-type="string">
            <text:p>0.983208162648255</text:p>
          </table:table-cell>
          <table:table-cell office:value-type="string" calcext:value-type="string">
            <text:p>2.23572044033043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string" calcext:value-type="string">
            <text:p>{FK_COD_TIPO_TURMA_0,ID_EDUCACAO_FISICA_1,ID_GEOGRAFIA_1,ID_LINGUA_LITERAT_PORTUGUESA_1} =&gt; {ID_HISTORIA_1}</text:p>
          </table:table-cell>
          <table:table-cell office:value-type="string" calcext:value-type="string">
            <text:p>0.40340329486527</text:p>
          </table:table-cell>
          <table:table-cell office:value-type="string" calcext:value-type="string">
            <text:p>0.983205484220093</text:p>
          </table:table-cell>
          <table:table-cell office:value-type="string" calcext:value-type="string">
            <text:p>2.23571434984337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{FK_COD_TIPO_TURMA_0,ID_EDUCACAO_FISICA_1,ID_GEOGRAFIA_1,ID_MATEMATICA_1} =&gt; {ID_HISTORIA_1}</text:p>
          </table:table-cell>
          <table:table-cell office:value-type="string" calcext:value-type="string">
            <text:p>0.404065893458666</text:p>
          </table:table-cell>
          <table:table-cell office:value-type="string" calcext:value-type="string">
            <text:p>0.98318597220321</text:p>
          </table:table-cell>
          <table:table-cell office:value-type="string" calcext:value-type="string">
            <text:p>2.23566998140072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string" calcext:value-type="string">
            <text:p>{ID_DIA_SEMANA_SEXTA_1,ID_EDUCACAO_FISICA_1,ID_GEOGRAFIA_1,ID_LINGUA_LITERAT_PORTUGUESA_1} =&gt; {ID_HISTORIA_1}</text:p>
          </table:table-cell>
          <table:table-cell office:value-type="string" calcext:value-type="string">
            <text:p>0.403758876621305</text:p>
          </table:table-cell>
          <table:table-cell office:value-type="string" calcext:value-type="string">
            <text:p>0.983106063178254</text:p>
          </table:table-cell>
          <table:table-cell office:value-type="string" calcext:value-type="string">
            <text:p>2.23548827599261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{ID_EDUCACAO_FISICA_1,ID_GEOGRAFIA_1,ID_LINGUA_LITERAT_PORTUGUESA_1} =&gt; {ID_HISTORIA_1}</text:p>
          </table:table-cell>
          <table:table-cell office:value-type="string" calcext:value-type="string">
            <text:p>0.40439935653887</text:p>
          </table:table-cell>
          <table:table-cell office:value-type="string" calcext:value-type="string">
            <text:p>0.983090996866127</text:p>
          </table:table-cell>
          <table:table-cell office:value-type="string" calcext:value-type="string">
            <text:p>2.23545401665337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string" calcext:value-type="string">
            <text:p>{ID_DIA_SEMANA_SEXTA_1,ID_EDUCACAO_FISICA_1,ID_GEOGRAFIA_1,ID_MATEMATICA_1} =&gt; {ID_HISTORIA_1}</text:p>
          </table:table-cell>
          <table:table-cell office:value-type="string" calcext:value-type="string">
            <text:p>0.404412339239901</text:p>
          </table:table-cell>
          <table:table-cell office:value-type="string" calcext:value-type="string">
            <text:p>0.983042120900789</text:p>
          </table:table-cell>
          <table:table-cell office:value-type="string" calcext:value-type="string">
            <text:p>2.23534287742681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{ID_EDUCACAO_FISICA_1,ID_GEOGRAFIA_1,ID_MATEMATICA_1} =&gt; {ID_HISTORIA_1}</text:p>
          </table:table-cell>
          <table:table-cell office:value-type="string" calcext:value-type="string">
            <text:p>0.405065801858498</text:p>
          </table:table-cell>
          <table:table-cell office:value-type="string" calcext:value-type="string">
            <text:p>0.98302026051315</text:p>
          </table:table-cell>
          <table:table-cell office:value-type="string" calcext:value-type="string">
            <text:p>2.23529316901578</text:p>
          </table:table-cell>
        </table:table-row>
        <table:table-row table:style-name="ro1">
          <table:table-cell office:value-type="float" office:value="6125" calcext:value-type="float">
            <text:p>6125</text:p>
          </table:table-cell>
          <table:table-cell office:value-type="string" calcext:value-type="string">
            <text:p>{FK_COD_TIPO_TURMA_0,ID_COZINHA_1,ID_DIA_SEMANA_SEXTA_1,ID_GEOGRAFIA_1,ID_LINGUA_LITERAT_PORTUGUESA_1,ID_MATEMATICA_1} =&gt; {ID_HISTORIA_1}</text:p>
          </table:table-cell>
          <table:table-cell office:value-type="string" calcext:value-type="string">
            <text:p>0.400333366912048</text:p>
          </table:table-cell>
          <table:table-cell office:value-type="string" calcext:value-type="string">
            <text:p>0.983012714931218</text:p>
          </table:table-cell>
          <table:table-cell office:value-type="string" calcext:value-type="string">
            <text:p>2.23527601109093</text:p>
          </table:table-cell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string" calcext:value-type="string">
            <text:p>{FK_COD_TIPO_TURMA_0,ID_COZINHA_1,ID_GEOGRAFIA_1,ID_LINGUA_LITERAT_PORTUGUESA_1,ID_MATEMATICA_1} =&gt; {ID_HISTORIA_1}</text:p>
          </table:table-cell>
          <table:table-cell office:value-type="string" calcext:value-type="string">
            <text:p>0.401533545496313</text:p>
          </table:table-cell>
          <table:table-cell office:value-type="string" calcext:value-type="string">
            <text:p>0.983004190094567</text:p>
          </table:table-cell>
          <table:table-cell office:value-type="string" calcext:value-type="string">
            <text:p>2.2352566264354</text:p>
          </table:table-cell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string" calcext:value-type="string">
            <text:p>{ID_COZINHA_1,ID_DIA_SEMANA_SEXTA_1,ID_GEOGRAFIA_1,ID_LINGUA_LITERAT_PORTUGUESA_1,ID_MATEMATICA_1} =&gt; {ID_HISTORIA_1}</text:p>
          </table:table-cell>
          <table:table-cell office:value-type="string" calcext:value-type="string">
            <text:p>0.401292163425279</text:p>
          </table:table-cell>
          <table:table-cell office:value-type="string" calcext:value-type="string">
            <text:p>0.982793299378809</text:p>
          </table:table-cell>
          <table:table-cell office:value-type="string" calcext:value-type="string">
            <text:p>2.23477708130772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string" calcext:value-type="string">
            <text:p>{ID_COZINHA_1,ID_GEOGRAFIA_1,ID_LINGUA_LITERAT_PORTUGUESA_1,ID_MATEMATICA_1} =&gt; {ID_HISTORIA_1}</text:p>
          </table:table-cell>
          <table:table-cell office:value-type="string" calcext:value-type="string">
            <text:p>0.402506767232913</text:p>
          </table:table-cell>
          <table:table-cell office:value-type="string" calcext:value-type="string">
            <text:p>0.982786059079438</text:p>
          </table:table-cell>
          <table:table-cell office:value-type="string" calcext:value-type="string">
            <text:p>2.23476061756594</text:p>
          </table:table-cell>
        </table:table-row>
        <table:table-row table:style-name="ro1">
          <table:table-cell office:value-type="float" office:value="5622" calcext:value-type="float">
            <text:p>5622</text:p>
          </table:table-cell>
          <table:table-cell office:value-type="string" calcext:value-type="string">
            <text:p>{FK_COD_TIPO_TURMA_0,ID_COZINHA_1,ID_DIA_SEMANA_SEXTA_1,ID_HISTORIA_1,ID_MATEMATICA_1} =&gt; {ID_GEOGRAFIA_1}</text:p>
          </table:table-cell>
          <table:table-cell office:value-type="string" calcext:value-type="string">
            <text:p>0.40350883941625</text:p>
          </table:table-cell>
          <table:table-cell office:value-type="string" calcext:value-type="string">
            <text:p>0.974883639339749</text:p>
          </table:table-cell>
          <table:table-cell office:value-type="string" calcext:value-type="string">
            <text:p>2.23470009549656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string" calcext:value-type="string">
            <text:p>{FK_COD_TIPO_TURMA_0,ID_COZINHA_1,ID_HISTORIA_1,ID_MATEMATICA_1} =&gt; {ID_GEOGRAFIA_1}</text:p>
          </table:table-cell>
          <table:table-cell office:value-type="string" calcext:value-type="string">
            <text:p>0.404734742982189</text:p>
          </table:table-cell>
          <table:table-cell office:value-type="string" calcext:value-type="string">
            <text:p>0.974524357812133</text:p>
          </table:table-cell>
          <table:table-cell office:value-type="string" calcext:value-type="string">
            <text:p>2.23387652391152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string" calcext:value-type="string">
            <text:p>{ID_COZINHA_1,ID_DIA_SEMANA_SEXTA_1,ID_HISTORIA_1,ID_MATEMATICA_1} =&gt; {ID_GEOGRAFIA_1}</text:p>
          </table:table-cell>
          <table:table-cell office:value-type="string" calcext:value-type="string">
            <text:p>0.404537117422039</text:p>
          </table:table-cell>
          <table:table-cell office:value-type="string" calcext:value-type="string">
            <text:p>0.974523517732994</text:p>
          </table:table-cell>
          <table:table-cell office:value-type="string" calcext:value-type="string">
            <text:p>2.23387459822024</text:p>
          </table:table-cell>
        </table:table-row>
        <table:table-row table:style-name="ro1">
          <table:table-cell office:value-type="float" office:value="5598" calcext:value-type="float">
            <text:p>5598</text:p>
          </table:table-cell>
          <table:table-cell office:value-type="string" calcext:value-type="string">
            <text:p>{FK_COD_TIPO_TURMA_0,ID_DIA_SEMANA_SEXTA_1,ID_HISTORIA_1,ID_LINGUA_LITERAT_PORTUGUESA_1,ID_MATEMATICA_1} =&gt; {ID_GEOGRAFIA_1}</text:p>
          </table:table-cell>
          <table:table-cell office:value-type="string" calcext:value-type="string">
            <text:p>0.410752224910389</text:p>
          </table:table-cell>
          <table:table-cell office:value-type="string" calcext:value-type="string">
            <text:p>0.974462269763165</text:p>
          </table:table-cell>
          <table:table-cell office:value-type="string" calcext:value-type="string">
            <text:p>2.2337342011118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string" calcext:value-type="string">
            <text:p>{FK_COD_TIPO_TURMA_0,ID_HISTORIA_1,ID_LINGUA_LITERAT_PORTUGUESA_1,ID_MATEMATICA_1} =&gt; {ID_GEOGRAFIA_1}</text:p>
          </table:table-cell>
          <table:table-cell office:value-type="string" calcext:value-type="string">
            <text:p>0.411989428234634</text:p>
          </table:table-cell>
          <table:table-cell office:value-type="string" calcext:value-type="string">
            <text:p>0.974461638720045</text:p>
          </table:table-cell>
          <table:table-cell office:value-type="string" calcext:value-type="string">
            <text:p>2.23373275458827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{ID_COZINHA_1,ID_HISTORIA_1,ID_MATEMATICA_1} =&gt; {ID_GEOGRAFIA_1}</text:p>
          </table:table-cell>
          <table:table-cell office:value-type="string" calcext:value-type="string">
            <text:p>0.405777446211347</text:p>
          </table:table-cell>
          <table:table-cell office:value-type="string" calcext:value-type="string">
            <text:p>0.974167392480054</text:p>
          </table:table-cell>
          <table:table-cell office:value-type="string" calcext:value-type="string">
            <text:p>2.23305826168053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{ID_HISTORIA_1,ID_LINGUA_LITERAT_PORTUGUESA_1,ID_MATEMATICA_1} =&gt; {ID_GEOGRAFIA_1}</text:p>
          </table:table-cell>
          <table:table-cell office:value-type="string" calcext:value-type="string">
            <text:p>0.413203310781099</text:p>
          </table:table-cell>
          <table:table-cell office:value-type="string" calcext:value-type="string">
            <text:p>0.974144781515015</text:p>
          </table:table-cell>
          <table:table-cell office:value-type="string" calcext:value-type="string">
            <text:p>2.23300643116077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string" calcext:value-type="string">
            <text:p>{ID_DIA_SEMANA_SEXTA_1,ID_HISTORIA_1,ID_LINGUA_LITERAT_PORTUGUESA_1,ID_MATEMATICA_1} =&gt; {ID_GEOGRAFIA_1}</text:p>
          </table:table-cell>
          <table:table-cell office:value-type="string" calcext:value-type="string">
            <text:p>0.411951682233486</text:p>
          </table:table-cell>
          <table:table-cell office:value-type="string" calcext:value-type="string">
            <text:p>0.974143577055324</text:p>
          </table:table-cell>
          <table:table-cell office:value-type="string" calcext:value-type="string">
            <text:p>2.23300367020954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string" calcext:value-type="string">
            <text:p>{FK_COD_TIPO_TURMA_0,ID_DIA_SEMANA_SEXTA_1,ID_EDUCACAO_FISICA_1,ID_GEOGRAFIA_1} =&gt; {ID_HISTORIA_1}</text:p>
          </table:table-cell>
          <table:table-cell office:value-type="string" calcext:value-type="string">
            <text:p>0.405943817120865</text:p>
          </table:table-cell>
          <table:table-cell office:value-type="string" calcext:value-type="string">
            <text:p>0.98169262943447</text:p>
          </table:table-cell>
          <table:table-cell office:value-type="string" calcext:value-type="string">
            <text:p>2.2322742641159</text:p>
          </table:table-cell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string" calcext:value-type="string">
            <text:p>{FK_COD_TIPO_TURMA_0,ID_DIA_SEMANA_SEXTA_1,ID_GEOGRAFIA_1,ID_LINGUA_LITERAT_PORTUGUESA_1,ID_MATEMATICA_1} =&gt; {ID_HISTORIA_1}</text:p>
          </table:table-cell>
          <table:table-cell office:value-type="string" calcext:value-type="string">
            <text:p>0.410752224910389</text:p>
          </table:table-cell>
          <table:table-cell office:value-type="string" calcext:value-type="string">
            <text:p>0.981587143634413</text:p>
          </table:table-cell>
          <table:table-cell office:value-type="string" calcext:value-type="string">
            <text:p>2.23203439959045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{FK_COD_TIPO_TURMA_0,ID_EDUCACAO_FISICA_1,ID_GEOGRAFIA_1} =&gt; {ID_HISTORIA_1}</text:p>
          </table:table-cell>
          <table:table-cell office:value-type="string" calcext:value-type="string">
            <text:p>0.40660689655504</text:p>
          </table:table-cell>
          <table:table-cell office:value-type="string" calcext:value-type="string">
            <text:p>0.981580632036908</text:p>
          </table:table-cell>
          <table:table-cell office:value-type="string" calcext:value-type="string">
            <text:p>2.23201959284637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string" calcext:value-type="string">
            <text:p>{FK_COD_TIPO_TURMA_0,ID_GEOGRAFIA_1,ID_LINGUA_LITERAT_PORTUGUESA_1,ID_MATEMATICA_1} =&gt; {ID_HISTORIA_1}</text:p>
          </table:table-cell>
          <table:table-cell office:value-type="string" calcext:value-type="string">
            <text:p>0.411989428234634</text:p>
          </table:table-cell>
          <table:table-cell office:value-type="string" calcext:value-type="string">
            <text:p>0.981575071873029</text:p>
          </table:table-cell>
          <table:table-cell office:value-type="string" calcext:value-type="string">
            <text:p>2.2320069495705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{ID_DIA_SEMANA_SEXTA_1,ID_EDUCACAO_FISICA_1,ID_GEOGRAFIA_1} =&gt; {ID_HISTORIA_1}</text:p>
          </table:table-cell>
          <table:table-cell office:value-type="string" calcext:value-type="string">
            <text:p>0.406994935063655</text:p>
          </table:table-cell>
          <table:table-cell office:value-type="string" calcext:value-type="string">
            <text:p>0.981493721467144</text:p>
          </table:table-cell>
          <table:table-cell office:value-type="string" calcext:value-type="string">
            <text:p>2.2318219666013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string" calcext:value-type="string">
            <text:p>{ID_DIA_SEMANA_SEXTA_1,ID_GEOGRAFIA_1,ID_LINGUA_LITERAT_PORTUGUESA_1,ID_MATEMATICA_1} =&gt; {ID_HISTORIA_1}</text:p>
          </table:table-cell>
          <table:table-cell office:value-type="string" calcext:value-type="string">
            <text:p>0.411951682233486</text:p>
          </table:table-cell>
          <table:table-cell office:value-type="string" calcext:value-type="string">
            <text:p>0.981387889756925</text:p>
          </table:table-cell>
          <table:table-cell office:value-type="string" calcext:value-type="string">
            <text:p>2.23158131550953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{ID_GEOGRAFIA_1,ID_LINGUA_LITERAT_PORTUGUESA_1,ID_MATEMATICA_1} =&gt; {ID_HISTORIA_1}</text:p>
          </table:table-cell>
          <table:table-cell office:value-type="string" calcext:value-type="string">
            <text:p>0.413203310781099</text:p>
          </table:table-cell>
          <table:table-cell office:value-type="string" calcext:value-type="string">
            <text:p>0.981377092464729</text:p>
          </table:table-cell>
          <table:table-cell office:value-type="string" calcext:value-type="string">
            <text:p>2.2315567635094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{ID_EDUCACAO_FISICA_1,ID_GEOGRAFIA_1} =&gt; {ID_HISTORIA_1}</text:p>
          </table:table-cell>
          <table:table-cell office:value-type="string" calcext:value-type="string">
            <text:p>0.40765801449783</text:p>
          </table:table-cell>
          <table:table-cell office:value-type="string" calcext:value-type="string">
            <text:p>0.981366477601574</text:p>
          </table:table-cell>
          <table:table-cell office:value-type="string" calcext:value-type="string">
            <text:p>2.23153262633545</text:p>
          </table:table-cell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string" calcext:value-type="string">
            <text:p>{FK_COD_TIPO_TURMA_0,ID_COZINHA_1,ID_DIA_SEMANA_SEXTA_1,ID_GEOGRAFIA_1,ID_LINGUA_LITERAT_PORTUGUESA_1} =&gt; {ID_HISTORIA_1}</text:p>
          </table:table-cell>
          <table:table-cell office:value-type="string" calcext:value-type="string">
            <text:p>0.402342560106901</text:p>
          </table:table-cell>
          <table:table-cell office:value-type="string" calcext:value-type="string">
            <text:p>0.981170970402982</text:p>
          </table:table-cell>
          <table:table-cell office:value-type="string" calcext:value-type="string">
            <text:p>2.23108806184064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string" calcext:value-type="string">
            <text:p>{ID_COZINHA_1,ID_DIA_SEMANA_SEXTA_1,ID_GEOGRAFIA_1,ID_LINGUA_LITERAT_PORTUGUESA_1} =&gt; {ID_HISTORIA_1}</text:p>
          </table:table-cell>
          <table:table-cell office:value-type="string" calcext:value-type="string">
            <text:p>0.403331168748427</text:p>
          </table:table-cell>
          <table:table-cell office:value-type="string" calcext:value-type="string">
            <text:p>0.980868593118634</text:p>
          </table:table-cell>
          <table:table-cell office:value-type="string" calcext:value-type="string">
            <text:p>2.23040048508834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string" calcext:value-type="string">
            <text:p>{FK_COD_TIPO_TURMA_0,ID_COZINHA_1,ID_GEOGRAFIA_1,ID_LINGUA_LITERAT_PORTUGUESA_1} =&gt; {ID_HISTORIA_1}</text:p>
          </table:table-cell>
          <table:table-cell office:value-type="string" calcext:value-type="string">
            <text:p>0.403553798029082</text:p>
          </table:table-cell>
          <table:table-cell office:value-type="string" calcext:value-type="string">
            <text:p>0.980773489443679</text:p>
          </table:table-cell>
          <table:table-cell office:value-type="string" calcext:value-type="string">
            <text:p>2.23018422851305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string" calcext:value-type="string">
            <text:p>{FK_COD_TIPO_TURMA_0,ID_DIA_SEMANA_SEXTA_1,ID_HISTORIA_1,ID_MATEMATICA_1} =&gt; {ID_GEOGRAFIA_1}</text:p>
          </table:table-cell>
          <table:table-cell office:value-type="string" calcext:value-type="string">
            <text:p>0.41400150647416</text:p>
          </table:table-cell>
          <table:table-cell office:value-type="string" calcext:value-type="string">
            <text:p>0.972824591702244</text:p>
          </table:table-cell>
          <table:table-cell office:value-type="string" calcext:value-type="string">
            <text:p>2.22998019481664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{ID_COZINHA_1,ID_GEOGRAFIA_1,ID_LINGUA_LITERAT_PORTUGUESA_1} =&gt; {ID_HISTORIA_1}</text:p>
          </table:table-cell>
          <table:table-cell office:value-type="string" calcext:value-type="string">
            <text:p>0.404556831893977</text:p>
          </table:table-cell>
          <table:table-cell office:value-type="string" calcext:value-type="string">
            <text:p>0.980473914429236</text:p>
          </table:table-cell>
          <table:table-cell office:value-type="string" calcext:value-type="string">
            <text:p>2.22950302385198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{ID_DIA_SEMANA_SEXTA_1,ID_HISTORIA_1,ID_MATEMATICA_1} =&gt; {ID_GEOGRAFIA_1}</text:p>
          </table:table-cell>
          <table:table-cell office:value-type="string" calcext:value-type="string">
            <text:p>0.415270445289816</text:p>
          </table:table-cell>
          <table:table-cell office:value-type="string" calcext:value-type="string">
            <text:p>0.972479770829908</text:p>
          </table:table-cell>
          <table:table-cell office:value-type="string" calcext:value-type="string">
            <text:p>2.22918977101092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{FK_COD_TIPO_TURMA_0,ID_HISTORIA_1,ID_MATEMATICA_1} =&gt; {ID_GEOGRAFIA_1}</text:p>
          </table:table-cell>
          <table:table-cell office:value-type="string" calcext:value-type="string">
            <text:p>0.4152685219267</text:p>
          </table:table-cell>
          <table:table-cell office:value-type="string" calcext:value-type="string">
            <text:p>0.972456651401714</text:p>
          </table:table-cell>
          <table:table-cell office:value-type="string" calcext:value-type="string">
            <text:p>2.2291367749544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{ID_HISTORIA_1,ID_MATEMATICA_1} =&gt; {ID_GEOGRAFIA_1}</text:p>
          </table:table-cell>
          <table:table-cell office:value-type="string" calcext:value-type="string">
            <text:p>0.416551885965724</text:p>
          </table:table-cell>
          <table:table-cell office:value-type="string" calcext:value-type="string">
            <text:p>0.972115197410981</text:p>
          </table:table-cell>
          <table:table-cell office:value-type="string" calcext:value-type="string">
            <text:p>2.22835406896278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string" calcext:value-type="string">
            <text:p>{FK_COD_TIPO_TURMA_0,ID_DIA_SEMANA_SEXTA_1,ID_GEOGRAFIA_1,ID_LINGUA_LITERAT_PORTUGUESA_1} =&gt; {ID_HISTORIA_1}</text:p>
          </table:table-cell>
          <table:table-cell office:value-type="string" calcext:value-type="string">
            <text:p>0.412923942288528</text:p>
          </table:table-cell>
          <table:table-cell office:value-type="string" calcext:value-type="string">
            <text:p>0.979811694475884</text:p>
          </table:table-cell>
          <table:table-cell office:value-type="string" calcext:value-type="string">
            <text:p>2.22799719961054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{ID_DIA_SEMANA_SEXTA_1,ID_GEOGRAFIA_1,ID_LINGUA_LITERAT_PORTUGUESA_1} =&gt; {ID_HISTORIA_1}</text:p>
          </table:table-cell>
          <table:table-cell office:value-type="string" calcext:value-type="string">
            <text:p>0.41415753930693</text:p>
          </table:table-cell>
          <table:table-cell office:value-type="string" calcext:value-type="string">
            <text:p>0.979532966798644</text:p>
          </table:table-cell>
          <table:table-cell office:value-type="string" calcext:value-type="string">
            <text:p>2.2273633997816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{FK_COD_TIPO_TURMA_0,ID_GEOGRAFIA_1,ID_LINGUA_LITERAT_PORTUGUESA_1} =&gt; {ID_HISTORIA_1}</text:p>
          </table:table-cell>
          <table:table-cell office:value-type="string" calcext:value-type="string">
            <text:p>0.414172204950689</text:p>
          </table:table-cell>
          <table:table-cell office:value-type="string" calcext:value-type="string">
            <text:p>0.979412273041517</text:p>
          </table:table-cell>
          <table:table-cell office:value-type="string" calcext:value-type="string">
            <text:p>2.2270889538299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{ID_GEOGRAFIA_1,ID_LINGUA_LITERAT_PORTUGUESA_1} =&gt; {ID_HISTORIA_1}</text:p>
          </table:table-cell>
          <table:table-cell office:value-type="string" calcext:value-type="string">
            <text:p>0.41542022719246</text:p>
          </table:table-cell>
          <table:table-cell office:value-type="string" calcext:value-type="string">
            <text:p>0.97913650352551</text:p>
          </table:table-cell>
          <table:table-cell office:value-type="string" calcext:value-type="string">
            <text:p>2.22646188057412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string" calcext:value-type="string">
            <text:p>{FK_COD_TIPO_TURMA_0,ID_EDUCACAO_FISICA_1,ID_HISTORIA_1,ID_LINGUA_LITERAT_PORTUGUESA_1} =&gt; {ID_GEOGRAFIA_1}</text:p>
          </table:table-cell>
          <table:table-cell office:value-type="string" calcext:value-type="string">
            <text:p>0.40340329486527</text:p>
          </table:table-cell>
          <table:table-cell office:value-type="string" calcext:value-type="string">
            <text:p>0.965077575670429</text:p>
          </table:table-cell>
          <table:table-cell office:value-type="string" calcext:value-type="string">
            <text:p>2.21222191396392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  <table:table-cell office:value-type="string" calcext:value-type="string">
            <text:p>{FK_COD_TIPO_TURMA_0,ID_DIA_SEMANA_SEXTA_1,ID_EDUCACAO_FISICA_1,ID_HISTORIA_1,ID_LINGUA_LITERAT_PORTUGUESA_1} =&gt; {ID_GEOGRAFIA_1}</text:p>
          </table:table-cell>
          <table:table-cell office:value-type="string" calcext:value-type="string">
            <text:p>0.402762814947705</text:p>
          </table:table-cell>
          <table:table-cell office:value-type="string" calcext:value-type="string">
            <text:p>0.965069569941223</text:p>
          </table:table-cell>
          <table:table-cell office:value-type="string" calcext:value-type="string">
            <text:p>2.21220356264167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{ID_EDUCACAO_FISICA_1,ID_HISTORIA_1,ID_LINGUA_LITERAT_PORTUGUESA_1} =&gt; {ID_GEOGRAFIA_1}</text:p>
          </table:table-cell>
          <table:table-cell office:value-type="string" calcext:value-type="string">
            <text:p>0.40439935653887</text:p>
          </table:table-cell>
          <table:table-cell office:value-type="string" calcext:value-type="string">
            <text:p>0.964928051363364</text:p>
          </table:table-cell>
          <table:table-cell office:value-type="string" calcext:value-type="string">
            <text:p>2.21187916333216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string" calcext:value-type="string">
            <text:p>{ID_DIA_SEMANA_SEXTA_1,ID_EDUCACAO_FISICA_1,ID_HISTORIA_1,ID_LINGUA_LITERAT_PORTUGUESA_1} =&gt; {ID_GEOGRAFIA_1}</text:p>
          </table:table-cell>
          <table:table-cell office:value-type="string" calcext:value-type="string">
            <text:p>0.403758876621305</text:p>
          </table:table-cell>
          <table:table-cell office:value-type="string" calcext:value-type="string">
            <text:p>0.96491983070967</text:p>
          </table:table-cell>
          <table:table-cell office:value-type="string" calcext:value-type="string">
            <text:p>2.21186031934417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string" calcext:value-type="string">
            <text:p>{FK_COD_TIPO_TURMA_0,ID_COZINHA_1,ID_DIA_SEMANA_SEXTA_1,ID_HISTORIA_1,ID_LINGUA_LITERAT_PORTUGUESA_1} =&gt; {ID_GEOGRAFIA_1}</text:p>
          </table:table-cell>
          <table:table-cell office:value-type="string" calcext:value-type="string">
            <text:p>0.402342560106901</text:p>
          </table:table-cell>
          <table:table-cell office:value-type="string" calcext:value-type="string">
            <text:p>0.963662883601799</text:p>
          </table:table-cell>
          <table:table-cell office:value-type="string" calcext:value-type="string">
            <text:p>2.20897905258715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string" calcext:value-type="string">
            <text:p>{FK_COD_TIPO_TURMA_0,ID_DIA_SEMANA_SEXTA_1,ID_EDUCACAO_FISICA_1,ID_HISTORIA_1} =&gt; {ID_GEOGRAFIA_1}</text:p>
          </table:table-cell>
          <table:table-cell office:value-type="string" calcext:value-type="string">
            <text:p>0.405943817120865</text:p>
          </table:table-cell>
          <table:table-cell office:value-type="string" calcext:value-type="string">
            <text:p>0.963526404780668</text:p>
          </table:table-cell>
          <table:table-cell office:value-type="string" calcext:value-type="string">
            <text:p>2.20866620577927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{FK_COD_TIPO_TURMA_0,ID_EDUCACAO_FISICA_1,ID_HISTORIA_1} =&gt; {ID_GEOGRAFIA_1}</text:p>
          </table:table-cell>
          <table:table-cell office:value-type="string" calcext:value-type="string">
            <text:p>0.40660689655504</text:p>
          </table:table-cell>
          <table:table-cell office:value-type="string" calcext:value-type="string">
            <text:p>0.963366910769539</text:p>
          </table:table-cell>
          <table:table-cell office:value-type="string" calcext:value-type="string">
            <text:p>2.20830060185741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{ID_DIA_SEMANA_SEXTA_1,ID_EDUCACAO_FISICA_1,ID_HISTORIA_1} =&gt; {ID_GEOGRAFIA_1}</text:p>
          </table:table-cell>
          <table:table-cell office:value-type="string" calcext:value-type="string">
            <text:p>0.406994935063655</text:p>
          </table:table-cell>
          <table:table-cell office:value-type="string" calcext:value-type="string">
            <text:p>0.963364922949449</text:p>
          </table:table-cell>
          <table:table-cell office:value-type="string" calcext:value-type="string">
            <text:p>2.20829604522976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string" calcext:value-type="string">
            <text:p>{ID_COZINHA_1,ID_DIA_SEMANA_SEXTA_1,ID_HISTORIA_1,ID_LINGUA_LITERAT_PORTUGUESA_1} =&gt; {ID_GEOGRAFIA_1}</text:p>
          </table:table-cell>
          <table:table-cell office:value-type="string" calcext:value-type="string">
            <text:p>0.403331168748427</text:p>
          </table:table-cell>
          <table:table-cell office:value-type="string" calcext:value-type="string">
            <text:p>0.963299364981111</text:p>
          </table:table-cell>
          <table:table-cell office:value-type="string" calcext:value-type="string">
            <text:p>2.20814576842524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string" calcext:value-type="string">
            <text:p>{FK_COD_TIPO_TURMA_0,ID_COZINHA_1,ID_HISTORIA_1,ID_LINGUA_LITERAT_PORTUGUESA_1} =&gt; {ID_GEOGRAFIA_1}</text:p>
          </table:table-cell>
          <table:table-cell office:value-type="string" calcext:value-type="string">
            <text:p>0.403553798029082</text:p>
          </table:table-cell>
          <table:table-cell office:value-type="string" calcext:value-type="string">
            <text:p>0.963248661751338</text:p>
          </table:table-cell>
          <table:table-cell office:value-type="string" calcext:value-type="string">
            <text:p>2.2080295427467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{ID_EDUCACAO_FISICA_1,ID_HISTORIA_1} =&gt; {ID_GEOGRAFIA_1}</text:p>
          </table:table-cell>
          <table:table-cell office:value-type="string" calcext:value-type="string">
            <text:p>0.40765801449783</text:p>
          </table:table-cell>
          <table:table-cell office:value-type="string" calcext:value-type="string">
            <text:p>0.963190835739978</text:p>
          </table:table-cell>
          <table:table-cell office:value-type="string" calcext:value-type="string">
            <text:p>2.20789698970362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{ID_COZINHA_1,ID_HISTORIA_1,ID_LINGUA_LITERAT_PORTUGUESA_1} =&gt; {ID_GEOGRAFIA_1}</text:p>
          </table:table-cell>
          <table:table-cell office:value-type="string" calcext:value-type="string">
            <text:p>0.404556831893977</text:p>
          </table:table-cell>
          <table:table-cell office:value-type="string" calcext:value-type="string">
            <text:p>0.962875053287823</text:p>
          </table:table-cell>
          <table:table-cell office:value-type="string" calcext:value-type="string">
            <text:p>2.20717312990383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string" calcext:value-type="string">
            <text:p>{FK_COD_TIPO_TURMA_0,ID_COZINHA_1,ID_DIA_SEMANA_SEXTA_1,ID_GEOGRAFIA_1,ID_MATEMATICA_1} =&gt; {ID_HISTORIA_1}</text:p>
          </table:table-cell>
          <table:table-cell office:value-type="string" calcext:value-type="string">
            <text:p>0.40350883941625</text:p>
          </table:table-cell>
          <table:table-cell office:value-type="string" calcext:value-type="string">
            <text:p>0.970009328196468</text:p>
          </table:table-cell>
          <table:table-cell office:value-type="string" calcext:value-type="string">
            <text:p>2.20570756503766</text:p>
          </table:table-cell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string" calcext:value-type="string">
            <text:p>{ID_COZINHA_1,ID_DIA_SEMANA_SEXTA_1,ID_GEOGRAFIA_1,ID_MATEMATICA_1} =&gt; {ID_HISTORIA_1}</text:p>
          </table:table-cell>
          <table:table-cell office:value-type="string" calcext:value-type="string">
            <text:p>0.404537117422039</text:p>
          </table:table-cell>
          <table:table-cell office:value-type="string" calcext:value-type="string">
            <text:p>0.969757327828169</text:p>
          </table:table-cell>
          <table:table-cell office:value-type="string" calcext:value-type="string">
            <text:p>2.20513454052893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string" calcext:value-type="string">
            <text:p>{FK_COD_TIPO_TURMA_0,ID_COZINHA_1,ID_GEOGRAFIA_1,ID_MATEMATICA_1} =&gt; {ID_HISTORIA_1}</text:p>
          </table:table-cell>
          <table:table-cell office:value-type="string" calcext:value-type="string">
            <text:p>0.404734742982189</text:p>
          </table:table-cell>
          <table:table-cell office:value-type="string" calcext:value-type="string">
            <text:p>0.969636474015674</text:p>
          </table:table-cell>
          <table:table-cell office:value-type="string" calcext:value-type="string">
            <text:p>2.20485973062687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string" calcext:value-type="string">
            <text:p>{FK_COD_TIPO_TURMA_0,ID_DIA_SEMANA_SEXTA_1,ID_HISTORIA_1,ID_LINGUA_LITERAT_PORTUGUESA_1} =&gt; {ID_GEOGRAFIA_1}</text:p>
          </table:table-cell>
          <table:table-cell office:value-type="string" calcext:value-type="string">
            <text:p>0.412923942288528</text:p>
          </table:table-cell>
          <table:table-cell office:value-type="string" calcext:value-type="string">
            <text:p>0.961861191335841</text:p>
          </table:table-cell>
          <table:table-cell office:value-type="string" calcext:value-type="string">
            <text:p>2.20484908084865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{ID_COZINHA_1,ID_GEOGRAFIA_1,ID_MATEMATICA_1} =&gt; {ID_HISTORIA_1}</text:p>
          </table:table-cell>
          <table:table-cell office:value-type="string" calcext:value-type="string">
            <text:p>0.405777446211347</text:p>
          </table:table-cell>
          <table:table-cell office:value-type="string" calcext:value-type="string">
            <text:p>0.969387426898905</text:p>
          </table:table-cell>
          <table:table-cell office:value-type="string" calcext:value-type="string">
            <text:p>2.20429342152701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{ID_DIA_SEMANA_SEXTA_1,ID_HISTORIA_1,ID_LINGUA_LITERAT_PORTUGUESA_1} =&gt; {ID_GEOGRAFIA_1}</text:p>
          </table:table-cell>
          <table:table-cell office:value-type="string" calcext:value-type="string">
            <text:p>0.41415753930693</text:p>
          </table:table-cell>
          <table:table-cell office:value-type="string" calcext:value-type="string">
            <text:p>0.961518904252724</text:p>
          </table:table-cell>
          <table:table-cell office:value-type="string" calcext:value-type="string">
            <text:p>2.20406446518124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{FK_COD_TIPO_TURMA_0,ID_HISTORIA_1,ID_LINGUA_LITERAT_PORTUGUESA_1} =&gt; {ID_GEOGRAFIA_1}</text:p>
          </table:table-cell>
          <table:table-cell office:value-type="string" calcext:value-type="string">
            <text:p>0.414172204950689</text:p>
          </table:table-cell>
          <table:table-cell office:value-type="string" calcext:value-type="string">
            <text:p>0.961422013868542</text:p>
          </table:table-cell>
          <table:table-cell office:value-type="string" calcext:value-type="string">
            <text:p>2.20384236590493</text:p>
          </table:table-cell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string" calcext:value-type="string">
            <text:p>{FK_COD_TIPO_TURMA_0,ID_DIA_SEMANA_SEXTA_1,ID_GEOGRAFIA_1,ID_MATEMATICA_1} =&gt; {ID_HISTORIA_1}</text:p>
          </table:table-cell>
          <table:table-cell office:value-type="string" calcext:value-type="string">
            <text:p>0.41400150647416</text:p>
          </table:table-cell>
          <table:table-cell office:value-type="string" calcext:value-type="string">
            <text:p>0.968959358614954</text:p>
          </table:table-cell>
          <table:table-cell office:value-type="string" calcext:value-type="string">
            <text:p>2.2033200355761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{ID_HISTORIA_1,ID_LINGUA_LITERAT_PORTUGUESA_1} =&gt; {ID_GEOGRAFIA_1}</text:p>
          </table:table-cell>
          <table:table-cell office:value-type="string" calcext:value-type="string">
            <text:p>0.41542022719246</text:p>
          </table:table-cell>
          <table:table-cell office:value-type="string" calcext:value-type="string">
            <text:p>0.961070303835291</text:p>
          </table:table-cell>
          <table:table-cell office:value-type="string" calcext:value-type="string">
            <text:p>2.20303615025706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{ID_DIA_SEMANA_SEXTA_1,ID_GEOGRAFIA_1,ID_MATEMATICA_1} =&gt; {ID_HISTORIA_1}</text:p>
          </table:table-cell>
          <table:table-cell office:value-type="string" calcext:value-type="string">
            <text:p>0.415270445289816</text:p>
          </table:table-cell>
          <table:table-cell office:value-type="string" calcext:value-type="string">
            <text:p>0.968734418947681</text:p>
          </table:table-cell>
          <table:table-cell office:value-type="string" calcext:value-type="string">
            <text:p>2.20280854448905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{FK_COD_TIPO_TURMA_0,ID_GEOGRAFIA_1,ID_MATEMATICA_1} =&gt; {ID_HISTORIA_1}</text:p>
          </table:table-cell>
          <table:table-cell office:value-type="string" calcext:value-type="string">
            <text:p>0.4152685219267</text:p>
          </table:table-cell>
          <table:table-cell office:value-type="string" calcext:value-type="string">
            <text:p>0.968565880323016</text:p>
          </table:table-cell>
          <table:table-cell office:value-type="string" calcext:value-type="string">
            <text:p>2.2024253039277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{ID_GEOGRAFIA_1,ID_MATEMATICA_1} =&gt; {ID_HISTORIA_1}</text:p>
          </table:table-cell>
          <table:table-cell office:value-type="string" calcext:value-type="string">
            <text:p>0.416551885965724</text:p>
          </table:table-cell>
          <table:table-cell office:value-type="string" calcext:value-type="string">
            <text:p>0.968344066021401</text:p>
          </table:table-cell>
          <table:table-cell office:value-type="string" calcext:value-type="string">
            <text:p>2.2019209196204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string" calcext:value-type="string">
            <text:p>{FK_COD_TIPO_TURMA_0,ID_COZINHA_1,ID_DIA_SEMANA_SEXTA_1,ID_HISTORIA_1} =&gt; {ID_GEOGRAFIA_1}</text:p>
          </table:table-cell>
          <table:table-cell office:value-type="string" calcext:value-type="string">
            <text:p>0.406651614747483</text:p>
          </table:table-cell>
          <table:table-cell office:value-type="string" calcext:value-type="string">
            <text:p>0.959935051594369</text:p>
          </table:table-cell>
          <table:table-cell office:value-type="string" calcext:value-type="string">
            <text:p>2.20043384143903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{ID_COZINHA_1,ID_DIA_SEMANA_SEXTA_1,ID_HISTORIA_1} =&gt; {ID_GEOGRAFIA_1}</text:p>
          </table:table-cell>
          <table:table-cell office:value-type="string" calcext:value-type="string">
            <text:p>0.4077683674566</text:p>
          </table:table-cell>
          <table:table-cell office:value-type="string" calcext:value-type="string">
            <text:p>0.959374077287789</text:p>
          </table:table-cell>
          <table:table-cell office:value-type="string" calcext:value-type="string">
            <text:p>2.19914793480782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string" calcext:value-type="string">
            <text:p>{FK_COD_TIPO_TURMA_0,ID_COZINHA_1,ID_DIA_SEMANA_SEXTA_1,ID_GEOGRAFIA_1} =&gt; {ID_HISTORIA_1}</text:p>
          </table:table-cell>
          <table:table-cell office:value-type="string" calcext:value-type="string">
            <text:p>0.406651614747483</text:p>
          </table:table-cell>
          <table:table-cell office:value-type="string" calcext:value-type="string">
            <text:p>0.966342918192569</text:p>
          </table:table-cell>
          <table:table-cell office:value-type="string" calcext:value-type="string">
            <text:p>2.19737050265377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{ID_COZINHA_1,ID_DIA_SEMANA_SEXTA_1,ID_GEOGRAFIA_1} =&gt; {ID_HISTORIA_1}</text:p>
          </table:table-cell>
          <table:table-cell office:value-type="string" calcext:value-type="string">
            <text:p>0.4077683674566</text:p>
          </table:table-cell>
          <table:table-cell office:value-type="string" calcext:value-type="string">
            <text:p>0.965920138048471</text:p>
          </table:table-cell>
          <table:table-cell office:value-type="string" calcext:value-type="string">
            <text:p>2.19640914142241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{FK_COD_TIPO_TURMA_0,ID_DIA_SEMANA_SEXTA_1,ID_HISTORIA_1} =&gt; {ID_GEOGRAFIA_1}</text:p>
          </table:table-cell>
          <table:table-cell office:value-type="string" calcext:value-type="string">
            <text:p>0.417319067428543</text:p>
          </table:table-cell>
          <table:table-cell office:value-type="string" calcext:value-type="string">
            <text:p>0.958113853879812</text:p>
          </table:table-cell>
          <table:table-cell office:value-type="string" calcext:value-type="string">
            <text:p>2.19625915787434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{FK_COD_TIPO_TURMA_0,ID_COZINHA_1,ID_HISTORIA_1} =&gt; {ID_GEOGRAFIA_1}</text:p>
          </table:table-cell>
          <table:table-cell office:value-type="string" calcext:value-type="string">
            <text:p>0.408101590116414</text:p>
          </table:table-cell>
          <table:table-cell office:value-type="string" calcext:value-type="string">
            <text:p>0.958028373149356</text:p>
          </table:table-cell>
          <table:table-cell office:value-type="string" calcext:value-type="string">
            <text:p>2.1960632126468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{FK_COD_TIPO_TURMA_0,ID_DIA_SEMANA_SEXTA_1,ID_GEOGRAFIA_1} =&gt; {ID_HISTORIA_1}</text:p>
          </table:table-cell>
          <table:table-cell office:value-type="string" calcext:value-type="string">
            <text:p>0.417319067428543</text:p>
          </table:table-cell>
          <table:table-cell office:value-type="string" calcext:value-type="string">
            <text:p>0.965404184223289</text:p>
          </table:table-cell>
          <table:table-cell office:value-type="string" calcext:value-type="string">
            <text:p>2.195235912235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{ID_DIA_SEMANA_SEXTA_1,ID_HISTORIA_1} =&gt; {ID_GEOGRAFIA_1}</text:p>
          </table:table-cell>
          <table:table-cell office:value-type="string" calcext:value-type="string">
            <text:p>0.418680808514536</text:p>
          </table:table-cell>
          <table:table-cell office:value-type="string" calcext:value-type="string">
            <text:p>0.957582592696662</text:p>
          </table:table-cell>
          <table:table-cell office:value-type="string" calcext:value-type="string">
            <text:p>2.195041361853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{ID_COZINHA_1,ID_HISTORIA_1} =&gt; {ID_GEOGRAFIA_1}</text:p>
          </table:table-cell>
          <table:table-cell office:value-type="string" calcext:value-type="string">
            <text:p>0.4092327680489</text:p>
          </table:table-cell>
          <table:table-cell office:value-type="string" calcext:value-type="string">
            <text:p>0.957449680813544</text:p>
          </table:table-cell>
          <table:table-cell office:value-type="string" calcext:value-type="string">
            <text:p>2.1947366914437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{ID_DIA_SEMANA_SEXTA_1,ID_GEOGRAFIA_1} =&gt; {ID_HISTORIA_1}</text:p>
          </table:table-cell>
          <table:table-cell office:value-type="string" calcext:value-type="string">
            <text:p>0.418680808514536</text:p>
          </table:table-cell>
          <table:table-cell office:value-type="string" calcext:value-type="string">
            <text:p>0.96501257071547</text:p>
          </table:table-cell>
          <table:table-cell office:value-type="string" calcext:value-type="string">
            <text:p>2.19434542092613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{FK_COD_TIPO_TURMA_0,ID_COZINHA_1,ID_GEOGRAFIA_1} =&gt; {ID_HISTORIA_1}</text:p>
          </table:table-cell>
          <table:table-cell office:value-type="string" calcext:value-type="string">
            <text:p>0.408101590116414</text:p>
          </table:table-cell>
          <table:table-cell office:value-type="string" calcext:value-type="string">
            <text:p>0.964677279660651</text:p>
          </table:table-cell>
          <table:table-cell office:value-type="string" calcext:value-type="string">
            <text:p>2.1935830014373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{ID_COZINHA_1,ID_GEOGRAFIA_1} =&gt; {ID_HISTORIA_1}</text:p>
          </table:table-cell>
          <table:table-cell office:value-type="string" calcext:value-type="string">
            <text:p>0.4092327680489</text:p>
          </table:table-cell>
          <table:table-cell office:value-type="string" calcext:value-type="string">
            <text:p>0.964235884322624</text:p>
          </table:table-cell>
          <table:table-cell office:value-type="string" calcext:value-type="string">
            <text:p>2.1925793110521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{FK_COD_TIPO_TURMA_0,ID_HISTORIA_1} =&gt; {ID_GEOGRAFIA_1}</text:p>
          </table:table-cell>
          <table:table-cell office:value-type="string" calcext:value-type="string">
            <text:p>0.418814963091864</text:p>
          </table:table-cell>
          <table:table-cell office:value-type="string" calcext:value-type="string">
            <text:p>0.95602058669219</text:p>
          </table:table-cell>
          <table:table-cell office:value-type="string" calcext:value-type="string">
            <text:p>2.1914608166207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{FK_COD_TIPO_TURMA_0,ID_GEOGRAFIA_1} =&gt; {ID_HISTORIA_1}</text:p>
          </table:table-cell>
          <table:table-cell office:value-type="string" calcext:value-type="string">
            <text:p>0.418814963091864</text:p>
          </table:table-cell>
          <table:table-cell office:value-type="string" calcext:value-type="string">
            <text:p>0.963603988919177</text:p>
          </table:table-cell>
          <table:table-cell office:value-type="string" calcext:value-type="string">
            <text:p>2.19114244190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{ID_GEOGRAFIA_1} =&gt; {ID_HISTORIA_1}</text:p>
          </table:table-cell>
          <table:table-cell office:value-type="string" calcext:value-type="string">
            <text:p>0.420191129401226</text:p>
          </table:table-cell>
          <table:table-cell office:value-type="string" calcext:value-type="string">
            <text:p>0.963193061313117</text:p>
          </table:table-cell>
          <table:table-cell office:value-type="string" calcext:value-type="string">
            <text:p>2.190208032205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{ID_HISTORIA_1} =&gt; {ID_GEOGRAFIA_1}</text:p>
          </table:table-cell>
          <table:table-cell office:value-type="string" calcext:value-type="string">
            <text:p>0.420191129401226</text:p>
          </table:table-cell>
          <table:table-cell office:value-type="string" calcext:value-type="string">
            <text:p>0.9554740618889</text:p>
          </table:table-cell>
          <table:table-cell office:value-type="string" calcext:value-type="string">
            <text:p>2.19020803220546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string" calcext:value-type="string">
            <text:p>{FK_COD_MOD_ENSINO_1,ID_COZINHA_1,ID_DIA_SEMANA_SEXTA_1,ID_LINGUA_LITERAT_PORTUGUESA_1,ID_MATEMATICA_1} =&gt; {ID_EDUCACAO_FISICA_1}</text:p>
          </table:table-cell>
          <table:table-cell office:value-type="string" calcext:value-type="string">
            <text:p>0.408185737252731</text:p>
          </table:table-cell>
          <table:table-cell office:value-type="string" calcext:value-type="string">
            <text:p>0.981227904600467</text:p>
          </table:table-cell>
          <table:table-cell office:value-type="string" calcext:value-type="string">
            <text:p>2.08084393294119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string" calcext:value-type="string">
            <text:p>{FK_COD_MOD_ENSINO_1,FK_COD_TIPO_TURMA_0,ID_COZINHA_1,ID_DIA_SEMANA_SEXTA_1,ID_LINGUA_LITERAT_PORTUGUESA_1,ID_MATEMATICA_1} =&gt; {ID_EDUCACAO_FISICA_1}</text:p>
          </table:table-cell>
          <table:table-cell office:value-type="string" calcext:value-type="string">
            <text:p>0.408004219858676</text:p>
          </table:table-cell>
          <table:table-cell office:value-type="string" calcext:value-type="string">
            <text:p>0.981219709908958</text:p>
          </table:table-cell>
          <table:table-cell office:value-type="string" calcext:value-type="string">
            <text:p>2.08082655484378</text:p>
          </table:table-cell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string" calcext:value-type="string">
            <text:p>{FK_COD_MOD_ENSINO_1,ID_COZINHA_1,ID_LINGUA_LITERAT_PORTUGUESA_1,ID_MATEMATICA_1} =&gt; {ID_EDUCACAO_FISICA_1}</text:p>
          </table:table-cell>
          <table:table-cell office:value-type="string" calcext:value-type="string">
            <text:p>0.408322055613564</text:p>
          </table:table-cell>
          <table:table-cell office:value-type="string" calcext:value-type="string">
            <text:p>0.981122385611004</text:p>
          </table:table-cell>
          <table:table-cell office:value-type="string" calcext:value-type="string">
            <text:p>2.08062016377604</text:p>
          </table:table-cell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string" calcext:value-type="string">
            <text:p>{FK_COD_MOD_ENSINO_1,FK_COD_TIPO_TURMA_0,ID_COZINHA_1,ID_LINGUA_LITERAT_PORTUGUESA_1,ID_MATEMATICA_1} =&gt; {ID_EDUCACAO_FISICA_1}</text:p>
          </table:table-cell>
          <table:table-cell office:value-type="string" calcext:value-type="string">
            <text:p>0.408140538219509</text:p>
          </table:table-cell>
          <table:table-cell office:value-type="string" calcext:value-type="string">
            <text:p>0.981114148495339</text:p>
          </table:table-cell>
          <table:table-cell office:value-type="string" calcext:value-type="string">
            <text:p>2.08060269571171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string" calcext:value-type="string">
            <text:p>{FK_COD_MOD_ENSINO_1,ID_DIA_SEMANA_SEXTA_1,ID_LINGUA_LITERAT_PORTUGUESA_1,ID_MATEMATICA_1} =&gt; {ID_EDUCACAO_FISICA_1}</text:p>
          </table:table-cell>
          <table:table-cell office:value-type="string" calcext:value-type="string">
            <text:p>0.420467372428734</text:p>
          </table:table-cell>
          <table:table-cell office:value-type="string" calcext:value-type="string">
            <text:p>0.980662453669177</text:p>
          </table:table-cell>
          <table:table-cell office:value-type="string" calcext:value-type="string">
            <text:p>2.07964480770817</text:p>
          </table:table-cell>
        </table:table-row>
        <table:table-row table:style-name="ro1">
          <table:table-cell office:value-type="float" office:value="5676" calcext:value-type="float">
            <text:p>5676</text:p>
          </table:table-cell>
          <table:table-cell office:value-type="string" calcext:value-type="string">
            <text:p>{FK_COD_MOD_ENSINO_1,FK_COD_TIPO_TURMA_0,ID_DIA_SEMANA_SEXTA_1,ID_LINGUA_LITERAT_PORTUGUESA_1,ID_MATEMATICA_1} =&gt; {ID_EDUCACAO_FISICA_1}</text:p>
          </table:table-cell>
          <table:table-cell office:value-type="string" calcext:value-type="string">
            <text:p>0.420219258586795</text:p>
          </table:table-cell>
          <table:table-cell office:value-type="string" calcext:value-type="string">
            <text:p>0.98065125694453</text:p>
          </table:table-cell>
          <table:table-cell office:value-type="string" calcext:value-type="string">
            <text:p>2.07962106334008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{FK_COD_MOD_ENSINO_1,ID_LINGUA_LITERAT_PORTUGUESA_1,ID_MATEMATICA_1} =&gt; {ID_EDUCACAO_FISICA_1}</text:p>
          </table:table-cell>
          <table:table-cell office:value-type="string" calcext:value-type="string">
            <text:p>0.420603690789567</text:p>
          </table:table-cell>
          <table:table-cell office:value-type="string" calcext:value-type="string">
            <text:p>0.98056031665783</text:p>
          </table:table-cell>
          <table:table-cell office:value-type="string" calcext:value-type="string">
            <text:p>2.07942821054517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{FK_COD_MOD_ENSINO_1,FK_COD_TIPO_TURMA_0,ID_LINGUA_LITERAT_PORTUGUESA_1,ID_MATEMATICA_1} =&gt; {ID_EDUCACAO_FISICA_1}</text:p>
          </table:table-cell>
          <table:table-cell office:value-type="string" calcext:value-type="string">
            <text:p>0.420355576947628</text:p>
          </table:table-cell>
          <table:table-cell office:value-type="string" calcext:value-type="string">
            <text:p>0.98054906561711</text:p>
          </table:table-cell>
          <table:table-cell office:value-type="string" calcext:value-type="string">
            <text:p>2.07940435099153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string" calcext:value-type="string">
            <text:p>{FK_COD_MOD_ENSINO_1,ID_COZINHA_1,ID_DIA_SEMANA_SEXTA_1,ID_LINGUA_LITERAT_PORTUGUESA_1} =&gt; {ID_EDUCACAO_FISICA_1}</text:p>
          </table:table-cell>
          <table:table-cell office:value-type="string" calcext:value-type="string">
            <text:p>0.415229573823605</text:p>
          </table:table-cell>
          <table:table-cell office:value-type="string" calcext:value-type="string">
            <text:p>0.980426083644276</text:p>
          </table:table-cell>
          <table:table-cell office:value-type="string" calcext:value-type="string">
            <text:p>2.07914354889771</text:p>
          </table:table-cell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string" calcext:value-type="string">
            <text:p>{FK_COD_MOD_ENSINO_1,FK_COD_TIPO_TURMA_0,ID_COZINHA_1,ID_DIA_SEMANA_SEXTA_1,ID_LINGUA_LITERAT_PORTUGUESA_1} =&gt; {ID_EDUCACAO_FISICA_1}</text:p>
          </table:table-cell>
          <table:table-cell office:value-type="string" calcext:value-type="string">
            <text:p>0.41504805642955</text:p>
          </table:table-cell>
          <table:table-cell office:value-type="string" calcext:value-type="string">
            <text:p>0.980417690808394</text:p>
          </table:table-cell>
          <table:table-cell office:value-type="string" calcext:value-type="string">
            <text:p>2.07912575060484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{FK_COD_MOD_ENSINO_1,ID_COZINHA_1,ID_LINGUA_LITERAT_PORTUGUESA_1} =&gt; {ID_EDUCACAO_FISICA_1}</text:p>
          </table:table-cell>
          <table:table-cell office:value-type="string" calcext:value-type="string">
            <text:p>0.415365892184438</text:p>
          </table:table-cell>
          <table:table-cell office:value-type="string" calcext:value-type="string">
            <text:p>0.980293861478272</text:p>
          </table:table-cell>
          <table:table-cell office:value-type="string" calcext:value-type="string">
            <text:p>2.07886315156022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string" calcext:value-type="string">
            <text:p>{FK_COD_MOD_ENSINO_1,FK_COD_TIPO_TURMA_0,ID_COZINHA_1,ID_LINGUA_LITERAT_PORTUGUESA_1} =&gt; {ID_EDUCACAO_FISICA_1}</text:p>
          </table:table-cell>
          <table:table-cell office:value-type="string" calcext:value-type="string">
            <text:p>0.415184374790383</text:p>
          </table:table-cell>
          <table:table-cell office:value-type="string" calcext:value-type="string">
            <text:p>0.980285415862492</text:p>
          </table:table-cell>
          <table:table-cell office:value-type="string" calcext:value-type="string">
            <text:p>2.07884524133949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  <table:table-cell office:value-type="string" calcext:value-type="string">
            <text:p>{FK_COD_MOD_ENSINO_1,ID_DIA_SEMANA_SEXTA_1,ID_LABORATORIO_INFORMATICA_1,ID_LINGUA_LITERAT_PORTUGUESA_1,ID_MATEMATICA_1} =&gt; {ID_EDUCACAO_FISICA_1}</text:p>
          </table:table-cell>
          <table:table-cell office:value-type="string" calcext:value-type="string">
            <text:p>0.400800984569579</text:p>
          </table:table-cell>
          <table:table-cell office:value-type="string" calcext:value-type="string">
            <text:p>0.980274945329052</text:p>
          </table:table-cell>
          <table:table-cell office:value-type="string" calcext:value-type="string">
            <text:p>2.07882303697098</text:p>
          </table:table-cell>
        </table:table-row>
        <table:table-row table:style-name="ro1">
          <table:table-cell office:value-type="float" office:value="6133" calcext:value-type="float">
            <text:p>6133</text:p>
          </table:table-cell>
          <table:table-cell office:value-type="string" calcext:value-type="string">
            <text:p>{FK_COD_MOD_ENSINO_1,FK_COD_TIPO_TURMA_0,ID_DIA_SEMANA_SEXTA_1,ID_LABORATORIO_INFORMATICA_1,ID_LINGUA_LITERAT_PORTUGUESA_1,ID_MATEMATICA_1} =&gt; {ID_EDUCACAO_FISICA_1}</text:p>
          </table:table-cell>
          <table:table-cell office:value-type="string" calcext:value-type="string">
            <text:p>0.40055287072764</text:p>
          </table:table-cell>
          <table:table-cell office:value-type="string" calcext:value-type="string">
            <text:p>0.98026296822129</text:p>
          </table:table-cell>
          <table:table-cell office:value-type="string" calcext:value-type="string">
            <text:p>2.07879763768107</text:p>
          </table:table-cell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string" calcext:value-type="string">
            <text:p>{FK_COD_MOD_ENSINO_1,ID_LABORATORIO_INFORMATICA_1,ID_LINGUA_LITERAT_PORTUGUESA_1,ID_MATEMATICA_1} =&gt; {ID_EDUCACAO_FISICA_1}</text:p>
          </table:table-cell>
          <table:table-cell office:value-type="string" calcext:value-type="string">
            <text:p>0.400902922814717</text:p>
          </table:table-cell>
          <table:table-cell office:value-type="string" calcext:value-type="string">
            <text:p>0.980202646740188</text:p>
          </table:table-cell>
          <table:table-cell office:value-type="string" calcext:value-type="string">
            <text:p>2.07866971674915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string" calcext:value-type="string">
            <text:p>{FK_COD_MOD_ENSINO_1,FK_COD_TIPO_TURMA_0,ID_LABORATORIO_INFORMATICA_1,ID_LINGUA_LITERAT_PORTUGUESA_1,ID_MATEMATICA_1} =&gt; {ID_EDUCACAO_FISICA_1}</text:p>
          </table:table-cell>
          <table:table-cell office:value-type="string" calcext:value-type="string">
            <text:p>0.400654808972777</text:p>
          </table:table-cell>
          <table:table-cell office:value-type="string" calcext:value-type="string">
            <text:p>0.980190629677882</text:p>
          </table:table-cell>
          <table:table-cell office:value-type="string" calcext:value-type="string">
            <text:p>2.07864423272951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{FK_COD_MOD_ENSINO_1,ID_DIA_SEMANA_SEXTA_1,ID_LINGUA_LITERAT_PORTUGUESA_1} =&gt; {ID_EDUCACAO_FISICA_1}</text:p>
          </table:table-cell>
          <table:table-cell office:value-type="string" calcext:value-type="string">
            <text:p>0.427716528012221</text:p>
          </table:table-cell>
          <table:table-cell office:value-type="string" calcext:value-type="string">
            <text:p>0.979138012736792</text:p>
          </table:table-cell>
          <table:table-cell office:value-type="string" calcext:value-type="string">
            <text:p>2.07641199741975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string" calcext:value-type="string">
            <text:p>{FK_COD_MOD_ENSINO_1,FK_COD_TIPO_TURMA_0,ID_DIA_SEMANA_SEXTA_1,ID_LINGUA_LITERAT_PORTUGUESA_1} =&gt; {ID_EDUCACAO_FISICA_1}</text:p>
          </table:table-cell>
          <table:table-cell office:value-type="string" calcext:value-type="string">
            <text:p>0.427468414170282</text:p>
          </table:table-cell>
          <table:table-cell office:value-type="string" calcext:value-type="string">
            <text:p>0.979126156652123</text:p>
          </table:table-cell>
          <table:table-cell office:value-type="string" calcext:value-type="string">
            <text:p>2.0763868547778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{FK_COD_MOD_ENSINO_1,ID_LINGUA_LITERAT_PORTUGUESA_1} =&gt; {ID_EDUCACAO_FISICA_1}</text:p>
          </table:table-cell>
          <table:table-cell office:value-type="string" calcext:value-type="string">
            <text:p>0.427852846373054</text:p>
          </table:table-cell>
          <table:table-cell office:value-type="string" calcext:value-type="string">
            <text:p>0.979010395778974</text:p>
          </table:table-cell>
          <table:table-cell office:value-type="string" calcext:value-type="string">
            <text:p>2.0761413661309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{FK_COD_MOD_ENSINO_1,FK_COD_TIPO_TURMA_0,ID_LINGUA_LITERAT_PORTUGUESA_1} =&gt; {ID_EDUCACAO_FISICA_1}</text:p>
          </table:table-cell>
          <table:table-cell office:value-type="string" calcext:value-type="string">
            <text:p>0.427604732531115</text:p>
          </table:table-cell>
          <table:table-cell office:value-type="string" calcext:value-type="string">
            <text:p>0.978998472526111</text:p>
          </table:table-cell>
          <table:table-cell office:value-type="string" calcext:value-type="string">
            <text:p>2.0761160810486</text:p>
          </table:table-cell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string" calcext:value-type="string">
            <text:p>{FK_COD_MOD_ENSINO_1,ID_DIA_SEMANA_SEXTA_1,ID_LABORATORIO_INFORMATICA_1,ID_LINGUA_LITERAT_PORTUGUESA_1} =&gt; {ID_EDUCACAO_FISICA_1}</text:p>
          </table:table-cell>
          <table:table-cell office:value-type="string" calcext:value-type="string">
            <text:p>0.407902281613538</text:p>
          </table:table-cell>
          <table:table-cell office:value-type="string" calcext:value-type="string">
            <text:p>0.978677711216929</text:p>
          </table:table-cell>
          <table:table-cell office:value-type="string" calcext:value-type="string">
            <text:p>2.07543585760509</text:p>
          </table:table-cell>
        </table:table-row>
        <table:table-row table:style-name="ro1">
          <table:table-cell office:value-type="float" office:value="5766" calcext:value-type="float">
            <text:p>5766</text:p>
          </table:table-cell>
          <table:table-cell office:value-type="string" calcext:value-type="string">
            <text:p>{FK_COD_MOD_ENSINO_1,FK_COD_TIPO_TURMA_0,ID_DIA_SEMANA_SEXTA_1,ID_LABORATORIO_INFORMATICA_1,ID_LINGUA_LITERAT_PORTUGUESA_1} =&gt; {ID_EDUCACAO_FISICA_1}</text:p>
          </table:table-cell>
          <table:table-cell office:value-type="string" calcext:value-type="string">
            <text:p>0.407654167771599</text:p>
          </table:table-cell>
          <table:table-cell office:value-type="string" calcext:value-type="string">
            <text:p>0.978665010536474</text:p>
          </table:table-cell>
          <table:table-cell office:value-type="string" calcext:value-type="string">
            <text:p>2.07540892386855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{FK_COD_MOD_ENSINO_1,ID_LABORATORIO_INFORMATICA_1,ID_LINGUA_LITERAT_PORTUGUESA_1} =&gt; {ID_EDUCACAO_FISICA_1}</text:p>
          </table:table-cell>
          <table:table-cell office:value-type="string" calcext:value-type="string">
            <text:p>0.408004219858676</text:p>
          </table:table-cell>
          <table:table-cell office:value-type="string" calcext:value-type="string">
            <text:p>0.978577956919493</text:p>
          </table:table-cell>
          <table:table-cell office:value-type="string" calcext:value-type="string">
            <text:p>2.07522431335158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string" calcext:value-type="string">
            <text:p>{FK_COD_MOD_ENSINO_1,FK_COD_TIPO_TURMA_0,ID_LABORATORIO_INFORMATICA_1,ID_LINGUA_LITERAT_PORTUGUESA_1} =&gt; {ID_EDUCACAO_FISICA_1}</text:p>
          </table:table-cell>
          <table:table-cell office:value-type="string" calcext:value-type="string">
            <text:p>0.407756106016737</text:p>
          </table:table-cell>
          <table:table-cell office:value-type="string" calcext:value-type="string">
            <text:p>0.978565201311129</text:p>
          </table:table-cell>
          <table:table-cell office:value-type="string" calcext:value-type="string">
            <text:p>2.075197263132</text:p>
          </table:table-cell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string" calcext:value-type="string">
            <text:p>{FK_COD_TIPO_TURMA_0,ID_DIA_SEMANA_SEXTA_1,ID_GEOGRAFIA_1,ID_HISTORIA_1,ID_LINGUA_LITERAT_PORTUGUESA_1,ID_MATEMATICA_1} =&gt; {ID_EDUCACAO_FISICA_1}</text:p>
          </table:table-cell>
          <table:table-cell office:value-type="string" calcext:value-type="string">
            <text:p>0.400915665095359</text:p>
          </table:table-cell>
          <table:table-cell office:value-type="string" calcext:value-type="string">
            <text:p>0.976052327367974</text:p>
          </table:table-cell>
          <table:table-cell office:value-type="string" calcext:value-type="string">
            <text:p>2.06986832938038</text:p>
          </table:table-cell>
        </table:table-row>
        <table:table-row table:style-name="ro1">
          <table:table-cell office:value-type="float" office:value="5578" calcext:value-type="float">
            <text:p>5578</text:p>
          </table:table-cell>
          <table:table-cell office:value-type="string" calcext:value-type="string">
            <text:p>{ID_DIA_SEMANA_SEXTA_1,ID_GEOGRAFIA_1,ID_HISTORIA_1,ID_LINGUA_LITERAT_PORTUGUESA_1,ID_MATEMATICA_1} =&gt; {ID_EDUCACAO_FISICA_1}</text:p>
          </table:table-cell>
          <table:table-cell office:value-type="string" calcext:value-type="string">
            <text:p>0.401886482628064</text:p>
          </table:table-cell>
          <table:table-cell office:value-type="string" calcext:value-type="string">
            <text:p>0.975567038467105</text:p>
          </table:table-cell>
          <table:table-cell office:value-type="string" calcext:value-type="string">
            <text:p>2.06883920000038</text:p>
          </table:table-cell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string" calcext:value-type="string">
            <text:p>{FK_COD_TIPO_TURMA_0,ID_DIA_SEMANA_SEXTA_1,ID_GEOGRAFIA_1,ID_HISTORIA_1,ID_LINGUA_LITERAT_PORTUGUESA_1} =&gt; {ID_EDUCACAO_FISICA_1}</text:p>
          </table:table-cell>
          <table:table-cell office:value-type="string" calcext:value-type="string">
            <text:p>0.402762814947705</text:p>
          </table:table-cell>
          <table:table-cell office:value-type="string" calcext:value-type="string">
            <text:p>0.975392254359223</text:p>
          </table:table-cell>
          <table:table-cell office:value-type="string" calcext:value-type="string">
            <text:p>2.0684685435517</text:p>
          </table:table-cell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string" calcext:value-type="string">
            <text:p>{ID_DIA_SEMANA_SEXTA_1,ID_GEOGRAFIA_1,ID_HISTORIA_1,ID_LINGUA_LITERAT_PORTUGUESA_1} =&gt; {ID_EDUCACAO_FISICA_1}</text:p>
          </table:table-cell>
          <table:table-cell office:value-type="string" calcext:value-type="string">
            <text:p>0.403758876621305</text:p>
          </table:table-cell>
          <table:table-cell office:value-type="string" calcext:value-type="string">
            <text:p>0.97489201161706</text:p>
          </table:table-cell>
          <table:table-cell office:value-type="string" calcext:value-type="string">
            <text:p>2.0674077022628</text:p>
          </table:table-cell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string" calcext:value-type="string">
            <text:p>{FK_COD_TIPO_TURMA_0,ID_GEOGRAFIA_1,ID_HISTORIA_1,ID_LINGUA_LITERAT_PORTUGUESA_1,ID_MATEMATICA_1} =&gt; {ID_EDUCACAO_FISICA_1}</text:p>
          </table:table-cell>
          <table:table-cell office:value-type="string" calcext:value-type="string">
            <text:p>0.401556145012924</text:p>
          </table:table-cell>
          <table:table-cell office:value-type="string" calcext:value-type="string">
            <text:p>0.974675847226429</text:p>
          </table:table-cell>
          <table:table-cell office:value-type="string" calcext:value-type="string">
            <text:p>2.06694929259196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string" calcext:value-type="string">
            <text:p>{FK_COD_TIPO_TURMA_0,ID_DIA_SEMANA_SEXTA_1,ID_GEOGRAFIA_1,ID_HISTORIA_1,ID_MATEMATICA_1} =&gt; {ID_EDUCACAO_FISICA_1}</text:p>
          </table:table-cell>
          <table:table-cell office:value-type="string" calcext:value-type="string">
            <text:p>0.40341243084007</text:p>
          </table:table-cell>
          <table:table-cell office:value-type="string" calcext:value-type="string">
            <text:p>0.974422615694632</text:p>
          </table:table-cell>
          <table:table-cell office:value-type="string" calcext:value-type="string">
            <text:p>2.06641227637575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string" calcext:value-type="string">
            <text:p>{ID_GEOGRAFIA_1,ID_HISTORIA_1,ID_LINGUA_LITERAT_PORTUGUESA_1,ID_MATEMATICA_1} =&gt; {ID_EDUCACAO_FISICA_1}</text:p>
          </table:table-cell>
          <table:table-cell office:value-type="string" calcext:value-type="string">
            <text:p>0.402526962545629</text:p>
          </table:table-cell>
          <table:table-cell office:value-type="string" calcext:value-type="string">
            <text:p>0.974161997358422</text:p>
          </table:table-cell>
          <table:table-cell office:value-type="string" calcext:value-type="string">
            <text:p>2.06585959531035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string" calcext:value-type="string">
            <text:p>{FK_COD_TIPO_TURMA_0,ID_GEOGRAFIA_1,ID_HISTORIA_1,ID_LINGUA_LITERAT_PORTUGUESA_1} =&gt; {ID_EDUCACAO_FISICA_1}</text:p>
          </table:table-cell>
          <table:table-cell office:value-type="string" calcext:value-type="string">
            <text:p>0.40340329486527</text:p>
          </table:table-cell>
          <table:table-cell office:value-type="string" calcext:value-type="string">
            <text:p>0.973998955128577</text:p>
          </table:table-cell>
          <table:table-cell office:value-type="string" calcext:value-type="string">
            <text:p>2.06551383931096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string" calcext:value-type="string">
            <text:p>{ID_DIA_SEMANA_SEXTA_1,ID_GEOGRAFIA_1,ID_HISTORIA_1,ID_MATEMATICA_1} =&gt; {ID_EDUCACAO_FISICA_1}</text:p>
          </table:table-cell>
          <table:table-cell office:value-type="string" calcext:value-type="string">
            <text:p>0.404412339239901</text:p>
          </table:table-cell>
          <table:table-cell office:value-type="string" calcext:value-type="string">
            <text:p>0.973852928439594</text:p>
          </table:table-cell>
          <table:table-cell office:value-type="string" calcext:value-type="string">
            <text:p>2.06520416736992</text:p>
          </table:table-cell>
        </table:table-row>
        <table:table-row table:style-name="ro1">
          <table:table-cell office:value-type="float" office:value="5627" calcext:value-type="float">
            <text:p>5627</text:p>
          </table:table-cell>
          <table:table-cell office:value-type="string" calcext:value-type="string">
            <text:p>{FK_COD_TIPO_TURMA_0,ID_DIA_SEMANA_SEXTA_1,ID_GEOGRAFIA_1,ID_LINGUA_LITERAT_PORTUGUESA_1,ID_MATEMATICA_1} =&gt; {ID_EDUCACAO_FISICA_1}</text:p>
          </table:table-cell>
          <table:table-cell office:value-type="string" calcext:value-type="string">
            <text:p>0.407387060718891</text:p>
          </table:table-cell>
          <table:table-cell office:value-type="string" calcext:value-type="string">
            <text:p>0.973545307933305</text:p>
          </table:table-cell>
          <table:table-cell office:value-type="string" calcext:value-type="string">
            <text:p>2.06455181100994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{ID_GEOGRAFIA_1,ID_HISTORIA_1,ID_LINGUA_LITERAT_PORTUGUESA_1} =&gt; {ID_EDUCACAO_FISICA_1}</text:p>
          </table:table-cell>
          <table:table-cell office:value-type="string" calcext:value-type="string">
            <text:p>0.40439935653887</text:p>
          </table:table-cell>
          <table:table-cell office:value-type="string" calcext:value-type="string">
            <text:p>0.973470548778829</text:p>
          </table:table-cell>
          <table:table-cell office:value-type="string" calcext:value-type="string">
            <text:p>2.06439327278218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string" calcext:value-type="string">
            <text:p>{ID_COZINHA_1,ID_DIA_SEMANA_SEXTA_1,ID_HISTORIA_1,ID_LINGUA_LITERAT_PORTUGUESA_1,ID_MATEMATICA_1} =&gt; {ID_EDUCACAO_FISICA_1}</text:p>
          </table:table-cell>
          <table:table-cell office:value-type="string" calcext:value-type="string">
            <text:p>0.400174208614214</text:p>
          </table:table-cell>
          <table:table-cell office:value-type="string" calcext:value-type="string">
            <text:p>0.973464892785792</text:p>
          </table:table-cell>
          <table:table-cell office:value-type="string" calcext:value-type="string">
            <text:p>2.06438127838338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string" calcext:value-type="string">
            <text:p>{FK_COD_TIPO_TURMA_0,ID_DIA_SEMANA_SEXTA_1,ID_HISTORIA_1,ID_LINGUA_LITERAT_PORTUGUESA_1,ID_MATEMATICA_1} =&gt; {ID_EDUCACAO_FISICA_1}</text:p>
          </table:table-cell>
          <table:table-cell office:value-type="string" calcext:value-type="string">
            <text:p>0.410285568934416</text:p>
          </table:table-cell>
          <table:table-cell office:value-type="string" calcext:value-type="string">
            <text:p>0.973355182292989</text:p>
          </table:table-cell>
          <table:table-cell office:value-type="string" calcext:value-type="string">
            <text:p>2.06414862049396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string" calcext:value-type="string">
            <text:p>{FK_COD_TIPO_TURMA_0,ID_GEOGRAFIA_1,ID_HISTORIA_1,ID_MATEMATICA_1} =&gt; {ID_EDUCACAO_FISICA_1}</text:p>
          </table:table-cell>
          <table:table-cell office:value-type="string" calcext:value-type="string">
            <text:p>0.404065893458666</text:p>
          </table:table-cell>
          <table:table-cell office:value-type="string" calcext:value-type="string">
            <text:p>0.973023169644408</text:p>
          </table:table-cell>
          <table:table-cell office:value-type="string" calcext:value-type="string">
            <text:p>2.06344453686342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string" calcext:value-type="string">
            <text:p>{ID_DIA_SEMANA_SEXTA_1,ID_GEOGRAFIA_1,ID_LINGUA_LITERAT_PORTUGUESA_1,ID_MATEMATICA_1} =&gt; {ID_EDUCACAO_FISICA_1}</text:p>
          </table:table-cell>
          <table:table-cell office:value-type="string" calcext:value-type="string">
            <text:p>0.408422791756754</text:p>
          </table:table-cell>
          <table:table-cell office:value-type="string" calcext:value-type="string">
            <text:p>0.972981053403285</text:p>
          </table:table-cell>
          <table:table-cell office:value-type="string" calcext:value-type="string">
            <text:p>2.0633552229289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string" calcext:value-type="string">
            <text:p>{FK_COD_TIPO_TURMA_0,ID_COZINHA_1,ID_DIA_SEMANA_SEXTA_1,ID_HISTORIA_1,ID_LINGUA_LITERAT_PORTUGUESA_1} =&gt; {ID_EDUCACAO_FISICA_1}</text:p>
          </table:table-cell>
          <table:table-cell office:value-type="string" calcext:value-type="string">
            <text:p>0.406187843816183</text:p>
          </table:table-cell>
          <table:table-cell office:value-type="string" calcext:value-type="string">
            <text:p>0.972872839383185</text:p>
          </table:table-cell>
          <table:table-cell office:value-type="string" calcext:value-type="string">
            <text:p>2.06312573853885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string" calcext:value-type="string">
            <text:p>{ID_COZINHA_1,ID_DIA_SEMANA_SEXTA_1,ID_EDUCACAO_FISICA_1,ID_LINGUA_LITERAT_PORTUGUESA_1,ID_MATEMATICA_1} =&gt; {ID_HISTORIA_1}</text:p>
          </table:table-cell>
          <table:table-cell office:value-type="string" calcext:value-type="string">
            <text:p>0.400174208614214</text:p>
          </table:table-cell>
          <table:table-cell office:value-type="string" calcext:value-type="string">
            <text:p>0.907215309231432</text:p>
          </table:table-cell>
          <table:table-cell office:value-type="string" calcext:value-type="string">
            <text:p>2.06292002821281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string" calcext:value-type="string">
            <text:p>{FK_COD_TIPO_TURMA_0,ID_DIA_SEMANA_SEXTA_1,ID_GEOGRAFIA_1,ID_HISTORIA_1} =&gt; {ID_EDUCACAO_FISICA_1}</text:p>
          </table:table-cell>
          <table:table-cell office:value-type="string" calcext:value-type="string">
            <text:p>0.405943817120865</text:p>
          </table:table-cell>
          <table:table-cell office:value-type="string" calcext:value-type="string">
            <text:p>0.972742078674309</text:p>
          </table:table-cell>
          <table:table-cell office:value-type="string" calcext:value-type="string">
            <text:p>2.06284844044485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string" calcext:value-type="string">
            <text:p>{ID_DIA_SEMANA_SEXTA_1,ID_HISTORIA_1,ID_LINGUA_LITERAT_PORTUGUESA_1,ID_MATEMATICA_1} =&gt; {ID_EDUCACAO_FISICA_1}</text:p>
          </table:table-cell>
          <table:table-cell office:value-type="string" calcext:value-type="string">
            <text:p>0.411346544113175</text:p>
          </table:table-cell>
          <table:table-cell office:value-type="string" calcext:value-type="string">
            <text:p>0.972712604835629</text:p>
          </table:table-cell>
          <table:table-cell office:value-type="string" calcext:value-type="string">
            <text:p>2.06278593665942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string" calcext:value-type="string">
            <text:p>{ID_COZINHA_1,ID_EDUCACAO_FISICA_1,ID_LINGUA_LITERAT_PORTUGUESA_1,ID_MATEMATICA_1} =&gt; {ID_HISTORIA_1}</text:p>
          </table:table-cell>
          <table:table-cell office:value-type="string" calcext:value-type="string">
            <text:p>0.4007959357414</text:p>
          </table:table-cell>
          <table:table-cell office:value-type="string" calcext:value-type="string">
            <text:p>0.907047223979964</text:p>
          </table:table-cell>
          <table:table-cell office:value-type="string" calcext:value-type="string">
            <text:p>2.06253781857837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{ID_GEOGRAFIA_1,ID_HISTORIA_1,ID_MATEMATICA_1} =&gt; {ID_EDUCACAO_FISICA_1}</text:p>
          </table:table-cell>
          <table:table-cell office:value-type="string" calcext:value-type="string">
            <text:p>0.405065801858498</text:p>
          </table:table-cell>
          <table:table-cell office:value-type="string" calcext:value-type="string">
            <text:p>0.972425802176847</text:p>
          </table:table-cell>
          <table:table-cell office:value-type="string" calcext:value-type="string">
            <text:p>2.06217772773092</text:p>
          </table:table-cell>
        </table:table-row>
        <table:table-row table:style-name="ro1">
          <table:table-cell office:value-type="float" office:value="5628" calcext:value-type="float">
            <text:p>5628</text:p>
          </table:table-cell>
          <table:table-cell office:value-type="string" calcext:value-type="string">
            <text:p>{FK_COD_TIPO_TURMA_0,ID_DIA_SEMANA_SEXTA_1,ID_EDUCACAO_FISICA_1,ID_LINGUA_LITERAT_PORTUGUESA_1,ID_MATEMATICA_1} =&gt; {ID_GEOGRAFIA_1}</text:p>
          </table:table-cell>
          <table:table-cell office:value-type="string" calcext:value-type="string">
            <text:p>0.407387060718891</text:p>
          </table:table-cell>
          <table:table-cell office:value-type="string" calcext:value-type="string">
            <text:p>0.899610261158471</text:p>
          </table:table-cell>
          <table:table-cell office:value-type="string" calcext:value-type="string">
            <text:p>2.06215291281538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string" calcext:value-type="string">
            <text:p>{ID_COZINHA_1,ID_DIA_SEMANA_SEXTA_1,ID_HISTORIA_1,ID_LINGUA_LITERAT_PORTUGUESA_1} =&gt; {ID_EDUCACAO_FISICA_1}</text:p>
          </table:table-cell>
          <table:table-cell office:value-type="string" calcext:value-type="string">
            <text:p>0.407097113729182</text:p>
          </table:table-cell>
          <table:table-cell office:value-type="string" calcext:value-type="string">
            <text:p>0.972293791124206</text:p>
          </table:table-cell>
          <table:table-cell office:value-type="string" calcext:value-type="string">
            <text:p>2.06189777809161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string" calcext:value-type="string">
            <text:p>{FK_COD_TIPO_TURMA_0,ID_EDUCACAO_FISICA_1,ID_LINGUA_LITERAT_PORTUGUESA_1,ID_MATEMATICA_1} =&gt; {ID_GEOGRAFIA_1}</text:p>
          </table:table-cell>
          <table:table-cell office:value-type="string" calcext:value-type="string">
            <text:p>0.408042687120992</text:p>
          </table:table-cell>
          <table:table-cell office:value-type="string" calcext:value-type="string">
            <text:p>0.899472623985831</text:p>
          </table:table-cell>
          <table:table-cell office:value-type="string" calcext:value-type="string">
            <text:p>2.06183741074884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string" calcext:value-type="string">
            <text:p>{FK_COD_TIPO_TURMA_0,ID_GEOGRAFIA_1,ID_LINGUA_LITERAT_PORTUGUESA_1,ID_MATEMATICA_1} =&gt; {ID_EDUCACAO_FISICA_1}</text:p>
          </table:table-cell>
          <table:table-cell office:value-type="string" calcext:value-type="string">
            <text:p>0.408042687120992</text:p>
          </table:table-cell>
          <table:table-cell office:value-type="string" calcext:value-type="string">
            <text:p>0.97217186289049</text:p>
          </table:table-cell>
          <table:table-cell office:value-type="string" calcext:value-type="string">
            <text:p>2.06163921061285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string" calcext:value-type="string">
            <text:p>{ID_DIA_SEMANA_SEXTA_1,ID_EDUCACAO_FISICA_1,ID_LINGUA_LITERAT_PORTUGUESA_1,ID_MATEMATICA_1} =&gt; {ID_GEOGRAFIA_1}</text:p>
          </table:table-cell>
          <table:table-cell office:value-type="string" calcext:value-type="string">
            <text:p>0.408422791756754</text:p>
          </table:table-cell>
          <table:table-cell office:value-type="string" calcext:value-type="string">
            <text:p>0.899381048358277</text:p>
          </table:table-cell>
          <table:table-cell office:value-type="string" calcext:value-type="string">
            <text:p>2.0616274943492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string" calcext:value-type="string">
            <text:p>{FK_COD_TIPO_TURMA_0,ID_DIA_SEMANA_SEXTA_1,ID_HISTORIA_1,ID_LINGUA_LITERAT_PORTUGUESA_1} =&gt; {ID_EDUCACAO_FISICA_1}</text:p>
          </table:table-cell>
          <table:table-cell office:value-type="string" calcext:value-type="string">
            <text:p>0.417340705263596</text:p>
          </table:table-cell>
          <table:table-cell office:value-type="string" calcext:value-type="string">
            <text:p>0.972149557937936</text:p>
          </table:table-cell>
          <table:table-cell office:value-type="string" calcext:value-type="string">
            <text:p>2.06159190954755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{ID_DIA_SEMANA_SEXTA_1,ID_GEOGRAFIA_1,ID_HISTORIA_1} =&gt; {ID_EDUCACAO_FISICA_1}</text:p>
          </table:table-cell>
          <table:table-cell office:value-type="string" calcext:value-type="string">
            <text:p>0.406994935063655</text:p>
          </table:table-cell>
          <table:table-cell office:value-type="string" calcext:value-type="string">
            <text:p>0.972088824676865</text:p>
          </table:table-cell>
          <table:table-cell office:value-type="string" calcext:value-type="string">
            <text:p>2.06146311537319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string" calcext:value-type="string">
            <text:p>{ID_COZINHA_1,ID_HISTORIA_1,ID_LINGUA_LITERAT_PORTUGUESA_1,ID_MATEMATICA_1} =&gt; {ID_EDUCACAO_FISICA_1}</text:p>
          </table:table-cell>
          <table:table-cell office:value-type="string" calcext:value-type="string">
            <text:p>0.4007959357414</text:p>
          </table:table-cell>
          <table:table-cell office:value-type="string" calcext:value-type="string">
            <text:p>0.972037627571473</text:p>
          </table:table-cell>
          <table:table-cell office:value-type="string" calcext:value-type="string">
            <text:p>2.06135454407631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{ID_EDUCACAO_FISICA_1,ID_LINGUA_LITERAT_PORTUGUESA_1,ID_MATEMATICA_1} =&gt; {ID_GEOGRAFIA_1}</text:p>
          </table:table-cell>
          <table:table-cell office:value-type="string" calcext:value-type="string">
            <text:p>0.409078418158856</text:p>
          </table:table-cell>
          <table:table-cell office:value-type="string" calcext:value-type="string">
            <text:p>0.899244196708628</text:p>
          </table:table-cell>
          <table:table-cell office:value-type="string" calcext:value-type="string">
            <text:p>2.06131379291633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string" calcext:value-type="string">
            <text:p>{FK_COD_TIPO_TURMA_0,ID_DIA_SEMANA_SEXTA_1,ID_GEOGRAFIA_1,ID_LINGUA_LITERAT_PORTUGUESA_1} =&gt; {ID_EDUCACAO_FISICA_1}</text:p>
          </table:table-cell>
          <table:table-cell office:value-type="string" calcext:value-type="string">
            <text:p>0.409636193462441</text:p>
          </table:table-cell>
          <table:table-cell office:value-type="string" calcext:value-type="string">
            <text:p>0.972010318923656</text:p>
          </table:table-cell>
          <table:table-cell office:value-type="string" calcext:value-type="string">
            <text:p>2.06129663190946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string" calcext:value-type="string">
            <text:p>{FK_COD_TIPO_TURMA_0,ID_HISTORIA_1,ID_LINGUA_LITERAT_PORTUGUESA_1,ID_MATEMATICA_1} =&gt; {ID_EDUCACAO_FISICA_1}</text:p>
          </table:table-cell>
          <table:table-cell office:value-type="string" calcext:value-type="string">
            <text:p>0.410930135998602</text:p>
          </table:table-cell>
          <table:table-cell office:value-type="string" calcext:value-type="string">
            <text:p>0.971956138390509</text:p>
          </table:table-cell>
          <table:table-cell office:value-type="string" calcext:value-type="string">
            <text:p>2.06118173379746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string" calcext:value-type="string">
            <text:p>{ID_COZINHA_1,ID_DIA_SEMANA_SEXTA_1,ID_EDUCACAO_FISICA_1,ID_MATEMATICA_1} =&gt; {ID_GEOGRAFIA_1}</text:p>
          </table:table-cell>
          <table:table-cell office:value-type="string" calcext:value-type="string">
            <text:p>0.400488918904039</text:p>
          </table:table-cell>
          <table:table-cell office:value-type="string" calcext:value-type="string">
            <text:p>0.899081103108057</text:p>
          </table:table-cell>
          <table:table-cell office:value-type="string" calcext:value-type="string">
            <text:p>2.06093993775038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string" calcext:value-type="string">
            <text:p>{FK_COD_TIPO_TURMA_0,ID_COZINHA_1,ID_EDUCACAO_FISICA_1,ID_MATEMATICA_1} =&gt; {ID_GEOGRAFIA_1}</text:p>
          </table:table-cell>
          <table:table-cell office:value-type="string" calcext:value-type="string">
            <text:p>0.400225418157173</text:p>
          </table:table-cell>
          <table:table-cell office:value-type="string" calcext:value-type="string">
            <text:p>0.899067010518072</text:p>
          </table:table-cell>
          <table:table-cell office:value-type="string" calcext:value-type="string">
            <text:p>2.06090763367745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string" calcext:value-type="string">
            <text:p>{FK_COD_TIPO_TURMA_0,ID_COZINHA_1,ID_DIA_SEMANA_SEXTA_1,ID_EDUCACAO_FISICA_1,ID_LINGUA_LITERAT_PORTUGUESA_1} =&gt; {ID_HISTORIA_1}</text:p>
          </table:table-cell>
          <table:table-cell office:value-type="string" calcext:value-type="string">
            <text:p>0.406187843816183</text:p>
          </table:table-cell>
          <table:table-cell office:value-type="string" calcext:value-type="string">
            <text:p>0.906114795958044</text:p>
          </table:table-cell>
          <table:table-cell office:value-type="string" calcext:value-type="string">
            <text:p>2.06041756727561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{ID_GEOGRAFIA_1,ID_LINGUA_LITERAT_PORTUGUESA_1,ID_MATEMATICA_1} =&gt; {ID_EDUCACAO_FISICA_1}</text:p>
          </table:table-cell>
          <table:table-cell office:value-type="string" calcext:value-type="string">
            <text:p>0.409078418158856</text:p>
          </table:table-cell>
          <table:table-cell office:value-type="string" calcext:value-type="string">
            <text:p>0.971580280525603</text:p>
          </table:table-cell>
          <table:table-cell office:value-type="string" calcext:value-type="string">
            <text:p>2.06038466967589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string" calcext:value-type="string">
            <text:p>{FK_COD_TIPO_TURMA_0,ID_DIA_SEMANA_SEXTA_1,ID_EDUCACAO_FISICA_1,ID_LINGUA_LITERAT_PORTUGUESA_1,ID_MATEMATICA_1} =&gt; {ID_HISTORIA_1}</text:p>
          </table:table-cell>
          <table:table-cell office:value-type="string" calcext:value-type="string">
            <text:p>0.410285568934416</text:p>
          </table:table-cell>
          <table:table-cell office:value-type="string" calcext:value-type="string">
            <text:p>0.90601087616116</text:p>
          </table:table-cell>
          <table:table-cell office:value-type="string" calcext:value-type="string">
            <text:p>2.06018126369019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{ID_COZINHA_1,ID_EDUCACAO_FISICA_1,ID_MATEMATICA_1} =&gt; {ID_GEOGRAFIA_1}</text:p>
          </table:table-cell>
          <table:table-cell office:value-type="string" calcext:value-type="string">
            <text:p>0.401131803025498</text:p>
          </table:table-cell>
          <table:table-cell office:value-type="string" calcext:value-type="string">
            <text:p>0.898748455365309</text:p>
          </table:table-cell>
          <table:table-cell office:value-type="string" calcext:value-type="string">
            <text:p>2.06017741808907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{ID_DIA_SEMANA_SEXTA_1,ID_HISTORIA_1,ID_LINGUA_LITERAT_PORTUGUESA_1} =&gt; {ID_EDUCACAO_FISICA_1}</text:p>
          </table:table-cell>
          <table:table-cell office:value-type="string" calcext:value-type="string">
            <text:p>0.418437743500776</text:p>
          </table:table-cell>
          <table:table-cell office:value-type="string" calcext:value-type="string">
            <text:p>0.971455937521106</text:p>
          </table:table-cell>
          <table:table-cell office:value-type="string" calcext:value-type="string">
            <text:p>2.06012098130615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string" calcext:value-type="string">
            <text:p>{FK_COD_TIPO_TURMA_0,ID_COZINHA_1,ID_DIA_SEMANA_SEXTA_1,ID_HISTORIA_1,ID_MATEMATICA_1} =&gt; {ID_EDUCACAO_FISICA_1}</text:p>
          </table:table-cell>
          <table:table-cell office:value-type="string" calcext:value-type="string">
            <text:p>0.402064393716277</text:p>
          </table:table-cell>
          <table:table-cell office:value-type="string" calcext:value-type="string">
            <text:p>0.971393836036169</text:p>
          </table:table-cell>
          <table:table-cell office:value-type="string" calcext:value-type="string">
            <text:p>2.0599892856037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string" calcext:value-type="string">
            <text:p>{ID_COZINHA_1,ID_DIA_SEMANA_SEXTA_1,ID_EDUCACAO_FISICA_1,ID_LINGUA_LITERAT_PORTUGUESA_1} =&gt; {ID_HISTORIA_1}</text:p>
          </table:table-cell>
          <table:table-cell office:value-type="string" calcext:value-type="string">
            <text:p>0.407097113729182</text:p>
          </table:table-cell>
          <table:table-cell office:value-type="string" calcext:value-type="string">
            <text:p>0.905918393769909</text:p>
          </table:table-cell>
          <table:table-cell office:value-type="string" calcext:value-type="string">
            <text:p>2.05997096766098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string" calcext:value-type="string">
            <text:p>{FK_COD_TIPO_TURMA_0,ID_COZINHA_1,ID_EDUCACAO_FISICA_1,ID_LINGUA_LITERAT_PORTUGUESA_1} =&gt; {ID_HISTORIA_1}</text:p>
          </table:table-cell>
          <table:table-cell office:value-type="string" calcext:value-type="string">
            <text:p>0.406817023975443</text:p>
          </table:table-cell>
          <table:table-cell office:value-type="string" calcext:value-type="string">
            <text:p>0.905910639600996</text:p>
          </table:table-cell>
          <table:table-cell office:value-type="string" calcext:value-type="string">
            <text:p>2.05995333542948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{ID_DIA_SEMANA_SEXTA_1,ID_GEOGRAFIA_1,ID_LINGUA_LITERAT_PORTUGUESA_1} =&gt; {ID_EDUCACAO_FISICA_1}</text:p>
          </table:table-cell>
          <table:table-cell office:value-type="string" calcext:value-type="string">
            <text:p>0.410697168641199</text:p>
          </table:table-cell>
          <table:table-cell office:value-type="string" calcext:value-type="string">
            <text:p>0.971348769186067</text:p>
          </table:table-cell>
          <table:table-cell office:value-type="string" calcext:value-type="string">
            <text:p>2.0598937144513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string" calcext:value-type="string">
            <text:p>{FK_COD_TIPO_TURMA_0,ID_EDUCACAO_FISICA_1,ID_LINGUA_LITERAT_PORTUGUESA_1,ID_MATEMATICA_1} =&gt; {ID_HISTORIA_1}</text:p>
          </table:table-cell>
          <table:table-cell office:value-type="string" calcext:value-type="string">
            <text:p>0.410930135998602</text:p>
          </table:table-cell>
          <table:table-cell office:value-type="string" calcext:value-type="string">
            <text:p>0.905837598290095</text:p>
          </table:table-cell>
          <table:table-cell office:value-type="string" calcext:value-type="string">
            <text:p>2.05978724654009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{ID_HISTORIA_1,ID_LINGUA_LITERAT_PORTUGUESA_1,ID_MATEMATICA_1} =&gt; {ID_EDUCACAO_FISICA_1}</text:p>
          </table:table-cell>
          <table:table-cell office:value-type="string" calcext:value-type="string">
            <text:p>0.41199111117736</text:p>
          </table:table-cell>
          <table:table-cell office:value-type="string" calcext:value-type="string">
            <text:p>0.971286968212637</text:p>
          </table:table-cell>
          <table:table-cell office:value-type="string" calcext:value-type="string">
            <text:p>2.05976265602949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string" calcext:value-type="string">
            <text:p>{ID_DIA_SEMANA_SEXTA_1,ID_EDUCACAO_FISICA_1,ID_LINGUA_LITERAT_PORTUGUESA_1,ID_MATEMATICA_1} =&gt; {ID_HISTORIA_1}</text:p>
          </table:table-cell>
          <table:table-cell office:value-type="string" calcext:value-type="string">
            <text:p>0.411346544113175</text:p>
          </table:table-cell>
          <table:table-cell office:value-type="string" calcext:value-type="string">
            <text:p>0.905819394876959</text:p>
          </table:table-cell>
          <table:table-cell office:value-type="string" calcext:value-type="string">
            <text:p>2.05974585373603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{ID_COZINHA_1,ID_EDUCACAO_FISICA_1,ID_LINGUA_LITERAT_PORTUGUESA_1} =&gt; {ID_HISTORIA_1}</text:p>
          </table:table-cell>
          <table:table-cell office:value-type="string" calcext:value-type="string">
            <text:p>0.407726293888442</text:p>
          </table:table-cell>
          <table:table-cell office:value-type="string" calcext:value-type="string">
            <text:p>0.905715083760096</text:p>
          </table:table-cell>
          <table:table-cell office:value-type="string" calcext:value-type="string">
            <text:p>2.05950866032675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{ID_EDUCACAO_FISICA_1,ID_LINGUA_LITERAT_PORTUGUESA_1,ID_MATEMATICA_1} =&gt; {ID_HISTORIA_1}</text:p>
          </table:table-cell>
          <table:table-cell office:value-type="string" calcext:value-type="string">
            <text:p>0.41199111117736</text:p>
          </table:table-cell>
          <table:table-cell office:value-type="string" calcext:value-type="string">
            <text:p>0.905646935590508</text:p>
          </table:table-cell>
          <table:table-cell office:value-type="string" calcext:value-type="string">
            <text:p>2.05935369796832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string" calcext:value-type="string">
            <text:p>{FK_COD_TIPO_TURMA_0,ID_COZINHA_1,ID_HISTORIA_1,ID_LINGUA_LITERAT_PORTUGUESA_1} =&gt; {ID_EDUCACAO_FISICA_1}</text:p>
          </table:table-cell>
          <table:table-cell office:value-type="string" calcext:value-type="string">
            <text:p>0.406817023975443</text:p>
          </table:table-cell>
          <table:table-cell office:value-type="string" calcext:value-type="string">
            <text:p>0.971037705098658</text:p>
          </table:table-cell>
          <table:table-cell office:value-type="string" calcext:value-type="string">
            <text:p>2.05923405545056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{FK_COD_TIPO_TURMA_0,ID_GEOGRAFIA_1,ID_HISTORIA_1} =&gt; {ID_EDUCACAO_FISICA_1}</text:p>
          </table:table-cell>
          <table:table-cell office:value-type="string" calcext:value-type="string">
            <text:p>0.40660689655504</text:p>
          </table:table-cell>
          <table:table-cell office:value-type="string" calcext:value-type="string">
            <text:p>0.970850930332817</text:p>
          </table:table-cell>
          <table:table-cell office:value-type="string" calcext:value-type="string">
            <text:p>2.05883797097671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string" calcext:value-type="string">
            <text:p>{FK_COD_TIPO_TURMA_0,ID_DIA_SEMANA_SEXTA_1,ID_HISTORIA_1,ID_MATEMATICA_1} =&gt; {ID_EDUCACAO_FISICA_1}</text:p>
          </table:table-cell>
          <table:table-cell office:value-type="string" calcext:value-type="string">
            <text:p>0.413126616676856</text:p>
          </table:table-cell>
          <table:table-cell office:value-type="string" calcext:value-type="string">
            <text:p>0.970768767516735</text:p>
          </table:table-cell>
          <table:table-cell office:value-type="string" calcext:value-type="string">
            <text:p>2.0586637321515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string" calcext:value-type="string">
            <text:p>{ID_COZINHA_1,ID_DIA_SEMANA_SEXTA_1,ID_HISTORIA_1,ID_MATEMATICA_1} =&gt; {ID_EDUCACAO_FISICA_1}</text:p>
          </table:table-cell>
          <table:table-cell office:value-type="string" calcext:value-type="string">
            <text:p>0.402970538164212</text:p>
          </table:table-cell>
          <table:table-cell office:value-type="string" calcext:value-type="string">
            <text:p>0.970749653077819</text:p>
          </table:table-cell>
          <table:table-cell office:value-type="string" calcext:value-type="string">
            <text:p>2.05862319705862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{ID_COZINHA_1,ID_HISTORIA_1,ID_LINGUA_LITERAT_PORTUGUESA_1} =&gt; {ID_EDUCACAO_FISICA_1}</text:p>
          </table:table-cell>
          <table:table-cell office:value-type="string" calcext:value-type="string">
            <text:p>0.407726293888442</text:p>
          </table:table-cell>
          <table:table-cell office:value-type="string" calcext:value-type="string">
            <text:p>0.970418606248051</text:p>
          </table:table-cell>
          <table:table-cell office:value-type="string" calcext:value-type="string">
            <text:p>2.05792116159467</text:p>
          </table:table-cell>
        </table:table-row>
        <table:table-row table:style-name="ro1">
          <table:table-cell office:value-type="float" office:value="5658" calcext:value-type="float">
            <text:p>5658</text:p>
          </table:table-cell>
          <table:table-cell office:value-type="string" calcext:value-type="string">
            <text:p>{FK_COD_TIPO_TURMA_0,ID_COZINHA_1,ID_DIA_SEMANA_SEXTA_1,ID_EDUCACAO_FISICA_1,ID_MATEMATICA_1} =&gt; {ID_HISTORIA_1}</text:p>
          </table:table-cell>
          <table:table-cell office:value-type="string" calcext:value-type="string">
            <text:p>0.402064393716277</text:p>
          </table:table-cell>
          <table:table-cell office:value-type="string" calcext:value-type="string">
            <text:p>0.904987461537712</text:p>
          </table:table-cell>
          <table:table-cell office:value-type="string" calcext:value-type="string">
            <text:p>2.05785411763964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{FK_COD_TIPO_TURMA_0,ID_HISTORIA_1,ID_LINGUA_LITERAT_PORTUGUESA_1} =&gt; {ID_EDUCACAO_FISICA_1}</text:p>
          </table:table-cell>
          <table:table-cell office:value-type="string" calcext:value-type="string">
            <text:p>0.418000899653097</text:p>
          </table:table-cell>
          <table:table-cell office:value-type="string" calcext:value-type="string">
            <text:p>0.970309600546928</text:p>
          </table:table-cell>
          <table:table-cell office:value-type="string" calcext:value-type="string">
            <text:p>2.05768999832387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{ID_COZINHA_1,ID_GEOGRAFIA_1,ID_LINGUA_LITERAT_PORTUGUESA_1} =&gt; {ID_EDUCACAO_FISICA_1}</text:p>
          </table:table-cell>
          <table:table-cell office:value-type="string" calcext:value-type="string">
            <text:p>0.400359572734501</text:p>
          </table:table-cell>
          <table:table-cell office:value-type="string" calcext:value-type="string">
            <text:p>0.970301541122131</text:p>
          </table:table-cell>
          <table:table-cell office:value-type="string" calcext:value-type="string">
            <text:p>2.05767290708022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{FK_COD_TIPO_TURMA_0,ID_GEOGRAFIA_1,ID_LINGUA_LITERAT_PORTUGUESA_1} =&gt; {ID_EDUCACAO_FISICA_1}</text:p>
          </table:table-cell>
          <table:table-cell office:value-type="string" calcext:value-type="string">
            <text:p>0.410293983648048</text:p>
          </table:table-cell>
          <table:table-cell office:value-type="string" calcext:value-type="string">
            <text:p>0.970241262780628</text:p>
          </table:table-cell>
          <table:table-cell office:value-type="string" calcext:value-type="string">
            <text:p>2.0575450776324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{ID_GEOGRAFIA_1,ID_HISTORIA_1} =&gt; {ID_EDUCACAO_FISICA_1}</text:p>
          </table:table-cell>
          <table:table-cell office:value-type="string" calcext:value-type="string">
            <text:p>0.40765801449783</text:p>
          </table:table-cell>
          <table:table-cell office:value-type="string" calcext:value-type="string">
            <text:p>0.970172823683224</text:p>
          </table:table-cell>
          <table:table-cell office:value-type="string" calcext:value-type="string">
            <text:p>2.05739994205287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string" calcext:value-type="string">
            <text:p>{FK_COD_TIPO_TURMA_0,ID_DIA_SEMANA_SEXTA_1,ID_EDUCACAO_FISICA_1,ID_MATEMATICA_1} =&gt; {ID_GEOGRAFIA_1}</text:p>
          </table:table-cell>
          <table:table-cell office:value-type="string" calcext:value-type="string">
            <text:p>0.41030215794129</text:p>
          </table:table-cell>
          <table:table-cell office:value-type="string" calcext:value-type="string">
            <text:p>0.897435587312872</text:p>
          </table:table-cell>
          <table:table-cell office:value-type="string" calcext:value-type="string">
            <text:p>2.05716796522335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string" calcext:value-type="string">
            <text:p>{FK_COD_TIPO_TURMA_0,ID_DIA_SEMANA_SEXTA_1,ID_EDUCACAO_FISICA_1,ID_LINGUA_LITERAT_PORTUGUESA_1} =&gt; {ID_HISTORIA_1}</text:p>
          </table:table-cell>
          <table:table-cell office:value-type="string" calcext:value-type="string">
            <text:p>0.417340705263596</text:p>
          </table:table-cell>
          <table:table-cell office:value-type="string" calcext:value-type="string">
            <text:p>0.904659634567078</text:p>
          </table:table-cell>
          <table:table-cell office:value-type="string" calcext:value-type="string">
            <text:p>2.0571086707577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string" calcext:value-type="string">
            <text:p>{ID_COZINHA_1,ID_DIA_SEMANA_SEXTA_1,ID_EDUCACAO_FISICA_1,ID_MATEMATICA_1} =&gt; {ID_HISTORIA_1}</text:p>
          </table:table-cell>
          <table:table-cell office:value-type="string" calcext:value-type="string">
            <text:p>0.402970538164212</text:p>
          </table:table-cell>
          <table:table-cell office:value-type="string" calcext:value-type="string">
            <text:p>0.904652235982437</text:p>
          </table:table-cell>
          <table:table-cell office:value-type="string" calcext:value-type="string">
            <text:p>2.05709184709051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{ID_DIA_SEMANA_SEXTA_1,ID_HISTORIA_1,ID_MATEMATICA_1} =&gt; {ID_EDUCACAO_FISICA_1}</text:p>
          </table:table-cell>
          <table:table-cell office:value-type="string" calcext:value-type="string">
            <text:p>0.414216682722742</text:p>
          </table:table-cell>
          <table:table-cell office:value-type="string" calcext:value-type="string">
            <text:p>0.97001207106615</text:p>
          </table:table-cell>
          <table:table-cell office:value-type="string" calcext:value-type="string">
            <text:p>2.05705904152775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string" calcext:value-type="string">
            <text:p>{FK_COD_TIPO_TURMA_0,ID_COZINHA_1,ID_EDUCACAO_FISICA_1,ID_MATEMATICA_1} =&gt; {ID_HISTORIA_1}</text:p>
          </table:table-cell>
          <table:table-cell office:value-type="string" calcext:value-type="string">
            <text:p>0.402695016397873</text:p>
          </table:table-cell>
          <table:table-cell office:value-type="string" calcext:value-type="string">
            <text:p>0.904614719900625</text:p>
          </table:table-cell>
          <table:table-cell office:value-type="string" calcext:value-type="string">
            <text:p>2.05700653914237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string" calcext:value-type="string">
            <text:p>{FK_COD_MOD_ENSINO_1,ID_COZINHA_1,ID_DIA_SEMANA_SEXTA_1,ID_MATEMATICA_1} =&gt; {ID_EDUCACAO_FISICA_1}</text:p>
          </table:table-cell>
          <table:table-cell office:value-type="string" calcext:value-type="string">
            <text:p>0.410707506717947</text:p>
          </table:table-cell>
          <table:table-cell office:value-type="string" calcext:value-type="string">
            <text:p>0.969862147313488</text:p>
          </table:table-cell>
          <table:table-cell office:value-type="string" calcext:value-type="string">
            <text:p>2.05674110526679</text:p>
          </table:table-cell>
        </table:table-row>
        <table:table-row table:style-name="ro1">
          <table:table-cell office:value-type="float" office:value="5808" calcext:value-type="float">
            <text:p>5808</text:p>
          </table:table-cell>
          <table:table-cell office:value-type="string" calcext:value-type="string">
            <text:p>{FK_COD_MOD_ENSINO_1,FK_COD_TIPO_TURMA_0,ID_COZINHA_1,ID_DIA_SEMANA_SEXTA_1,ID_MATEMATICA_1} =&gt; {ID_EDUCACAO_FISICA_1}</text:p>
          </table:table-cell>
          <table:table-cell office:value-type="string" calcext:value-type="string">
            <text:p>0.410525989323892</text:p>
          </table:table-cell>
          <table:table-cell office:value-type="string" calcext:value-type="string">
            <text:p>0.969849223397693</text:p>
          </table:table-cell>
          <table:table-cell office:value-type="string" calcext:value-type="string">
            <text:p>2.05671369812555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{ID_DIA_SEMANA_SEXTA_1,ID_EDUCACAO_FISICA_1,ID_LINGUA_LITERAT_PORTUGUESA_1} =&gt; {ID_HISTORIA_1}</text:p>
          </table:table-cell>
          <table:table-cell office:value-type="string" calcext:value-type="string">
            <text:p>0.418437743500776</text:p>
          </table:table-cell>
          <table:table-cell office:value-type="string" calcext:value-type="string">
            <text:p>0.904482808797239</text:p>
          </table:table-cell>
          <table:table-cell office:value-type="string" calcext:value-type="string">
            <text:p>2.05670658602832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{FK_COD_TIPO_TURMA_0,ID_EDUCACAO_FISICA_1,ID_LINGUA_LITERAT_PORTUGUESA_1} =&gt; {ID_HISTORIA_1}</text:p>
          </table:table-cell>
          <table:table-cell office:value-type="string" calcext:value-type="string">
            <text:p>0.418000899653097</text:p>
          </table:table-cell>
          <table:table-cell office:value-type="string" calcext:value-type="string">
            <text:p>0.904446163441986</text:p>
          </table:table-cell>
          <table:table-cell office:value-type="string" calcext:value-type="string">
            <text:p>2.0566232580283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{FK_COD_MOD_ENSINO_1,ID_COZINHA_1,ID_MATEMATICA_1} =&gt; {ID_EDUCACAO_FISICA_1}</text:p>
          </table:table-cell>
          <table:table-cell office:value-type="string" calcext:value-type="string">
            <text:p>0.41084382507878</text:p>
          </table:table-cell>
          <table:table-cell office:value-type="string" calcext:value-type="string">
            <text:p>0.969751861070347</text:p>
          </table:table-cell>
          <table:table-cell office:value-type="string" calcext:value-type="string">
            <text:p>2.05650722641067</text:p>
          </table:table-cell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string" calcext:value-type="string">
            <text:p>{FK_COD_MOD_ENSINO_1,FK_COD_TIPO_TURMA_0,ID_COZINHA_1,ID_MATEMATICA_1} =&gt; {ID_EDUCACAO_FISICA_1}</text:p>
          </table:table-cell>
          <table:table-cell office:value-type="string" calcext:value-type="string">
            <text:p>0.410662307684725</text:p>
          </table:table-cell>
          <table:table-cell office:value-type="string" calcext:value-type="string">
            <text:p>0.969738895641713</text:p>
          </table:table-cell>
          <table:table-cell office:value-type="string" calcext:value-type="string">
            <text:p>2.0564797312351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{ID_DIA_SEMANA_SEXTA_1,ID_EDUCACAO_FISICA_1,ID_MATEMATICA_1} =&gt; {ID_GEOGRAFIA_1}</text:p>
          </table:table-cell>
          <table:table-cell office:value-type="string" calcext:value-type="string">
            <text:p>0.411388617681333</text:p>
          </table:table-cell>
          <table:table-cell office:value-type="string" calcext:value-type="string">
            <text:p>0.89713419877105</text:p>
          </table:table-cell>
          <table:table-cell office:value-type="string" calcext:value-type="string">
            <text:p>2.05647710020519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{FK_COD_TIPO_TURMA_0,ID_EDUCACAO_FISICA_1,ID_MATEMATICA_1} =&gt; {ID_GEOGRAFIA_1}</text:p>
          </table:table-cell>
          <table:table-cell office:value-type="string" calcext:value-type="string">
            <text:p>0.410976056292992</text:p>
          </table:table-cell>
          <table:table-cell office:value-type="string" calcext:value-type="string">
            <text:p>0.897097589327651</text:p>
          </table:table-cell>
          <table:table-cell office:value-type="string" calcext:value-type="string">
            <text:p>2.0563931813421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{ID_COZINHA_1,ID_EDUCACAO_FISICA_1,ID_MATEMATICA_1} =&gt; {ID_HISTORIA_1}</text:p>
          </table:table-cell>
          <table:table-cell office:value-type="string" calcext:value-type="string">
            <text:p>0.403601160845809</text:p>
          </table:table-cell>
          <table:table-cell office:value-type="string" calcext:value-type="string">
            <text:p>0.90428112943904</text:p>
          </table:table-cell>
          <table:table-cell office:value-type="string" calcext:value-type="string">
            <text:p>2.0562479866384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{ID_EDUCACAO_FISICA_1,ID_LINGUA_LITERAT_PORTUGUESA_1} =&gt; {ID_HISTORIA_1}</text:p>
          </table:table-cell>
          <table:table-cell office:value-type="string" calcext:value-type="string">
            <text:p>0.419097937890277</text:p>
          </table:table-cell>
          <table:table-cell office:value-type="string" calcext:value-type="string">
            <text:p>0.904270257904508</text:p>
          </table:table-cell>
          <table:table-cell office:value-type="string" calcext:value-type="string">
            <text:p>2.05622326581848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string" calcext:value-type="string">
            <text:p>{FK_COD_TIPO_TURMA_0,ID_COZINHA_1,ID_HISTORIA_1,ID_MATEMATICA_1} =&gt; {ID_EDUCACAO_FISICA_1}</text:p>
          </table:table-cell>
          <table:table-cell office:value-type="string" calcext:value-type="string">
            <text:p>0.402695016397873</text:p>
          </table:table-cell>
          <table:table-cell office:value-type="string" calcext:value-type="string">
            <text:p>0.969613083763736</text:p>
          </table:table-cell>
          <table:table-cell office:value-type="string" calcext:value-type="string">
            <text:p>2.0562129278943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{ID_HISTORIA_1,ID_LINGUA_LITERAT_PORTUGUESA_1} =&gt; {ID_EDUCACAO_FISICA_1}</text:p>
          </table:table-cell>
          <table:table-cell office:value-type="string" calcext:value-type="string">
            <text:p>0.419097937890277</text:p>
          </table:table-cell>
          <table:table-cell office:value-type="string" calcext:value-type="string">
            <text:p>0.969578648654361</text:p>
          </table:table-cell>
          <table:table-cell office:value-type="string" calcext:value-type="string">
            <text:p>2.056139902975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{ID_GEOGRAFIA_1,ID_LINGUA_LITERAT_PORTUGUESA_1} =&gt; {ID_EDUCACAO_FISICA_1}</text:p>
          </table:table-cell>
          <table:table-cell office:value-type="string" calcext:value-type="string">
            <text:p>0.411354958826806</text:p>
          </table:table-cell>
          <table:table-cell office:value-type="string" calcext:value-type="string">
            <text:p>0.969554753786602</text:p>
          </table:table-cell>
          <table:table-cell office:value-type="string" calcext:value-type="string">
            <text:p>2.0560892302513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{FK_COD_MOD_ENSINO_1,ID_DIA_SEMANA_SEXTA_1,ID_MATEMATICA_1} =&gt; {ID_EDUCACAO_FISICA_1}</text:p>
          </table:table-cell>
          <table:table-cell office:value-type="string" calcext:value-type="string">
            <text:p>0.423089637616751</text:p>
          </table:table-cell>
          <table:table-cell office:value-type="string" calcext:value-type="string">
            <text:p>0.96955350615106</text:p>
          </table:table-cell>
          <table:table-cell office:value-type="string" calcext:value-type="string">
            <text:p>2.05608658444927</text:p>
          </table:table-cell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string" calcext:value-type="string">
            <text:p>{FK_COD_MOD_ENSINO_1,FK_COD_TIPO_TURMA_0,ID_DIA_SEMANA_SEXTA_1,ID_MATEMATICA_1} =&gt; {ID_EDUCACAO_FISICA_1}</text:p>
          </table:table-cell>
          <table:table-cell office:value-type="string" calcext:value-type="string">
            <text:p>0.422841523774812</text:p>
          </table:table-cell>
          <table:table-cell office:value-type="string" calcext:value-type="string">
            <text:p>0.969536185082753</text:p>
          </table:table-cell>
          <table:table-cell office:value-type="string" calcext:value-type="string">
            <text:p>2.0560498524732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{FK_COD_MOD_ENSINO_1,ID_MATEMATICA_1} =&gt; {ID_EDUCACAO_FISICA_1}</text:p>
          </table:table-cell>
          <table:table-cell office:value-type="string" calcext:value-type="string">
            <text:p>0.423225955977584</text:p>
          </table:table-cell>
          <table:table-cell office:value-type="string" calcext:value-type="string">
            <text:p>0.96944661362963</text:p>
          </table:table-cell>
          <table:table-cell office:value-type="string" calcext:value-type="string">
            <text:p>2.05585990249939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{FK_COD_MOD_ENSINO_1,FK_COD_TIPO_TURMA_0,ID_MATEMATICA_1} =&gt; {ID_EDUCACAO_FISICA_1}</text:p>
          </table:table-cell>
          <table:table-cell office:value-type="string" calcext:value-type="string">
            <text:p>0.422977842135645</text:p>
          </table:table-cell>
          <table:table-cell office:value-type="string" calcext:value-type="string">
            <text:p>0.96942923926855</text:p>
          </table:table-cell>
          <table:table-cell office:value-type="string" calcext:value-type="string">
            <text:p>2.0558230575078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{ID_EDUCACAO_FISICA_1,ID_MATEMATICA_1} =&gt; {ID_GEOGRAFIA_1}</text:p>
          </table:table-cell>
          <table:table-cell office:value-type="string" calcext:value-type="string">
            <text:p>0.412062516033035</text:p>
          </table:table-cell>
          <table:table-cell office:value-type="string" calcext:value-type="string">
            <text:p>0.89679781033623</text:p>
          </table:table-cell>
          <table:table-cell office:value-type="string" calcext:value-type="string">
            <text:p>2.05570600585395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{FK_COD_TIPO_TURMA_0,ID_HISTORIA_1,ID_MATEMATICA_1} =&gt; {ID_EDUCACAO_FISICA_1}</text:p>
          </table:table-cell>
          <table:table-cell office:value-type="string" calcext:value-type="string">
            <text:p>0.413788253588695</text:p>
          </table:table-cell>
          <table:table-cell office:value-type="string" calcext:value-type="string">
            <text:p>0.968990227352828</text:p>
          </table:table-cell>
          <table:table-cell office:value-type="string" calcext:value-type="string">
            <text:p>2.0548920655568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{ID_COZINHA_1,ID_HISTORIA_1,ID_MATEMATICA_1} =&gt; {ID_EDUCACAO_FISICA_1}</text:p>
          </table:table-cell>
          <table:table-cell office:value-type="string" calcext:value-type="string">
            <text:p>0.403601160845809</text:p>
          </table:table-cell>
          <table:table-cell office:value-type="string" calcext:value-type="string">
            <text:p>0.968942690467574</text:p>
          </table:table-cell>
          <table:table-cell office:value-type="string" calcext:value-type="string">
            <text:p>2.05479125631687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string" calcext:value-type="string">
            <text:p>{FK_COD_TIPO_TURMA_0,ID_DIA_SEMANA_SEXTA_1,ID_EDUCACAO_FISICA_1,ID_MATEMATICA_1} =&gt; {ID_HISTORIA_1}</text:p>
          </table:table-cell>
          <table:table-cell office:value-type="string" calcext:value-type="string">
            <text:p>0.413126616676856</text:p>
          </table:table-cell>
          <table:table-cell office:value-type="string" calcext:value-type="string">
            <text:p>0.90361339977409</text:p>
          </table:table-cell>
          <table:table-cell office:value-type="string" calcext:value-type="string">
            <text:p>2.05472963384474</text:p>
          </table:table-cell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string" calcext:value-type="string">
            <text:p>{FK_COD_MOD_ENSINO_1,ID_DIA_SEMANA_SEXTA_1,ID_LABORATORIO_INFORMATICA_1,ID_MATEMATICA_1} =&gt; {ID_EDUCACAO_FISICA_1}</text:p>
          </table:table-cell>
          <table:table-cell office:value-type="string" calcext:value-type="string">
            <text:p>0.403364587182564</text:p>
          </table:table-cell>
          <table:table-cell office:value-type="string" calcext:value-type="string">
            <text:p>0.968721960277565</text:p>
          </table:table-cell>
          <table:table-cell office:value-type="string" calcext:value-type="string">
            <text:p>2.05432316416973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string" calcext:value-type="string">
            <text:p>{FK_COD_MOD_ENSINO_1,FK_COD_TIPO_TURMA_0,ID_DIA_SEMANA_SEXTA_1,ID_LABORATORIO_INFORMATICA_1,ID_MATEMATICA_1} =&gt; {ID_EDUCACAO_FISICA_1}</text:p>
          </table:table-cell>
          <table:table-cell office:value-type="string" calcext:value-type="string">
            <text:p>0.403116473340625</text:p>
          </table:table-cell>
          <table:table-cell office:value-type="string" calcext:value-type="string">
            <text:p>0.968703311483252</text:p>
          </table:table-cell>
          <table:table-cell office:value-type="string" calcext:value-type="string">
            <text:p>2.05428361654749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{FK_COD_MOD_ENSINO_1,ID_LABORATORIO_INFORMATICA_1,ID_MATEMATICA_1} =&gt; {ID_EDUCACAO_FISICA_1}</text:p>
          </table:table-cell>
          <table:table-cell office:value-type="string" calcext:value-type="string">
            <text:p>0.403466525427702</text:p>
          </table:table-cell>
          <table:table-cell office:value-type="string" calcext:value-type="string">
            <text:p>0.968654688434356</text:p>
          </table:table-cell>
          <table:table-cell office:value-type="string" calcext:value-type="string">
            <text:p>2.05418050393133</text:p>
          </table:table-cell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string" calcext:value-type="string">
            <text:p>{FK_COD_MOD_ENSINO_1,FK_COD_TIPO_TURMA_0,ID_LABORATORIO_INFORMATICA_1,ID_MATEMATICA_1} =&gt; {ID_EDUCACAO_FISICA_1}</text:p>
          </table:table-cell>
          <table:table-cell office:value-type="string" calcext:value-type="string">
            <text:p>0.403218411585762</text:p>
          </table:table-cell>
          <table:table-cell office:value-type="string" calcext:value-type="string">
            <text:p>0.968636005553746</text:p>
          </table:table-cell>
          <table:table-cell office:value-type="string" calcext:value-type="string">
            <text:p>2.05414088402388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{ID_DIA_SEMANA_SEXTA_1,ID_EDUCACAO_FISICA_1,ID_MATEMATICA_1} =&gt; {ID_HISTORIA_1}</text:p>
          </table:table-cell>
          <table:table-cell office:value-type="string" calcext:value-type="string">
            <text:p>0.414216682722742</text:p>
          </table:table-cell>
          <table:table-cell office:value-type="string" calcext:value-type="string">
            <text:p>0.903301491097456</text:p>
          </table:table-cell>
          <table:table-cell office:value-type="string" calcext:value-type="string">
            <text:p>2.05402038362657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{FK_COD_TIPO_TURMA_0,ID_EDUCACAO_FISICA_1,ID_MATEMATICA_1} =&gt; {ID_HISTORIA_1}</text:p>
          </table:table-cell>
          <table:table-cell office:value-type="string" calcext:value-type="string">
            <text:p>0.413788253588695</text:p>
          </table:table-cell>
          <table:table-cell office:value-type="string" calcext:value-type="string">
            <text:p>0.903236183963663</text:p>
          </table:table-cell>
          <table:table-cell office:value-type="string" calcext:value-type="string">
            <text:p>2.0538718815092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{ID_HISTORIA_1,ID_MATEMATICA_1} =&gt; {ID_EDUCACAO_FISICA_1}</text:p>
          </table:table-cell>
          <table:table-cell office:value-type="string" calcext:value-type="string">
            <text:p>0.41487831963458</text:p>
          </table:table-cell>
          <table:table-cell office:value-type="string" calcext:value-type="string">
            <text:p>0.968209563277052</text:p>
          </table:table-cell>
          <table:table-cell office:value-type="string" calcext:value-type="string">
            <text:p>2.0532365479159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{ID_EDUCACAO_FISICA_1,ID_MATEMATICA_1} =&gt; {ID_HISTORIA_1}</text:p>
          </table:table-cell>
          <table:table-cell office:value-type="string" calcext:value-type="string">
            <text:p>0.41487831963458</text:p>
          </table:table-cell>
          <table:table-cell office:value-type="string" calcext:value-type="string">
            <text:p>0.902926022454414</text:p>
          </table:table-cell>
          <table:table-cell office:value-type="string" calcext:value-type="string">
            <text:p>2.05316660418103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string" calcext:value-type="string">
            <text:p>{FK_COD_TIPO_TURMA_0,ID_COZINHA_1,ID_DIA_SEMANA_SEXTA_1,ID_HISTORIA_1} =&gt; {ID_EDUCACAO_FISICA_1}</text:p>
          </table:table-cell>
          <table:table-cell office:value-type="string" calcext:value-type="string">
            <text:p>0.410038657194424</text:p>
          </table:table-cell>
          <table:table-cell office:value-type="string" calcext:value-type="string">
            <text:p>0.967930447771698</text:p>
          </table:table-cell>
          <table:table-cell office:value-type="string" calcext:value-type="string">
            <text:p>2.05264464077271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string" calcext:value-type="string">
            <text:p>{FK_COD_TIPO_TURMA_0,ID_DIA_SEMANA_SEXTA_1,ID_HISTORIA_1,ID_LABORATORIO_INFORMATICA_1} =&gt; {ID_EDUCACAO_FISICA_1}</text:p>
          </table:table-cell>
          <table:table-cell office:value-type="string" calcext:value-type="string">
            <text:p>0.400133096727614</text:p>
          </table:table-cell>
          <table:table-cell office:value-type="string" calcext:value-type="string">
            <text:p>0.967278970316272</text:p>
          </table:table-cell>
          <table:table-cell office:value-type="string" calcext:value-type="string">
            <text:p>2.05126308313028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{FK_COD_TIPO_TURMA_0,ID_DIA_SEMANA_SEXTA_1,ID_HISTORIA_1} =&gt; {ID_EDUCACAO_FISICA_1}</text:p>
          </table:table-cell>
          <table:table-cell office:value-type="string" calcext:value-type="string">
            <text:p>0.421310526734627</text:p>
          </table:table-cell>
          <table:table-cell office:value-type="string" calcext:value-type="string">
            <text:p>0.967277759286582</text:p>
          </table:table-cell>
          <table:table-cell office:value-type="string" calcext:value-type="string">
            <text:p>2.05126051495649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{ID_COZINHA_1,ID_DIA_SEMANA_SEXTA_1,ID_HISTORIA_1} =&gt; {ID_EDUCACAO_FISICA_1}</text:p>
          </table:table-cell>
          <table:table-cell office:value-type="string" calcext:value-type="string">
            <text:p>0.411012600192192</text:p>
          </table:table-cell>
          <table:table-cell office:value-type="string" calcext:value-type="string">
            <text:p>0.967006922392055</text:p>
          </table:table-cell>
          <table:table-cell office:value-type="string" calcext:value-type="string">
            <text:p>2.05068616387439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{ID_DIA_SEMANA_SEXTA_1,ID_HISTORIA_1,ID_LABORATORIO_INFORMATICA_1} =&gt; {ID_EDUCACAO_FISICA_1}</text:p>
          </table:table-cell>
          <table:table-cell office:value-type="string" calcext:value-type="string">
            <text:p>0.401225086136615</text:p>
          </table:table-cell>
          <table:table-cell office:value-type="string" calcext:value-type="string">
            <text:p>0.966383693323296</text:p>
          </table:table-cell>
          <table:table-cell office:value-type="string" calcext:value-type="string">
            <text:p>2.0493645112588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{ID_DIA_SEMANA_SEXTA_1,ID_HISTORIA_1} =&gt; {ID_EDUCACAO_FISICA_1}</text:p>
          </table:table-cell>
          <table:table-cell office:value-type="string" calcext:value-type="string">
            <text:p>0.422472238056576</text:p>
          </table:table-cell>
          <table:table-cell office:value-type="string" calcext:value-type="string">
            <text:p>0.966254131628132</text:p>
          </table:table-cell>
          <table:table-cell office:value-type="string" calcext:value-type="string">
            <text:p>2.04908975585691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string" calcext:value-type="string">
            <text:p>{FK_COD_TIPO_TURMA_0,ID_COZINHA_1,ID_DIA_SEMANA_SEXTA_1,ID_EDUCACAO_FISICA_1} =&gt; {ID_HISTORIA_1}</text:p>
          </table:table-cell>
          <table:table-cell office:value-type="string" calcext:value-type="string">
            <text:p>0.410038657194424</text:p>
          </table:table-cell>
          <table:table-cell office:value-type="string" calcext:value-type="string">
            <text:p>0.900576355941377</text:p>
          </table:table-cell>
          <table:table-cell office:value-type="string" calcext:value-type="string">
            <text:p>2.04782368937344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{ID_COZINHA_1,ID_DIA_SEMANA_SEXTA_1,ID_EDUCACAO_FISICA_1} =&gt; {ID_HISTORIA_1}</text:p>
          </table:table-cell>
          <table:table-cell office:value-type="string" calcext:value-type="string">
            <text:p>0.411012600192192</text:p>
          </table:table-cell>
          <table:table-cell office:value-type="string" calcext:value-type="string">
            <text:p>0.900226957973281</text:p>
          </table:table-cell>
          <table:table-cell office:value-type="string" calcext:value-type="string">
            <text:p>2.0470291921258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{FK_COD_TIPO_TURMA_0,ID_COZINHA_1,ID_EDUCACAO_FISICA_1} =&gt; {ID_HISTORIA_1}</text:p>
          </table:table-cell>
          <table:table-cell office:value-type="string" calcext:value-type="string">
            <text:p>0.410757514158958</text:p>
          </table:table-cell>
          <table:table-cell office:value-type="string" calcext:value-type="string">
            <text:p>0.899513835215726</text:p>
          </table:table-cell>
          <table:table-cell office:value-type="string" calcext:value-type="string">
            <text:p>2.04540761982189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{FK_COD_TIPO_TURMA_0,ID_COZINHA_1,ID_HISTORIA_1} =&gt; {ID_EDUCACAO_FISICA_1}</text:p>
          </table:table-cell>
          <table:table-cell office:value-type="string" calcext:value-type="string">
            <text:p>0.410757514158958</text:p>
          </table:table-cell>
          <table:table-cell office:value-type="string" calcext:value-type="string">
            <text:p>0.964263219205606</text:p>
          </table:table-cell>
          <table:table-cell office:value-type="string" calcext:value-type="string">
            <text:p>2.0448677213876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{ID_COZINHA_1,ID_EDUCACAO_FISICA_1} =&gt; {ID_HISTORIA_1}</text:p>
          </table:table-cell>
          <table:table-cell office:value-type="string" calcext:value-type="string">
            <text:p>0.411738188927631</text:p>
          </table:table-cell>
          <table:table-cell office:value-type="string" calcext:value-type="string">
            <text:p>0.89911793226228</text:p>
          </table:table-cell>
          <table:table-cell office:value-type="string" calcext:value-type="string">
            <text:p>2.04450737472728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{FK_COD_TIPO_TURMA_0,ID_DIA_SEMANA_SEXTA_1,ID_EDUCACAO_FISICA_1} =&gt; {ID_HISTORIA_1}</text:p>
          </table:table-cell>
          <table:table-cell office:value-type="string" calcext:value-type="string">
            <text:p>0.421310526734627</text:p>
          </table:table-cell>
          <table:table-cell office:value-type="string" calcext:value-type="string">
            <text:p>0.899058559159424</text:p>
          </table:table-cell>
          <table:table-cell office:value-type="string" calcext:value-type="string">
            <text:p>2.0443723660234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{ID_DIA_SEMANA_SEXTA_1,ID_EDUCACAO_FISICA_1} =&gt; {ID_HISTORIA_1}</text:p>
          </table:table-cell>
          <table:table-cell office:value-type="string" calcext:value-type="string">
            <text:p>0.422472238056576</text:p>
          </table:table-cell>
          <table:table-cell office:value-type="string" calcext:value-type="string">
            <text:p>0.898735996432108</text:p>
          </table:table-cell>
          <table:table-cell office:value-type="string" calcext:value-type="string">
            <text:p>2.04363888952257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{FK_COD_TIPO_TURMA_0,ID_HISTORIA_1,ID_LABORATORIO_INFORMATICA_1} =&gt; {ID_EDUCACAO_FISICA_1}</text:p>
          </table:table-cell>
          <table:table-cell office:value-type="string" calcext:value-type="string">
            <text:p>0.400822622404632</text:p>
          </table:table-cell>
          <table:table-cell office:value-type="string" calcext:value-type="string">
            <text:p>0.963464968093972</text:p>
          </table:table-cell>
          <table:table-cell office:value-type="string" calcext:value-type="string">
            <text:p>2.0431749077458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{FK_COD_TIPO_TURMA_0,ID_HISTORIA_1} =&gt; {ID_EDUCACAO_FISICA_1}</text:p>
          </table:table-cell>
          <table:table-cell office:value-type="string" calcext:value-type="string">
            <text:p>0.422068572222646</text:p>
          </table:table-cell>
          <table:table-cell office:value-type="string" calcext:value-type="string">
            <text:p>0.96344753554596</text:p>
          </table:table-cell>
          <table:table-cell office:value-type="string" calcext:value-type="string">
            <text:p>2.0431379393600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{ID_COZINHA_1,ID_HISTORIA_1} =&gt; {ID_EDUCACAO_FISICA_1}</text:p>
          </table:table-cell>
          <table:table-cell office:value-type="string" calcext:value-type="string">
            <text:p>0.411738188927631</text:p>
          </table:table-cell>
          <table:table-cell office:value-type="string" calcext:value-type="string">
            <text:p>0.963311416744619</text:p>
          </table:table-cell>
          <table:table-cell office:value-type="string" calcext:value-type="string">
            <text:p>2.04284927861097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string" calcext:value-type="string">
            <text:p>{FK_COD_TIPO_TURMA_0,ID_DIA_SEMANA_SEXTA_1,ID_EDUCACAO_FISICA_1,ID_LABORATORIO_INFORMATICA_1} =&gt; {ID_HISTORIA_1}</text:p>
          </table:table-cell>
          <table:table-cell office:value-type="string" calcext:value-type="string">
            <text:p>0.400133096727614</text:p>
          </table:table-cell>
          <table:table-cell office:value-type="string" calcext:value-type="string">
            <text:p>0.898089859386281</text:p>
          </table:table-cell>
          <table:table-cell office:value-type="string" calcext:value-type="string">
            <text:p>2.0421696362601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{FK_COD_TIPO_TURMA_0,ID_EDUCACAO_FISICA_1} =&gt; {ID_HISTORIA_1}</text:p>
          </table:table-cell>
          <table:table-cell office:value-type="string" calcext:value-type="string">
            <text:p>0.422068572222646</text:p>
          </table:table-cell>
          <table:table-cell office:value-type="string" calcext:value-type="string">
            <text:p>0.897910332947343</text:p>
          </table:table-cell>
          <table:table-cell office:value-type="string" calcext:value-type="string">
            <text:p>2.04176141046996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{ID_DIA_SEMANA_SEXTA_1,ID_EDUCACAO_FISICA_1,ID_LABORATORIO_INFORMATICA_1} =&gt; {ID_HISTORIA_1}</text:p>
          </table:table-cell>
          <table:table-cell office:value-type="string" calcext:value-type="string">
            <text:p>0.401225086136615</text:p>
          </table:table-cell>
          <table:table-cell office:value-type="string" calcext:value-type="string">
            <text:p>0.89786682061096</text:p>
          </table:table-cell>
          <table:table-cell office:value-type="string" calcext:value-type="string">
            <text:p>2.0416624676178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{ID_HISTORIA_1,ID_LABORATORIO_INFORMATICA_1} =&gt; {ID_EDUCACAO_FISICA_1}</text:p>
          </table:table-cell>
          <table:table-cell office:value-type="string" calcext:value-type="string">
            <text:p>0.401921343584538</text:p>
          </table:table-cell>
          <table:table-cell office:value-type="string" calcext:value-type="string">
            <text:p>0.962542052889191</text:p>
          </table:table-cell>
          <table:table-cell office:value-type="string" calcext:value-type="string">
            <text:p>2.041217724816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{ID_HISTORIA_1} =&gt; {ID_EDUCACAO_FISICA_1}</text:p>
          </table:table-cell>
          <table:table-cell office:value-type="string" calcext:value-type="string">
            <text:p>0.4232370153155</text:p>
          </table:table-cell>
          <table:table-cell office:value-type="string" calcext:value-type="string">
            <text:p>0.96240011240003</text:p>
          </table:table-cell>
          <table:table-cell office:value-type="string" calcext:value-type="string">
            <text:p>2.040916718287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{ID_EDUCACAO_FISICA_1} =&gt; {ID_HISTORIA_1}</text:p>
          </table:table-cell>
          <table:table-cell office:value-type="string" calcext:value-type="string">
            <text:p>0.4232370153155</text:p>
          </table:table-cell>
          <table:table-cell office:value-type="string" calcext:value-type="string">
            <text:p>0.897538860631967</text:p>
          </table:table-cell>
          <table:table-cell office:value-type="string" calcext:value-type="string">
            <text:p>2.04091671828772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{FK_COD_TIPO_TURMA_0,ID_EDUCACAO_FISICA_1,ID_LABORATORIO_INFORMATICA_1} =&gt; {ID_HISTORIA_1}</text:p>
          </table:table-cell>
          <table:table-cell office:value-type="string" calcext:value-type="string">
            <text:p>0.400822622404632</text:p>
          </table:table-cell>
          <table:table-cell office:value-type="string" calcext:value-type="string">
            <text:p>0.89698355522437</text:p>
          </table:table-cell>
          <table:table-cell office:value-type="string" calcext:value-type="string">
            <text:p>2.0396540074015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{ID_EDUCACAO_FISICA_1,ID_LABORATORIO_INFORMATICA_1} =&gt; {ID_HISTORIA_1}</text:p>
          </table:table-cell>
          <table:table-cell office:value-type="string" calcext:value-type="string">
            <text:p>0.401921343584538</text:p>
          </table:table-cell>
          <table:table-cell office:value-type="string" calcext:value-type="string">
            <text:p>0.8967082762971</text:p>
          </table:table-cell>
          <table:table-cell office:value-type="string" calcext:value-type="string">
            <text:p>2.03902804969706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{ID_COZINHA_1,ID_EDUCACAO_FISICA_1,ID_LINGUA_LITERAT_PORTUGUESA_1} =&gt; {ID_GEOGRAFIA_1}</text:p>
          </table:table-cell>
          <table:table-cell office:value-type="string" calcext:value-type="string">
            <text:p>0.400359572734501</text:p>
          </table:table-cell>
          <table:table-cell office:value-type="string" calcext:value-type="string">
            <text:p>0.88935079583707</text:p>
          </table:table-cell>
          <table:table-cell office:value-type="string" calcext:value-type="string">
            <text:p>2.0386354106148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string" calcext:value-type="string">
            <text:p>{FK_COD_TIPO_TURMA_0,ID_DIA_SEMANA_SEXTA_1,ID_GEOGRAFIA_1,ID_MATEMATICA_1} =&gt; {ID_EDUCACAO_FISICA_1}</text:p>
          </table:table-cell>
          <table:table-cell office:value-type="string" calcext:value-type="string">
            <text:p>0.41030215794129</text:p>
          </table:table-cell>
          <table:table-cell office:value-type="string" calcext:value-type="string">
            <text:p>0.960301133160098</text:p>
          </table:table-cell>
          <table:table-cell office:value-type="string" calcext:value-type="string">
            <text:p>2.03646551159424</text:p>
          </table:table-cell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string" calcext:value-type="string">
            <text:p>{ID_COZINHA_1,ID_DIA_SEMANA_SEXTA_1,ID_GEOGRAFIA_1,ID_MATEMATICA_1} =&gt; {ID_EDUCACAO_FISICA_1}</text:p>
          </table:table-cell>
          <table:table-cell office:value-type="string" calcext:value-type="string">
            <text:p>0.400488918904039</text:p>
          </table:table-cell>
          <table:table-cell office:value-type="string" calcext:value-type="string">
            <text:p>0.960052976834738</text:p>
          </table:table-cell>
          <table:table-cell office:value-type="string" calcext:value-type="string">
            <text:p>2.03593925812996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string" calcext:value-type="string">
            <text:p>{FK_COD_TIPO_TURMA_0,ID_DIA_SEMANA_SEXTA_1,ID_EDUCACAO_FISICA_1,ID_LINGUA_LITERAT_PORTUGUESA_1} =&gt; {ID_GEOGRAFIA_1}</text:p>
          </table:table-cell>
          <table:table-cell office:value-type="string" calcext:value-type="string">
            <text:p>0.409636193462441</text:p>
          </table:table-cell>
          <table:table-cell office:value-type="string" calcext:value-type="string">
            <text:p>0.887958745478992</text:p>
          </table:table-cell>
          <table:table-cell office:value-type="string" calcext:value-type="string">
            <text:p>2.03544445023491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{ID_DIA_SEMANA_SEXTA_1,ID_GEOGRAFIA_1,ID_MATEMATICA_1} =&gt; {ID_EDUCACAO_FISICA_1}</text:p>
          </table:table-cell>
          <table:table-cell office:value-type="string" calcext:value-type="string">
            <text:p>0.411388617681333</text:p>
          </table:table-cell>
          <table:table-cell office:value-type="string" calcext:value-type="string">
            <text:p>0.959678970732159</text:p>
          </table:table-cell>
          <table:table-cell office:value-type="string" calcext:value-type="string">
            <text:p>2.03514612095379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{FK_COD_TIPO_TURMA_0,ID_EDUCACAO_FISICA_1,ID_LINGUA_LITERAT_PORTUGUESA_1} =&gt; {ID_GEOGRAFIA_1}</text:p>
          </table:table-cell>
          <table:table-cell office:value-type="string" calcext:value-type="string">
            <text:p>0.410293983648048</text:p>
          </table:table-cell>
          <table:table-cell office:value-type="string" calcext:value-type="string">
            <text:p>0.887770384469927</text:p>
          </table:table-cell>
          <table:table-cell office:value-type="string" calcext:value-type="string">
            <text:p>2.03501267525382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{ID_DIA_SEMANA_SEXTA_1,ID_EDUCACAO_FISICA_1,ID_LINGUA_LITERAT_PORTUGUESA_1} =&gt; {ID_GEOGRAFIA_1}</text:p>
          </table:table-cell>
          <table:table-cell office:value-type="string" calcext:value-type="string">
            <text:p>0.410697168641199</text:p>
          </table:table-cell>
          <table:table-cell office:value-type="string" calcext:value-type="string">
            <text:p>0.887751008190247</text:p>
          </table:table-cell>
          <table:table-cell office:value-type="string" calcext:value-type="string">
            <text:p>2.0349682595181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{ID_EDUCACAO_FISICA_1,ID_LINGUA_LITERAT_PORTUGUESA_1} =&gt; {ID_GEOGRAFIA_1}</text:p>
          </table:table-cell>
          <table:table-cell office:value-type="string" calcext:value-type="string">
            <text:p>0.411354958826806</text:p>
          </table:table-cell>
          <table:table-cell office:value-type="string" calcext:value-type="string">
            <text:p>0.887563552760787</text:p>
          </table:table-cell>
          <table:table-cell office:value-type="string" calcext:value-type="string">
            <text:p>2.03453856037332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string" calcext:value-type="string">
            <text:p>{FK_COD_TIPO_TURMA_0,ID_COZINHA_1,ID_GEOGRAFIA_1,ID_MATEMATICA_1} =&gt; {ID_EDUCACAO_FISICA_1}</text:p>
          </table:table-cell>
          <table:table-cell office:value-type="string" calcext:value-type="string">
            <text:p>0.400225418157173</text:p>
          </table:table-cell>
          <table:table-cell office:value-type="string" calcext:value-type="string">
            <text:p>0.958833334677294</text:p>
          </table:table-cell>
          <table:table-cell office:value-type="string" calcext:value-type="string">
            <text:p>2.03335282028838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{FK_COD_TIPO_TURMA_0,ID_GEOGRAFIA_1,ID_MATEMATICA_1} =&gt; {ID_EDUCACAO_FISICA_1}</text:p>
          </table:table-cell>
          <table:table-cell office:value-type="string" calcext:value-type="string">
            <text:p>0.410976056292992</text:p>
          </table:table-cell>
          <table:table-cell office:value-type="string" calcext:value-type="string">
            <text:p>0.958554199842204</text:p>
          </table:table-cell>
          <table:table-cell office:value-type="string" calcext:value-type="string">
            <text:p>2.03276087215345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{ID_COZINHA_1,ID_GEOGRAFIA_1,ID_MATEMATICA_1} =&gt; {ID_EDUCACAO_FISICA_1}</text:p>
          </table:table-cell>
          <table:table-cell office:value-type="string" calcext:value-type="string">
            <text:p>0.401131803025498</text:p>
          </table:table-cell>
          <table:table-cell office:value-type="string" calcext:value-type="string">
            <text:p>0.958289155823792</text:p>
          </table:table-cell>
          <table:table-cell office:value-type="string" calcext:value-type="string">
            <text:p>2.0321988057516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{ID_GEOGRAFIA_1,ID_MATEMATICA_1} =&gt; {ID_EDUCACAO_FISICA_1}</text:p>
          </table:table-cell>
          <table:table-cell office:value-type="string" calcext:value-type="string">
            <text:p>0.412062516033035</text:p>
          </table:table-cell>
          <table:table-cell office:value-type="string" calcext:value-type="string">
            <text:p>0.957907779736402</text:p>
          </table:table-cell>
          <table:table-cell office:value-type="string" calcext:value-type="string">
            <text:p>2.03139003939484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string" calcext:value-type="string">
            <text:p>{FK_COD_TIPO_TURMA_0,ID_COZINHA_1,ID_DIA_SEMANA_SEXTA_1,ID_GEOGRAFIA_1} =&gt; {ID_EDUCACAO_FISICA_1}</text:p>
          </table:table-cell>
          <table:table-cell office:value-type="string" calcext:value-type="string">
            <text:p>0.402639960128683</text:p>
          </table:table-cell>
          <table:table-cell office:value-type="string" calcext:value-type="string">
            <text:p>0.956809858712357</text:p>
          </table:table-cell>
          <table:table-cell office:value-type="string" calcext:value-type="string">
            <text:p>2.0290617298441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{FK_COD_TIPO_TURMA_0,ID_DIA_SEMANA_SEXTA_1,ID_GEOGRAFIA_1} =&gt; {ID_EDUCACAO_FISICA_1}</text:p>
          </table:table-cell>
          <table:table-cell office:value-type="string" calcext:value-type="string">
            <text:p>0.413514174344692</text:p>
          </table:table-cell>
          <table:table-cell office:value-type="string" calcext:value-type="string">
            <text:p>0.956602142834896</text:p>
          </table:table-cell>
          <table:table-cell office:value-type="string" calcext:value-type="string">
            <text:p>2.02862123653835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{ID_COZINHA_1,ID_DIA_SEMANA_SEXTA_1,ID_GEOGRAFIA_1} =&gt; {ID_EDUCACAO_FISICA_1}</text:p>
          </table:table-cell>
          <table:table-cell office:value-type="string" calcext:value-type="string">
            <text:p>0.403610777661388</text:p>
          </table:table-cell>
          <table:table-cell office:value-type="string" calcext:value-type="string">
            <text:p>0.956071655357209</text:p>
          </table:table-cell>
          <table:table-cell office:value-type="string" calcext:value-type="string">
            <text:p>2.0274962566592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{FK_COD_TIPO_TURMA_0,ID_COZINHA_1,ID_DIA_SEMANA_SEXTA_1,ID_EDUCACAO_FISICA_1} =&gt; {ID_GEOGRAFIA_1}</text:p>
          </table:table-cell>
          <table:table-cell office:value-type="string" calcext:value-type="string">
            <text:p>0.402639960128683</text:p>
          </table:table-cell>
          <table:table-cell office:value-type="string" calcext:value-type="string">
            <text:p>0.88432644504817</text:p>
          </table:table-cell>
          <table:table-cell office:value-type="string" calcext:value-type="string">
            <text:p>2.0271182236042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{ID_DIA_SEMANA_SEXTA_1,ID_GEOGRAFIA_1} =&gt; {ID_EDUCACAO_FISICA_1}</text:p>
          </table:table-cell>
          <table:table-cell office:value-type="string" calcext:value-type="string">
            <text:p>0.414668913475346</text:p>
          </table:table-cell>
          <table:table-cell office:value-type="string" calcext:value-type="string">
            <text:p>0.95576560007226</text:p>
          </table:table-cell>
          <table:table-cell office:value-type="string" calcext:value-type="string">
            <text:p>2.02684721959069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{ID_COZINHA_1,ID_DIA_SEMANA_SEXTA_1,ID_EDUCACAO_FISICA_1} =&gt; {ID_GEOGRAFIA_1}</text:p>
          </table:table-cell>
          <table:table-cell office:value-type="string" calcext:value-type="string">
            <text:p>0.403610777661388</text:p>
          </table:table-cell>
          <table:table-cell office:value-type="string" calcext:value-type="string">
            <text:p>0.884014997130114</text:p>
          </table:table-cell>
          <table:table-cell office:value-type="string" calcext:value-type="string">
            <text:p>2.02640429974288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{FK_COD_TIPO_TURMA_0,ID_COZINHA_1,ID_EDUCACAO_FISICA_1} =&gt; {ID_GEOGRAFIA_1}</text:p>
          </table:table-cell>
          <table:table-cell office:value-type="string" calcext:value-type="string">
            <text:p>0.403326841181416</text:p>
          </table:table-cell>
          <table:table-cell office:value-type="string" calcext:value-type="string">
            <text:p>0.883241477637683</text:p>
          </table:table-cell>
          <table:table-cell office:value-type="string" calcext:value-type="string">
            <text:p>2.0246311813789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{ID_COZINHA_1,ID_EDUCACAO_FISICA_1} =&gt; {ID_GEOGRAFIA_1}</text:p>
          </table:table-cell>
          <table:table-cell office:value-type="string" calcext:value-type="string">
            <text:p>0.404304390485026</text:p>
          </table:table-cell>
          <table:table-cell office:value-type="string" calcext:value-type="string">
            <text:p>0.88288465183236</text:p>
          </table:table-cell>
          <table:table-cell office:value-type="string" calcext:value-type="string">
            <text:p>2.02381323898147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{FK_COD_TIPO_TURMA_0,ID_DIA_SEMANA_SEXTA_1,ID_EDUCACAO_FISICA_1} =&gt; {ID_GEOGRAFIA_1}</text:p>
          </table:table-cell>
          <table:table-cell office:value-type="string" calcext:value-type="string">
            <text:p>0.413514174344692</text:p>
          </table:table-cell>
          <table:table-cell office:value-type="string" calcext:value-type="string">
            <text:p>0.882421478190381</text:p>
          </table:table-cell>
          <table:table-cell office:value-type="string" calcext:value-type="string">
            <text:p>2.022751518238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{ID_DIA_SEMANA_SEXTA_1,ID_EDUCACAO_FISICA_1} =&gt; {ID_GEOGRAFIA_1}</text:p>
          </table:table-cell>
          <table:table-cell office:value-type="string" calcext:value-type="string">
            <text:p>0.414668913475346</text:p>
          </table:table-cell>
          <table:table-cell office:value-type="string" calcext:value-type="string">
            <text:p>0.882135784486215</text:p>
          </table:table-cell>
          <table:table-cell office:value-type="string" calcext:value-type="string">
            <text:p>2.02209663008333</text:p>
          </table:table-cell>
        </table:table-row>
        <table:table-row table:style-name="ro1">
          <table:table-cell office:value-type="float" office:value="6154" calcext:value-type="float">
            <text:p>6154</text:p>
          </table:table-cell>
          <table:table-cell office:value-type="string" calcext:value-type="string">
            <text:p>{FK_COD_TIPO_TURMA_0,ID_COZINHA_1,ID_DIA_SEMANA_SEXTA_1,ID_LABORATORIO_INFORMATICA_1,ID_LINGUA_LITERAT_PORTUGUESA_1,ID_MATEMATICA_1} =&gt; {ID_EDUCACAO_FISICA_1}</text:p>
          </table:table-cell>
          <table:table-cell office:value-type="string" calcext:value-type="string">
            <text:p>0.419104910081572</text:p>
          </table:table-cell>
          <table:table-cell office:value-type="string" calcext:value-type="string">
            <text:p>0.953525389444481</text:p>
          </table:table-cell>
          <table:table-cell office:value-type="string" calcext:value-type="string">
            <text:p>2.02209651012608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{FK_COD_TIPO_TURMA_0,ID_COZINHA_1,ID_GEOGRAFIA_1} =&gt; {ID_EDUCACAO_FISICA_1}</text:p>
          </table:table-cell>
          <table:table-cell office:value-type="string" calcext:value-type="string">
            <text:p>0.403326841181416</text:p>
          </table:table-cell>
          <table:table-cell office:value-type="string" calcext:value-type="string">
            <text:p>0.95339064925972</text:p>
          </table:table-cell>
          <table:table-cell office:value-type="string" calcext:value-type="string">
            <text:p>2.0218107729444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{FK_COD_TIPO_TURMA_0,ID_GEOGRAFIA_1} =&gt; {ID_EDUCACAO_FISICA_1}</text:p>
          </table:table-cell>
          <table:table-cell office:value-type="string" calcext:value-type="string">
            <text:p>0.414236878035458</text:p>
          </table:table-cell>
          <table:table-cell office:value-type="string" calcext:value-type="string">
            <text:p>0.953070790703438</text:p>
          </table:table-cell>
          <table:table-cell office:value-type="string" calcext:value-type="string">
            <text:p>2.02113246392663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string" calcext:value-type="string">
            <text:p>{FK_COD_TIPO_TURMA_0,ID_DIA_SEMANA_SEXTA_1,ID_LABORATORIO_INFORMATICA_1,ID_LINGUA_LITERAT_PORTUGUESA_1,ID_MATEMATICA_1} =&gt; {ID_EDUCACAO_FISICA_1}</text:p>
          </table:table-cell>
          <table:table-cell office:value-type="string" calcext:value-type="string">
            <text:p>0.430401062081113</text:p>
          </table:table-cell>
          <table:table-cell office:value-type="string" calcext:value-type="string">
            <text:p>0.952918876363944</text:p>
          </table:table-cell>
          <table:table-cell office:value-type="string" calcext:value-type="string">
            <text:p>2.02081030632168</text:p>
          </table:table-cell>
        </table:table-row>
        <table:table-row table:style-name="ro1">
          <table:table-cell office:value-type="float" office:value="5754" calcext:value-type="float">
            <text:p>5754</text:p>
          </table:table-cell>
          <table:table-cell office:value-type="string" calcext:value-type="string">
            <text:p>{ID_COZINHA_1,ID_DIA_SEMANA_SEXTA_1,ID_LABORATORIO_INFORMATICA_1,ID_LINGUA_LITERAT_PORTUGUESA_1,ID_MATEMATICA_1} =&gt; {ID_EDUCACAO_FISICA_1}</text:p>
          </table:table-cell>
          <table:table-cell office:value-type="string" calcext:value-type="string">
            <text:p>0.420100971755172</text:p>
          </table:table-cell>
          <table:table-cell office:value-type="string" calcext:value-type="string">
            <text:p>0.95266861268342</text:p>
          </table:table-cell>
          <table:table-cell office:value-type="string" calcext:value-type="string">
            <text:p>2.0202795838882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{ID_COZINHA_1,ID_GEOGRAFIA_1} =&gt; {ID_EDUCACAO_FISICA_1}</text:p>
          </table:table-cell>
          <table:table-cell office:value-type="string" calcext:value-type="string">
            <text:p>0.404304390485026</text:p>
          </table:table-cell>
          <table:table-cell office:value-type="string" calcext:value-type="string">
            <text:p>0.952623621401368</text:p>
          </table:table-cell>
          <table:table-cell office:value-type="string" calcext:value-type="string">
            <text:p>2.0201841729894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{FK_COD_TIPO_TURMA_0,ID_EDUCACAO_FISICA_1} =&gt; {ID_GEOGRAFIA_1}</text:p>
          </table:table-cell>
          <table:table-cell office:value-type="string" calcext:value-type="string">
            <text:p>0.414236878035458</text:p>
          </table:table-cell>
          <table:table-cell office:value-type="string" calcext:value-type="string">
            <text:p>0.881249156072392</text:p>
          </table:table-cell>
          <table:table-cell office:value-type="string" calcext:value-type="string">
            <text:p>2.020064235117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{ID_GEOGRAFIA_1} =&gt; {ID_EDUCACAO_FISICA_1}</text:p>
          </table:table-cell>
          <table:table-cell office:value-type="string" calcext:value-type="string">
            <text:p>0.415398348937017</text:p>
          </table:table-cell>
          <table:table-cell office:value-type="string" calcext:value-type="string">
            <text:p>0.95220669686011</text:p>
          </table:table-cell>
          <table:table-cell office:value-type="string" calcext:value-type="string">
            <text:p>2.019300020696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{ID_EDUCACAO_FISICA_1} =&gt; {ID_GEOGRAFIA_1}</text:p>
          </table:table-cell>
          <table:table-cell office:value-type="string" calcext:value-type="string">
            <text:p>0.415398348937017</text:p>
          </table:table-cell>
          <table:table-cell office:value-type="string" calcext:value-type="string">
            <text:p>0.880915768993886</text:p>
          </table:table-cell>
          <table:table-cell office:value-type="string" calcext:value-type="string">
            <text:p>2.01930002069612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string" calcext:value-type="string">
            <text:p>{ID_DIA_SEMANA_SEXTA_1,ID_LABORATORIO_INFORMATICA_1,ID_LINGUA_LITERAT_PORTUGUESA_1,ID_MATEMATICA_1} =&gt; {ID_EDUCACAO_FISICA_1}</text:p>
          </table:table-cell>
          <table:table-cell office:value-type="string" calcext:value-type="string">
            <text:p>0.431541616408788</text:p>
          </table:table-cell>
          <table:table-cell office:value-type="string" calcext:value-type="string">
            <text:p>0.952035587577445</text:p>
          </table:table-cell>
          <table:table-cell office:value-type="string" calcext:value-type="string">
            <text:p>2.01893715727669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string" calcext:value-type="string">
            <text:p>{FK_COD_TIPO_TURMA_0,ID_COZINHA_1,ID_DIA_SEMANA_SEXTA_1,ID_LABORATORIO_INFORMATICA_1,ID_LINGUA_LITERAT_PORTUGUESA_1} =&gt; {ID_EDUCACAO_FISICA_1}</text:p>
          </table:table-cell>
          <table:table-cell office:value-type="string" calcext:value-type="string">
            <text:p>0.427227032099247</text:p>
          </table:table-cell>
          <table:table-cell office:value-type="string" calcext:value-type="string">
            <text:p>0.950477297927296</text:p>
          </table:table-cell>
          <table:table-cell office:value-type="string" calcext:value-type="string">
            <text:p>2.01563256560224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string" calcext:value-type="string">
            <text:p>{FK_COD_TIPO_TURMA_0,ID_COZINHA_1,ID_LABORATORIO_INFORMATICA_1,ID_LINGUA_LITERAT_PORTUGUESA_1,ID_MATEMATICA_1} =&gt; {ID_EDUCACAO_FISICA_1}</text:p>
          </table:table-cell>
          <table:table-cell office:value-type="string" calcext:value-type="string">
            <text:p>0.419823286205327</text:p>
          </table:table-cell>
          <table:table-cell office:value-type="string" calcext:value-type="string">
            <text:p>0.950465651721904</text:p>
          </table:table-cell>
          <table:table-cell office:value-type="string" calcext:value-type="string">
            <text:p>2.01560786804144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string" calcext:value-type="string">
            <text:p>{FK_COD_TIPO_TURMA_0,ID_COZINHA_1,ID_DIA_SEMANA_SEXTA_1,ID_LINGUA_LITERAT_PORTUGUESA_1,ID_MATEMATICA_1} =&gt; {ID_GEOGRAFIA_1}</text:p>
          </table:table-cell>
          <table:table-cell office:value-type="string" calcext:value-type="string">
            <text:p>0.407251463619226</text:p>
          </table:table-cell>
          <table:table-cell office:value-type="string" calcext:value-type="string">
            <text:p>0.878854131861792</text:p>
          </table:table-cell>
          <table:table-cell office:value-type="string" calcext:value-type="string">
            <text:p>2.01457418418594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string" calcext:value-type="string">
            <text:p>{FK_COD_TIPO_TURMA_0,ID_LABORATORIO_INFORMATICA_1,ID_LINGUA_LITERAT_PORTUGUESA_1,ID_MATEMATICA_1} =&gt; {ID_EDUCACAO_FISICA_1}</text:p>
          </table:table-cell>
          <table:table-cell office:value-type="string" calcext:value-type="string">
            <text:p>0.431133623007847</text:p>
          </table:table-cell>
          <table:table-cell office:value-type="string" calcext:value-type="string">
            <text:p>0.949905155102263</text:p>
          </table:table-cell>
          <table:table-cell office:value-type="string" calcext:value-type="string">
            <text:p>2.01441924918445</text:p>
          </table:table-cell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string" calcext:value-type="string">
            <text:p>{FK_COD_TIPO_TURMA_0,ID_DIA_SEMANA_SEXTA_1,ID_LABORATORIO_INFORMATICA_1,ID_LINGUA_LITERAT_PORTUGUESA_1,ID_MATEMATICA_1} =&gt; {ID_HISTORIA_1}</text:p>
          </table:table-cell>
          <table:table-cell office:value-type="string" calcext:value-type="string">
            <text:p>0.400090061477898</text:p>
          </table:table-cell>
          <table:table-cell office:value-type="string" calcext:value-type="string">
            <text:p>0.885809551641045</text:p>
          </table:table-cell>
          <table:table-cell office:value-type="string" calcext:value-type="string">
            <text:p>2.01424540202106</text:p>
          </table:table-cell>
        </table:table-row>
        <table:table-row table:style-name="ro1">
          <table:table-cell office:value-type="float" office:value="5724" calcext:value-type="float">
            <text:p>5724</text:p>
          </table:table-cell>
          <table:table-cell office:value-type="string" calcext:value-type="string">
            <text:p>{FK_COD_TIPO_TURMA_0,ID_COZINHA_1,ID_DIA_SEMANA_SEXTA_1,ID_LINGUA_LITERAT_PORTUGUESA_1,ID_MATEMATICA_1} =&gt; {ID_EDUCACAO_FISICA_1}</text:p>
          </table:table-cell>
          <table:table-cell office:value-type="string" calcext:value-type="string">
            <text:p>0.440033024144698</text:p>
          </table:table-cell>
          <table:table-cell office:value-type="string" calcext:value-type="string">
            <text:p>0.949597180052838</text:p>
          </table:table-cell>
          <table:table-cell office:value-type="string" calcext:value-type="string">
            <text:p>2.01376614096149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string" calcext:value-type="string">
            <text:p>{ID_COZINHA_1,ID_LABORATORIO_INFORMATICA_1,ID_LINGUA_LITERAT_PORTUGUESA_1,ID_MATEMATICA_1} =&gt; {ID_EDUCACAO_FISICA_1}</text:p>
          </table:table-cell>
          <table:table-cell office:value-type="string" calcext:value-type="string">
            <text:p>0.420819347878927</text:p>
          </table:table-cell>
          <table:table-cell office:value-type="string" calcext:value-type="string">
            <text:p>0.949592109210677</text:p>
          </table:table-cell>
          <table:table-cell office:value-type="string" calcext:value-type="string">
            <text:p>2.01375538746468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string" calcext:value-type="string">
            <text:p>{FK_COD_TIPO_TURMA_0,ID_COZINHA_1,ID_DIA_SEMANA_SEXTA_1,ID_LINGUA_LITERAT_PORTUGUESA_1,ID_MATEMATICA_1,ID_SITUACAO_CURSO_2_0} =&gt; {ID_EDUCACAO_FISICA_1}</text:p>
          </table:table-cell>
          <table:table-cell office:value-type="string" calcext:value-type="string">
            <text:p>0.406517700590545</text:p>
          </table:table-cell>
          <table:table-cell office:value-type="string" calcext:value-type="string">
            <text:p>0.94955225322262</text:p>
          </table:table-cell>
          <table:table-cell office:value-type="string" calcext:value-type="string">
            <text:p>2.01367086674268</text:p>
          </table:table-cell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string" calcext:value-type="string">
            <text:p>{ID_COZINHA_1,ID_DIA_SEMANA_SEXTA_1,ID_LABORATORIO_INFORMATICA_1,ID_LINGUA_LITERAT_PORTUGUESA_1} =&gt; {ID_EDUCACAO_FISICA_1}</text:p>
          </table:table-cell>
          <table:table-cell office:value-type="string" calcext:value-type="string">
            <text:p>0.428255310105037</text:p>
          </table:table-cell>
          <table:table-cell office:value-type="string" calcext:value-type="string">
            <text:p>0.949443721027414</text:p>
          </table:table-cell>
          <table:table-cell office:value-type="string" calcext:value-type="string">
            <text:p>2.01344070761363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string" calcext:value-type="string">
            <text:p>{ID_DIA_SEMANA_SEXTA_1,ID_LABORATORIO_INFORMATICA_1,ID_LINGUA_LITERAT_PORTUGUESA_1,ID_MATEMATICA_1} =&gt; {ID_HISTORIA_1}</text:p>
          </table:table-cell>
          <table:table-cell office:value-type="string" calcext:value-type="string">
            <text:p>0.401353470624595</text:p>
          </table:table-cell>
          <table:table-cell office:value-type="string" calcext:value-type="string">
            <text:p>0.885436705762296</text:p>
          </table:table-cell>
          <table:table-cell office:value-type="string" calcext:value-type="string">
            <text:p>2.01339758648832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string" calcext:value-type="string">
            <text:p>{ID_COZINHA_1,ID_DIA_SEMANA_SEXTA_1,ID_LINGUA_LITERAT_PORTUGUESA_1,ID_MATEMATICA_1} =&gt; {ID_GEOGRAFIA_1}</text:p>
          </table:table-cell>
          <table:table-cell office:value-type="string" calcext:value-type="string">
            <text:p>0.408317968466943</text:p>
          </table:table-cell>
          <table:table-cell office:value-type="string" calcext:value-type="string">
            <text:p>0.87824717718269</text:p>
          </table:table-cell>
          <table:table-cell office:value-type="string" calcext:value-type="string">
            <text:p>2.01318287795756</text:p>
          </table:table-cell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string" calcext:value-type="string">
            <text:p>{FK_COD_MOD_ENSINO_1,ID_COZINHA_1,ID_EDUCACAO_FISICA_1,ID_MATEMATICA_1} =&gt; {ID_LINGUA_LITERAT_PORTUGUESA_1}</text:p>
          </table:table-cell>
          <table:table-cell office:value-type="string" calcext:value-type="string">
            <text:p>0.408322055613564</text:p>
          </table:table-cell>
          <table:table-cell office:value-type="string" calcext:value-type="string">
            <text:p>0.993861975497058</text:p>
          </table:table-cell>
          <table:table-cell office:value-type="string" calcext:value-type="string">
            <text:p>2.01298339277624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office:value-type="string" calcext:value-type="string">
            <text:p>{FK_COD_MOD_ENSINO_1,ID_COZINHA_1,ID_DIA_SEMANA_SEXTA_1,ID_EDUCACAO_FISICA_1,ID_MATEMATICA_1} =&gt; {ID_LINGUA_LITERAT_PORTUGUESA_1}</text:p>
          </table:table-cell>
          <table:table-cell office:value-type="string" calcext:value-type="string">
            <text:p>0.408185737252731</text:p>
          </table:table-cell>
          <table:table-cell office:value-type="string" calcext:value-type="string">
            <text:p>0.993859938218885</text:p>
          </table:table-cell>
          <table:table-cell office:value-type="string" calcext:value-type="string">
            <text:p>2.01297926644157</text:p>
          </table:table-cell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string" calcext:value-type="string">
            <text:p>{FK_COD_MOD_ENSINO_1,FK_COD_TIPO_TURMA_0,ID_COZINHA_1,ID_EDUCACAO_FISICA_1,ID_MATEMATICA_1} =&gt; {ID_LINGUA_LITERAT_PORTUGUESA_1}</text:p>
          </table:table-cell>
          <table:table-cell office:value-type="string" calcext:value-type="string">
            <text:p>0.408140538219509</text:p>
          </table:table-cell>
          <table:table-cell office:value-type="string" calcext:value-type="string">
            <text:p>0.993859262420665</text:p>
          </table:table-cell>
          <table:table-cell office:value-type="string" calcext:value-type="string">
            <text:p>2.01297789766942</text:p>
          </table:table-cell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string" calcext:value-type="string">
            <text:p>{FK_COD_MOD_ENSINO_1,FK_COD_TIPO_TURMA_0,ID_COZINHA_1,ID_DIA_SEMANA_SEXTA_1,ID_EDUCACAO_FISICA_1,ID_MATEMATICA_1} =&gt; {ID_LINGUA_LITERAT_PORTUGUESA_1}</text:p>
          </table:table-cell>
          <table:table-cell office:value-type="string" calcext:value-type="string">
            <text:p>0.408004219858676</text:p>
          </table:table-cell>
          <table:table-cell office:value-type="string" calcext:value-type="string">
            <text:p>0.993857223340794</text:p>
          </table:table-cell>
          <table:table-cell office:value-type="string" calcext:value-type="string">
            <text:p>2.01297376768556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string" calcext:value-type="string">
            <text:p>{FK_COD_TIPO_TURMA_0,ID_DIA_SEMANA_SEXTA_1,ID_EDUCACAO_FISICA_1,ID_GEOGRAFIA_1,ID_HISTORIA_1,ID_MATEMATICA_1} =&gt; {ID_LINGUA_LITERAT_PORTUGUESA_1}</text:p>
          </table:table-cell>
          <table:table-cell office:value-type="string" calcext:value-type="string">
            <text:p>0.400915665095359</text:p>
          </table:table-cell>
          <table:table-cell office:value-type="string" calcext:value-type="string">
            <text:p>0.993810885451618</text:p>
          </table:table-cell>
          <table:table-cell office:value-type="string" calcext:value-type="string">
            <text:p>2.01287991420925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{FK_COD_MOD_ENSINO_1,ID_EDUCACAO_FISICA_1,ID_MATEMATICA_1} =&gt; {ID_LINGUA_LITERAT_PORTUGUESA_1}</text:p>
          </table:table-cell>
          <table:table-cell office:value-type="string" calcext:value-type="string">
            <text:p>0.420603690789567</text:p>
          </table:table-cell>
          <table:table-cell office:value-type="string" calcext:value-type="string">
            <text:p>0.993804101211231</text:p>
          </table:table-cell>
          <table:table-cell office:value-type="string" calcext:value-type="string">
            <text:p>2.01286617330401</text:p>
          </table:table-cell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string" calcext:value-type="string">
            <text:p>{FK_COD_MOD_ENSINO_1,ID_DIA_SEMANA_SEXTA_1,ID_EDUCACAO_FISICA_1,ID_MATEMATICA_1} =&gt; {ID_LINGUA_LITERAT_PORTUGUESA_1}</text:p>
          </table:table-cell>
          <table:table-cell office:value-type="string" calcext:value-type="string">
            <text:p>0.420467372428734</text:p>
          </table:table-cell>
          <table:table-cell office:value-type="string" calcext:value-type="string">
            <text:p>0.993802104909049</text:p>
          </table:table-cell>
          <table:table-cell office:value-type="string" calcext:value-type="string">
            <text:p>2.01286212996274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string" calcext:value-type="string">
            <text:p>{FK_COD_MOD_ENSINO_1,FK_COD_TIPO_TURMA_0,ID_EDUCACAO_FISICA_1,ID_MATEMATICA_1} =&gt; {ID_LINGUA_LITERAT_PORTUGUESA_1}</text:p>
          </table:table-cell>
          <table:table-cell office:value-type="string" calcext:value-type="string">
            <text:p>0.420355576947628</text:p>
          </table:table-cell>
          <table:table-cell office:value-type="string" calcext:value-type="string">
            <text:p>0.993800466769661</text:p>
          </table:table-cell>
          <table:table-cell office:value-type="string" calcext:value-type="string">
            <text:p>2.01285881204993</text:p>
          </table:table-cell>
        </table:table-row>
        <table:table-row table:style-name="ro1">
          <table:table-cell office:value-type="float" office:value="5675" calcext:value-type="float">
            <text:p>5675</text:p>
          </table:table-cell>
          <table:table-cell office:value-type="string" calcext:value-type="string">
            <text:p>{FK_COD_MOD_ENSINO_1,FK_COD_TIPO_TURMA_0,ID_DIA_SEMANA_SEXTA_1,ID_EDUCACAO_FISICA_1,ID_MATEMATICA_1} =&gt; {ID_LINGUA_LITERAT_PORTUGUESA_1}</text:p>
          </table:table-cell>
          <table:table-cell office:value-type="string" calcext:value-type="string">
            <text:p>0.420219258586795</text:p>
          </table:table-cell>
          <table:table-cell office:value-type="string" calcext:value-type="string">
            <text:p>0.993798468124399</text:p>
          </table:table-cell>
          <table:table-cell office:value-type="string" calcext:value-type="string">
            <text:p>2.01285476396295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  <table:table-cell office:value-type="string" calcext:value-type="string">
            <text:p>{FK_COD_TIPO_TURMA_0,ID_EDUCACAO_FISICA_1,ID_GEOGRAFIA_1,ID_HISTORIA_1,ID_MATEMATICA_1} =&gt; {ID_LINGUA_LITERAT_PORTUGUESA_1}</text:p>
          </table:table-cell>
          <table:table-cell office:value-type="string" calcext:value-type="string">
            <text:p>0.401556145012924</text:p>
          </table:table-cell>
          <table:table-cell office:value-type="string" calcext:value-type="string">
            <text:p>0.993788764440721</text:p>
          </table:table-cell>
          <table:table-cell office:value-type="string" calcext:value-type="string">
            <text:p>2.01283510997218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string" calcext:value-type="string">
            <text:p>{FK_COD_TIPO_TURMA_0,ID_DIA_SEMANA_SEXTA_1,ID_LABORATORIO_INFORMATICA_1,ID_LINGUA_LITERAT_PORTUGUESA_1} =&gt; {ID_EDUCACAO_FISICA_1}</text:p>
          </table:table-cell>
          <table:table-cell office:value-type="string" calcext:value-type="string">
            <text:p>0.438631854114831</text:p>
          </table:table-cell>
          <table:table-cell office:value-type="string" calcext:value-type="string">
            <text:p>0.949145479450772</text:p>
          </table:table-cell>
          <table:table-cell office:value-type="string" calcext:value-type="string">
            <text:p>2.01280824070926</text:p>
          </table:table-cell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string" calcext:value-type="string">
            <text:p>{FK_COD_TIPO_TURMA_0,ID_DIA_SEMANA_SEXTA_1,ID_LINGUA_LITERAT_PORTUGUESA_1,ID_MATEMATICA_1} =&gt; {ID_EDUCACAO_FISICA_1}</text:p>
          </table:table-cell>
          <table:table-cell office:value-type="string" calcext:value-type="string">
            <text:p>0.452848392585339</text:p>
          </table:table-cell>
          <table:table-cell office:value-type="string" calcext:value-type="string">
            <text:p>0.949131250444062</text:p>
          </table:table-cell>
          <table:table-cell office:value-type="string" calcext:value-type="string">
            <text:p>2.01277806592301</text:p>
          </table:table-cell>
        </table:table-row>
        <table:table-row table:style-name="ro1">
          <table:table-cell office:value-type="float" office:value="5577" calcext:value-type="float">
            <text:p>5577</text:p>
          </table:table-cell>
          <table:table-cell office:value-type="string" calcext:value-type="string">
            <text:p>{ID_DIA_SEMANA_SEXTA_1,ID_EDUCACAO_FISICA_1,ID_GEOGRAFIA_1,ID_HISTORIA_1,ID_MATEMATICA_1} =&gt; {ID_LINGUA_LITERAT_PORTUGUESA_1}</text:p>
          </table:table-cell>
          <table:table-cell office:value-type="string" calcext:value-type="string">
            <text:p>0.401886482628064</text:p>
          </table:table-cell>
          <table:table-cell office:value-type="string" calcext:value-type="string">
            <text:p>0.99375425434203</text:p>
          </table:table-cell>
          <table:table-cell office:value-type="string" calcext:value-type="string">
            <text:p>2.01276521268537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string" calcext:value-type="string">
            <text:p>{ID_EDUCACAO_FISICA_1,ID_GEOGRAFIA_1,ID_HISTORIA_1,ID_MATEMATICA_1} =&gt; {ID_LINGUA_LITERAT_PORTUGUESA_1}</text:p>
          </table:table-cell>
          <table:table-cell office:value-type="string" calcext:value-type="string">
            <text:p>0.402526962545629</text:p>
          </table:table-cell>
          <table:table-cell office:value-type="string" calcext:value-type="string">
            <text:p>0.993732279295807</text:p>
          </table:table-cell>
          <table:table-cell office:value-type="string" calcext:value-type="string">
            <text:p>2.01272070408741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  <table:table-cell office:value-type="string" calcext:value-type="string">
            <text:p>{FK_COD_TIPO_TURMA_0,ID_DIA_SEMANA_SEXTA_1,ID_LINGUA_LITERAT_PORTUGUESA_1,ID_MATEMATICA_1,ID_SITUACAO_CURSO_2_0} =&gt; {ID_EDUCACAO_FISICA_1}</text:p>
          </table:table-cell>
          <table:table-cell office:value-type="string" calcext:value-type="string">
            <text:p>0.418808471741348</text:p>
          </table:table-cell>
          <table:table-cell office:value-type="string" calcext:value-type="string">
            <text:p>0.949086128450344</text:p>
          </table:table-cell>
          <table:table-cell office:value-type="string" calcext:value-type="string">
            <text:p>2.01268237783013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string" calcext:value-type="string">
            <text:p>{FK_COD_MOD_ENSINO_1,ID_EDUCACAO_FISICA_1,ID_LABORATORIO_INFORMATICA_1,ID_MATEMATICA_1} =&gt; {ID_LINGUA_LITERAT_PORTUGUESA_1}</text:p>
          </table:table-cell>
          <table:table-cell office:value-type="string" calcext:value-type="string">
            <text:p>0.400902922814717</text:p>
          </table:table-cell>
          <table:table-cell office:value-type="string" calcext:value-type="string">
            <text:p>0.993646058715113</text:p>
          </table:table-cell>
          <table:table-cell office:value-type="string" calcext:value-type="string">
            <text:p>2.01254607159182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string" calcext:value-type="string">
            <text:p>{FK_COD_MOD_ENSINO_1,ID_DIA_SEMANA_SEXTA_1,ID_EDUCACAO_FISICA_1,ID_LABORATORIO_INFORMATICA_1,ID_MATEMATICA_1} =&gt; {ID_LINGUA_LITERAT_PORTUGUESA_1}</text:p>
          </table:table-cell>
          <table:table-cell office:value-type="string" calcext:value-type="string">
            <text:p>0.400800984569579</text:p>
          </table:table-cell>
          <table:table-cell office:value-type="string" calcext:value-type="string">
            <text:p>0.993644452947912</text:p>
          </table:table-cell>
          <table:table-cell office:value-type="string" calcext:value-type="string">
            <text:p>2.01254281924613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  <table:table-cell office:value-type="string" calcext:value-type="string">
            <text:p>{FK_COD_MOD_ENSINO_1,FK_COD_TIPO_TURMA_0,ID_EDUCACAO_FISICA_1,ID_LABORATORIO_INFORMATICA_1,ID_MATEMATICA_1} =&gt; {ID_LINGUA_LITERAT_PORTUGUESA_1}</text:p>
          </table:table-cell>
          <table:table-cell office:value-type="string" calcext:value-type="string">
            <text:p>0.400654808972777</text:p>
          </table:table-cell>
          <table:table-cell office:value-type="string" calcext:value-type="string">
            <text:p>0.993642148921467</text:p>
          </table:table-cell>
          <table:table-cell office:value-type="string" calcext:value-type="string">
            <text:p>2.01253815263539</text:p>
          </table:table-cell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string" calcext:value-type="string">
            <text:p>{FK_COD_MOD_ENSINO_1,FK_COD_TIPO_TURMA_0,ID_DIA_SEMANA_SEXTA_1,ID_EDUCACAO_FISICA_1,ID_LABORATORIO_INFORMATICA_1,ID_MATEMATICA_1} =&gt; {ID_LINGUA_LITERAT_PORTUGUESA_1}</text:p>
          </table:table-cell>
          <table:table-cell office:value-type="string" calcext:value-type="string">
            <text:p>0.40055287072764</text:p>
          </table:table-cell>
          <table:table-cell office:value-type="string" calcext:value-type="string">
            <text:p>0.993640541177242</text:p>
          </table:table-cell>
          <table:table-cell office:value-type="string" calcext:value-type="string">
            <text:p>2.01253489628541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{ID_LABORATORIO_INFORMATICA_1,ID_LINGUA_LITERAT_PORTUGUESA_1,ID_MATEMATICA_1} =&gt; {ID_EDUCACAO_FISICA_1}</text:p>
          </table:table-cell>
          <table:table-cell office:value-type="string" calcext:value-type="string">
            <text:p>0.432274177335522</text:p>
          </table:table-cell>
          <table:table-cell office:value-type="string" calcext:value-type="string">
            <text:p>0.94900678505546</text:p>
          </table:table-cell>
          <table:table-cell office:value-type="string" calcext:value-type="string">
            <text:p>2.01251411801904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  <table:table-cell office:value-type="string" calcext:value-type="string">
            <text:p>{FK_COD_TIPO_TURMA_0,ID_DIA_SEMANA_SEXTA_1,ID_LABORATORIO_INFORMATICA_1,ID_LINGUA_LITERAT_PORTUGUESA_1,ID_SITUACAO_CURSO_2_0} =&gt; {ID_EDUCACAO_FISICA_1}</text:p>
          </table:table-cell>
          <table:table-cell office:value-type="string" calcext:value-type="string">
            <text:p>0.404959776466739</text:p>
          </table:table-cell>
          <table:table-cell office:value-type="string" calcext:value-type="string">
            <text:p>0.948902165248425</text:p>
          </table:table-cell>
          <table:table-cell office:value-type="string" calcext:value-type="string">
            <text:p>2.01229225570783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{ID_COZINHA_1,ID_DIA_SEMANA_SEXTA_1,ID_LINGUA_LITERAT_PORTUGUESA_1,ID_MATEMATICA_1} =&gt; {ID_EDUCACAO_FISICA_1}</text:p>
          </table:table-cell>
          <table:table-cell office:value-type="string" calcext:value-type="string">
            <text:p>0.44110169277592</text:p>
          </table:table-cell>
          <table:table-cell office:value-type="string" calcext:value-type="string">
            <text:p>0.948761373361706</text:p>
          </table:table-cell>
          <table:table-cell office:value-type="string" calcext:value-type="string">
            <text:p>2.0119936849661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string" calcext:value-type="string">
            <text:p>{ID_COZINHA_1,ID_DIA_SEMANA_SEXTA_1,ID_LINGUA_LITERAT_PORTUGUESA_1,ID_MATEMATICA_1,ID_SITUACAO_CURSO_2_0} =&gt; {ID_EDUCACAO_FISICA_1}</text:p>
          </table:table-cell>
          <table:table-cell office:value-type="string" calcext:value-type="string">
            <text:p>0.407527466226345</text:p>
          </table:table-cell>
          <table:table-cell office:value-type="string" calcext:value-type="string">
            <text:p>0.948678111578375</text:p>
          </table:table-cell>
          <table:table-cell office:value-type="string" calcext:value-type="string">
            <text:p>2.01181711561266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string" calcext:value-type="string">
            <text:p>{FK_COD_TIPO_TURMA_0,ID_COZINHA_1,ID_DIA_SEMANA_SEXTA_1,ID_LINGUA_LITERAT_PORTUGUESA_1,ID_MATEMATICA_1} =&gt; {ID_HISTORIA_1}</text:p>
          </table:table-cell>
          <table:table-cell office:value-type="string" calcext:value-type="string">
            <text:p>0.409960760988234</text:p>
          </table:table-cell>
          <table:table-cell office:value-type="string" calcext:value-type="string">
            <text:p>0.88470083199648</text:p>
          </table:table-cell>
          <table:table-cell office:value-type="string" calcext:value-type="string">
            <text:p>2.01172428058806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string" calcext:value-type="string">
            <text:p>{FK_COD_TIPO_TURMA_0,ID_DIA_SEMANA_SEXTA_1,ID_EDUCACAO_FISICA_1,ID_HISTORIA_1,ID_MATEMATICA_1} =&gt; {ID_LINGUA_LITERAT_PORTUGUESA_1}</text:p>
          </table:table-cell>
          <table:table-cell office:value-type="string" calcext:value-type="string">
            <text:p>0.410285568934416</text:p>
          </table:table-cell>
          <table:table-cell office:value-type="string" calcext:value-type="string">
            <text:p>0.99312305809465</text:p>
          </table:table-cell>
          <table:table-cell office:value-type="string" calcext:value-type="string">
            <text:p>2.01148677805875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string" calcext:value-type="string">
            <text:p>{FK_COD_TIPO_TURMA_0,ID_EDUCACAO_FISICA_1,ID_HISTORIA_1,ID_MATEMATICA_1} =&gt; {ID_LINGUA_LITERAT_PORTUGUESA_1}</text:p>
          </table:table-cell>
          <table:table-cell office:value-type="string" calcext:value-type="string">
            <text:p>0.410930135998602</text:p>
          </table:table-cell>
          <table:table-cell office:value-type="string" calcext:value-type="string">
            <text:p>0.99309280153483</text:p>
          </table:table-cell>
          <table:table-cell office:value-type="string" calcext:value-type="string">
            <text:p>2.01142549595526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string" calcext:value-type="string">
            <text:p>{ID_DIA_SEMANA_SEXTA_1,ID_EDUCACAO_FISICA_1,ID_HISTORIA_1,ID_MATEMATICA_1} =&gt; {ID_LINGUA_LITERAT_PORTUGUESA_1}</text:p>
          </table:table-cell>
          <table:table-cell office:value-type="string" calcext:value-type="string">
            <text:p>0.411346544113175</text:p>
          </table:table-cell>
          <table:table-cell office:value-type="string" calcext:value-type="string">
            <text:p>0.993070924640937</text:p>
          </table:table-cell>
          <table:table-cell office:value-type="string" calcext:value-type="string">
            <text:p>2.01138118615654</text:p>
          </table:table-cell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string" calcext:value-type="string">
            <text:p>{ID_COZINHA_1,ID_DIA_SEMANA_SEXTA_1,ID_EDUCACAO_FISICA_1,ID_HISTORIA_1,ID_MATEMATICA_1} =&gt; {ID_LINGUA_LITERAT_PORTUGUESA_1}</text:p>
          </table:table-cell>
          <table:table-cell office:value-type="string" calcext:value-type="string">
            <text:p>0.400174208614214</text:p>
          </table:table-cell>
          <table:table-cell office:value-type="string" calcext:value-type="string">
            <text:p>0.993060709691738</text:p>
          </table:table-cell>
          <table:table-cell office:value-type="string" calcext:value-type="string">
            <text:p>2.01136049664069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string" calcext:value-type="string">
            <text:p>{ID_COZINHA_1,ID_EDUCACAO_FISICA_1,ID_HISTORIA_1,ID_MATEMATICA_1} =&gt; {ID_LINGUA_LITERAT_PORTUGUESA_1}</text:p>
          </table:table-cell>
          <table:table-cell office:value-type="string" calcext:value-type="string">
            <text:p>0.4007959357414</text:p>
          </table:table-cell>
          <table:table-cell office:value-type="string" calcext:value-type="string">
            <text:p>0.993049511803857</text:p>
          </table:table-cell>
          <table:table-cell office:value-type="string" calcext:value-type="string">
            <text:p>2.01133781626565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{ID_EDUCACAO_FISICA_1,ID_HISTORIA_1,ID_MATEMATICA_1} =&gt; {ID_LINGUA_LITERAT_PORTUGUESA_1}</text:p>
          </table:table-cell>
          <table:table-cell office:value-type="string" calcext:value-type="string">
            <text:p>0.41199111117736</text:p>
          </table:table-cell>
          <table:table-cell office:value-type="string" calcext:value-type="string">
            <text:p>0.993040830719323</text:p>
          </table:table-cell>
          <table:table-cell office:value-type="string" calcext:value-type="string">
            <text:p>2.01132023346298</text:p>
          </table:table-cell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string" calcext:value-type="string">
            <text:p>{FK_COD_TIPO_TURMA_0,ID_DIA_SEMANA_SEXTA_1,ID_EDUCACAO_FISICA_1,ID_GEOGRAFIA_1,ID_MATEMATICA_1} =&gt; {ID_LINGUA_LITERAT_PORTUGUESA_1}</text:p>
          </table:table-cell>
          <table:table-cell office:value-type="string" calcext:value-type="string">
            <text:p>0.407387060718891</text:p>
          </table:table-cell>
          <table:table-cell office:value-type="string" calcext:value-type="string">
            <text:p>0.992895242771752</text:p>
          </table:table-cell>
          <table:table-cell office:value-type="string" calcext:value-type="string">
            <text:p>2.01102535738574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string" calcext:value-type="string">
            <text:p>{FK_COD_TIPO_TURMA_0,ID_EDUCACAO_FISICA_1,ID_GEOGRAFIA_1,ID_MATEMATICA_1} =&gt; {ID_LINGUA_LITERAT_PORTUGUESA_1}</text:p>
          </table:table-cell>
          <table:table-cell office:value-type="string" calcext:value-type="string">
            <text:p>0.408042687120992</text:p>
          </table:table-cell>
          <table:table-cell office:value-type="string" calcext:value-type="string">
            <text:p>0.992862432915293</text:p>
          </table:table-cell>
          <table:table-cell office:value-type="string" calcext:value-type="string">
            <text:p>2.01095890379581</text:p>
          </table:table-cell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string" calcext:value-type="string">
            <text:p>{ID_DIA_SEMANA_SEXTA_1,ID_EDUCACAO_FISICA_1,ID_GEOGRAFIA_1,ID_MATEMATICA_1} =&gt; {ID_LINGUA_LITERAT_PORTUGUESA_1}</text:p>
          </table:table-cell>
          <table:table-cell office:value-type="string" calcext:value-type="string">
            <text:p>0.408422791756754</text:p>
          </table:table-cell>
          <table:table-cell office:value-type="string" calcext:value-type="string">
            <text:p>0.992790695228043</text:p>
          </table:table-cell>
          <table:table-cell office:value-type="string" calcext:value-type="string">
            <text:p>2.0108136051762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{ID_DIA_SEMANA_SEXTA_1,ID_LINGUA_LITERAT_PORTUGUESA_1,ID_MATEMATICA_1} =&gt; {ID_EDUCACAO_FISICA_1}</text:p>
          </table:table-cell>
          <table:table-cell office:value-type="string" calcext:value-type="string">
            <text:p>0.454115408037879</text:p>
          </table:table-cell>
          <table:table-cell office:value-type="string" calcext:value-type="string">
            <text:p>0.948181885722547</text:p>
          </table:table-cell>
          <table:table-cell office:value-type="string" calcext:value-type="string">
            <text:p>2.01076479274595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{ID_EDUCACAO_FISICA_1,ID_GEOGRAFIA_1,ID_MATEMATICA_1} =&gt; {ID_LINGUA_LITERAT_PORTUGUESA_1}</text:p>
          </table:table-cell>
          <table:table-cell office:value-type="string" calcext:value-type="string">
            <text:p>0.409078418158856</text:p>
          </table:table-cell>
          <table:table-cell office:value-type="string" calcext:value-type="string">
            <text:p>0.992758142859227</text:p>
          </table:table-cell>
          <table:table-cell office:value-type="string" calcext:value-type="string">
            <text:p>2.01074767310576</text:p>
          </table:table-cell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string" calcext:value-type="string">
            <text:p>{FK_COD_TIPO_TURMA_0,ID_EDUCACAO_FISICA_1,ID_GEOGRAFIA_1,ID_HISTORIA_1,ID_LINGUA_LITERAT_PORTUGUESA_1} =&gt; {ID_MATEMATICA_1}</text:p>
          </table:table-cell>
          <table:table-cell office:value-type="string" calcext:value-type="string">
            <text:p>0.401556145012924</text:p>
          </table:table-cell>
          <table:table-cell office:value-type="string" calcext:value-type="string">
            <text:p>0.99542108387349</text:p>
          </table:table-cell>
          <table:table-cell office:value-type="string" calcext:value-type="string">
            <text:p>2.01066515244259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string" calcext:value-type="string">
            <text:p>{FK_COD_TIPO_TURMA_0,ID_COZINHA_1,ID_LINGUA_LITERAT_PORTUGUESA_1,ID_MATEMATICA_1} =&gt; {ID_GEOGRAFIA_1}</text:p>
          </table:table-cell>
          <table:table-cell office:value-type="string" calcext:value-type="string">
            <text:p>0.408475924662828</text:p>
          </table:table-cell>
          <table:table-cell office:value-type="string" calcext:value-type="string">
            <text:p>0.877144516578686</text:p>
          </table:table-cell>
          <table:table-cell office:value-type="string" calcext:value-type="string">
            <text:p>2.01065527809063</text:p>
          </table:table-cell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string" calcext:value-type="string">
            <text:p>{FK_COD_TIPO_TURMA_0,ID_DIA_SEMANA_SEXTA_1,ID_EDUCACAO_FISICA_1,ID_GEOGRAFIA_1,ID_HISTORIA_1,ID_LINGUA_LITERAT_PORTUGUESA_1} =&gt; {ID_MATEMATICA_1}</text:p>
          </table:table-cell>
          <table:table-cell office:value-type="string" calcext:value-type="string">
            <text:p>0.400915665095359</text:p>
          </table:table-cell>
          <table:table-cell office:value-type="string" calcext:value-type="string">
            <text:p>0.995413802407291</text:p>
          </table:table-cell>
          <table:table-cell office:value-type="string" calcext:value-type="string">
            <text:p>2.01065044450584</text:p>
          </table:table-cell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string" calcext:value-type="string">
            <text:p>{ID_DIA_SEMANA_SEXTA_1,ID_LINGUA_LITERAT_PORTUGUESA_1,ID_MATEMATICA_1,ID_SITUACAO_CURSO_2_0} =&gt; {ID_EDUCACAO_FISICA_1}</text:p>
          </table:table-cell>
          <table:table-cell office:value-type="string" calcext:value-type="string">
            <text:p>0.420008890746003</text:p>
          </table:table-cell>
          <table:table-cell office:value-type="string" calcext:value-type="string">
            <text:p>0.948098134604572</text:p>
          </table:table-cell>
          <table:table-cell office:value-type="string" calcext:value-type="string">
            <text:p>2.01058718568351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{ID_DIA_SEMANA_SEXTA_1,ID_LABORATORIO_INFORMATICA_1,ID_LINGUA_LITERAT_PORTUGUESA_1} =&gt; {ID_EDUCACAO_FISICA_1}</text:p>
          </table:table-cell>
          <table:table-cell office:value-type="string" calcext:value-type="string">
            <text:p>0.439804624774696</text:p>
          </table:table-cell>
          <table:table-cell office:value-type="string" calcext:value-type="string">
            <text:p>0.948095894088611</text:p>
          </table:table-cell>
          <table:table-cell office:value-type="string" calcext:value-type="string">
            <text:p>2.01058243432654</text:p>
          </table:table-cell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string" calcext:value-type="string">
            <text:p>{ID_COZINHA_1,ID_DIA_SEMANA_SEXTA_1,ID_LINGUA_LITERAT_PORTUGUESA_1,ID_MATEMATICA_1} =&gt; {ID_HISTORIA_1}</text:p>
          </table:table-cell>
          <table:table-cell office:value-type="string" calcext:value-type="string">
            <text:p>0.41108232210514</text:p>
          </table:table-cell>
          <table:table-cell office:value-type="string" calcext:value-type="string">
            <text:p>0.884192998740818</text:p>
          </table:table-cell>
          <table:table-cell office:value-type="string" calcext:value-type="string">
            <text:p>2.01056951679226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string" calcext:value-type="string">
            <text:p>{ID_EDUCACAO_FISICA_1,ID_GEOGRAFIA_1,ID_HISTORIA_1,ID_LINGUA_LITERAT_PORTUGUESA_1} =&gt; {ID_MATEMATICA_1}</text:p>
          </table:table-cell>
          <table:table-cell office:value-type="string" calcext:value-type="string">
            <text:p>0.402526962545629</text:p>
          </table:table-cell>
          <table:table-cell office:value-type="string" calcext:value-type="string">
            <text:p>0.995369938248008</text:p>
          </table:table-cell>
          <table:table-cell office:value-type="string" calcext:value-type="string">
            <text:p>2.01056184266895</text:p>
          </table:table-cell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string" calcext:value-type="string">
            <text:p>{ID_DIA_SEMANA_SEXTA_1,ID_EDUCACAO_FISICA_1,ID_GEOGRAFIA_1,ID_HISTORIA_1,ID_LINGUA_LITERAT_PORTUGUESA_1} =&gt; {ID_MATEMATICA_1}</text:p>
          </table:table-cell>
          <table:table-cell office:value-type="string" calcext:value-type="string">
            <text:p>0.401886482628064</text:p>
          </table:table-cell>
          <table:table-cell office:value-type="string" calcext:value-type="string">
            <text:p>0.995362593613027</text:p>
          </table:table-cell>
          <table:table-cell office:value-type="string" calcext:value-type="string">
            <text:p>2.01054700713667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string" calcext:value-type="string">
            <text:p>{FK_COD_TIPO_TURMA_0,ID_LABORATORIO_INFORMATICA_1,ID_LINGUA_LITERAT_PORTUGUESA_1,ID_MATEMATICA_1} =&gt; {ID_HISTORIA_1}</text:p>
          </table:table-cell>
          <table:table-cell office:value-type="string" calcext:value-type="string">
            <text:p>0.4012916825845</text:p>
          </table:table-cell>
          <table:table-cell office:value-type="string" calcext:value-type="string">
            <text:p>0.88415520767616</text:p>
          </table:table-cell>
          <table:table-cell office:value-type="string" calcext:value-type="string">
            <text:p>2.01048358355968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string" calcext:value-type="string">
            <text:p>{FK_COD_TIPO_TURMA_0,ID_DIA_SEMANA_SEXTA_1,ID_LINGUA_LITERAT_PORTUGUESA_1,ID_MATEMATICA_1} =&gt; {ID_GEOGRAFIA_1}</text:p>
          </table:table-cell>
          <table:table-cell office:value-type="string" calcext:value-type="string">
            <text:p>0.418457217552323</text:p>
          </table:table-cell>
          <table:table-cell office:value-type="string" calcext:value-type="string">
            <text:p>0.877050307908365</text:p>
          </table:table-cell>
          <table:table-cell office:value-type="string" calcext:value-type="string">
            <text:p>2.01043932603639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string" calcext:value-type="string">
            <text:p>{ID_DIA_SEMANA_SEXTA_1,ID_LABORATORIO_INFORMATICA_1,ID_LINGUA_LITERAT_PORTUGUESA_1,ID_SITUACAO_CURSO_2_0} =&gt; {ID_EDUCACAO_FISICA_1}</text:p>
          </table:table-cell>
          <table:table-cell office:value-type="string" calcext:value-type="string">
            <text:p>0.40607003782534</text:p>
          </table:table-cell>
          <table:table-cell office:value-type="string" calcext:value-type="string">
            <text:p>0.947814107222523</text:p>
          </table:table-cell>
          <table:table-cell office:value-type="string" calcext:value-type="string">
            <text:p>2.00998486215403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{FK_COD_TIPO_TURMA_0,ID_COZINHA_1,ID_DIA_SEMANA_SEXTA_1,ID_GEOGRAFIA_1,ID_HISTORIA_1,ID_LINGUA_LITERAT_PORTUGUESA_1} =&gt; {ID_MATEMATICA_1}</text:p>
          </table:table-cell>
          <table:table-cell office:value-type="string" calcext:value-type="string">
            <text:p>0.400333366912048</text:p>
          </table:table-cell>
          <table:table-cell office:value-type="string" calcext:value-type="string">
            <text:p>0.995006262339438</text:p>
          </table:table-cell>
          <table:table-cell office:value-type="string" calcext:value-type="string">
            <text:p>2.00982724854793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string" calcext:value-type="string">
            <text:p>{FK_COD_TIPO_TURMA_0,ID_COZINHA_1,ID_GEOGRAFIA_1,ID_HISTORIA_1,ID_LINGUA_LITERAT_PORTUGUESA_1} =&gt; {ID_MATEMATICA_1}</text:p>
          </table:table-cell>
          <table:table-cell office:value-type="string" calcext:value-type="string">
            <text:p>0.401533545496313</text:p>
          </table:table-cell>
          <table:table-cell office:value-type="string" calcext:value-type="string">
            <text:p>0.994993845820222</text:p>
          </table:table-cell>
          <table:table-cell office:value-type="string" calcext:value-type="string">
            <text:p>2.00980216824483</text:p>
          </table:table-cell>
        </table:table-row>
        <table:table-row table:style-name="ro1">
          <table:table-cell office:value-type="float" office:value="5607" calcext:value-type="float">
            <text:p>5607</text:p>
          </table:table-cell>
          <table:table-cell office:value-type="string" calcext:value-type="string">
            <text:p>{ID_COZINHA_1,ID_DIA_SEMANA_SEXTA_1,ID_GEOGRAFIA_1,ID_HISTORIA_1,ID_LINGUA_LITERAT_PORTUGUESA_1} =&gt; {ID_MATEMATICA_1}</text:p>
          </table:table-cell>
          <table:table-cell office:value-type="string" calcext:value-type="string">
            <text:p>0.401292163425279</text:p>
          </table:table-cell>
          <table:table-cell office:value-type="string" calcext:value-type="string">
            <text:p>0.994944587770206</text:p>
          </table:table-cell>
          <table:table-cell office:value-type="string" calcext:value-type="string">
            <text:p>2.00970267121161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string" calcext:value-type="string">
            <text:p>{ID_COZINHA_1,ID_GEOGRAFIA_1,ID_HISTORIA_1,ID_LINGUA_LITERAT_PORTUGUESA_1} =&gt; {ID_MATEMATICA_1}</text:p>
          </table:table-cell>
          <table:table-cell office:value-type="string" calcext:value-type="string">
            <text:p>0.402506767232913</text:p>
          </table:table-cell>
          <table:table-cell office:value-type="string" calcext:value-type="string">
            <text:p>0.994932566948712</text:p>
          </table:table-cell>
          <table:table-cell office:value-type="string" calcext:value-type="string">
            <text:p>2.00967839018394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{ID_LABORATORIO_INFORMATICA_1,ID_LINGUA_LITERAT_PORTUGUESA_1,ID_MATEMATICA_1} =&gt; {ID_HISTORIA_1}</text:p>
          </table:table-cell>
          <table:table-cell office:value-type="string" calcext:value-type="string">
            <text:p>0.402569516954566</text:p>
          </table:table-cell>
          <table:table-cell office:value-type="string" calcext:value-type="string">
            <text:p>0.883793719535207</text:p>
          </table:table-cell>
          <table:table-cell office:value-type="string" calcext:value-type="string">
            <text:p>2.00966159442618</text:p>
          </table:table-cell>
        </table:table-row>
        <table:table-row table:style-name="ro1">
          <table:table-cell office:value-type="float" office:value="5583" calcext:value-type="float">
            <text:p>5583</text:p>
          </table:table-cell>
          <table:table-cell office:value-type="string" calcext:value-type="string">
            <text:p>{FK_COD_TIPO_TURMA_0,ID_DIA_SEMANA_SEXTA_1,ID_EDUCACAO_FISICA_1,ID_GEOGRAFIA_1,ID_HISTORIA_1} =&gt; {ID_LINGUA_LITERAT_PORTUGUESA_1}</text:p>
          </table:table-cell>
          <table:table-cell office:value-type="string" calcext:value-type="string">
            <text:p>0.402762814947705</text:p>
          </table:table-cell>
          <table:table-cell office:value-type="string" calcext:value-type="string">
            <text:p>0.992163934911681</text:p>
          </table:table-cell>
          <table:table-cell office:value-type="string" calcext:value-type="string">
            <text:p>2.00954415515281</text:p>
          </table:table-cell>
        </table:table-row>
        <table:table-row table:style-name="ro1">
          <table:table-cell office:value-type="float" office:value="5596" calcext:value-type="float">
            <text:p>5596</text:p>
          </table:table-cell>
          <table:table-cell office:value-type="string" calcext:value-type="string">
            <text:p>{FK_COD_TIPO_TURMA_0,ID_DIA_SEMANA_SEXTA_1,ID_GEOGRAFIA_1,ID_HISTORIA_1,ID_MATEMATICA_1} =&gt; {ID_LINGUA_LITERAT_PORTUGUESA_1}</text:p>
          </table:table-cell>
          <table:table-cell office:value-type="string" calcext:value-type="string">
            <text:p>0.410752224910389</text:p>
          </table:table-cell>
          <table:table-cell office:value-type="string" calcext:value-type="string">
            <text:p>0.992151522366564</text:p>
          </table:table-cell>
          <table:table-cell office:value-type="string" calcext:value-type="string">
            <text:p>2.00951901459225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string" calcext:value-type="string">
            <text:p>{FK_COD_TIPO_TURMA_0,ID_COZINHA_1,ID_DIA_SEMANA_SEXTA_1,ID_GEOGRAFIA_1,ID_HISTORIA_1,ID_MATEMATICA_1} =&gt; {ID_LINGUA_LITERAT_PORTUGUESA_1}</text:p>
          </table:table-cell>
          <table:table-cell office:value-type="string" calcext:value-type="string">
            <text:p>0.400333366912048</text:p>
          </table:table-cell>
          <table:table-cell office:value-type="string" calcext:value-type="string">
            <text:p>0.992130352066647</text:p>
          </table:table-cell>
          <table:table-cell office:value-type="string" calcext:value-type="string">
            <text:p>2.00947613593988</text:p>
          </table:table-cell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string" calcext:value-type="string">
            <text:p>{FK_COD_TIPO_TURMA_0,ID_EDUCACAO_FISICA_1,ID_GEOGRAFIA_1,ID_HISTORIA_1} =&gt; {ID_LINGUA_LITERAT_PORTUGUESA_1}</text:p>
          </table:table-cell>
          <table:table-cell office:value-type="string" calcext:value-type="string">
            <text:p>0.40340329486527</text:p>
          </table:table-cell>
          <table:table-cell office:value-type="string" calcext:value-type="string">
            <text:p>0.992121132924913</text:p>
          </table:table-cell>
          <table:table-cell office:value-type="string" calcext:value-type="string">
            <text:p>2.00945746334785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string" calcext:value-type="string">
            <text:p>{FK_COD_TIPO_TURMA_0,ID_GEOGRAFIA_1,ID_HISTORIA_1,ID_MATEMATICA_1} =&gt; {ID_LINGUA_LITERAT_PORTUGUESA_1}</text:p>
          </table:table-cell>
          <table:table-cell office:value-type="string" calcext:value-type="string">
            <text:p>0.411989428234634</text:p>
          </table:table-cell>
          <table:table-cell office:value-type="string" calcext:value-type="string">
            <text:p>0.992103678658685</text:p>
          </table:table-cell>
          <table:table-cell office:value-type="string" calcext:value-type="string">
            <text:p>2.00942211120749</text:p>
          </table:table-cell>
        </table:table-row>
        <table:table-row table:style-name="ro1">
          <table:table-cell office:value-type="float" office:value="5602" calcext:value-type="float">
            <text:p>5602</text:p>
          </table:table-cell>
          <table:table-cell office:value-type="string" calcext:value-type="string">
            <text:p>{FK_COD_TIPO_TURMA_0,ID_COZINHA_1,ID_GEOGRAFIA_1,ID_HISTORIA_1,ID_MATEMATICA_1} =&gt; {ID_LINGUA_LITERAT_PORTUGUESA_1}</text:p>
          </table:table-cell>
          <table:table-cell office:value-type="string" calcext:value-type="string">
            <text:p>0.401533545496313</text:p>
          </table:table-cell>
          <table:table-cell office:value-type="string" calcext:value-type="string">
            <text:p>0.992090628389625</text:p>
          </table:table-cell>
          <table:table-cell office:value-type="string" calcext:value-type="string">
            <text:p>2.00939567899101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string" calcext:value-type="string">
            <text:p>{ID_DIA_SEMANA_SEXTA_1,ID_EDUCACAO_FISICA_1,ID_GEOGRAFIA_1,ID_HISTORIA_1} =&gt; {ID_LINGUA_LITERAT_PORTUGUESA_1}</text:p>
          </table:table-cell>
          <table:table-cell office:value-type="string" calcext:value-type="string">
            <text:p>0.403758876621305</text:p>
          </table:table-cell>
          <table:table-cell office:value-type="string" calcext:value-type="string">
            <text:p>0.992048897508162</text:p>
          </table:table-cell>
          <table:table-cell office:value-type="string" calcext:value-type="string">
            <text:p>2.00931115661927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{ID_COZINHA_1,ID_LINGUA_LITERAT_PORTUGUESA_1,ID_MATEMATICA_1} =&gt; {ID_GEOGRAFIA_1}</text:p>
          </table:table-cell>
          <table:table-cell office:value-type="string" calcext:value-type="string">
            <text:p>0.409556854733914</text:p>
          </table:table-cell>
          <table:table-cell office:value-type="string" calcext:value-type="string">
            <text:p>0.876549975352703</text:p>
          </table:table-cell>
          <table:table-cell office:value-type="string" calcext:value-type="string">
            <text:p>2.00929242689397</text:p>
          </table:table-cell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string" calcext:value-type="string">
            <text:p>{FK_COD_TIPO_TURMA_0,ID_DIA_SEMANA_SEXTA_1,ID_GEOGRAFIA_1,ID_HISTORIA_1,ID_LINGUA_LITERAT_PORTUGUESA_1} =&gt; {ID_MATEMATICA_1}</text:p>
          </table:table-cell>
          <table:table-cell office:value-type="string" calcext:value-type="string">
            <text:p>0.410752224910389</text:p>
          </table:table-cell>
          <table:table-cell office:value-type="string" calcext:value-type="string">
            <text:p>0.994740635851478</text:p>
          </table:table-cell>
          <table:table-cell office:value-type="string" calcext:value-type="string">
            <text:p>2.00929070584097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string" calcext:value-type="string">
            <text:p>{FK_COD_TIPO_TURMA_0,ID_GEOGRAFIA_1,ID_HISTORIA_1,ID_LINGUA_LITERAT_PORTUGUESA_1} =&gt; {ID_MATEMATICA_1}</text:p>
          </table:table-cell>
          <table:table-cell office:value-type="string" calcext:value-type="string">
            <text:p>0.411989428234634</text:p>
          </table:table-cell>
          <table:table-cell office:value-type="string" calcext:value-type="string">
            <text:p>0.99472978464039</text:p>
          </table:table-cell>
          <table:table-cell office:value-type="string" calcext:value-type="string">
            <text:p>2.00926878732594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string" calcext:value-type="string">
            <text:p>{ID_DIA_SEMANA_SEXTA_1,ID_GEOGRAFIA_1,ID_HISTORIA_1,ID_MATEMATICA_1} =&gt; {ID_LINGUA_LITERAT_PORTUGUESA_1}</text:p>
          </table:table-cell>
          <table:table-cell office:value-type="string" calcext:value-type="string">
            <text:p>0.411951682233486</text:p>
          </table:table-cell>
          <table:table-cell office:value-type="string" calcext:value-type="string">
            <text:p>0.99200818865399</text:p>
          </table:table-cell>
          <table:table-cell office:value-type="string" calcext:value-type="string">
            <text:p>2.00922870427739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{ID_EDUCACAO_FISICA_1,ID_GEOGRAFIA_1,ID_HISTORIA_1} =&gt; {ID_LINGUA_LITERAT_PORTUGUESA_1}</text:p>
          </table:table-cell>
          <table:table-cell office:value-type="string" calcext:value-type="string">
            <text:p>0.40439935653887</text:p>
          </table:table-cell>
          <table:table-cell office:value-type="string" calcext:value-type="string">
            <text:p>0.992006392998369</text:p>
          </table:table-cell>
          <table:table-cell office:value-type="string" calcext:value-type="string">
            <text:p>2.00922506732877</text:p>
          </table:table-cell>
        </table:table-row>
        <table:table-row table:style-name="ro1">
          <table:table-cell office:value-type="float" office:value="5608" calcext:value-type="float">
            <text:p>5608</text:p>
          </table:table-cell>
          <table:table-cell office:value-type="string" calcext:value-type="string">
            <text:p>{ID_COZINHA_1,ID_DIA_SEMANA_SEXTA_1,ID_GEOGRAFIA_1,ID_HISTORIA_1,ID_MATEMATICA_1} =&gt; {ID_LINGUA_LITERAT_PORTUGUESA_1}</text:p>
          </table:table-cell>
          <table:table-cell office:value-type="string" calcext:value-type="string">
            <text:p>0.401292163425279</text:p>
          </table:table-cell>
          <table:table-cell office:value-type="string" calcext:value-type="string">
            <text:p>0.991978600091286</text:p>
          </table:table-cell>
          <table:table-cell office:value-type="string" calcext:value-type="string">
            <text:p>2.00916877514557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string" calcext:value-type="string">
            <text:p>{ID_DIA_SEMANA_SEXTA_1,ID_GEOGRAFIA_1,ID_HISTORIA_1,ID_LINGUA_LITERAT_PORTUGUESA_1} =&gt; {ID_MATEMATICA_1}</text:p>
          </table:table-cell>
          <table:table-cell office:value-type="string" calcext:value-type="string">
            <text:p>0.411951682233486</text:p>
          </table:table-cell>
          <table:table-cell office:value-type="string" calcext:value-type="string">
            <text:p>0.994673869568726</text:p>
          </table:table-cell>
          <table:table-cell office:value-type="string" calcext:value-type="string">
            <text:p>2.00915584368036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{ID_GEOGRAFIA_1,ID_HISTORIA_1,ID_LINGUA_LITERAT_PORTUGUESA_1} =&gt; {ID_MATEMATICA_1}</text:p>
          </table:table-cell>
          <table:table-cell office:value-type="string" calcext:value-type="string">
            <text:p>0.413203310781099</text:p>
          </table:table-cell>
          <table:table-cell office:value-type="string" calcext:value-type="string">
            <text:p>0.994663436524642</text:p>
          </table:table-cell>
          <table:table-cell office:value-type="string" calcext:value-type="string">
            <text:p>2.00913476982678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{ID_GEOGRAFIA_1,ID_HISTORIA_1,ID_MATEMATICA_1} =&gt; {ID_LINGUA_LITERAT_PORTUGUESA_1}</text:p>
          </table:table-cell>
          <table:table-cell office:value-type="string" calcext:value-type="string">
            <text:p>0.413203310781099</text:p>
          </table:table-cell>
          <table:table-cell office:value-type="string" calcext:value-type="string">
            <text:p>0.991961205080463</text:p>
          </table:table-cell>
          <table:table-cell office:value-type="string" calcext:value-type="string">
            <text:p>2.00913354302203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string" calcext:value-type="string">
            <text:p>{ID_COZINHA_1,ID_GEOGRAFIA_1,ID_HISTORIA_1,ID_MATEMATICA_1} =&gt; {ID_LINGUA_LITERAT_PORTUGUESA_1}</text:p>
          </table:table-cell>
          <table:table-cell office:value-type="string" calcext:value-type="string">
            <text:p>0.402506767232913</text:p>
          </table:table-cell>
          <table:table-cell office:value-type="string" calcext:value-type="string">
            <text:p>0.991939722108826</text:p>
          </table:table-cell>
          <table:table-cell office:value-type="string" calcext:value-type="string">
            <text:p>2.00909003107953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{ID_DIA_SEMANA_SEXTA_1,ID_LINGUA_LITERAT_PORTUGUESA_1,ID_MATEMATICA_1} =&gt; {ID_GEOGRAFIA_1}</text:p>
          </table:table-cell>
          <table:table-cell office:value-type="string" calcext:value-type="string">
            <text:p>0.419764383209906</text:p>
          </table:table-cell>
          <table:table-cell office:value-type="string" calcext:value-type="string">
            <text:p>0.876457784488852</text:p>
          </table:table-cell>
          <table:table-cell office:value-type="string" calcext:value-type="string">
            <text:p>2.00908110020436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string" calcext:value-type="string">
            <text:p>{FK_COD_TIPO_TURMA_0,ID_DIA_SEMANA_SEXTA_1,ID_LINGUA_LITERAT_PORTUGUESA_1,ID_MATEMATICA_1} =&gt; {ID_HISTORIA_1}</text:p>
          </table:table-cell>
          <table:table-cell office:value-type="string" calcext:value-type="string">
            <text:p>0.421516807428798</text:p>
          </table:table-cell>
          <table:table-cell office:value-type="string" calcext:value-type="string">
            <text:p>0.883462944925194</text:p>
          </table:table-cell>
          <table:table-cell office:value-type="string" calcext:value-type="string">
            <text:p>2.00890944489687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string" calcext:value-type="string">
            <text:p>{FK_COD_TIPO_TURMA_0,ID_EDUCACAO_FISICA_1,ID_GEOGRAFIA_1,ID_LINGUA_LITERAT_PORTUGUESA_1} =&gt; {ID_MATEMATICA_1}</text:p>
          </table:table-cell>
          <table:table-cell office:value-type="string" calcext:value-type="string">
            <text:p>0.408042687120992</text:p>
          </table:table-cell>
          <table:table-cell office:value-type="string" calcext:value-type="string">
            <text:p>0.994512967245977</text:p>
          </table:table-cell>
          <table:table-cell office:value-type="string" calcext:value-type="string">
            <text:p>2.00883083479866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string" calcext:value-type="string">
            <text:p>{FK_COD_TIPO_TURMA_0,ID_DIA_SEMANA_SEXTA_1,ID_EDUCACAO_FISICA_1,ID_GEOGRAFIA_1,ID_LINGUA_LITERAT_PORTUGUESA_1} =&gt; {ID_MATEMATICA_1}</text:p>
          </table:table-cell>
          <table:table-cell office:value-type="string" calcext:value-type="string">
            <text:p>0.407387060718891</text:p>
          </table:table-cell>
          <table:table-cell office:value-type="string" calcext:value-type="string">
            <text:p>0.99450943842501</text:p>
          </table:table-cell>
          <table:table-cell office:value-type="string" calcext:value-type="string">
            <text:p>2.00882370688318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{ID_EDUCACAO_FISICA_1,ID_GEOGRAFIA_1,ID_LINGUA_LITERAT_PORTUGUESA_1} =&gt; {ID_MATEMATICA_1}</text:p>
          </table:table-cell>
          <table:table-cell office:value-type="string" calcext:value-type="string">
            <text:p>0.409078418158856</text:p>
          </table:table-cell>
          <table:table-cell office:value-type="string" calcext:value-type="string">
            <text:p>0.994465751246945</text:p>
          </table:table-cell>
          <table:table-cell office:value-type="string" calcext:value-type="string">
            <text:p>2.00873546253316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string" calcext:value-type="string">
            <text:p>{ID_DIA_SEMANA_SEXTA_1,ID_EDUCACAO_FISICA_1,ID_GEOGRAFIA_1,ID_LINGUA_LITERAT_PORTUGUESA_1} =&gt; {ID_MATEMATICA_1}</text:p>
          </table:table-cell>
          <table:table-cell office:value-type="string" calcext:value-type="string">
            <text:p>0.408422791756754</text:p>
          </table:table-cell>
          <table:table-cell office:value-type="string" calcext:value-type="string">
            <text:p>0.994462155918995</text:p>
          </table:table-cell>
          <table:table-cell office:value-type="string" calcext:value-type="string">
            <text:p>2.00872820027929</text:p>
          </table:table-cell>
        </table:table-row>
        <table:table-row table:style-name="ro1">
          <table:table-cell office:value-type="float" office:value="6147" calcext:value-type="float">
            <text:p>6147</text:p>
          </table:table-cell>
          <table:table-cell office:value-type="string" calcext:value-type="string">
            <text:p>{FK_COD_TIPO_TURMA_0,ID_ALIMENTACAO_1,ID_COZINHA_1,ID_DIA_SEMANA_SEXTA_1,ID_LINGUA_LITERAT_PORTUGUESA_1,ID_MATEMATICA_1} =&gt; {ID_EDUCACAO_FISICA_1}</text:p>
          </table:table-cell>
          <table:table-cell office:value-type="string" calcext:value-type="string">
            <text:p>0.401153681280941</text:p>
          </table:table-cell>
          <table:table-cell office:value-type="string" calcext:value-type="string">
            <text:p>0.946912116642841</text:p>
          </table:table-cell>
          <table:table-cell office:value-type="string" calcext:value-type="string">
            <text:p>2.00807205309458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{ID_DIA_SEMANA_SEXTA_1,ID_LINGUA_LITERAT_PORTUGUESA_1,ID_MATEMATICA_1} =&gt; {ID_HISTORIA_1}</text:p>
          </table:table-cell>
          <table:table-cell office:value-type="string" calcext:value-type="string">
            <text:p>0.422886001546865</text:p>
          </table:table-cell>
          <table:table-cell office:value-type="string" calcext:value-type="string">
            <text:p>0.882975647368759</text:p>
          </table:table-cell>
          <table:table-cell office:value-type="string" calcext:value-type="string">
            <text:p>2.00780137729854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string" calcext:value-type="string">
            <text:p>{FK_COD_TIPO_TURMA_0,ID_COZINHA_1,ID_LINGUA_LITERAT_PORTUGUESA_1,ID_MATEMATICA_1} =&gt; {ID_HISTORIA_1}</text:p>
          </table:table-cell>
          <table:table-cell office:value-type="string" calcext:value-type="string">
            <text:p>0.411189549598847</text:p>
          </table:table-cell>
          <table:table-cell office:value-type="string" calcext:value-type="string">
            <text:p>0.882971643929323</text:p>
          </table:table-cell>
          <table:table-cell office:value-type="string" calcext:value-type="string">
            <text:p>2.00779227386376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string" calcext:value-type="string">
            <text:p>{FK_COD_TIPO_TURMA_0,ID_DIA_SEMANA_SEXTA_1,ID_LABORATORIO_INFORMATICA_1,ID_MATEMATICA_1} =&gt; {ID_GEOGRAFIA_1}</text:p>
          </table:table-cell>
          <table:table-cell office:value-type="string" calcext:value-type="string">
            <text:p>0.405648580882588</text:p>
          </table:table-cell>
          <table:table-cell office:value-type="string" calcext:value-type="string">
            <text:p>0.875740403560165</text:p>
          </table:table-cell>
          <table:table-cell office:value-type="string" calcext:value-type="string">
            <text:p>2.00743666679185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string" calcext:value-type="string">
            <text:p>{FK_COD_TIPO_TURMA_0,ID_COZINHA_1,ID_DIA_SEMANA_SEXTA_1,ID_LINGUA_LITERAT_PORTUGUESA_1} =&gt; {ID_EDUCACAO_FISICA_1}</text:p>
          </table:table-cell>
          <table:table-cell office:value-type="string" calcext:value-type="string">
            <text:p>0.448274154255164</text:p>
          </table:table-cell>
          <table:table-cell office:value-type="string" calcext:value-type="string">
            <text:p>0.94659730359257</text:p>
          </table:table-cell>
          <table:table-cell office:value-type="string" calcext:value-type="string">
            <text:p>2.00740444384438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string" calcext:value-type="string">
            <text:p>{FK_COD_TIPO_TURMA_0,ID_DIA_SEMANA_SEXTA_1,ID_EDUCACAO_FISICA_1,ID_GEOGRAFIA_1,ID_HISTORIA_1} =&gt; {ID_MATEMATICA_1}</text:p>
          </table:table-cell>
          <table:table-cell office:value-type="string" calcext:value-type="string">
            <text:p>0.40341243084007</text:p>
          </table:table-cell>
          <table:table-cell office:value-type="string" calcext:value-type="string">
            <text:p>0.993764195501858</text:p>
          </table:table-cell>
          <table:table-cell office:value-type="string" calcext:value-type="string">
            <text:p>2.00731838014261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string" calcext:value-type="string">
            <text:p>{FK_COD_TIPO_TURMA_0,ID_COZINHA_1,ID_LINGUA_LITERAT_PORTUGUESA_1,ID_MATEMATICA_1} =&gt; {ID_EDUCACAO_FISICA_1}</text:p>
          </table:table-cell>
          <table:table-cell office:value-type="string" calcext:value-type="string">
            <text:p>0.440800205607517</text:p>
          </table:table-cell>
          <table:table-cell office:value-type="string" calcext:value-type="string">
            <text:p>0.946556357206469</text:p>
          </table:table-cell>
          <table:table-cell office:value-type="string" calcext:value-type="string">
            <text:p>2.00731761076646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string" calcext:value-type="string">
            <text:p>{FK_COD_TIPO_TURMA_0,ID_EDUCACAO_FISICA_1,ID_GEOGRAFIA_1,ID_HISTORIA_1} =&gt; {ID_MATEMATICA_1}</text:p>
          </table:table-cell>
          <table:table-cell office:value-type="string" calcext:value-type="string">
            <text:p>0.404065893458666</text:p>
          </table:table-cell>
          <table:table-cell office:value-type="string" calcext:value-type="string">
            <text:p>0.993750713237029</text:p>
          </table:table-cell>
          <table:table-cell office:value-type="string" calcext:value-type="string">
            <text:p>2.00729114712483</text:p>
          </table:table-cell>
        </table:table-row>
        <table:table-row table:style-name="ro1">
          <table:table-cell office:value-type="float" office:value="5796" calcext:value-type="float">
            <text:p>5796</text:p>
          </table:table-cell>
          <table:table-cell office:value-type="string" calcext:value-type="string">
            <text:p>{FK_COD_TIPO_TURMA_0,ID_COZINHA_1,ID_DIA_SEMANA_SEXTA_1,ID_LINGUA_LITERAT_PORTUGUESA_1,ID_SITUACAO_CURSO_2_0} =&gt; {ID_EDUCACAO_FISICA_1}</text:p>
          </table:table-cell>
          <table:table-cell office:value-type="string" calcext:value-type="string">
            <text:p>0.413784406862463</text:p>
          </table:table-cell>
          <table:table-cell office:value-type="string" calcext:value-type="string">
            <text:p>0.946517585308766</text:p>
          </table:table-cell>
          <table:table-cell office:value-type="string" calcext:value-type="string">
            <text:p>2.00723538902397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{ID_DIA_SEMANA_SEXTA_1,ID_EDUCACAO_FISICA_1,ID_GEOGRAFIA_1,ID_HISTORIA_1} =&gt; {ID_MATEMATICA_1}</text:p>
          </table:table-cell>
          <table:table-cell office:value-type="string" calcext:value-type="string">
            <text:p>0.404412339239901</text:p>
          </table:table-cell>
          <table:table-cell office:value-type="string" calcext:value-type="string">
            <text:p>0.993654476748342</text:p>
          </table:table-cell>
          <table:table-cell office:value-type="string" calcext:value-type="string">
            <text:p>2.00709675767766</text:p>
          </table:table-cell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string" calcext:value-type="string">
            <text:p>{FK_COD_TIPO_TURMA_0,ID_COZINHA_1,ID_LINGUA_LITERAT_PORTUGUESA_1,ID_MATEMATICA_1,ID_SITUACAO_CURSO_2_0} =&gt; {ID_EDUCACAO_FISICA_1}</text:p>
          </table:table-cell>
          <table:table-cell office:value-type="string" calcext:value-type="string">
            <text:p>0.407257474128963</text:p>
          </table:table-cell>
          <table:table-cell office:value-type="string" calcext:value-type="string">
            <text:p>0.946441970793336</text:p>
          </table:table-cell>
          <table:table-cell office:value-type="string" calcext:value-type="string">
            <text:p>2.00707503687241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{ID_EDUCACAO_FISICA_1,ID_GEOGRAFIA_1,ID_HISTORIA_1} =&gt; {ID_MATEMATICA_1}</text:p>
          </table:table-cell>
          <table:table-cell office:value-type="string" calcext:value-type="string">
            <text:p>0.405065801858498</text:p>
          </table:table-cell>
          <table:table-cell office:value-type="string" calcext:value-type="string">
            <text:p>0.993641207710522</text:p>
          </table:table-cell>
          <table:table-cell office:value-type="string" calcext:value-type="string">
            <text:p>2.00706995536015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{ID_COZINHA_1,ID_LINGUA_LITERAT_PORTUGUESA_1,ID_MATEMATICA_1} =&gt; {ID_HISTORIA_1}</text:p>
          </table:table-cell>
          <table:table-cell office:value-type="string" calcext:value-type="string">
            <text:p>0.412325535939122</text:p>
          </table:table-cell>
          <table:table-cell office:value-type="string" calcext:value-type="string">
            <text:p>0.882475617700361</text:p>
          </table:table-cell>
          <table:table-cell office:value-type="string" calcext:value-type="string">
            <text:p>2.00666435810679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{FK_COD_TIPO_TURMA_0,ID_LINGUA_LITERAT_PORTUGUESA_1,ID_MATEMATICA_1} =&gt; {ID_GEOGRAFIA_1}</text:p>
          </table:table-cell>
          <table:table-cell office:value-type="string" calcext:value-type="string">
            <text:p>0.419722790482526</text:p>
          </table:table-cell>
          <table:table-cell office:value-type="string" calcext:value-type="string">
            <text:p>0.875377383325185</text:p>
          </table:table-cell>
          <table:table-cell office:value-type="string" calcext:value-type="string">
            <text:p>2.00660452506638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string" calcext:value-type="string">
            <text:p>{FK_COD_TIPO_TURMA_0,ID_COZINHA_1,ID_DIA_SEMANA_SEXTA_1,ID_MATEMATICA_1} =&gt; {ID_GEOGRAFIA_1}</text:p>
          </table:table-cell>
          <table:table-cell office:value-type="string" calcext:value-type="string">
            <text:p>0.41598449384656</text:p>
          </table:table-cell>
          <table:table-cell office:value-type="string" calcext:value-type="string">
            <text:p>0.875356734690574</text:p>
          </table:table-cell>
          <table:table-cell office:value-type="string" calcext:value-type="string">
            <text:p>2.00655719274498</text:p>
          </table:table-cell>
        </table:table-row>
        <table:table-row table:style-name="ro1">
          <table:table-cell office:value-type="float" office:value="5706" calcext:value-type="float">
            <text:p>5706</text:p>
          </table:table-cell>
          <table:table-cell office:value-type="string" calcext:value-type="string">
            <text:p>{FK_COD_TIPO_TURMA_0,ID_ALIMENTACAO_1,ID_DIA_SEMANA_SEXTA_1,ID_LINGUA_LITERAT_PORTUGUESA_1,ID_MATEMATICA_1} =&gt; {ID_EDUCACAO_FISICA_1}</text:p>
          </table:table-cell>
          <table:table-cell office:value-type="string" calcext:value-type="string">
            <text:p>0.407416872847186</text:p>
          </table:table-cell>
          <table:table-cell office:value-type="string" calcext:value-type="string">
            <text:p>0.946164815395902</text:p>
          </table:table-cell>
          <table:table-cell office:value-type="string" calcext:value-type="string">
            <text:p>2.00648728643795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string" calcext:value-type="string">
            <text:p>{FK_COD_TIPO_TURMA_0,ID_DIA_SEMANA_SEXTA_1,ID_EDUCACAO_FISICA_1,ID_GEOGRAFIA_1} =&gt; {ID_LINGUA_LITERAT_PORTUGUESA_1}</text:p>
          </table:table-cell>
          <table:table-cell office:value-type="string" calcext:value-type="string">
            <text:p>0.409636193462441</text:p>
          </table:table-cell>
          <table:table-cell office:value-type="string" calcext:value-type="string">
            <text:p>0.990621891284871</text:p>
          </table:table-cell>
          <table:table-cell office:value-type="string" calcext:value-type="string">
            <text:p>2.00642087617823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{FK_COD_TIPO_TURMA_0,ID_LINGUA_LITERAT_PORTUGUESA_1,ID_MATEMATICA_1} =&gt; {ID_EDUCACAO_FISICA_1}</text:p>
          </table:table-cell>
          <table:table-cell office:value-type="string" calcext:value-type="string">
            <text:p>0.4536465882784</text:p>
          </table:table-cell>
          <table:table-cell office:value-type="string" calcext:value-type="string">
            <text:p>0.946129141438833</text:p>
          </table:table-cell>
          <table:table-cell office:value-type="string" calcext:value-type="string">
            <text:p>2.00641163435265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string" calcext:value-type="string">
            <text:p>{FK_COD_TIPO_TURMA_0,ID_COZINHA_1,ID_DIA_SEMANA_SEXTA_1,ID_EDUCACAO_FISICA_1,ID_HISTORIA_1} =&gt; {ID_LINGUA_LITERAT_PORTUGUESA_1}</text:p>
          </table:table-cell>
          <table:table-cell office:value-type="string" calcext:value-type="string">
            <text:p>0.406187843816183</text:p>
          </table:table-cell>
          <table:table-cell office:value-type="string" calcext:value-type="string">
            <text:p>0.99060865771879</text:p>
          </table:table-cell>
          <table:table-cell office:value-type="string" calcext:value-type="string">
            <text:p>2.00639407270913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string" calcext:value-type="string">
            <text:p>{FK_COD_TIPO_TURMA_0,ID_DIA_SEMANA_SEXTA_1,ID_EDUCACAO_FISICA_1,ID_HISTORIA_1} =&gt; {ID_LINGUA_LITERAT_PORTUGUESA_1}</text:p>
          </table:table-cell>
          <table:table-cell office:value-type="string" calcext:value-type="string">
            <text:p>0.417340705263596</text:p>
          </table:table-cell>
          <table:table-cell office:value-type="string" calcext:value-type="string">
            <text:p>0.990577445330409</text:p>
          </table:table-cell>
          <table:table-cell office:value-type="string" calcext:value-type="string">
            <text:p>2.00633085465571</text:p>
          </table:table-cell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string" calcext:value-type="string">
            <text:p>{FK_COD_TIPO_TURMA_0,ID_LINGUA_LITERAT_PORTUGUESA_1,ID_MATEMATICA_1,ID_SITUACAO_CURSO_2_0} =&gt; {ID_EDUCACAO_FISICA_1}</text:p>
          </table:table-cell>
          <table:table-cell office:value-type="string" calcext:value-type="string">
            <text:p>0.41957853824884</text:p>
          </table:table-cell>
          <table:table-cell office:value-type="string" calcext:value-type="string">
            <text:p>0.946017206453043</text:p>
          </table:table-cell>
          <table:table-cell office:value-type="string" calcext:value-type="string">
            <text:p>2.00617425908543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string" calcext:value-type="string">
            <text:p>{FK_COD_TIPO_TURMA_0,ID_DIA_SEMANA_SEXTA_1,ID_EDUCACAO_FISICA_1,ID_MATEMATICA_1} =&gt; {ID_LINGUA_LITERAT_PORTUGUESA_1}</text:p>
          </table:table-cell>
          <table:table-cell office:value-type="string" calcext:value-type="string">
            <text:p>0.452848392585339</text:p>
          </table:table-cell>
          <table:table-cell office:value-type="string" calcext:value-type="string">
            <text:p>0.990495066374148</text:p>
          </table:table-cell>
          <table:table-cell office:value-type="string" calcext:value-type="string">
            <text:p>2.00616400304557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string" calcext:value-type="string">
            <text:p>{ID_ALIMENTACAO_1,ID_COZINHA_1,ID_DIA_SEMANA_SEXTA_1,ID_LINGUA_LITERAT_PORTUGUESA_1,ID_MATEMATICA_1} =&gt; {ID_EDUCACAO_FISICA_1}</text:p>
          </table:table-cell>
          <table:table-cell office:value-type="string" calcext:value-type="string">
            <text:p>0.402222349912162</text:p>
          </table:table-cell>
          <table:table-cell office:value-type="string" calcext:value-type="string">
            <text:p>0.946007871166199</text:p>
          </table:table-cell>
          <table:table-cell office:value-type="string" calcext:value-type="string">
            <text:p>2.00615446218106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string" calcext:value-type="string">
            <text:p>{FK_COD_TIPO_TURMA_0,ID_DIA_SEMANA_SEXTA_1,ID_HISTORIA_1,ID_MATEMATICA_1} =&gt; {ID_LINGUA_LITERAT_PORTUGUESA_1}</text:p>
          </table:table-cell>
          <table:table-cell office:value-type="string" calcext:value-type="string">
            <text:p>0.421516807428798</text:p>
          </table:table-cell>
          <table:table-cell office:value-type="string" calcext:value-type="string">
            <text:p>0.990484115806345</text:p>
          </table:table-cell>
          <table:table-cell office:value-type="string" calcext:value-type="string">
            <text:p>2.00614182359644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{FK_COD_TIPO_TURMA_0,ID_EDUCACAO_FISICA_1,ID_GEOGRAFIA_1} =&gt; {ID_LINGUA_LITERAT_PORTUGUESA_1}</text:p>
          </table:table-cell>
          <table:table-cell office:value-type="string" calcext:value-type="string">
            <text:p>0.410293983648048</text:p>
          </table:table-cell>
          <table:table-cell office:value-type="string" calcext:value-type="string">
            <text:p>0.990481546679017</text:p>
          </table:table-cell>
          <table:table-cell office:value-type="string" calcext:value-type="string">
            <text:p>2.00613662004628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string" calcext:value-type="string">
            <text:p>{ID_COZINHA_1,ID_DIA_SEMANA_SEXTA_1,ID_EDUCACAO_FISICA_1,ID_HISTORIA_1} =&gt; {ID_LINGUA_LITERAT_PORTUGUESA_1}</text:p>
          </table:table-cell>
          <table:table-cell office:value-type="string" calcext:value-type="string">
            <text:p>0.407097113729182</text:p>
          </table:table-cell>
          <table:table-cell office:value-type="string" calcext:value-type="string">
            <text:p>0.990473561002318</text:p>
          </table:table-cell>
          <table:table-cell office:value-type="string" calcext:value-type="string">
            <text:p>2.00612044573337</text:p>
          </table:table-cell>
        </table:table-row>
        <table:table-row table:style-name="ro1">
          <table:table-cell office:value-type="float" office:value="5669" calcext:value-type="float">
            <text:p>5669</text:p>
          </table:table-cell>
          <table:table-cell office:value-type="string" calcext:value-type="string">
            <text:p>{FK_COD_TIPO_TURMA_0,ID_COZINHA_1,ID_DIA_SEMANA_SEXTA_1,ID_HISTORIA_1,ID_MATEMATICA_1} =&gt; {ID_LINGUA_LITERAT_PORTUGUESA_1}</text:p>
          </table:table-cell>
          <table:table-cell office:value-type="string" calcext:value-type="string">
            <text:p>0.409960760988234</text:p>
          </table:table-cell>
          <table:table-cell office:value-type="string" calcext:value-type="string">
            <text:p>0.990471582324913</text:p>
          </table:table-cell>
          <table:table-cell office:value-type="string" calcext:value-type="string">
            <text:p>2.0061164380896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{ID_DIA_SEMANA_SEXTA_1,ID_EDUCACAO_FISICA_1,ID_HISTORIA_1} =&gt; {ID_LINGUA_LITERAT_PORTUGUESA_1}</text:p>
          </table:table-cell>
          <table:table-cell office:value-type="string" calcext:value-type="string">
            <text:p>0.418437743500776</text:p>
          </table:table-cell>
          <table:table-cell office:value-type="string" calcext:value-type="string">
            <text:p>0.990450272959095</text:p>
          </table:table-cell>
          <table:table-cell office:value-type="string" calcext:value-type="string">
            <text:p>2.00607327777101</text:p>
          </table:table-cell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string" calcext:value-type="string">
            <text:p>{FK_COD_TIPO_TURMA_0,ID_COZINHA_1,ID_DIA_SEMANA_SEXTA_1,ID_EDUCACAO_FISICA_1,ID_MATEMATICA_1} =&gt; {ID_LINGUA_LITERAT_PORTUGUESA_1}</text:p>
          </table:table-cell>
          <table:table-cell office:value-type="string" calcext:value-type="string">
            <text:p>0.440033024144698</text:p>
          </table:table-cell>
          <table:table-cell office:value-type="string" calcext:value-type="string">
            <text:p>0.990449230862475</text:p>
          </table:table-cell>
          <table:table-cell office:value-type="string" calcext:value-type="string">
            <text:p>2.00607116709242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string" calcext:value-type="string">
            <text:p>{FK_COD_TIPO_TURMA_0,ID_COZINHA_1,ID_DIA_SEMANA_SEXTA_1,ID_GEOGRAFIA_1,ID_LINGUA_LITERAT_PORTUGUESA_1} =&gt; {ID_MATEMATICA_1}</text:p>
          </table:table-cell>
          <table:table-cell office:value-type="string" calcext:value-type="string">
            <text:p>0.407251463619226</text:p>
          </table:table-cell>
          <table:table-cell office:value-type="string" calcext:value-type="string">
            <text:p>0.993142047043552</text:p>
          </table:table-cell>
          <table:table-cell office:value-type="string" calcext:value-type="string">
            <text:p>2.00606169365582</text:p>
          </table:table-cell>
        </table:table-row>
        <table:table-row table:style-name="ro1">
          <table:table-cell office:value-type="float" office:value="6146" calcext:value-type="float">
            <text:p>6146</text:p>
          </table:table-cell>
          <table:table-cell office:value-type="string" calcext:value-type="string">
            <text:p>{FK_COD_TIPO_TURMA_0,ID_ALIMENTACAO_1,ID_COZINHA_1,ID_DIA_SEMANA_SEXTA_1,ID_EDUCACAO_FISICA_1,ID_MATEMATICA_1} =&gt; {ID_LINGUA_LITERAT_PORTUGUESA_1}</text:p>
          </table:table-cell>
          <table:table-cell office:value-type="string" calcext:value-type="string">
            <text:p>0.401153681280941</text:p>
          </table:table-cell>
          <table:table-cell office:value-type="string" calcext:value-type="string">
            <text:p>0.990441360659221</text:p>
          </table:table-cell>
          <table:table-cell office:value-type="string" calcext:value-type="string">
            <text:p>2.00605522666122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{ID_DIA_SEMANA_SEXTA_1,ID_EDUCACAO_FISICA_1,ID_GEOGRAFIA_1} =&gt; {ID_LINGUA_LITERAT_PORTUGUESA_1}</text:p>
          </table:table-cell>
          <table:table-cell office:value-type="string" calcext:value-type="string">
            <text:p>0.410697168641199</text:p>
          </table:table-cell>
          <table:table-cell office:value-type="string" calcext:value-type="string">
            <text:p>0.990421889114233</text:p>
          </table:table-cell>
          <table:table-cell office:value-type="string" calcext:value-type="string">
            <text:p>2.00601578869331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string" calcext:value-type="string">
            <text:p>{FK_COD_TIPO_TURMA_0,ID_COZINHA_1,ID_EDUCACAO_FISICA_1,ID_HISTORIA_1} =&gt; {ID_LINGUA_LITERAT_PORTUGUESA_1}</text:p>
          </table:table-cell>
          <table:table-cell office:value-type="string" calcext:value-type="string">
            <text:p>0.406817023975443</text:p>
          </table:table-cell>
          <table:table-cell office:value-type="string" calcext:value-type="string">
            <text:p>0.990406772736505</text:p>
          </table:table-cell>
          <table:table-cell office:value-type="string" calcext:value-type="string">
            <text:p>2.00598517174843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  <table:table-cell office:value-type="string" calcext:value-type="string">
            <text:p>{FK_COD_TIPO_TURMA_0,ID_ALIMENTACAO_1,ID_COZINHA_1,ID_EDUCACAO_FISICA_1,ID_MATEMATICA_1} =&gt; {ID_LINGUA_LITERAT_PORTUGUESA_1}</text:p>
          </table:table-cell>
          <table:table-cell office:value-type="string" calcext:value-type="string">
            <text:p>0.401826617951085</text:p>
          </table:table-cell>
          <table:table-cell office:value-type="string" calcext:value-type="string">
            <text:p>0.990404979550139</text:p>
          </table:table-cell>
          <table:table-cell office:value-type="string" calcext:value-type="string">
            <text:p>2.00598153980107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string" calcext:value-type="string">
            <text:p>{FK_COD_TIPO_TURMA_0,ID_ALIMENTACAO_1,ID_DIA_SEMANA_SEXTA_1,ID_EDUCACAO_FISICA_1,ID_MATEMATICA_1} =&gt; {ID_LINGUA_LITERAT_PORTUGUESA_1}</text:p>
          </table:table-cell>
          <table:table-cell office:value-type="string" calcext:value-type="string">
            <text:p>0.407416872847186</text:p>
          </table:table-cell>
          <table:table-cell office:value-type="string" calcext:value-type="string">
            <text:p>0.990392398545681</text:p>
          </table:table-cell>
          <table:table-cell office:value-type="string" calcext:value-type="string">
            <text:p>2.00595605804036</text:p>
          </table:table-cell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string" calcext:value-type="string">
            <text:p>{FK_COD_TIPO_TURMA_0,ID_DIA_SEMANA_SEXTA_1,ID_EDUCACAO_FISICA_1,ID_MATEMATICA_1,ID_SITUACAO_CURSO_2_0} =&gt; {ID_LINGUA_LITERAT_PORTUGUESA_1}</text:p>
          </table:table-cell>
          <table:table-cell office:value-type="string" calcext:value-type="string">
            <text:p>0.418808471741348</text:p>
          </table:table-cell>
          <table:table-cell office:value-type="string" calcext:value-type="string">
            <text:p>0.99036573371311</text:p>
          </table:table-cell>
          <table:table-cell office:value-type="string" calcext:value-type="string">
            <text:p>2.0059020506767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{FK_COD_TIPO_TURMA_0,ID_EDUCACAO_FISICA_1,ID_HISTORIA_1} =&gt; {ID_LINGUA_LITERAT_PORTUGUESA_1}</text:p>
          </table:table-cell>
          <table:table-cell office:value-type="string" calcext:value-type="string">
            <text:p>0.418000899653097</text:p>
          </table:table-cell>
          <table:table-cell office:value-type="string" calcext:value-type="string">
            <text:p>0.990362531500207</text:p>
          </table:table-cell>
          <table:table-cell office:value-type="string" calcext:value-type="string">
            <text:p>2.00589556486524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string" calcext:value-type="string">
            <text:p>{FK_COD_TIPO_TURMA_0,ID_ALIMENTACAO_1,ID_EDUCACAO_FISICA_1,ID_MATEMATICA_1} =&gt; {ID_LINGUA_LITERAT_PORTUGUESA_1}</text:p>
          </table:table-cell>
          <table:table-cell office:value-type="string" calcext:value-type="string">
            <text:p>0.408095820027067</text:p>
          </table:table-cell>
          <table:table-cell office:value-type="string" calcext:value-type="string">
            <text:p>0.990356800707604</text:p>
          </table:table-cell>
          <table:table-cell office:value-type="string" calcext:value-type="string">
            <text:p>2.0058839576294</text:p>
          </table:table-cell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string" calcext:value-type="string">
            <text:p>{FK_COD_TIPO_TURMA_0,ID_DIA_SEMANA_SEXTA_1,ID_EDUCACAO_FISICA_1,ID_LABORATORIO_INFORMATICA_1,ID_MATEMATICA_1} =&gt; {ID_LINGUA_LITERAT_PORTUGUESA_1}</text:p>
          </table:table-cell>
          <table:table-cell office:value-type="string" calcext:value-type="string">
            <text:p>0.430401062081113</text:p>
          </table:table-cell>
          <table:table-cell office:value-type="string" calcext:value-type="string">
            <text:p>0.990348784719149</text:p>
          </table:table-cell>
          <table:table-cell office:value-type="string" calcext:value-type="string">
            <text:p>2.0058677219226</text:p>
          </table:table-cell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string" calcext:value-type="string">
            <text:p>{FK_COD_TIPO_TURMA_0,ID_COZINHA_1,ID_DIA_SEMANA_SEXTA_1,ID_EDUCACAO_FISICA_1,ID_LABORATORIO_INFORMATICA_1,ID_MATEMATICA_1} =&gt; {ID_LINGUA_LITERAT_PORTUGUESA_1}</text:p>
          </table:table-cell>
          <table:table-cell office:value-type="string" calcext:value-type="string">
            <text:p>0.419104910081572</text:p>
          </table:table-cell>
          <table:table-cell office:value-type="string" calcext:value-type="string">
            <text:p>0.990324658798078</text:p>
          </table:table-cell>
          <table:table-cell office:value-type="string" calcext:value-type="string">
            <text:p>2.0058188569095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string" calcext:value-type="string">
            <text:p>{FK_COD_TIPO_TURMA_0,ID_COZINHA_1,ID_DIA_SEMANA_SEXTA_1,ID_EDUCACAO_FISICA_1,ID_MATEMATICA_1,ID_SITUACAO_CURSO_2_0} =&gt; {ID_LINGUA_LITERAT_PORTUGUESA_1}</text:p>
          </table:table-cell>
          <table:table-cell office:value-type="string" calcext:value-type="string">
            <text:p>0.406517700590545</text:p>
          </table:table-cell>
          <table:table-cell office:value-type="string" calcext:value-type="string">
            <text:p>0.990317407698516</text:p>
          </table:table-cell>
          <table:table-cell office:value-type="string" calcext:value-type="string">
            <text:p>2.00580417042047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{ID_DIA_SEMANA_SEXTA_1,ID_HISTORIA_1,ID_MATEMATICA_1} =&gt; {ID_LINGUA_LITERAT_PORTUGUESA_1}</text:p>
          </table:table-cell>
          <table:table-cell office:value-type="string" calcext:value-type="string">
            <text:p>0.422886001546865</text:p>
          </table:table-cell>
          <table:table-cell office:value-type="string" calcext:value-type="string">
            <text:p>0.990313870240543</text:p>
          </table:table-cell>
          <table:table-cell office:value-type="string" calcext:value-type="string">
            <text:p>2.00579700559847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{ID_DIA_SEMANA_SEXTA_1,ID_EDUCACAO_FISICA_1,ID_MATEMATICA_1} =&gt; {ID_LINGUA_LITERAT_PORTUGUESA_1}</text:p>
          </table:table-cell>
          <table:table-cell office:value-type="string" calcext:value-type="string">
            <text:p>0.454115408037879</text:p>
          </table:table-cell>
          <table:table-cell office:value-type="string" calcext:value-type="string">
            <text:p>0.990310488014596</text:p>
          </table:table-cell>
          <table:table-cell office:value-type="string" calcext:value-type="string">
            <text:p>2.00579015518581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string" calcext:value-type="string">
            <text:p>{ID_COZINHA_1,ID_DIA_SEMANA_SEXTA_1,ID_GEOGRAFIA_1,ID_LINGUA_LITERAT_PORTUGUESA_1} =&gt; {ID_MATEMATICA_1}</text:p>
          </table:table-cell>
          <table:table-cell office:value-type="string" calcext:value-type="string">
            <text:p>0.408317968466943</text:p>
          </table:table-cell>
          <table:table-cell office:value-type="string" calcext:value-type="string">
            <text:p>0.992996084379087</text:p>
          </table:table-cell>
          <table:table-cell office:value-type="string" calcext:value-type="string">
            <text:p>2.00576686160158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string" calcext:value-type="string">
            <text:p>{ID_COZINHA_1,ID_DIA_SEMANA_SEXTA_1,ID_HISTORIA_1,ID_MATEMATICA_1} =&gt; {ID_LINGUA_LITERAT_PORTUGUESA_1}</text:p>
          </table:table-cell>
          <table:table-cell office:value-type="string" calcext:value-type="string">
            <text:p>0.41108232210514</text:p>
          </table:table-cell>
          <table:table-cell office:value-type="string" calcext:value-type="string">
            <text:p>0.990290812295988</text:p>
          </table:table-cell>
          <table:table-cell office:value-type="string" calcext:value-type="string">
            <text:p>2.00575030368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{ID_EDUCACAO_FISICA_1,ID_GEOGRAFIA_1} =&gt; {ID_LINGUA_LITERAT_PORTUGUESA_1}</text:p>
          </table:table-cell>
          <table:table-cell office:value-type="string" calcext:value-type="string">
            <text:p>0.411354958826806</text:p>
          </table:table-cell>
          <table:table-cell office:value-type="string" calcext:value-type="string">
            <text:p>0.990266234517884</text:p>
          </table:table-cell>
          <table:table-cell office:value-type="string" calcext:value-type="string">
            <text:p>2.00570052347019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string" calcext:value-type="string">
            <text:p>{FK_COD_TIPO_TURMA_0,ID_DIA_SEMANA_SEXTA_1,ID_LABORATORIO_INFORMATICA_1,ID_LINGUA_LITERAT_PORTUGUESA_1} =&gt; {ID_HISTORIA_1}</text:p>
          </table:table-cell>
          <table:table-cell office:value-type="string" calcext:value-type="string">
            <text:p>0.40762147059863</text:p>
          </table:table-cell>
          <table:table-cell office:value-type="string" calcext:value-type="string">
            <text:p>0.882042816809377</text:p>
          </table:table-cell>
          <table:table-cell office:value-type="string" calcext:value-type="string">
            <text:p>2.00568021066445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{ID_COZINHA_1,ID_EDUCACAO_FISICA_1,ID_HISTORIA_1} =&gt; {ID_LINGUA_LITERAT_PORTUGUESA_1}</text:p>
          </table:table-cell>
          <table:table-cell office:value-type="string" calcext:value-type="string">
            <text:p>0.407726293888442</text:p>
          </table:table-cell>
          <table:table-cell office:value-type="string" calcext:value-type="string">
            <text:p>0.990256198848985</text:p>
          </table:table-cell>
          <table:table-cell office:value-type="string" calcext:value-type="string">
            <text:p>2.00568019707142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string" calcext:value-type="string">
            <text:p>{ID_COZINHA_1,ID_DIA_SEMANA_SEXTA_1,ID_EDUCACAO_FISICA_1,ID_MATEMATICA_1} =&gt; {ID_LINGUA_LITERAT_PORTUGUESA_1}</text:p>
          </table:table-cell>
          <table:table-cell office:value-type="string" calcext:value-type="string">
            <text:p>0.44110169277592</text:p>
          </table:table-cell>
          <table:table-cell office:value-type="string" calcext:value-type="string">
            <text:p>0.990255105207622</text:p>
          </table:table-cell>
          <table:table-cell office:value-type="string" calcext:value-type="string">
            <text:p>2.00567798199332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string" calcext:value-type="string">
            <text:p>{FK_COD_TIPO_TURMA_0,ID_DIA_SEMANA_SEXTA_1,ID_GEOGRAFIA_1,ID_LINGUA_LITERAT_PORTUGUESA_1} =&gt; {ID_MATEMATICA_1}</text:p>
          </table:table-cell>
          <table:table-cell office:value-type="string" calcext:value-type="string">
            <text:p>0.418457217552323</text:p>
          </table:table-cell>
          <table:table-cell office:value-type="string" calcext:value-type="string">
            <text:p>0.992941395268173</text:p>
          </table:table-cell>
          <table:table-cell office:value-type="string" calcext:value-type="string">
            <text:p>2.0056563942915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string" calcext:value-type="string">
            <text:p>{FK_COD_MOD_ENSINO_1,ID_COZINHA_1,ID_DIA_SEMANA_SEXTA_1,ID_EDUCACAO_FISICA_1} =&gt; {ID_LINGUA_LITERAT_PORTUGUESA_1}</text:p>
          </table:table-cell>
          <table:table-cell office:value-type="string" calcext:value-type="string">
            <text:p>0.415229573823605</text:p>
          </table:table-cell>
          <table:table-cell office:value-type="string" calcext:value-type="string">
            <text:p>0.990243757002123</text:p>
          </table:table-cell>
          <table:table-cell office:value-type="string" calcext:value-type="string">
            <text:p>2.00565499716265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{ID_COZINHA_1,ID_EDUCACAO_FISICA_1,ID_GEOGRAFIA_1} =&gt; {ID_LINGUA_LITERAT_PORTUGUESA_1}</text:p>
          </table:table-cell>
          <table:table-cell office:value-type="string" calcext:value-type="string">
            <text:p>0.400359572734501</text:p>
          </table:table-cell>
          <table:table-cell office:value-type="string" calcext:value-type="string">
            <text:p>0.990242950995923</text:p>
          </table:table-cell>
          <table:table-cell office:value-type="string" calcext:value-type="string">
            <text:p>2.00565336466525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{FK_COD_TIPO_TURMA_0,ID_EDUCACAO_FISICA_1,ID_MATEMATICA_1} =&gt; {ID_LINGUA_LITERAT_PORTUGUESA_1}</text:p>
          </table:table-cell>
          <table:table-cell office:value-type="string" calcext:value-type="string">
            <text:p>0.4536465882784</text:p>
          </table:table-cell>
          <table:table-cell office:value-type="string" calcext:value-type="string">
            <text:p>0.990240804834465</text:p>
          </table:table-cell>
          <table:table-cell office:value-type="string" calcext:value-type="string">
            <text:p>2.00564901779669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string" calcext:value-type="string">
            <text:p>{FK_COD_TIPO_TURMA_0,ID_DIA_SEMANA_SEXTA_1,ID_HISTORIA_1,ID_LABORATORIO_INFORMATICA_1,ID_MATEMATICA_1} =&gt; {ID_LINGUA_LITERAT_PORTUGUESA_1}</text:p>
          </table:table-cell>
          <table:table-cell office:value-type="string" calcext:value-type="string">
            <text:p>0.400090061477898</text:p>
          </table:table-cell>
          <table:table-cell office:value-type="string" calcext:value-type="string">
            <text:p>0.990240567250293</text:p>
          </table:table-cell>
          <table:table-cell office:value-type="string" calcext:value-type="string">
            <text:p>2.00564853659004</text:p>
          </table:table-cell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string" calcext:value-type="string">
            <text:p>{FK_COD_MOD_ENSINO_1,FK_COD_TIPO_TURMA_0,ID_COZINHA_1,ID_DIA_SEMANA_SEXTA_1,ID_EDUCACAO_FISICA_1} =&gt; {ID_LINGUA_LITERAT_PORTUGUESA_1}</text:p>
          </table:table-cell>
          <table:table-cell office:value-type="string" calcext:value-type="string">
            <text:p>0.41504805642955</text:p>
          </table:table-cell>
          <table:table-cell office:value-type="string" calcext:value-type="string">
            <text:p>0.990239531846281</text:p>
          </table:table-cell>
          <table:table-cell office:value-type="string" calcext:value-type="string">
            <text:p>2.00564643946677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{FK_COD_MOD_ENSINO_1,ID_COZINHA_1,ID_EDUCACAO_FISICA_1} =&gt; {ID_LINGUA_LITERAT_PORTUGUESA_1}</text:p>
          </table:table-cell>
          <table:table-cell office:value-type="string" calcext:value-type="string">
            <text:p>0.415365892184438</text:p>
          </table:table-cell>
          <table:table-cell office:value-type="string" calcext:value-type="string">
            <text:p>0.990233305917046</text:p>
          </table:table-cell>
          <table:table-cell office:value-type="string" calcext:value-type="string">
            <text:p>2.00563382937355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string" calcext:value-type="string">
            <text:p>{FK_COD_MOD_ENSINO_1,FK_COD_TIPO_TURMA_0,ID_COZINHA_1,ID_EDUCACAO_FISICA_1} =&gt; {ID_LINGUA_LITERAT_PORTUGUESA_1}</text:p>
          </table:table-cell>
          <table:table-cell office:value-type="string" calcext:value-type="string">
            <text:p>0.415184374790383</text:p>
          </table:table-cell>
          <table:table-cell office:value-type="string" calcext:value-type="string">
            <text:p>0.990229077668511</text:p>
          </table:table-cell>
          <table:table-cell office:value-type="string" calcext:value-type="string">
            <text:p>2.00562526541367</text:p>
          </table:table-cell>
        </table:table-row>
        <table:table-row table:style-name="ro1">
          <table:table-cell office:value-type="float" office:value="5747" calcext:value-type="float">
            <text:p>5747</text:p>
          </table:table-cell>
          <table:table-cell office:value-type="string" calcext:value-type="string">
            <text:p>{ID_ALIMENTACAO_1,ID_COZINHA_1,ID_DIA_SEMANA_SEXTA_1,ID_EDUCACAO_FISICA_1,ID_MATEMATICA_1} =&gt; {ID_LINGUA_LITERAT_PORTUGUESA_1}</text:p>
          </table:table-cell>
          <table:table-cell office:value-type="string" calcext:value-type="string">
            <text:p>0.402222349912162</text:p>
          </table:table-cell>
          <table:table-cell office:value-type="string" calcext:value-type="string">
            <text:p>0.990228498879849</text:p>
          </table:table-cell>
          <table:table-cell office:value-type="string" calcext:value-type="string">
            <text:p>2.0056240931261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{ID_EDUCACAO_FISICA_1,ID_HISTORIA_1} =&gt; {ID_LINGUA_LITERAT_PORTUGUESA_1}</text:p>
          </table:table-cell>
          <table:table-cell office:value-type="string" calcext:value-type="string">
            <text:p>0.419097937890277</text:p>
          </table:table-cell>
          <table:table-cell office:value-type="string" calcext:value-type="string">
            <text:p>0.990220426674786</text:p>
          </table:table-cell>
          <table:table-cell office:value-type="string" calcext:value-type="string">
            <text:p>2.00560774355739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string" calcext:value-type="string">
            <text:p>{FK_COD_TIPO_TURMA_0,ID_COZINHA_1,ID_EDUCACAO_FISICA_1,ID_MATEMATICA_1} =&gt; {ID_LINGUA_LITERAT_PORTUGUESA_1}</text:p>
          </table:table-cell>
          <table:table-cell office:value-type="string" calcext:value-type="string">
            <text:p>0.440800205607517</text:p>
          </table:table-cell>
          <table:table-cell office:value-type="string" calcext:value-type="string">
            <text:p>0.990214277034417</text:p>
          </table:table-cell>
          <table:table-cell office:value-type="string" calcext:value-type="string">
            <text:p>2.00559528798082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string" calcext:value-type="string">
            <text:p>{ID_DIA_SEMANA_SEXTA_1,ID_EDUCACAO_FISICA_1,ID_MATEMATICA_1,ID_SITUACAO_CURSO_2_0} =&gt; {ID_LINGUA_LITERAT_PORTUGUESA_1}</text:p>
          </table:table-cell>
          <table:table-cell office:value-type="string" calcext:value-type="string">
            <text:p>0.420008890746003</text:p>
          </table:table-cell>
          <table:table-cell office:value-type="string" calcext:value-type="string">
            <text:p>0.990200457300656</text:p>
          </table:table-cell>
          <table:table-cell office:value-type="string" calcext:value-type="string">
            <text:p>2.00556729727865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string" calcext:value-type="string">
            <text:p>{ID_ALIMENTACAO_1,ID_COZINHA_1,ID_EDUCACAO_FISICA_1,ID_MATEMATICA_1} =&gt; {ID_LINGUA_LITERAT_PORTUGUESA_1}</text:p>
          </table:table-cell>
          <table:table-cell office:value-type="string" calcext:value-type="string">
            <text:p>0.402895286582306</text:p>
          </table:table-cell>
          <table:table-cell office:value-type="string" calcext:value-type="string">
            <text:p>0.990192585291951</text:p>
          </table:table-cell>
          <table:table-cell office:value-type="string" calcext:value-type="string">
            <text:p>2.00555135319066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string" calcext:value-type="string">
            <text:p>{ID_ALIMENTACAO_1,ID_DIA_SEMANA_SEXTA_1,ID_EDUCACAO_FISICA_1,ID_MATEMATICA_1} =&gt; {ID_LINGUA_LITERAT_PORTUGUESA_1}</text:p>
          </table:table-cell>
          <table:table-cell office:value-type="string" calcext:value-type="string">
            <text:p>0.408683888299725</text:p>
          </table:table-cell>
          <table:table-cell office:value-type="string" calcext:value-type="string">
            <text:p>0.99018766634221</text:p>
          </table:table-cell>
          <table:table-cell office:value-type="string" calcext:value-type="string">
            <text:p>2.00554139027389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{ID_COZINHA_1,ID_LINGUA_LITERAT_PORTUGUESA_1,ID_MATEMATICA_1} =&gt; {ID_EDUCACAO_FISICA_1}</text:p>
          </table:table-cell>
          <table:table-cell office:value-type="string" calcext:value-type="string">
            <text:p>0.441868874238739</text:p>
          </table:table-cell>
          <table:table-cell office:value-type="string" calcext:value-type="string">
            <text:p>0.945705452969974</text:p>
          </table:table-cell>
          <table:table-cell office:value-type="string" calcext:value-type="string">
            <text:p>2.0055131381156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string" calcext:value-type="string">
            <text:p>{ID_DIA_SEMANA_SEXTA_1,ID_EDUCACAO_FISICA_1,ID_LABORATORIO_INFORMATICA_1,ID_MATEMATICA_1} =&gt; {ID_LINGUA_LITERAT_PORTUGUESA_1}</text:p>
          </table:table-cell>
          <table:table-cell office:value-type="string" calcext:value-type="string">
            <text:p>0.431541616408788</text:p>
          </table:table-cell>
          <table:table-cell office:value-type="string" calcext:value-type="string">
            <text:p>0.990160432881376</text:p>
          </table:table-cell>
          <table:table-cell office:value-type="string" calcext:value-type="string">
            <text:p>2.00548623120177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{ID_ALIMENTACAO_1,ID_EDUCACAO_FISICA_1,ID_MATEMATICA_1} =&gt; {ID_LINGUA_LITERAT_PORTUGUESA_1}</text:p>
          </table:table-cell>
          <table:table-cell office:value-type="string" calcext:value-type="string">
            <text:p>0.409362835479606</text:p>
          </table:table-cell>
          <table:table-cell office:value-type="string" calcext:value-type="string">
            <text:p>0.990152532812291</text:p>
          </table:table-cell>
          <table:table-cell office:value-type="string" calcext:value-type="string">
            <text:p>2.00547023027985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string" calcext:value-type="string">
            <text:p>{ID_COZINHA_1,ID_DIA_SEMANA_SEXTA_1,ID_EDUCACAO_FISICA_1,ID_MATEMATICA_1,ID_SITUACAO_CURSO_2_0} =&gt; {ID_LINGUA_LITERAT_PORTUGUESA_1}</text:p>
          </table:table-cell>
          <table:table-cell office:value-type="string" calcext:value-type="string">
            <text:p>0.407527466226345</text:p>
          </table:table-cell>
          <table:table-cell office:value-type="string" calcext:value-type="string">
            <text:p>0.990142744738854</text:p>
          </table:table-cell>
          <table:table-cell office:value-type="string" calcext:value-type="string">
            <text:p>2.00545040536476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string" calcext:value-type="string">
            <text:p>{FK_COD_TIPO_TURMA_0,ID_EDUCACAO_FISICA_1,ID_LABORATORIO_INFORMATICA_1,ID_MATEMATICA_1} =&gt; {ID_LINGUA_LITERAT_PORTUGUESA_1}</text:p>
          </table:table-cell>
          <table:table-cell office:value-type="string" calcext:value-type="string">
            <text:p>0.431133623007847</text:p>
          </table:table-cell>
          <table:table-cell office:value-type="string" calcext:value-type="string">
            <text:p>0.99013098502973</text:p>
          </table:table-cell>
          <table:table-cell office:value-type="string" calcext:value-type="string">
            <text:p>2.0054265870683</text:p>
          </table:table-cell>
        </table:table-row>
        <table:table-row table:style-name="ro1">
          <table:table-cell office:value-type="float" office:value="5753" calcext:value-type="float">
            <text:p>5753</text:p>
          </table:table-cell>
          <table:table-cell office:value-type="string" calcext:value-type="string">
            <text:p>{ID_COZINHA_1,ID_DIA_SEMANA_SEXTA_1,ID_EDUCACAO_FISICA_1,ID_LABORATORIO_INFORMATICA_1,ID_MATEMATICA_1} =&gt; {ID_LINGUA_LITERAT_PORTUGUESA_1}</text:p>
          </table:table-cell>
          <table:table-cell office:value-type="string" calcext:value-type="string">
            <text:p>0.420100971755172</text:p>
          </table:table-cell>
          <table:table-cell office:value-type="string" calcext:value-type="string">
            <text:p>0.990127959147362</text:p>
          </table:table-cell>
          <table:table-cell office:value-type="string" calcext:value-type="string">
            <text:p>2.00542045839943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string" calcext:value-type="string">
            <text:p>{FK_COD_TIPO_TURMA_0,ID_EDUCACAO_FISICA_1,ID_MATEMATICA_1,ID_SITUACAO_CURSO_2_0} =&gt; {ID_LINGUA_LITERAT_PORTUGUESA_1}</text:p>
          </table:table-cell>
          <table:table-cell office:value-type="string" calcext:value-type="string">
            <text:p>0.41957853824884</text:p>
          </table:table-cell>
          <table:table-cell office:value-type="string" calcext:value-type="string">
            <text:p>0.990111856467886</text:p>
          </table:table-cell>
          <table:table-cell office:value-type="string" calcext:value-type="string">
            <text:p>2.00538784378375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string" calcext:value-type="string">
            <text:p>{ID_DIA_SEMANA_SEXTA_1,ID_HISTORIA_1,ID_LABORATORIO_INFORMATICA_1,ID_MATEMATICA_1} =&gt; {ID_LINGUA_LITERAT_PORTUGUESA_1}</text:p>
          </table:table-cell>
          <table:table-cell office:value-type="string" calcext:value-type="string">
            <text:p>0.401353470624595</text:p>
          </table:table-cell>
          <table:table-cell office:value-type="string" calcext:value-type="string">
            <text:p>0.990105950901033</text:p>
          </table:table-cell>
          <table:table-cell office:value-type="string" calcext:value-type="string">
            <text:p>2.00537588255745</text:p>
          </table:table-cell>
        </table:table-row>
        <table:table-row table:style-name="ro1">
          <table:table-cell office:value-type="float" office:value="5735" calcext:value-type="float">
            <text:p>5735</text:p>
          </table:table-cell>
          <table:table-cell office:value-type="string" calcext:value-type="string">
            <text:p>{FK_COD_TIPO_TURMA_0,ID_COZINHA_1,ID_EDUCACAO_FISICA_1,ID_LABORATORIO_INFORMATICA_1,ID_MATEMATICA_1} =&gt; {ID_LINGUA_LITERAT_PORTUGUESA_1}</text:p>
          </table:table-cell>
          <table:table-cell office:value-type="string" calcext:value-type="string">
            <text:p>0.419823286205327</text:p>
          </table:table-cell>
          <table:table-cell office:value-type="string" calcext:value-type="string">
            <text:p>0.990100722133014</text:p>
          </table:table-cell>
          <table:table-cell office:value-type="string" calcext:value-type="string">
            <text:p>2.00536529212996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{ID_DIA_SEMANA_SEXTA_1,ID_GEOGRAFIA_1,ID_LINGUA_LITERAT_PORTUGUESA_1} =&gt; {ID_MATEMATICA_1}</text:p>
          </table:table-cell>
          <table:table-cell office:value-type="string" calcext:value-type="string">
            <text:p>0.419764383209906</text:p>
          </table:table-cell>
          <table:table-cell office:value-type="string" calcext:value-type="string">
            <text:p>0.992793834756882</text:p>
          </table:table-cell>
          <table:table-cell office:value-type="string" calcext:value-type="string">
            <text:p>2.00535833472381</text:p>
          </table:table-cell>
        </table:table-row>
        <table:table-row table:style-name="ro1">
          <table:table-cell office:value-type="float" office:value="5741" calcext:value-type="float">
            <text:p>5741</text:p>
          </table:table-cell>
          <table:table-cell office:value-type="string" calcext:value-type="string">
            <text:p>{FK_COD_TIPO_TURMA_0,ID_COZINHA_1,ID_EDUCACAO_FISICA_1,ID_MATEMATICA_1,ID_SITUACAO_CURSO_2_0} =&gt; {ID_LINGUA_LITERAT_PORTUGUESA_1}</text:p>
          </table:table-cell>
          <table:table-cell office:value-type="string" calcext:value-type="string">
            <text:p>0.407257474128963</text:p>
          </table:table-cell>
          <table:table-cell office:value-type="string" calcext:value-type="string">
            <text:p>0.990084768101991</text:p>
          </table:table-cell>
          <table:table-cell office:value-type="string" calcext:value-type="string">
            <text:p>2.00533297858916</text:p>
          </table:table-cell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string" calcext:value-type="string">
            <text:p>{FK_COD_TIPO_TURMA_0,ID_COZINHA_1,ID_HISTORIA_1,ID_MATEMATICA_1} =&gt; {ID_LINGUA_LITERAT_PORTUGUESA_1}</text:p>
          </table:table-cell>
          <table:table-cell office:value-type="string" calcext:value-type="string">
            <text:p>0.411189549598847</text:p>
          </table:table-cell>
          <table:table-cell office:value-type="string" calcext:value-type="string">
            <text:p>0.990066305672973</text:p>
          </table:table-cell>
          <table:table-cell office:value-type="string" calcext:value-type="string">
            <text:p>2.00529558450032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{FK_COD_TIPO_TURMA_0,ID_HISTORIA_1,ID_MATEMATICA_1} =&gt; {ID_LINGUA_LITERAT_PORTUGUESA_1}</text:p>
          </table:table-cell>
          <table:table-cell office:value-type="string" calcext:value-type="string">
            <text:p>0.422786707926011</text:p>
          </table:table-cell>
          <table:table-cell office:value-type="string" calcext:value-type="string">
            <text:p>0.990062392254848</text:p>
          </table:table-cell>
          <table:table-cell office:value-type="string" calcext:value-type="string">
            <text:p>2.0052876582028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{ID_EDUCACAO_FISICA_1,ID_MATEMATICA_1} =&gt; {ID_LINGUA_LITERAT_PORTUGUESA_1}</text:p>
          </table:table-cell>
          <table:table-cell office:value-type="string" calcext:value-type="string">
            <text:p>0.45491360373094</text:p>
          </table:table-cell>
          <table:table-cell office:value-type="string" calcext:value-type="string">
            <text:p>0.990057352572599</text:p>
          </table:table-cell>
          <table:table-cell office:value-type="string" calcext:value-type="string">
            <text:p>2.0052774507525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{ID_LINGUA_LITERAT_PORTUGUESA_1,ID_MATEMATICA_1} =&gt; {ID_GEOGRAFIA_1}</text:p>
          </table:table-cell>
          <table:table-cell office:value-type="string" calcext:value-type="string">
            <text:p>0.421044381363477</text:p>
          </table:table-cell>
          <table:table-cell office:value-type="string" calcext:value-type="string">
            <text:p>0.8747978201036</text:p>
          </table:table-cell>
          <table:table-cell office:value-type="string" calcext:value-type="string">
            <text:p>2.00527600755479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{ID_COZINHA_1,ID_DIA_SEMANA_SEXTA_1,ID_LINGUA_LITERAT_PORTUGUESA_1} =&gt; {ID_EDUCACAO_FISICA_1}</text:p>
          </table:table-cell>
          <table:table-cell office:value-type="string" calcext:value-type="string">
            <text:p>0.449375039218576</text:p>
          </table:table-cell>
          <table:table-cell office:value-type="string" calcext:value-type="string">
            <text:p>0.945588452533445</text:p>
          </table:table-cell>
          <table:table-cell office:value-type="string" calcext:value-type="string">
            <text:p>2.00526502078499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string" calcext:value-type="string">
            <text:p>{FK_COD_TIPO_TURMA_0,ID_COZINHA_1,ID_GEOGRAFIA_1,ID_LINGUA_LITERAT_PORTUGUESA_1} =&gt; {ID_MATEMATICA_1}</text:p>
          </table:table-cell>
          <table:table-cell office:value-type="string" calcext:value-type="string">
            <text:p>0.408475924662828</text:p>
          </table:table-cell>
          <table:table-cell office:value-type="string" calcext:value-type="string">
            <text:p>0.992735937418745</text:p>
          </table:table-cell>
          <table:table-cell office:value-type="string" calcext:value-type="string">
            <text:p>2.0052413870701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{FK_COD_MOD_ENSINO_1,ID_DIA_SEMANA_SEXTA_1,ID_EDUCACAO_FISICA_1} =&gt; {ID_LINGUA_LITERAT_PORTUGUESA_1}</text:p>
          </table:table-cell>
          <table:table-cell office:value-type="string" calcext:value-type="string">
            <text:p>0.427716528012221</text:p>
          </table:table-cell>
          <table:table-cell office:value-type="string" calcext:value-type="string">
            <text:p>0.990024274302962</text:p>
          </table:table-cell>
          <table:table-cell office:value-type="string" calcext:value-type="string">
            <text:p>2.00521045351444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{ID_COZINHA_1,ID_EDUCACAO_FISICA_1,ID_MATEMATICA_1} =&gt; {ID_LINGUA_LITERAT_PORTUGUESA_1}</text:p>
          </table:table-cell>
          <table:table-cell office:value-type="string" calcext:value-type="string">
            <text:p>0.441868874238739</text:p>
          </table:table-cell>
          <table:table-cell office:value-type="string" calcext:value-type="string">
            <text:p>0.990021148163191</text:p>
          </table:table-cell>
          <table:table-cell office:value-type="string" calcext:value-type="string">
            <text:p>2.00520412178267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string" calcext:value-type="string">
            <text:p>{FK_COD_MOD_ENSINO_1,FK_COD_TIPO_TURMA_0,ID_DIA_SEMANA_SEXTA_1,ID_EDUCACAO_FISICA_1} =&gt; {ID_LINGUA_LITERAT_PORTUGUESA_1}</text:p>
          </table:table-cell>
          <table:table-cell office:value-type="string" calcext:value-type="string">
            <text:p>0.427468414170282</text:p>
          </table:table-cell>
          <table:table-cell office:value-type="string" calcext:value-type="string">
            <text:p>0.990018541925353</text:p>
          </table:table-cell>
          <table:table-cell office:value-type="string" calcext:value-type="string">
            <text:p>2.00519884306831</text:p>
          </table:table-cell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string" calcext:value-type="string">
            <text:p>{ID_COZINHA_1,ID_LINGUA_LITERAT_PORTUGUESA_1,ID_MATEMATICA_1,ID_SITUACAO_CURSO_2_0} =&gt; {ID_EDUCACAO_FISICA_1}</text:p>
          </table:table-cell>
          <table:table-cell office:value-type="string" calcext:value-type="string">
            <text:p>0.408267239764763</text:p>
          </table:table-cell>
          <table:table-cell office:value-type="string" calcext:value-type="string">
            <text:p>0.94555328435939</text:p>
          </table:table-cell>
          <table:table-cell office:value-type="string" calcext:value-type="string">
            <text:p>2.0051904412899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{FK_COD_MOD_ENSINO_1,ID_EDUCACAO_FISICA_1} =&gt; {ID_LINGUA_LITERAT_PORTUGUESA_1}</text:p>
          </table:table-cell>
          <table:table-cell office:value-type="string" calcext:value-type="string">
            <text:p>0.427852846373054</text:p>
          </table:table-cell>
          <table:table-cell office:value-type="string" calcext:value-type="string">
            <text:p>0.990014202641035</text:p>
          </table:table-cell>
          <table:table-cell office:value-type="string" calcext:value-type="string">
            <text:p>2.00519005421484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{FK_COD_MOD_ENSINO_1,FK_COD_TIPO_TURMA_0,ID_EDUCACAO_FISICA_1} =&gt; {ID_LINGUA_LITERAT_PORTUGUESA_1}</text:p>
          </table:table-cell>
          <table:table-cell office:value-type="string" calcext:value-type="string">
            <text:p>0.427604732531115</text:p>
          </table:table-cell>
          <table:table-cell office:value-type="string" calcext:value-type="string">
            <text:p>0.990008466363599</text:p>
          </table:table-cell>
          <table:table-cell office:value-type="string" calcext:value-type="string">
            <text:p>2.00517843586994</text:p>
          </table:table-cell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string" calcext:value-type="string">
            <text:p>{FK_COD_MOD_ENSINO_1,ID_DIA_SEMANA_SEXTA_1,ID_EDUCACAO_FISICA_1,ID_LABORATORIO_INFORMATICA_1} =&gt; {ID_LINGUA_LITERAT_PORTUGUESA_1}</text:p>
          </table:table-cell>
          <table:table-cell office:value-type="string" calcext:value-type="string">
            <text:p>0.407902281613538</text:p>
          </table:table-cell>
          <table:table-cell office:value-type="string" calcext:value-type="string">
            <text:p>0.989953548728906</text:p>
          </table:table-cell>
          <table:table-cell office:value-type="string" calcext:value-type="string">
            <text:p>2.00506720484457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{ID_EDUCACAO_FISICA_1,ID_MATEMATICA_1,ID_SITUACAO_CURSO_2_0} =&gt; {ID_LINGUA_LITERAT_PORTUGUESA_1}</text:p>
          </table:table-cell>
          <table:table-cell office:value-type="string" calcext:value-type="string">
            <text:p>0.420778957253495</text:p>
          </table:table-cell>
          <table:table-cell office:value-type="string" calcext:value-type="string">
            <text:p>0.989947690887535</text:p>
          </table:table-cell>
          <table:table-cell office:value-type="string" calcext:value-type="string">
            <text:p>2.0050553402822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string" calcext:value-type="string">
            <text:p>{FK_COD_MOD_ENSINO_1,FK_COD_TIPO_TURMA_0,ID_DIA_SEMANA_SEXTA_1,ID_EDUCACAO_FISICA_1,ID_LABORATORIO_INFORMATICA_1} =&gt; {ID_LINGUA_LITERAT_PORTUGUESA_1}</text:p>
          </table:table-cell>
          <table:table-cell office:value-type="string" calcext:value-type="string">
            <text:p>0.407654167771599</text:p>
          </table:table-cell>
          <table:table-cell office:value-type="string" calcext:value-type="string">
            <text:p>0.989947495543865</text:p>
          </table:table-cell>
          <table:table-cell office:value-type="string" calcext:value-type="string">
            <text:p>2.00505494463011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{FK_COD_TIPO_TURMA_0,ID_LINGUA_LITERAT_PORTUGUESA_1,ID_MATEMATICA_1} =&gt; {ID_HISTORIA_1}</text:p>
          </table:table-cell>
          <table:table-cell office:value-type="string" calcext:value-type="string">
            <text:p>0.422786707926011</text:p>
          </table:table-cell>
          <table:table-cell office:value-type="string" calcext:value-type="string">
            <text:p>0.881767515324734</text:p>
          </table:table-cell>
          <table:table-cell office:value-type="string" calcext:value-type="string">
            <text:p>2.00505420166671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{ID_EDUCACAO_FISICA_1,ID_LABORATORIO_INFORMATICA_1,ID_MATEMATICA_1} =&gt; {ID_LINGUA_LITERAT_PORTUGUESA_1}</text:p>
          </table:table-cell>
          <table:table-cell office:value-type="string" calcext:value-type="string">
            <text:p>0.432274177335522</text:p>
          </table:table-cell>
          <table:table-cell office:value-type="string" calcext:value-type="string">
            <text:p>0.989943609333035</text:p>
          </table:table-cell>
          <table:table-cell office:value-type="string" calcext:value-type="string">
            <text:p>2.00504707343869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{FK_COD_MOD_ENSINO_1,ID_EDUCACAO_FISICA_1,ID_LABORATORIO_INFORMATICA_1} =&gt; {ID_LINGUA_LITERAT_PORTUGUESA_1}</text:p>
          </table:table-cell>
          <table:table-cell office:value-type="string" calcext:value-type="string">
            <text:p>0.408004219858676</text:p>
          </table:table-cell>
          <table:table-cell office:value-type="string" calcext:value-type="string">
            <text:p>0.989942174210036</text:p>
          </table:table-cell>
          <table:table-cell office:value-type="string" calcext:value-type="string">
            <text:p>2.0050441667184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string" calcext:value-type="string">
            <text:p>{FK_COD_MOD_ENSINO_1,FK_COD_TIPO_TURMA_0,ID_EDUCACAO_FISICA_1,ID_LABORATORIO_INFORMATICA_1} =&gt; {ID_LINGUA_LITERAT_PORTUGUESA_1}</text:p>
          </table:table-cell>
          <table:table-cell office:value-type="string" calcext:value-type="string">
            <text:p>0.407756106016737</text:p>
          </table:table-cell>
          <table:table-cell office:value-type="string" calcext:value-type="string">
            <text:p>0.989936115756265</text:p>
          </table:table-cell>
          <table:table-cell office:value-type="string" calcext:value-type="string">
            <text:p>2.00503189583258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string" calcext:value-type="string">
            <text:p>{ID_COZINHA_1,ID_DIA_SEMANA_SEXTA_1,ID_LINGUA_LITERAT_PORTUGUESA_1,ID_SITUACAO_CURSO_2_0} =&gt; {ID_EDUCACAO_FISICA_1}</text:p>
          </table:table-cell>
          <table:table-cell office:value-type="string" calcext:value-type="string">
            <text:p>0.414825667569285</text:p>
          </table:table-cell>
          <table:table-cell office:value-type="string" calcext:value-type="string">
            <text:p>0.945473375618176</text:p>
          </table:table-cell>
          <table:table-cell office:value-type="string" calcext:value-type="string">
            <text:p>2.00502098257548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{FK_COD_TIPO_TURMA_0,ID_DIA_SEMANA_SEXTA_1,ID_LINGUA_LITERAT_PORTUGUESA_1} =&gt; {ID_EDUCACAO_FISICA_1}</text:p>
          </table:table-cell>
          <table:table-cell office:value-type="string" calcext:value-type="string">
            <text:p>0.461323451734765</text:p>
          </table:table-cell>
          <table:table-cell office:value-type="string" calcext:value-type="string">
            <text:p>0.945459741513962</text:p>
          </table:table-cell>
          <table:table-cell office:value-type="string" calcext:value-type="string">
            <text:p>2.00499206937101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string" calcext:value-type="string">
            <text:p>{ID_COZINHA_1,ID_EDUCACAO_FISICA_1,ID_MATEMATICA_1,ID_SITUACAO_CURSO_2_0} =&gt; {ID_LINGUA_LITERAT_PORTUGUESA_1}</text:p>
          </table:table-cell>
          <table:table-cell office:value-type="string" calcext:value-type="string">
            <text:p>0.408267239764763</text:p>
          </table:table-cell>
          <table:table-cell office:value-type="string" calcext:value-type="string">
            <text:p>0.989911078518356</text:p>
          </table:table-cell>
          <table:table-cell office:value-type="string" calcext:value-type="string">
            <text:p>2.00498118502428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string" calcext:value-type="string">
            <text:p>{ID_COZINHA_1,ID_EDUCACAO_FISICA_1,ID_LABORATORIO_INFORMATICA_1,ID_MATEMATICA_1} =&gt; {ID_LINGUA_LITERAT_PORTUGUESA_1}</text:p>
          </table:table-cell>
          <table:table-cell office:value-type="string" calcext:value-type="string">
            <text:p>0.420819347878927</text:p>
          </table:table-cell>
          <table:table-cell office:value-type="string" calcext:value-type="string">
            <text:p>0.989904976705097</text:p>
          </table:table-cell>
          <table:table-cell office:value-type="string" calcext:value-type="string">
            <text:p>2.00496882631748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{ID_COZINHA_1,ID_GEOGRAFIA_1,ID_LINGUA_LITERAT_PORTUGUESA_1} =&gt; {ID_MATEMATICA_1}</text:p>
          </table:table-cell>
          <table:table-cell office:value-type="string" calcext:value-type="string">
            <text:p>0.409556854733914</text:p>
          </table:table-cell>
          <table:table-cell office:value-type="string" calcext:value-type="string">
            <text:p>0.992591845902936</text:p>
          </table:table-cell>
          <table:table-cell office:value-type="string" calcext:value-type="string">
            <text:p>2.0049503345755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{ID_HISTORIA_1,ID_MATEMATICA_1} =&gt; {ID_LINGUA_LITERAT_PORTUGUESA_1}</text:p>
          </table:table-cell>
          <table:table-cell office:value-type="string" calcext:value-type="string">
            <text:p>0.424170327267447</text:p>
          </table:table-cell>
          <table:table-cell office:value-type="string" calcext:value-type="string">
            <text:p>0.989894501309265</text:p>
          </table:table-cell>
          <table:table-cell office:value-type="string" calcext:value-type="string">
            <text:p>2.004947609289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{ID_COZINHA_1,ID_HISTORIA_1,ID_MATEMATICA_1} =&gt; {ID_LINGUA_LITERAT_PORTUGUESA_1}</text:p>
          </table:table-cell>
          <table:table-cell office:value-type="string" calcext:value-type="string">
            <text:p>0.412325535939122</text:p>
          </table:table-cell>
          <table:table-cell office:value-type="string" calcext:value-type="string">
            <text:p>0.989887673524232</text:p>
          </table:table-cell>
          <table:table-cell office:value-type="string" calcext:value-type="string">
            <text:p>2.00493378018776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string" calcext:value-type="string">
            <text:p>{FK_COD_TIPO_TURMA_0,ID_HISTORIA_1,ID_LABORATORIO_INFORMATICA_1,ID_MATEMATICA_1} =&gt; {ID_LINGUA_LITERAT_PORTUGUESA_1}</text:p>
          </table:table-cell>
          <table:table-cell office:value-type="string" calcext:value-type="string">
            <text:p>0.4012916825845</text:p>
          </table:table-cell>
          <table:table-cell office:value-type="string" calcext:value-type="string">
            <text:p>0.989868397096683</text:p>
          </table:table-cell>
          <table:table-cell office:value-type="string" calcext:value-type="string">
            <text:p>2.00489473741372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{FK_COD_TIPO_TURMA_0,ID_GEOGRAFIA_1,ID_LINGUA_LITERAT_PORTUGUESA_1} =&gt; {ID_MATEMATICA_1}</text:p>
          </table:table-cell>
          <table:table-cell office:value-type="string" calcext:value-type="string">
            <text:p>0.419722790482526</text:p>
          </table:table-cell>
          <table:table-cell office:value-type="string" calcext:value-type="string">
            <text:p>0.992538000764109</text:p>
          </table:table-cell>
          <table:table-cell office:value-type="string" calcext:value-type="string">
            <text:p>2.00484157201664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string" calcext:value-type="string">
            <text:p>{FK_COD_TIPO_TURMA_0,ID_DIA_SEMANA_SEXTA_1,ID_LINGUA_LITERAT_PORTUGUESA_1,ID_SITUACAO_CURSO_2_0} =&gt; {ID_EDUCACAO_FISICA_1}</text:p>
          </table:table-cell>
          <table:table-cell office:value-type="string" calcext:value-type="string">
            <text:p>0.426301173179375</text:p>
          </table:table-cell>
          <table:table-cell office:value-type="string" calcext:value-type="string">
            <text:p>0.945388035048396</text:p>
          </table:table-cell>
          <table:table-cell office:value-type="string" calcext:value-type="string">
            <text:p>2.00484000483725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{ID_DIA_SEMANA_SEXTA_1,ID_LABORATORIO_INFORMATICA_1,ID_MATEMATICA_1} =&gt; {ID_GEOGRAFIA_1}</text:p>
          </table:table-cell>
          <table:table-cell office:value-type="string" calcext:value-type="string">
            <text:p>0.406936272488623</text:p>
          </table:table-cell>
          <table:table-cell office:value-type="string" calcext:value-type="string">
            <text:p>0.874584694433278</text:p>
          </table:table-cell>
          <table:table-cell office:value-type="string" calcext:value-type="string">
            <text:p>2.00478746519281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string" calcext:value-type="string">
            <text:p>{FK_COD_TIPO_TURMA_0,ID_COZINHA_1,ID_DIA_SEMANA_SEXTA_1,ID_LINGUA_LITERAT_PORTUGUESA_1} =&gt; {ID_HISTORIA_1}</text:p>
          </table:table-cell>
          <table:table-cell office:value-type="string" calcext:value-type="string">
            <text:p>0.417513807944019</text:p>
          </table:table-cell>
          <table:table-cell office:value-type="string" calcext:value-type="string">
            <text:p>0.881642274177401</text:p>
          </table:table-cell>
          <table:table-cell office:value-type="string" calcext:value-type="string">
            <text:p>2.00476941538878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{ID_HISTORIA_1,ID_LABORATORIO_INFORMATICA_1,ID_MATEMATICA_1} =&gt; {ID_LINGUA_LITERAT_PORTUGUESA_1}</text:p>
          </table:table-cell>
          <table:table-cell office:value-type="string" calcext:value-type="string">
            <text:p>0.402569516954566</text:p>
          </table:table-cell>
          <table:table-cell office:value-type="string" calcext:value-type="string">
            <text:p>0.989735814706778</text:p>
          </table:table-cell>
          <table:table-cell office:value-type="string" calcext:value-type="string">
            <text:p>2.00462620299382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{ID_DIA_SEMANA_SEXTA_1,ID_LABORATORIO_INFORMATICA_1,ID_LINGUA_LITERAT_PORTUGUESA_1} =&gt; {ID_HISTORIA_1}</text:p>
          </table:table-cell>
          <table:table-cell office:value-type="string" calcext:value-type="string">
            <text:p>0.408945465683476</text:p>
          </table:table-cell>
          <table:table-cell office:value-type="string" calcext:value-type="string">
            <text:p>0.88157216882219</text:p>
          </table:table-cell>
          <table:table-cell office:value-type="string" calcext:value-type="string">
            <text:p>2.0046100025791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{ID_GEOGRAFIA_1,ID_LINGUA_LITERAT_PORTUGUESA_1} =&gt; {ID_MATEMATICA_1}</text:p>
          </table:table-cell>
          <table:table-cell office:value-type="string" calcext:value-type="string">
            <text:p>0.421044381363477</text:p>
          </table:table-cell>
          <table:table-cell office:value-type="string" calcext:value-type="string">
            <text:p>0.992392513439893</text:p>
          </table:table-cell>
          <table:table-cell office:value-type="string" calcext:value-type="string">
            <text:p>2.00454770010889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string" calcext:value-type="string">
            <text:p>{FK_COD_TIPO_TURMA_0,ID_COZINHA_1,ID_EDUCACAO_FISICA_1,ID_GEOGRAFIA_1} =&gt; {ID_MATEMATICA_1}</text:p>
          </table:table-cell>
          <table:table-cell office:value-type="string" calcext:value-type="string">
            <text:p>0.400225418157173</text:p>
          </table:table-cell>
          <table:table-cell office:value-type="string" calcext:value-type="string">
            <text:p>0.992310397653777</text:p>
          </table:table-cell>
          <table:table-cell office:value-type="string" calcext:value-type="string">
            <text:p>2.0043818332689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{ID_LINGUA_LITERAT_PORTUGUESA_1,ID_MATEMATICA_1} =&gt; {ID_EDUCACAO_FISICA_1}</text:p>
          </table:table-cell>
          <table:table-cell office:value-type="string" calcext:value-type="string">
            <text:p>0.45491360373094</text:p>
          </table:table-cell>
          <table:table-cell office:value-type="string" calcext:value-type="string">
            <text:p>0.945167413446025</text:p>
          </table:table-cell>
          <table:table-cell office:value-type="string" calcext:value-type="string">
            <text:p>2.00437214296682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string" calcext:value-type="string">
            <text:p>{FK_COD_TIPO_TURMA_0,ID_ALIMENTACAO_1,ID_COZINHA_1,ID_LINGUA_LITERAT_PORTUGUESA_1,ID_MATEMATICA_1} =&gt; {ID_EDUCACAO_FISICA_1}</text:p>
          </table:table-cell>
          <table:table-cell office:value-type="string" calcext:value-type="string">
            <text:p>0.401826617951085</text:p>
          </table:table-cell>
          <table:table-cell office:value-type="string" calcext:value-type="string">
            <text:p>0.945142329777115</text:p>
          </table:table-cell>
          <table:table-cell office:value-type="string" calcext:value-type="string">
            <text:p>2.00431894920824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string" calcext:value-type="string">
            <text:p>{FK_COD_TIPO_TURMA_0,ID_COZINHA_1,ID_DIA_SEMANA_SEXTA_1,ID_GEOGRAFIA_1,ID_HISTORIA_1} =&gt; {ID_MATEMATICA_1}</text:p>
          </table:table-cell>
          <table:table-cell office:value-type="string" calcext:value-type="string">
            <text:p>0.40350883941625</text:p>
          </table:table-cell>
          <table:table-cell office:value-type="string" calcext:value-type="string">
            <text:p>0.992271577888152</text:p>
          </table:table-cell>
          <table:table-cell office:value-type="string" calcext:value-type="string">
            <text:p>2.00430342067428</text:p>
          </table:table-cell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string" calcext:value-type="string">
            <text:p>{ID_COZINHA_1,ID_DIA_SEMANA_SEXTA_1,ID_EDUCACAO_FISICA_1,ID_GEOGRAFIA_1} =&gt; {ID_MATEMATICA_1}</text:p>
          </table:table-cell>
          <table:table-cell office:value-type="string" calcext:value-type="string">
            <text:p>0.400488918904039</text:p>
          </table:table-cell>
          <table:table-cell office:value-type="string" calcext:value-type="string">
            <text:p>0.992265174940477</text:p>
          </table:table-cell>
          <table:table-cell office:value-type="string" calcext:value-type="string">
            <text:p>2.00429048726954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string" calcext:value-type="string">
            <text:p>{ID_ALIMENTACAO_1,ID_DIA_SEMANA_SEXTA_1,ID_LINGUA_LITERAT_PORTUGUESA_1,ID_MATEMATICA_1} =&gt; {ID_EDUCACAO_FISICA_1}</text:p>
          </table:table-cell>
          <table:table-cell office:value-type="string" calcext:value-type="string">
            <text:p>0.408683888299725</text:p>
          </table:table-cell>
          <table:table-cell office:value-type="string" calcext:value-type="string">
            <text:p>0.945125758451034</text:p>
          </table:table-cell>
          <table:table-cell office:value-type="string" calcext:value-type="string">
            <text:p>2.00428380717531</text:p>
          </table:table-cell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string" calcext:value-type="string">
            <text:p>{FK_COD_TIPO_TURMA_0,ID_DIA_SEMANA_SEXTA_1,ID_EDUCACAO_FISICA_1,ID_GEOGRAFIA_1} =&gt; {ID_MATEMATICA_1}</text:p>
          </table:table-cell>
          <table:table-cell office:value-type="string" calcext:value-type="string">
            <text:p>0.41030215794129</text:p>
          </table:table-cell>
          <table:table-cell office:value-type="string" calcext:value-type="string">
            <text:p>0.992232391045621</text:p>
          </table:table-cell>
          <table:table-cell office:value-type="string" calcext:value-type="string">
            <text:p>2.00422426661577</text:p>
          </table:table-cell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string" calcext:value-type="string">
            <text:p>{FK_COD_TIPO_TURMA_0,ID_DIA_SEMANA_SEXTA_1,ID_GEOGRAFIA_1,ID_HISTORIA_1} =&gt; {ID_LINGUA_LITERAT_PORTUGUESA_1}</text:p>
          </table:table-cell>
          <table:table-cell office:value-type="string" calcext:value-type="string">
            <text:p>0.412923942288528</text:p>
          </table:table-cell>
          <table:table-cell office:value-type="string" calcext:value-type="string">
            <text:p>0.989468189970094</text:p>
          </table:table-cell>
          <table:table-cell office:value-type="string" calcext:value-type="string">
            <text:p>2.00408415171938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{ID_COZINHA_1,ID_EDUCACAO_FISICA_1,ID_GEOGRAFIA_1} =&gt; {ID_MATEMATICA_1}</text:p>
          </table:table-cell>
          <table:table-cell office:value-type="string" calcext:value-type="string">
            <text:p>0.401131803025498</text:p>
          </table:table-cell>
          <table:table-cell office:value-type="string" calcext:value-type="string">
            <text:p>0.992152973021831</text:p>
          </table:table-cell>
          <table:table-cell office:value-type="string" calcext:value-type="string">
            <text:p>2.00406384902416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{ID_LINGUA_LITERAT_PORTUGUESA_1,ID_MATEMATICA_1,ID_SITUACAO_CURSO_2_0} =&gt; {ID_EDUCACAO_FISICA_1}</text:p>
          </table:table-cell>
          <table:table-cell office:value-type="string" calcext:value-type="string">
            <text:p>0.420778957253495</text:p>
          </table:table-cell>
          <table:table-cell office:value-type="string" calcext:value-type="string">
            <text:p>0.945017516123041</text:p>
          </table:table-cell>
          <table:table-cell office:value-type="string" calcext:value-type="string">
            <text:p>2.00405426275404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{FK_COD_TIPO_TURMA_0,ID_EDUCACAO_FISICA_1,ID_GEOGRAFIA_1} =&gt; {ID_MATEMATICA_1}</text:p>
          </table:table-cell>
          <table:table-cell office:value-type="string" calcext:value-type="string">
            <text:p>0.410976056292992</text:p>
          </table:table-cell>
          <table:table-cell office:value-type="string" calcext:value-type="string">
            <text:p>0.992128123024848</text:p>
          </table:table-cell>
          <table:table-cell office:value-type="string" calcext:value-type="string">
            <text:p>2.0040136541631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{ID_LINGUA_LITERAT_PORTUGUESA_1,ID_MATEMATICA_1} =&gt; {ID_HISTORIA_1}</text:p>
          </table:table-cell>
          <table:table-cell office:value-type="string" calcext:value-type="string">
            <text:p>0.424170327267447</text:p>
          </table:table-cell>
          <table:table-cell office:value-type="string" calcext:value-type="string">
            <text:p>0.881292552686657</text:p>
          </table:table-cell>
          <table:table-cell office:value-type="string" calcext:value-type="string">
            <text:p>2.00397418248188</text:p>
          </table:table-cell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string" calcext:value-type="string">
            <text:p>{FK_COD_TIPO_TURMA_0,ID_COZINHA_1,ID_DIA_SEMANA_SEXTA_1,ID_GEOGRAFIA_1,ID_HISTORIA_1} =&gt; {ID_LINGUA_LITERAT_PORTUGUESA_1}</text:p>
          </table:table-cell>
          <table:table-cell office:value-type="string" calcext:value-type="string">
            <text:p>0.402342560106901</text:p>
          </table:table-cell>
          <table:table-cell office:value-type="string" calcext:value-type="string">
            <text:p>0.989403571793861</text:p>
          </table:table-cell>
          <table:table-cell office:value-type="string" calcext:value-type="string">
            <text:p>2.00395327306737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{ID_DIA_SEMANA_SEXTA_1,ID_EDUCACAO_FISICA_1,ID_GEOGRAFIA_1} =&gt; {ID_MATEMATICA_1}</text:p>
          </table:table-cell>
          <table:table-cell office:value-type="string" calcext:value-type="string">
            <text:p>0.411388617681333</text:p>
          </table:table-cell>
          <table:table-cell office:value-type="string" calcext:value-type="string">
            <text:p>0.992089361687325</text:p>
          </table:table-cell>
          <table:table-cell office:value-type="string" calcext:value-type="string">
            <text:p>2.00393535958822</text:p>
          </table:table-cell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string" calcext:value-type="string">
            <text:p>{ID_COZINHA_1,ID_DIA_SEMANA_SEXTA_1,ID_GEOGRAFIA_1,ID_HISTORIA_1} =&gt; {ID_MATEMATICA_1}</text:p>
          </table:table-cell>
          <table:table-cell office:value-type="string" calcext:value-type="string">
            <text:p>0.404537117422039</text:p>
          </table:table-cell>
          <table:table-cell office:value-type="string" calcext:value-type="string">
            <text:p>0.992075770725633</text:p>
          </table:table-cell>
          <table:table-cell office:value-type="string" calcext:value-type="string">
            <text:p>2.00390790701211</text:p>
          </table:table-cell>
        </table:table-row>
        <table:table-row table:style-name="ro1">
          <table:table-cell office:value-type="float" office:value="4286" calcext:value-type="float">
            <text:p>4286</text:p>
          </table:table-cell>
          <table:table-cell office:value-type="string" calcext:value-type="string">
            <text:p>{FK_COD_TIPO_TURMA_0,ID_COZINHA_1,ID_LABORATORIO_INFORMATICA_1,ID_LINGUA_LITERAT_PORTUGUESA_1} =&gt; {ID_EDUCACAO_FISICA_1}</text:p>
          </table:table-cell>
          <table:table-cell office:value-type="string" calcext:value-type="string">
            <text:p>0.427972575727013</text:p>
          </table:table-cell>
          <table:table-cell office:value-type="string" calcext:value-type="string">
            <text:p>0.944931156646895</text:p>
          </table:table-cell>
          <table:table-cell office:value-type="string" calcext:value-type="string">
            <text:p>2.00387112426894</text:p>
          </table:table-cell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string" calcext:value-type="string">
            <text:p>{FK_COD_TIPO_TURMA_0,ID_DIA_SEMANA_SEXTA_1,ID_GEOGRAFIA_1,ID_HISTORIA_1} =&gt; {ID_MATEMATICA_1}</text:p>
          </table:table-cell>
          <table:table-cell office:value-type="string" calcext:value-type="string">
            <text:p>0.41400150647416</text:p>
          </table:table-cell>
          <table:table-cell office:value-type="string" calcext:value-type="string">
            <text:p>0.992050301044655</text:p>
          </table:table-cell>
          <table:table-cell office:value-type="string" calcext:value-type="string">
            <text:p>2.003856460442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{ID_EDUCACAO_FISICA_1,ID_GEOGRAFIA_1} =&gt; {ID_MATEMATICA_1}</text:p>
          </table:table-cell>
          <table:table-cell office:value-type="string" calcext:value-type="string">
            <text:p>0.412062516033035</text:p>
          </table:table-cell>
          <table:table-cell office:value-type="string" calcext:value-type="string">
            <text:p>0.991969556661651</text:p>
          </table:table-cell>
          <table:table-cell office:value-type="string" calcext:value-type="string">
            <text:p>2.00369336371922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{ID_COZINHA_1,ID_DIA_SEMANA_SEXTA_1,ID_MATEMATICA_1} =&gt; {ID_GEOGRAFIA_1}</text:p>
          </table:table-cell>
          <table:table-cell office:value-type="string" calcext:value-type="string">
            <text:p>0.417152936939415</text:p>
          </table:table-cell>
          <table:table-cell office:value-type="string" calcext:value-type="string">
            <text:p>0.874084970365911</text:p>
          </table:table-cell>
          <table:table-cell office:value-type="string" calcext:value-type="string">
            <text:p>2.00364196087208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{ID_DIA_SEMANA_SEXTA_1,ID_GEOGRAFIA_1,ID_HISTORIA_1} =&gt; {ID_LINGUA_LITERAT_PORTUGUESA_1}</text:p>
          </table:table-cell>
          <table:table-cell office:value-type="string" calcext:value-type="string">
            <text:p>0.41415753930693</text:p>
          </table:table-cell>
          <table:table-cell office:value-type="string" calcext:value-type="string">
            <text:p>0.989196377967134</text:p>
          </table:table-cell>
          <table:table-cell office:value-type="string" calcext:value-type="string">
            <text:p>2.00353361949115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{ID_DIA_SEMANA_SEXTA_1,ID_GEOGRAFIA_1,ID_HISTORIA_1} =&gt; {ID_MATEMATICA_1}</text:p>
          </table:table-cell>
          <table:table-cell office:value-type="string" calcext:value-type="string">
            <text:p>0.415270445289816</text:p>
          </table:table-cell>
          <table:table-cell office:value-type="string" calcext:value-type="string">
            <text:p>0.991854503107463</text:p>
          </table:table-cell>
          <table:table-cell office:value-type="string" calcext:value-type="string">
            <text:p>2.00346096541481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{ID_COZINHA_1,ID_DIA_SEMANA_SEXTA_1,ID_LINGUA_LITERAT_PORTUGUESA_1} =&gt; {ID_HISTORIA_1}</text:p>
          </table:table-cell>
          <table:table-cell office:value-type="string" calcext:value-type="string">
            <text:p>0.4186976379418</text:p>
          </table:table-cell>
          <table:table-cell office:value-type="string" calcext:value-type="string">
            <text:p>0.881036143505562</text:p>
          </table:table-cell>
          <table:table-cell office:value-type="string" calcext:value-type="string">
            <text:p>2.00339113275849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string" calcext:value-type="string">
            <text:p>{ID_COZINHA_1,ID_DIA_SEMANA_SEXTA_1,ID_GEOGRAFIA_1,ID_HISTORIA_1} =&gt; {ID_LINGUA_LITERAT_PORTUGUESA_1}</text:p>
          </table:table-cell>
          <table:table-cell office:value-type="string" calcext:value-type="string">
            <text:p>0.403331168748427</text:p>
          </table:table-cell>
          <table:table-cell office:value-type="string" calcext:value-type="string">
            <text:p>0.989118335157164</text:p>
          </table:table-cell>
          <table:table-cell office:value-type="string" calcext:value-type="string">
            <text:p>2.00337555037867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string" calcext:value-type="string">
            <text:p>{FK_COD_TIPO_TURMA_0,ID_COZINHA_1,ID_GEOGRAFIA_1,ID_HISTORIA_1} =&gt; {ID_MATEMATICA_1}</text:p>
          </table:table-cell>
          <table:table-cell office:value-type="string" calcext:value-type="string">
            <text:p>0.404734742982189</text:p>
          </table:table-cell>
          <table:table-cell office:value-type="string" calcext:value-type="string">
            <text:p>0.991749977908039</text:p>
          </table:table-cell>
          <table:table-cell office:value-type="string" calcext:value-type="string">
            <text:p>2.00324983348337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{FK_COD_TIPO_TURMA_0,ID_GEOGRAFIA_1,ID_HISTORIA_1} =&gt; {ID_LINGUA_LITERAT_PORTUGUESA_1}</text:p>
          </table:table-cell>
          <table:table-cell office:value-type="string" calcext:value-type="string">
            <text:p>0.414172204950689</text:p>
          </table:table-cell>
          <table:table-cell office:value-type="string" calcext:value-type="string">
            <text:p>0.988914536130943</text:p>
          </table:table-cell>
          <table:table-cell office:value-type="string" calcext:value-type="string">
            <text:p>2.00296277268382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{ID_COZINHA_1,ID_GEOGRAFIA_1,ID_HISTORIA_1} =&gt; {ID_MATEMATICA_1}</text:p>
          </table:table-cell>
          <table:table-cell office:value-type="string" calcext:value-type="string">
            <text:p>0.405777446211347</text:p>
          </table:table-cell>
          <table:table-cell office:value-type="string" calcext:value-type="string">
            <text:p>0.991556585622343</text:p>
          </table:table-cell>
          <table:table-cell office:value-type="string" calcext:value-type="string">
            <text:p>2.00285919766512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string" calcext:value-type="string">
            <text:p>{FK_COD_TIPO_TURMA_0,ID_COZINHA_1,ID_GEOGRAFIA_1,ID_HISTORIA_1} =&gt; {ID_LINGUA_LITERAT_PORTUGUESA_1}</text:p>
          </table:table-cell>
          <table:table-cell office:value-type="string" calcext:value-type="string">
            <text:p>0.403553798029082</text:p>
          </table:table-cell>
          <table:table-cell office:value-type="string" calcext:value-type="string">
            <text:p>0.988856225514743</text:p>
          </table:table-cell>
          <table:table-cell office:value-type="string" calcext:value-type="string">
            <text:p>2.00284466946131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{FK_COD_TIPO_TURMA_0,ID_GEOGRAFIA_1,ID_HISTORIA_1} =&gt; {ID_MATEMATICA_1}</text:p>
          </table:table-cell>
          <table:table-cell office:value-type="string" calcext:value-type="string">
            <text:p>0.4152685219267</text:p>
          </table:table-cell>
          <table:table-cell office:value-type="string" calcext:value-type="string">
            <text:p>0.991532200428126</text:p>
          </table:table-cell>
          <table:table-cell office:value-type="string" calcext:value-type="string">
            <text:p>2.00280994166578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string" calcext:value-type="string">
            <text:p>{FK_COD_TIPO_TURMA_0,ID_ALIMENTACAO_1,ID_LINGUA_LITERAT_PORTUGUESA_1,ID_MATEMATICA_1} =&gt; {ID_EDUCACAO_FISICA_1}</text:p>
          </table:table-cell>
          <table:table-cell office:value-type="string" calcext:value-type="string">
            <text:p>0.408095820027067</text:p>
          </table:table-cell>
          <table:table-cell office:value-type="string" calcext:value-type="string">
            <text:p>0.944421107215803</text:p>
          </table:table-cell>
          <table:table-cell office:value-type="string" calcext:value-type="string">
            <text:p>2.002789486395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{ID_DIA_SEMANA_SEXTA_1,ID_LINGUA_LITERAT_PORTUGUESA_1} =&gt; {ID_EDUCACAO_FISICA_1}</text:p>
          </table:table-cell>
          <table:table-cell office:value-type="string" calcext:value-type="string">
            <text:p>0.462626530245726</text:p>
          </table:table-cell>
          <table:table-cell office:value-type="string" calcext:value-type="string">
            <text:p>0.944350162983146</text:p>
          </table:table-cell>
          <table:table-cell office:value-type="string" calcext:value-type="string">
            <text:p>2.00263903829317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{FK_COD_TIPO_TURMA_0,ID_DIA_SEMANA_SEXTA_1,ID_MATEMATICA_1} =&gt; {ID_GEOGRAFIA_1}</text:p>
          </table:table-cell>
          <table:table-cell office:value-type="string" calcext:value-type="string">
            <text:p>0.427264056839227</text:p>
          </table:table-cell>
          <table:table-cell office:value-type="string" calcext:value-type="string">
            <text:p>0.873587118631404</text:p>
          </table:table-cell>
          <table:table-cell office:value-type="string" calcext:value-type="string">
            <text:p>2.0025007484506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{ID_GEOGRAFIA_1,ID_HISTORIA_1} =&gt; {ID_MATEMATICA_1}</text:p>
          </table:table-cell>
          <table:table-cell office:value-type="string" calcext:value-type="string">
            <text:p>0.416551885965724</text:p>
          </table:table-cell>
          <table:table-cell office:value-type="string" calcext:value-type="string">
            <text:p>0.991339076004085</text:p>
          </table:table-cell>
          <table:table-cell office:value-type="string" calcext:value-type="string">
            <text:p>2.0024198469050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{ID_GEOGRAFIA_1,ID_HISTORIA_1} =&gt; {ID_LINGUA_LITERAT_PORTUGUESA_1}</text:p>
          </table:table-cell>
          <table:table-cell office:value-type="string" calcext:value-type="string">
            <text:p>0.41542022719246</text:p>
          </table:table-cell>
          <table:table-cell office:value-type="string" calcext:value-type="string">
            <text:p>0.988645875948013</text:p>
          </table:table-cell>
          <table:table-cell office:value-type="string" calcext:value-type="string">
            <text:p>2.00241862420056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{ID_DIA_SEMANA_SEXTA_1,ID_LINGUA_LITERAT_PORTUGUESA_1,ID_SITUACAO_CURSO_2_0} =&gt; {ID_EDUCACAO_FISICA_1}</text:p>
          </table:table-cell>
          <table:table-cell office:value-type="string" calcext:value-type="string">
            <text:p>0.427536693560893</text:p>
          </table:table-cell>
          <table:table-cell office:value-type="string" calcext:value-type="string">
            <text:p>0.944242935918165</text:p>
          </table:table-cell>
          <table:table-cell office:value-type="string" calcext:value-type="string">
            <text:p>2.00241164689249</text:p>
          </table:table-cell>
        </table:table-row>
        <table:table-row table:style-name="ro1">
          <table:table-cell office:value-type="float" office:value="5778" calcext:value-type="float">
            <text:p>5778</text:p>
          </table:table-cell>
          <table:table-cell office:value-type="string" calcext:value-type="string">
            <text:p>{FK_COD_TIPO_TURMA_0,ID_ALIMENTACAO_1,ID_COZINHA_1,ID_DIA_SEMANA_SEXTA_1,ID_LINGUA_LITERAT_PORTUGUESA_1} =&gt; {ID_EDUCACAO_FISICA_1}</text:p>
          </table:table-cell>
          <table:table-cell office:value-type="string" calcext:value-type="string">
            <text:p>0.409240942342142</text:p>
          </table:table-cell>
          <table:table-cell office:value-type="string" calcext:value-type="string">
            <text:p>0.944237379993377</text:p>
          </table:table-cell>
          <table:table-cell office:value-type="string" calcext:value-type="string">
            <text:p>2.00239986470373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string" calcext:value-type="string">
            <text:p>{ID_ALIMENTACAO_1,ID_COZINHA_1,ID_LINGUA_LITERAT_PORTUGUESA_1,ID_MATEMATICA_1} =&gt; {ID_EDUCACAO_FISICA_1}</text:p>
          </table:table-cell>
          <table:table-cell office:value-type="string" calcext:value-type="string">
            <text:p>0.402895286582306</text:p>
          </table:table-cell>
          <table:table-cell office:value-type="string" calcext:value-type="string">
            <text:p>0.944215717705816</text:p>
          </table:table-cell>
          <table:table-cell office:value-type="string" calcext:value-type="string">
            <text:p>2.00235392650789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{ID_COZINHA_1,ID_GEOGRAFIA_1,ID_HISTORIA_1} =&gt; {ID_LINGUA_LITERAT_PORTUGUESA_1}</text:p>
          </table:table-cell>
          <table:table-cell office:value-type="string" calcext:value-type="string">
            <text:p>0.404556831893977</text:p>
          </table:table-cell>
          <table:table-cell office:value-type="string" calcext:value-type="string">
            <text:p>0.988573896031795</text:p>
          </table:table-cell>
          <table:table-cell office:value-type="string" calcext:value-type="string">
            <text:p>2.0022728349667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{ID_COZINHA_1,ID_LABORATORIO_INFORMATICA_1,ID_LINGUA_LITERAT_PORTUGUESA_1} =&gt; {ID_EDUCACAO_FISICA_1}</text:p>
          </table:table-cell>
          <table:table-cell office:value-type="string" calcext:value-type="string">
            <text:p>0.429000853732803</text:p>
          </table:table-cell>
          <table:table-cell office:value-type="string" calcext:value-type="string">
            <text:p>0.943778280243828</text:p>
          </table:table-cell>
          <table:table-cell office:value-type="string" calcext:value-type="string">
            <text:p>2.00142627342694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{FK_COD_TIPO_TURMA_0,ID_LABORATORIO_INFORMATICA_1,ID_LINGUA_LITERAT_PORTUGUESA_1} =&gt; {ID_EDUCACAO_FISICA_1}</text:p>
          </table:table-cell>
          <table:table-cell office:value-type="string" calcext:value-type="string">
            <text:p>0.439395669692197</text:p>
          </table:table-cell>
          <table:table-cell office:value-type="string" calcext:value-type="string">
            <text:p>0.943572465200998</text:p>
          </table:table-cell>
          <table:table-cell office:value-type="string" calcext:value-type="string">
            <text:p>2.00098981113192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{FK_COD_TIPO_TURMA_0,ID_DIA_SEMANA_SEXTA_1,ID_LINGUA_LITERAT_PORTUGUESA_1} =&gt; {ID_HISTORIA_1}</text:p>
          </table:table-cell>
          <table:table-cell office:value-type="string" calcext:value-type="string">
            <text:p>0.429296811232248</text:p>
          </table:table-cell>
          <table:table-cell office:value-type="string" calcext:value-type="string">
            <text:p>0.879822715827958</text:p>
          </table:table-cell>
          <table:table-cell office:value-type="string" calcext:value-type="string">
            <text:p>2.00063191536716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{ID_ALIMENTACAO_1,ID_LINGUA_LITERAT_PORTUGUESA_1,ID_MATEMATICA_1} =&gt; {ID_EDUCACAO_FISICA_1}</text:p>
          </table:table-cell>
          <table:table-cell office:value-type="string" calcext:value-type="string">
            <text:p>0.409362835479606</text:p>
          </table:table-cell>
          <table:table-cell office:value-type="string" calcext:value-type="string">
            <text:p>0.943361604145105</text:p>
          </table:table-cell>
          <table:table-cell office:value-type="string" calcext:value-type="string">
            <text:p>2.00054264799399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string" calcext:value-type="string">
            <text:p>{FK_COD_TIPO_TURMA_0,ID_LABORATORIO_INFORMATICA_1,ID_LINGUA_LITERAT_PORTUGUESA_1,ID_SITUACAO_CURSO_2_0} =&gt; {ID_EDUCACAO_FISICA_1}</text:p>
          </table:table-cell>
          <table:table-cell office:value-type="string" calcext:value-type="string">
            <text:p>0.405695222438146</text:p>
          </table:table-cell>
          <table:table-cell office:value-type="string" calcext:value-type="string">
            <text:p>0.943231414197876</text:p>
          </table:table-cell>
          <table:table-cell office:value-type="string" calcext:value-type="string">
            <text:p>2.0002665602874</text:p>
          </table:table-cell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string" calcext:value-type="string">
            <text:p>{ID_ALIMENTACAO_1,ID_COZINHA_1,ID_DIA_SEMANA_SEXTA_1,ID_LINGUA_LITERAT_PORTUGUESA_1} =&gt; {ID_EDUCACAO_FISICA_1}</text:p>
          </table:table-cell>
          <table:table-cell office:value-type="string" calcext:value-type="string">
            <text:p>0.410341827305553</text:p>
          </table:table-cell>
          <table:table-cell office:value-type="string" calcext:value-type="string">
            <text:p>0.943144474339612</text:p>
          </table:table-cell>
          <table:table-cell office:value-type="string" calcext:value-type="string">
            <text:p>2.0000821910132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{FK_COD_TIPO_TURMA_0,ID_LABORATORIO_INFORMATICA_1,ID_MATEMATICA_1} =&gt; {ID_GEOGRAFIA_1}</text:p>
          </table:table-cell>
          <table:table-cell office:value-type="string" calcext:value-type="string">
            <text:p>0.407033161905582</text:p>
          </table:table-cell>
          <table:table-cell office:value-type="string" calcext:value-type="string">
            <text:p>0.872365136846965</text:p>
          </table:table-cell>
          <table:table-cell office:value-type="string" calcext:value-type="string">
            <text:p>1.9996996317838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{ID_DIA_SEMANA_SEXTA_1,ID_MATEMATICA_1} =&gt; {ID_GEOGRAFIA_1}</text:p>
          </table:table-cell>
          <table:table-cell office:value-type="string" calcext:value-type="string">
            <text:p>0.428673160741947</text:p>
          </table:table-cell>
          <table:table-cell office:value-type="string" calcext:value-type="string">
            <text:p>0.872319096827094</text:p>
          </table:table-cell>
          <table:table-cell office:value-type="string" calcext:value-type="string">
            <text:p>1.99959409545863</text:p>
          </table:table-cell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string" calcext:value-type="string">
            <text:p>{FK_COD_TIPO_TURMA_0,ID_ALIMENTACAO_1,ID_DIA_SEMANA_SEXTA_1,ID_LINGUA_LITERAT_PORTUGUESA_1} =&gt; {ID_EDUCACAO_FISICA_1}</text:p>
          </table:table-cell>
          <table:table-cell office:value-type="string" calcext:value-type="string">
            <text:p>0.415709933761779</text:p>
          </table:table-cell>
          <table:table-cell office:value-type="string" calcext:value-type="string">
            <text:p>0.942801978411088</text:p>
          </table:table-cell>
          <table:table-cell office:value-type="string" calcext:value-type="string">
            <text:p>1.9993558759832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{ID_DIA_SEMANA_SEXTA_1,ID_LINGUA_LITERAT_PORTUGUESA_1} =&gt; {ID_HISTORIA_1}</text:p>
          </table:table-cell>
          <table:table-cell office:value-type="string" calcext:value-type="string">
            <text:p>0.4307326017982</text:p>
          </table:table-cell>
          <table:table-cell office:value-type="string" calcext:value-type="string">
            <text:p>0.879245733041361</text:p>
          </table:table-cell>
          <table:table-cell office:value-type="string" calcext:value-type="string">
            <text:p>1.99931991221389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{FK_COD_TIPO_TURMA_0,ID_COZINHA_1,ID_MATEMATICA_1} =&gt; {ID_GEOGRAFIA_1}</text:p>
          </table:table-cell>
          <table:table-cell office:value-type="string" calcext:value-type="string">
            <text:p>0.417408744233817</text:p>
          </table:table-cell>
          <table:table-cell office:value-type="string" calcext:value-type="string">
            <text:p>0.872045318015699</text:p>
          </table:table-cell>
          <table:table-cell office:value-type="string" calcext:value-type="string">
            <text:p>1.998966519498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{ID_LABORATORIO_INFORMATICA_1,ID_LINGUA_LITERAT_PORTUGUESA_1} =&gt; {ID_EDUCACAO_FISICA_1}</text:p>
          </table:table-cell>
          <table:table-cell office:value-type="string" calcext:value-type="string">
            <text:p>0.440568440352062</text:p>
          </table:table-cell>
          <table:table-cell office:value-type="string" calcext:value-type="string">
            <text:p>0.942409647848391</text:p>
          </table:table-cell>
          <table:table-cell office:value-type="string" calcext:value-type="string">
            <text:p>1.99852387898512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{ID_LABORATORIO_INFORMATICA_1,ID_LINGUA_LITERAT_PORTUGUESA_1,ID_SITUACAO_CURSO_2_0} =&gt; {ID_EDUCACAO_FISICA_1}</text:p>
          </table:table-cell>
          <table:table-cell office:value-type="string" calcext:value-type="string">
            <text:p>0.406805483796748</text:p>
          </table:table-cell>
          <table:table-cell office:value-type="string" calcext:value-type="string">
            <text:p>0.942025685450108</text:p>
          </table:table-cell>
          <table:table-cell office:value-type="string" calcext:value-type="string">
            <text:p>1.99770962796026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string" calcext:value-type="string">
            <text:p>{FK_COD_TIPO_TURMA_0,ID_ALIMENTACAO_1,ID_COZINHA_1,ID_LINGUA_LITERAT_PORTUGUESA_1} =&gt; {ID_EDUCACAO_FISICA_1}</text:p>
          </table:table-cell>
          <table:table-cell office:value-type="string" calcext:value-type="string">
            <text:p>0.409934074325002</text:p>
          </table:table-cell>
          <table:table-cell office:value-type="string" calcext:value-type="string">
            <text:p>0.941984492440963</text:p>
          </table:table-cell>
          <table:table-cell office:value-type="string" calcext:value-type="string">
            <text:p>1.99762227188043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{FK_COD_TIPO_TURMA_0,ID_LABORATORIO_INFORMATICA_1,ID_LINGUA_LITERAT_PORTUGUESA_1} =&gt; {ID_HISTORIA_1}</text:p>
          </table:table-cell>
          <table:table-cell office:value-type="string" calcext:value-type="string">
            <text:p>0.409028410717845</text:p>
          </table:table-cell>
          <table:table-cell office:value-type="string" calcext:value-type="string">
            <text:p>0.878360831613669</text:p>
          </table:table-cell>
          <table:table-cell office:value-type="string" calcext:value-type="string">
            <text:p>1.9973077317980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{ID_LABORATORIO_INFORMATICA_1,ID_MATEMATICA_1} =&gt; {ID_GEOGRAFIA_1}</text:p>
          </table:table-cell>
          <table:table-cell office:value-type="string" calcext:value-type="string">
            <text:p>0.408335278734985</text:p>
          </table:table-cell>
          <table:table-cell office:value-type="string" calcext:value-type="string">
            <text:p>0.87120053715814</text:p>
          </table:table-cell>
          <table:table-cell office:value-type="string" calcext:value-type="string">
            <text:p>1.99703005058377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{ID_ALIMENTACAO_1,ID_DIA_SEMANA_SEXTA_1,ID_LINGUA_LITERAT_PORTUGUESA_1} =&gt; {ID_EDUCACAO_FISICA_1}</text:p>
          </table:table-cell>
          <table:table-cell office:value-type="string" calcext:value-type="string">
            <text:p>0.41701301227274</text:p>
          </table:table-cell>
          <table:table-cell office:value-type="string" calcext:value-type="string">
            <text:p>0.941586356162272</text:p>
          </table:table-cell>
          <table:table-cell office:value-type="string" calcext:value-type="string">
            <text:p>1.99677796297308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string" calcext:value-type="string">
            <text:p>{FK_COD_TIPO_TURMA_0,ID_COZINHA_1,ID_DIA_SEMANA_SEXTA_1,ID_GEOGRAFIA_1} =&gt; {ID_MATEMATICA_1}</text:p>
          </table:table-cell>
          <table:table-cell office:value-type="string" calcext:value-type="string">
            <text:p>0.41598449384656</text:p>
          </table:table-cell>
          <table:table-cell office:value-type="string" calcext:value-type="string">
            <text:p>0.988521021750184</text:p>
          </table:table-cell>
          <table:table-cell office:value-type="string" calcext:value-type="string">
            <text:p>1.99672761918578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string" calcext:value-type="string">
            <text:p>{FK_COD_TIPO_TURMA_0,ID_DIA_SEMANA_SEXTA_1,ID_GEOGRAFIA_1,ID_LABORATORIO_INFORMATICA_1} =&gt; {ID_MATEMATICA_1}</text:p>
          </table:table-cell>
          <table:table-cell office:value-type="string" calcext:value-type="string">
            <text:p>0.405648580882588</text:p>
          </table:table-cell>
          <table:table-cell office:value-type="string" calcext:value-type="string">
            <text:p>0.988429973807804</text:p>
          </table:table-cell>
          <table:table-cell office:value-type="string" calcext:value-type="string">
            <text:p>1.99654371015681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{FK_COD_TIPO_TURMA_0,ID_DIA_SEMANA_SEXTA_1,ID_GEOGRAFIA_1} =&gt; {ID_MATEMATICA_1}</text:p>
          </table:table-cell>
          <table:table-cell office:value-type="string" calcext:value-type="string">
            <text:p>0.427264056839227</text:p>
          </table:table-cell>
          <table:table-cell office:value-type="string" calcext:value-type="string">
            <text:p>0.988410404495682</text:p>
          </table:table-cell>
          <table:table-cell office:value-type="string" calcext:value-type="string">
            <text:p>1.99650418182596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{FK_COD_TIPO_TURMA_0,ID_COZINHA_1,ID_LINGUA_LITERAT_PORTUGUESA_1} =&gt; {ID_HISTORIA_1}</text:p>
          </table:table-cell>
          <table:table-cell office:value-type="string" calcext:value-type="string">
            <text:p>0.418950800611918</text:p>
          </table:table-cell>
          <table:table-cell office:value-type="string" calcext:value-type="string">
            <text:p>0.878004736232176</text:p>
          </table:table-cell>
          <table:table-cell office:value-type="string" calcext:value-type="string">
            <text:p>1.9964980052789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{FK_COD_TIPO_TURMA_0,ID_DIA_SEMANA_SEXTA_1,ID_HISTORIA_1} =&gt; {ID_LINGUA_LITERAT_PORTUGUESA_1}</text:p>
          </table:table-cell>
          <table:table-cell office:value-type="string" calcext:value-type="string">
            <text:p>0.429296811232248</text:p>
          </table:table-cell>
          <table:table-cell office:value-type="string" calcext:value-type="string">
            <text:p>0.985613297764</text:p>
          </table:table-cell>
          <table:table-cell office:value-type="string" calcext:value-type="string">
            <text:p>1.9962763935164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{FK_COD_TIPO_TURMA_0,ID_COZINHA_1,ID_DIA_SEMANA_SEXTA_1,ID_HISTORIA_1} =&gt; {ID_LINGUA_LITERAT_PORTUGUESA_1}</text:p>
          </table:table-cell>
          <table:table-cell office:value-type="string" calcext:value-type="string">
            <text:p>0.417513807944019</text:p>
          </table:table-cell>
          <table:table-cell office:value-type="string" calcext:value-type="string">
            <text:p>0.985576164548068</text:p>
          </table:table-cell>
          <table:table-cell office:value-type="string" calcext:value-type="string">
            <text:p>1.9962011833274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{ID_LABORATORIO_INFORMATICA_1,ID_LINGUA_LITERAT_PORTUGUESA_1} =&gt; {ID_HISTORIA_1}</text:p>
          </table:table-cell>
          <table:table-cell office:value-type="string" calcext:value-type="string">
            <text:p>0.410372841535796</text:p>
          </table:table-cell>
          <table:table-cell office:value-type="string" calcext:value-type="string">
            <text:p>0.87781894855938</text:p>
          </table:table-cell>
          <table:table-cell office:value-type="string" calcext:value-type="string">
            <text:p>1.9960755420474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{ID_COZINHA_1,ID_MATEMATICA_1} =&gt; {ID_GEOGRAFIA_1}</text:p>
          </table:table-cell>
          <table:table-cell office:value-type="string" calcext:value-type="string">
            <text:p>0.418591612550041</text:p>
          </table:table-cell>
          <table:table-cell office:value-type="string" calcext:value-type="string">
            <text:p>0.870765222044677</text:p>
          </table:table-cell>
          <table:table-cell office:value-type="string" calcext:value-type="string">
            <text:p>1.9960321892120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{ID_COZINHA_1,ID_DIA_SEMANA_SEXTA_1,ID_GEOGRAFIA_1} =&gt; {ID_MATEMATICA_1}</text:p>
          </table:table-cell>
          <table:table-cell office:value-type="string" calcext:value-type="string">
            <text:p>0.417152936939415</text:p>
          </table:table-cell>
          <table:table-cell office:value-type="string" calcext:value-type="string">
            <text:p>0.988150270088644</text:p>
          </table:table-cell>
          <table:table-cell office:value-type="string" calcext:value-type="string">
            <text:p>1.99597873265108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{ID_DIA_SEMANA_SEXTA_1,ID_GEOGRAFIA_1,ID_LABORATORIO_INFORMATICA_1} =&gt; {ID_MATEMATICA_1}</text:p>
          </table:table-cell>
          <table:table-cell office:value-type="string" calcext:value-type="string">
            <text:p>0.406936272488623</text:p>
          </table:table-cell>
          <table:table-cell office:value-type="string" calcext:value-type="string">
            <text:p>0.988085897822082</text:p>
          </table:table-cell>
          <table:table-cell office:value-type="string" calcext:value-type="string">
            <text:p>1.99584870619769</text:p>
          </table:table-cell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string" calcext:value-type="string">
            <text:p>{FK_COD_TIPO_TURMA_0,ID_DIA_SEMANA_SEXTA_1,ID_HISTORIA_1,ID_LABORATORIO_INFORMATICA_1} =&gt; {ID_LINGUA_LITERAT_PORTUGUESA_1}</text:p>
          </table:table-cell>
          <table:table-cell office:value-type="string" calcext:value-type="string">
            <text:p>0.40762147059863</text:p>
          </table:table-cell>
          <table:table-cell office:value-type="string" calcext:value-type="string">
            <text:p>0.985381313327979</text:p>
          </table:table-cell>
          <table:table-cell office:value-type="string" calcext:value-type="string">
            <text:p>1.99580652865729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{FK_COD_TIPO_TURMA_0,ID_COZINHA_1,ID_LINGUA_LITERAT_PORTUGUESA_1} =&gt; {ID_EDUCACAO_FISICA_1}</text:p>
          </table:table-cell>
          <table:table-cell office:value-type="string" calcext:value-type="string">
            <text:p>0.449069705323941</text:p>
          </table:table-cell>
          <table:table-cell office:value-type="string" calcext:value-type="string">
            <text:p>0.941125610923565</text:p>
          </table:table-cell>
          <table:table-cell office:value-type="string" calcext:value-type="string">
            <text:p>1.9958008821847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{ID_DIA_SEMANA_SEXTA_1,ID_GEOGRAFIA_1} =&gt; {ID_MATEMATICA_1}</text:p>
          </table:table-cell>
          <table:table-cell office:value-type="string" calcext:value-type="string">
            <text:p>0.428673160741947</text:p>
          </table:table-cell>
          <table:table-cell office:value-type="string" calcext:value-type="string">
            <text:p>0.988043828213706</text:p>
          </table:table-cell>
          <table:table-cell office:value-type="string" calcext:value-type="string">
            <text:p>1.99576372919961</text:p>
          </table:table-cell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string" calcext:value-type="string">
            <text:p>{FK_COD_TIPO_TURMA_0,ID_COZINHA_1,ID_LINGUA_LITERAT_PORTUGUESA_1,ID_SITUACAO_CURSO_2_0} =&gt; {ID_EDUCACAO_FISICA_1}</text:p>
          </table:table-cell>
          <table:table-cell office:value-type="string" calcext:value-type="string">
            <text:p>0.41455255000684</text:p>
          </table:table-cell>
          <table:table-cell office:value-type="string" calcext:value-type="string">
            <text:p>0.940936941341849</text:p>
          </table:table-cell>
          <table:table-cell office:value-type="string" calcext:value-type="string">
            <text:p>1.9954007794638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{ID_DIA_SEMANA_SEXTA_1,ID_HISTORIA_1} =&gt; {ID_LINGUA_LITERAT_PORTUGUESA_1}</text:p>
          </table:table-cell>
          <table:table-cell office:value-type="string" calcext:value-type="string">
            <text:p>0.4307326017982</text:p>
          </table:table-cell>
          <table:table-cell office:value-type="string" calcext:value-type="string">
            <text:p>0.985146759060438</text:p>
          </table:table-cell>
          <table:table-cell office:value-type="string" calcext:value-type="string">
            <text:p>1.99533145882174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{ID_COZINHA_1,ID_DIA_SEMANA_SEXTA_1,ID_HISTORIA_1} =&gt; {ID_LINGUA_LITERAT_PORTUGUESA_1}</text:p>
          </table:table-cell>
          <table:table-cell office:value-type="string" calcext:value-type="string">
            <text:p>0.4186976379418</text:p>
          </table:table-cell>
          <table:table-cell office:value-type="string" calcext:value-type="string">
            <text:p>0.985087839374258</text:p>
          </table:table-cell>
          <table:table-cell office:value-type="string" calcext:value-type="string">
            <text:p>1.99521212197949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{ID_ALIMENTACAO_1,ID_COZINHA_1,ID_LINGUA_LITERAT_PORTUGUESA_1} =&gt; {ID_EDUCACAO_FISICA_1}</text:p>
          </table:table-cell>
          <table:table-cell office:value-type="string" calcext:value-type="string">
            <text:p>0.411034959288413</text:p>
          </table:table-cell>
          <table:table-cell office:value-type="string" calcext:value-type="string">
            <text:p>0.940752932061572</text:p>
          </table:table-cell>
          <table:table-cell office:value-type="string" calcext:value-type="string">
            <text:p>1.99501055962532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{ID_DIA_SEMANA_SEXTA_1,ID_HISTORIA_1,ID_LABORATORIO_INFORMATICA_1} =&gt; {ID_LINGUA_LITERAT_PORTUGUESA_1}</text:p>
          </table:table-cell>
          <table:table-cell office:value-type="string" calcext:value-type="string">
            <text:p>0.408945465683476</text:p>
          </table:table-cell>
          <table:table-cell office:value-type="string" calcext:value-type="string">
            <text:p>0.984978863860096</text:p>
          </table:table-cell>
          <table:table-cell office:value-type="string" calcext:value-type="string">
            <text:p>1.9949914012902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{ID_COZINHA_1,ID_LINGUA_LITERAT_PORTUGUESA_1} =&gt; {ID_HISTORIA_1}</text:p>
          </table:table-cell>
          <table:table-cell office:value-type="string" calcext:value-type="string">
            <text:p>0.420155066342804</text:p>
          </table:table-cell>
          <table:table-cell office:value-type="string" calcext:value-type="string">
            <text:p>0.877329453692562</text:p>
          </table:table-cell>
          <table:table-cell office:value-type="string" calcext:value-type="string">
            <text:p>1.9949624779774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{FK_COD_TIPO_TURMA_0,ID_MATEMATICA_1} =&gt; {ID_GEOGRAFIA_1}</text:p>
          </table:table-cell>
          <table:table-cell office:value-type="string" calcext:value-type="string">
            <text:p>0.428745767699569</text:p>
          </table:table-cell>
          <table:table-cell office:value-type="string" calcext:value-type="string">
            <text:p>0.870178152310222</text:p>
          </table:table-cell>
          <table:table-cell office:value-type="string" calcext:value-type="string">
            <text:p>1.99468646471867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{FK_COD_TIPO_TURMA_0,ID_ALIMENTACAO_1,ID_LINGUA_LITERAT_PORTUGUESA_1} =&gt; {ID_EDUCACAO_FISICA_1}</text:p>
          </table:table-cell>
          <table:table-cell office:value-type="string" calcext:value-type="string">
            <text:p>0.416409076254375</text:p>
          </table:table-cell>
          <table:table-cell office:value-type="string" calcext:value-type="string">
            <text:p>0.940580128064142</text:p>
          </table:table-cell>
          <table:table-cell office:value-type="string" calcext:value-type="string">
            <text:p>1.99464410230388</text:p>
          </table:table-cell>
        </table:table-row>
        <table:table-row table:style-name="ro1">
          <table:table-cell office:value-type="float" office:value="5777" calcext:value-type="float">
            <text:p>5777</text:p>
          </table:table-cell>
          <table:table-cell office:value-type="string" calcext:value-type="string">
            <text:p>{FK_COD_TIPO_TURMA_0,ID_ALIMENTACAO_1,ID_COZINHA_1,ID_DIA_SEMANA_SEXTA_1,ID_EDUCACAO_FISICA_1} =&gt; {ID_LINGUA_LITERAT_PORTUGUESA_1}</text:p>
          </table:table-cell>
          <table:table-cell office:value-type="string" calcext:value-type="string">
            <text:p>0.409240942342142</text:p>
          </table:table-cell>
          <table:table-cell office:value-type="string" calcext:value-type="string">
            <text:p>0.984784968133999</text:p>
          </table:table-cell>
          <table:table-cell office:value-type="string" calcext:value-type="string">
            <text:p>1.99459868189241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string" calcext:value-type="string">
            <text:p>{FK_COD_TIPO_TURMA_0,ID_COZINHA_1,ID_DIA_SEMANA_SEXTA_1,ID_EDUCACAO_FISICA_1} =&gt; {ID_LINGUA_LITERAT_PORTUGUESA_1}</text:p>
          </table:table-cell>
          <table:table-cell office:value-type="string" calcext:value-type="string">
            <text:p>0.448274154255164</text:p>
          </table:table-cell>
          <table:table-cell office:value-type="string" calcext:value-type="string">
            <text:p>0.984553766379149</text:p>
          </table:table-cell>
          <table:table-cell office:value-type="string" calcext:value-type="string">
            <text:p>1.99413040228783</text:p>
          </table:table-cell>
        </table:table-row>
        <table:table-row table:style-name="ro1">
          <table:table-cell office:value-type="float" office:value="5789" calcext:value-type="float">
            <text:p>5789</text:p>
          </table:table-cell>
          <table:table-cell office:value-type="string" calcext:value-type="string">
            <text:p>{FK_COD_TIPO_TURMA_0,ID_COZINHA_1,ID_DIA_SEMANA_SEXTA_1,ID_EDUCACAO_FISICA_1,ID_LABORATORIO_INFORMATICA_1} =&gt; {ID_LINGUA_LITERAT_PORTUGUESA_1}</text:p>
          </table:table-cell>
          <table:table-cell office:value-type="string" calcext:value-type="string">
            <text:p>0.427227032099247</text:p>
          </table:table-cell>
          <table:table-cell office:value-type="string" calcext:value-type="string">
            <text:p>0.98451917014508</text:p>
          </table:table-cell>
          <table:table-cell office:value-type="string" calcext:value-type="string">
            <text:p>1.9940603305411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string" calcext:value-type="string">
            <text:p>{FK_COD_TIPO_TURMA_0,ID_DIA_SEMANA_SEXTA_1,ID_EDUCACAO_FISICA_1,ID_LABORATORIO_INFORMATICA_1} =&gt; {ID_LINGUA_LITERAT_PORTUGUESA_1}</text:p>
          </table:table-cell>
          <table:table-cell office:value-type="string" calcext:value-type="string">
            <text:p>0.438631854114831</text:p>
          </table:table-cell>
          <table:table-cell office:value-type="string" calcext:value-type="string">
            <text:p>0.98449946631757</text:p>
          </table:table-cell>
          <table:table-cell office:value-type="string" calcext:value-type="string">
            <text:p>1.99402042210458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string" calcext:value-type="string">
            <text:p>{FK_COD_TIPO_TURMA_0,ID_ALIMENTACAO_1,ID_DIA_SEMANA_SEXTA_1,ID_EDUCACAO_FISICA_1} =&gt; {ID_LINGUA_LITERAT_PORTUGUESA_1}</text:p>
          </table:table-cell>
          <table:table-cell office:value-type="string" calcext:value-type="string">
            <text:p>0.415709933761779</text:p>
          </table:table-cell>
          <table:table-cell office:value-type="string" calcext:value-type="string">
            <text:p>0.984499407852783</text:p>
          </table:table-cell>
          <table:table-cell office:value-type="string" calcext:value-type="string">
            <text:p>1.9940203036891</text:p>
          </table:table-cell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string" calcext:value-type="string">
            <text:p>{ID_ALIMENTACAO_1,ID_COZINHA_1,ID_DIA_SEMANA_SEXTA_1,ID_EDUCACAO_FISICA_1} =&gt; {ID_LINGUA_LITERAT_PORTUGUESA_1}</text:p>
          </table:table-cell>
          <table:table-cell office:value-type="string" calcext:value-type="string">
            <text:p>0.410341827305553</text:p>
          </table:table-cell>
          <table:table-cell office:value-type="string" calcext:value-type="string">
            <text:p>0.984452533651569</text:p>
          </table:table-cell>
          <table:table-cell office:value-type="string" calcext:value-type="string">
            <text:p>1.99392536395811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{FK_COD_TIPO_TURMA_0,ID_DIA_SEMANA_SEXTA_1,ID_EDUCACAO_FISICA_1} =&gt; {ID_LINGUA_LITERAT_PORTUGUESA_1}</text:p>
          </table:table-cell>
          <table:table-cell office:value-type="string" calcext:value-type="string">
            <text:p>0.461323451734765</text:p>
          </table:table-cell>
          <table:table-cell office:value-type="string" calcext:value-type="string">
            <text:p>0.984444421642365</text:p>
          </table:table-cell>
          <table:table-cell office:value-type="string" calcext:value-type="string">
            <text:p>1.9939089337694</text:p>
          </table:table-cell>
        </table:table-row>
        <table:table-row table:style-name="ro1">
          <table:table-cell office:value-type="float" office:value="5795" calcext:value-type="float">
            <text:p>5795</text:p>
          </table:table-cell>
          <table:table-cell office:value-type="string" calcext:value-type="string">
            <text:p>{FK_COD_TIPO_TURMA_0,ID_COZINHA_1,ID_DIA_SEMANA_SEXTA_1,ID_EDUCACAO_FISICA_1,ID_SITUACAO_CURSO_2_0} =&gt; {ID_LINGUA_LITERAT_PORTUGUESA_1}</text:p>
          </table:table-cell>
          <table:table-cell office:value-type="string" calcext:value-type="string">
            <text:p>0.413784406862463</text:p>
          </table:table-cell>
          <table:table-cell office:value-type="string" calcext:value-type="string">
            <text:p>0.984431778208036</text:p>
          </table:table-cell>
          <table:table-cell office:value-type="string" calcext:value-type="string">
            <text:p>1.99388332556227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string" calcext:value-type="string">
            <text:p>{FK_COD_TIPO_TURMA_0,ID_ALIMENTACAO_1,ID_COZINHA_1,ID_EDUCACAO_FISICA_1} =&gt; {ID_LINGUA_LITERAT_PORTUGUESA_1}</text:p>
          </table:table-cell>
          <table:table-cell office:value-type="string" calcext:value-type="string">
            <text:p>0.409934074325002</text:p>
          </table:table-cell>
          <table:table-cell office:value-type="string" calcext:value-type="string">
            <text:p>0.984429352422951</text:p>
          </table:table-cell>
          <table:table-cell office:value-type="string" calcext:value-type="string">
            <text:p>1.9938784123397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string" calcext:value-type="string">
            <text:p>{FK_COD_TIPO_TURMA_0,ID_DIA_SEMANA_SEXTA_1,ID_EDUCACAO_FISICA_1,ID_LABORATORIO_INFORMATICA_1,ID_SITUACAO_CURSO_2_0} =&gt; {ID_LINGUA_LITERAT_PORTUGUESA_1}</text:p>
          </table:table-cell>
          <table:table-cell office:value-type="string" calcext:value-type="string">
            <text:p>0.404959776466739</text:p>
          </table:table-cell>
          <table:table-cell office:value-type="string" calcext:value-type="string">
            <text:p>0.984392961900827</text:p>
          </table:table-cell>
          <table:table-cell office:value-type="string" calcext:value-type="string">
            <text:p>1.99380470641423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string" calcext:value-type="string">
            <text:p>{FK_COD_TIPO_TURMA_0,ID_DIA_SEMANA_SEXTA_1,ID_EDUCACAO_FISICA_1,ID_SITUACAO_CURSO_2_0} =&gt; {ID_LINGUA_LITERAT_PORTUGUESA_1}</text:p>
          </table:table-cell>
          <table:table-cell office:value-type="string" calcext:value-type="string">
            <text:p>0.426301173179375</text:p>
          </table:table-cell>
          <table:table-cell office:value-type="string" calcext:value-type="string">
            <text:p>0.984311187174942</text:p>
          </table:table-cell>
          <table:table-cell office:value-type="string" calcext:value-type="string">
            <text:p>1.99363907862163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{ID_COZINHA_1,ID_DIA_SEMANA_SEXTA_1,ID_EDUCACAO_FISICA_1} =&gt; {ID_LINGUA_LITERAT_PORTUGUESA_1}</text:p>
          </table:table-cell>
          <table:table-cell office:value-type="string" calcext:value-type="string">
            <text:p>0.449375039218576</text:p>
          </table:table-cell>
          <table:table-cell office:value-type="string" calcext:value-type="string">
            <text:p>0.984250907042016</text:p>
          </table:table-cell>
          <table:table-cell office:value-type="string" calcext:value-type="string">
            <text:p>1.99351698630953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string" calcext:value-type="string">
            <text:p>{ID_COZINHA_1,ID_DIA_SEMANA_SEXTA_1,ID_EDUCACAO_FISICA_1,ID_LABORATORIO_INFORMATICA_1} =&gt; {ID_LINGUA_LITERAT_PORTUGUESA_1}</text:p>
          </table:table-cell>
          <table:table-cell office:value-type="string" calcext:value-type="string">
            <text:p>0.428255310105037</text:p>
          </table:table-cell>
          <table:table-cell office:value-type="string" calcext:value-type="string">
            <text:p>0.984207065739891</text:p>
          </table:table-cell>
          <table:table-cell office:value-type="string" calcext:value-type="string">
            <text:p>1.9934281894591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{ID_COZINHA_1,ID_LINGUA_LITERAT_PORTUGUESA_1} =&gt; {ID_EDUCACAO_FISICA_1}</text:p>
          </table:table-cell>
          <table:table-cell office:value-type="string" calcext:value-type="string">
            <text:p>0.450170590287353</text:p>
          </table:table-cell>
          <table:table-cell office:value-type="string" calcext:value-type="string">
            <text:p>0.940005130684354</text:p>
          </table:table-cell>
          <table:table-cell office:value-type="string" calcext:value-type="string">
            <text:p>1.99342473236589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{ID_DIA_SEMANA_SEXTA_1,ID_EDUCACAO_FISICA_1,ID_LABORATORIO_INFORMATICA_1} =&gt; {ID_LINGUA_LITERAT_PORTUGUESA_1}</text:p>
          </table:table-cell>
          <table:table-cell office:value-type="string" calcext:value-type="string">
            <text:p>0.439804624774696</text:p>
          </table:table-cell>
          <table:table-cell office:value-type="string" calcext:value-type="string">
            <text:p>0.984200623990884</text:p>
          </table:table-cell>
          <table:table-cell office:value-type="string" calcext:value-type="string">
            <text:p>1.99341514224127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{ID_ALIMENTACAO_1,ID_DIA_SEMANA_SEXTA_1,ID_EDUCACAO_FISICA_1} =&gt; {ID_LINGUA_LITERAT_PORTUGUESA_1}</text:p>
          </table:table-cell>
          <table:table-cell office:value-type="string" calcext:value-type="string">
            <text:p>0.41701301227274</text:p>
          </table:table-cell>
          <table:table-cell office:value-type="string" calcext:value-type="string">
            <text:p>0.984180626828477</text:p>
          </table:table-cell>
          <table:table-cell office:value-type="string" calcext:value-type="string">
            <text:p>1.9933746396797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{ID_DIA_SEMANA_SEXTA_1,ID_EDUCACAO_FISICA_1} =&gt; {ID_LINGUA_LITERAT_PORTUGUESA_1}</text:p>
          </table:table-cell>
          <table:table-cell office:value-type="string" calcext:value-type="string">
            <text:p>0.462626530245726</text:p>
          </table:table-cell>
          <table:table-cell office:value-type="string" calcext:value-type="string">
            <text:p>0.984157249122348</text:p>
          </table:table-cell>
          <table:table-cell office:value-type="string" calcext:value-type="string">
            <text:p>1.99332729011273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string" calcext:value-type="string">
            <text:p>{ID_COZINHA_1,ID_DIA_SEMANA_SEXTA_1,ID_EDUCACAO_FISICA_1,ID_SITUACAO_CURSO_2_0} =&gt; {ID_LINGUA_LITERAT_PORTUGUESA_1}</text:p>
          </table:table-cell>
          <table:table-cell office:value-type="string" calcext:value-type="string">
            <text:p>0.414825667569285</text:p>
          </table:table-cell>
          <table:table-cell office:value-type="string" calcext:value-type="string">
            <text:p>0.984142882321034</text:p>
          </table:table-cell>
          <table:table-cell office:value-type="string" calcext:value-type="string">
            <text:p>1.99329819137149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{FK_COD_TIPO_TURMA_0,ID_ALIMENTACAO_1,ID_EDUCACAO_FISICA_1} =&gt; {ID_LINGUA_LITERAT_PORTUGUESA_1}</text:p>
          </table:table-cell>
          <table:table-cell office:value-type="string" calcext:value-type="string">
            <text:p>0.416409076254375</text:p>
          </table:table-cell>
          <table:table-cell office:value-type="string" calcext:value-type="string">
            <text:p>0.984139592946713</text:p>
          </table:table-cell>
          <table:table-cell office:value-type="string" calcext:value-type="string">
            <text:p>1.9932915290219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{FK_COD_TIPO_TURMA_0,ID_LINGUA_LITERAT_PORTUGUESA_1} =&gt; {ID_EDUCACAO_FISICA_1}</text:p>
          </table:table-cell>
          <table:table-cell office:value-type="string" calcext:value-type="string">
            <text:p>0.462162278473648</text:p>
          </table:table-cell>
          <table:table-cell office:value-type="string" calcext:value-type="string">
            <text:p>0.939923048225166</text:p>
          </table:table-cell>
          <table:table-cell office:value-type="string" calcext:value-type="string">
            <text:p>1.99325066394977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string" calcext:value-type="string">
            <text:p>{ID_DIA_SEMANA_SEXTA_1,ID_EDUCACAO_FISICA_1,ID_LABORATORIO_INFORMATICA_1,ID_SITUACAO_CURSO_2_0} =&gt; {ID_LINGUA_LITERAT_PORTUGUESA_1}</text:p>
          </table:table-cell>
          <table:table-cell office:value-type="string" calcext:value-type="string">
            <text:p>0.40607003782534</text:p>
          </table:table-cell>
          <table:table-cell office:value-type="string" calcext:value-type="string">
            <text:p>0.984109171443005</text:p>
          </table:table-cell>
          <table:table-cell office:value-type="string" calcext:value-type="string">
            <text:p>1.99322991283855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{ID_DIA_SEMANA_SEXTA_1,ID_EDUCACAO_FISICA_1,ID_SITUACAO_CURSO_2_0} =&gt; {ID_LINGUA_LITERAT_PORTUGUESA_1}</text:p>
          </table:table-cell>
          <table:table-cell office:value-type="string" calcext:value-type="string">
            <text:p>0.427536693560893</text:p>
          </table:table-cell>
          <table:table-cell office:value-type="string" calcext:value-type="string">
            <text:p>0.984038252856873</text:p>
          </table:table-cell>
          <table:table-cell office:value-type="string" calcext:value-type="string">
            <text:p>1.99308627323905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{ID_ALIMENTACAO_1,ID_COZINHA_1,ID_EDUCACAO_FISICA_1} =&gt; {ID_LINGUA_LITERAT_PORTUGUESA_1}</text:p>
          </table:table-cell>
          <table:table-cell office:value-type="string" calcext:value-type="string">
            <text:p>0.411034959288413</text:p>
          </table:table-cell>
          <table:table-cell office:value-type="string" calcext:value-type="string">
            <text:p>0.984020504036459</text:p>
          </table:table-cell>
          <table:table-cell office:value-type="string" calcext:value-type="string">
            <text:p>1.9930503245041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{FK_COD_TIPO_TURMA_0,ID_COZINHA_1,ID_GEOGRAFIA_1} =&gt; {ID_MATEMATICA_1}</text:p>
          </table:table-cell>
          <table:table-cell office:value-type="string" calcext:value-type="string">
            <text:p>0.417408744233817</text:p>
          </table:table-cell>
          <table:table-cell office:value-type="string" calcext:value-type="string">
            <text:p>0.986677684297149</text:p>
          </table:table-cell>
          <table:table-cell office:value-type="string" calcext:value-type="string">
            <text:p>1.99300423574428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{ID_COZINHA_1,ID_LINGUA_LITERAT_PORTUGUESA_1,ID_SITUACAO_CURSO_2_0} =&gt; {ID_EDUCACAO_FISICA_1}</text:p>
          </table:table-cell>
          <table:table-cell office:value-type="string" calcext:value-type="string">
            <text:p>0.415593810713661</text:p>
          </table:table-cell>
          <table:table-cell office:value-type="string" calcext:value-type="string">
            <text:p>0.93977667559899</text:p>
          </table:table-cell>
          <table:table-cell office:value-type="string" calcext:value-type="string">
            <text:p>1.99294025839598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{FK_COD_TIPO_TURMA_0,ID_LINGUA_LITERAT_PORTUGUESA_1,ID_SITUACAO_CURSO_2_0} =&gt; {ID_EDUCACAO_FISICA_1}</text:p>
          </table:table-cell>
          <table:table-cell office:value-type="string" calcext:value-type="string">
            <text:p>0.427111389891909</text:p>
          </table:table-cell>
          <table:table-cell office:value-type="string" calcext:value-type="string">
            <text:p>0.939744333029346</text:p>
          </table:table-cell>
          <table:table-cell office:value-type="string" calcext:value-type="string">
            <text:p>1.99287167102753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{FK_COD_TIPO_TURMA_0,ID_GEOGRAFIA_1,ID_LABORATORIO_INFORMATICA_1} =&gt; {ID_MATEMATICA_1}</text:p>
          </table:table-cell>
          <table:table-cell office:value-type="string" calcext:value-type="string">
            <text:p>0.407033161905582</text:p>
          </table:table-cell>
          <table:table-cell office:value-type="string" calcext:value-type="string">
            <text:p>0.986577235961866</text:p>
          </table:table-cell>
          <table:table-cell office:value-type="string" calcext:value-type="string">
            <text:p>1.9928013387284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{FK_COD_TIPO_TURMA_0,ID_GEOGRAFIA_1} =&gt; {ID_MATEMATICA_1}</text:p>
          </table:table-cell>
          <table:table-cell office:value-type="string" calcext:value-type="string">
            <text:p>0.428745767699569</text:p>
          </table:table-cell>
          <table:table-cell office:value-type="string" calcext:value-type="string">
            <text:p>0.98645265426417</text:p>
          </table:table-cell>
          <table:table-cell office:value-type="string" calcext:value-type="string">
            <text:p>1.9925496943919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{ID_ALIMENTACAO_1,ID_EDUCACAO_FISICA_1} =&gt; {ID_LINGUA_LITERAT_PORTUGUESA_1}</text:p>
          </table:table-cell>
          <table:table-cell office:value-type="string" calcext:value-type="string">
            <text:p>0.417712154765336</text:p>
          </table:table-cell>
          <table:table-cell office:value-type="string" calcext:value-type="string">
            <text:p>0.983740256298902</text:p>
          </table:table-cell>
          <table:table-cell office:value-type="string" calcext:value-type="string">
            <text:p>1.9924827064087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{FK_COD_TIPO_TURMA_0,ID_LINGUA_LITERAT_PORTUGUESA_1} =&gt; {ID_HISTORIA_1}</text:p>
          </table:table-cell>
          <table:table-cell office:value-type="string" calcext:value-type="string">
            <text:p>0.430791264373232</text:p>
          </table:table-cell>
          <table:table-cell office:value-type="string" calcext:value-type="string">
            <text:p>0.876122213382998</text:p>
          </table:table-cell>
          <table:table-cell office:value-type="string" calcext:value-type="string">
            <text:p>1.9922173300636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{ID_COZINHA_1,ID_GEOGRAFIA_1} =&gt; {ID_MATEMATICA_1}</text:p>
          </table:table-cell>
          <table:table-cell office:value-type="string" calcext:value-type="string">
            <text:p>0.418591612550041</text:p>
          </table:table-cell>
          <table:table-cell office:value-type="string" calcext:value-type="string">
            <text:p>0.986287231155918</text:p>
          </table:table-cell>
          <table:table-cell office:value-type="string" calcext:value-type="string">
            <text:p>1.9922155539115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{ID_GEOGRAFIA_1,ID_LABORATORIO_INFORMATICA_1} =&gt; {ID_MATEMATICA_1}</text:p>
          </table:table-cell>
          <table:table-cell office:value-type="string" calcext:value-type="string">
            <text:p>0.408335278734985</text:p>
          </table:table-cell>
          <table:table-cell office:value-type="string" calcext:value-type="string">
            <text:p>0.986210993230049</text:p>
          </table:table-cell>
          <table:table-cell office:value-type="string" calcext:value-type="string">
            <text:p>1.99206155984483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{FK_COD_TIPO_TURMA_0,ID_COZINHA_1,ID_HISTORIA_1} =&gt; {ID_LINGUA_LITERAT_PORTUGUESA_1}</text:p>
          </table:table-cell>
          <table:table-cell office:value-type="string" calcext:value-type="string">
            <text:p>0.418950800611918</text:p>
          </table:table-cell>
          <table:table-cell office:value-type="string" calcext:value-type="string">
            <text:p>0.983497157718409</text:p>
          </table:table-cell>
          <table:table-cell office:value-type="string" calcext:value-type="string">
            <text:p>1.9919903307898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{FK_COD_TIPO_TURMA_0,ID_COZINHA_1,ID_EDUCACAO_FISICA_1} =&gt; {ID_LINGUA_LITERAT_PORTUGUESA_1}</text:p>
          </table:table-cell>
          <table:table-cell office:value-type="string" calcext:value-type="string">
            <text:p>0.449069705323941</text:p>
          </table:table-cell>
          <table:table-cell office:value-type="string" calcext:value-type="string">
            <text:p>0.983413325358701</text:p>
          </table:table-cell>
          <table:table-cell office:value-type="string" calcext:value-type="string">
            <text:p>1.9918205354338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{ID_ALIMENTACAO_1,ID_LINGUA_LITERAT_PORTUGUESA_1} =&gt; {ID_EDUCACAO_FISICA_1}</text:p>
          </table:table-cell>
          <table:table-cell office:value-type="string" calcext:value-type="string">
            <text:p>0.417712154765336</text:p>
          </table:table-cell>
          <table:table-cell office:value-type="string" calcext:value-type="string">
            <text:p>0.939230354225613</text:p>
          </table:table-cell>
          <table:table-cell office:value-type="string" calcext:value-type="string">
            <text:p>1.991781700317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{ID_GEOGRAFIA_1} =&gt; {ID_MATEMATICA_1}</text:p>
          </table:table-cell>
          <table:table-cell office:value-type="string" calcext:value-type="string">
            <text:p>0.430169296825657</text:p>
          </table:table-cell>
          <table:table-cell office:value-type="string" calcext:value-type="string">
            <text:p>0.986065751751701</text:p>
          </table:table-cell>
          <table:table-cell office:value-type="string" calcext:value-type="string">
            <text:p>1.991768184524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{ID_MATEMATICA_1} =&gt; {ID_GEOGRAFIA_1}</text:p>
          </table:table-cell>
          <table:table-cell office:value-type="string" calcext:value-type="string">
            <text:p>0.430169296825657</text:p>
          </table:table-cell>
          <table:table-cell office:value-type="string" calcext:value-type="string">
            <text:p>0.868905058161303</text:p>
          </table:table-cell>
          <table:table-cell office:value-type="string" calcext:value-type="string">
            <text:p>1.99176818452464</text:p>
          </table:table-cell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string" calcext:value-type="string">
            <text:p>{FK_COD_TIPO_TURMA_0,ID_COZINHA_1,ID_EDUCACAO_FISICA_1,ID_LABORATORIO_INFORMATICA_1} =&gt; {ID_LINGUA_LITERAT_PORTUGUESA_1}</text:p>
          </table:table-cell>
          <table:table-cell office:value-type="string" calcext:value-type="string">
            <text:p>0.427972575727013</text:p>
          </table:table-cell>
          <table:table-cell office:value-type="string" calcext:value-type="string">
            <text:p>0.983370925802244</text:p>
          </table:table-cell>
          <table:table-cell office:value-type="string" calcext:value-type="string">
            <text:p>1.9917346587174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{FK_COD_TIPO_TURMA_0,ID_HISTORIA_1} =&gt; {ID_LINGUA_LITERAT_PORTUGUESA_1}</text:p>
          </table:table-cell>
          <table:table-cell office:value-type="string" calcext:value-type="string">
            <text:p>0.430791264373232</text:p>
          </table:table-cell>
          <table:table-cell office:value-type="string" calcext:value-type="string">
            <text:p>0.983358651437754</text:p>
          </table:table-cell>
          <table:table-cell office:value-type="string" calcext:value-type="string">
            <text:p>1.9917097980301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{FK_COD_TIPO_TURMA_0,ID_EDUCACAO_FISICA_1,ID_LABORATORIO_INFORMATICA_1} =&gt; {ID_LINGUA_LITERAT_PORTUGUESA_1}</text:p>
          </table:table-cell>
          <table:table-cell office:value-type="string" calcext:value-type="string">
            <text:p>0.439395669692197</text:p>
          </table:table-cell>
          <table:table-cell office:value-type="string" calcext:value-type="string">
            <text:p>0.983304504087655</text:p>
          </table:table-cell>
          <table:table-cell office:value-type="string" calcext:value-type="string">
            <text:p>1.99160012715104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string" calcext:value-type="string">
            <text:p>{FK_COD_TIPO_TURMA_0,ID_COZINHA_1,ID_EDUCACAO_FISICA_1,ID_SITUACAO_CURSO_2_0} =&gt; {ID_LINGUA_LITERAT_PORTUGUESA_1}</text:p>
          </table:table-cell>
          <table:table-cell office:value-type="string" calcext:value-type="string">
            <text:p>0.41455255000684</text:p>
          </table:table-cell>
          <table:table-cell office:value-type="string" calcext:value-type="string">
            <text:p>0.983264428642302</text:p>
          </table:table-cell>
          <table:table-cell office:value-type="string" calcext:value-type="string">
            <text:p>1.9915189577251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{FK_COD_TIPO_TURMA_0,ID_EDUCACAO_FISICA_1} =&gt; {ID_LINGUA_LITERAT_PORTUGUESA_1}</text:p>
          </table:table-cell>
          <table:table-cell office:value-type="string" calcext:value-type="string">
            <text:p>0.462162278473648</text:p>
          </table:table-cell>
          <table:table-cell office:value-type="string" calcext:value-type="string">
            <text:p>0.983205840592816</text:p>
          </table:table-cell>
          <table:table-cell office:value-type="string" calcext:value-type="string">
            <text:p>1.99140029258499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{FK_COD_TIPO_TURMA_0,ID_HISTORIA_1,ID_LABORATORIO_INFORMATICA_1} =&gt; {ID_LINGUA_LITERAT_PORTUGUESA_1}</text:p>
          </table:table-cell>
          <table:table-cell office:value-type="string" calcext:value-type="string">
            <text:p>0.409028410717845</text:p>
          </table:table-cell>
          <table:table-cell office:value-type="string" calcext:value-type="string">
            <text:p>0.983189377679303</text:p>
          </table:table-cell>
          <table:table-cell office:value-type="string" calcext:value-type="string">
            <text:p>1.99136694834574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string" calcext:value-type="string">
            <text:p>{FK_COD_TIPO_TURMA_0,ID_EDUCACAO_FISICA_1,ID_LABORATORIO_INFORMATICA_1,ID_SITUACAO_CURSO_2_0} =&gt; {ID_LINGUA_LITERAT_PORTUGUESA_1}</text:p>
          </table:table-cell>
          <table:table-cell office:value-type="string" calcext:value-type="string">
            <text:p>0.405695222438146</text:p>
          </table:table-cell>
          <table:table-cell office:value-type="string" calcext:value-type="string">
            <text:p>0.983173883658059</text:p>
          </table:table-cell>
          <table:table-cell office:value-type="string" calcext:value-type="string">
            <text:p>1.9913355665158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{ID_COZINHA_1,ID_EDUCACAO_FISICA_1} =&gt; {ID_LINGUA_LITERAT_PORTUGUESA_1}</text:p>
          </table:table-cell>
          <table:table-cell office:value-type="string" calcext:value-type="string">
            <text:p>0.450170590287353</text:p>
          </table:table-cell>
          <table:table-cell office:value-type="string" calcext:value-type="string">
            <text:p>0.983043257072266</text:p>
          </table:table-cell>
          <table:table-cell office:value-type="string" calcext:value-type="string">
            <text:p>1.99107099341179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{FK_COD_TIPO_TURMA_0,ID_EDUCACAO_FISICA_1,ID_SITUACAO_CURSO_2_0} =&gt; {ID_LINGUA_LITERAT_PORTUGUESA_1}</text:p>
          </table:table-cell>
          <table:table-cell office:value-type="string" calcext:value-type="string">
            <text:p>0.427111389891909</text:p>
          </table:table-cell>
          <table:table-cell office:value-type="string" calcext:value-type="string">
            <text:p>0.983043034856291</text:p>
          </table:table-cell>
          <table:table-cell office:value-type="string" calcext:value-type="string">
            <text:p>1.99107054333213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string" calcext:value-type="string">
            <text:p>{FK_COD_TIPO_TURMA_0,ID_DIA_SEMANA_SEXTA_1,ID_LABORATORIO_INFORMATICA_1,ID_MATEMATICA_1,ID_SITUACAO_CURSO_2_0} =&gt; {ID_EDUCACAO_FISICA_1}</text:p>
          </table:table-cell>
          <table:table-cell office:value-type="string" calcext:value-type="string">
            <text:p>0.401620337256914</text:p>
          </table:table-cell>
          <table:table-cell office:value-type="string" calcext:value-type="string">
            <text:p>0.938882687718423</text:p>
          </table:table-cell>
          <table:table-cell office:value-type="string" calcext:value-type="string">
            <text:p>1.9910444202846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{ID_COZINHA_1,ID_HISTORIA_1} =&gt; {ID_LINGUA_LITERAT_PORTUGUESA_1}</text:p>
          </table:table-cell>
          <table:table-cell office:value-type="string" calcext:value-type="string">
            <text:p>0.420155066342804</text:p>
          </table:table-cell>
          <table:table-cell office:value-type="string" calcext:value-type="string">
            <text:p>0.983003722013881</text:p>
          </table:table-cell>
          <table:table-cell office:value-type="string" calcext:value-type="string">
            <text:p>1.99099091849403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{ID_COZINHA_1,ID_EDUCACAO_FISICA_1,ID_LABORATORIO_INFORMATICA_1} =&gt; {ID_LINGUA_LITERAT_PORTUGUESA_1}</text:p>
          </table:table-cell>
          <table:table-cell office:value-type="string" calcext:value-type="string">
            <text:p>0.429000853732803</text:p>
          </table:table-cell>
          <table:table-cell office:value-type="string" calcext:value-type="string">
            <text:p>0.982988102524213</text:p>
          </table:table-cell>
          <table:table-cell office:value-type="string" calcext:value-type="string">
            <text:p>1.9909592825384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{ID_EDUCACAO_FISICA_1,ID_LABORATORIO_INFORMATICA_1} =&gt; {ID_LINGUA_LITERAT_PORTUGUESA_1}</text:p>
          </table:table-cell>
          <table:table-cell office:value-type="string" calcext:value-type="string">
            <text:p>0.440568440352062</text:p>
          </table:table-cell>
          <table:table-cell office:value-type="string" calcext:value-type="string">
            <text:p>0.98293204141796</text:p>
          </table:table-cell>
          <table:table-cell office:value-type="string" calcext:value-type="string">
            <text:p>1.99084573550813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{ID_COZINHA_1,ID_EDUCACAO_FISICA_1,ID_SITUACAO_CURSO_2_0} =&gt; {ID_LINGUA_LITERAT_PORTUGUESA_1}</text:p>
          </table:table-cell>
          <table:table-cell office:value-type="string" calcext:value-type="string">
            <text:p>0.415593810713661</text:p>
          </table:table-cell>
          <table:table-cell office:value-type="string" calcext:value-type="string">
            <text:p>0.982905331678301</text:p>
          </table:table-cell>
          <table:table-cell office:value-type="string" calcext:value-type="string">
            <text:p>1.990791637188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{ID_HISTORIA_1} =&gt; {ID_LINGUA_LITERAT_PORTUGUESA_1}</text:p>
          </table:table-cell>
          <table:table-cell office:value-type="string" calcext:value-type="string">
            <text:p>0.43224749067229</text:p>
          </table:table-cell>
          <table:table-cell office:value-type="string" calcext:value-type="string">
            <text:p>0.982889063466109</text:p>
          </table:table-cell>
          <table:table-cell office:value-type="string" calcext:value-type="string">
            <text:p>1.990758687300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{ID_LINGUA_LITERAT_PORTUGUESA_1} =&gt; {ID_HISTORIA_1}</text:p>
          </table:table-cell>
          <table:table-cell office:value-type="string" calcext:value-type="string">
            <text:p>0.43224749067229</text:p>
          </table:table-cell>
          <table:table-cell office:value-type="string" calcext:value-type="string">
            <text:p>0.875480742542099</text:p>
          </table:table-cell>
          <table:table-cell office:value-type="string" calcext:value-type="string">
            <text:p>1.9907586873007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{ID_EDUCACAO_FISICA_1} =&gt; {ID_LINGUA_LITERAT_PORTUGUESA_1}</text:p>
          </table:table-cell>
          <table:table-cell office:value-type="string" calcext:value-type="string">
            <text:p>0.463465356984609</text:p>
          </table:table-cell>
          <table:table-cell office:value-type="string" calcext:value-type="string">
            <text:p>0.982849215445546</text:p>
          </table:table-cell>
          <table:table-cell office:value-type="string" calcext:value-type="string">
            <text:p>1.990677978504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{ID_LINGUA_LITERAT_PORTUGUESA_1} =&gt; {ID_EDUCACAO_FISICA_1}</text:p>
          </table:table-cell>
          <table:table-cell office:value-type="string" calcext:value-type="string">
            <text:p>0.463465356984609</text:p>
          </table:table-cell>
          <table:table-cell office:value-type="string" calcext:value-type="string">
            <text:p>0.938709891049545</text:p>
          </table:table-cell>
          <table:table-cell office:value-type="string" calcext:value-type="string">
            <text:p>1.99067797850457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{ID_EDUCACAO_FISICA_1,ID_LABORATORIO_INFORMATICA_1,ID_SITUACAO_CURSO_2_0} =&gt; {ID_LINGUA_LITERAT_PORTUGUESA_1}</text:p>
          </table:table-cell>
          <table:table-cell office:value-type="string" calcext:value-type="string">
            <text:p>0.406805483796748</text:p>
          </table:table-cell>
          <table:table-cell office:value-type="string" calcext:value-type="string">
            <text:p>0.982812989174913</text:p>
          </table:table-cell>
          <table:table-cell office:value-type="string" calcext:value-type="string">
            <text:p>1.9906046052566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{ID_HISTORIA_1,ID_LABORATORIO_INFORMATICA_1} =&gt; {ID_LINGUA_LITERAT_PORTUGUESA_1}</text:p>
          </table:table-cell>
          <table:table-cell office:value-type="string" calcext:value-type="string">
            <text:p>0.410372841535796</text:p>
          </table:table-cell>
          <table:table-cell office:value-type="string" calcext:value-type="string">
            <text:p>0.982782137965144</text:p>
          </table:table-cell>
          <table:table-cell office:value-type="string" calcext:value-type="string">
            <text:p>1.9905421187399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{ID_EDUCACAO_FISICA_1,ID_SITUACAO_CURSO_2_0} =&gt; {ID_LINGUA_LITERAT_PORTUGUESA_1}</text:p>
          </table:table-cell>
          <table:table-cell office:value-type="string" calcext:value-type="string">
            <text:p>0.428346910273428</text:p>
          </table:table-cell>
          <table:table-cell office:value-type="string" calcext:value-type="string">
            <text:p>0.982697454203686</text:p>
          </table:table-cell>
          <table:table-cell office:value-type="string" calcext:value-type="string">
            <text:p>1.99037059894175</text:p>
          </table:table-cell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string" calcext:value-type="string">
            <text:p>{FK_COD_TIPO_TURMA_0,ID_COZINHA_1,ID_DIA_SEMANA_SEXTA_1,ID_LABORATORIO_INFORMATICA_1,ID_MATEMATICA_1} =&gt; {ID_EDUCACAO_FISICA_1}</text:p>
          </table:table-cell>
          <table:table-cell office:value-type="string" calcext:value-type="string">
            <text:p>0.423199509734742</text:p>
          </table:table-cell>
          <table:table-cell office:value-type="string" calcext:value-type="string">
            <text:p>0.938501616021378</text:p>
          </table:table-cell>
          <table:table-cell office:value-type="string" calcext:value-type="string">
            <text:p>1.9902362994341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{ID_LINGUA_LITERAT_PORTUGUESA_1,ID_SITUACAO_CURSO_2_0} =&gt; {ID_EDUCACAO_FISICA_1}</text:p>
          </table:table-cell>
          <table:table-cell office:value-type="string" calcext:value-type="string">
            <text:p>0.428346910273428</text:p>
          </table:table-cell>
          <table:table-cell office:value-type="string" calcext:value-type="string">
            <text:p>0.938491709188712</text:p>
          </table:table-cell>
          <table:table-cell office:value-type="string" calcext:value-type="string">
            <text:p>1.99021529047943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{FK_COD_MOD_ENSINO_1,ID_DIA_SEMANA_SEXTA_1,ID_MATEMATICA_1} =&gt; {ID_LINGUA_LITERAT_PORTUGUESA_1}</text:p>
          </table:table-cell>
          <table:table-cell office:value-type="string" calcext:value-type="string">
            <text:p>0.428758509980211</text:p>
          </table:table-cell>
          <table:table-cell office:value-type="string" calcext:value-type="string">
            <text:p>0.982544311378235</text:p>
          </table:table-cell>
          <table:table-cell office:value-type="string" calcext:value-type="string">
            <text:p>1.9900604210981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{FK_COD_MOD_ENSINO_1,ID_MATEMATICA_1} =&gt; {ID_LINGUA_LITERAT_PORTUGUESA_1}</text:p>
          </table:table-cell>
          <table:table-cell office:value-type="string" calcext:value-type="string">
            <text:p>0.428942191157771</text:p>
          </table:table-cell>
          <table:table-cell office:value-type="string" calcext:value-type="string">
            <text:p>0.982540292691308</text:p>
          </table:table-cell>
          <table:table-cell office:value-type="string" calcext:value-type="string">
            <text:p>1.99005228158763</text:p>
          </table:table-cell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string" calcext:value-type="string">
            <text:p>{FK_COD_MOD_ENSINO_1,FK_COD_TIPO_TURMA_0,ID_DIA_SEMANA_SEXTA_1,ID_MATEMATICA_1} =&gt; {ID_LINGUA_LITERAT_PORTUGUESA_1}</text:p>
          </table:table-cell>
          <table:table-cell office:value-type="string" calcext:value-type="string">
            <text:p>0.428510396138272</text:p>
          </table:table-cell>
          <table:table-cell office:value-type="string" calcext:value-type="string">
            <text:p>0.98253438080375</text:p>
          </table:table-cell>
          <table:table-cell office:value-type="string" calcext:value-type="string">
            <text:p>1.99004030755928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{FK_COD_MOD_ENSINO_1,FK_COD_TIPO_TURMA_0,ID_MATEMATICA_1} =&gt; {ID_LINGUA_LITERAT_PORTUGUESA_1}</text:p>
          </table:table-cell>
          <table:table-cell office:value-type="string" calcext:value-type="string">
            <text:p>0.428694077315831</text:p>
          </table:table-cell>
          <table:table-cell office:value-type="string" calcext:value-type="string">
            <text:p>0.982530364127075</text:p>
          </table:table-cell>
          <table:table-cell office:value-type="string" calcext:value-type="string">
            <text:p>1.99003217212031</text:p>
          </table:table-cell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string" calcext:value-type="string">
            <text:p>{FK_COD_TIPO_TURMA_0,ID_DIA_SEMANA_SEXTA_1,ID_LABORATORIO_INFORMATICA_1,ID_MATEMATICA_1} =&gt; {ID_EDUCACAO_FISICA_1}</text:p>
          </table:table-cell>
          <table:table-cell office:value-type="string" calcext:value-type="string">
            <text:p>0.434595436195915</text:p>
          </table:table-cell>
          <table:table-cell office:value-type="string" calcext:value-type="string">
            <text:p>0.938232747792544</text:p>
          </table:table-cell>
          <table:table-cell office:value-type="string" calcext:value-type="string">
            <text:p>1.98966612320895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string" calcext:value-type="string">
            <text:p>{FK_COD_MOD_ENSINO_1,ID_COZINHA_1,ID_DIA_SEMANA_SEXTA_1,ID_MATEMATICA_1} =&gt; {ID_LINGUA_LITERAT_PORTUGUESA_1}</text:p>
          </table:table-cell>
          <table:table-cell office:value-type="string" calcext:value-type="string">
            <text:p>0.415994831923308</text:p>
          </table:table-cell>
          <table:table-cell office:value-type="string" calcext:value-type="string">
            <text:p>0.982347861582981</text:p>
          </table:table-cell>
          <table:table-cell office:value-type="string" calcext:value-type="string">
            <text:p>1.98966252864923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{FK_COD_MOD_ENSINO_1,ID_COZINHA_1,ID_MATEMATICA_1} =&gt; {ID_LINGUA_LITERAT_PORTUGUESA_1}</text:p>
          </table:table-cell>
          <table:table-cell office:value-type="string" calcext:value-type="string">
            <text:p>0.416178513100868</text:p>
          </table:table-cell>
          <table:table-cell office:value-type="string" calcext:value-type="string">
            <text:p>0.982343807989976</text:p>
          </table:table-cell>
          <table:table-cell office:value-type="string" calcext:value-type="string">
            <text:p>1.98965431843936</text:p>
          </table:table-cell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string" calcext:value-type="string">
            <text:p>{FK_COD_MOD_ENSINO_1,FK_COD_TIPO_TURMA_0,ID_COZINHA_1,ID_DIA_SEMANA_SEXTA_1,ID_MATEMATICA_1} =&gt; {ID_LINGUA_LITERAT_PORTUGUESA_1}</text:p>
          </table:table-cell>
          <table:table-cell office:value-type="string" calcext:value-type="string">
            <text:p>0.415813314529253</text:p>
          </table:table-cell>
          <table:table-cell office:value-type="string" calcext:value-type="string">
            <text:p>0.982340291874785</text:p>
          </table:table-cell>
          <table:table-cell office:value-type="string" calcext:value-type="string">
            <text:p>1.98964719684535</text:p>
          </table:table-cell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string" calcext:value-type="string">
            <text:p>{FK_COD_MOD_ENSINO_1,FK_COD_TIPO_TURMA_0,ID_COZINHA_1,ID_MATEMATICA_1} =&gt; {ID_LINGUA_LITERAT_PORTUGUESA_1}</text:p>
          </table:table-cell>
          <table:table-cell office:value-type="string" calcext:value-type="string">
            <text:p>0.415996995706813</text:p>
          </table:table-cell>
          <table:table-cell office:value-type="string" calcext:value-type="string">
            <text:p>0.982336239917838</text:p>
          </table:table-cell>
          <table:table-cell office:value-type="string" calcext:value-type="string">
            <text:p>1.98963898994918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{FK_COD_MOD_ENSINO_1,ID_LABORATORIO_INFORMATICA_1,ID_MATEMATICA_1} =&gt; {ID_LINGUA_LITERAT_PORTUGUESA_1}</text:p>
          </table:table-cell>
          <table:table-cell office:value-type="string" calcext:value-type="string">
            <text:p>0.409000041111887</text:p>
          </table:table-cell>
          <table:table-cell office:value-type="string" calcext:value-type="string">
            <text:p>0.981939720954287</text:p>
          </table:table-cell>
          <table:table-cell office:value-type="string" calcext:value-type="string">
            <text:p>1.9888358743172</text:p>
          </table:table-cell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string" calcext:value-type="string">
            <text:p>{FK_COD_MOD_ENSINO_1,ID_DIA_SEMANA_SEXTA_1,ID_LABORATORIO_INFORMATICA_1,ID_MATEMATICA_1} =&gt; {ID_LINGUA_LITERAT_PORTUGUESA_1}</text:p>
          </table:table-cell>
          <table:table-cell office:value-type="string" calcext:value-type="string">
            <text:p>0.408865886534559</text:p>
          </table:table-cell>
          <table:table-cell office:value-type="string" calcext:value-type="string">
            <text:p>0.981933902182436</text:p>
          </table:table-cell>
          <table:table-cell office:value-type="string" calcext:value-type="string">
            <text:p>1.98882408888684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string" calcext:value-type="string">
            <text:p>{FK_COD_MOD_ENSINO_1,FK_COD_TIPO_TURMA_0,ID_LABORATORIO_INFORMATICA_1,ID_MATEMATICA_1} =&gt; {ID_LINGUA_LITERAT_PORTUGUESA_1}</text:p>
          </table:table-cell>
          <table:table-cell office:value-type="string" calcext:value-type="string">
            <text:p>0.408751927269947</text:p>
          </table:table-cell>
          <table:table-cell office:value-type="string" calcext:value-type="string">
            <text:p>0.981928956408639</text:p>
          </table:table-cell>
          <table:table-cell office:value-type="string" calcext:value-type="string">
            <text:p>1.98881407164022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string" calcext:value-type="string">
            <text:p>{FK_COD_MOD_ENSINO_1,FK_COD_TIPO_TURMA_0,ID_DIA_SEMANA_SEXTA_1,ID_LABORATORIO_INFORMATICA_1,ID_MATEMATICA_1} =&gt; {ID_LINGUA_LITERAT_PORTUGUESA_1}</text:p>
          </table:table-cell>
          <table:table-cell office:value-type="string" calcext:value-type="string">
            <text:p>0.408617772692619</text:p>
          </table:table-cell>
          <table:table-cell office:value-type="string" calcext:value-type="string">
            <text:p>0.981923130697227</text:p>
          </table:table-cell>
          <table:table-cell office:value-type="string" calcext:value-type="string">
            <text:p>1.98880227215436</text:p>
          </table:table-cell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string" calcext:value-type="string">
            <text:p>{ID_DIA_SEMANA_SEXTA_1,ID_LABORATORIO_INFORMATICA_1,ID_MATEMATICA_1,ID_SITUACAO_CURSO_2_0} =&gt; {ID_EDUCACAO_FISICA_1}</text:p>
          </table:table-cell>
          <table:table-cell office:value-type="string" calcext:value-type="string">
            <text:p>0.402777961432242</text:p>
          </table:table-cell>
          <table:table-cell office:value-type="string" calcext:value-type="string">
            <text:p>0.93732540268233</text:p>
          </table:table-cell>
          <table:table-cell office:value-type="string" calcext:value-type="string">
            <text:p>1.98774195904809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string" calcext:value-type="string">
            <text:p>{ID_COZINHA_1,ID_DIA_SEMANA_SEXTA_1,ID_LABORATORIO_INFORMATICA_1,ID_MATEMATICA_1} =&gt; {ID_EDUCACAO_FISICA_1}</text:p>
          </table:table-cell>
          <table:table-cell office:value-type="string" calcext:value-type="string">
            <text:p>0.424289575780627</text:p>
          </table:table-cell>
          <table:table-cell office:value-type="string" calcext:value-type="string">
            <text:p>0.936954050663355</text:p>
          </table:table-cell>
          <table:table-cell office:value-type="string" calcext:value-type="string">
            <text:p>1.9869544502623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{ID_DIA_SEMANA_SEXTA_1,ID_LABORATORIO_INFORMATICA_1,ID_MATEMATICA_1} =&gt; {ID_EDUCACAO_FISICA_1}</text:p>
          </table:table-cell>
          <table:table-cell office:value-type="string" calcext:value-type="string">
            <text:p>0.435829994895875</text:p>
          </table:table-cell>
          <table:table-cell office:value-type="string" calcext:value-type="string">
            <text:p>0.936682887912192</text:p>
          </table:table-cell>
          <table:table-cell office:value-type="string" calcext:value-type="string">
            <text:p>1.9863794081514</text:p>
          </table:table-cell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string" calcext:value-type="string">
            <text:p>{FK_COD_TIPO_TURMA_0,ID_DIA_SEMANA_SEXTA_1,ID_EDUCACAO_FISICA_1,ID_HISTORIA_1,ID_LINGUA_LITERAT_PORTUGUESA_1} =&gt; {ID_MATEMATICA_1}</text:p>
          </table:table-cell>
          <table:table-cell office:value-type="string" calcext:value-type="string">
            <text:p>0.410285568934416</text:p>
          </table:table-cell>
          <table:table-cell office:value-type="string" calcext:value-type="string">
            <text:p>0.983095019871777</text:p>
          </table:table-cell>
          <table:table-cell office:value-type="string" calcext:value-type="string">
            <text:p>1.98576756110508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string" calcext:value-type="string">
            <text:p>{FK_COD_TIPO_TURMA_0,ID_EDUCACAO_FISICA_1,ID_HISTORIA_1,ID_LINGUA_LITERAT_PORTUGUESA_1} =&gt; {ID_MATEMATICA_1}</text:p>
          </table:table-cell>
          <table:table-cell office:value-type="string" calcext:value-type="string">
            <text:p>0.410930135998602</text:p>
          </table:table-cell>
          <table:table-cell office:value-type="string" calcext:value-type="string">
            <text:p>0.983084333884535</text:p>
          </table:table-cell>
          <table:table-cell office:value-type="string" calcext:value-type="string">
            <text:p>1.98574597632803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{FK_COD_MOD_ENSINO_1,ID_EDUCACAO_FISICA_1,ID_LINGUA_LITERAT_PORTUGUESA_1} =&gt; {ID_MATEMATICA_1}</text:p>
          </table:table-cell>
          <table:table-cell office:value-type="string" calcext:value-type="string">
            <text:p>0.420603690789567</text:p>
          </table:table-cell>
          <table:table-cell office:value-type="string" calcext:value-type="string">
            <text:p>0.983056895273834</text:p>
          </table:table-cell>
          <table:table-cell office:value-type="string" calcext:value-type="string">
            <text:p>1.98569055268947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string" calcext:value-type="string">
            <text:p>{ID_DIA_SEMANA_SEXTA_1,ID_EDUCACAO_FISICA_1,ID_HISTORIA_1,ID_LINGUA_LITERAT_PORTUGUESA_1} =&gt; {ID_MATEMATICA_1}</text:p>
          </table:table-cell>
          <table:table-cell office:value-type="string" calcext:value-type="string">
            <text:p>0.411346544113175</text:p>
          </table:table-cell>
          <table:table-cell office:value-type="string" calcext:value-type="string">
            <text:p>0.983053155462808</text:p>
          </table:table-cell>
          <table:table-cell office:value-type="string" calcext:value-type="string">
            <text:p>1.98568299859219</text:p>
          </table:table-cell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string" calcext:value-type="string">
            <text:p>{FK_COD_MOD_ENSINO_1,ID_DIA_SEMANA_SEXTA_1,ID_EDUCACAO_FISICA_1,ID_LINGUA_LITERAT_PORTUGUESA_1} =&gt; {ID_MATEMATICA_1}</text:p>
          </table:table-cell>
          <table:table-cell office:value-type="string" calcext:value-type="string">
            <text:p>0.420467372428734</text:p>
          </table:table-cell>
          <table:table-cell office:value-type="string" calcext:value-type="string">
            <text:p>0.983051495304198</text:p>
          </table:table-cell>
          <table:table-cell office:value-type="string" calcext:value-type="string">
            <text:p>1.98567964521429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string" calcext:value-type="string">
            <text:p>{FK_COD_MOD_ENSINO_1,FK_COD_TIPO_TURMA_0,ID_EDUCACAO_FISICA_1,ID_LINGUA_LITERAT_PORTUGUESA_1} =&gt; {ID_MATEMATICA_1}</text:p>
          </table:table-cell>
          <table:table-cell office:value-type="string" calcext:value-type="string">
            <text:p>0.420355576947628</text:p>
          </table:table-cell>
          <table:table-cell office:value-type="string" calcext:value-type="string">
            <text:p>0.983047064188048</text:p>
          </table:table-cell>
          <table:table-cell office:value-type="string" calcext:value-type="string">
            <text:p>1.98567069473999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{ID_EDUCACAO_FISICA_1,ID_HISTORIA_1,ID_LINGUA_LITERAT_PORTUGUESA_1} =&gt; {ID_MATEMATICA_1}</text:p>
          </table:table-cell>
          <table:table-cell office:value-type="string" calcext:value-type="string">
            <text:p>0.41199111117736</text:p>
          </table:table-cell>
          <table:table-cell office:value-type="string" calcext:value-type="string">
            <text:p>0.983042563395342</text:p>
          </table:table-cell>
          <table:table-cell office:value-type="string" calcext:value-type="string">
            <text:p>1.98566160352502</text:p>
          </table:table-cell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string" calcext:value-type="string">
            <text:p>{FK_COD_MOD_ENSINO_1,ID_COZINHA_1,ID_EDUCACAO_FISICA_1,ID_LINGUA_LITERAT_PORTUGUESA_1} =&gt; {ID_MATEMATICA_1}</text:p>
          </table:table-cell>
          <table:table-cell office:value-type="string" calcext:value-type="string">
            <text:p>0.408322055613564</text:p>
          </table:table-cell>
          <table:table-cell office:value-type="string" calcext:value-type="string">
            <text:p>0.983041851284827</text:p>
          </table:table-cell>
          <table:table-cell office:value-type="string" calcext:value-type="string">
            <text:p>1.9856601651229</text:p>
          </table:table-cell>
        </table:table-row>
        <table:table-row table:style-name="ro1">
          <table:table-cell office:value-type="float" office:value="5674" calcext:value-type="float">
            <text:p>5674</text:p>
          </table:table-cell>
          <table:table-cell office:value-type="string" calcext:value-type="string">
            <text:p>{FK_COD_MOD_ENSINO_1,FK_COD_TIPO_TURMA_0,ID_DIA_SEMANA_SEXTA_1,ID_EDUCACAO_FISICA_1,ID_LINGUA_LITERAT_PORTUGUESA_1} =&gt; {ID_MATEMATICA_1}</text:p>
          </table:table-cell>
          <table:table-cell office:value-type="string" calcext:value-type="string">
            <text:p>0.420219258586795</text:p>
          </table:table-cell>
          <table:table-cell office:value-type="string" calcext:value-type="string">
            <text:p>0.983041657949026</text:p>
          </table:table-cell>
          <table:table-cell office:value-type="string" calcext:value-type="string">
            <text:p>1.98565977460118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  <table:table-cell office:value-type="string" calcext:value-type="string">
            <text:p>{FK_COD_MOD_ENSINO_1,ID_COZINHA_1,ID_DIA_SEMANA_SEXTA_1,ID_EDUCACAO_FISICA_1,ID_LINGUA_LITERAT_PORTUGUESA_1} =&gt; {ID_MATEMATICA_1}</text:p>
          </table:table-cell>
          <table:table-cell office:value-type="string" calcext:value-type="string">
            <text:p>0.408185737252731</text:p>
          </table:table-cell>
          <table:table-cell office:value-type="string" calcext:value-type="string">
            <text:p>0.983036283986201</text:p>
          </table:table-cell>
          <table:table-cell office:value-type="string" calcext:value-type="string">
            <text:p>1.98564891965752</text:p>
          </table:table-cell>
        </table:table-row>
        <table:table-row table:style-name="ro1">
          <table:table-cell office:value-type="float" office:value="5686" calcext:value-type="float">
            <text:p>5686</text:p>
          </table:table-cell>
          <table:table-cell office:value-type="string" calcext:value-type="string">
            <text:p>{FK_COD_MOD_ENSINO_1,FK_COD_TIPO_TURMA_0,ID_COZINHA_1,ID_EDUCACAO_FISICA_1,ID_LINGUA_LITERAT_PORTUGUESA_1} =&gt; {ID_MATEMATICA_1}</text:p>
          </table:table-cell>
          <table:table-cell office:value-type="string" calcext:value-type="string">
            <text:p>0.408140538219509</text:p>
          </table:table-cell>
          <table:table-cell office:value-type="string" calcext:value-type="string">
            <text:p>0.983034437231819</text:p>
          </table:table-cell>
          <table:table-cell office:value-type="string" calcext:value-type="string">
            <text:p>1.98564518937217</text:p>
          </table:table-cell>
        </table:table-row>
        <table:table-row table:style-name="ro1">
          <table:table-cell office:value-type="float" office:value="6138" calcext:value-type="float">
            <text:p>6138</text:p>
          </table:table-cell>
          <table:table-cell office:value-type="string" calcext:value-type="string">
            <text:p>{FK_COD_MOD_ENSINO_1,FK_COD_TIPO_TURMA_0,ID_COZINHA_1,ID_DIA_SEMANA_SEXTA_1,ID_EDUCACAO_FISICA_1,ID_LINGUA_LITERAT_PORTUGUESA_1} =&gt; {ID_MATEMATICA_1}</text:p>
          </table:table-cell>
          <table:table-cell office:value-type="string" calcext:value-type="string">
            <text:p>0.408004219858676</text:p>
          </table:table-cell>
          <table:table-cell office:value-type="string" calcext:value-type="string">
            <text:p>0.983028865063316</text:p>
          </table:table-cell>
          <table:table-cell office:value-type="string" calcext:value-type="string">
            <text:p>1.98563393407006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string" calcext:value-type="string">
            <text:p>{ID_COZINHA_1,ID_EDUCACAO_FISICA_1,ID_HISTORIA_1,ID_LINGUA_LITERAT_PORTUGUESA_1} =&gt; {ID_MATEMATICA_1}</text:p>
          </table:table-cell>
          <table:table-cell office:value-type="string" calcext:value-type="string">
            <text:p>0.4007959357414</text:p>
          </table:table-cell>
          <table:table-cell office:value-type="string" calcext:value-type="string">
            <text:p>0.983002425276654</text:p>
          </table:table-cell>
          <table:table-cell office:value-type="string" calcext:value-type="string">
            <text:p>1.98558052797033</text:p>
          </table:table-cell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string" calcext:value-type="string">
            <text:p>{ID_COZINHA_1,ID_DIA_SEMANA_SEXTA_1,ID_EDUCACAO_FISICA_1,ID_HISTORIA_1,ID_LINGUA_LITERAT_PORTUGUESA_1} =&gt; {ID_MATEMATICA_1}</text:p>
          </table:table-cell>
          <table:table-cell office:value-type="string" calcext:value-type="string">
            <text:p>0.400174208614214</text:p>
          </table:table-cell>
          <table:table-cell office:value-type="string" calcext:value-type="string">
            <text:p>0.982994462791566</text:p>
          </table:table-cell>
          <table:table-cell office:value-type="string" calcext:value-type="string">
            <text:p>1.98556444443387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string" calcext:value-type="string">
            <text:p>{FK_COD_TIPO_TURMA_0,ID_COZINHA_1,ID_DIA_SEMANA_SEXTA_1,ID_LINGUA_LITERAT_PORTUGUESA_1} =&gt; {ID_GEOGRAFIA_1}</text:p>
          </table:table-cell>
          <table:table-cell office:value-type="string" calcext:value-type="string">
            <text:p>0.410063660914929</text:p>
          </table:table-cell>
          <table:table-cell office:value-type="string" calcext:value-type="string">
            <text:p>0.865910184735792</text:p>
          </table:table-cell>
          <table:table-cell office:value-type="string" calcext:value-type="string">
            <text:p>1.98490311503335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string" calcext:value-type="string">
            <text:p>{FK_COD_MOD_ENSINO_1,ID_EDUCACAO_FISICA_1,ID_LABORATORIO_INFORMATICA_1,ID_LINGUA_LITERAT_PORTUGUESA_1} =&gt; {ID_MATEMATICA_1}</text:p>
          </table:table-cell>
          <table:table-cell office:value-type="string" calcext:value-type="string">
            <text:p>0.400902922814717</text:p>
          </table:table-cell>
          <table:table-cell office:value-type="string" calcext:value-type="string">
            <text:p>0.982595040202234</text:p>
          </table:table-cell>
          <table:table-cell office:value-type="string" calcext:value-type="string">
            <text:p>1.98475764508586</text:p>
          </table:table-cell>
        </table:table-row>
        <table:table-row table:style-name="ro1">
          <table:table-cell office:value-type="float" office:value="5692" calcext:value-type="float">
            <text:p>5692</text:p>
          </table:table-cell>
          <table:table-cell office:value-type="string" calcext:value-type="string">
            <text:p>{FK_COD_MOD_ENSINO_1,ID_DIA_SEMANA_SEXTA_1,ID_EDUCACAO_FISICA_1,ID_LABORATORIO_INFORMATICA_1,ID_LINGUA_LITERAT_PORTUGUESA_1} =&gt; {ID_MATEMATICA_1}</text:p>
          </table:table-cell>
          <table:table-cell office:value-type="string" calcext:value-type="string">
            <text:p>0.400800984569579</text:p>
          </table:table-cell>
          <table:table-cell office:value-type="string" calcext:value-type="string">
            <text:p>0.982590690554932</text:p>
          </table:table-cell>
          <table:table-cell office:value-type="string" calcext:value-type="string">
            <text:p>1.98474885917164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string" calcext:value-type="string">
            <text:p>{FK_COD_MOD_ENSINO_1,FK_COD_TIPO_TURMA_0,ID_EDUCACAO_FISICA_1,ID_LABORATORIO_INFORMATICA_1,ID_LINGUA_LITERAT_PORTUGUESA_1} =&gt; {ID_MATEMATICA_1}</text:p>
          </table:table-cell>
          <table:table-cell office:value-type="string" calcext:value-type="string">
            <text:p>0.400654808972777</text:p>
          </table:table-cell>
          <table:table-cell office:value-type="string" calcext:value-type="string">
            <text:p>0.982584449529573</text:p>
          </table:table-cell>
          <table:table-cell office:value-type="string" calcext:value-type="string">
            <text:p>1.98473625283608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string" calcext:value-type="string">
            <text:p>{FK_COD_MOD_ENSINO_1,FK_COD_TIPO_TURMA_0,ID_DIA_SEMANA_SEXTA_1,ID_EDUCACAO_FISICA_1,ID_LABORATORIO_INFORMATICA_1,ID_LINGUA_LITERAT_PORTUGUESA_1} =&gt; {ID_MATEMATICA_1}</text:p>
          </table:table-cell>
          <table:table-cell office:value-type="string" calcext:value-type="string">
            <text:p>0.40055287072764</text:p>
          </table:table-cell>
          <table:table-cell office:value-type="string" calcext:value-type="string">
            <text:p>0.982580094586601</text:p>
          </table:table-cell>
          <table:table-cell office:value-type="string" calcext:value-type="string">
            <text:p>1.98472745622506</text:p>
          </table:table-cell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string" calcext:value-type="string">
            <text:p>{FK_COD_TIPO_TURMA_0,ID_COZINHA_1,ID_DIA_SEMANA_SEXTA_1,ID_EDUCACAO_FISICA_1,ID_LINGUA_LITERAT_PORTUGUESA_1,ID_SITUACAO_CURSO_2_0} =&gt; {ID_MATEMATICA_1}</text:p>
          </table:table-cell>
          <table:table-cell office:value-type="string" calcext:value-type="string">
            <text:p>0.406517700590545</text:p>
          </table:table-cell>
          <table:table-cell office:value-type="string" calcext:value-type="string">
            <text:p>0.982438424088962</text:p>
          </table:table-cell>
          <table:table-cell office:value-type="string" calcext:value-type="string">
            <text:p>1.98444129397941</text:p>
          </table:table-cell>
        </table:table-row>
        <table:table-row table:style-name="ro1">
          <table:table-cell office:value-type="float" office:value="5716" calcext:value-type="float">
            <text:p>5716</text:p>
          </table:table-cell>
          <table:table-cell office:value-type="string" calcext:value-type="string">
            <text:p>{FK_COD_TIPO_TURMA_0,ID_DIA_SEMANA_SEXTA_1,ID_EDUCACAO_FISICA_1,ID_LINGUA_LITERAT_PORTUGUESA_1,ID_SITUACAO_CURSO_2_0} =&gt; {ID_MATEMATICA_1}</text:p>
          </table:table-cell>
          <table:table-cell office:value-type="string" calcext:value-type="string">
            <text:p>0.418808471741348</text:p>
          </table:table-cell>
          <table:table-cell office:value-type="string" calcext:value-type="string">
            <text:p>0.982423924892945</text:p>
          </table:table-cell>
          <table:table-cell office:value-type="string" calcext:value-type="string">
            <text:p>1.98441200684792</text:p>
          </table:table-cell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string" calcext:value-type="string">
            <text:p>{ID_COZINHA_1,ID_DIA_SEMANA_SEXTA_1,ID_EDUCACAO_FISICA_1,ID_LINGUA_LITERAT_PORTUGUESA_1,ID_SITUACAO_CURSO_2_0} =&gt; {ID_MATEMATICA_1}</text:p>
          </table:table-cell>
          <table:table-cell office:value-type="string" calcext:value-type="string">
            <text:p>0.407527466226345</text:p>
          </table:table-cell>
          <table:table-cell office:value-type="string" calcext:value-type="string">
            <text:p>0.982406582057217</text:p>
          </table:table-cell>
          <table:table-cell office:value-type="string" calcext:value-type="string">
            <text:p>1.98437697580828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string" calcext:value-type="string">
            <text:p>{FK_COD_TIPO_TURMA_0,ID_COZINHA_1,ID_EDUCACAO_FISICA_1,ID_LINGUA_LITERAT_PORTUGUESA_1,ID_SITUACAO_CURSO_2_0} =&gt; {ID_MATEMATICA_1}</text:p>
          </table:table-cell>
          <table:table-cell office:value-type="string" calcext:value-type="string">
            <text:p>0.407257474128963</text:p>
          </table:table-cell>
          <table:table-cell office:value-type="string" calcext:value-type="string">
            <text:p>0.982402530444556</text:p>
          </table:table-cell>
          <table:table-cell office:value-type="string" calcext:value-type="string">
            <text:p>1.98436879189846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string" calcext:value-type="string">
            <text:p>{ID_DIA_SEMANA_SEXTA_1,ID_EDUCACAO_FISICA_1,ID_LINGUA_LITERAT_PORTUGUESA_1,ID_SITUACAO_CURSO_2_0} =&gt; {ID_MATEMATICA_1}</text:p>
          </table:table-cell>
          <table:table-cell office:value-type="string" calcext:value-type="string">
            <text:p>0.420008890746003</text:p>
          </table:table-cell>
          <table:table-cell office:value-type="string" calcext:value-type="string">
            <text:p>0.98239261581926</text:p>
          </table:table-cell>
          <table:table-cell office:value-type="string" calcext:value-type="string">
            <text:p>1.98434876520633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string" calcext:value-type="string">
            <text:p>{FK_COD_TIPO_TURMA_0,ID_COZINHA_1,ID_DIA_SEMANA_SEXTA_1,ID_MATEMATICA_1,ID_SITUACAO_CURSO_2_0} =&gt; {ID_EDUCACAO_FISICA_1}</text:p>
          </table:table-cell>
          <table:table-cell office:value-type="string" calcext:value-type="string">
            <text:p>0.410492330469366</text:p>
          </table:table-cell>
          <table:table-cell office:value-type="string" calcext:value-type="string">
            <text:p>0.9357060182648</text:p>
          </table:table-cell>
          <table:table-cell office:value-type="string" calcext:value-type="string">
            <text:p>1.98430780656983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string" calcext:value-type="string">
            <text:p>{ID_COZINHA_1,ID_EDUCACAO_FISICA_1,ID_LINGUA_LITERAT_PORTUGUESA_1,ID_SITUACAO_CURSO_2_0} =&gt; {ID_MATEMATICA_1}</text:p>
          </table:table-cell>
          <table:table-cell office:value-type="string" calcext:value-type="string">
            <text:p>0.408267239764763</text:p>
          </table:table-cell>
          <table:table-cell office:value-type="string" calcext:value-type="string">
            <text:p>0.982370837197221</text:p>
          </table:table-cell>
          <table:table-cell office:value-type="string" calcext:value-type="string">
            <text:p>1.98430477425907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string" calcext:value-type="string">
            <text:p>{FK_COD_TIPO_TURMA_0,ID_EDUCACAO_FISICA_1,ID_LINGUA_LITERAT_PORTUGUESA_1,ID_SITUACAO_CURSO_2_0} =&gt; {ID_MATEMATICA_1}</text:p>
          </table:table-cell>
          <table:table-cell office:value-type="string" calcext:value-type="string">
            <text:p>0.41957853824884</text:p>
          </table:table-cell>
          <table:table-cell office:value-type="string" calcext:value-type="string">
            <text:p>0.982363262087262</text:p>
          </table:table-cell>
          <table:table-cell office:value-type="string" calcext:value-type="string">
            <text:p>1.98428947318713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{ID_EDUCACAO_FISICA_1,ID_LINGUA_LITERAT_PORTUGUESA_1,ID_SITUACAO_CURSO_2_0} =&gt; {ID_MATEMATICA_1}</text:p>
          </table:table-cell>
          <table:table-cell office:value-type="string" calcext:value-type="string">
            <text:p>0.420778957253495</text:p>
          </table:table-cell>
          <table:table-cell office:value-type="string" calcext:value-type="string">
            <text:p>0.982332187209891</text:p>
          </table:table-cell>
          <table:table-cell office:value-type="string" calcext:value-type="string">
            <text:p>1.98422670460199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string" calcext:value-type="string">
            <text:p>{FK_COD_TIPO_TURMA_0,ID_DIA_SEMANA_SEXTA_1,ID_MATEMATICA_1,ID_SITUACAO_CURSO_2_0} =&gt; {ID_EDUCACAO_FISICA_1}</text:p>
          </table:table-cell>
          <table:table-cell office:value-type="string" calcext:value-type="string">
            <text:p>0.422882635661412</text:p>
          </table:table-cell>
          <table:table-cell office:value-type="string" calcext:value-type="string">
            <text:p>0.935581157847705</text:p>
          </table:table-cell>
          <table:table-cell office:value-type="string" calcext:value-type="string">
            <text:p>1.9840430209475</text:p>
          </table:table-cell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string" calcext:value-type="string">
            <text:p>{FK_COD_MOD_ENSINO_1,ID_COZINHA_1,ID_DIA_SEMANA_SEXTA_1,ID_LINGUA_LITERAT_PORTUGUESA_1} =&gt; {ID_MATEMATICA_1}</text:p>
          </table:table-cell>
          <table:table-cell office:value-type="string" calcext:value-type="string">
            <text:p>0.415994831923308</text:p>
          </table:table-cell>
          <table:table-cell office:value-type="string" calcext:value-type="string">
            <text:p>0.982232985293308</text:p>
          </table:table-cell>
          <table:table-cell office:value-type="string" calcext:value-type="string">
            <text:p>1.98402632524499</text:p>
          </table:table-cell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string" calcext:value-type="string">
            <text:p>{FK_COD_MOD_ENSINO_1,FK_COD_TIPO_TURMA_0,ID_COZINHA_1,ID_DIA_SEMANA_SEXTA_1,ID_LINGUA_LITERAT_PORTUGUESA_1} =&gt; {ID_MATEMATICA_1}</text:p>
          </table:table-cell>
          <table:table-cell office:value-type="string" calcext:value-type="string">
            <text:p>0.415813314529253</text:p>
          </table:table-cell>
          <table:table-cell office:value-type="string" calcext:value-type="string">
            <text:p>0.982225367214441</text:p>
          </table:table-cell>
          <table:table-cell office:value-type="string" calcext:value-type="string">
            <text:p>1.98401093737954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{FK_COD_MOD_ENSINO_1,ID_COZINHA_1,ID_LINGUA_LITERAT_PORTUGUESA_1} =&gt; {ID_MATEMATICA_1}</text:p>
          </table:table-cell>
          <table:table-cell office:value-type="string" calcext:value-type="string">
            <text:p>0.416178513100868</text:p>
          </table:table-cell>
          <table:table-cell office:value-type="string" calcext:value-type="string">
            <text:p>0.982211706229307</text:p>
          </table:table-cell>
          <table:table-cell office:value-type="string" calcext:value-type="string">
            <text:p>1.9839833433621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string" calcext:value-type="string">
            <text:p>{FK_COD_MOD_ENSINO_1,FK_COD_TIPO_TURMA_0,ID_COZINHA_1,ID_LINGUA_LITERAT_PORTUGUESA_1} =&gt; {ID_MATEMATICA_1}</text:p>
          </table:table-cell>
          <table:table-cell office:value-type="string" calcext:value-type="string">
            <text:p>0.415996995706813</text:p>
          </table:table-cell>
          <table:table-cell office:value-type="string" calcext:value-type="string">
            <text:p>0.982204082559433</text:p>
          </table:table-cell>
          <table:table-cell office:value-type="string" calcext:value-type="string">
            <text:p>1.98396794420329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string" calcext:value-type="string">
            <text:p>{FK_COD_TIPO_TURMA_0,ID_DIA_SEMANA_SEXTA_1,ID_GEOGRAFIA_1,ID_MATEMATICA_1} =&gt; {ID_LINGUA_LITERAT_PORTUGUESA_1}</text:p>
          </table:table-cell>
          <table:table-cell office:value-type="string" calcext:value-type="string">
            <text:p>0.418457217552323</text:p>
          </table:table-cell>
          <table:table-cell office:value-type="string" calcext:value-type="string">
            <text:p>0.979387830204923</text:p>
          </table:table-cell>
          <table:table-cell office:value-type="string" calcext:value-type="string">
            <text:p>1.98366723538615</text:p>
          </table:table-cell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string" calcext:value-type="string">
            <text:p>{FK_COD_TIPO_TURMA_0,ID_DIA_SEMANA_SEXTA_1,ID_LABORATORIO_INFORMATICA_1,ID_MATEMATICA_1} =&gt; {ID_HISTORIA_1}</text:p>
          </table:table-cell>
          <table:table-cell office:value-type="string" calcext:value-type="string">
            <text:p>0.404033196285697</text:p>
          </table:table-cell>
          <table:table-cell office:value-type="string" calcext:value-type="string">
            <text:p>0.872253006770294</text:p>
          </table:table-cell>
          <table:table-cell office:value-type="string" calcext:value-type="string">
            <text:p>1.98341912776988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{ID_COZINHA_1,ID_DIA_SEMANA_SEXTA_1,ID_LINGUA_LITERAT_PORTUGUESA_1} =&gt; {ID_GEOGRAFIA_1}</text:p>
          </table:table-cell>
          <table:table-cell office:value-type="string" calcext:value-type="string">
            <text:p>0.411197964312478</text:p>
          </table:table-cell>
          <table:table-cell office:value-type="string" calcext:value-type="string">
            <text:p>0.865255105034917</text:p>
          </table:table-cell>
          <table:table-cell office:value-type="string" calcext:value-type="string">
            <text:p>1.98340149308481</text:p>
          </table:table-cell>
        </table:table-row>
        <table:table-row table:style-name="ro1">
          <table:table-cell office:value-type="float" office:value="5668" calcext:value-type="float">
            <text:p>5668</text:p>
          </table:table-cell>
          <table:table-cell office:value-type="string" calcext:value-type="string">
            <text:p>{FK_COD_TIPO_TURMA_0,ID_COZINHA_1,ID_DIA_SEMANA_SEXTA_1,ID_HISTORIA_1,ID_LINGUA_LITERAT_PORTUGUESA_1} =&gt; {ID_MATEMATICA_1}</text:p>
          </table:table-cell>
          <table:table-cell office:value-type="string" calcext:value-type="string">
            <text:p>0.409960760988234</text:p>
          </table:table-cell>
          <table:table-cell office:value-type="string" calcext:value-type="string">
            <text:p>0.9819094678737</text:p>
          </table:table-cell>
          <table:table-cell office:value-type="string" calcext:value-type="string">
            <text:p>1.98337284782488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{ID_DIA_SEMANA_SEXTA_1,ID_GEOGRAFIA_1,ID_MATEMATICA_1} =&gt; {ID_LINGUA_LITERAT_PORTUGUESA_1}</text:p>
          </table:table-cell>
          <table:table-cell office:value-type="string" calcext:value-type="string">
            <text:p>0.419764383209906</text:p>
          </table:table-cell>
          <table:table-cell office:value-type="string" calcext:value-type="string">
            <text:p>0.97921778560472</text:p>
          </table:table-cell>
          <table:table-cell office:value-type="string" calcext:value-type="string">
            <text:p>1.983322824427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string" calcext:value-type="string">
            <text:p>{FK_COD_TIPO_TURMA_0,ID_DIA_SEMANA_SEXTA_1,ID_HISTORIA_1,ID_LINGUA_LITERAT_PORTUGUESA_1} =&gt; {ID_MATEMATICA_1}</text:p>
          </table:table-cell>
          <table:table-cell office:value-type="string" calcext:value-type="string">
            <text:p>0.421516807428798</text:p>
          </table:table-cell>
          <table:table-cell office:value-type="string" calcext:value-type="string">
            <text:p>0.981877331487464</text:p>
          </table:table-cell>
          <table:table-cell office:value-type="string" calcext:value-type="string">
            <text:p>1.98330793508295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{ID_COZINHA_1,ID_DIA_SEMANA_SEXTA_1,ID_HISTORIA_1,ID_LINGUA_LITERAT_PORTUGUESA_1} =&gt; {ID_MATEMATICA_1}</text:p>
          </table:table-cell>
          <table:table-cell office:value-type="string" calcext:value-type="string">
            <text:p>0.41108232210514</text:p>
          </table:table-cell>
          <table:table-cell office:value-type="string" calcext:value-type="string">
            <text:p>0.981811896828236</text:p>
          </table:table-cell>
          <table:table-cell office:value-type="string" calcext:value-type="string">
            <text:p>1.98317576268757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{ID_DIA_SEMANA_SEXTA_1,ID_HISTORIA_1,ID_LINGUA_LITERAT_PORTUGUESA_1} =&gt; {ID_MATEMATICA_1}</text:p>
          </table:table-cell>
          <table:table-cell office:value-type="string" calcext:value-type="string">
            <text:p>0.422886001546865</text:p>
          </table:table-cell>
          <table:table-cell office:value-type="string" calcext:value-type="string">
            <text:p>0.981783128979376</text:p>
          </table:table-cell>
          <table:table-cell office:value-type="string" calcext:value-type="string">
            <text:p>1.98311765410202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string" calcext:value-type="string">
            <text:p>{FK_COD_TIPO_TURMA_0,ID_COZINHA_1,ID_DIA_SEMANA_SEXTA_1,ID_GEOGRAFIA_1,ID_MATEMATICA_1} =&gt; {ID_LINGUA_LITERAT_PORTUGUESA_1}</text:p>
          </table:table-cell>
          <table:table-cell office:value-type="string" calcext:value-type="string">
            <text:p>0.407251463619226</text:p>
          </table:table-cell>
          <table:table-cell office:value-type="string" calcext:value-type="string">
            <text:p>0.979006356350976</text:p>
          </table:table-cell>
          <table:table-cell office:value-type="string" calcext:value-type="string">
            <text:p>1.9828945923515</text:p>
          </table:table-cell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string" calcext:value-type="string">
            <text:p>{FK_COD_TIPO_TURMA_0,ID_DIA_SEMANA_SEXTA_1,ID_EDUCACAO_FISICA_1,ID_LINGUA_LITERAT_PORTUGUESA_1} =&gt; {ID_MATEMATICA_1}</text:p>
          </table:table-cell>
          <table:table-cell office:value-type="string" calcext:value-type="string">
            <text:p>0.452848392585339</text:p>
          </table:table-cell>
          <table:table-cell office:value-type="string" calcext:value-type="string">
            <text:p>0.981628813541656</text:p>
          </table:table-cell>
          <table:table-cell office:value-type="string" calcext:value-type="string">
            <text:p>1.98280595016271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{FK_COD_TIPO_TURMA_0,ID_GEOGRAFIA_1,ID_MATEMATICA_1} =&gt; {ID_LINGUA_LITERAT_PORTUGUESA_1}</text:p>
          </table:table-cell>
          <table:table-cell office:value-type="string" calcext:value-type="string">
            <text:p>0.419722790482526</text:p>
          </table:table-cell>
          <table:table-cell office:value-type="string" calcext:value-type="string">
            <text:p>0.978954947437836</text:p>
          </table:table-cell>
          <table:table-cell office:value-type="string" calcext:value-type="string">
            <text:p>1.98279046794495</text:p>
          </table:table-cell>
        </table:table-row>
        <table:table-row table:style-name="ro1">
          <table:table-cell office:value-type="float" office:value="5722" calcext:value-type="float">
            <text:p>5722</text:p>
          </table:table-cell>
          <table:table-cell office:value-type="string" calcext:value-type="string">
            <text:p>{FK_COD_TIPO_TURMA_0,ID_COZINHA_1,ID_DIA_SEMANA_SEXTA_1,ID_EDUCACAO_FISICA_1,ID_LINGUA_LITERAT_PORTUGUESA_1} =&gt; {ID_MATEMATICA_1}</text:p>
          </table:table-cell>
          <table:table-cell office:value-type="string" calcext:value-type="string">
            <text:p>0.440033024144698</text:p>
          </table:table-cell>
          <table:table-cell office:value-type="string" calcext:value-type="string">
            <text:p>0.981615870484081</text:p>
          </table:table-cell>
          <table:table-cell office:value-type="string" calcext:value-type="string">
            <text:p>1.98277980629731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{ID_DIA_SEMANA_SEXTA_1,ID_EDUCACAO_FISICA_1,ID_LINGUA_LITERAT_PORTUGUESA_1} =&gt; {ID_MATEMATICA_1}</text:p>
          </table:table-cell>
          <table:table-cell office:value-type="string" calcext:value-type="string">
            <text:p>0.454115408037879</text:p>
          </table:table-cell>
          <table:table-cell office:value-type="string" calcext:value-type="string">
            <text:p>0.981602606743442</text:p>
          </table:table-cell>
          <table:table-cell office:value-type="string" calcext:value-type="string">
            <text:p>1.98275301467965</text:p>
          </table:table-cell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string" calcext:value-type="string">
            <text:p>{ID_COZINHA_1,ID_DIA_SEMANA_SEXTA_1,ID_EDUCACAO_FISICA_1,ID_LINGUA_LITERAT_PORTUGUESA_1} =&gt; {ID_MATEMATICA_1}</text:p>
          </table:table-cell>
          <table:table-cell office:value-type="string" calcext:value-type="string">
            <text:p>0.44110169277592</text:p>
          </table:table-cell>
          <table:table-cell office:value-type="string" calcext:value-type="string">
            <text:p>0.981589216755247</text:p>
          </table:table-cell>
          <table:table-cell office:value-type="string" calcext:value-type="string">
            <text:p>1.98272596805276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string" calcext:value-type="string">
            <text:p>{FK_COD_TIPO_TURMA_0,ID_COZINHA_1,ID_EDUCACAO_FISICA_1,ID_LINGUA_LITERAT_PORTUGUESA_1} =&gt; {ID_MATEMATICA_1}</text:p>
          </table:table-cell>
          <table:table-cell office:value-type="string" calcext:value-type="string">
            <text:p>0.440800205607517</text:p>
          </table:table-cell>
          <table:table-cell office:value-type="string" calcext:value-type="string">
            <text:p>0.981585264785433</text:p>
          </table:table-cell>
          <table:table-cell office:value-type="string" calcext:value-type="string">
            <text:p>1.98271798541293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{FK_COD_TIPO_TURMA_0,ID_EDUCACAO_FISICA_1,ID_LINGUA_LITERAT_PORTUGUESA_1} =&gt; {ID_MATEMATICA_1}</text:p>
          </table:table-cell>
          <table:table-cell office:value-type="string" calcext:value-type="string">
            <text:p>0.4536465882784</text:p>
          </table:table-cell>
          <table:table-cell office:value-type="string" calcext:value-type="string">
            <text:p>0.981574242226406</text:p>
          </table:table-cell>
          <table:table-cell office:value-type="string" calcext:value-type="string">
            <text:p>1.98269572078976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{ID_COZINHA_1,ID_EDUCACAO_FISICA_1,ID_LINGUA_LITERAT_PORTUGUESA_1} =&gt; {ID_MATEMATICA_1}</text:p>
          </table:table-cell>
          <table:table-cell office:value-type="string" calcext:value-type="string">
            <text:p>0.441868874238739</text:p>
          </table:table-cell>
          <table:table-cell office:value-type="string" calcext:value-type="string">
            <text:p>0.981558733005382</text:p>
          </table:table-cell>
          <table:table-cell office:value-type="string" calcext:value-type="string">
            <text:p>1.9826643934944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{ID_EDUCACAO_FISICA_1,ID_LINGUA_LITERAT_PORTUGUESA_1} =&gt; {ID_MATEMATICA_1}</text:p>
          </table:table-cell>
          <table:table-cell office:value-type="string" calcext:value-type="string">
            <text:p>0.45491360373094</text:p>
          </table:table-cell>
          <table:table-cell office:value-type="string" calcext:value-type="string">
            <text:p>0.981548236292549</text:p>
          </table:table-cell>
          <table:table-cell office:value-type="string" calcext:value-type="string">
            <text:p>1.98264319103546</text:p>
          </table:table-cell>
        </table:table-row>
        <table:table-row table:style-name="ro1">
          <table:table-cell office:value-type="float" office:value="5662" calcext:value-type="float">
            <text:p>5662</text:p>
          </table:table-cell>
          <table:table-cell office:value-type="string" calcext:value-type="string">
            <text:p>{FK_COD_TIPO_TURMA_0,ID_DIA_SEMANA_SEXTA_1,ID_HISTORIA_1,ID_LABORATORIO_INFORMATICA_1,ID_LINGUA_LITERAT_PORTUGUESA_1} =&gt; {ID_MATEMATICA_1}</text:p>
          </table:table-cell>
          <table:table-cell office:value-type="string" calcext:value-type="string">
            <text:p>0.400090061477898</text:p>
          </table:table-cell>
          <table:table-cell office:value-type="string" calcext:value-type="string">
            <text:p>0.981523522032165</text:p>
          </table:table-cell>
          <table:table-cell office:value-type="string" calcext:value-type="string">
            <text:p>1.98259327035071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{FK_COD_MOD_ENSINO_1,ID_DIA_SEMANA_SEXTA_1,ID_LINGUA_LITERAT_PORTUGUESA_1} =&gt; {ID_MATEMATICA_1}</text:p>
          </table:table-cell>
          <table:table-cell office:value-type="string" calcext:value-type="string">
            <text:p>0.428758509980211</text:p>
          </table:table-cell>
          <table:table-cell office:value-type="string" calcext:value-type="string">
            <text:p>0.981523340603795</text:p>
          </table:table-cell>
          <table:table-cell office:value-type="string" calcext:value-type="string">
            <text:p>1.98259290388098</text:p>
          </table:table-cell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string" calcext:value-type="string">
            <text:p>{FK_COD_TIPO_TURMA_0,ID_COZINHA_1,ID_DIA_SEMANA_SEXTA_1,ID_MATEMATICA_1} =&gt; {ID_EDUCACAO_FISICA_1}</text:p>
          </table:table-cell>
          <table:table-cell office:value-type="string" calcext:value-type="string">
            <text:p>0.444276203598564</text:p>
          </table:table-cell>
          <table:table-cell office:value-type="string" calcext:value-type="string">
            <text:p>0.934891017899848</text:p>
          </table:table-cell>
          <table:table-cell office:value-type="string" calcext:value-type="string">
            <text:p>1.98257947357318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string" calcext:value-type="string">
            <text:p>{FK_COD_MOD_ENSINO_1,FK_COD_TIPO_TURMA_0,ID_DIA_SEMANA_SEXTA_1,ID_LINGUA_LITERAT_PORTUGUESA_1} =&gt; {ID_MATEMATICA_1}</text:p>
          </table:table-cell>
          <table:table-cell office:value-type="string" calcext:value-type="string">
            <text:p>0.428510396138272</text:p>
          </table:table-cell>
          <table:table-cell office:value-type="string" calcext:value-type="string">
            <text:p>0.981512840125799</text:p>
          </table:table-cell>
          <table:table-cell office:value-type="string" calcext:value-type="string">
            <text:p>1.9825716938166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{FK_COD_MOD_ENSINO_1,ID_LINGUA_LITERAT_PORTUGUESA_1} =&gt; {ID_MATEMATICA_1}</text:p>
          </table:table-cell>
          <table:table-cell office:value-type="string" calcext:value-type="string">
            <text:p>0.428942191157771</text:p>
          </table:table-cell>
          <table:table-cell office:value-type="string" calcext:value-type="string">
            <text:p>0.981503028182535</text:p>
          </table:table-cell>
          <table:table-cell office:value-type="string" calcext:value-type="string">
            <text:p>1.98255187453344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{FK_COD_MOD_ENSINO_1,FK_COD_TIPO_TURMA_0,ID_LINGUA_LITERAT_PORTUGUESA_1} =&gt; {ID_MATEMATICA_1}</text:p>
          </table:table-cell>
          <table:table-cell office:value-type="string" calcext:value-type="string">
            <text:p>0.428694077315831</text:p>
          </table:table-cell>
          <table:table-cell office:value-type="string" calcext:value-type="string">
            <text:p>0.981492520882357</text:p>
          </table:table-cell>
          <table:table-cell office:value-type="string" calcext:value-type="string">
            <text:p>1.98253065068893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string" calcext:value-type="string">
            <text:p>{ID_COZINHA_1,ID_DIA_SEMANA_SEXTA_1,ID_GEOGRAFIA_1,ID_MATEMATICA_1} =&gt; {ID_LINGUA_LITERAT_PORTUGUESA_1}</text:p>
          </table:table-cell>
          <table:table-cell office:value-type="string" calcext:value-type="string">
            <text:p>0.408317968466943</text:p>
          </table:table-cell>
          <table:table-cell office:value-type="string" calcext:value-type="string">
            <text:p>0.978820792831298</text:p>
          </table:table-cell>
          <table:table-cell office:value-type="string" calcext:value-type="string">
            <text:p>1.9825187491332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{FK_COD_TIPO_TURMA_0,ID_COZINHA_1,ID_HISTORIA_1,ID_LINGUA_LITERAT_PORTUGUESA_1} =&gt; {ID_MATEMATICA_1}</text:p>
          </table:table-cell>
          <table:table-cell office:value-type="string" calcext:value-type="string">
            <text:p>0.411189549598847</text:p>
          </table:table-cell>
          <table:table-cell office:value-type="string" calcext:value-type="string">
            <text:p>0.981474552616357</text:p>
          </table:table-cell>
          <table:table-cell office:value-type="string" calcext:value-type="string">
            <text:p>1.9824943563338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{ID_GEOGRAFIA_1,ID_MATEMATICA_1} =&gt; {ID_LINGUA_LITERAT_PORTUGUESA_1}</text:p>
          </table:table-cell>
          <table:table-cell office:value-type="string" calcext:value-type="string">
            <text:p>0.421044381363477</text:p>
          </table:table-cell>
          <table:table-cell office:value-type="string" calcext:value-type="string">
            <text:p>0.978787617969214</text:p>
          </table:table-cell>
          <table:table-cell office:value-type="string" calcext:value-type="string">
            <text:p>1.98245155625523</text:p>
          </table:table-cell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string" calcext:value-type="string">
            <text:p>{ID_DIA_SEMANA_SEXTA_1,ID_HISTORIA_1,ID_LABORATORIO_INFORMATICA_1,ID_LINGUA_LITERAT_PORTUGUESA_1} =&gt; {ID_MATEMATICA_1}</text:p>
          </table:table-cell>
          <table:table-cell office:value-type="string" calcext:value-type="string">
            <text:p>0.401353470624595</text:p>
          </table:table-cell>
          <table:table-cell office:value-type="string" calcext:value-type="string">
            <text:p>0.981435189540025</text:p>
          </table:table-cell>
          <table:table-cell office:value-type="string" calcext:value-type="string">
            <text:p>1.98241484629816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{FK_COD_TIPO_TURMA_0,ID_HISTORIA_1,ID_LINGUA_LITERAT_PORTUGUESA_1} =&gt; {ID_MATEMATICA_1}</text:p>
          </table:table-cell>
          <table:table-cell office:value-type="string" calcext:value-type="string">
            <text:p>0.422786707926011</text:p>
          </table:table-cell>
          <table:table-cell office:value-type="string" calcext:value-type="string">
            <text:p>0.981418944372358</text:p>
          </table:table-cell>
          <table:table-cell office:value-type="string" calcext:value-type="string">
            <text:p>1.982382032453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{FK_COD_TIPO_TURMA_0,ID_DIA_SEMANA_SEXTA_1,ID_MATEMATICA_1} =&gt; {ID_EDUCACAO_FISICA_1}</text:p>
          </table:table-cell>
          <table:table-cell office:value-type="string" calcext:value-type="string">
            <text:p>0.457193991125122</text:p>
          </table:table-cell>
          <table:table-cell office:value-type="string" calcext:value-type="string">
            <text:p>0.934782074385617</text:p>
          </table:table-cell>
          <table:table-cell office:value-type="string" calcext:value-type="string">
            <text:p>1.98234844217919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{ID_COZINHA_1,ID_HISTORIA_1,ID_LINGUA_LITERAT_PORTUGUESA_1} =&gt; {ID_MATEMATICA_1}</text:p>
          </table:table-cell>
          <table:table-cell office:value-type="string" calcext:value-type="string">
            <text:p>0.412325535939122</text:p>
          </table:table-cell>
          <table:table-cell office:value-type="string" calcext:value-type="string">
            <text:p>0.981365141037489</text:p>
          </table:table-cell>
          <table:table-cell office:value-type="string" calcext:value-type="string">
            <text:p>1.982273354335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{ID_HISTORIA_1,ID_LINGUA_LITERAT_PORTUGUESA_1} =&gt; {ID_MATEMATICA_1}</text:p>
          </table:table-cell>
          <table:table-cell office:value-type="string" calcext:value-type="string">
            <text:p>0.424170327267447</text:p>
          </table:table-cell>
          <table:table-cell office:value-type="string" calcext:value-type="string">
            <text:p>0.98131356785373</text:p>
          </table:table-cell>
          <table:table-cell office:value-type="string" calcext:value-type="string">
            <text:p>1.98216918093064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{ID_DIA_SEMANA_SEXTA_1,ID_LABORATORIO_INFORMATICA_1,ID_LINGUA_LITERAT_PORTUGUESA_1} =&gt; {ID_GEOGRAFIA_1}</text:p>
          </table:table-cell>
          <table:table-cell office:value-type="string" calcext:value-type="string">
            <text:p>0.401110886451614</text:p>
          </table:table-cell>
          <table:table-cell office:value-type="string" calcext:value-type="string">
            <text:p>0.864683004899811</text:p>
          </table:table-cell>
          <table:table-cell office:value-type="string" calcext:value-type="string">
            <text:p>1.98209008300984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string" calcext:value-type="string">
            <text:p>{FK_COD_TIPO_TURMA_0,ID_COZINHA_1,ID_GEOGRAFIA_1,ID_MATEMATICA_1} =&gt; {ID_LINGUA_LITERAT_PORTUGUESA_1}</text:p>
          </table:table-cell>
          <table:table-cell office:value-type="string" calcext:value-type="string">
            <text:p>0.408475924662828</text:p>
          </table:table-cell>
          <table:table-cell office:value-type="string" calcext:value-type="string">
            <text:p>0.978599347295932</text:p>
          </table:table-cell>
          <table:table-cell office:value-type="string" calcext:value-type="string">
            <text:p>1.98207022992622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string" calcext:value-type="string">
            <text:p>{FK_COD_TIPO_TURMA_0,ID_DIA_SEMANA_SEXTA_1,ID_EDUCACAO_FISICA_1,ID_LABORATORIO_INFORMATICA_1,ID_LINGUA_LITERAT_PORTUGUESA_1} =&gt; {ID_MATEMATICA_1}</text:p>
          </table:table-cell>
          <table:table-cell office:value-type="string" calcext:value-type="string">
            <text:p>0.430401062081113</text:p>
          </table:table-cell>
          <table:table-cell office:value-type="string" calcext:value-type="string">
            <text:p>0.98123530711118</text:p>
          </table:table-cell>
          <table:table-cell office:value-type="string" calcext:value-type="string">
            <text:p>1.9820111009478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string" calcext:value-type="string">
            <text:p>{ID_DIA_SEMANA_SEXTA_1,ID_EDUCACAO_FISICA_1,ID_LABORATORIO_INFORMATICA_1,ID_LINGUA_LITERAT_PORTUGUESA_1} =&gt; {ID_MATEMATICA_1}</text:p>
          </table:table-cell>
          <table:table-cell office:value-type="string" calcext:value-type="string">
            <text:p>0.431541616408788</text:p>
          </table:table-cell>
          <table:table-cell office:value-type="string" calcext:value-type="string">
            <text:p>0.981212093051224</text:p>
          </table:table-cell>
          <table:table-cell office:value-type="string" calcext:value-type="string">
            <text:p>1.98196421053916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string" calcext:value-type="string">
            <text:p>{FK_COD_TIPO_TURMA_0,ID_EDUCACAO_FISICA_1,ID_LABORATORIO_INFORMATICA_1,ID_LINGUA_LITERAT_PORTUGUESA_1} =&gt; {ID_MATEMATICA_1}</text:p>
          </table:table-cell>
          <table:table-cell office:value-type="string" calcext:value-type="string">
            <text:p>0.431133623007847</text:p>
          </table:table-cell>
          <table:table-cell office:value-type="string" calcext:value-type="string">
            <text:p>0.981196795384583</text:p>
          </table:table-cell>
          <table:table-cell office:value-type="string" calcext:value-type="string">
            <text:p>1.98193331056554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{ID_EDUCACAO_FISICA_1,ID_LABORATORIO_INFORMATICA_1,ID_LINGUA_LITERAT_PORTUGUESA_1} =&gt; {ID_MATEMATICA_1}</text:p>
          </table:table-cell>
          <table:table-cell office:value-type="string" calcext:value-type="string">
            <text:p>0.432274177335522</text:p>
          </table:table-cell>
          <table:table-cell office:value-type="string" calcext:value-type="string">
            <text:p>0.981173724087199</text:p>
          </table:table-cell>
          <table:table-cell office:value-type="string" calcext:value-type="string">
            <text:p>1.98188670852503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string" calcext:value-type="string">
            <text:p>{FK_COD_TIPO_TURMA_0,ID_HISTORIA_1,ID_LABORATORIO_INFORMATICA_1,ID_LINGUA_LITERAT_PORTUGUESA_1} =&gt; {ID_MATEMATICA_1}</text:p>
          </table:table-cell>
          <table:table-cell office:value-type="string" calcext:value-type="string">
            <text:p>0.4012916825845</text:p>
          </table:table-cell>
          <table:table-cell office:value-type="string" calcext:value-type="string">
            <text:p>0.981085108196355</text:p>
          </table:table-cell>
          <table:table-cell office:value-type="string" calcext:value-type="string">
            <text:p>1.98170771203143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{ID_COZINHA_1,ID_GEOGRAFIA_1,ID_MATEMATICA_1} =&gt; {ID_LINGUA_LITERAT_PORTUGUESA_1}</text:p>
          </table:table-cell>
          <table:table-cell office:value-type="string" calcext:value-type="string">
            <text:p>0.409556854733914</text:p>
          </table:table-cell>
          <table:table-cell office:value-type="string" calcext:value-type="string">
            <text:p>0.978416295154393</text:p>
          </table:table-cell>
          <table:table-cell office:value-type="string" calcext:value-type="string">
            <text:p>1.98169947329198</text:p>
          </table:table-cell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string" calcext:value-type="string">
            <text:p>{FK_COD_MOD_ENSINO_1,ID_DIA_SEMANA_SEXTA_1,ID_LABORATORIO_INFORMATICA_1,ID_LINGUA_LITERAT_PORTUGUESA_1} =&gt; {ID_MATEMATICA_1}</text:p>
          </table:table-cell>
          <table:table-cell office:value-type="string" calcext:value-type="string">
            <text:p>0.408865886534559</text:p>
          </table:table-cell>
          <table:table-cell office:value-type="string" calcext:value-type="string">
            <text:p>0.980989683228685</text:p>
          </table:table-cell>
          <table:table-cell office:value-type="string" calcext:value-type="string">
            <text:p>1.98151496178706</text:p>
          </table:table-cell>
        </table:table-row>
        <table:table-row table:style-name="ro1">
          <table:table-cell office:value-type="float" office:value="6152" calcext:value-type="float">
            <text:p>6152</text:p>
          </table:table-cell>
          <table:table-cell office:value-type="string" calcext:value-type="string">
            <text:p>{FK_COD_TIPO_TURMA_0,ID_COZINHA_1,ID_DIA_SEMANA_SEXTA_1,ID_EDUCACAO_FISICA_1,ID_LABORATORIO_INFORMATICA_1,ID_LINGUA_LITERAT_PORTUGUESA_1} =&gt; {ID_MATEMATICA_1}</text:p>
          </table:table-cell>
          <table:table-cell office:value-type="string" calcext:value-type="string">
            <text:p>0.419104910081572</text:p>
          </table:table-cell>
          <table:table-cell office:value-type="string" calcext:value-type="string">
            <text:p>0.980988745075971</text:p>
          </table:table-cell>
          <table:table-cell office:value-type="string" calcext:value-type="string">
            <text:p>1.9815130667991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{ID_HISTORIA_1,ID_LABORATORIO_INFORMATICA_1,ID_LINGUA_LITERAT_PORTUGUESA_1} =&gt; {ID_MATEMATICA_1}</text:p>
          </table:table-cell>
          <table:table-cell office:value-type="string" calcext:value-type="string">
            <text:p>0.402569516954566</text:p>
          </table:table-cell>
          <table:table-cell office:value-type="string" calcext:value-type="string">
            <text:p>0.980984792872681</text:p>
          </table:table-cell>
          <table:table-cell office:value-type="string" calcext:value-type="string">
            <text:p>1.98150508368767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string" calcext:value-type="string">
            <text:p>{FK_COD_MOD_ENSINO_1,FK_COD_TIPO_TURMA_0,ID_DIA_SEMANA_SEXTA_1,ID_LABORATORIO_INFORMATICA_1,ID_LINGUA_LITERAT_PORTUGUESA_1} =&gt; {ID_MATEMATICA_1}</text:p>
          </table:table-cell>
          <table:table-cell office:value-type="string" calcext:value-type="string">
            <text:p>0.408617772692619</text:p>
          </table:table-cell>
          <table:table-cell office:value-type="string" calcext:value-type="string">
            <text:p>0.980978359680772</text:p>
          </table:table-cell>
          <table:table-cell office:value-type="string" calcext:value-type="string">
            <text:p>1.98149208919218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{FK_COD_MOD_ENSINO_1,ID_LABORATORIO_INFORMATICA_1,ID_LINGUA_LITERAT_PORTUGUESA_1} =&gt; {ID_MATEMATICA_1}</text:p>
          </table:table-cell>
          <table:table-cell office:value-type="string" calcext:value-type="string">
            <text:p>0.409000041111887</text:p>
          </table:table-cell>
          <table:table-cell office:value-type="string" calcext:value-type="string">
            <text:p>0.980966384979775</text:p>
          </table:table-cell>
          <table:table-cell office:value-type="string" calcext:value-type="string">
            <text:p>1.98146790132395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string" calcext:value-type="string">
            <text:p>{ID_COZINHA_1,ID_DIA_SEMANA_SEXTA_1,ID_EDUCACAO_FISICA_1,ID_LABORATORIO_INFORMATICA_1,ID_LINGUA_LITERAT_PORTUGUESA_1} =&gt; {ID_MATEMATICA_1}</text:p>
          </table:table-cell>
          <table:table-cell office:value-type="string" calcext:value-type="string">
            <text:p>0.420100971755172</text:p>
          </table:table-cell>
          <table:table-cell office:value-type="string" calcext:value-type="string">
            <text:p>0.980959165811943</text:p>
          </table:table-cell>
          <table:table-cell office:value-type="string" calcext:value-type="string">
            <text:p>1.98145331922455</text:p>
          </table:table-cell>
        </table:table-row>
        <table:table-row table:style-name="ro1">
          <table:table-cell office:value-type="float" office:value="5734" calcext:value-type="float">
            <text:p>5734</text:p>
          </table:table-cell>
          <table:table-cell office:value-type="string" calcext:value-type="string">
            <text:p>{FK_COD_TIPO_TURMA_0,ID_COZINHA_1,ID_EDUCACAO_FISICA_1,ID_LABORATORIO_INFORMATICA_1,ID_LINGUA_LITERAT_PORTUGUESA_1} =&gt; {ID_MATEMATICA_1}</text:p>
          </table:table-cell>
          <table:table-cell office:value-type="string" calcext:value-type="string">
            <text:p>0.419823286205327</text:p>
          </table:table-cell>
          <table:table-cell office:value-type="string" calcext:value-type="string">
            <text:p>0.980958383822042</text:p>
          </table:table-cell>
          <table:table-cell office:value-type="string" calcext:value-type="string">
            <text:p>1.98145173967207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string" calcext:value-type="string">
            <text:p>{FK_COD_MOD_ENSINO_1,FK_COD_TIPO_TURMA_0,ID_LABORATORIO_INFORMATICA_1,ID_LINGUA_LITERAT_PORTUGUESA_1} =&gt; {ID_MATEMATICA_1}</text:p>
          </table:table-cell>
          <table:table-cell office:value-type="string" calcext:value-type="string">
            <text:p>0.408751927269947</text:p>
          </table:table-cell>
          <table:table-cell office:value-type="string" calcext:value-type="string">
            <text:p>0.980955051544488</text:p>
          </table:table-cell>
          <table:table-cell office:value-type="string" calcext:value-type="string">
            <text:p>1.98144500875742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string" calcext:value-type="string">
            <text:p>{ID_COZINHA_1,ID_EDUCACAO_FISICA_1,ID_LABORATORIO_INFORMATICA_1,ID_LINGUA_LITERAT_PORTUGUESA_1} =&gt; {ID_MATEMATICA_1}</text:p>
          </table:table-cell>
          <table:table-cell office:value-type="string" calcext:value-type="string">
            <text:p>0.420819347878927</text:p>
          </table:table-cell>
          <table:table-cell office:value-type="string" calcext:value-type="string">
            <text:p>0.980928928735952</text:p>
          </table:table-cell>
          <table:table-cell office:value-type="string" calcext:value-type="string">
            <text:p>1.9813922429263</text:p>
          </table:table-cell>
        </table:table-row>
        <table:table-row table:style-name="ro1">
          <table:table-cell office:value-type="float" office:value="4396" calcext:value-type="float">
            <text:p>4396</text:p>
          </table:table-cell>
          <table:table-cell office:value-type="string" calcext:value-type="string">
            <text:p>{ID_COZINHA_1,ID_DIA_SEMANA_SEXTA_1,ID_MATEMATICA_1,ID_SITUACAO_CURSO_2_0} =&gt; {ID_EDUCACAO_FISICA_1}</text:p>
          </table:table-cell>
          <table:table-cell office:value-type="string" calcext:value-type="string">
            <text:p>0.411584560298756</text:p>
          </table:table-cell>
          <table:table-cell office:value-type="string" calcext:value-type="string">
            <text:p>0.934168185928137</text:p>
          </table:table-cell>
          <table:table-cell office:value-type="string" calcext:value-type="string">
            <text:p>1.9810465977593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{ID_DIA_SEMANA_SEXTA_1,ID_LABORATORIO_INFORMATICA_1,ID_MATEMATICA_1} =&gt; {ID_HISTORIA_1}</text:p>
          </table:table-cell>
          <table:table-cell office:value-type="string" calcext:value-type="string">
            <text:p>0.405364163561838</text:p>
          </table:table-cell>
          <table:table-cell office:value-type="string" calcext:value-type="string">
            <text:p>0.871205928522489</text:p>
          </table:table-cell>
          <table:table-cell office:value-type="string" calcext:value-type="string">
            <text:p>1.98103817292209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string" calcext:value-type="string">
            <text:p>{FK_COD_TIPO_TURMA_0,ID_DIA_SEMANA_SEXTA_1,ID_EDUCACAO_FISICA_1,ID_HISTORIA_1} =&gt; {ID_MATEMATICA_1}</text:p>
          </table:table-cell>
          <table:table-cell office:value-type="string" calcext:value-type="string">
            <text:p>0.413126616676856</text:p>
          </table:table-cell>
          <table:table-cell office:value-type="string" calcext:value-type="string">
            <text:p>0.980575111376399</text:p>
          </table:table-cell>
          <table:table-cell office:value-type="string" calcext:value-type="string">
            <text:p>1.98067756222814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string" calcext:value-type="string">
            <text:p>{FK_COD_TIPO_TURMA_0,ID_COZINHA_1,ID_DIA_SEMANA_SEXTA_1,ID_EDUCACAO_FISICA_1,ID_HISTORIA_1} =&gt; {ID_MATEMATICA_1}</text:p>
          </table:table-cell>
          <table:table-cell office:value-type="string" calcext:value-type="string">
            <text:p>0.402064393716277</text:p>
          </table:table-cell>
          <table:table-cell office:value-type="string" calcext:value-type="string">
            <text:p>0.980552410514879</text:p>
          </table:table-cell>
          <table:table-cell office:value-type="string" calcext:value-type="string">
            <text:p>1.9806317084362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{ID_DIA_SEMANA_SEXTA_1,ID_MATEMATICA_1,ID_SITUACAO_CURSO_2_0} =&gt; {ID_EDUCACAO_FISICA_1}</text:p>
          </table:table-cell>
          <table:table-cell office:value-type="string" calcext:value-type="string">
            <text:p>0.424165518859657</text:p>
          </table:table-cell>
          <table:table-cell office:value-type="string" calcext:value-type="string">
            <text:p>0.933923246683193</text:p>
          </table:table-cell>
          <table:table-cell office:value-type="string" calcext:value-type="string">
            <text:p>1.98052716660636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string" calcext:value-type="string">
            <text:p>{FK_COD_TIPO_TURMA_0,ID_COZINHA_1,ID_DIA_SEMANA_SEXTA_1,ID_MATEMATICA_1} =&gt; {ID_HISTORIA_1}</text:p>
          </table:table-cell>
          <table:table-cell office:value-type="string" calcext:value-type="string">
            <text:p>0.413904617057202</text:p>
          </table:table-cell>
          <table:table-cell office:value-type="string" calcext:value-type="string">
            <text:p>0.870980047141342</text:p>
          </table:table-cell>
          <table:table-cell office:value-type="string" calcext:value-type="string">
            <text:p>1.98052454046855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{ID_DIA_SEMANA_SEXTA_1,ID_EDUCACAO_FISICA_1,ID_HISTORIA_1} =&gt; {ID_MATEMATICA_1}</text:p>
          </table:table-cell>
          <table:table-cell office:value-type="string" calcext:value-type="string">
            <text:p>0.414216682722742</text:p>
          </table:table-cell>
          <table:table-cell office:value-type="string" calcext:value-type="string">
            <text:p>0.980458940043466</text:p>
          </table:table-cell>
          <table:table-cell office:value-type="string" calcext:value-type="string">
            <text:p>1.9804429061066</text:p>
          </table:table-cell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string" calcext:value-type="string">
            <text:p>{ID_COZINHA_1,ID_DIA_SEMANA_SEXTA_1,ID_EDUCACAO_FISICA_1,ID_HISTORIA_1} =&gt; {ID_MATEMATICA_1}</text:p>
          </table:table-cell>
          <table:table-cell office:value-type="string" calcext:value-type="string">
            <text:p>0.402970538164212</text:p>
          </table:table-cell>
          <table:table-cell office:value-type="string" calcext:value-type="string">
            <text:p>0.980433538961533</text:p>
          </table:table-cell>
          <table:table-cell office:value-type="string" calcext:value-type="string">
            <text:p>1.98039159810127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{FK_COD_TIPO_TURMA_0,ID_EDUCACAO_FISICA_1,ID_HISTORIA_1} =&gt; {ID_MATEMATICA_1}</text:p>
          </table:table-cell>
          <table:table-cell office:value-type="string" calcext:value-type="string">
            <text:p>0.413788253588695</text:p>
          </table:table-cell>
          <table:table-cell office:value-type="string" calcext:value-type="string">
            <text:p>0.980381579726854</text:p>
          </table:table-cell>
          <table:table-cell office:value-type="string" calcext:value-type="string">
            <text:p>1.98028664490688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string" calcext:value-type="string">
            <text:p>{FK_COD_TIPO_TURMA_0,ID_COZINHA_1,ID_EDUCACAO_FISICA_1,ID_HISTORIA_1} =&gt; {ID_MATEMATICA_1}</text:p>
          </table:table-cell>
          <table:table-cell office:value-type="string" calcext:value-type="string">
            <text:p>0.402695016397873</text:p>
          </table:table-cell>
          <table:table-cell office:value-type="string" calcext:value-type="string">
            <text:p>0.980371636590524</text:p>
          </table:table-cell>
          <table:table-cell office:value-type="string" calcext:value-type="string">
            <text:p>1.98026656062491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string" calcext:value-type="string">
            <text:p>{FK_COD_TIPO_TURMA_0,ID_LABORATORIO_INFORMATICA_1,ID_MATEMATICA_1,ID_SITUACAO_CURSO_2_0} =&gt; {ID_EDUCACAO_FISICA_1}</text:p>
          </table:table-cell>
          <table:table-cell office:value-type="string" calcext:value-type="string">
            <text:p>0.402418773370364</text:p>
          </table:table-cell>
          <table:table-cell office:value-type="string" calcext:value-type="string">
            <text:p>0.93377334554701</text:p>
          </table:table-cell>
          <table:table-cell office:value-type="string" calcext:value-type="string">
            <text:p>1.9802092783071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{ID_EDUCACAO_FISICA_1,ID_HISTORIA_1} =&gt; {ID_MATEMATICA_1}</text:p>
          </table:table-cell>
          <table:table-cell office:value-type="string" calcext:value-type="string">
            <text:p>0.41487831963458</text:p>
          </table:table-cell>
          <table:table-cell office:value-type="string" calcext:value-type="string">
            <text:p>0.980250556122345</text:p>
          </table:table-cell>
          <table:table-cell office:value-type="string" calcext:value-type="string">
            <text:p>1.98002198847152</text:p>
          </table:table-cell>
        </table:table-row>
        <table:table-row table:style-name="ro1">
          <table:table-cell office:value-type="float" office:value="6145" calcext:value-type="float">
            <text:p>6145</text:p>
          </table:table-cell>
          <table:table-cell office:value-type="string" calcext:value-type="string">
            <text:p>{FK_COD_TIPO_TURMA_0,ID_ALIMENTACAO_1,ID_COZINHA_1,ID_DIA_SEMANA_SEXTA_1,ID_EDUCACAO_FISICA_1,ID_LINGUA_LITERAT_PORTUGUESA_1} =&gt; {ID_MATEMATICA_1}</text:p>
          </table:table-cell>
          <table:table-cell office:value-type="string" calcext:value-type="string">
            <text:p>0.401153681280941</text:p>
          </table:table-cell>
          <table:table-cell office:value-type="string" calcext:value-type="string">
            <text:p>0.980238387159123</text:p>
          </table:table-cell>
          <table:table-cell office:value-type="string" calcext:value-type="string">
            <text:p>1.97999740821028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{ID_COZINHA_1,ID_EDUCACAO_FISICA_1,ID_HISTORIA_1} =&gt; {ID_MATEMATICA_1}</text:p>
          </table:table-cell>
          <table:table-cell office:value-type="string" calcext:value-type="string">
            <text:p>0.403601160845809</text:p>
          </table:table-cell>
          <table:table-cell office:value-type="string" calcext:value-type="string">
            <text:p>0.980237373407078</text:p>
          </table:table-cell>
          <table:table-cell office:value-type="string" calcext:value-type="string">
            <text:p>1.97999536051816</text:p>
          </table:table-cell>
        </table:table-row>
        <table:table-row table:style-name="ro1">
          <table:table-cell office:value-type="float" office:value="5728" calcext:value-type="float">
            <text:p>5728</text:p>
          </table:table-cell>
          <table:table-cell office:value-type="string" calcext:value-type="string">
            <text:p>{FK_COD_TIPO_TURMA_0,ID_ALIMENTACAO_1,ID_COZINHA_1,ID_EDUCACAO_FISICA_1,ID_LINGUA_LITERAT_PORTUGUESA_1} =&gt; {ID_MATEMATICA_1}</text:p>
          </table:table-cell>
          <table:table-cell office:value-type="string" calcext:value-type="string">
            <text:p>0.401826617951085</text:p>
          </table:table-cell>
          <table:table-cell office:value-type="string" calcext:value-type="string">
            <text:p>0.980222536057128</text:p>
          </table:table-cell>
          <table:table-cell office:value-type="string" calcext:value-type="string">
            <text:p>1.97996539034475</text:p>
          </table:table-cell>
        </table:table-row>
        <table:table-row table:style-name="ro1">
          <table:table-cell office:value-type="float" office:value="5746" calcext:value-type="float">
            <text:p>5746</text:p>
          </table:table-cell>
          <table:table-cell office:value-type="string" calcext:value-type="string">
            <text:p>{ID_ALIMENTACAO_1,ID_COZINHA_1,ID_DIA_SEMANA_SEXTA_1,ID_EDUCACAO_FISICA_1,ID_LINGUA_LITERAT_PORTUGUESA_1} =&gt; {ID_MATEMATICA_1}</text:p>
          </table:table-cell>
          <table:table-cell office:value-type="string" calcext:value-type="string">
            <text:p>0.402222349912162</text:p>
          </table:table-cell>
          <table:table-cell office:value-type="string" calcext:value-type="string">
            <text:p>0.980212893609442</text:p>
          </table:table-cell>
          <table:table-cell office:value-type="string" calcext:value-type="string">
            <text:p>1.97994591342803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string" calcext:value-type="string">
            <text:p>{ID_ALIMENTACAO_1,ID_COZINHA_1,ID_EDUCACAO_FISICA_1,ID_LINGUA_LITERAT_PORTUGUESA_1} =&gt; {ID_MATEMATICA_1}</text:p>
          </table:table-cell>
          <table:table-cell office:value-type="string" calcext:value-type="string">
            <text:p>0.402895286582306</text:p>
          </table:table-cell>
          <table:table-cell office:value-type="string" calcext:value-type="string">
            <text:p>0.980197127951845</text:p>
          </table:table-cell>
          <table:table-cell office:value-type="string" calcext:value-type="string">
            <text:p>1.97991406815286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{FK_COD_TIPO_TURMA_0,ID_DIA_SEMANA_SEXTA_1,ID_LINGUA_LITERAT_PORTUGUESA_1} =&gt; {ID_GEOGRAFIA_1}</text:p>
          </table:table-cell>
          <table:table-cell office:value-type="string" calcext:value-type="string">
            <text:p>0.421431939031313</text:p>
          </table:table-cell>
          <table:table-cell office:value-type="string" calcext:value-type="string">
            <text:p>0.863704046789619</text:p>
          </table:table-cell>
          <table:table-cell office:value-type="string" calcext:value-type="string">
            <text:p>1.9798460431121</text:p>
          </table:table-cell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string" calcext:value-type="string">
            <text:p>{FK_COD_TIPO_TURMA_0,ID_COZINHA_1,ID_LABORATORIO_INFORMATICA_1,ID_MATEMATICA_1} =&gt; {ID_EDUCACAO_FISICA_1}</text:p>
          </table:table-cell>
          <table:table-cell office:value-type="string" calcext:value-type="string">
            <text:p>0.424020785785193</text:p>
          </table:table-cell>
          <table:table-cell office:value-type="string" calcext:value-type="string">
            <text:p>0.933591231463572</text:p>
          </table:table-cell>
          <table:table-cell office:value-type="string" calcext:value-type="string">
            <text:p>1.97982307752354</text:p>
          </table:table-cell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string" calcext:value-type="string">
            <text:p>{FK_COD_TIPO_TURMA_0,ID_ALIMENTACAO_1,ID_DIA_SEMANA_SEXTA_1,ID_EDUCACAO_FISICA_1,ID_LINGUA_LITERAT_PORTUGUESA_1} =&gt; {ID_MATEMATICA_1}</text:p>
          </table:table-cell>
          <table:table-cell office:value-type="string" calcext:value-type="string">
            <text:p>0.407416872847186</text:p>
          </table:table-cell>
          <table:table-cell office:value-type="string" calcext:value-type="string">
            <text:p>0.980050847379209</text:p>
          </table:table-cell>
          <table:table-cell office:value-type="string" calcext:value-type="string">
            <text:p>1.97961859395139</text:p>
          </table:table-cell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string" calcext:value-type="string">
            <text:p>{FK_COD_TIPO_TURMA_0,ID_ALIMENTACAO_1,ID_EDUCACAO_FISICA_1,ID_LINGUA_LITERAT_PORTUGUESA_1} =&gt; {ID_MATEMATICA_1}</text:p>
          </table:table-cell>
          <table:table-cell office:value-type="string" calcext:value-type="string">
            <text:p>0.408095820027067</text:p>
          </table:table-cell>
          <table:table-cell office:value-type="string" calcext:value-type="string">
            <text:p>0.980035842873342</text:p>
          </table:table-cell>
          <table:table-cell office:value-type="string" calcext:value-type="string">
            <text:p>1.97958828613738</text:p>
          </table:table-cell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string" calcext:value-type="string">
            <text:p>{ID_ALIMENTACAO_1,ID_DIA_SEMANA_SEXTA_1,ID_EDUCACAO_FISICA_1,ID_LINGUA_LITERAT_PORTUGUESA_1} =&gt; {ID_MATEMATICA_1}</text:p>
          </table:table-cell>
          <table:table-cell office:value-type="string" calcext:value-type="string">
            <text:p>0.408683888299725</text:p>
          </table:table-cell>
          <table:table-cell office:value-type="string" calcext:value-type="string">
            <text:p>0.980026704855994</text:p>
          </table:table-cell>
          <table:table-cell office:value-type="string" calcext:value-type="string">
            <text:p>1.97956982812665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{ID_ALIMENTACAO_1,ID_EDUCACAO_FISICA_1,ID_LINGUA_LITERAT_PORTUGUESA_1} =&gt; {ID_MATEMATICA_1}</text:p>
          </table:table-cell>
          <table:table-cell office:value-type="string" calcext:value-type="string">
            <text:p>0.409362835479606</text:p>
          </table:table-cell>
          <table:table-cell office:value-type="string" calcext:value-type="string">
            <text:p>0.98001178756596</text:p>
          </table:table-cell>
          <table:table-cell office:value-type="string" calcext:value-type="string">
            <text:p>1.9795396964811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{ID_COZINHA_1,ID_DIA_SEMANA_SEXTA_1,ID_MATEMATICA_1} =&gt; {ID_EDUCACAO_FISICA_1}</text:p>
          </table:table-cell>
          <table:table-cell office:value-type="string" calcext:value-type="string">
            <text:p>0.445442482907913</text:p>
          </table:table-cell>
          <table:table-cell office:value-type="string" calcext:value-type="string">
            <text:p>0.933361712202998</text:p>
          </table:table-cell>
          <table:table-cell office:value-type="string" calcext:value-type="string">
            <text:p>1.9793363468072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{FK_COD_TIPO_TURMA_0,ID_LABORATORIO_INFORMATICA_1,ID_MATEMATICA_1} =&gt; {ID_EDUCACAO_FISICA_1}</text:p>
          </table:table-cell>
          <table:table-cell office:value-type="string" calcext:value-type="string">
            <text:p>0.435430897049345</text:p>
          </table:table-cell>
          <table:table-cell office:value-type="string" calcext:value-type="string">
            <text:p>0.933227976594109</text:p>
          </table:table-cell>
          <table:table-cell office:value-type="string" calcext:value-type="string">
            <text:p>1.9790527399824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{ID_DIA_SEMANA_SEXTA_1,ID_MATEMATICA_1} =&gt; {ID_EDUCACAO_FISICA_1}</text:p>
          </table:table-cell>
          <table:table-cell office:value-type="string" calcext:value-type="string">
            <text:p>0.458558617255789</text:p>
          </table:table-cell>
          <table:table-cell office:value-type="string" calcext:value-type="string">
            <text:p>0.933133854600356</text:p>
          </table:table-cell>
          <table:table-cell office:value-type="string" calcext:value-type="string">
            <text:p>1.97885313989087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{FK_COD_TIPO_TURMA_0,ID_DIA_SEMANA_SEXTA_1,ID_MATEMATICA_1} =&gt; {ID_HISTORIA_1}</text:p>
          </table:table-cell>
          <table:table-cell office:value-type="string" calcext:value-type="string">
            <text:p>0.425566448469135</text:p>
          </table:table-cell>
          <table:table-cell office:value-type="string" calcext:value-type="string">
            <text:p>0.870116176526974</text:p>
          </table:table-cell>
          <table:table-cell office:value-type="string" calcext:value-type="string">
            <text:p>1.97856018209184</text:p>
          </table:table-cell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string" calcext:value-type="string">
            <text:p>{FK_COD_MOD_ENSINO_1,ID_COZINHA_1,ID_DIA_SEMANA_SEXTA_1,ID_EDUCACAO_FISICA_1} =&gt; {ID_MATEMATICA_1}</text:p>
          </table:table-cell>
          <table:table-cell office:value-type="string" calcext:value-type="string">
            <text:p>0.410707506717947</text:p>
          </table:table-cell>
          <table:table-cell office:value-type="string" calcext:value-type="string">
            <text:p>0.979459484873122</text:p>
          </table:table-cell>
          <table:table-cell office:value-type="string" calcext:value-type="string">
            <text:p>1.97842409244573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{FK_COD_MOD_ENSINO_1,ID_COZINHA_1,ID_EDUCACAO_FISICA_1} =&gt; {ID_MATEMATICA_1}</text:p>
          </table:table-cell>
          <table:table-cell office:value-type="string" calcext:value-type="string">
            <text:p>0.41084382507878</text:p>
          </table:table-cell>
          <table:table-cell office:value-type="string" calcext:value-type="string">
            <text:p>0.979452686843908</text:p>
          </table:table-cell>
          <table:table-cell office:value-type="string" calcext:value-type="string">
            <text:p>1.9784103610101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{ID_DIA_SEMANA_SEXTA_1,ID_LINGUA_LITERAT_PORTUGUESA_1} =&gt; {ID_GEOGRAFIA_1}</text:p>
          </table:table-cell>
          <table:table-cell office:value-type="string" calcext:value-type="string">
            <text:p>0.422811230805738</text:p>
          </table:table-cell>
          <table:table-cell office:value-type="string" calcext:value-type="string">
            <text:p>0.863075998928169</text:p>
          </table:table-cell>
          <table:table-cell office:value-type="string" calcext:value-type="string">
            <text:p>1.97840638553726</text:p>
          </table:table-cell>
        </table:table-row>
        <table:table-row table:style-name="ro1">
          <table:table-cell office:value-type="float" office:value="5807" calcext:value-type="float">
            <text:p>5807</text:p>
          </table:table-cell>
          <table:table-cell office:value-type="string" calcext:value-type="string">
            <text:p>{FK_COD_MOD_ENSINO_1,FK_COD_TIPO_TURMA_0,ID_COZINHA_1,ID_DIA_SEMANA_SEXTA_1,ID_EDUCACAO_FISICA_1} =&gt; {ID_MATEMATICA_1}</text:p>
          </table:table-cell>
          <table:table-cell office:value-type="string" calcext:value-type="string">
            <text:p>0.410525989323892</text:p>
          </table:table-cell>
          <table:table-cell office:value-type="string" calcext:value-type="string">
            <text:p>0.979450589350788</text:p>
          </table:table-cell>
          <table:table-cell office:value-type="string" calcext:value-type="string">
            <text:p>1.97840612425412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string" calcext:value-type="string">
            <text:p>{FK_COD_MOD_ENSINO_1,FK_COD_TIPO_TURMA_0,ID_COZINHA_1,ID_EDUCACAO_FISICA_1} =&gt; {ID_MATEMATICA_1}</text:p>
          </table:table-cell>
          <table:table-cell office:value-type="string" calcext:value-type="string">
            <text:p>0.410662307684725</text:p>
          </table:table-cell>
          <table:table-cell office:value-type="string" calcext:value-type="string">
            <text:p>0.979443791393102</text:p>
          </table:table-cell>
          <table:table-cell office:value-type="string" calcext:value-type="string">
            <text:p>1.97839239296306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{FK_COD_MOD_ENSINO_1,ID_DIA_SEMANA_SEXTA_1,ID_EDUCACAO_FISICA_1} =&gt; {ID_MATEMATICA_1}</text:p>
          </table:table-cell>
          <table:table-cell office:value-type="string" calcext:value-type="string">
            <text:p>0.423089637616751</text:p>
          </table:table-cell>
          <table:table-cell office:value-type="string" calcext:value-type="string">
            <text:p>0.979314531971182</text:p>
          </table:table-cell>
          <table:table-cell office:value-type="string" calcext:value-type="string">
            <text:p>1.9781313000251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{FK_COD_MOD_ENSINO_1,ID_EDUCACAO_FISICA_1} =&gt; {ID_MATEMATICA_1}</text:p>
          </table:table-cell>
          <table:table-cell office:value-type="string" calcext:value-type="string">
            <text:p>0.423225955977584</text:p>
          </table:table-cell>
          <table:table-cell office:value-type="string" calcext:value-type="string">
            <text:p>0.979307981461465</text:p>
          </table:table-cell>
          <table:table-cell office:value-type="string" calcext:value-type="string">
            <text:p>1.97811806855772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string" calcext:value-type="string">
            <text:p>{FK_COD_MOD_ENSINO_1,FK_COD_TIPO_TURMA_0,ID_DIA_SEMANA_SEXTA_1,ID_EDUCACAO_FISICA_1} =&gt; {ID_MATEMATICA_1}</text:p>
          </table:table-cell>
          <table:table-cell office:value-type="string" calcext:value-type="string">
            <text:p>0.422841523774812</text:p>
          </table:table-cell>
          <table:table-cell office:value-type="string" calcext:value-type="string">
            <text:p>0.979302645426047</text:p>
          </table:table-cell>
          <table:table-cell office:value-type="string" calcext:value-type="string">
            <text:p>1.97810729022417</text:p>
          </table:table-cell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string" calcext:value-type="string">
            <text:p>{FK_COD_TIPO_TURMA_0,ID_COZINHA_1,ID_DIA_SEMANA_SEXTA_1,ID_LINGUA_LITERAT_PORTUGUESA_1,ID_SITUACAO_CURSO_2_0} =&gt; {ID_MATEMATICA_1}</text:p>
          </table:table-cell>
          <table:table-cell office:value-type="string" calcext:value-type="string">
            <text:p>0.428115145017973</text:p>
          </table:table-cell>
          <table:table-cell office:value-type="string" calcext:value-type="string">
            <text:p>0.979298655474016</text:p>
          </table:table-cell>
          <table:table-cell office:value-type="string" calcext:value-type="string">
            <text:p>1.97809923086352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{FK_COD_MOD_ENSINO_1,FK_COD_TIPO_TURMA_0,ID_EDUCACAO_FISICA_1} =&gt; {ID_MATEMATICA_1}</text:p>
          </table:table-cell>
          <table:table-cell office:value-type="string" calcext:value-type="string">
            <text:p>0.422977842135645</text:p>
          </table:table-cell>
          <table:table-cell office:value-type="string" calcext:value-type="string">
            <text:p>0.979296095063737</text:p>
          </table:table-cell>
          <table:table-cell office:value-type="string" calcext:value-type="string">
            <text:p>1.97809405905452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{ID_COZINHA_1,ID_DIA_SEMANA_SEXTA_1,ID_MATEMATICA_1} =&gt; {ID_HISTORIA_1}</text:p>
          </table:table-cell>
          <table:table-cell office:value-type="string" calcext:value-type="string">
            <text:p>0.41511272951432</text:p>
          </table:table-cell>
          <table:table-cell office:value-type="string" calcext:value-type="string">
            <text:p>0.869810004307207</text:p>
          </table:table-cell>
          <table:table-cell office:value-type="string" calcext:value-type="string">
            <text:p>1.97786397602277</text:p>
          </table:table-cell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string" calcext:value-type="string">
            <text:p>{ID_COZINHA_1,ID_DIA_SEMANA_SEXTA_1,ID_LINGUA_LITERAT_PORTUGUESA_1,ID_SITUACAO_CURSO_2_0} =&gt; {ID_MATEMATICA_1}</text:p>
          </table:table-cell>
          <table:table-cell office:value-type="string" calcext:value-type="string">
            <text:p>0.429574015941314</text:p>
          </table:table-cell>
          <table:table-cell office:value-type="string" calcext:value-type="string">
            <text:p>0.979087907722235</text:p>
          </table:table-cell>
          <table:table-cell office:value-type="string" calcext:value-type="string">
            <text:p>1.9776735384934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string" calcext:value-type="string">
            <text:p>{FK_COD_MOD_ENSINO_1,ID_DIA_SEMANA_SEXTA_1,ID_EDUCACAO_FISICA_1,ID_LABORATORIO_INFORMATICA_1} =&gt; {ID_MATEMATICA_1}</text:p>
          </table:table-cell>
          <table:table-cell office:value-type="string" calcext:value-type="string">
            <text:p>0.403364587182564</text:p>
          </table:table-cell>
          <table:table-cell office:value-type="string" calcext:value-type="string">
            <text:p>0.978940845668701</text:p>
          </table:table-cell>
          <table:table-cell office:value-type="string" calcext:value-type="string">
            <text:p>1.977376485767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{FK_COD_MOD_ENSINO_1,ID_EDUCACAO_FISICA_1,ID_LABORATORIO_INFORMATICA_1} =&gt; {ID_MATEMATICA_1}</text:p>
          </table:table-cell>
          <table:table-cell office:value-type="string" calcext:value-type="string">
            <text:p>0.403466525427702</text:p>
          </table:table-cell>
          <table:table-cell office:value-type="string" calcext:value-type="string">
            <text:p>0.978932349134071</text:p>
          </table:table-cell>
          <table:table-cell office:value-type="string" calcext:value-type="string">
            <text:p>1.97735932349691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string" calcext:value-type="string">
            <text:p>{FK_COD_TIPO_TURMA_0,ID_DIA_SEMANA_SEXTA_1,ID_MATEMATICA_1,ID_SITUACAO_CURSO_2_0} =&gt; {ID_LINGUA_LITERAT_PORTUGUESA_1}</text:p>
          </table:table-cell>
          <table:table-cell office:value-type="string" calcext:value-type="string">
            <text:p>0.441275516717512</text:p>
          </table:table-cell>
          <table:table-cell office:value-type="string" calcext:value-type="string">
            <text:p>0.976273377162188</text:p>
          </table:table-cell>
          <table:table-cell office:value-type="string" calcext:value-type="string">
            <text:p>1.97735917409879</text:p>
          </table:table-cell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string" calcext:value-type="string">
            <text:p>{FK_COD_MOD_ENSINO_1,FK_COD_TIPO_TURMA_0,ID_DIA_SEMANA_SEXTA_1,ID_EDUCACAO_FISICA_1,ID_LABORATORIO_INFORMATICA_1} =&gt; {ID_MATEMATICA_1}</text:p>
          </table:table-cell>
          <table:table-cell office:value-type="string" calcext:value-type="string">
            <text:p>0.403116473340625</text:p>
          </table:table-cell>
          <table:table-cell office:value-type="string" calcext:value-type="string">
            <text:p>0.978928157112856</text:p>
          </table:table-cell>
          <table:table-cell office:value-type="string" calcext:value-type="string">
            <text:p>1.97735085597385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string" calcext:value-type="string">
            <text:p>{FK_COD_MOD_ENSINO_1,FK_COD_TIPO_TURMA_0,ID_EDUCACAO_FISICA_1,ID_LABORATORIO_INFORMATICA_1} =&gt; {ID_MATEMATICA_1}</text:p>
          </table:table-cell>
          <table:table-cell office:value-type="string" calcext:value-type="string">
            <text:p>0.403218411585762</text:p>
          </table:table-cell>
          <table:table-cell office:value-type="string" calcext:value-type="string">
            <text:p>0.978919658778174</text:p>
          </table:table-cell>
          <table:table-cell office:value-type="string" calcext:value-type="string">
            <text:p>1.9773336900672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{ID_LABORATORIO_INFORMATICA_1,ID_MATEMATICA_1,ID_SITUACAO_CURSO_2_0} =&gt; {ID_EDUCACAO_FISICA_1}</text:p>
          </table:table-cell>
          <table:table-cell office:value-type="string" calcext:value-type="string">
            <text:p>0.403576397545693</text:p>
          </table:table-cell>
          <table:table-cell office:value-type="string" calcext:value-type="string">
            <text:p>0.932180113341349</text:p>
          </table:table-cell>
          <table:table-cell office:value-type="string" calcext:value-type="string">
            <text:p>1.9768305855963</text:p>
          </table:table-cell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string" calcext:value-type="string">
            <text:p>{FK_COD_TIPO_TURMA_0,ID_COZINHA_1,ID_DIA_SEMANA_SEXTA_1,ID_LABORATORIO_INFORMATICA_1,ID_LINGUA_LITERAT_PORTUGUESA_1,ID_SITUACAO_CURSO_2_0} =&gt; {ID_MATEMATICA_1}</text:p>
          </table:table-cell>
          <table:table-cell office:value-type="string" calcext:value-type="string">
            <text:p>0.405820481461064</text:p>
          </table:table-cell>
          <table:table-cell office:value-type="string" calcext:value-type="string">
            <text:p>0.978660885789211</text:p>
          </table:table-cell>
          <table:table-cell office:value-type="string" calcext:value-type="string">
            <text:p>1.97681099083998</text:p>
          </table:table-cell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string" calcext:value-type="string">
            <text:p>{FK_COD_TIPO_TURMA_0,ID_DIA_SEMANA_SEXTA_1,ID_LINGUA_LITERAT_PORTUGUESA_1,ID_SITUACAO_CURSO_2_0} =&gt; {ID_MATEMATICA_1}</text:p>
          </table:table-cell>
          <table:table-cell office:value-type="string" calcext:value-type="string">
            <text:p>0.441275516717512</text:p>
          </table:table-cell>
          <table:table-cell office:value-type="string" calcext:value-type="string">
            <text:p>0.978595931494185</text:p>
          </table:table-cell>
          <table:table-cell office:value-type="string" calcext:value-type="string">
            <text:p>1.97667978873906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{FK_COD_TIPO_TURMA_0,ID_COZINHA_1,ID_LINGUA_LITERAT_PORTUGUESA_1} =&gt; {ID_GEOGRAFIA_1}</text:p>
          </table:table-cell>
          <table:table-cell office:value-type="string" calcext:value-type="string">
            <text:p>0.411464830944797</text:p>
          </table:table-cell>
          <table:table-cell office:value-type="string" calcext:value-type="string">
            <text:p>0.862316219075931</text:p>
          </table:table-cell>
          <table:table-cell office:value-type="string" calcext:value-type="string">
            <text:p>1.97666476218876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string" calcext:value-type="string">
            <text:p>{FK_COD_TIPO_TURMA_0,ID_COZINHA_1,ID_DIA_SEMANA_SEXTA_1,ID_MATEMATICA_1,ID_SITUACAO_CURSO_2_0} =&gt; {ID_LINGUA_LITERAT_PORTUGUESA_1}</text:p>
          </table:table-cell>
          <table:table-cell office:value-type="string" calcext:value-type="string">
            <text:p>0.428115145017973</text:p>
          </table:table-cell>
          <table:table-cell office:value-type="string" calcext:value-type="string">
            <text:p>0.975876741096677</text:p>
          </table:table-cell>
          <table:table-cell office:value-type="string" calcext:value-type="string">
            <text:p>1.9765558212867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  <table:table-cell office:value-type="string" calcext:value-type="string">
            <text:p>{FK_COD_TIPO_TURMA_0,ID_DIA_SEMANA_SEXTA_1,ID_LABORATORIO_INFORMATICA_1,ID_MATEMATICA_1,ID_SITUACAO_CURSO_2_0} =&gt; {ID_LINGUA_LITERAT_PORTUGUESA_1}</text:p>
          </table:table-cell>
          <table:table-cell office:value-type="string" calcext:value-type="string">
            <text:p>0.417442883929123</text:p>
          </table:table-cell>
          <table:table-cell office:value-type="string" calcext:value-type="string">
            <text:p>0.975871639143587</text:p>
          </table:table-cell>
          <table:table-cell office:value-type="string" calcext:value-type="string">
            <text:p>1.97654548771212</text:p>
          </table:table-cell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string" calcext:value-type="string">
            <text:p>{FK_COD_TIPO_TURMA_0,ID_COZINHA_1,ID_DIA_SEMANA_SEXTA_1,ID_LINGUA_LITERAT_PORTUGUESA_1} =&gt; {ID_MATEMATICA_1}</text:p>
          </table:table-cell>
          <table:table-cell office:value-type="string" calcext:value-type="string">
            <text:p>0.463389143721145</text:p>
          </table:table-cell>
          <table:table-cell office:value-type="string" calcext:value-type="string">
            <text:p>0.978514843643704</text:p>
          </table:table-cell>
          <table:table-cell office:value-type="string" calcext:value-type="string">
            <text:p>1.97651599824086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{ID_COZINHA_1,ID_LABORATORIO_INFORMATICA_1,ID_MATEMATICA_1} =&gt; {ID_EDUCACAO_FISICA_1}</text:p>
          </table:table-cell>
          <table:table-cell office:value-type="string" calcext:value-type="string">
            <text:p>0.425110851831078</text:p>
          </table:table-cell>
          <table:table-cell office:value-type="string" calcext:value-type="string">
            <text:p>0.93200597091708</text:p>
          </table:table-cell>
          <table:table-cell office:value-type="string" calcext:value-type="string">
            <text:p>1.97646128993593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  <table:table-cell office:value-type="string" calcext:value-type="string">
            <text:p>{ID_COZINHA_1,ID_DIA_SEMANA_SEXTA_1,ID_LABORATORIO_INFORMATICA_1,ID_LINGUA_LITERAT_PORTUGUESA_1,ID_SITUACAO_CURSO_2_0} =&gt; {ID_MATEMATICA_1}</text:p>
          </table:table-cell>
          <table:table-cell office:value-type="string" calcext:value-type="string">
            <text:p>0.407189194738352</text:p>
          </table:table-cell>
          <table:table-cell office:value-type="string" calcext:value-type="string">
            <text:p>0.978441027098632</text:p>
          </table:table-cell>
          <table:table-cell office:value-type="string" calcext:value-type="string">
            <text:p>1.97636689515548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{ID_DIA_SEMANA_SEXTA_1,ID_LINGUA_LITERAT_PORTUGUESA_1,ID_SITUACAO_CURSO_2_0} =&gt; {ID_MATEMATICA_1}</text:p>
          </table:table-cell>
          <table:table-cell office:value-type="string" calcext:value-type="string">
            <text:p>0.443001494693561</text:p>
          </table:table-cell>
          <table:table-cell office:value-type="string" calcext:value-type="string">
            <text:p>0.978397967392257</text:p>
          </table:table-cell>
          <table:table-cell office:value-type="string" calcext:value-type="string">
            <text:p>1.97627991824442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{ID_COZINHA_1,ID_DIA_SEMANA_SEXTA_1,ID_LINGUA_LITERAT_PORTUGUESA_1} =&gt; {ID_MATEMATICA_1}</text:p>
          </table:table-cell>
          <table:table-cell office:value-type="string" calcext:value-type="string">
            <text:p>0.464923747067172</text:p>
          </table:table-cell>
          <table:table-cell office:value-type="string" calcext:value-type="string">
            <text:p>0.978306510525751</text:p>
          </table:table-cell>
          <table:table-cell office:value-type="string" calcext:value-type="string">
            <text:p>1.9760951832238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{ID_DIA_SEMANA_SEXTA_1,ID_MATEMATICA_1} =&gt; {ID_HISTORIA_1}</text:p>
          </table:table-cell>
          <table:table-cell office:value-type="string" calcext:value-type="string">
            <text:p>0.427022193927414</text:p>
          </table:table-cell>
          <table:table-cell office:value-type="string" calcext:value-type="string">
            <text:p>0.868959497924162</text:p>
          </table:table-cell>
          <table:table-cell office:value-type="string" calcext:value-type="string">
            <text:p>1.97593000661788</text:p>
          </table:table-cell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string" calcext:value-type="string">
            <text:p>{FK_COD_TIPO_TURMA_0,ID_COZINHA_1,ID_DIA_SEMANA_SEXTA_1,ID_LABORATORIO_INFORMATICA_1,ID_MATEMATICA_1,ID_SITUACAO_CURSO_2_0} =&gt; {ID_LINGUA_LITERAT_PORTUGUESA_1}</text:p>
          </table:table-cell>
          <table:table-cell office:value-type="string" calcext:value-type="string">
            <text:p>0.405820481461064</text:p>
          </table:table-cell>
          <table:table-cell office:value-type="string" calcext:value-type="string">
            <text:p>0.975521826347426</text:p>
          </table:table-cell>
          <table:table-cell office:value-type="string" calcext:value-type="string">
            <text:p>1.97583697147283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{FK_COD_TIPO_TURMA_0,ID_DIA_SEMANA_SEXTA_1,ID_MATEMATICA_1} =&gt; {ID_LINGUA_LITERAT_PORTUGUESA_1}</text:p>
          </table:table-cell>
          <table:table-cell office:value-type="string" calcext:value-type="string">
            <text:p>0.477118830902964</text:p>
          </table:table-cell>
          <table:table-cell office:value-type="string" calcext:value-type="string">
            <text:p>0.975520543002618</text:p>
          </table:table-cell>
          <table:table-cell office:value-type="string" calcext:value-type="string">
            <text:p>1.97583437216644</text:p>
          </table:table-cell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string" calcext:value-type="string">
            <text:p>{FK_COD_TIPO_TURMA_0,ID_DIA_SEMANA_SEXTA_1,ID_LABORATORIO_INFORMATICA_1,ID_LINGUA_LITERAT_PORTUGUESA_1,ID_SITUACAO_CURSO_2_0} =&gt; {ID_MATEMATICA_1}</text:p>
          </table:table-cell>
          <table:table-cell office:value-type="string" calcext:value-type="string">
            <text:p>0.417442883929123</text:p>
          </table:table-cell>
          <table:table-cell office:value-type="string" calcext:value-type="string">
            <text:p>0.978152595509511</text:p>
          </table:table-cell>
          <table:table-cell office:value-type="string" calcext:value-type="string">
            <text:p>1.97578428810154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{FK_COD_TIPO_TURMA_0,ID_LABORATORIO_INFORMATICA_1,ID_MATEMATICA_1} =&gt; {ID_HISTORIA_1}</text:p>
          </table:table-cell>
          <table:table-cell office:value-type="string" calcext:value-type="string">
            <text:p>0.405399024518312</text:p>
          </table:table-cell>
          <table:table-cell office:value-type="string" calcext:value-type="string">
            <text:p>0.868862806769488</text:p>
          </table:table-cell>
          <table:table-cell office:value-type="string" calcext:value-type="string">
            <text:p>1.9757101402669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{ID_LABORATORIO_INFORMATICA_1,ID_MATEMATICA_1} =&gt; {ID_EDUCACAO_FISICA_1}</text:p>
          </table:table-cell>
          <table:table-cell office:value-type="string" calcext:value-type="string">
            <text:p>0.436665455749305</text:p>
          </table:table-cell>
          <table:table-cell office:value-type="string" calcext:value-type="string">
            <text:p>0.931644164534944</text:p>
          </table:table-cell>
          <table:table-cell office:value-type="string" calcext:value-type="string">
            <text:p>1.97569402413393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{ID_DIA_SEMANA_SEXTA_1,ID_MATEMATICA_1,ID_SITUACAO_CURSO_2_0} =&gt; {ID_LINGUA_LITERAT_PORTUGUESA_1}</text:p>
          </table:table-cell>
          <table:table-cell office:value-type="string" calcext:value-type="string">
            <text:p>0.443001494693561</text:p>
          </table:table-cell>
          <table:table-cell office:value-type="string" calcext:value-type="string">
            <text:p>0.975396103205192</text:p>
          </table:table-cell>
          <table:table-cell office:value-type="string" calcext:value-type="string">
            <text:p>1.97558232987909</text:p>
          </table:table-cell>
        </table:table-row>
        <table:table-row table:style-name="ro1">
          <table:table-cell office:value-type="float" office:value="4527" calcext:value-type="float">
            <text:p>4527</text:p>
          </table:table-cell>
          <table:table-cell office:value-type="string" calcext:value-type="string">
            <text:p>{ID_DIA_SEMANA_SEXTA_1,ID_LABORATORIO_INFORMATICA_1,ID_LINGUA_LITERAT_PORTUGUESA_1,ID_SITUACAO_CURSO_2_0} =&gt; {ID_MATEMATICA_1}</text:p>
          </table:table-cell>
          <table:table-cell office:value-type="string" calcext:value-type="string">
            <text:p>0.418980853160603</text:p>
          </table:table-cell>
          <table:table-cell office:value-type="string" calcext:value-type="string">
            <text:p>0.977949433079217</text:p>
          </table:table-cell>
          <table:table-cell office:value-type="string" calcext:value-type="string">
            <text:p>1.97537391742978</text:p>
          </table:table-cell>
        </table:table-row>
        <table:table-row table:style-name="ro1">
          <table:table-cell office:value-type="float" office:value="5878" calcext:value-type="float">
            <text:p>5878</text:p>
          </table:table-cell>
          <table:table-cell office:value-type="string" calcext:value-type="string">
            <text:p>{FK_COD_TIPO_TURMA_0,ID_COZINHA_1,ID_DIA_SEMANA_SEXTA_1,ID_LABORATORIO_INFORMATICA_1,ID_LINGUA_LITERAT_PORTUGUESA_1} =&gt; {ID_MATEMATICA_1}</text:p>
          </table:table-cell>
          <table:table-cell office:value-type="string" calcext:value-type="string">
            <text:p>0.43953198805303</text:p>
          </table:table-cell>
          <table:table-cell office:value-type="string" calcext:value-type="string">
            <text:p>0.977852862691065</text:p>
          </table:table-cell>
          <table:table-cell office:value-type="string" calcext:value-type="string">
            <text:p>1.97517885353434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{FK_COD_TIPO_TURMA_0,ID_DIA_SEMANA_SEXTA_1,ID_LINGUA_LITERAT_PORTUGUESA_1} =&gt; {ID_MATEMATICA_1}</text:p>
          </table:table-cell>
          <table:table-cell office:value-type="string" calcext:value-type="string">
            <text:p>0.477118830902964</text:p>
          </table:table-cell>
          <table:table-cell office:value-type="string" calcext:value-type="string">
            <text:p>0.977831594818454</text:p>
          </table:table-cell>
          <table:table-cell office:value-type="string" calcext:value-type="string">
            <text:p>1.97513589425709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  <table:table-cell office:value-type="string" calcext:value-type="string">
            <text:p>{FK_COD_TIPO_TURMA_0,ID_ALIMENTACAO_1,ID_COZINHA_1,ID_DIA_SEMANA_SEXTA_1,ID_MATEMATICA_1} =&gt; {ID_EDUCACAO_FISICA_1}</text:p>
          </table:table-cell>
          <table:table-cell office:value-type="string" calcext:value-type="string">
            <text:p>0.405025170812676</text:p>
          </table:table-cell>
          <table:table-cell office:value-type="string" calcext:value-type="string">
            <text:p>0.931323325678513</text:p>
          </table:table-cell>
          <table:table-cell office:value-type="string" calcext:value-type="string">
            <text:p>1.97501363623961</text:p>
          </table:table-cell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string" calcext:value-type="string">
            <text:p>{FK_COD_TIPO_TURMA_0,ID_COZINHA_1,ID_DIA_SEMANA_SEXTA_1,ID_MATEMATICA_1} =&gt; {ID_LINGUA_LITERAT_PORTUGUESA_1}</text:p>
          </table:table-cell>
          <table:table-cell office:value-type="string" calcext:value-type="string">
            <text:p>0.463389143721145</text:p>
          </table:table-cell>
          <table:table-cell office:value-type="string" calcext:value-type="string">
            <text:p>0.975110403726787</text:p>
          </table:table-cell>
          <table:table-cell office:value-type="string" calcext:value-type="string">
            <text:p>1.9750036697436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{ID_COZINHA_1,ID_LINGUA_LITERAT_PORTUGUESA_1} =&gt; {ID_GEOGRAFIA_1}</text:p>
          </table:table-cell>
          <table:table-cell office:value-type="string" calcext:value-type="string">
            <text:p>0.412613559565714</text:p>
          </table:table-cell>
          <table:table-cell office:value-type="string" calcext:value-type="string">
            <text:p>0.861581967702794</text:p>
          </table:table-cell>
          <table:table-cell office:value-type="string" calcext:value-type="string">
            <text:p>1.97498165710067</text:p>
          </table:table-cell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string" calcext:value-type="string">
            <text:p>{FK_COD_TIPO_TURMA_0,ID_DIA_SEMANA_SEXTA_1,ID_LABORATORIO_INFORMATICA_1,ID_MATEMATICA_1} =&gt; {ID_LINGUA_LITERAT_PORTUGUESA_1}</text:p>
          </table:table-cell>
          <table:table-cell office:value-type="string" calcext:value-type="string">
            <text:p>0.451666005109895</text:p>
          </table:table-cell>
          <table:table-cell office:value-type="string" calcext:value-type="string">
            <text:p>0.975085796500873</text:p>
          </table:table-cell>
          <table:table-cell office:value-type="string" calcext:value-type="string">
            <text:p>1.97495382988828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{FK_COD_TIPO_TURMA_0,ID_LABORATORIO_INFORMATICA_1,ID_LINGUA_LITERAT_PORTUGUESA_1} =&gt; {ID_GEOGRAFIA_1}</text:p>
          </table:table-cell>
          <table:table-cell office:value-type="string" calcext:value-type="string">
            <text:p>0.401202727040394</text:p>
          </table:table-cell>
          <table:table-cell office:value-type="string" calcext:value-type="string">
            <text:p>0.861555705508106</text:p>
          </table:table-cell>
          <table:table-cell office:value-type="string" calcext:value-type="string">
            <text:p>1.97492145696333</text:p>
          </table:table-cell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string" calcext:value-type="string">
            <text:p>{ID_DIA_SEMANA_SEXTA_1,ID_LABORATORIO_INFORMATICA_1,ID_MATEMATICA_1,ID_SITUACAO_CURSO_2_0} =&gt; {ID_LINGUA_LITERAT_PORTUGUESA_1}</text:p>
          </table:table-cell>
          <table:table-cell office:value-type="string" calcext:value-type="string">
            <text:p>0.418980853160603</text:p>
          </table:table-cell>
          <table:table-cell office:value-type="string" calcext:value-type="string">
            <text:p>0.975031989109995</text:p>
          </table:table-cell>
          <table:table-cell office:value-type="string" calcext:value-type="string">
            <text:p>1.97484484756788</text:p>
          </table:table-cell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string" calcext:value-type="string">
            <text:p>{ID_COZINHA_1,ID_DIA_SEMANA_SEXTA_1,ID_MATEMATICA_1,ID_SITUACAO_CURSO_2_0} =&gt; {ID_LINGUA_LITERAT_PORTUGUESA_1}</text:p>
          </table:table-cell>
          <table:table-cell office:value-type="string" calcext:value-type="string">
            <text:p>0.429574015941314</text:p>
          </table:table-cell>
          <table:table-cell office:value-type="string" calcext:value-type="string">
            <text:p>0.974998622160354</text:p>
          </table:table-cell>
          <table:table-cell office:value-type="string" calcext:value-type="string">
            <text:p>1.97477726563282</text:p>
          </table:table-cell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string" calcext:value-type="string">
            <text:p>{ID_COZINHA_1,ID_DIA_SEMANA_SEXTA_1,ID_LABORATORIO_INFORMATICA_1,ID_LINGUA_LITERAT_PORTUGUESA_1} =&gt; {ID_MATEMATICA_1}</text:p>
          </table:table-cell>
          <table:table-cell office:value-type="string" calcext:value-type="string">
            <text:p>0.440972827447161</text:p>
          </table:table-cell>
          <table:table-cell office:value-type="string" calcext:value-type="string">
            <text:p>0.977638507414477</text:p>
          </table:table-cell>
          <table:table-cell office:value-type="string" calcext:value-type="string">
            <text:p>1.9747458742737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{ID_DIA_SEMANA_SEXTA_1,ID_LINGUA_LITERAT_PORTUGUESA_1} =&gt; {ID_MATEMATICA_1}</text:p>
          </table:table-cell>
          <table:table-cell office:value-type="string" calcext:value-type="string">
            <text:p>0.478932802741562</text:p>
          </table:table-cell>
          <table:table-cell office:value-type="string" calcext:value-type="string">
            <text:p>0.977635826649928</text:p>
          </table:table-cell>
          <table:table-cell office:value-type="string" calcext:value-type="string">
            <text:p>1.97474045935945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{FK_COD_TIPO_TURMA_0,ID_DIA_SEMANA_SEXTA_1,ID_GEOGRAFIA_1} =&gt; {ID_LINGUA_LITERAT_PORTUGUESA_1}</text:p>
          </table:table-cell>
          <table:table-cell office:value-type="string" calcext:value-type="string">
            <text:p>0.421431939031313</text:p>
          </table:table-cell>
          <table:table-cell office:value-type="string" calcext:value-type="string">
            <text:p>0.974918687068686</text:p>
          </table:table-cell>
          <table:table-cell office:value-type="string" calcext:value-type="string">
            <text:p>1.97461536386376</text:p>
          </table:table-cell>
        </table:table-row>
        <table:table-row table:style-name="ro1">
          <table:table-cell office:value-type="float" office:value="5866" calcext:value-type="float">
            <text:p>5866</text:p>
          </table:table-cell>
          <table:table-cell office:value-type="string" calcext:value-type="string">
            <text:p>{FK_COD_TIPO_TURMA_0,ID_ALIMENTACAO_1,ID_COZINHA_1,ID_DIA_SEMANA_SEXTA_1,ID_LINGUA_LITERAT_PORTUGUESA_1} =&gt; {ID_MATEMATICA_1}</text:p>
          </table:table-cell>
          <table:table-cell office:value-type="string" calcext:value-type="string">
            <text:p>0.423644047034883</text:p>
          </table:table-cell>
          <table:table-cell office:value-type="string" calcext:value-type="string">
            <text:p>0.977469514004725</text:p>
          </table:table-cell>
          <table:table-cell office:value-type="string" calcext:value-type="string">
            <text:p>1.97440452209075</text:p>
          </table:table-cell>
        </table:table-row>
        <table:table-row table:style-name="ro1">
          <table:table-cell office:value-type="float" office:value="5879" calcext:value-type="float">
            <text:p>5879</text:p>
          </table:table-cell>
          <table:table-cell office:value-type="string" calcext:value-type="string">
            <text:p>{FK_COD_TIPO_TURMA_0,ID_COZINHA_1,ID_DIA_SEMANA_SEXTA_1,ID_LABORATORIO_INFORMATICA_1,ID_MATEMATICA_1} =&gt; {ID_LINGUA_LITERAT_PORTUGUESA_1}</text:p>
          </table:table-cell>
          <table:table-cell office:value-type="string" calcext:value-type="string">
            <text:p>0.43953198805303</text:p>
          </table:table-cell>
          <table:table-cell office:value-type="string" calcext:value-type="string">
            <text:p>0.974721075030097</text:p>
          </table:table-cell>
          <table:table-cell office:value-type="string" calcext:value-type="string">
            <text:p>1.9742151173892</text:p>
          </table:table-cell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string" calcext:value-type="string">
            <text:p>{FK_COD_TIPO_TURMA_0,ID_DIA_SEMANA_SEXTA_1,ID_LABORATORIO_INFORMATICA_1,ID_LINGUA_LITERAT_PORTUGUESA_1} =&gt; {ID_MATEMATICA_1}</text:p>
          </table:table-cell>
          <table:table-cell office:value-type="string" calcext:value-type="string">
            <text:p>0.451666005109895</text:p>
          </table:table-cell>
          <table:table-cell office:value-type="string" calcext:value-type="string">
            <text:p>0.977349781941318</text:p>
          </table:table-cell>
          <table:table-cell office:value-type="string" calcext:value-type="string">
            <text:p>1.97416267359927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string" calcext:value-type="string">
            <text:p>{ID_COZINHA_1,ID_DIA_SEMANA_SEXTA_1,ID_LABORATORIO_INFORMATICA_1,ID_MATEMATICA_1,ID_SITUACAO_CURSO_2_0} =&gt; {ID_LINGUA_LITERAT_PORTUGUESA_1}</text:p>
          </table:table-cell>
          <table:table-cell office:value-type="string" calcext:value-type="string">
            <text:p>0.407189194738352</text:p>
          </table:table-cell>
          <table:table-cell office:value-type="string" calcext:value-type="string">
            <text:p>0.974649912010432</text:p>
          </table:table-cell>
          <table:table-cell office:value-type="string" calcext:value-type="string">
            <text:p>1.97407098271025</text:p>
          </table:table-cell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string" calcext:value-type="string">
            <text:p>{FK_COD_TIPO_TURMA_0,ID_ALIMENTACAO_1,ID_DIA_SEMANA_SEXTA_1,ID_MATEMATICA_1} =&gt; {ID_EDUCACAO_FISICA_1}</text:p>
          </table:table-cell>
          <table:table-cell office:value-type="string" calcext:value-type="string">
            <text:p>0.411369143629785</text:p>
          </table:table-cell>
          <table:table-cell office:value-type="string" calcext:value-type="string">
            <text:p>0.930831265171207</text:p>
          </table:table-cell>
          <table:table-cell office:value-type="string" calcext:value-type="string">
            <text:p>1.9739701466318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{ID_DIA_SEMANA_SEXTA_1,ID_MATEMATICA_1} =&gt; {ID_LINGUA_LITERAT_PORTUGUESA_1}</text:p>
          </table:table-cell>
          <table:table-cell office:value-type="string" calcext:value-type="string">
            <text:p>0.478932802741562</text:p>
          </table:table-cell>
          <table:table-cell office:value-type="string" calcext:value-type="string">
            <text:p>0.974593858886083</text:p>
          </table:table-cell>
          <table:table-cell office:value-type="string" calcext:value-type="string">
            <text:p>1.97395745184659</text:p>
          </table:table-cell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string" calcext:value-type="string">
            <text:p>{ID_ALIMENTACAO_1,ID_COZINHA_1,ID_DIA_SEMANA_SEXTA_1,ID_LINGUA_LITERAT_PORTUGUESA_1} =&gt; {ID_MATEMATICA_1}</text:p>
          </table:table-cell>
          <table:table-cell office:value-type="string" calcext:value-type="string">
            <text:p>0.42517865038091</text:p>
          </table:table-cell>
          <table:table-cell office:value-type="string" calcext:value-type="string">
            <text:p>0.977245964290471</text:p>
          </table:table-cell>
          <table:table-cell office:value-type="string" calcext:value-type="string">
            <text:p>1.9739529708552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{ID_DIA_SEMANA_SEXTA_1,ID_GEOGRAFIA_1} =&gt; {ID_LINGUA_LITERAT_PORTUGUESA_1}</text:p>
          </table:table-cell>
          <table:table-cell office:value-type="string" calcext:value-type="string">
            <text:p>0.422811230805738</text:p>
          </table:table-cell>
          <table:table-cell office:value-type="string" calcext:value-type="string">
            <text:p>0.974532733455946</text:p>
          </table:table-cell>
          <table:table-cell office:value-type="string" calcext:value-type="string">
            <text:p>1.97383364745647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{ID_DIA_SEMANA_SEXTA_1,ID_LABORATORIO_INFORMATICA_1,ID_LINGUA_LITERAT_PORTUGUESA_1} =&gt; {ID_MATEMATICA_1}</text:p>
          </table:table-cell>
          <table:table-cell office:value-type="string" calcext:value-type="string">
            <text:p>0.453283072649512</text:p>
          </table:table-cell>
          <table:table-cell office:value-type="string" calcext:value-type="string">
            <text:p>0.977151661965874</text:p>
          </table:table-cell>
          <table:table-cell office:value-type="string" calcext:value-type="string">
            <text:p>1.97376248825351</text:p>
          </table:table-cell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string" calcext:value-type="string">
            <text:p>{FK_COD_TIPO_TURMA_0,ID_COZINHA_1,ID_MATEMATICA_1,ID_SITUACAO_CURSO_2_0} =&gt; {ID_EDUCACAO_FISICA_1}</text:p>
          </table:table-cell>
          <table:table-cell office:value-type="string" calcext:value-type="string">
            <text:p>0.411335965616038</text:p>
          </table:table-cell>
          <table:table-cell office:value-type="string" calcext:value-type="string">
            <text:p>0.930714672724543</text:p>
          </table:table-cell>
          <table:table-cell office:value-type="string" calcext:value-type="string">
            <text:p>1.97372289450612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string" calcext:value-type="string">
            <text:p>{FK_COD_TIPO_TURMA_0,ID_COZINHA_1,ID_DIA_SEMANA_SEXTA_1,ID_GEOGRAFIA_1} =&gt; {ID_LINGUA_LITERAT_PORTUGUESA_1}</text:p>
          </table:table-cell>
          <table:table-cell office:value-type="string" calcext:value-type="string">
            <text:p>0.410063660914929</text:p>
          </table:table-cell>
          <table:table-cell office:value-type="string" calcext:value-type="string">
            <text:p>0.974451103506196</text:p>
          </table:table-cell>
          <table:table-cell office:value-type="string" calcext:value-type="string">
            <text:p>1.97366831289569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string" calcext:value-type="string">
            <text:p>{FK_COD_TIPO_TURMA_0,ID_COZINHA_1,ID_DIA_SEMANA_SEXTA_1,ID_HISTORIA_1} =&gt; {ID_MATEMATICA_1}</text:p>
          </table:table-cell>
          <table:table-cell office:value-type="string" calcext:value-type="string">
            <text:p>0.413904617057202</text:p>
          </table:table-cell>
          <table:table-cell office:value-type="string" calcext:value-type="string">
            <text:p>0.977056368451102</text:p>
          </table:table-cell>
          <table:table-cell office:value-type="string" calcext:value-type="string">
            <text:p>1.9735700035327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{FK_COD_TIPO_TURMA_0,ID_DIA_SEMANA_SEXTA_1,ID_HISTORIA_1} =&gt; {ID_MATEMATICA_1}</text:p>
          </table:table-cell>
          <table:table-cell office:value-type="string" calcext:value-type="string">
            <text:p>0.425566448469135</text:p>
          </table:table-cell>
          <table:table-cell office:value-type="string" calcext:value-type="string">
            <text:p>0.97704883828373</text:p>
          </table:table-cell>
          <table:table-cell office:value-type="string" calcext:value-type="string">
            <text:p>1.9735547932409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{ID_LABORATORIO_INFORMATICA_1,ID_LINGUA_LITERAT_PORTUGUESA_1} =&gt; {ID_GEOGRAFIA_1}</text:p>
          </table:table-cell>
          <table:table-cell office:value-type="string" calcext:value-type="string">
            <text:p>0.402486331499807</text:p>
          </table:table-cell>
          <table:table-cell office:value-type="string" calcext:value-type="string">
            <text:p>0.860949099371296</text:p>
          </table:table-cell>
          <table:table-cell office:value-type="string" calcext:value-type="string">
            <text:p>1.97353094968927</text:p>
          </table:table-cell>
        </table:table-row>
        <table:table-row table:style-name="ro1">
          <table:table-cell office:value-type="float" office:value="4473" calcext:value-type="float">
            <text:p>4473</text:p>
          </table:table-cell>
          <table:table-cell office:value-type="string" calcext:value-type="string">
            <text:p>{FK_COD_TIPO_TURMA_0,ID_ALIMENTACAO_1,ID_DIA_SEMANA_SEXTA_1,ID_MATEMATICA_1} =&gt; {ID_LINGUA_LITERAT_PORTUGUESA_1}</text:p>
          </table:table-cell>
          <table:table-cell office:value-type="string" calcext:value-type="string">
            <text:p>0.430598206800483</text:p>
          </table:table-cell>
          <table:table-cell office:value-type="string" calcext:value-type="string">
            <text:p>0.974342095957645</text:p>
          </table:table-cell>
          <table:table-cell office:value-type="string" calcext:value-type="string">
            <text:p>1.97344752732351</text:p>
          </table:table-cell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string" calcext:value-type="string">
            <text:p>{FK_COD_TIPO_TURMA_0,ID_ALIMENTACAO_1,ID_COZINHA_1,ID_LINGUA_LITERAT_PORTUGUESA_1} =&gt; {ID_MATEMATICA_1}</text:p>
          </table:table-cell>
          <table:table-cell office:value-type="string" calcext:value-type="string">
            <text:p>0.425149319093394</text:p>
          </table:table-cell>
          <table:table-cell office:value-type="string" calcext:value-type="string">
            <text:p>0.976947491416149</text:p>
          </table:table-cell>
          <table:table-cell office:value-type="string" calcext:value-type="string">
            <text:p>1.9733500812670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{ID_LABORATORIO_INFORMATICA_1,ID_MATEMATICA_1} =&gt; {ID_HISTORIA_1}</text:p>
          </table:table-cell>
          <table:table-cell office:value-type="string" calcext:value-type="string">
            <text:p>0.406744417017821</text:p>
          </table:table-cell>
          <table:table-cell office:value-type="string" calcext:value-type="string">
            <text:p>0.867806366596068</text:p>
          </table:table-cell>
          <table:table-cell office:value-type="string" calcext:value-type="string">
            <text:p>1.97330789730416</text:p>
          </table:table-cell>
        </table:table-row>
        <table:table-row table:style-name="ro1">
          <table:table-cell office:value-type="float" office:value="6167" calcext:value-type="float">
            <text:p>6167</text:p>
          </table:table-cell>
          <table:table-cell office:value-type="string" calcext:value-type="string">
            <text:p>{FK_COD_TIPO_TURMA_0,ID_ALIMENTACAO_1,ID_COZINHA_1,ID_DIA_SEMANA_SEXTA_1,ID_LABORATORIO_INFORMATICA_1,ID_LINGUA_LITERAT_PORTUGUESA_1} =&gt; {ID_MATEMATICA_1}</text:p>
          </table:table-cell>
          <table:table-cell office:value-type="string" calcext:value-type="string">
            <text:p>0.403987997252476</text:p>
          </table:table-cell>
          <table:table-cell office:value-type="string" calcext:value-type="string">
            <text:p>0.976918005490564</text:p>
          </table:table-cell>
          <table:table-cell office:value-type="string" calcext:value-type="string">
            <text:p>1.9732905222281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{FK_COD_TIPO_TURMA_0,ID_MATEMATICA_1,ID_SITUACAO_CURSO_2_0} =&gt; {ID_EDUCACAO_FISICA_1}</text:p>
          </table:table-cell>
          <table:table-cell office:value-type="string" calcext:value-type="string">
            <text:p>0.423768825217021</text:p>
          </table:table-cell>
          <table:table-cell office:value-type="string" calcext:value-type="string">
            <text:p>0.930475733470164</text:p>
          </table:table-cell>
          <table:table-cell office:value-type="string" calcext:value-type="string">
            <text:p>1.97321618725138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{ID_DIA_SEMANA_SEXTA_1,ID_LABORATORIO_INFORMATICA_1,ID_MATEMATICA_1} =&gt; {ID_LINGUA_LITERAT_PORTUGUESA_1}</text:p>
          </table:table-cell>
          <table:table-cell office:value-type="string" calcext:value-type="string">
            <text:p>0.453283072649512</text:p>
          </table:table-cell>
          <table:table-cell office:value-type="string" calcext:value-type="string">
            <text:p>0.974192925001628</text:p>
          </table:table-cell>
          <table:table-cell office:value-type="string" calcext:value-type="string">
            <text:p>1.97314539416564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{ID_COZINHA_1,ID_DIA_SEMANA_SEXTA_1,ID_MATEMATICA_1} =&gt; {ID_LINGUA_LITERAT_PORTUGUESA_1}</text:p>
          </table:table-cell>
          <table:table-cell office:value-type="string" calcext:value-type="string">
            <text:p>0.464923747067172</text:p>
          </table:table-cell>
          <table:table-cell office:value-type="string" calcext:value-type="string">
            <text:p>0.974181945497457</text:p>
          </table:table-cell>
          <table:table-cell office:value-type="string" calcext:value-type="string">
            <text:p>1.97312315610834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string" calcext:value-type="string">
            <text:p>{FK_COD_TIPO_TURMA_0,ID_ALIMENTACAO_1,ID_COZINHA_1,ID_DIA_SEMANA_SEXTA_1,ID_MATEMATICA_1} =&gt; {ID_LINGUA_LITERAT_PORTUGUESA_1}</text:p>
          </table:table-cell>
          <table:table-cell office:value-type="string" calcext:value-type="string">
            <text:p>0.423644047034883</text:p>
          </table:table-cell>
          <table:table-cell office:value-type="string" calcext:value-type="string">
            <text:p>0.974135958011634</text:p>
          </table:table-cell>
          <table:table-cell office:value-type="string" calcext:value-type="string">
            <text:p>1.9730300123444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{FK_COD_TIPO_TURMA_0,ID_COZINHA_1,ID_MATEMATICA_1} =&gt; {ID_HISTORIA_1}</text:p>
          </table:table-cell>
          <table:table-cell office:value-type="string" calcext:value-type="string">
            <text:p>0.415315163482259</text:p>
          </table:table-cell>
          <table:table-cell office:value-type="string" calcext:value-type="string">
            <text:p>0.867671434340512</text:p>
          </table:table-cell>
          <table:table-cell office:value-type="string" calcext:value-type="string">
            <text:p>1.97300107438174</text:p>
          </table:table-cell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string" calcext:value-type="string">
            <text:p>{FK_COD_TIPO_TURMA_0,ID_ALIMENTACAO_1,ID_DIA_SEMANA_SEXTA_1,ID_LABORATORIO_INFORMATICA_1,ID_MATEMATICA_1} =&gt; {ID_LINGUA_LITERAT_PORTUGUESA_1}</text:p>
          </table:table-cell>
          <table:table-cell office:value-type="string" calcext:value-type="string">
            <text:p>0.410060054609087</text:p>
          </table:table-cell>
          <table:table-cell office:value-type="string" calcext:value-type="string">
            <text:p>0.974090814078204</text:p>
          </table:table-cell>
          <table:table-cell office:value-type="string" calcext:value-type="string">
            <text:p>1.9729385771245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string" calcext:value-type="string">
            <text:p>{FK_COD_TIPO_TURMA_0,ID_DIA_SEMANA_SEXTA_1,ID_HISTORIA_1,ID_LABORATORIO_INFORMATICA_1} =&gt; {ID_MATEMATICA_1}</text:p>
          </table:table-cell>
          <table:table-cell office:value-type="string" calcext:value-type="string">
            <text:p>0.404033196285697</text:p>
          </table:table-cell>
          <table:table-cell office:value-type="string" calcext:value-type="string">
            <text:p>0.976707043913598</text:p>
          </table:table-cell>
          <table:table-cell office:value-type="string" calcext:value-type="string">
            <text:p>1.97286439794947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{ID_COZINHA_1,ID_DIA_SEMANA_SEXTA_1,ID_GEOGRAFIA_1} =&gt; {ID_LINGUA_LITERAT_PORTUGUESA_1}</text:p>
          </table:table-cell>
          <table:table-cell office:value-type="string" calcext:value-type="string">
            <text:p>0.411197964312478</text:p>
          </table:table-cell>
          <table:table-cell office:value-type="string" calcext:value-type="string">
            <text:p>0.974044153869372</text:p>
          </table:table-cell>
          <table:table-cell office:value-type="string" calcext:value-type="string">
            <text:p>1.97284407081699</text:p>
          </table:table-cell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string" calcext:value-type="string">
            <text:p>{ID_ALIMENTACAO_1,ID_COZINHA_1,ID_DIA_SEMANA_SEXTA_1,ID_LABORATORIO_INFORMATICA_1,ID_LINGUA_LITERAT_PORTUGUESA_1} =&gt; {ID_MATEMATICA_1}</text:p>
          </table:table-cell>
          <table:table-cell office:value-type="string" calcext:value-type="string">
            <text:p>0.405428836646607</text:p>
          </table:table-cell>
          <table:table-cell office:value-type="string" calcext:value-type="string">
            <text:p>0.976688625272359</text:p>
          </table:table-cell>
          <table:table-cell office:value-type="string" calcext:value-type="string">
            <text:p>1.97282719387504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string" calcext:value-type="string">
            <text:p>{FK_COD_TIPO_TURMA_0,ID_COZINHA_1,ID_LINGUA_LITERAT_PORTUGUESA_1,ID_SITUACAO_CURSO_2_0} =&gt; {ID_MATEMATICA_1}</text:p>
          </table:table-cell>
          <table:table-cell office:value-type="string" calcext:value-type="string">
            <text:p>0.430303691823375</text:p>
          </table:table-cell>
          <table:table-cell office:value-type="string" calcext:value-type="string">
            <text:p>0.976688334508403</text:p>
          </table:table-cell>
          <table:table-cell office:value-type="string" calcext:value-type="string">
            <text:p>1.9728266065568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{ID_DIA_SEMANA_SEXTA_1,ID_HISTORIA_1} =&gt; {ID_MATEMATICA_1}</text:p>
          </table:table-cell>
          <table:table-cell office:value-type="string" calcext:value-type="string">
            <text:p>0.427022193927414</text:p>
          </table:table-cell>
          <table:table-cell office:value-type="string" calcext:value-type="string">
            <text:p>0.976660528221543</text:p>
          </table:table-cell>
          <table:table-cell office:value-type="string" calcext:value-type="string">
            <text:p>1.97277044024396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{ID_COZINHA_1,ID_DIA_SEMANA_SEXTA_1,ID_HISTORIA_1} =&gt; {ID_MATEMATICA_1}</text:p>
          </table:table-cell>
          <table:table-cell office:value-type="string" calcext:value-type="string">
            <text:p>0.41511272951432</text:p>
          </table:table-cell>
          <table:table-cell office:value-type="string" calcext:value-type="string">
            <text:p>0.976653471999891</text:p>
          </table:table-cell>
          <table:table-cell office:value-type="string" calcext:value-type="string">
            <text:p>1.97275618728186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{ID_ALIMENTACAO_1,ID_COZINHA_1,ID_LINGUA_LITERAT_PORTUGUESA_1} =&gt; {ID_MATEMATICA_1}</text:p>
          </table:table-cell>
          <table:table-cell office:value-type="string" calcext:value-type="string">
            <text:p>0.426698347662789</text:p>
          </table:table-cell>
          <table:table-cell office:value-type="string" calcext:value-type="string">
            <text:p>0.976602385267993</text:p>
          </table:table-cell>
          <table:table-cell office:value-type="string" calcext:value-type="string">
            <text:p>1.9726529964682</text:p>
          </table:table-cell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string" calcext:value-type="string">
            <text:p>{FK_COD_TIPO_TURMA_0,ID_COZINHA_1,ID_DIA_SEMANA_SEXTA_1,ID_EDUCACAO_FISICA_1,ID_SITUACAO_CURSO_2_0} =&gt; {ID_MATEMATICA_1}</text:p>
          </table:table-cell>
          <table:table-cell office:value-type="string" calcext:value-type="string">
            <text:p>0.410492330469366</text:p>
          </table:table-cell>
          <table:table-cell office:value-type="string" calcext:value-type="string">
            <text:p>0.976599620775551</text:p>
          </table:table-cell>
          <table:table-cell office:value-type="string" calcext:value-type="string">
            <text:p>1.97264741243075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{ID_DIA_SEMANA_SEXTA_1,ID_GEOGRAFIA_1,ID_LABORATORIO_INFORMATICA_1} =&gt; {ID_LINGUA_LITERAT_PORTUGUESA_1}</text:p>
          </table:table-cell>
          <table:table-cell office:value-type="string" calcext:value-type="string">
            <text:p>0.401110886451614</text:p>
          </table:table-cell>
          <table:table-cell office:value-type="string" calcext:value-type="string">
            <text:p>0.973941221661027</text:p>
          </table:table-cell>
          <table:table-cell office:value-type="string" calcext:value-type="string">
            <text:p>1.97263559033269</text:p>
          </table:table-cell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string" calcext:value-type="string">
            <text:p>{FK_COD_TIPO_TURMA_0,ID_ALIMENTACAO_1,ID_COZINHA_1,ID_DIA_SEMANA_SEXTA_1,ID_LABORATORIO_INFORMATICA_1,ID_MATEMATICA_1} =&gt; {ID_LINGUA_LITERAT_PORTUGUESA_1}</text:p>
          </table:table-cell>
          <table:table-cell office:value-type="string" calcext:value-type="string">
            <text:p>0.403987997252476</text:p>
          </table:table-cell>
          <table:table-cell office:value-type="string" calcext:value-type="string">
            <text:p>0.973917619763282</text:p>
          </table:table-cell>
          <table:table-cell office:value-type="string" calcext:value-type="string">
            <text:p>1.97258778668452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string" calcext:value-type="string">
            <text:p>{FK_COD_TIPO_TURMA_0,ID_ALIMENTACAO_1,ID_DIA_SEMANA_SEXTA_1,ID_LINGUA_LITERAT_PORTUGUESA_1} =&gt; {ID_MATEMATICA_1}</text:p>
          </table:table-cell>
          <table:table-cell office:value-type="string" calcext:value-type="string">
            <text:p>0.430598206800483</text:p>
          </table:table-cell>
          <table:table-cell office:value-type="string" calcext:value-type="string">
            <text:p>0.976567573447503</text:p>
          </table:table-cell>
          <table:table-cell office:value-type="string" calcext:value-type="string">
            <text:p>1.97258267957871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{FK_COD_TIPO_TURMA_0,ID_MATEMATICA_1,ID_SITUACAO_CURSO_2_0} =&gt; {ID_LINGUA_LITERAT_PORTUGUESA_1}</text:p>
          </table:table-cell>
          <table:table-cell office:value-type="string" calcext:value-type="string">
            <text:p>0.44352104315522</text:p>
          </table:table-cell>
          <table:table-cell office:value-type="string" calcext:value-type="string">
            <text:p>0.973845982483396</text:p>
          </table:table-cell>
          <table:table-cell office:value-type="string" calcext:value-type="string">
            <text:p>1.97244269143159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string" calcext:value-type="string">
            <text:p>{FK_COD_TIPO_TURMA_0,ID_ALIMENTACAO_1,ID_COZINHA_1,ID_LABORATORIO_INFORMATICA_1,ID_LINGUA_LITERAT_PORTUGUESA_1} =&gt; {ID_MATEMATICA_1}</text:p>
          </table:table-cell>
          <table:table-cell office:value-type="string" calcext:value-type="string">
            <text:p>0.405380031307543</text:p>
          </table:table-cell>
          <table:table-cell office:value-type="string" calcext:value-type="string">
            <text:p>0.976468121874211</text:p>
          </table:table-cell>
          <table:table-cell office:value-type="string" calcext:value-type="string">
            <text:p>1.97238179593659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{FK_COD_TIPO_TURMA_0,ID_ALIMENTACAO_1,ID_MATEMATICA_1} =&gt; {ID_LINGUA_LITERAT_PORTUGUESA_1}</text:p>
          </table:table-cell>
          <table:table-cell office:value-type="string" calcext:value-type="string">
            <text:p>0.432112133993015</text:p>
          </table:table-cell>
          <table:table-cell office:value-type="string" calcext:value-type="string">
            <text:p>0.973812506366314</text:p>
          </table:table-cell>
          <table:table-cell office:value-type="string" calcext:value-type="string">
            <text:p>1.9723748883871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{ID_COZINHA_1,ID_DIA_SEMANA_SEXTA_1,ID_EDUCACAO_FISICA_1,ID_SITUACAO_CURSO_2_0} =&gt; {ID_MATEMATICA_1}</text:p>
          </table:table-cell>
          <table:table-cell office:value-type="string" calcext:value-type="string">
            <text:p>0.411584560298756</text:p>
          </table:table-cell>
          <table:table-cell office:value-type="string" calcext:value-type="string">
            <text:p>0.976453597639542</text:p>
          </table:table-cell>
          <table:table-cell office:value-type="string" calcext:value-type="string">
            <text:p>1.97235245822917</text:p>
          </table:table-cell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string" calcext:value-type="string">
            <text:p>{ID_COZINHA_1,ID_DIA_SEMANA_SEXTA_1,ID_LABORATORIO_INFORMATICA_1,ID_MATEMATICA_1} =&gt; {ID_LINGUA_LITERAT_PORTUGUESA_1}</text:p>
          </table:table-cell>
          <table:table-cell office:value-type="string" calcext:value-type="string">
            <text:p>0.440972827447161</text:p>
          </table:table-cell>
          <table:table-cell office:value-type="string" calcext:value-type="string">
            <text:p>0.973795493676504</text:p>
          </table:table-cell>
          <table:table-cell office:value-type="string" calcext:value-type="string">
            <text:p>1.97234043062245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string" calcext:value-type="string">
            <text:p>{FK_COD_TIPO_TURMA_0,ID_DIA_SEMANA_SEXTA_1,ID_EDUCACAO_FISICA_1,ID_SITUACAO_CURSO_2_0} =&gt; {ID_MATEMATICA_1}</text:p>
          </table:table-cell>
          <table:table-cell office:value-type="string" calcext:value-type="string">
            <text:p>0.422882635661412</text:p>
          </table:table-cell>
          <table:table-cell office:value-type="string" calcext:value-type="string">
            <text:p>0.976417930166964</text:p>
          </table:table-cell>
          <table:table-cell office:value-type="string" calcext:value-type="string">
            <text:p>1.97228041299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{FK_COD_TIPO_TURMA_0,ID_COZINHA_1,ID_MATEMATICA_1} =&gt; {ID_EDUCACAO_FISICA_1}</text:p>
          </table:table-cell>
          <table:table-cell office:value-type="string" calcext:value-type="string">
            <text:p>0.445156382644437</text:p>
          </table:table-cell>
          <table:table-cell office:value-type="string" calcext:value-type="string">
            <text:p>0.9300153497801</text:p>
          </table:table-cell>
          <table:table-cell office:value-type="string" calcext:value-type="string">
            <text:p>1.97223987318224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{ID_COZINHA_1,ID_LINGUA_LITERAT_PORTUGUESA_1,ID_SITUACAO_CURSO_2_0} =&gt; {ID_MATEMATICA_1}</text:p>
          </table:table-cell>
          <table:table-cell office:value-type="string" calcext:value-type="string">
            <text:p>0.431776026288527</text:p>
          </table:table-cell>
          <table:table-cell office:value-type="string" calcext:value-type="string">
            <text:p>0.976369301294399</text:p>
          </table:table-cell>
          <table:table-cell office:value-type="string" calcext:value-type="string">
            <text:p>1.97218218684714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{ID_ALIMENTACAO_1,ID_DIA_SEMANA_SEXTA_1,ID_LINGUA_LITERAT_PORTUGUESA_1} =&gt; {ID_MATEMATICA_1}</text:p>
          </table:table-cell>
          <table:table-cell office:value-type="string" calcext:value-type="string">
            <text:p>0.432412178639081</text:p>
          </table:table-cell>
          <table:table-cell office:value-type="string" calcext:value-type="string">
            <text:p>0.976356601982172</text:p>
          </table:table-cell>
          <table:table-cell office:value-type="string" calcext:value-type="string">
            <text:p>1.97215653532642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{ID_DIA_SEMANA_SEXTA_1,ID_HISTORIA_1,ID_LABORATORIO_INFORMATICA_1} =&gt; {ID_MATEMATICA_1}</text:p>
          </table:table-cell>
          <table:table-cell office:value-type="string" calcext:value-type="string">
            <text:p>0.405364163561838</text:p>
          </table:table-cell>
          <table:table-cell office:value-type="string" calcext:value-type="string">
            <text:p>0.976353002490011</text:p>
          </table:table-cell>
          <table:table-cell office:value-type="string" calcext:value-type="string">
            <text:p>1.9721492646612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string" calcext:value-type="string">
            <text:p>{FK_COD_TIPO_TURMA_0,ID_ALIMENTACAO_1,ID_LABORATORIO_INFORMATICA_1,ID_MATEMATICA_1} =&gt; {ID_LINGUA_LITERAT_PORTUGUESA_1}</text:p>
          </table:table-cell>
          <table:table-cell office:value-type="string" calcext:value-type="string">
            <text:p>0.411456175810776</text:p>
          </table:table-cell>
          <table:table-cell office:value-type="string" calcext:value-type="string">
            <text:p>0.973659357502011</text:p>
          </table:table-cell>
          <table:table-cell office:value-type="string" calcext:value-type="string">
            <text:p>1.97206469831236</text:p>
          </table:table-cell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string" calcext:value-type="string">
            <text:p>{FK_COD_TIPO_TURMA_0,ID_COZINHA_1,ID_MATEMATICA_1,ID_SITUACAO_CURSO_2_0} =&gt; {ID_LINGUA_LITERAT_PORTUGUESA_1}</text:p>
          </table:table-cell>
          <table:table-cell office:value-type="string" calcext:value-type="string">
            <text:p>0.430303691823375</text:p>
          </table:table-cell>
          <table:table-cell office:value-type="string" calcext:value-type="string">
            <text:p>0.973632245135095</text:p>
          </table:table-cell>
          <table:table-cell office:value-type="string" calcext:value-type="string">
            <text:p>1.9720097845057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{ID_DIA_SEMANA_SEXTA_1,ID_EDUCACAO_FISICA_1,ID_SITUACAO_CURSO_2_0} =&gt; {ID_MATEMATICA_1}</text:p>
          </table:table-cell>
          <table:table-cell office:value-type="string" calcext:value-type="string">
            <text:p>0.424165518859657</text:p>
          </table:table-cell>
          <table:table-cell office:value-type="string" calcext:value-type="string">
            <text:p>0.976279001047516</text:p>
          </table:table-cell>
          <table:table-cell office:value-type="string" calcext:value-type="string">
            <text:p>1.9719997880989</text:p>
          </table:table-cell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string" calcext:value-type="string">
            <text:p>{FK_COD_TIPO_TURMA_0,ID_DIA_SEMANA_SEXTA_1,ID_EDUCACAO_FISICA_1,ID_LABORATORIO_INFORMATICA_1,ID_SITUACAO_CURSO_2_0} =&gt; {ID_MATEMATICA_1}</text:p>
          </table:table-cell>
          <table:table-cell office:value-type="string" calcext:value-type="string">
            <text:p>0.401620337256914</text:p>
          </table:table-cell>
          <table:table-cell office:value-type="string" calcext:value-type="string">
            <text:p>0.97627531504827</text:p>
          </table:table-cell>
          <table:table-cell office:value-type="string" calcext:value-type="string">
            <text:p>1.9719923426968</text:p>
          </table:table-cell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string" calcext:value-type="string">
            <text:p>{FK_COD_TIPO_TURMA_0,ID_ALIMENTACAO_1,ID_COZINHA_1,ID_MATEMATICA_1} =&gt; {ID_LINGUA_LITERAT_PORTUGUESA_1}</text:p>
          </table:table-cell>
          <table:table-cell office:value-type="string" calcext:value-type="string">
            <text:p>0.425149319093394</text:p>
          </table:table-cell>
          <table:table-cell office:value-type="string" calcext:value-type="string">
            <text:p>0.973611013231382</text:p>
          </table:table-cell>
          <table:table-cell office:value-type="string" calcext:value-type="string">
            <text:p>1.97196678108008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string" calcext:value-type="string">
            <text:p>{FK_COD_TIPO_TURMA_0,ID_ALIMENTACAO_1,ID_DIA_SEMANA_SEXTA_1,ID_LABORATORIO_INFORMATICA_1,ID_LINGUA_LITERAT_PORTUGUESA_1} =&gt; {ID_MATEMATICA_1}</text:p>
          </table:table-cell>
          <table:table-cell office:value-type="string" calcext:value-type="string">
            <text:p>0.410060054609087</text:p>
          </table:table-cell>
          <table:table-cell office:value-type="string" calcext:value-type="string">
            <text:p>0.976189304245998</text:p>
          </table:table-cell>
          <table:table-cell office:value-type="string" calcext:value-type="string">
            <text:p>1.9718186082585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{FK_COD_TIPO_TURMA_0,ID_MATEMATICA_1} =&gt; {ID_EDUCACAO_FISICA_1}</text:p>
          </table:table-cell>
          <table:table-cell office:value-type="string" calcext:value-type="string">
            <text:p>0.4581174458411</text:p>
          </table:table-cell>
          <table:table-cell office:value-type="string" calcext:value-type="string">
            <text:p>0.929790618580344</text:p>
          </table:table-cell>
          <table:table-cell office:value-type="string" calcext:value-type="string">
            <text:p>1.97176329628164</text:p>
          </table:table-cell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string" calcext:value-type="string">
            <text:p>{FK_COD_TIPO_TURMA_0,ID_LABORATORIO_INFORMATICA_1,ID_MATEMATICA_1,ID_SITUACAO_CURSO_2_0} =&gt; {ID_LINGUA_LITERAT_PORTUGUESA_1}</text:p>
          </table:table-cell>
          <table:table-cell office:value-type="string" calcext:value-type="string">
            <text:p>0.41953742636224</text:p>
          </table:table-cell>
          <table:table-cell office:value-type="string" calcext:value-type="string">
            <text:p>0.973495502994099</text:p>
          </table:table-cell>
          <table:table-cell office:value-type="string" calcext:value-type="string">
            <text:p>1.97173282486173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string" calcext:value-type="string">
            <text:p>{FK_COD_TIPO_TURMA_0,ID_ALIMENTACAO_1,ID_COZINHA_1,ID_LABORATORIO_INFORMATICA_1,ID_MATEMATICA_1} =&gt; {ID_LINGUA_LITERAT_PORTUGUESA_1}</text:p>
          </table:table-cell>
          <table:table-cell office:value-type="string" calcext:value-type="string">
            <text:p>0.405380031307543</text:p>
          </table:table-cell>
          <table:table-cell office:value-type="string" calcext:value-type="string">
            <text:p>0.973484691026156</text:p>
          </table:table-cell>
          <table:table-cell office:value-type="string" calcext:value-type="string">
            <text:p>1.9717109261349</text:p>
          </table:table-cell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string" calcext:value-type="string">
            <text:p>{ID_DIA_SEMANA_SEXTA_1,ID_EDUCACAO_FISICA_1,ID_LABORATORIO_INFORMATICA_1,ID_SITUACAO_CURSO_2_0} =&gt; {ID_MATEMATICA_1}</text:p>
          </table:table-cell>
          <table:table-cell office:value-type="string" calcext:value-type="string">
            <text:p>0.402777961432242</text:p>
          </table:table-cell>
          <table:table-cell office:value-type="string" calcext:value-type="string">
            <text:p>0.976130836993881</text:p>
          </table:table-cell>
          <table:table-cell office:value-type="string" calcext:value-type="string">
            <text:p>1.97170050942748</text:p>
          </table:table-cell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string" calcext:value-type="string">
            <text:p>{ID_ALIMENTACAO_1,ID_COZINHA_1,ID_LABORATORIO_INFORMATICA_1,ID_LINGUA_LITERAT_PORTUGUESA_1} =&gt; {ID_MATEMATICA_1}</text:p>
          </table:table-cell>
          <table:table-cell office:value-type="string" calcext:value-type="string">
            <text:p>0.406835295925043</text:p>
          </table:table-cell>
          <table:table-cell office:value-type="string" calcext:value-type="string">
            <text:p>0.976110941585617</text:p>
          </table:table-cell>
          <table:table-cell office:value-type="string" calcext:value-type="string">
            <text:p>1.97166032241041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{FK_COD_TIPO_TURMA_0,ID_ALIMENTACAO_1,ID_LINGUA_LITERAT_PORTUGUESA_1} =&gt; {ID_MATEMATICA_1}</text:p>
          </table:table-cell>
          <table:table-cell office:value-type="string" calcext:value-type="string">
            <text:p>0.432112133993015</text:p>
          </table:table-cell>
          <table:table-cell office:value-type="string" calcext:value-type="string">
            <text:p>0.97605001789379</text:p>
          </table:table-cell>
          <table:table-cell office:value-type="string" calcext:value-type="string">
            <text:p>1.971537261782</text:p>
          </table:table-cell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string" calcext:value-type="string">
            <text:p>{ID_ALIMENTACAO_1,ID_COZINHA_1,ID_DIA_SEMANA_SEXTA_1,ID_MATEMATICA_1} =&gt; {ID_EDUCACAO_FISICA_1}</text:p>
          </table:table-cell>
          <table:table-cell office:value-type="string" calcext:value-type="string">
            <text:p>0.406191450122025</text:p>
          </table:table-cell>
          <table:table-cell office:value-type="string" calcext:value-type="string">
            <text:p>0.929669435949019</text:p>
          </table:table-cell>
          <table:table-cell office:value-type="string" calcext:value-type="string">
            <text:p>1.97150630996685</text:p>
          </table:table-cell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string" calcext:value-type="string">
            <text:p>{FK_COD_TIPO_TURMA_0,ID_COZINHA_1,ID_LABORATORIO_INFORMATICA_1,ID_LINGUA_LITERAT_PORTUGUESA_1,ID_SITUACAO_CURSO_2_0} =&gt; {ID_MATEMATICA_1}</text:p>
          </table:table-cell>
          <table:table-cell office:value-type="string" calcext:value-type="string">
            <text:p>0.40788304798238</text:p>
          </table:table-cell>
          <table:table-cell office:value-type="string" calcext:value-type="string">
            <text:p>0.976007985065396</text:p>
          </table:table-cell>
          <table:table-cell office:value-type="string" calcext:value-type="string">
            <text:p>1.9714523590763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{FK_COD_TIPO_TURMA_0,ID_LINGUA_LITERAT_PORTUGUESA_1} =&gt; {ID_GEOGRAFIA_1}</text:p>
          </table:table-cell>
          <table:table-cell office:value-type="string" calcext:value-type="string">
            <text:p>0.422878308094402</text:p>
          </table:table-cell>
          <table:table-cell office:value-type="string" calcext:value-type="string">
            <text:p>0.860029229743929</text:p>
          </table:table-cell>
          <table:table-cell office:value-type="string" calcext:value-type="string">
            <text:p>1.97142235676478</text:p>
          </table:table-cell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string" calcext:value-type="string">
            <text:p>{ID_ALIMENTACAO_1,ID_DIA_SEMANA_SEXTA_1,ID_LABORATORIO_INFORMATICA_1,ID_LINGUA_LITERAT_PORTUGUESA_1} =&gt; {ID_MATEMATICA_1}</text:p>
          </table:table-cell>
          <table:table-cell office:value-type="string" calcext:value-type="string">
            <text:p>0.411677122148704</text:p>
          </table:table-cell>
          <table:table-cell office:value-type="string" calcext:value-type="string">
            <text:p>0.975976234431917</text:p>
          </table:table-cell>
          <table:table-cell office:value-type="string" calcext:value-type="string">
            <text:p>1.97138822552185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{ID_ALIMENTACAO_1,ID_DIA_SEMANA_SEXTA_1,ID_MATEMATICA_1} =&gt; {ID_LINGUA_LITERAT_PORTUGUESA_1}</text:p>
          </table:table-cell>
          <table:table-cell office:value-type="string" calcext:value-type="string">
            <text:p>0.432412178639081</text:p>
          </table:table-cell>
          <table:table-cell office:value-type="string" calcext:value-type="string">
            <text:p>0.973323224353334</text:p>
          </table:table-cell>
          <table:table-cell office:value-type="string" calcext:value-type="string">
            <text:p>1.97138388904233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{FK_COD_TIPO_TURMA_0,ID_COZINHA_1,ID_LINGUA_LITERAT_PORTUGUESA_1} =&gt; {ID_MATEMATICA_1}</text:p>
          </table:table-cell>
          <table:table-cell office:value-type="string" calcext:value-type="string">
            <text:p>0.465688283905706</text:p>
          </table:table-cell>
          <table:table-cell office:value-type="string" calcext:value-type="string">
            <text:p>0.975953544616315</text:p>
          </table:table-cell>
          <table:table-cell office:value-type="string" calcext:value-type="string">
            <text:p>1.9713423940418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string" calcext:value-type="string">
            <text:p>{FK_COD_TIPO_TURMA_0,ID_COZINHA_1,ID_LABORATORIO_INFORMATICA_1,ID_MATEMATICA_1,ID_SITUACAO_CURSO_2_0} =&gt; {ID_LINGUA_LITERAT_PORTUGUESA_1}</text:p>
          </table:table-cell>
          <table:table-cell office:value-type="string" calcext:value-type="string">
            <text:p>0.40788304798238</text:p>
          </table:table-cell>
          <table:table-cell office:value-type="string" calcext:value-type="string">
            <text:p>0.973284516344073</text:p>
          </table:table-cell>
          <table:table-cell office:value-type="string" calcext:value-type="string">
            <text:p>1.97130548924263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{FK_COD_TIPO_TURMA_0,ID_LINGUA_LITERAT_PORTUGUESA_1,ID_SITUACAO_CURSO_2_0} =&gt; {ID_MATEMATICA_1}</text:p>
          </table:table-cell>
          <table:table-cell office:value-type="string" calcext:value-type="string">
            <text:p>0.44352104315522</text:p>
          </table:table-cell>
          <table:table-cell office:value-type="string" calcext:value-type="string">
            <text:p>0.975849384372216</text:p>
          </table:table-cell>
          <table:table-cell office:value-type="string" calcext:value-type="string">
            <text:p>1.9711319992887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{FK_COD_TIPO_TURMA_0,ID_MATEMATICA_1} =&gt; {ID_LINGUA_LITERAT_PORTUGUESA_1}</text:p>
          </table:table-cell>
          <table:table-cell office:value-type="string" calcext:value-type="string">
            <text:p>0.479476393242168</text:p>
          </table:table-cell>
          <table:table-cell office:value-type="string" calcext:value-type="string">
            <text:p>0.973140526112903</text:p>
          </table:table-cell>
          <table:table-cell office:value-type="string" calcext:value-type="string">
            <text:p>1.97101384920486</text:p>
          </table:table-cell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string" calcext:value-type="string">
            <text:p>{ID_ALIMENTACAO_1,ID_COZINHA_1,ID_DIA_SEMANA_SEXTA_1,ID_MATEMATICA_1} =&gt; {ID_LINGUA_LITERAT_PORTUGUESA_1}</text:p>
          </table:table-cell>
          <table:table-cell office:value-type="string" calcext:value-type="string">
            <text:p>0.42517865038091</text:p>
          </table:table-cell>
          <table:table-cell office:value-type="string" calcext:value-type="string">
            <text:p>0.973126332320486</text:p>
          </table:table-cell>
          <table:table-cell office:value-type="string" calcext:value-type="string">
            <text:p>1.97098510087852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string" calcext:value-type="string">
            <text:p>{FK_COD_TIPO_TURMA_0,ID_COZINHA_1,ID_DIA_SEMANA_SEXTA_1,ID_EDUCACAO_FISICA_1} =&gt; {ID_MATEMATICA_1}</text:p>
          </table:table-cell>
          <table:table-cell office:value-type="string" calcext:value-type="string">
            <text:p>0.444276203598564</text:p>
          </table:table-cell>
          <table:table-cell office:value-type="string" calcext:value-type="string">
            <text:p>0.975772984932371</text:p>
          </table:table-cell>
          <table:table-cell office:value-type="string" calcext:value-type="string">
            <text:p>1.97097767897767</text:p>
          </table:table-cell>
        </table:table-row>
        <table:table-row table:style-name="ro1">
          <table:table-cell office:value-type="float" office:value="4518" calcext:value-type="float">
            <text:p>4518</text:p>
          </table:table-cell>
          <table:table-cell office:value-type="string" calcext:value-type="string">
            <text:p>{ID_ALIMENTACAO_1,ID_DIA_SEMANA_SEXTA_1,ID_LABORATORIO_INFORMATICA_1,ID_MATEMATICA_1} =&gt; {ID_LINGUA_LITERAT_PORTUGUESA_1}</text:p>
          </table:table-cell>
          <table:table-cell office:value-type="string" calcext:value-type="string">
            <text:p>0.411677122148704</text:p>
          </table:table-cell>
          <table:table-cell office:value-type="string" calcext:value-type="string">
            <text:p>0.973113696500177</text:p>
          </table:table-cell>
          <table:table-cell office:value-type="string" calcext:value-type="string">
            <text:p>1.97095950809294</text:p>
          </table:table-cell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string" calcext:value-type="string">
            <text:p>{FK_COD_TIPO_TURMA_0,ID_ALIMENTACAO_1,ID_LABORATORIO_INFORMATICA_1,ID_LINGUA_LITERAT_PORTUGUESA_1} =&gt; {ID_MATEMATICA_1}</text:p>
          </table:table-cell>
          <table:table-cell office:value-type="string" calcext:value-type="string">
            <text:p>0.411456175810776</text:p>
          </table:table-cell>
          <table:table-cell office:value-type="string" calcext:value-type="string">
            <text:p>0.975748301394746</text:p>
          </table:table-cell>
          <table:table-cell office:value-type="string" calcext:value-type="string">
            <text:p>1.9709278203502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{ID_ALIMENTACAO_1,ID_LINGUA_LITERAT_PORTUGUESA_1} =&gt; {ID_MATEMATICA_1}</text:p>
          </table:table-cell>
          <table:table-cell office:value-type="string" calcext:value-type="string">
            <text:p>0.433940531054981</text:p>
          </table:table-cell>
          <table:table-cell office:value-type="string" calcext:value-type="string">
            <text:p>0.975720036024776</text:p>
          </table:table-cell>
          <table:table-cell office:value-type="string" calcext:value-type="string">
            <text:p>1.9708707267289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{FK_COD_TIPO_TURMA_0,ID_MATEMATICA_1} =&gt; {ID_HISTORIA_1}</text:p>
          </table:table-cell>
          <table:table-cell office:value-type="string" calcext:value-type="string">
            <text:p>0.427030368220656</text:p>
          </table:table-cell>
          <table:table-cell office:value-type="string" calcext:value-type="string">
            <text:p>0.866696594563207</text:p>
          </table:table-cell>
          <table:table-cell office:value-type="string" calcext:value-type="string">
            <text:p>1.97078438284178</text:p>
          </table:table-cell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string" calcext:value-type="string">
            <text:p>{ID_COZINHA_1,ID_LABORATORIO_INFORMATICA_1,ID_LINGUA_LITERAT_PORTUGUESA_1,ID_SITUACAO_CURSO_2_0} =&gt; {ID_MATEMATICA_1}</text:p>
          </table:table-cell>
          <table:table-cell office:value-type="string" calcext:value-type="string">
            <text:p>0.409265224801479</text:p>
          </table:table-cell>
          <table:table-cell office:value-type="string" calcext:value-type="string">
            <text:p>0.975673641754928</text:p>
          </table:table-cell>
          <table:table-cell office:value-type="string" calcext:value-type="string">
            <text:p>1.9707770142858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{ID_COZINHA_1,ID_LINGUA_LITERAT_PORTUGUESA_1} =&gt; {ID_MATEMATICA_1}</text:p>
          </table:table-cell>
          <table:table-cell office:value-type="string" calcext:value-type="string">
            <text:p>0.467237312475101</text:p>
          </table:table-cell>
          <table:table-cell office:value-type="string" calcext:value-type="string">
            <text:p>0.975642301940272</text:p>
          </table:table-cell>
          <table:table-cell office:value-type="string" calcext:value-type="string">
            <text:p>1.9707137105501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{ID_COZINHA_1,ID_DIA_SEMANA_SEXTA_1,ID_EDUCACAO_FISICA_1} =&gt; {ID_MATEMATICA_1}</text:p>
          </table:table-cell>
          <table:table-cell office:value-type="string" calcext:value-type="string">
            <text:p>0.445442482907913</text:p>
          </table:table-cell>
          <table:table-cell office:value-type="string" calcext:value-type="string">
            <text:p>0.975637562334455</text:p>
          </table:table-cell>
          <table:table-cell office:value-type="string" calcext:value-type="string">
            <text:p>1.9707041369532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string" calcext:value-type="string">
            <text:p>{FK_COD_TIPO_TURMA_0,ID_COZINHA_1,ID_EDUCACAO_FISICA_1,ID_SITUACAO_CURSO_2_0} =&gt; {ID_MATEMATICA_1}</text:p>
          </table:table-cell>
          <table:table-cell office:value-type="string" calcext:value-type="string">
            <text:p>0.411335965616038</text:p>
          </table:table-cell>
          <table:table-cell office:value-type="string" calcext:value-type="string">
            <text:p>0.975635111169403</text:p>
          </table:table-cell>
          <table:table-cell office:value-type="string" calcext:value-type="string">
            <text:p>1.97069918581018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{FK_COD_TIPO_TURMA_0,ID_DIA_SEMANA_SEXTA_1,ID_EDUCACAO_FISICA_1} =&gt; {ID_MATEMATICA_1}</text:p>
          </table:table-cell>
          <table:table-cell office:value-type="string" calcext:value-type="string">
            <text:p>0.457193991125122</text:p>
          </table:table-cell>
          <table:table-cell office:value-type="string" calcext:value-type="string">
            <text:p>0.975632330155864</text:p>
          </table:table-cell>
          <table:table-cell office:value-type="string" calcext:value-type="string">
            <text:p>1.9706935684015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{FK_COD_TIPO_TURMA_0,ID_GEOGRAFIA_1} =&gt; {ID_LINGUA_LITERAT_PORTUGUESA_1}</text:p>
          </table:table-cell>
          <table:table-cell office:value-type="string" calcext:value-type="string">
            <text:p>0.422878308094402</text:p>
          </table:table-cell>
          <table:table-cell office:value-type="string" calcext:value-type="string">
            <text:p>0.972952879951853</text:p>
          </table:table-cell>
          <table:table-cell office:value-type="string" calcext:value-type="string">
            <text:p>1.9706337877725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{ID_MATEMATICA_1,ID_SITUACAO_CURSO_2_0} =&gt; {ID_LINGUA_LITERAT_PORTUGUESA_1}</text:p>
          </table:table-cell>
          <table:table-cell office:value-type="string" calcext:value-type="string">
            <text:p>0.44526048467308</text:p>
          </table:table-cell>
          <table:table-cell office:value-type="string" calcext:value-type="string">
            <text:p>0.972946734023149</text:p>
          </table:table-cell>
          <table:table-cell office:value-type="string" calcext:value-type="string">
            <text:p>1.97062133971366</text:p>
          </table:table-cell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string" calcext:value-type="string">
            <text:p>{ID_ALIMENTACAO_1,ID_COZINHA_1,ID_DIA_SEMANA_SEXTA_1,ID_LABORATORIO_INFORMATICA_1,ID_MATEMATICA_1} =&gt; {ID_LINGUA_LITERAT_PORTUGUESA_1}</text:p>
          </table:table-cell>
          <table:table-cell office:value-type="string" calcext:value-type="string">
            <text:p>0.405428836646607</text:p>
          </table:table-cell>
          <table:table-cell office:value-type="string" calcext:value-type="string">
            <text:p>0.97291548153268</text:p>
          </table:table-cell>
          <table:table-cell office:value-type="string" calcext:value-type="string">
            <text:p>1.97055804043685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{FK_COD_TIPO_TURMA_0,ID_COZINHA_1,ID_MATEMATICA_1} =&gt; {ID_LINGUA_LITERAT_PORTUGUESA_1}</text:p>
          </table:table-cell>
          <table:table-cell office:value-type="string" calcext:value-type="string">
            <text:p>0.465688283905706</text:p>
          </table:table-cell>
          <table:table-cell office:value-type="string" calcext:value-type="string">
            <text:p>0.97291035045316</text:p>
          </table:table-cell>
          <table:table-cell office:value-type="string" calcext:value-type="string">
            <text:p>1.9705476478691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{ID_LINGUA_LITERAT_PORTUGUESA_1,ID_SITUACAO_CURSO_2_0} =&gt; {ID_MATEMATICA_1}</text:p>
          </table:table-cell>
          <table:table-cell office:value-type="string" calcext:value-type="string">
            <text:p>0.44526048467308</text:p>
          </table:table-cell>
          <table:table-cell office:value-type="string" calcext:value-type="string">
            <text:p>0.975548704269377</text:p>
          </table:table-cell>
          <table:table-cell office:value-type="string" calcext:value-type="string">
            <text:p>1.9705246512884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{ID_DIA_SEMANA_SEXTA_1,ID_EDUCACAO_FISICA_1} =&gt; {ID_MATEMATICA_1}</text:p>
          </table:table-cell>
          <table:table-cell office:value-type="string" calcext:value-type="string">
            <text:p>0.458558617255789</text:p>
          </table:table-cell>
          <table:table-cell office:value-type="string" calcext:value-type="string">
            <text:p>0.975503473784994</text:p>
          </table:table-cell>
          <table:table-cell office:value-type="string" calcext:value-type="string">
            <text:p>1.97043328959211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{ID_COZINHA_1,ID_MATEMATICA_1,ID_SITUACAO_CURSO_2_0} =&gt; {ID_EDUCACAO_FISICA_1}</text:p>
          </table:table-cell>
          <table:table-cell office:value-type="string" calcext:value-type="string">
            <text:p>0.412428195445428</text:p>
          </table:table-cell>
          <table:table-cell office:value-type="string" calcext:value-type="string">
            <text:p>0.929140954930235</text:p>
          </table:table-cell>
          <table:table-cell office:value-type="string" calcext:value-type="string">
            <text:p>1.97038558509095</text:p>
          </table:table-cell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string" calcext:value-type="string">
            <text:p>{FK_COD_TIPO_TURMA_0,ID_ALIMENTACAO_1,ID_COZINHA_1,ID_MATEMATICA_1} =&gt; {ID_EDUCACAO_FISICA_1}</text:p>
          </table:table-cell>
          <table:table-cell office:value-type="string" calcext:value-type="string">
            <text:p>0.405719504897484</text:p>
          </table:table-cell>
          <table:table-cell office:value-type="string" calcext:value-type="string">
            <text:p>0.929115867087158</text:p>
          </table:table-cell>
          <table:table-cell office:value-type="string" calcext:value-type="string">
            <text:p>1.9703323824804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{ID_COZINHA_1,ID_MATEMATICA_1} =&gt; {ID_HISTORIA_1}</text:p>
          </table:table-cell>
          <table:table-cell office:value-type="string" calcext:value-type="string">
            <text:p>0.416537701162745</text:p>
          </table:table-cell>
          <table:table-cell office:value-type="string" calcext:value-type="string">
            <text:p>0.866492621850126</text:p>
          </table:table-cell>
          <table:table-cell office:value-type="string" calcext:value-type="string">
            <text:p>1.9703205685843</text:p>
          </table:table-cell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string" calcext:value-type="string">
            <text:p>{FK_COD_TIPO_TURMA_0,ID_DIA_SEMANA_SEXTA_1,ID_EDUCACAO_FISICA_1,ID_LABORATORIO_INFORMATICA_1} =&gt; {ID_MATEMATICA_1}</text:p>
          </table:table-cell>
          <table:table-cell office:value-type="string" calcext:value-type="string">
            <text:p>0.434595436195915</text:p>
          </table:table-cell>
          <table:table-cell office:value-type="string" calcext:value-type="string">
            <text:p>0.97543981583909</text:p>
          </table:table-cell>
          <table:table-cell office:value-type="string" calcext:value-type="string">
            <text:p>1.97030470600514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{ID_COZINHA_1,ID_EDUCACAO_FISICA_1,ID_SITUACAO_CURSO_2_0} =&gt; {ID_MATEMATICA_1}</text:p>
          </table:table-cell>
          <table:table-cell office:value-type="string" calcext:value-type="string">
            <text:p>0.412428195445428</text:p>
          </table:table-cell>
          <table:table-cell office:value-type="string" calcext:value-type="string">
            <text:p>0.975418453758138</text:p>
          </table:table-cell>
          <table:table-cell office:value-type="string" calcext:value-type="string">
            <text:p>1.97026155643512</text:p>
          </table:table-cell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string" calcext:value-type="string">
            <text:p>{FK_COD_TIPO_TURMA_0,ID_LABORATORIO_INFORMATICA_1,ID_LINGUA_LITERAT_PORTUGUESA_1,ID_SITUACAO_CURSO_2_0} =&gt; {ID_MATEMATICA_1}</text:p>
          </table:table-cell>
          <table:table-cell office:value-type="string" calcext:value-type="string">
            <text:p>0.41953742636224</text:p>
          </table:table-cell>
          <table:table-cell office:value-type="string" calcext:value-type="string">
            <text:p>0.975414197875908</text:p>
          </table:table-cell>
          <table:table-cell office:value-type="string" calcext:value-type="string">
            <text:p>1.9702529599183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{ID_ALIMENTACAO_1,ID_LABORATORIO_INFORMATICA_1,ID_LINGUA_LITERAT_PORTUGUESA_1} =&gt; {ID_MATEMATICA_1}</text:p>
          </table:table-cell>
          <table:table-cell office:value-type="string" calcext:value-type="string">
            <text:p>0.413087668573761</text:p>
          </table:table-cell>
          <table:table-cell office:value-type="string" calcext:value-type="string">
            <text:p>0.975409663895362</text:p>
          </table:table-cell>
          <table:table-cell office:value-type="string" calcext:value-type="string">
            <text:p>1.9702438016667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{ID_ALIMENTACAO_1,ID_MATEMATICA_1} =&gt; {ID_LINGUA_LITERAT_PORTUGUESA_1}</text:p>
          </table:table-cell>
          <table:table-cell office:value-type="string" calcext:value-type="string">
            <text:p>0.433940531054981</text:p>
          </table:table-cell>
          <table:table-cell office:value-type="string" calcext:value-type="string">
            <text:p>0.972758908933536</text:p>
          </table:table-cell>
          <table:table-cell office:value-type="string" calcext:value-type="string">
            <text:p>1.97024091587669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{FK_COD_TIPO_TURMA_0,ID_LABORATORIO_INFORMATICA_1,ID_MATEMATICA_1} =&gt; {ID_LINGUA_LITERAT_PORTUGUESA_1}</text:p>
          </table:table-cell>
          <table:table-cell office:value-type="string" calcext:value-type="string">
            <text:p>0.453870179240613</text:p>
          </table:table-cell>
          <table:table-cell office:value-type="string" calcext:value-type="string">
            <text:p>0.972747574596487</text:p>
          </table:table-cell>
          <table:table-cell office:value-type="string" calcext:value-type="string">
            <text:p>1.9702179591354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{ID_COZINHA_1,ID_MATEMATICA_1,ID_SITUACAO_CURSO_2_0} =&gt; {ID_LINGUA_LITERAT_PORTUGUESA_1}</text:p>
          </table:table-cell>
          <table:table-cell office:value-type="string" calcext:value-type="string">
            <text:p>0.431776026288527</text:p>
          </table:table-cell>
          <table:table-cell office:value-type="string" calcext:value-type="string">
            <text:p>0.97272881391735</text:p>
          </table:table-cell>
          <table:table-cell office:value-type="string" calcext:value-type="string">
            <text:p>1.9701799609661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{ID_ALIMENTACAO_1,ID_DIA_SEMANA_SEXTA_1,ID_MATEMATICA_1} =&gt; {ID_EDUCACAO_FISICA_1}</text:p>
          </table:table-cell>
          <table:table-cell office:value-type="string" calcext:value-type="string">
            <text:p>0.412733769760452</text:p>
          </table:table-cell>
          <table:table-cell office:value-type="string" calcext:value-type="string">
            <text:p>0.929028791111025</text:p>
          </table:table-cell>
          <table:table-cell office:value-type="string" calcext:value-type="string">
            <text:p>1.9701477245474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{FK_COD_TIPO_TURMA_0,ID_EDUCACAO_FISICA_1,ID_SITUACAO_CURSO_2_0} =&gt; {ID_MATEMATICA_1}</text:p>
          </table:table-cell>
          <table:table-cell office:value-type="string" calcext:value-type="string">
            <text:p>0.423768825217021</text:p>
          </table:table-cell>
          <table:table-cell office:value-type="string" calcext:value-type="string">
            <text:p>0.975349760923613</text:p>
          </table:table-cell>
          <table:table-cell office:value-type="string" calcext:value-type="string">
            <text:p>1.9701228028052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{ID_DIA_SEMANA_SEXTA_1,ID_EDUCACAO_FISICA_1,ID_LABORATORIO_INFORMATICA_1} =&gt; {ID_MATEMATICA_1}</text:p>
          </table:table-cell>
          <table:table-cell office:value-type="string" calcext:value-type="string">
            <text:p>0.435829994895875</text:p>
          </table:table-cell>
          <table:table-cell office:value-type="string" calcext:value-type="string">
            <text:p>0.975306144518613</text:p>
          </table:table-cell>
          <table:table-cell office:value-type="string" calcext:value-type="string">
            <text:p>1.97003470141079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{ID_ALIMENTACAO_1,ID_LABORATORIO_INFORMATICA_1,ID_MATEMATICA_1} =&gt; {ID_LINGUA_LITERAT_PORTUGUESA_1}</text:p>
          </table:table-cell>
          <table:table-cell office:value-type="string" calcext:value-type="string">
            <text:p>0.413087668573761</text:p>
          </table:table-cell>
          <table:table-cell office:value-type="string" calcext:value-type="string">
            <text:p>0.972644413032907</text:p>
          </table:table-cell>
          <table:table-cell office:value-type="string" calcext:value-type="string">
            <text:p>1.9700090141114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{ID_LABORATORIO_INFORMATICA_1,ID_MATEMATICA_1,ID_SITUACAO_CURSO_2_0} =&gt; {ID_LINGUA_LITERAT_PORTUGUESA_1}</text:p>
          </table:table-cell>
          <table:table-cell office:value-type="string" calcext:value-type="string">
            <text:p>0.42108885913553</text:p>
          </table:table-cell>
          <table:table-cell office:value-type="string" calcext:value-type="string">
            <text:p>0.972630368928588</text:p>
          </table:table-cell>
          <table:table-cell office:value-type="string" calcext:value-type="string">
            <text:p>1.96998056896571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{FK_COD_TIPO_TURMA_0,ID_COZINHA_1,ID_GEOGRAFIA_1} =&gt; {ID_LINGUA_LITERAT_PORTUGUESA_1}</text:p>
          </table:table-cell>
          <table:table-cell office:value-type="string" calcext:value-type="string">
            <text:p>0.411464830944797</text:p>
          </table:table-cell>
          <table:table-cell office:value-type="string" calcext:value-type="string">
            <text:p>0.972627363884147</text:p>
          </table:table-cell>
          <table:table-cell office:value-type="string" calcext:value-type="string">
            <text:p>1.96997448250229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string" calcext:value-type="string">
            <text:p>{FK_COD_TIPO_TURMA_0,ID_COZINHA_1,ID_LABORATORIO_INFORMATICA_1,ID_LINGUA_LITERAT_PORTUGUESA_1} =&gt; {ID_MATEMATICA_1}</text:p>
          </table:table-cell>
          <table:table-cell office:value-type="string" calcext:value-type="string">
            <text:p>0.441702743749611</text:p>
          </table:table-cell>
          <table:table-cell office:value-type="string" calcext:value-type="string">
            <text:p>0.975246331698731</text:p>
          </table:table-cell>
          <table:table-cell office:value-type="string" calcext:value-type="string">
            <text:p>1.96991388464836</text:p>
          </table:table-cell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string" calcext:value-type="string">
            <text:p>{FK_COD_TIPO_TURMA_0,ID_COZINHA_1,ID_DIA_SEMANA_SEXTA_1,ID_EDUCACAO_FISICA_1,ID_LABORATORIO_INFORMATICA_1} =&gt; {ID_MATEMATICA_1}</text:p>
          </table:table-cell>
          <table:table-cell office:value-type="string" calcext:value-type="string">
            <text:p>0.423199509734742</text:p>
          </table:table-cell>
          <table:table-cell office:value-type="string" calcext:value-type="string">
            <text:p>0.975237985486514</text:p>
          </table:table-cell>
          <table:table-cell office:value-type="string" calcext:value-type="string">
            <text:p>1.96989702601604</text:p>
          </table:table-cell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string" calcext:value-type="string">
            <text:p>{FK_COD_TIPO_TURMA_0,ID_EDUCACAO_FISICA_1,ID_LABORATORIO_INFORMATICA_1,ID_SITUACAO_CURSO_2_0} =&gt; {ID_MATEMATICA_1}</text:p>
          </table:table-cell>
          <table:table-cell office:value-type="string" calcext:value-type="string">
            <text:p>0.402418773370364</text:p>
          </table:table-cell>
          <table:table-cell office:value-type="string" calcext:value-type="string">
            <text:p>0.975233639414561</text:p>
          </table:table-cell>
          <table:table-cell office:value-type="string" calcext:value-type="string">
            <text:p>1.96988824732371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{ID_ALIMENTACAO_1,ID_COZINHA_1,ID_MATEMATICA_1} =&gt; {ID_LINGUA_LITERAT_PORTUGUESA_1}</text:p>
          </table:table-cell>
          <table:table-cell office:value-type="string" calcext:value-type="string">
            <text:p>0.426698347662789</text:p>
          </table:table-cell>
          <table:table-cell office:value-type="string" calcext:value-type="string">
            <text:p>0.972565641841999</text:p>
          </table:table-cell>
          <table:table-cell office:value-type="string" calcext:value-type="string">
            <text:p>1.969849469724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{ID_GEOGRAFIA_1} =&gt; {ID_LINGUA_LITERAT_PORTUGUESA_1}</text:p>
          </table:table-cell>
          <table:table-cell office:value-type="string" calcext:value-type="string">
            <text:p>0.424272025092195</text:p>
          </table:table-cell>
          <table:table-cell office:value-type="string" calcext:value-type="string">
            <text:p>0.972547591046017</text:p>
          </table:table-cell>
          <table:table-cell office:value-type="string" calcext:value-type="string">
            <text:p>1.969812909364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{ID_LINGUA_LITERAT_PORTUGUESA_1} =&gt; {ID_GEOGRAFIA_1}</text:p>
          </table:table-cell>
          <table:table-cell office:value-type="string" calcext:value-type="string">
            <text:p>0.424272025092195</text:p>
          </table:table-cell>
          <table:table-cell office:value-type="string" calcext:value-type="string">
            <text:p>0.859327111395923</text:p>
          </table:table-cell>
          <table:table-cell office:value-type="string" calcext:value-type="string">
            <text:p>1.96981290936406</text:p>
          </table:table-cell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string" calcext:value-type="string">
            <text:p>{FK_COD_TIPO_TURMA_0,ID_COZINHA_1,ID_LABORATORIO_INFORMATICA_1,ID_MATEMATICA_1} =&gt; {ID_LINGUA_LITERAT_PORTUGUESA_1}</text:p>
          </table:table-cell>
          <table:table-cell office:value-type="string" calcext:value-type="string">
            <text:p>0.441702743749611</text:p>
          </table:table-cell>
          <table:table-cell office:value-type="string" calcext:value-type="string">
            <text:p>0.972522626961365</text:p>
          </table:table-cell>
          <table:table-cell office:value-type="string" calcext:value-type="string">
            <text:p>1.969762346721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{ID_EDUCACAO_FISICA_1,ID_SITUACAO_CURSO_2_0} =&gt; {ID_MATEMATICA_1}</text:p>
          </table:table-cell>
          <table:table-cell office:value-type="string" calcext:value-type="string">
            <text:p>0.425051708415267</text:p>
          </table:table-cell>
          <table:table-cell office:value-type="string" calcext:value-type="string">
            <text:p>0.975137725396409</text:p>
          </table:table-cell>
          <table:table-cell office:value-type="string" calcext:value-type="string">
            <text:p>1.9696945092393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{FK_COD_TIPO_TURMA_0,ID_LINGUA_LITERAT_PORTUGUESA_1} =&gt; {ID_MATEMATICA_1}</text:p>
          </table:table-cell>
          <table:table-cell office:value-type="string" calcext:value-type="string">
            <text:p>0.479476393242168</text:p>
          </table:table-cell>
          <table:table-cell office:value-type="string" calcext:value-type="string">
            <text:p>0.975135648405981</text:p>
          </table:table-cell>
          <table:table-cell office:value-type="string" calcext:value-type="string">
            <text:p>1.9696903138969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{ID_MATEMATICA_1,ID_SITUACAO_CURSO_2_0} =&gt; {ID_EDUCACAO_FISICA_1}</text:p>
          </table:table-cell>
          <table:table-cell office:value-type="string" calcext:value-type="string">
            <text:p>0.425051708415267</text:p>
          </table:table-cell>
          <table:table-cell office:value-type="string" calcext:value-type="string">
            <text:p>0.928788171708596</text:p>
          </table:table-cell>
          <table:table-cell office:value-type="string" calcext:value-type="string">
            <text:p>1.96963745428164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{ID_LABORATORIO_INFORMATICA_1,ID_LINGUA_LITERAT_PORTUGUESA_1,ID_SITUACAO_CURSO_2_0} =&gt; {ID_MATEMATICA_1}</text:p>
          </table:table-cell>
          <table:table-cell office:value-type="string" calcext:value-type="string">
            <text:p>0.42108885913553</text:p>
          </table:table-cell>
          <table:table-cell office:value-type="string" calcext:value-type="string">
            <text:p>0.975101214124103</text:p>
          </table:table-cell>
          <table:table-cell office:value-type="string" calcext:value-type="string">
            <text:p>1.96962075960305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{FK_COD_TIPO_TURMA_0,ID_GEOGRAFIA_1,ID_LABORATORIO_INFORMATICA_1} =&gt; {ID_LINGUA_LITERAT_PORTUGUESA_1}</text:p>
          </table:table-cell>
          <table:table-cell office:value-type="string" calcext:value-type="string">
            <text:p>0.401202727040394</text:p>
          </table:table-cell>
          <table:table-cell office:value-type="string" calcext:value-type="string">
            <text:p>0.972445280995781</text:p>
          </table:table-cell>
          <table:table-cell office:value-type="string" calcext:value-type="string">
            <text:p>1.9696056890084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string" calcext:value-type="string">
            <text:p>{ID_COZINHA_1,ID_DIA_SEMANA_SEXTA_1,ID_EDUCACAO_FISICA_1,ID_LABORATORIO_INFORMATICA_1} =&gt; {ID_MATEMATICA_1}</text:p>
          </table:table-cell>
          <table:table-cell office:value-type="string" calcext:value-type="string">
            <text:p>0.424289575780627</text:p>
          </table:table-cell>
          <table:table-cell office:value-type="string" calcext:value-type="string">
            <text:p>0.975093101123844</text:p>
          </table:table-cell>
          <table:table-cell office:value-type="string" calcext:value-type="string">
            <text:p>1.96960437203887</text:p>
          </table:table-cell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string" calcext:value-type="string">
            <text:p>{ID_ALIMENTACAO_1,ID_COZINHA_1,ID_LABORATORIO_INFORMATICA_1,ID_MATEMATICA_1} =&gt; {ID_LINGUA_LITERAT_PORTUGUESA_1}</text:p>
          </table:table-cell>
          <table:table-cell office:value-type="string" calcext:value-type="string">
            <text:p>0.406835295925043</text:p>
          </table:table-cell>
          <table:table-cell office:value-type="string" calcext:value-type="string">
            <text:p>0.97244407614586</text:p>
          </table:table-cell>
          <table:table-cell office:value-type="string" calcext:value-type="string">
            <text:p>1.96960324868676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string" calcext:value-type="string">
            <text:p>{ID_COZINHA_1,ID_LABORATORIO_INFORMATICA_1,ID_MATEMATICA_1,ID_SITUACAO_CURSO_2_0} =&gt; {ID_LINGUA_LITERAT_PORTUGUESA_1}</text:p>
          </table:table-cell>
          <table:table-cell office:value-type="string" calcext:value-type="string">
            <text:p>0.409265224801479</text:p>
          </table:table-cell>
          <table:table-cell office:value-type="string" calcext:value-type="string">
            <text:p>0.972384861712957</text:p>
          </table:table-cell>
          <table:table-cell office:value-type="string" calcext:value-type="string">
            <text:p>1.9694833148599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{ID_EDUCACAO_FISICA_1,ID_LABORATORIO_INFORMATICA_1,ID_SITUACAO_CURSO_2_0} =&gt; {ID_MATEMATICA_1}</text:p>
          </table:table-cell>
          <table:table-cell office:value-type="string" calcext:value-type="string">
            <text:p>0.403576397545693</text:p>
          </table:table-cell>
          <table:table-cell office:value-type="string" calcext:value-type="string">
            <text:p>0.975011747458396</text:p>
          </table:table-cell>
          <table:table-cell office:value-type="string" calcext:value-type="string">
            <text:p>1.96944004461724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{FK_COD_TIPO_TURMA_0,ID_COZINHA_1,ID_HISTORIA_1} =&gt; {ID_MATEMATICA_1}</text:p>
          </table:table-cell>
          <table:table-cell office:value-type="string" calcext:value-type="string">
            <text:p>0.415315163482259</text:p>
          </table:table-cell>
          <table:table-cell office:value-type="string" calcext:value-type="string">
            <text:p>0.974962411446787</text:p>
          </table:table-cell>
          <table:table-cell office:value-type="string" calcext:value-type="string">
            <text:p>1.9693403901083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{FK_COD_TIPO_TURMA_0,ID_ALIMENTACAO_1,ID_MATEMATICA_1} =&gt; {ID_EDUCACAO_FISICA_1}</text:p>
          </table:table-cell>
          <table:table-cell office:value-type="string" calcext:value-type="string">
            <text:p>0.41206948822433</text:p>
          </table:table-cell>
          <table:table-cell office:value-type="string" calcext:value-type="string">
            <text:p>0.928644186444682</text:p>
          </table:table-cell>
          <table:table-cell office:value-type="string" calcext:value-type="string">
            <text:p>1.96933211149487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{ID_COZINHA_1,ID_LABORATORIO_INFORMATICA_1,ID_LINGUA_LITERAT_PORTUGUESA_1} =&gt; {ID_MATEMATICA_1}</text:p>
          </table:table-cell>
          <table:table-cell office:value-type="string" calcext:value-type="string">
            <text:p>0.44315800836711</text:p>
          </table:table-cell>
          <table:table-cell office:value-type="string" calcext:value-type="string">
            <text:p>0.974923241699393</text:p>
          </table:table-cell>
          <table:table-cell office:value-type="string" calcext:value-type="string">
            <text:p>1.9692612705805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{ID_COZINHA_1,ID_GEOGRAFIA_1} =&gt; {ID_LINGUA_LITERAT_PORTUGUESA_1}</text:p>
          </table:table-cell>
          <table:table-cell office:value-type="string" calcext:value-type="string">
            <text:p>0.412613559565714</text:p>
          </table:table-cell>
          <table:table-cell office:value-type="string" calcext:value-type="string">
            <text:p>0.972201718812047</text:p>
          </table:table-cell>
          <table:table-cell office:value-type="string" calcext:value-type="string">
            <text:p>1.9691123744002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{FK_COD_TIPO_TURMA_0,ID_COZINHA_1,ID_EDUCACAO_FISICA_1} =&gt; {ID_MATEMATICA_1}</text:p>
          </table:table-cell>
          <table:table-cell office:value-type="string" calcext:value-type="string">
            <text:p>0.445156382644437</text:p>
          </table:table-cell>
          <table:table-cell office:value-type="string" calcext:value-type="string">
            <text:p>0.974843578560312</text:p>
          </table:table-cell>
          <table:table-cell office:value-type="string" calcext:value-type="string">
            <text:p>1.969100357877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{ID_LINGUA_LITERAT_PORTUGUESA_1} =&gt; {ID_MATEMATICA_1}</text:p>
          </table:table-cell>
          <table:table-cell office:value-type="string" calcext:value-type="string">
            <text:p>0.481304790304134</text:p>
          </table:table-cell>
          <table:table-cell office:value-type="string" calcext:value-type="string">
            <text:p>0.974842154778403</text:p>
          </table:table-cell>
          <table:table-cell office:value-type="string" calcext:value-type="string">
            <text:p>1.969097481959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{ID_MATEMATICA_1} =&gt; {ID_LINGUA_LITERAT_PORTUGUESA_1}</text:p>
          </table:table-cell>
          <table:table-cell office:value-type="string" calcext:value-type="string">
            <text:p>0.481304790304134</text:p>
          </table:table-cell>
          <table:table-cell office:value-type="string" calcext:value-type="string">
            <text:p>0.972194366028923</text:p>
          </table:table-cell>
          <table:table-cell office:value-type="string" calcext:value-type="string">
            <text:p>1.969097481959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{FK_COD_TIPO_TURMA_0,ID_HISTORIA_1} =&gt; {ID_MATEMATICA_1}</text:p>
          </table:table-cell>
          <table:table-cell office:value-type="string" calcext:value-type="string">
            <text:p>0.427030368220656</text:p>
          </table:table-cell>
          <table:table-cell office:value-type="string" calcext:value-type="string">
            <text:p>0.974773728588457</text:p>
          </table:table-cell>
          <table:table-cell office:value-type="string" calcext:value-type="string">
            <text:p>1.9689592669291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{ID_COZINHA_1,ID_MATEMATICA_1} =&gt; {ID_EDUCACAO_FISICA_1}</text:p>
          </table:table-cell>
          <table:table-cell office:value-type="string" calcext:value-type="string">
            <text:p>0.446322661953786</text:p>
          </table:table-cell>
          <table:table-cell office:value-type="string" calcext:value-type="string">
            <text:p>0.928452076409676</text:p>
          </table:table-cell>
          <table:table-cell office:value-type="string" calcext:value-type="string">
            <text:p>1.9689247127662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{ID_GEOGRAFIA_1,ID_LABORATORIO_INFORMATICA_1} =&gt; {ID_LINGUA_LITERAT_PORTUGUESA_1}</text:p>
          </table:table-cell>
          <table:table-cell office:value-type="string" calcext:value-type="string">
            <text:p>0.402486331499807</text:p>
          </table:table-cell>
          <table:table-cell office:value-type="string" calcext:value-type="string">
            <text:p>0.972084621195713</text:p>
          </table:table-cell>
          <table:table-cell office:value-type="string" calcext:value-type="string">
            <text:p>1.96887520307989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{FK_COD_TIPO_TURMA_0,ID_LABORATORIO_INFORMATICA_1,ID_LINGUA_LITERAT_PORTUGUESA_1} =&gt; {ID_MATEMATICA_1}</text:p>
          </table:table-cell>
          <table:table-cell office:value-type="string" calcext:value-type="string">
            <text:p>0.453870179240613</text:p>
          </table:table-cell>
          <table:table-cell office:value-type="string" calcext:value-type="string">
            <text:p>0.974655494914836</text:p>
          </table:table-cell>
          <table:table-cell office:value-type="string" calcext:value-type="string">
            <text:p>1.9687204450564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{ID_COZINHA_1,ID_EDUCACAO_FISICA_1} =&gt; {ID_MATEMATICA_1}</text:p>
          </table:table-cell>
          <table:table-cell office:value-type="string" calcext:value-type="string">
            <text:p>0.446322661953786</text:p>
          </table:table-cell>
          <table:table-cell office:value-type="string" calcext:value-type="string">
            <text:p>0.974640486914411</text:p>
          </table:table-cell>
          <table:table-cell office:value-type="string" calcext:value-type="string">
            <text:p>1.96869013018368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string" calcext:value-type="string">
            <text:p>{FK_COD_TIPO_TURMA_0,ID_ALIMENTACAO_1,ID_COZINHA_1,ID_DIA_SEMANA_SEXTA_1,ID_EDUCACAO_FISICA_1} =&gt; {ID_MATEMATICA_1}</text:p>
          </table:table-cell>
          <table:table-cell office:value-type="string" calcext:value-type="string">
            <text:p>0.405025170812676</text:p>
          </table:table-cell>
          <table:table-cell office:value-type="string" calcext:value-type="string">
            <text:p>0.974640263629253</text:p>
          </table:table-cell>
          <table:table-cell office:value-type="string" calcext:value-type="string">
            <text:p>1.9686896791668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{ID_COZINHA_1,ID_MATEMATICA_1} =&gt; {ID_LINGUA_LITERAT_PORTUGUESA_1}</text:p>
          </table:table-cell>
          <table:table-cell office:value-type="string" calcext:value-type="string">
            <text:p>0.467237312475101</text:p>
          </table:table-cell>
          <table:table-cell office:value-type="string" calcext:value-type="string">
            <text:p>0.971959279514475</text:p>
          </table:table-cell>
          <table:table-cell office:value-type="string" calcext:value-type="string">
            <text:p>1.9686213341031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{FK_COD_TIPO_TURMA_0,ID_EDUCACAO_FISICA_1} =&gt; {ID_MATEMATICA_1}</text:p>
          </table:table-cell>
          <table:table-cell office:value-type="string" calcext:value-type="string">
            <text:p>0.4581174458411</text:p>
          </table:table-cell>
          <table:table-cell office:value-type="string" calcext:value-type="string">
            <text:p>0.97460084781479</text:p>
          </table:table-cell>
          <table:table-cell office:value-type="string" calcext:value-type="string">
            <text:p>1.9686100626046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{ID_COZINHA_1,ID_HISTORIA_1} =&gt; {ID_MATEMATICA_1}</text:p>
          </table:table-cell>
          <table:table-cell office:value-type="string" calcext:value-type="string">
            <text:p>0.416537701162745</text:p>
          </table:table-cell>
          <table:table-cell office:value-type="string" calcext:value-type="string">
            <text:p>0.974540457565273</text:p>
          </table:table-cell>
          <table:table-cell office:value-type="string" calcext:value-type="string">
            <text:p>1.96848807948394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string" calcext:value-type="string">
            <text:p>{ID_ALIMENTACAO_1,ID_COZINHA_1,ID_DIA_SEMANA_SEXTA_1,ID_EDUCACAO_FISICA_1} =&gt; {ID_MATEMATICA_1}</text:p>
          </table:table-cell>
          <table:table-cell office:value-type="string" calcext:value-type="string">
            <text:p>0.406191450122025</text:p>
          </table:table-cell>
          <table:table-cell office:value-type="string" calcext:value-type="string">
            <text:p>0.974495349026344</text:p>
          </table:table-cell>
          <table:table-cell office:value-type="string" calcext:value-type="string">
            <text:p>1.9683969641069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{ID_LABORATORIO_INFORMATICA_1,ID_MATEMATICA_1} =&gt; {ID_LINGUA_LITERAT_PORTUGUESA_1}</text:p>
          </table:table-cell>
          <table:table-cell office:value-type="string" calcext:value-type="string">
            <text:p>0.455501672003599</text:p>
          </table:table-cell>
          <table:table-cell office:value-type="string" calcext:value-type="string">
            <text:p>0.971832026258785</text:p>
          </table:table-cell>
          <table:table-cell office:value-type="string" calcext:value-type="string">
            <text:p>1.96836359339397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{FK_COD_TIPO_TURMA_0,ID_HISTORIA_1,ID_LABORATORIO_INFORMATICA_1} =&gt; {ID_MATEMATICA_1}</text:p>
          </table:table-cell>
          <table:table-cell office:value-type="string" calcext:value-type="string">
            <text:p>0.405399024518312</text:p>
          </table:table-cell>
          <table:table-cell office:value-type="string" calcext:value-type="string">
            <text:p>0.974465352977414</text:p>
          </table:table-cell>
          <table:table-cell office:value-type="string" calcext:value-type="string">
            <text:p>1.9683363746627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{FK_COD_TIPO_TURMA_0,ID_EDUCACAO_FISICA_1,ID_LABORATORIO_INFORMATICA_1} =&gt; {ID_MATEMATICA_1}</text:p>
          </table:table-cell>
          <table:table-cell office:value-type="string" calcext:value-type="string">
            <text:p>0.435430897049345</text:p>
          </table:table-cell>
          <table:table-cell office:value-type="string" calcext:value-type="string">
            <text:p>0.97443191141934</text:p>
          </table:table-cell>
          <table:table-cell office:value-type="string" calcext:value-type="string">
            <text:p>1.968268825585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{ID_EDUCACAO_FISICA_1} =&gt; {ID_MATEMATICA_1}</text:p>
          </table:table-cell>
          <table:table-cell office:value-type="string" calcext:value-type="string">
            <text:p>0.459482071971767</text:p>
          </table:table-cell>
          <table:table-cell office:value-type="string" calcext:value-type="string">
            <text:p>0.974402049997757</text:p>
          </table:table-cell>
          <table:table-cell office:value-type="string" calcext:value-type="string">
            <text:p>1.968208508077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{ID_MATEMATICA_1} =&gt; {ID_EDUCACAO_FISICA_1}</text:p>
          </table:table-cell>
          <table:table-cell office:value-type="string" calcext:value-type="string">
            <text:p>0.459482071971767</text:p>
          </table:table-cell>
          <table:table-cell office:value-type="string" calcext:value-type="string">
            <text:p>0.928114348041241</text:p>
          </table:table-cell>
          <table:table-cell office:value-type="string" calcext:value-type="string">
            <text:p>1.968208508077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{ID_HISTORIA_1} =&gt; {ID_MATEMATICA_1}</text:p>
          </table:table-cell>
          <table:table-cell office:value-type="string" calcext:value-type="string">
            <text:p>0.428500538902303</text:p>
          </table:table-cell>
          <table:table-cell office:value-type="string" calcext:value-type="string">
            <text:p>0.97436885688185</text:p>
          </table:table-cell>
          <table:table-cell office:value-type="string" calcext:value-type="string">
            <text:p>1.968141460831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{ID_MATEMATICA_1} =&gt; {ID_HISTORIA_1}</text:p>
          </table:table-cell>
          <table:table-cell office:value-type="string" calcext:value-type="string">
            <text:p>0.428500538902303</text:p>
          </table:table-cell>
          <table:table-cell office:value-type="string" calcext:value-type="string">
            <text:p>0.865534310385604</text:p>
          </table:table-cell>
          <table:table-cell office:value-type="string" calcext:value-type="string">
            <text:p>1.9681414608319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{ID_LABORATORIO_INFORMATICA_1,ID_LINGUA_LITERAT_PORTUGUESA_1} =&gt; {ID_MATEMATICA_1}</text:p>
          </table:table-cell>
          <table:table-cell office:value-type="string" calcext:value-type="string">
            <text:p>0.455501672003599</text:p>
          </table:table-cell>
          <table:table-cell office:value-type="string" calcext:value-type="string">
            <text:p>0.974352974453259</text:p>
          </table:table-cell>
          <table:table-cell office:value-type="string" calcext:value-type="string">
            <text:p>1.96810937968935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string" calcext:value-type="string">
            <text:p>{FK_COD_TIPO_TURMA_0,ID_ALIMENTACAO_1,ID_COZINHA_1,ID_EDUCACAO_FISICA_1} =&gt; {ID_MATEMATICA_1}</text:p>
          </table:table-cell>
          <table:table-cell office:value-type="string" calcext:value-type="string">
            <text:p>0.405719504897484</text:p>
          </table:table-cell>
          <table:table-cell office:value-type="string" calcext:value-type="string">
            <text:p>0.974308344894838</text:p>
          </table:table-cell>
          <table:table-cell office:value-type="string" calcext:value-type="string">
            <text:p>1.96801923181189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string" calcext:value-type="string">
            <text:p>{FK_COD_TIPO_TURMA_0,ID_COZINHA_1,ID_EDUCACAO_FISICA_1,ID_LABORATORIO_INFORMATICA_1} =&gt; {ID_MATEMATICA_1}</text:p>
          </table:table-cell>
          <table:table-cell office:value-type="string" calcext:value-type="string">
            <text:p>0.424020785785193</text:p>
          </table:table-cell>
          <table:table-cell office:value-type="string" calcext:value-type="string">
            <text:p>0.974290728719376</text:p>
          </table:table-cell>
          <table:table-cell office:value-type="string" calcext:value-type="string">
            <text:p>1.9679836486494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{ID_EDUCACAO_FISICA_1,ID_LABORATORIO_INFORMATICA_1} =&gt; {ID_MATEMATICA_1}</text:p>
          </table:table-cell>
          <table:table-cell office:value-type="string" calcext:value-type="string">
            <text:p>0.436665455749305</text:p>
          </table:table-cell>
          <table:table-cell office:value-type="string" calcext:value-type="string">
            <text:p>0.974224271473873</text:p>
          </table:table-cell>
          <table:table-cell office:value-type="string" calcext:value-type="string">
            <text:p>1.96784941071757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string" calcext:value-type="string">
            <text:p>{FK_COD_TIPO_TURMA_0,ID_ALIMENTACAO_1,ID_DIA_SEMANA_SEXTA_1,ID_EDUCACAO_FISICA_1} =&gt; {ID_MATEMATICA_1}</text:p>
          </table:table-cell>
          <table:table-cell office:value-type="string" calcext:value-type="string">
            <text:p>0.411369143629785</text:p>
          </table:table-cell>
          <table:table-cell office:value-type="string" calcext:value-type="string">
            <text:p>0.974219390543864</text:p>
          </table:table-cell>
          <table:table-cell office:value-type="string" calcext:value-type="string">
            <text:p>1.96783955165788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{ID_COZINHA_1,ID_LABORATORIO_INFORMATICA_1,ID_MATEMATICA_1} =&gt; {ID_LINGUA_LITERAT_PORTUGUESA_1}</text:p>
          </table:table-cell>
          <table:table-cell office:value-type="string" calcext:value-type="string">
            <text:p>0.44315800836711</text:p>
          </table:table-cell>
          <table:table-cell office:value-type="string" calcext:value-type="string">
            <text:p>0.971572257162676</text:p>
          </table:table-cell>
          <table:table-cell office:value-type="string" calcext:value-type="string">
            <text:p>1.9678374530552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{ID_HISTORIA_1,ID_LABORATORIO_INFORMATICA_1} =&gt; {ID_MATEMATICA_1}</text:p>
          </table:table-cell>
          <table:table-cell office:value-type="string" calcext:value-type="string">
            <text:p>0.406744417017821</text:p>
          </table:table-cell>
          <table:table-cell office:value-type="string" calcext:value-type="string">
            <text:p>0.974092598979388</text:p>
          </table:table-cell>
          <table:table-cell office:value-type="string" calcext:value-type="string">
            <text:p>1.9675834435801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{ID_ALIMENTACAO_1,ID_COZINHA_1,ID_EDUCACAO_FISICA_1} =&gt; {ID_MATEMATICA_1}</text:p>
          </table:table-cell>
          <table:table-cell office:value-type="string" calcext:value-type="string">
            <text:p>0.406885784206833</text:p>
          </table:table-cell>
          <table:table-cell office:value-type="string" calcext:value-type="string">
            <text:p>0.974087350510586</text:p>
          </table:table-cell>
          <table:table-cell office:value-type="string" calcext:value-type="string">
            <text:p>1.9675728421236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{ID_ALIMENTACAO_1,ID_DIA_SEMANA_SEXTA_1,ID_EDUCACAO_FISICA_1} =&gt; {ID_MATEMATICA_1}</text:p>
          </table:table-cell>
          <table:table-cell office:value-type="string" calcext:value-type="string">
            <text:p>0.412733769760452</text:p>
          </table:table-cell>
          <table:table-cell office:value-type="string" calcext:value-type="string">
            <text:p>0.974081307492754</text:p>
          </table:table-cell>
          <table:table-cell office:value-type="string" calcext:value-type="string">
            <text:p>1.9675606357463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{ID_COZINHA_1,ID_EDUCACAO_FISICA_1,ID_LABORATORIO_INFORMATICA_1} =&gt; {ID_MATEMATICA_1}</text:p>
          </table:table-cell>
          <table:table-cell office:value-type="string" calcext:value-type="string">
            <text:p>0.425110851831078</text:p>
          </table:table-cell>
          <table:table-cell office:value-type="string" calcext:value-type="string">
            <text:p>0.974074773902787</text:p>
          </table:table-cell>
          <table:table-cell office:value-type="string" calcext:value-type="string">
            <text:p>1.96754743845535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{FK_COD_TIPO_TURMA_0,ID_ALIMENTACAO_1,ID_EDUCACAO_FISICA_1} =&gt; {ID_MATEMATICA_1}</text:p>
          </table:table-cell>
          <table:table-cell office:value-type="string" calcext:value-type="string">
            <text:p>0.41206948822433</text:p>
          </table:table-cell>
          <table:table-cell office:value-type="string" calcext:value-type="string">
            <text:p>0.97388342745709</text:p>
          </table:table-cell>
          <table:table-cell office:value-type="string" calcext:value-type="string">
            <text:p>1.967160935058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{ID_ALIMENTACAO_1,ID_EDUCACAO_FISICA_1} =&gt; {ID_MATEMATICA_1}</text:p>
          </table:table-cell>
          <table:table-cell office:value-type="string" calcext:value-type="string">
            <text:p>0.413434114354997</text:p>
          </table:table-cell>
          <table:table-cell office:value-type="string" calcext:value-type="string">
            <text:p>0.973665183017664</text:p>
          </table:table-cell>
          <table:table-cell office:value-type="string" calcext:value-type="string">
            <text:p>1.9667201000225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{ID_ALIMENTACAO_1,ID_COZINHA_1,ID_MATEMATICA_1} =&gt; {ID_EDUCACAO_FISICA_1}</text:p>
          </table:table-cell>
          <table:table-cell office:value-type="string" calcext:value-type="string">
            <text:p>0.406885784206833</text:p>
          </table:table-cell>
          <table:table-cell office:value-type="string" calcext:value-type="string">
            <text:p>0.927407232863801</text:p>
          </table:table-cell>
          <table:table-cell office:value-type="string" calcext:value-type="string">
            <text:p>1.9667089621306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{ID_ALIMENTACAO_1,ID_MATEMATICA_1} =&gt; {ID_EDUCACAO_FISICA_1}</text:p>
          </table:table-cell>
          <table:table-cell office:value-type="string" calcext:value-type="string">
            <text:p>0.413434114354997</text:p>
          </table:table-cell>
          <table:table-cell office:value-type="string" calcext:value-type="string">
            <text:p>0.926789938285145</text:p>
          </table:table-cell>
          <table:table-cell office:value-type="string" calcext:value-type="string">
            <text:p>1.96539989450955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{FK_COD_MOD_ENSINO_1,FK_COD_TIPO_TURMA_0,ID_COZINHA_1,ID_DIA_SEMANA_SEXTA_1,ID_LABORATORIO_INFORMATICA_1} =&gt; {ID_EDUCACAO_FISICA_1}</text:p>
          </table:table-cell>
          <table:table-cell office:value-type="string" calcext:value-type="string">
            <text:p>0.400773817065568</text:p>
          </table:table-cell>
          <table:table-cell office:value-type="string" calcext:value-type="string">
            <text:p>0.809140878391825</text:p>
          </table:table-cell>
          <table:table-cell office:value-type="string" calcext:value-type="string">
            <text:p>1.71590705869896</text:p>
          </table:table-cell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string" calcext:value-type="string">
            <text:p>{FK_COD_MOD_ENSINO_1,ID_COZINHA_1,ID_DIA_SEMANA_SEXTA_1,ID_LABORATORIO_INFORMATICA_1} =&gt; {ID_EDUCACAO_FISICA_1}</text:p>
          </table:table-cell>
          <table:table-cell office:value-type="string" calcext:value-type="string">
            <text:p>0.400955334459623</text:p>
          </table:table-cell>
          <table:table-cell office:value-type="string" calcext:value-type="string">
            <text:p>0.80912874344173</text:p>
          </table:table-cell>
          <table:table-cell office:value-type="string" calcext:value-type="string">
            <text:p>1.71588132468023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string" calcext:value-type="string">
            <text:p>{FK_COD_TIPO_TURMA_0,ID_ALIMENTACAO_1,ID_DIA_SEMANA_SEXTA_1,ID_LABORATORIO_INFORMATICA_1} =&gt; {ID_EDUCACAO_FISICA_1}</text:p>
          </table:table-cell>
          <table:table-cell office:value-type="string" calcext:value-type="string">
            <text:p>0.403966840258202</text:p>
          </table:table-cell>
          <table:table-cell office:value-type="string" calcext:value-type="string">
            <text:p>0.806775513810117</text:p>
          </table:table-cell>
          <table:table-cell office:value-type="string" calcext:value-type="string">
            <text:p>1.71089094112224</text:p>
          </table:table-cell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string" calcext:value-type="string">
            <text:p>{FK_COD_MOD_ENSINO_1,FK_COD_TIPO_TURMA_0,ID_COZINHA_1,ID_LABORATORIO_INFORMATICA_1} =&gt; {ID_EDUCACAO_FISICA_1}</text:p>
          </table:table-cell>
          <table:table-cell office:value-type="string" calcext:value-type="string">
            <text:p>0.400881525400054</text:p>
          </table:table-cell>
          <table:table-cell office:value-type="string" calcext:value-type="string">
            <text:p>0.804658123122775</text:p>
          </table:table-cell>
          <table:table-cell office:value-type="string" calcext:value-type="string">
            <text:p>1.70640069013695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{FK_COD_MOD_ENSINO_1,ID_COZINHA_1,ID_LABORATORIO_INFORMATICA_1} =&gt; {ID_EDUCACAO_FISICA_1}</text:p>
          </table:table-cell>
          <table:table-cell office:value-type="string" calcext:value-type="string">
            <text:p>0.401063042794108</text:p>
          </table:table-cell>
          <table:table-cell office:value-type="string" calcext:value-type="string">
            <text:p>0.804635723257335</text:p>
          </table:table-cell>
          <table:table-cell office:value-type="string" calcext:value-type="string">
            <text:p>1.70635318779434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string" calcext:value-type="string">
            <text:p>{FK_COD_TIPO_TURMA_0,ID_ALIMENTACAO_1,ID_COZINHA_1,ID_DIA_SEMANA_SEXTA_1,ID_LABORATORIO_INFORMATICA_1} =&gt; {ID_MATEMATICA_1}</text:p>
          </table:table-cell>
          <table:table-cell office:value-type="string" calcext:value-type="string">
            <text:p>0.414807155199295</text:p>
          </table:table-cell>
          <table:table-cell office:value-type="string" calcext:value-type="string">
            <text:p>0.844439887273649</text:p>
          </table:table-cell>
          <table:table-cell office:value-type="string" calcext:value-type="string">
            <text:p>1.70569609402553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string" calcext:value-type="string">
            <text:p>{FK_COD_TIPO_TURMA_0,ID_ALIMENTACAO_1,ID_COZINHA_1,ID_DIA_SEMANA_SEXTA_1,ID_LABORATORIO_INFORMATICA_1} =&gt; {ID_LINGUA_LITERAT_PORTUGUESA_1}</text:p>
          </table:table-cell>
          <table:table-cell office:value-type="string" calcext:value-type="string">
            <text:p>0.413533167555461</text:p>
          </table:table-cell>
          <table:table-cell office:value-type="string" calcext:value-type="string">
            <text:p>0.841846378533833</text:p>
          </table:table-cell>
          <table:table-cell office:value-type="string" calcext:value-type="string">
            <text:p>1.70508865520275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{FK_COD_TIPO_TURMA_0,ID_ALIMENTACAO_1,ID_LABORATORIO_INFORMATICA_1} =&gt; {ID_EDUCACAO_FISICA_1}</text:p>
          </table:table-cell>
          <table:table-cell office:value-type="string" calcext:value-type="string">
            <text:p>0.40475253409101</text:p>
          </table:table-cell>
          <table:table-cell office:value-type="string" calcext:value-type="string">
            <text:p>0.8020818147082</text:p>
          </table:table-cell>
          <table:table-cell office:value-type="string" calcext:value-type="string">
            <text:p>1.70093723388105</text:p>
          </table:table-cell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string" calcext:value-type="string">
            <text:p>{FK_COD_TIPO_TURMA_0,ID_ALIMENTACAO_1,ID_COZINHA_1,ID_LABORATORIO_INFORMATICA_1} =&gt; {ID_MATEMATICA_1}</text:p>
          </table:table-cell>
          <table:table-cell office:value-type="string" calcext:value-type="string">
            <text:p>0.416421578114628</text:p>
          </table:table-cell>
          <table:table-cell office:value-type="string" calcext:value-type="string">
            <text:p>0.841355665778868</text:p>
          </table:table-cell>
          <table:table-cell office:value-type="string" calcext:value-type="string">
            <text:p>1.69946623132478</text:p>
          </table:table-cell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string" calcext:value-type="string">
            <text:p>{FK_COD_TIPO_TURMA_0,ID_ALIMENTACAO_1,ID_DIA_SEMANA_SEXTA_1,ID_LABORATORIO_INFORMATICA_1} =&gt; {ID_LINGUA_LITERAT_PORTUGUESA_1}</text:p>
          </table:table-cell>
          <table:table-cell office:value-type="string" calcext:value-type="string">
            <text:p>0.420062023652077</text:p>
          </table:table-cell>
          <table:table-cell office:value-type="string" calcext:value-type="string">
            <text:p>0.838919735955089</text:p>
          </table:table-cell>
          <table:table-cell office:value-type="string" calcext:value-type="string">
            <text:p>1.6991609881294</text:p>
          </table:table-cell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string" calcext:value-type="string">
            <text:p>{FK_COD_TIPO_TURMA_0,ID_ALIMENTACAO_1,ID_COZINHA_1,ID_LABORATORIO_INFORMATICA_1} =&gt; {ID_LINGUA_LITERAT_PORTUGUESA_1}</text:p>
          </table:table-cell>
          <table:table-cell office:value-type="string" calcext:value-type="string">
            <text:p>0.41514927341352</text:p>
          </table:table-cell>
          <table:table-cell office:value-type="string" calcext:value-type="string">
            <text:p>0.838785047863915</text:p>
          </table:table-cell>
          <table:table-cell office:value-type="string" calcext:value-type="string">
            <text:p>1.69888818878963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string" calcext:value-type="string">
            <text:p>{FK_COD_TIPO_TURMA_0,ID_ALIMENTACAO_1,ID_DIA_SEMANA_SEXTA_1,ID_LABORATORIO_INFORMATICA_1} =&gt; {ID_MATEMATICA_1}</text:p>
          </table:table-cell>
          <table:table-cell office:value-type="string" calcext:value-type="string">
            <text:p>0.420966965998066</text:p>
          </table:table-cell>
          <table:table-cell office:value-type="string" calcext:value-type="string">
            <text:p>0.840727026191304</text:p>
          </table:table-cell>
          <table:table-cell office:value-type="string" calcext:value-type="string">
            <text:p>1.69819643331403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{FK_COD_TIPO_TURMA_0,ID_ALIMENTACAO_1,ID_LABORATORIO_INFORMATICA_1} =&gt; {ID_LINGUA_LITERAT_PORTUGUESA_1}</text:p>
          </table:table-cell>
          <table:table-cell office:value-type="string" calcext:value-type="string">
            <text:p>0.421682697497536</text:p>
          </table:table-cell>
          <table:table-cell office:value-type="string" calcext:value-type="string">
            <text:p>0.83563163847622</text:p>
          </table:table-cell>
          <table:table-cell office:value-type="string" calcext:value-type="string">
            <text:p>1.69250122471962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{FK_COD_TIPO_TURMA_0,ID_ALIMENTACAO_1,ID_LABORATORIO_INFORMATICA_1} =&gt; {ID_MATEMATICA_1}</text:p>
          </table:table-cell>
          <table:table-cell office:value-type="string" calcext:value-type="string">
            <text:p>0.422587399423135</text:p>
          </table:table-cell>
          <table:table-cell office:value-type="string" calcext:value-type="string">
            <text:p>0.837424449888467</text:p>
          </table:table-cell>
          <table:table-cell office:value-type="string" calcext:value-type="string">
            <text:p>1.69152551264239</text:p>
          </table:table-cell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string" calcext:value-type="string">
            <text:p>{ID_ALIMENTACAO_1,ID_COZINHA_1,ID_MOD_ATIV_COMPLEMENTAR_1,ID_SALA_ATENDIMENTO_ESPECIAL_1} =&gt; {ID_AEE_1}</text:p>
          </table:table-cell>
          <table:table-cell office:value-type="string" calcext:value-type="string">
            <text:p>0.414638860926662</text:p>
          </table:table-cell>
          <table:table-cell office:value-type="string" calcext:value-type="string">
            <text:p>0.946414127279412</text:p>
          </table:table-cell>
          <table:table-cell office:value-type="string" calcext:value-type="string">
            <text:p>1.66900999801473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string" calcext:value-type="string">
            <text:p>{ID_ALIMENTACAO_1,ID_COZINHA_1,ID_LABORATORIO_INFORMATICA_1,ID_MOD_ATIV_COMPLEMENTAR_1,ID_SALA_ATENDIMENTO_ESPECIAL_1} =&gt; {ID_AEE_1}</text:p>
          </table:table-cell>
          <table:table-cell office:value-type="string" calcext:value-type="string">
            <text:p>0.406615070848282</text:p>
          </table:table-cell>
          <table:table-cell office:value-type="string" calcext:value-type="string">
            <text:p>0.946047978484302</text:p>
          </table:table-cell>
          <table:table-cell office:value-type="string" calcext:value-type="string">
            <text:p>1.66836429125467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string" calcext:value-type="string">
            <text:p>{ID_COZINHA_1,ID_MOD_ATIV_COMPLEMENTAR_1,ID_SALA_ATENDIMENTO_ESPECIAL_1} =&gt; {ID_AEE_1}</text:p>
          </table:table-cell>
          <table:table-cell office:value-type="string" calcext:value-type="string">
            <text:p>0.41670527417421</text:p>
          </table:table-cell>
          <table:table-cell office:value-type="string" calcext:value-type="string">
            <text:p>0.944695166086737</text:p>
          </table:table-cell>
          <table:table-cell office:value-type="string" calcext:value-type="string">
            <text:p>1.66597859417778</text:p>
          </table:table-cell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string" calcext:value-type="string">
            <text:p>{ID_COZINHA_1,ID_LABORATORIO_INFORMATICA_1,ID_MOD_ATIV_COMPLEMENTAR_1,ID_SALA_ATENDIMENTO_ESPECIAL_1} =&gt; {ID_AEE_1}</text:p>
          </table:table-cell>
          <table:table-cell office:value-type="string" calcext:value-type="string">
            <text:p>0.408681484095831</text:p>
          </table:table-cell>
          <table:table-cell office:value-type="string" calcext:value-type="string">
            <text:p>0.944303250389001</text:p>
          </table:table-cell>
          <table:table-cell office:value-type="string" calcext:value-type="string">
            <text:p>1.6652874472485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{ID_ALIMENTACAO_1,ID_MOD_ATIV_COMPLEMENTAR_1,ID_SALA_ATENDIMENTO_ESPECIAL_1} =&gt; {ID_AEE_1}</text:p>
          </table:table-cell>
          <table:table-cell office:value-type="string" calcext:value-type="string">
            <text:p>0.416311225155859</text:p>
          </table:table-cell>
          <table:table-cell office:value-type="string" calcext:value-type="string">
            <text:p>0.941803963459074</text:p>
          </table:table-cell>
          <table:table-cell office:value-type="string" calcext:value-type="string">
            <text:p>1.66087993181342</text:p>
          </table:table-cell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string" calcext:value-type="string">
            <text:p>{ID_ALIMENTACAO_1,ID_LABORATORIO_INFORMATICA_1,ID_MOD_ATIV_COMPLEMENTAR_1,ID_SALA_ATENDIMENTO_ESPECIAL_1} =&gt; {ID_AEE_1}</text:p>
          </table:table-cell>
          <table:table-cell office:value-type="string" calcext:value-type="string">
            <text:p>0.408159291009888</text:p>
          </table:table-cell>
          <table:table-cell office:value-type="string" calcext:value-type="string">
            <text:p>0.941335443315215</text:p>
          </table:table-cell>
          <table:table-cell office:value-type="string" calcext:value-type="string">
            <text:p>1.66005369224046</text:p>
          </table:table-cell>
        </table:table-row>
        <table:table-row table:style-name="ro1">
          <table:table-cell office:value-type="float" office:value="4667" calcext:value-type="float">
            <text:p>4667</text:p>
          </table:table-cell>
          <table:table-cell office:value-type="string" calcext:value-type="string">
            <text:p>{FK_COD_TIPO_TURMA_0,ID_COZINHA_1,ID_DIA_SEMANA_SEXTA_1,ID_LABORATORIO_INFORMATICA_1} =&gt; {ID_MATEMATICA_1}</text:p>
          </table:table-cell>
          <table:table-cell office:value-type="string" calcext:value-type="string">
            <text:p>0.450931039979266</text:p>
          </table:table-cell>
          <table:table-cell office:value-type="string" calcext:value-type="string">
            <text:p>0.820888519691146</text:p>
          </table:table-cell>
          <table:table-cell office:value-type="string" calcext:value-type="string">
            <text:p>1.6581243529225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{ID_MOD_ATIV_COMPLEMENTAR_1,ID_SALA_ATENDIMENTO_ESPECIAL_1} =&gt; {ID_AEE_1}</text:p>
          </table:table-cell>
          <table:table-cell office:value-type="string" calcext:value-type="string">
            <text:p>0.418377638403407</text:p>
          </table:table-cell>
          <table:table-cell office:value-type="string" calcext:value-type="string">
            <text:p>0.940131063581504</text:p>
          </table:table-cell>
          <table:table-cell office:value-type="string" calcext:value-type="string">
            <text:p>1.65792975752834</text:p>
          </table:table-cell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string" calcext:value-type="string">
            <text:p>{FK_COD_TIPO_TURMA_0,ID_COZINHA_1,ID_DIA_SEMANA_SEXTA_1,ID_LABORATORIO_INFORMATICA_1} =&gt; {ID_LINGUA_LITERAT_PORTUGUESA_1}</text:p>
          </table:table-cell>
          <table:table-cell office:value-type="string" calcext:value-type="string">
            <text:p>0.449486834699682</text:p>
          </table:table-cell>
          <table:table-cell office:value-type="string" calcext:value-type="string">
            <text:p>0.818259444668628</text:p>
          </table:table-cell>
          <table:table-cell office:value-type="string" calcext:value-type="string">
            <text:p>1.65731531511352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{ID_LABORATORIO_INFORMATICA_1,ID_MOD_ATIV_COMPLEMENTAR_1,ID_SALA_ATENDIMENTO_ESPECIAL_1} =&gt; {ID_AEE_1}</text:p>
          </table:table-cell>
          <table:table-cell office:value-type="string" calcext:value-type="string">
            <text:p>0.410225704257436</text:p>
          </table:table-cell>
          <table:table-cell office:value-type="string" calcext:value-type="string">
            <text:p>0.939638062972769</text:p>
          </table:table-cell>
          <table:table-cell office:value-type="string" calcext:value-type="string">
            <text:p>1.65706034643092</text:p>
          </table:table-cell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string" calcext:value-type="string">
            <text:p>{FK_COD_MOD_ENSINO_1,FK_COD_TIPO_TURMA_0,ID_COZINHA_1,ID_DIA_SEMANA_SEXTA_1,ID_LABORATORIO_INFORMATICA_1} =&gt; {ID_LINGUA_LITERAT_PORTUGUESA_1}</text:p>
          </table:table-cell>
          <table:table-cell office:value-type="string" calcext:value-type="string">
            <text:p>0.404904720197549</text:p>
          </table:table-cell>
          <table:table-cell office:value-type="string" calcext:value-type="string">
            <text:p>0.81748095063815</text:p>
          </table:table-cell>
          <table:table-cell office:value-type="string" calcext:value-type="string">
            <text:p>1.65573854128239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string" calcext:value-type="string">
            <text:p>{FK_COD_MOD_ENSINO_1,ID_COZINHA_1,ID_DIA_SEMANA_SEXTA_1,ID_LABORATORIO_INFORMATICA_1} =&gt; {ID_LINGUA_LITERAT_PORTUGUESA_1}</text:p>
          </table:table-cell>
          <table:table-cell office:value-type="string" calcext:value-type="string">
            <text:p>0.405086237591603</text:p>
          </table:table-cell>
          <table:table-cell office:value-type="string" calcext:value-type="string">
            <text:p>0.817464915012969</text:p>
          </table:table-cell>
          <table:table-cell office:value-type="string" calcext:value-type="string">
            <text:p>1.65570606247951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string" calcext:value-type="string">
            <text:p>{FK_COD_TIPO_TURMA_0,ID_COZINHA_1,ID_DIA_SEMANA_SEXTA_1,ID_LABORATORIO_INFORMATICA_1,ID_SITUACAO_CURSO_2_0} =&gt; {ID_MATEMATICA_1}</text:p>
          </table:table-cell>
          <table:table-cell office:value-type="string" calcext:value-type="string">
            <text:p>0.416003487057329</text:p>
          </table:table-cell>
          <table:table-cell office:value-type="string" calcext:value-type="string">
            <text:p>0.817584871497314</text:p>
          </table:table-cell>
          <table:table-cell office:value-type="string" calcext:value-type="string">
            <text:p>1.65145126712308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string" calcext:value-type="string">
            <text:p>{FK_COD_MOD_ENSINO_1,FK_COD_TIPO_TURMA_0,ID_COZINHA_1,ID_DIA_SEMANA_SEXTA_1,ID_LABORATORIO_INFORMATICA_1} =&gt; {ID_MATEMATICA_1}</text:p>
          </table:table-cell>
          <table:table-cell office:value-type="string" calcext:value-type="string">
            <text:p>0.404791482194105</text:p>
          </table:table-cell>
          <table:table-cell office:value-type="string" calcext:value-type="string">
            <text:p>0.817252329172196</text:p>
          </table:table-cell>
          <table:table-cell office:value-type="string" calcext:value-type="string">
            <text:p>1.65077956016844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string" calcext:value-type="string">
            <text:p>{FK_COD_MOD_ENSINO_1,ID_COZINHA_1,ID_DIA_SEMANA_SEXTA_1,ID_LABORATORIO_INFORMATICA_1} =&gt; {ID_MATEMATICA_1}</text:p>
          </table:table-cell>
          <table:table-cell office:value-type="string" calcext:value-type="string">
            <text:p>0.40497299958816</text:p>
          </table:table-cell>
          <table:table-cell office:value-type="string" calcext:value-type="string">
            <text:p>0.817236400473913</text:p>
          </table:table-cell>
          <table:table-cell office:value-type="string" calcext:value-type="string">
            <text:p>1.65074738556507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string" calcext:value-type="string">
            <text:p>{FK_COD_TIPO_TURMA_0,ID_COZINHA_1,ID_DIA_SEMANA_SEXTA_1,ID_LABORATORIO_INFORMATICA_1,ID_SITUACAO_CURSO_2_0} =&gt; {ID_LINGUA_LITERAT_PORTUGUESA_1}</text:p>
          </table:table-cell>
          <table:table-cell office:value-type="string" calcext:value-type="string">
            <text:p>0.414669153895736</text:p>
          </table:table-cell>
          <table:table-cell office:value-type="string" calcext:value-type="string">
            <text:p>0.814962464136807</text:p>
          </table:table-cell>
          <table:table-cell office:value-type="string" calcext:value-type="string">
            <text:p>1.65063755983111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string" calcext:value-type="string">
            <text:p>{FK_COD_MOD_ENSINO_1,FK_COD_TIPO_TURMA_0,ID_COZINHA_1,ID_LABORATORIO_INFORMATICA_1} =&gt; {ID_LINGUA_LITERAT_PORTUGUESA_1}</text:p>
          </table:table-cell>
          <table:table-cell office:value-type="string" calcext:value-type="string">
            <text:p>0.405051376635129</text:p>
          </table:table-cell>
          <table:table-cell office:value-type="string" calcext:value-type="string">
            <text:p>0.813027939280227</text:p>
          </table:table-cell>
          <table:table-cell office:value-type="string" calcext:value-type="string">
            <text:p>1.64671934331291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{FK_COD_MOD_ENSINO_1,ID_COZINHA_1,ID_LABORATORIO_INFORMATICA_1} =&gt; {ID_LINGUA_LITERAT_PORTUGUESA_1}</text:p>
          </table:table-cell>
          <table:table-cell office:value-type="string" calcext:value-type="string">
            <text:p>0.405232894029184</text:p>
          </table:table-cell>
          <table:table-cell office:value-type="string" calcext:value-type="string">
            <text:p>0.813001518422693</text:p>
          </table:table-cell>
          <table:table-cell office:value-type="string" calcext:value-type="string">
            <text:p>1.64666583010006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string" calcext:value-type="string">
            <text:p>{FK_COD_MOD_ENSINO_1,FK_COD_TIPO_TURMA_0,ID_COZINHA_1,ID_LABORATORIO_INFORMATICA_1} =&gt; {ID_MATEMATICA_1}</text:p>
          </table:table-cell>
          <table:table-cell office:value-type="string" calcext:value-type="string">
            <text:p>0.404925636771433</text:p>
          </table:table-cell>
          <table:table-cell office:value-type="string" calcext:value-type="string">
            <text:p>0.81277555148904</text:p>
          </table:table-cell>
          <table:table-cell office:value-type="string" calcext:value-type="string">
            <text:p>1.64173685349025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{FK_COD_MOD_ENSINO_1,ID_COZINHA_1,ID_LABORATORIO_INFORMATICA_1} =&gt; {ID_MATEMATICA_1}</text:p>
          </table:table-cell>
          <table:table-cell office:value-type="string" calcext:value-type="string">
            <text:p>0.405107154165488</text:p>
          </table:table-cell>
          <table:table-cell office:value-type="string" calcext:value-type="string">
            <text:p>0.812749251882593</text:p>
          </table:table-cell>
          <table:table-cell office:value-type="string" calcext:value-type="string">
            <text:p>1.64168373054253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{FK_COD_TIPO_TURMA_0,ID_COZINHA_1,ID_LABORATORIO_INFORMATICA_1} =&gt; {ID_MATEMATICA_1}</text:p>
          </table:table-cell>
          <table:table-cell office:value-type="string" calcext:value-type="string">
            <text:p>0.454182485326543</text:p>
          </table:table-cell>
          <table:table-cell office:value-type="string" calcext:value-type="string">
            <text:p>0.812006631474747</text:p>
          </table:table-cell>
          <table:table-cell office:value-type="string" calcext:value-type="string">
            <text:p>1.64018370105778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{FK_COD_TIPO_TURMA_0,ID_COZINHA_1,ID_LABORATORIO_INFORMATICA_1} =&gt; {ID_LINGUA_LITERAT_PORTUGUESA_1}</text:p>
          </table:table-cell>
          <table:table-cell office:value-type="string" calcext:value-type="string">
            <text:p>0.452914027351666</text:p>
          </table:table-cell>
          <table:table-cell office:value-type="string" calcext:value-type="string">
            <text:p>0.809738828728883</text:p>
          </table:table-cell>
          <table:table-cell office:value-type="string" calcext:value-type="string">
            <text:p>1.64005752801049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string" calcext:value-type="string">
            <text:p>{ID_ALIMENTACAO_1,ID_COZINHA_1,ID_DESPENSA_1,ID_LABORATORIO_INFORMATICA_1,ID_SALA_ATENDIMENTO_ESPECIAL_1} =&gt; {ID_AEE_1}</text:p>
          </table:table-cell>
          <table:table-cell office:value-type="string" calcext:value-type="string">
            <text:p>0.400032360584423</text:p>
          </table:table-cell>
          <table:table-cell office:value-type="string" calcext:value-type="string">
            <text:p>0.929454422358472</text:p>
          </table:table-cell>
          <table:table-cell office:value-type="string" calcext:value-type="string">
            <text:p>1.63910140275971</text:p>
          </table:table-cell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string" calcext:value-type="string">
            <text:p>{ID_ALIMENTACAO_1,ID_DESPENSA_1,ID_LABORATORIO_INFORMATICA_1,ID_SALA_ATENDIMENTO_ESPECIAL_1} =&gt; {ID_AEE_1}</text:p>
          </table:table-cell>
          <table:table-cell office:value-type="string" calcext:value-type="string">
            <text:p>0.400672600081599</text:p>
          </table:table-cell>
          <table:table-cell office:value-type="string" calcext:value-type="string">
            <text:p>0.929418201104115</text:p>
          </table:table-cell>
          <table:table-cell office:value-type="string" calcext:value-type="string">
            <text:p>1.63903752624527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{ID_AEE_1,ID_LABORATORIO_INFORMATICA_1,ID_PATIO_DESCOBERTO_1} =&gt; {ID_SALA_ATENDIMENTO_ESPECIAL_1}</text:p>
          </table:table-cell>
          <table:table-cell office:value-type="string" calcext:value-type="string">
            <text:p>0.425690264969715</text:p>
          </table:table-cell>
          <table:table-cell office:value-type="string" calcext:value-type="string">
            <text:p>0.943030680048488</text:p>
          </table:table-cell>
          <table:table-cell office:value-type="string" calcext:value-type="string">
            <text:p>1.63798575958737</text:p>
          </table:table-cell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string" calcext:value-type="string">
            <text:p>{ID_AEE_1,ID_ALIMENTACAO_1,ID_LABORATORIO_INFORMATICA_1,ID_PATIO_DESCOBERTO_1} =&gt; {ID_SALA_ATENDIMENTO_ESPECIAL_1}</text:p>
          </table:table-cell>
          <table:table-cell office:value-type="string" calcext:value-type="string">
            <text:p>0.423497150176913</text:p>
          </table:table-cell>
          <table:table-cell office:value-type="string" calcext:value-type="string">
            <text:p>0.942976123751142</text:p>
          </table:table-cell>
          <table:table-cell office:value-type="string" calcext:value-type="string">
            <text:p>1.63789099868505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string" calcext:value-type="string">
            <text:p>{ID_AEE_1,ID_COZINHA_1,ID_LABORATORIO_INFORMATICA_1,ID_PATIO_DESCOBERTO_1} =&gt; {ID_SALA_ATENDIMENTO_ESPECIAL_1}</text:p>
          </table:table-cell>
          <table:table-cell office:value-type="string" calcext:value-type="string">
            <text:p>0.423592116230756</text:p>
          </table:table-cell>
          <table:table-cell office:value-type="string" calcext:value-type="string">
            <text:p>0.942956888652926</text:p>
          </table:table-cell>
          <table:table-cell office:value-type="string" calcext:value-type="string">
            <text:p>1.63785758851333</text:p>
          </table:table-cell>
        </table:table-row>
        <table:table-row table:style-name="ro1">
          <table:table-cell office:value-type="float" office:value="5962" calcext:value-type="float">
            <text:p>5962</text:p>
          </table:table-cell>
          <table:table-cell office:value-type="string" calcext:value-type="string">
            <text:p>{ID_AEE_1,ID_ALIMENTACAO_1,ID_COZINHA_1,ID_LABORATORIO_INFORMATICA_1,ID_PATIO_DESCOBERTO_1} =&gt; {ID_SALA_ATENDIMENTO_ESPECIAL_1}</text:p>
          </table:table-cell>
          <table:table-cell office:value-type="string" calcext:value-type="string">
            <text:p>0.421447806777018</text:p>
          </table:table-cell>
          <table:table-cell office:value-type="string" calcext:value-type="string">
            <text:p>0.94290792006033</text:p>
          </table:table-cell>
          <table:table-cell office:value-type="string" calcext:value-type="string">
            <text:p>1.63777253310735</text:p>
          </table:table-cell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string" calcext:value-type="string">
            <text:p>{ID_ALIMENTACAO_1,ID_COZINHA_1,ID_DESPENSA_1,ID_SALA_ATENDIMENTO_ESPECIAL_1} =&gt; {ID_AEE_1}</text:p>
          </table:table-cell>
          <table:table-cell office:value-type="string" calcext:value-type="string">
            <text:p>0.412237061235794</text:p>
          </table:table-cell>
          <table:table-cell office:value-type="string" calcext:value-type="string">
            <text:p>0.927602522294041</text:p>
          </table:table-cell>
          <table:table-cell office:value-type="string" calcext:value-type="string">
            <text:p>1.63583556000254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string" calcext:value-type="string">
            <text:p>{ID_ALIMENTACAO_1,ID_DESPENSA_1,ID_SALA_ATENDIMENTO_ESPECIAL_1} =&gt; {ID_AEE_1}</text:p>
          </table:table-cell>
          <table:table-cell office:value-type="string" calcext:value-type="string">
            <text:p>0.41287730073297</text:p>
          </table:table-cell>
          <table:table-cell office:value-type="string" calcext:value-type="string">
            <text:p>0.927570377404045</text:p>
          </table:table-cell>
          <table:table-cell office:value-type="string" calcext:value-type="string">
            <text:p>1.63577887219406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office:value-type="string" calcext:value-type="string">
            <text:p>{ID_ALIMENTACAO_1,ID_COZINHA_1,ID_LABORATORIO_INFORMATICA_1,ID_PATIO_DESCOBERTO_1,ID_SALA_ATENDIMENTO_ESPECIAL_1} =&gt; {ID_AEE_1}</text:p>
          </table:table-cell>
          <table:table-cell office:value-type="string" calcext:value-type="string">
            <text:p>0.421447806777018</text:p>
          </table:table-cell>
          <table:table-cell office:value-type="string" calcext:value-type="string">
            <text:p>0.927319923844911</text:p>
          </table:table-cell>
          <table:table-cell office:value-type="string" calcext:value-type="string">
            <text:p>1.6353371950443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string" calcext:value-type="string">
            <text:p>{ID_AEE_1,ID_COZINHA_1,ID_DESPENSA_1,ID_LABORATORIO_INFORMATICA_1} =&gt; {ID_SALA_ATENDIMENTO_ESPECIAL_1}</text:p>
          </table:table-cell>
          <table:table-cell office:value-type="string" calcext:value-type="string">
            <text:p>0.401410690677291</text:p>
          </table:table-cell>
          <table:table-cell office:value-type="string" calcext:value-type="string">
            <text:p>0.941288031476619</text:p>
          </table:table-cell>
          <table:table-cell office:value-type="string" calcext:value-type="string">
            <text:p>1.63495888718006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{ID_AEE_1,ID_DESPENSA_1,ID_LABORATORIO_INFORMATICA_1} =&gt; {ID_SALA_ATENDIMENTO_ESPECIAL_1}</text:p>
          </table:table-cell>
          <table:table-cell office:value-type="string" calcext:value-type="string">
            <text:p>0.402050930174466</text:p>
          </table:table-cell>
          <table:table-cell office:value-type="string" calcext:value-type="string">
            <text:p>0.941232986659492</text:p>
          </table:table-cell>
          <table:table-cell office:value-type="string" calcext:value-type="string">
            <text:p>1.63486327774921</text:p>
          </table:table-cell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string" calcext:value-type="string">
            <text:p>{ID_AEE_1,ID_ALIMENTACAO_1,ID_COZINHA_1,ID_DESPENSA_1,ID_LABORATORIO_INFORMATICA_1} =&gt; {ID_SALA_ATENDIMENTO_ESPECIAL_1}</text:p>
          </table:table-cell>
          <table:table-cell office:value-type="string" calcext:value-type="string">
            <text:p>0.400032360584423</text:p>
          </table:table-cell>
          <table:table-cell office:value-type="string" calcext:value-type="string">
            <text:p>0.941117879626016</text:p>
          </table:table-cell>
          <table:table-cell office:value-type="string" calcext:value-type="string">
            <text:p>1.63466334397648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string" calcext:value-type="string">
            <text:p>{ID_AEE_1,ID_ALIMENTACAO_1,ID_DESPENSA_1,ID_LABORATORIO_INFORMATICA_1} =&gt; {ID_SALA_ATENDIMENTO_ESPECIAL_1}</text:p>
          </table:table-cell>
          <table:table-cell office:value-type="string" calcext:value-type="string">
            <text:p>0.400672600081599</text:p>
          </table:table-cell>
          <table:table-cell office:value-type="string" calcext:value-type="string">
            <text:p>0.941062937236684</text:p>
          </table:table-cell>
          <table:table-cell office:value-type="string" calcext:value-type="string">
            <text:p>1.63456791245635</text:p>
          </table:table-cell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string" calcext:value-type="string">
            <text:p>{ID_ALIMENTACAO_1,ID_COZINHA_1,ID_PATIO_DESCOBERTO_1,ID_SALA_ATENDIMENTO_ESPECIAL_1} =&gt; {ID_AEE_1}</text:p>
          </table:table-cell>
          <table:table-cell office:value-type="string" calcext:value-type="string">
            <text:p>0.433994144801835</text:p>
          </table:table-cell>
          <table:table-cell office:value-type="string" calcext:value-type="string">
            <text:p>0.926057864412571</text:p>
          </table:table-cell>
          <table:table-cell office:value-type="string" calcext:value-type="string">
            <text:p>1.63311154165436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string" calcext:value-type="string">
            <text:p>{FK_COD_TIPO_TURMA_0,ID_COZINHA_1,ID_LABORATORIO_INFORMATICA_1,ID_SITUACAO_CURSO_2_0} =&gt; {ID_MATEMATICA_1}</text:p>
          </table:table-cell>
          <table:table-cell office:value-type="string" calcext:value-type="string">
            <text:p>0.419078944679509</text:p>
          </table:table-cell>
          <table:table-cell office:value-type="string" calcext:value-type="string">
            <text:p>0.80846436625088</text:p>
          </table:table-cell>
          <table:table-cell office:value-type="string" calcext:value-type="string">
            <text:p>1.63302862933816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string" calcext:value-type="string">
            <text:p>{FK_COD_TIPO_TURMA_0,ID_COZINHA_1,ID_LABORATORIO_INFORMATICA_1,ID_SITUACAO_CURSO_2_0} =&gt; {ID_LINGUA_LITERAT_PORTUGUESA_1}</text:p>
          </table:table-cell>
          <table:table-cell office:value-type="string" calcext:value-type="string">
            <text:p>0.417909539905096</text:p>
          </table:table-cell>
          <table:table-cell office:value-type="string" calcext:value-type="string">
            <text:p>0.806208413996922</text:p>
          </table:table-cell>
          <table:table-cell office:value-type="string" calcext:value-type="string">
            <text:p>1.63290697149433</text:p>
          </table:table-cell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string" calcext:value-type="string">
            <text:p>{ID_ALIMENTACAO_1,ID_COZINHA_1,ID_LABORATORIO_INFORMATICA_1,ID_SALA_ATENDIMENTO_ESPECIAL_1} =&gt; {ID_AEE_1}</text:p>
          </table:table-cell>
          <table:table-cell office:value-type="string" calcext:value-type="string">
            <text:p>0.49832679429944</text:p>
          </table:table-cell>
          <table:table-cell office:value-type="string" calcext:value-type="string">
            <text:p>0.924646888937861</text:p>
          </table:table-cell>
          <table:table-cell office:value-type="string" calcext:value-type="string">
            <text:p>1.6306232734572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{ID_AEE_1,ID_PATIO_DESCOBERTO_1} =&gt; {ID_SALA_ATENDIMENTO_ESPECIAL_1}</text:p>
          </table:table-cell>
          <table:table-cell office:value-type="string" calcext:value-type="string">
            <text:p>0.438383499852502</text:p>
          </table:table-cell>
          <table:table-cell office:value-type="string" calcext:value-type="string">
            <text:p>0.938396084209465</text:p>
          </table:table-cell>
          <table:table-cell office:value-type="string" calcext:value-type="string">
            <text:p>1.62993575427325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string" calcext:value-type="string">
            <text:p>{ID_AEE_1,ID_ALIMENTACAO_1,ID_PATIO_DESCOBERTO_1} =&gt; {ID_SALA_ATENDIMENTO_ESPECIAL_1}</text:p>
          </table:table-cell>
          <table:table-cell office:value-type="string" calcext:value-type="string">
            <text:p>0.4361903850597</text:p>
          </table:table-cell>
          <table:table-cell office:value-type="string" calcext:value-type="string">
            <text:p>0.93832045024106</text:p>
          </table:table-cell>
          <table:table-cell office:value-type="string" calcext:value-type="string">
            <text:p>1.62980438276455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string" calcext:value-type="string">
            <text:p>{ID_AEE_1,ID_COZINHA_1,ID_PATIO_DESCOBERTO_1} =&gt; {ID_SALA_ATENDIMENTO_ESPECIAL_1}</text:p>
          </table:table-cell>
          <table:table-cell office:value-type="string" calcext:value-type="string">
            <text:p>0.436138454255573</text:p>
          </table:table-cell>
          <table:table-cell office:value-type="string" calcext:value-type="string">
            <text:p>0.938302881840207</text:p>
          </table:table-cell>
          <table:table-cell office:value-type="string" calcext:value-type="string">
            <text:p>1.6297738675427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string" calcext:value-type="string">
            <text:p>{ID_AEE_1,ID_ALIMENTACAO_1,ID_COZINHA_1,ID_PATIO_DESCOBERTO_1} =&gt; {ID_SALA_ATENDIMENTO_ESPECIAL_1}</text:p>
          </table:table-cell>
          <table:table-cell office:value-type="string" calcext:value-type="string">
            <text:p>0.433994144801835</text:p>
          </table:table-cell>
          <table:table-cell office:value-type="string" calcext:value-type="string">
            <text:p>0.93823291853475</text:p>
          </table:table-cell>
          <table:table-cell office:value-type="string" calcext:value-type="string">
            <text:p>1.62965234562358</text:p>
          </table:table-cell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string" calcext:value-type="string">
            <text:p>{ID_COZINHA_1,ID_DESPENSA_1,ID_LABORATORIO_INFORMATICA_1,ID_SALA_ATENDIMENTO_ESPECIAL_1} =&gt; {ID_AEE_1}</text:p>
          </table:table-cell>
          <table:table-cell office:value-type="string" calcext:value-type="string">
            <text:p>0.401410690677291</text:p>
          </table:table-cell>
          <table:table-cell office:value-type="string" calcext:value-type="string">
            <text:p>0.923962187510722</text:p>
          </table:table-cell>
          <table:table-cell office:value-type="string" calcext:value-type="string">
            <text:p>1.62941579620744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{ID_AEE_1,ID_PATIO_DESCOBERTO_1,ID_SITUACAO_CURSO_2_0} =&gt; {ID_SALA_ATENDIMENTO_ESPECIAL_1}</text:p>
          </table:table-cell>
          <table:table-cell office:value-type="string" calcext:value-type="string">
            <text:p>0.401432568932733</text:p>
          </table:table-cell>
          <table:table-cell office:value-type="string" calcext:value-type="string">
            <text:p>0.938024078245872</text:p>
          </table:table-cell>
          <table:table-cell office:value-type="string" calcext:value-type="string">
            <text:p>1.62928960300401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string" calcext:value-type="string">
            <text:p>{ID_ALIMENTACAO_1,ID_COZINHA_1,ID_SALA_ATENDIMENTO_ESPECIAL_1} =&gt; {ID_AEE_1}</text:p>
          </table:table-cell>
          <table:table-cell office:value-type="string" calcext:value-type="string">
            <text:p>0.514689084746023</text:p>
          </table:table-cell>
          <table:table-cell office:value-type="string" calcext:value-type="string">
            <text:p>0.922868409038885</text:p>
          </table:table-cell>
          <table:table-cell office:value-type="string" calcext:value-type="string">
            <text:p>1.62748690783554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office:value-type="string" calcext:value-type="string">
            <text:p>{ID_ALIMENTACAO_1,ID_COZINHA_1,ID_LABORATORIO_INFORMATICA_1,ID_SALA_ATENDIMENTO_ESPECIAL_1,ID_SITUACAO_CURSO_2_0} =&gt; {ID_AEE_1}</text:p>
          </table:table-cell>
          <table:table-cell office:value-type="string" calcext:value-type="string">
            <text:p>0.45494125207573</text:p>
          </table:table-cell>
          <table:table-cell office:value-type="string" calcext:value-type="string">
            <text:p>0.922118128059373</text:p>
          </table:table-cell>
          <table:table-cell office:value-type="string" calcext:value-type="string">
            <text:p>1.62616378044339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{ID_AEE_1,ID_COZINHA_1,ID_DESPENSA_1} =&gt; {ID_SALA_ATENDIMENTO_ESPECIAL_1}</text:p>
          </table:table-cell>
          <table:table-cell office:value-type="string" calcext:value-type="string">
            <text:p>0.413615391328662</text:p>
          </table:table-cell>
          <table:table-cell office:value-type="string" calcext:value-type="string">
            <text:p>0.936170166454171</text:p>
          </table:table-cell>
          <table:table-cell office:value-type="string" calcext:value-type="string">
            <text:p>1.6260694732896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{ID_AEE_1,ID_DESPENSA_1} =&gt; {ID_SALA_ATENDIMENTO_ESPECIAL_1}</text:p>
          </table:table-cell>
          <table:table-cell office:value-type="string" calcext:value-type="string">
            <text:p>0.414255630825837</text:p>
          </table:table-cell>
          <table:table-cell office:value-type="string" calcext:value-type="string">
            <text:p>0.936125188523842</text:p>
          </table:table-cell>
          <table:table-cell office:value-type="string" calcext:value-type="string">
            <text:p>1.62599134941638</text:p>
          </table:table-cell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string" calcext:value-type="string">
            <text:p>{ID_AEE_1,ID_ALIMENTACAO_1,ID_COZINHA_1,ID_DESPENSA_1} =&gt; {ID_SALA_ATENDIMENTO_ESPECIAL_1}</text:p>
          </table:table-cell>
          <table:table-cell office:value-type="string" calcext:value-type="string">
            <text:p>0.412237061235794</text:p>
          </table:table-cell>
          <table:table-cell office:value-type="string" calcext:value-type="string">
            <text:p>0.93598982920577</text:p>
          </table:table-cell>
          <table:table-cell office:value-type="string" calcext:value-type="string">
            <text:p>1.62575623868232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string" calcext:value-type="string">
            <text:p>{ID_AEE_1,ID_ALIMENTACAO_1,ID_DESPENSA_1} =&gt; {ID_SALA_ATENDIMENTO_ESPECIAL_1}</text:p>
          </table:table-cell>
          <table:table-cell office:value-type="string" calcext:value-type="string">
            <text:p>0.41287730073297</text:p>
          </table:table-cell>
          <table:table-cell office:value-type="string" calcext:value-type="string">
            <text:p>0.935944998078857</text:p>
          </table:table-cell>
          <table:table-cell office:value-type="string" calcext:value-type="string">
            <text:p>1.62567836979743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{ID_COZINHA_1,ID_DESPENSA_1,ID_SALA_ATENDIMENTO_ESPECIAL_1} =&gt; {ID_AEE_1}</text:p>
          </table:table-cell>
          <table:table-cell office:value-type="string" calcext:value-type="string">
            <text:p>0.413615391328662</text:p>
          </table:table-cell>
          <table:table-cell office:value-type="string" calcext:value-type="string">
            <text:p>0.921833632237257</text:p>
          </table:table-cell>
          <table:table-cell office:value-type="string" calcext:value-type="string">
            <text:p>1.62566206945047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string" calcext:value-type="string">
            <text:p>{ID_ALIMENTACAO_1,ID_LABORATORIO_INFORMATICA_1,ID_PATIO_DESCOBERTO_1,ID_SALA_ATENDIMENTO_ESPECIAL_1} =&gt; {ID_AEE_1}</text:p>
          </table:table-cell>
          <table:table-cell office:value-type="string" calcext:value-type="string">
            <text:p>0.423497150176913</text:p>
          </table:table-cell>
          <table:table-cell office:value-type="string" calcext:value-type="string">
            <text:p>0.921814442484915</text:p>
          </table:table-cell>
          <table:table-cell office:value-type="string" calcext:value-type="string">
            <text:p>1.62562822814613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{FK_COD_TIPO_TURMA_0,ID_DIA_SEMANA_SEXTA_1,ID_LABORATORIO_INFORMATICA_1} =&gt; {ID_LINGUA_LITERAT_PORTUGUESA_1}</text:p>
          </table:table-cell>
          <table:table-cell office:value-type="string" calcext:value-type="string">
            <text:p>0.462133428026911</text:p>
          </table:table-cell>
          <table:table-cell office:value-type="string" calcext:value-type="string">
            <text:p>0.802359004070674</text:p>
          </table:table-cell>
          <table:table-cell office:value-type="string" calcext:value-type="string">
            <text:p>1.62511031718562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{FK_COD_TIPO_TURMA_0,ID_DIA_SEMANA_SEXTA_1,ID_LABORATORIO_INFORMATICA_1} =&gt; {ID_MATEMATICA_1}</text:p>
          </table:table-cell>
          <table:table-cell office:value-type="string" calcext:value-type="string">
            <text:p>0.463206424225143</text:p>
          </table:table-cell>
          <table:table-cell office:value-type="string" calcext:value-type="string">
            <text:p>0.804221946910929</text:p>
          </table:table-cell>
          <table:table-cell office:value-type="string" calcext:value-type="string">
            <text:p>1.62445930639827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string" calcext:value-type="string">
            <text:p>{ID_ALIMENTACAO_1,ID_PATIO_DESCOBERTO_1,ID_SALA_ATENDIMENTO_ESPECIAL_1} =&gt; {ID_AEE_1}</text:p>
          </table:table-cell>
          <table:table-cell office:value-type="string" calcext:value-type="string">
            <text:p>0.4361903850597</text:p>
          </table:table-cell>
          <table:table-cell office:value-type="string" calcext:value-type="string">
            <text:p>0.920753885824979</text:p>
          </table:table-cell>
          <table:table-cell office:value-type="string" calcext:value-type="string">
            <text:p>1.62375792674437</text:p>
          </table:table-cell>
        </table:table-row>
        <table:table-row table:style-name="ro1">
          <table:table-cell office:value-type="float" office:value="4761" calcext:value-type="float">
            <text:p>4761</text:p>
          </table:table-cell>
          <table:table-cell office:value-type="string" calcext:value-type="string">
            <text:p>{ID_ALIMENTACAO_1,ID_COZINHA_1,ID_SALA_ATENDIMENTO_ESPECIAL_1,ID_SITUACAO_CURSO_2_0} =&gt; {ID_AEE_1}</text:p>
          </table:table-cell>
          <table:table-cell office:value-type="string" calcext:value-type="string">
            <text:p>0.470351237359597</text:p>
          </table:table-cell>
          <table:table-cell office:value-type="string" calcext:value-type="string">
            <text:p>0.920279625541491</text:p>
          </table:table-cell>
          <table:table-cell office:value-type="string" calcext:value-type="string">
            <text:p>1.62292156438249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string" calcext:value-type="string">
            <text:p>{ID_ALIMENTACAO_1,ID_LABORATORIO_INFORMATICA_1,ID_SALA_ATENDIMENTO_ESPECIAL_1} =&gt; {ID_AEE_1}</text:p>
          </table:table-cell>
          <table:table-cell office:value-type="string" calcext:value-type="string">
            <text:p>0.500609345477127</text:p>
          </table:table-cell>
          <table:table-cell office:value-type="string" calcext:value-type="string">
            <text:p>0.919815915336604</text:p>
          </table:table-cell>
          <table:table-cell office:value-type="string" calcext:value-type="string">
            <text:p>1.62210380718104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string" calcext:value-type="string">
            <text:p>{ID_COZINHA_1,ID_LABORATORIO_INFORMATICA_1,ID_PATIO_DESCOBERTO_1,ID_SALA_ATENDIMENTO_ESPECIAL_1} =&gt; {ID_AEE_1}</text:p>
          </table:table-cell>
          <table:table-cell office:value-type="string" calcext:value-type="string">
            <text:p>0.423592116230756</text:p>
          </table:table-cell>
          <table:table-cell office:value-type="string" calcext:value-type="string">
            <text:p>0.918621911498722</text:p>
          </table:table-cell>
          <table:table-cell office:value-type="string" calcext:value-type="string">
            <text:p>1.6199981704564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{ID_ALIMENTACAO_1,ID_SALA_ATENDIMENTO_ESPECIAL_1} =&gt; {ID_AEE_1}</text:p>
          </table:table-cell>
          <table:table-cell office:value-type="string" calcext:value-type="string">
            <text:p>0.517118532781681</text:p>
          </table:table-cell>
          <table:table-cell office:value-type="string" calcext:value-type="string">
            <text:p>0.918209935175679</text:p>
          </table:table-cell>
          <table:table-cell office:value-type="string" calcext:value-type="string">
            <text:p>1.61927164643033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{ID_DESPENSA_1,ID_LABORATORIO_INFORMATICA_1,ID_SALA_ATENDIMENTO_ESPECIAL_1} =&gt; {ID_AEE_1}</text:p>
          </table:table-cell>
          <table:table-cell office:value-type="string" calcext:value-type="string">
            <text:p>0.402050930174466</text:p>
          </table:table-cell>
          <table:table-cell office:value-type="string" calcext:value-type="string">
            <text:p>0.91746464902492</text:p>
          </table:table-cell>
          <table:table-cell office:value-type="string" calcext:value-type="string">
            <text:p>1.61795732746452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string" calcext:value-type="string">
            <text:p>{ID_ALIMENTACAO_1,ID_LABORATORIO_INFORMATICA_1,ID_SALA_ATENDIMENTO_ESPECIAL_1,ID_SITUACAO_CURSO_2_0} =&gt; {ID_AEE_1}</text:p>
          </table:table-cell>
          <table:table-cell office:value-type="string" calcext:value-type="string">
            <text:p>0.457101429275173</text:p>
          </table:table-cell>
          <table:table-cell office:value-type="string" calcext:value-type="string">
            <text:p>0.917263136159077</text:p>
          </table:table-cell>
          <table:table-cell office:value-type="string" calcext:value-type="string">
            <text:p>1.61760195767647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string" calcext:value-type="string">
            <text:p>{ID_COZINHA_1,ID_PATIO_DESCOBERTO_1,ID_SALA_ATENDIMENTO_ESPECIAL_1} =&gt; {ID_AEE_1}</text:p>
          </table:table-cell>
          <table:table-cell office:value-type="string" calcext:value-type="string">
            <text:p>0.436138454255573</text:p>
          </table:table-cell>
          <table:table-cell office:value-type="string" calcext:value-type="string">
            <text:p>0.917206192483936</text:p>
          </table:table-cell>
          <table:table-cell office:value-type="string" calcext:value-type="string">
            <text:p>1.61750153698282</text:p>
          </table:table-cell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string" calcext:value-type="string">
            <text:p>{FK_COD_TIPO_TURMA_0,ID_DIA_SEMANA_SEXTA_1,ID_LABORATORIO_INFORMATICA_1,ID_SITUACAO_CURSO_2_0} =&gt; {ID_MATEMATICA_1}</text:p>
          </table:table-cell>
          <table:table-cell office:value-type="string" calcext:value-type="string">
            <text:p>0.427764131249337</text:p>
          </table:table-cell>
          <table:table-cell office:value-type="string" calcext:value-type="string">
            <text:p>0.80022721844949</text:p>
          </table:table-cell>
          <table:table-cell office:value-type="string" calcext:value-type="string">
            <text:p>1.61639029777366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string" calcext:value-type="string">
            <text:p>{ID_COZINHA_1,ID_LABORATORIO_INFORMATICA_1,ID_SALA_ATENDIMENTO_ESPECIAL_1} =&gt; {ID_AEE_1}</text:p>
          </table:table-cell>
          <table:table-cell office:value-type="string" calcext:value-type="string">
            <text:p>0.500659352918139</text:p>
          </table:table-cell>
          <table:table-cell office:value-type="string" calcext:value-type="string">
            <text:p>0.915933712855109</text:p>
          </table:table-cell>
          <table:table-cell office:value-type="string" calcext:value-type="string">
            <text:p>1.61525750748076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string" calcext:value-type="string">
            <text:p>{ID_ALIMENTACAO_1,ID_SALA_ATENDIMENTO_ESPECIAL_1,ID_SITUACAO_CURSO_2_0} =&gt; {ID_AEE_1}</text:p>
          </table:table-cell>
          <table:table-cell office:value-type="string" calcext:value-type="string">
            <text:p>0.472656868894674</text:p>
          </table:table-cell>
          <table:table-cell office:value-type="string" calcext:value-type="string">
            <text:p>0.915610735498149</text:p>
          </table:table-cell>
          <table:table-cell office:value-type="string" calcext:value-type="string">
            <text:p>1.6146879339480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{ID_DESPENSA_1,ID_SALA_ATENDIMENTO_ESPECIAL_1} =&gt; {ID_AEE_1}</text:p>
          </table:table-cell>
          <table:table-cell office:value-type="string" calcext:value-type="string">
            <text:p>0.414255630825837</text:p>
          </table:table-cell>
          <table:table-cell office:value-type="string" calcext:value-type="string">
            <text:p>0.915521897007393</text:p>
          </table:table-cell>
          <table:table-cell office:value-type="string" calcext:value-type="string">
            <text:p>1.61453126645438</text:p>
          </table:table-cell>
        </table:table-row>
        <table:table-row table:style-name="ro1">
          <table:table-cell office:value-type="float" office:value="4715" calcext:value-type="float">
            <text:p>4715</text:p>
          </table:table-cell>
          <table:table-cell office:value-type="string" calcext:value-type="string">
            <text:p>{ID_AEE_1,ID_COZINHA_1,ID_LABORATORIO_INFORMATICA_1,ID_MOD_ATIV_COMPLEMENTAR_1} =&gt; {ID_SALA_ATENDIMENTO_ESPECIAL_1}</text:p>
          </table:table-cell>
          <table:table-cell office:value-type="string" calcext:value-type="string">
            <text:p>0.408681484095831</text:p>
          </table:table-cell>
          <table:table-cell office:value-type="string" calcext:value-type="string">
            <text:p>0.929516174894464</text:p>
          </table:table-cell>
          <table:table-cell office:value-type="string" calcext:value-type="string">
            <text:p>1.61451190294781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{ID_AEE_1,ID_LABORATORIO_INFORMATICA_1,ID_MOD_ATIV_COMPLEMENTAR_1} =&gt; {ID_SALA_ATENDIMENTO_ESPECIAL_1}</text:p>
          </table:table-cell>
          <table:table-cell office:value-type="string" calcext:value-type="string">
            <text:p>0.410225704257436</text:p>
          </table:table-cell>
          <table:table-cell office:value-type="string" calcext:value-type="string">
            <text:p>0.929331412527539</text:p>
          </table:table-cell>
          <table:table-cell office:value-type="string" calcext:value-type="string">
            <text:p>1.61419098218422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string" calcext:value-type="string">
            <text:p>{ID_AEE_1,ID_ALIMENTACAO_1,ID_COZINHA_1,ID_LABORATORIO_INFORMATICA_1,ID_MOD_ATIV_COMPLEMENTAR_1} =&gt; {ID_SALA_ATENDIMENTO_ESPECIAL_1}</text:p>
          </table:table-cell>
          <table:table-cell office:value-type="string" calcext:value-type="string">
            <text:p>0.406615070848282</text:p>
          </table:table-cell>
          <table:table-cell office:value-type="string" calcext:value-type="string">
            <text:p>0.92918334326833</text:p>
          </table:table-cell>
          <table:table-cell office:value-type="string" calcext:value-type="string">
            <text:p>1.61393379507128</text:p>
          </table:table-cell>
        </table:table-row>
        <table:table-row table:style-name="ro1">
          <table:table-cell office:value-type="float" office:value="4705" calcext:value-type="float">
            <text:p>4705</text:p>
          </table:table-cell>
          <table:table-cell office:value-type="string" calcext:value-type="string">
            <text:p>{ID_AEE_1,ID_ALIMENTACAO_1,ID_LABORATORIO_INFORMATICA_1,ID_MOD_ATIV_COMPLEMENTAR_1} =&gt; {ID_SALA_ATENDIMENTO_ESPECIAL_1}</text:p>
          </table:table-cell>
          <table:table-cell office:value-type="string" calcext:value-type="string">
            <text:p>0.408159291009888</text:p>
          </table:table-cell>
          <table:table-cell office:value-type="string" calcext:value-type="string">
            <text:p>0.928999036904084</text:p>
          </table:table-cell>
          <table:table-cell office:value-type="string" calcext:value-type="string">
            <text:p>1.6136136663560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{ID_COZINHA_1,ID_SALA_ATENDIMENTO_ESPECIAL_1} =&gt; {ID_AEE_1}</text:p>
          </table:table-cell>
          <table:table-cell office:value-type="string" calcext:value-type="string">
            <text:p>0.517021643364722</text:p>
          </table:table-cell>
          <table:table-cell office:value-type="string" calcext:value-type="string">
            <text:p>0.913933847966259</text:p>
          </table:table-cell>
          <table:table-cell office:value-type="string" calcext:value-type="string">
            <text:p>1.61173072739797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string" calcext:value-type="string">
            <text:p>{ID_AEE_1,ID_COZINHA_1,ID_MOD_ATIV_COMPLEMENTAR_1} =&gt; {ID_SALA_ATENDIMENTO_ESPECIAL_1}</text:p>
          </table:table-cell>
          <table:table-cell office:value-type="string" calcext:value-type="string">
            <text:p>0.41670527417421</text:p>
          </table:table-cell>
          <table:table-cell office:value-type="string" calcext:value-type="string">
            <text:p>0.927522861154874</text:p>
          </table:table-cell>
          <table:table-cell office:value-type="string" calcext:value-type="string">
            <text:p>1.61104964070235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string" calcext:value-type="string">
            <text:p>{ID_AEE_1,ID_ALIMENTACAO_1,ID_COZINHA_1,ID_MOD_ATIV_COMPLEMENTAR_1} =&gt; {ID_SALA_ATENDIMENTO_ESPECIAL_1}</text:p>
          </table:table-cell>
          <table:table-cell office:value-type="string" calcext:value-type="string">
            <text:p>0.414638860926662</text:p>
          </table:table-cell>
          <table:table-cell office:value-type="string" calcext:value-type="string">
            <text:p>0.927187960498409</text:p>
          </table:table-cell>
          <table:table-cell office:value-type="string" calcext:value-type="string">
            <text:p>1.61046793904856</text:p>
          </table:table-cell>
        </table:table-row>
        <table:table-row table:style-name="ro1">
          <table:table-cell office:value-type="float" office:value="4766" calcext:value-type="float">
            <text:p>4766</text:p>
          </table:table-cell>
          <table:table-cell office:value-type="string" calcext:value-type="string">
            <text:p>{ID_COZINHA_1,ID_LABORATORIO_INFORMATICA_1,ID_SALA_ATENDIMENTO_ESPECIAL_1,ID_SITUACAO_CURSO_2_0} =&gt; {ID_AEE_1}</text:p>
          </table:table-cell>
          <table:table-cell office:value-type="string" calcext:value-type="string">
            <text:p>0.457208897189269</text:p>
          </table:table-cell>
          <table:table-cell office:value-type="string" calcext:value-type="string">
            <text:p>0.913010977509668</text:p>
          </table:table-cell>
          <table:table-cell office:value-type="string" calcext:value-type="string">
            <text:p>1.6101032368792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{ID_AEE_1,ID_MOD_ATIV_COMPLEMENTAR_1} =&gt; {ID_SALA_ATENDIMENTO_ESPECIAL_1}</text:p>
          </table:table-cell>
          <table:table-cell office:value-type="string" calcext:value-type="string">
            <text:p>0.418377638403407</text:p>
          </table:table-cell>
          <table:table-cell office:value-type="string" calcext:value-type="string">
            <text:p>0.925827087350128</text:p>
          </table:table-cell>
          <table:table-cell office:value-type="string" calcext:value-type="string">
            <text:p>1.60810418685613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{ID_AEE_1,ID_ALIMENTACAO_1,ID_MOD_ATIV_COMPLEMENTAR_1} =&gt; {ID_SALA_ATENDIMENTO_ESPECIAL_1}</text:p>
          </table:table-cell>
          <table:table-cell office:value-type="string" calcext:value-type="string">
            <text:p>0.416311225155859</text:p>
          </table:table-cell>
          <table:table-cell office:value-type="string" calcext:value-type="string">
            <text:p>0.925486354183536</text:p>
          </table:table-cell>
          <table:table-cell office:value-type="string" calcext:value-type="string">
            <text:p>1.60751235449425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string" calcext:value-type="string">
            <text:p>{ID_COZINHA_1,ID_SALA_ATENDIMENTO_ESPECIAL_1,ID_SITUACAO_CURSO_2_0} =&gt; {ID_AEE_1}</text:p>
          </table:table-cell>
          <table:table-cell office:value-type="string" calcext:value-type="string">
            <text:p>0.472618882473137</text:p>
          </table:table-cell>
          <table:table-cell office:value-type="string" calcext:value-type="string">
            <text:p>0.910944576924182</text:p>
          </table:table-cell>
          <table:table-cell office:value-type="string" calcext:value-type="string">
            <text:p>1.60645912048488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string" calcext:value-type="string">
            <text:p>{ID_AEE_1,ID_COZINHA_1,ID_LABORATORIO_INFORMATICA_1} =&gt; {ID_SALA_ATENDIMENTO_ESPECIAL_1}</text:p>
          </table:table-cell>
          <table:table-cell office:value-type="string" calcext:value-type="string">
            <text:p>0.500659352918139</text:p>
          </table:table-cell>
          <table:table-cell office:value-type="string" calcext:value-type="string">
            <text:p>0.923345860794427</text:p>
          </table:table-cell>
          <table:table-cell office:value-type="string" calcext:value-type="string">
            <text:p>1.60379445033267</text:p>
          </table:table-cell>
        </table:table-row>
        <table:table-row table:style-name="ro1">
          <table:table-cell office:value-type="float" office:value="4755" calcext:value-type="float">
            <text:p>4755</text:p>
          </table:table-cell>
          <table:table-cell office:value-type="string" calcext:value-type="string">
            <text:p>{ID_AEE_1,ID_ALIMENTACAO_1,ID_COZINHA_1,ID_LABORATORIO_INFORMATICA_1} =&gt; {ID_SALA_ATENDIMENTO_ESPECIAL_1}</text:p>
          </table:table-cell>
          <table:table-cell office:value-type="string" calcext:value-type="string">
            <text:p>0.49832679429944</text:p>
          </table:table-cell>
          <table:table-cell office:value-type="string" calcext:value-type="string">
            <text:p>0.923232990910342</text:p>
          </table:table-cell>
          <table:table-cell office:value-type="string" calcext:value-type="string">
            <text:p>1.6035984023495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{ID_AEE_1,ID_LABORATORIO_INFORMATICA_1} =&gt; {ID_SALA_ATENDIMENTO_ESPECIAL_1}</text:p>
          </table:table-cell>
          <table:table-cell office:value-type="string" calcext:value-type="string">
            <text:p>0.502990709434889</text:p>
          </table:table-cell>
          <table:table-cell office:value-type="string" calcext:value-type="string">
            <text:p>0.922947088684322</text:p>
          </table:table-cell>
          <table:table-cell office:value-type="string" calcext:value-type="string">
            <text:p>1.60310180792825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string" calcext:value-type="string">
            <text:p>{ID_AEE_1,ID_ALIMENTACAO_1,ID_LABORATORIO_INFORMATICA_1} =&gt; {ID_SALA_ATENDIMENTO_ESPECIAL_1}</text:p>
          </table:table-cell>
          <table:table-cell office:value-type="string" calcext:value-type="string">
            <text:p>0.500609345477127</text:p>
          </table:table-cell>
          <table:table-cell office:value-type="string" calcext:value-type="string">
            <text:p>0.922826042155563</text:p>
          </table:table-cell>
          <table:table-cell office:value-type="string" calcext:value-type="string">
            <text:p>1.60289155762086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string" calcext:value-type="string">
            <text:p>{ID_AEE_1,ID_COZINHA_1,ID_LABORATORIO_INFORMATICA_1,ID_SITUACAO_CURSO_2_0} =&gt; {ID_SALA_ATENDIMENTO_ESPECIAL_1}</text:p>
          </table:table-cell>
          <table:table-cell office:value-type="string" calcext:value-type="string">
            <text:p>0.457208897189269</text:p>
          </table:table-cell>
          <table:table-cell office:value-type="string" calcext:value-type="string">
            <text:p>0.922469982348122</text:p>
          </table:table-cell>
          <table:table-cell office:value-type="string" calcext:value-type="string">
            <text:p>1.60227310383512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 office:value-type="string" calcext:value-type="string">
            <text:p>{ID_AEE_1,ID_ALIMENTACAO_1,ID_COZINHA_1,ID_LABORATORIO_INFORMATICA_1,ID_SITUACAO_CURSO_2_0} =&gt; {ID_SALA_ATENDIMENTO_ESPECIAL_1}</text:p>
          </table:table-cell>
          <table:table-cell office:value-type="string" calcext:value-type="string">
            <text:p>0.45494125207573</text:p>
          </table:table-cell>
          <table:table-cell office:value-type="string" calcext:value-type="string">
            <text:p>0.92235230120873</text:p>
          </table:table-cell>
          <table:table-cell office:value-type="string" calcext:value-type="string">
            <text:p>1.60206869900018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string" calcext:value-type="string">
            <text:p>{ID_AEE_1,ID_LABORATORIO_INFORMATICA_1,ID_SITUACAO_CURSO_2_0} =&gt; {ID_SALA_ATENDIMENTO_ESPECIAL_1}</text:p>
          </table:table-cell>
          <table:table-cell office:value-type="string" calcext:value-type="string">
            <text:p>0.45941619678505</text:p>
          </table:table-cell>
          <table:table-cell office:value-type="string" calcext:value-type="string">
            <text:p>0.92207899369224</text:p>
          </table:table-cell>
          <table:table-cell office:value-type="string" calcext:value-type="string">
            <text:p>1.60159398080758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string" calcext:value-type="string">
            <text:p>{ID_AEE_1,ID_ALIMENTACAO_1,ID_LABORATORIO_INFORMATICA_1,ID_SITUACAO_CURSO_2_0} =&gt; {ID_SALA_ATENDIMENTO_ESPECIAL_1}</text:p>
          </table:table-cell>
          <table:table-cell office:value-type="string" calcext:value-type="string">
            <text:p>0.457101429275173</text:p>
          </table:table-cell>
          <table:table-cell office:value-type="string" calcext:value-type="string">
            <text:p>0.921952624588487</text:p>
          </table:table-cell>
          <table:table-cell office:value-type="string" calcext:value-type="string">
            <text:p>1.60137448551779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{ID_LABORATORIO_INFORMATICA_1,ID_PATIO_DESCOBERTO_1,ID_SALA_ATENDIMENTO_ESPECIAL_1} =&gt; {ID_AEE_1}</text:p>
          </table:table-cell>
          <table:table-cell office:value-type="string" calcext:value-type="string">
            <text:p>0.425690264969715</text:p>
          </table:table-cell>
          <table:table-cell office:value-type="string" calcext:value-type="string">
            <text:p>0.904884802235576</text:p>
          </table:table-cell>
          <table:table-cell office:value-type="string" calcext:value-type="string">
            <text:p>1.5957726522153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{ID_AEE_1,ID_COZINHA_1} =&gt; {ID_SALA_ATENDIMENTO_ESPECIAL_1}</text:p>
          </table:table-cell>
          <table:table-cell office:value-type="string" calcext:value-type="string">
            <text:p>0.517021643364722</text:p>
          </table:table-cell>
          <table:table-cell office:value-type="string" calcext:value-type="string">
            <text:p>0.918140194960004</text:p>
          </table:table-cell>
          <table:table-cell office:value-type="string" calcext:value-type="string">
            <text:p>1.59475253188149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string" calcext:value-type="string">
            <text:p>{ID_AEE_1,ID_ALIMENTACAO_1,ID_COZINHA_1} =&gt; {ID_SALA_ATENDIMENTO_ESPECIAL_1}</text:p>
          </table:table-cell>
          <table:table-cell office:value-type="string" calcext:value-type="string">
            <text:p>0.514689084746023</text:p>
          </table:table-cell>
          <table:table-cell office:value-type="string" calcext:value-type="string">
            <text:p>0.918014987296176</text:p>
          </table:table-cell>
          <table:table-cell office:value-type="string" calcext:value-type="string">
            <text:p>1.5945350539407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{ID_LABORATORIO_INFORMATICA_1,ID_SALA_ATENDIMENTO_ESPECIAL_1} =&gt; {ID_AEE_1}</text:p>
          </table:table-cell>
          <table:table-cell office:value-type="string" calcext:value-type="string">
            <text:p>0.502990709434889</text:p>
          </table:table-cell>
          <table:table-cell office:value-type="string" calcext:value-type="string">
            <text:p>0.904065275333861</text:p>
          </table:table-cell>
          <table:table-cell office:value-type="string" calcext:value-type="string">
            <text:p>1.5943274090039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{ID_PATIO_DESCOBERTO_1,ID_SALA_ATENDIMENTO_ESPECIAL_1} =&gt; {ID_AEE_1}</text:p>
          </table:table-cell>
          <table:table-cell office:value-type="string" calcext:value-type="string">
            <text:p>0.438383499852502</text:p>
          </table:table-cell>
          <table:table-cell office:value-type="string" calcext:value-type="string">
            <text:p>0.903755279824503</text:p>
          </table:table-cell>
          <table:table-cell office:value-type="string" calcext:value-type="string">
            <text:p>1.59378072907863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string" calcext:value-type="string">
            <text:p>{ID_AEE_1,ID_COZINHA_1,ID_SITUACAO_CURSO_2_0} =&gt; {ID_SALA_ATENDIMENTO_ESPECIAL_1}</text:p>
          </table:table-cell>
          <table:table-cell office:value-type="string" calcext:value-type="string">
            <text:p>0.472618882473137</text:p>
          </table:table-cell>
          <table:table-cell office:value-type="string" calcext:value-type="string">
            <text:p>0.917279725702938</text:p>
          </table:table-cell>
          <table:table-cell office:value-type="string" calcext:value-type="string">
            <text:p>1.59325795018924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string" calcext:value-type="string">
            <text:p>{ID_AEE_1,ID_ALIMENTACAO_1,ID_COZINHA_1,ID_SITUACAO_CURSO_2_0} =&gt; {ID_SALA_ATENDIMENTO_ESPECIAL_1}</text:p>
          </table:table-cell>
          <table:table-cell office:value-type="string" calcext:value-type="string">
            <text:p>0.470351237359597</text:p>
          </table:table-cell>
          <table:table-cell office:value-type="string" calcext:value-type="string">
            <text:p>0.917149180605307</text:p>
          </table:table-cell>
          <table:table-cell office:value-type="string" calcext:value-type="string">
            <text:p>1.593031201457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{ID_AEE_1} =&gt; {ID_SALA_ATENDIMENTO_ESPECIAL_1}</text:p>
          </table:table-cell>
          <table:table-cell office:value-type="string" calcext:value-type="string">
            <text:p>0.519499896739443</text:p>
          </table:table-cell>
          <table:table-cell office:value-type="string" calcext:value-type="string">
            <text:p>0.916142834974574</text:p>
          </table:table-cell>
          <table:table-cell office:value-type="string" calcext:value-type="string">
            <text:p>1.591283241558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{ID_SALA_ATENDIMENTO_ESPECIAL_1} =&gt; {ID_AEE_1}</text:p>
          </table:table-cell>
          <table:table-cell office:value-type="string" calcext:value-type="string">
            <text:p>0.519499896739443</text:p>
          </table:table-cell>
          <table:table-cell office:value-type="string" calcext:value-type="string">
            <text:p>0.902339076521415</text:p>
          </table:table-cell>
          <table:table-cell office:value-type="string" calcext:value-type="string">
            <text:p>1.5912832415581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{ID_AEE_1,ID_ALIMENTACAO_1} =&gt; {ID_SALA_ATENDIMENTO_ESPECIAL_1}</text:p>
          </table:table-cell>
          <table:table-cell office:value-type="string" calcext:value-type="string">
            <text:p>0.517118532781681</text:p>
          </table:table-cell>
          <table:table-cell office:value-type="string" calcext:value-type="string">
            <text:p>0.916002521155132</text:p>
          </table:table-cell>
          <table:table-cell office:value-type="string" calcext:value-type="string">
            <text:p>1.5910395251627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{ID_AEE_1,ID_SITUACAO_CURSO_2_0} =&gt; {ID_SALA_ATENDIMENTO_ESPECIAL_1}</text:p>
          </table:table-cell>
          <table:table-cell office:value-type="string" calcext:value-type="string">
            <text:p>0.474971636404552</text:p>
          </table:table-cell>
          <table:table-cell office:value-type="string" calcext:value-type="string">
            <text:p>0.915191831969833</text:p>
          </table:table-cell>
          <table:table-cell office:value-type="string" calcext:value-type="string">
            <text:p>1.5896314083654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string" calcext:value-type="string">
            <text:p>{ID_AEE_1,ID_ALIMENTACAO_1,ID_SITUACAO_CURSO_2_0} =&gt; {ID_SALA_ATENDIMENTO_ESPECIAL_1}</text:p>
          </table:table-cell>
          <table:table-cell office:value-type="string" calcext:value-type="string">
            <text:p>0.472656868894674</text:p>
          </table:table-cell>
          <table:table-cell office:value-type="string" calcext:value-type="string">
            <text:p>0.915044787373428</text:p>
          </table:table-cell>
          <table:table-cell office:value-type="string" calcext:value-type="string">
            <text:p>1.58937600102815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string" calcext:value-type="string">
            <text:p>{ID_LABORATORIO_INFORMATICA_1,ID_SALA_ATENDIMENTO_ESPECIAL_1,ID_SITUACAO_CURSO_2_0} =&gt; {ID_AEE_1}</text:p>
          </table:table-cell>
          <table:table-cell office:value-type="string" calcext:value-type="string">
            <text:p>0.45941619678505</text:p>
          </table:table-cell>
          <table:table-cell office:value-type="string" calcext:value-type="string">
            <text:p>0.900576336958945</text:p>
          </table:table-cell>
          <table:table-cell office:value-type="string" calcext:value-type="string">
            <text:p>1.58817463416436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string" calcext:value-type="string">
            <text:p>{ID_PATIO_DESCOBERTO_1,ID_SALA_ATENDIMENTO_ESPECIAL_1,ID_SITUACAO_CURSO_2_0} =&gt; {ID_AEE_1}</text:p>
          </table:table-cell>
          <table:table-cell office:value-type="string" calcext:value-type="string">
            <text:p>0.401432568932733</text:p>
          </table:table-cell>
          <table:table-cell office:value-type="string" calcext:value-type="string">
            <text:p>0.899901748213494</text:p>
          </table:table-cell>
          <table:table-cell office:value-type="string" calcext:value-type="string">
            <text:p>1.58698499072154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string" calcext:value-type="string">
            <text:p>{FK_COD_TIPO_TURMA_0,ID_DIA_SEMANA_SEXTA_1,ID_EDUCACAO_FISICA_1,ID_LABORATORIO_INFORMATICA_1,ID_LINGUA_LITERAT_PORTUGUESA_1,ID_MATEMATICA_1} =&gt; {FK_COD_MOD_ENSINO_1}</text:p>
          </table:table-cell>
          <table:table-cell office:value-type="string" calcext:value-type="string">
            <text:p>0.40055287072764</text:p>
          </table:table-cell>
          <table:table-cell office:value-type="string" calcext:value-type="string">
            <text:p>0.930650284157877</text:p>
          </table:table-cell>
          <table:table-cell office:value-type="string" calcext:value-type="string">
            <text:p>1.5866505400985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{ID_SALA_ATENDIMENTO_ESPECIAL_1,ID_SITUACAO_CURSO_2_0} =&gt; {ID_AEE_1}</text:p>
          </table:table-cell>
          <table:table-cell office:value-type="string" calcext:value-type="string">
            <text:p>0.474971636404552</text:p>
          </table:table-cell>
          <table:table-cell office:value-type="string" calcext:value-type="string">
            <text:p>0.898811646951774</text:p>
          </table:table-cell>
          <table:table-cell office:value-type="string" calcext:value-type="string">
            <text:p>1.58506258714343</text:p>
          </table:table-cell>
        </table:table-row>
        <table:table-row table:style-name="ro1">
          <table:table-cell office:value-type="float" office:value="5764" calcext:value-type="float">
            <text:p>5764</text:p>
          </table:table-cell>
          <table:table-cell office:value-type="string" calcext:value-type="string">
            <text:p>{FK_COD_TIPO_TURMA_0,ID_DIA_SEMANA_SEXTA_1,ID_EDUCACAO_FISICA_1,ID_LABORATORIO_INFORMATICA_1,ID_LINGUA_LITERAT_PORTUGUESA_1} =&gt; {FK_COD_MOD_ENSINO_1}</text:p>
          </table:table-cell>
          <table:table-cell office:value-type="string" calcext:value-type="string">
            <text:p>0.407654167771599</text:p>
          </table:table-cell>
          <table:table-cell office:value-type="string" calcext:value-type="string">
            <text:p>0.929376569319741</text:p>
          </table:table-cell>
          <table:table-cell office:value-type="string" calcext:value-type="string">
            <text:p>1.58447900437749</text:p>
          </table:table-cell>
        </table:table-row>
        <table:table-row table:style-name="ro1">
          <table:table-cell office:value-type="float" office:value="5679" calcext:value-type="float">
            <text:p>5679</text:p>
          </table:table-cell>
          <table:table-cell office:value-type="string" calcext:value-type="string">
            <text:p>{FK_COD_TIPO_TURMA_0,ID_EDUCACAO_FISICA_1,ID_LABORATORIO_INFORMATICA_1,ID_LINGUA_LITERAT_PORTUGUESA_1,ID_MATEMATICA_1} =&gt; {FK_COD_MOD_ENSINO_1}</text:p>
          </table:table-cell>
          <table:table-cell office:value-type="string" calcext:value-type="string">
            <text:p>0.400654808972777</text:p>
          </table:table-cell>
          <table:table-cell office:value-type="string" calcext:value-type="string">
            <text:p>0.929305411574187</text:p>
          </table:table-cell>
          <table:table-cell office:value-type="string" calcext:value-type="string">
            <text:p>1.5843576886939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  <table:table-cell office:value-type="string" calcext:value-type="string">
            <text:p>{ID_DIA_SEMANA_SEXTA_1,ID_EDUCACAO_FISICA_1,ID_LABORATORIO_INFORMATICA_1,ID_LINGUA_LITERAT_PORTUGUESA_1,ID_MATEMATICA_1} =&gt; {FK_COD_MOD_ENSINO_1}</text:p>
          </table:table-cell>
          <table:table-cell office:value-type="string" calcext:value-type="string">
            <text:p>0.400800984569579</text:p>
          </table:table-cell>
          <table:table-cell office:value-type="string" calcext:value-type="string">
            <text:p>0.928765545035895</text:p>
          </table:table-cell>
          <table:table-cell office:value-type="string" calcext:value-type="string">
            <text:p>1.58343727900924</text:p>
          </table:table-cell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string" calcext:value-type="string">
            <text:p>{FK_COD_TIPO_TURMA_0,ID_EDUCACAO_FISICA_1,ID_LABORATORIO_INFORMATICA_1,ID_LINGUA_LITERAT_PORTUGUESA_1} =&gt; {FK_COD_MOD_ENSINO_1}</text:p>
          </table:table-cell>
          <table:table-cell office:value-type="string" calcext:value-type="string">
            <text:p>0.407756106016737</text:p>
          </table:table-cell>
          <table:table-cell office:value-type="string" calcext:value-type="string">
            <text:p>0.927993000710216</text:p>
          </table:table-cell>
          <table:table-cell office:value-type="string" calcext:value-type="string">
            <text:p>1.58212018074746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  <table:table-cell office:value-type="string" calcext:value-type="string">
            <text:p>{FK_COD_TIPO_TURMA_0,ID_DIA_SEMANA_SEXTA_1,ID_EDUCACAO_FISICA_1,ID_LINGUA_LITERAT_PORTUGUESA_1,ID_MATEMATICA_1} =&gt; {FK_COD_MOD_ENSINO_1}</text:p>
          </table:table-cell>
          <table:table-cell office:value-type="string" calcext:value-type="string">
            <text:p>0.420219258586795</text:p>
          </table:table-cell>
          <table:table-cell office:value-type="string" calcext:value-type="string">
            <text:p>0.927946892309228</text:p>
          </table:table-cell>
          <table:table-cell office:value-type="string" calcext:value-type="string">
            <text:p>1.58204157128419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string" calcext:value-type="string">
            <text:p>{FK_COD_TIPO_TURMA_0,ID_DIA_SEMANA_SEXTA_1,ID_EDUCACAO_FISICA_1,ID_LABORATORIO_INFORMATICA_1,ID_MATEMATICA_1} =&gt; {FK_COD_MOD_ENSINO_1}</text:p>
          </table:table-cell>
          <table:table-cell office:value-type="string" calcext:value-type="string">
            <text:p>0.403116473340625</text:p>
          </table:table-cell>
          <table:table-cell office:value-type="string" calcext:value-type="string">
            <text:p>0.927567203349325</text:p>
          </table:table-cell>
          <table:table-cell office:value-type="string" calcext:value-type="string">
            <text:p>1.58139424574897</text:p>
          </table:table-cell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string" calcext:value-type="string">
            <text:p>{ID_DIA_SEMANA_SEXTA_1,ID_EDUCACAO_FISICA_1,ID_LABORATORIO_INFORMATICA_1,ID_LINGUA_LITERAT_PORTUGUESA_1} =&gt; {FK_COD_MOD_ENSINO_1}</text:p>
          </table:table-cell>
          <table:table-cell office:value-type="string" calcext:value-type="string">
            <text:p>0.407902281613538</text:p>
          </table:table-cell>
          <table:table-cell office:value-type="string" calcext:value-type="string">
            <text:p>0.927462465458382</text:p>
          </table:table-cell>
          <table:table-cell office:value-type="string" calcext:value-type="string">
            <text:p>1.5812156798214</text:p>
          </table:table-cell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string" calcext:value-type="string">
            <text:p>{ID_EDUCACAO_FISICA_1,ID_LABORATORIO_INFORMATICA_1,ID_LINGUA_LITERAT_PORTUGUESA_1,ID_MATEMATICA_1} =&gt; {FK_COD_MOD_ENSINO_1}</text:p>
          </table:table-cell>
          <table:table-cell office:value-type="string" calcext:value-type="string">
            <text:p>0.400902922814717</text:p>
          </table:table-cell>
          <table:table-cell office:value-type="string" calcext:value-type="string">
            <text:p>0.927427414900948</text:p>
          </table:table-cell>
          <table:table-cell office:value-type="string" calcext:value-type="string">
            <text:p>1.58115592269584</text:p>
          </table:table-cell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string" calcext:value-type="string">
            <text:p>{FK_COD_TIPO_TURMA_0,ID_COZINHA_1,ID_DIA_SEMANA_SEXTA_1,ID_EDUCACAO_FISICA_1,ID_LINGUA_LITERAT_PORTUGUESA_1,ID_MATEMATICA_1} =&gt; {FK_COD_MOD_ENSINO_1}</text:p>
          </table:table-cell>
          <table:table-cell office:value-type="string" calcext:value-type="string">
            <text:p>0.408004219858676</text:p>
          </table:table-cell>
          <table:table-cell office:value-type="string" calcext:value-type="string">
            <text:p>0.927212726026013</text:p>
          </table:table-cell>
          <table:table-cell office:value-type="string" calcext:value-type="string">
            <text:p>1.58078990312311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string" calcext:value-type="string">
            <text:p>{FK_COD_TIPO_TURMA_0,ID_EDUCACAO_FISICA_1,ID_LINGUA_LITERAT_PORTUGUESA_1,ID_MATEMATICA_1} =&gt; {FK_COD_MOD_ENSINO_1}</text:p>
          </table:table-cell>
          <table:table-cell office:value-type="string" calcext:value-type="string">
            <text:p>0.420355576947628</text:p>
          </table:table-cell>
          <table:table-cell office:value-type="string" calcext:value-type="string">
            <text:p>0.926614655128097</text:p>
          </table:table-cell>
          <table:table-cell office:value-type="string" calcext:value-type="string">
            <text:p>1.57977026177195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string" calcext:value-type="string">
            <text:p>{FK_COD_TIPO_TURMA_0,ID_DIA_SEMANA_SEXTA_1,ID_EDUCACAO_FISICA_1,ID_LINGUA_LITERAT_PORTUGUESA_1} =&gt; {FK_COD_MOD_ENSINO_1}</text:p>
          </table:table-cell>
          <table:table-cell office:value-type="string" calcext:value-type="string">
            <text:p>0.427468414170282</text:p>
          </table:table-cell>
          <table:table-cell office:value-type="string" calcext:value-type="string">
            <text:p>0.926613231048248</text:p>
          </table:table-cell>
          <table:table-cell office:value-type="string" calcext:value-type="string">
            <text:p>1.57976783388137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{ID_EDUCACAO_FISICA_1,ID_LABORATORIO_INFORMATICA_1,ID_LINGUA_LITERAT_PORTUGUESA_1} =&gt; {FK_COD_MOD_ENSINO_1}</text:p>
          </table:table-cell>
          <table:table-cell office:value-type="string" calcext:value-type="string">
            <text:p>0.408004219858676</text:p>
          </table:table-cell>
          <table:table-cell office:value-type="string" calcext:value-type="string">
            <text:p>0.926085898328615</text:p>
          </table:table-cell>
          <table:table-cell office:value-type="string" calcext:value-type="string">
            <text:p>1.57886879290039</text:p>
          </table:table-cell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string" calcext:value-type="string">
            <text:p>{FK_COD_TIPO_TURMA_0,ID_EDUCACAO_FISICA_1,ID_LABORATORIO_INFORMATICA_1,ID_MATEMATICA_1} =&gt; {FK_COD_MOD_ENSINO_1}</text:p>
          </table:table-cell>
          <table:table-cell office:value-type="string" calcext:value-type="string">
            <text:p>0.403218411585762</text:p>
          </table:table-cell>
          <table:table-cell office:value-type="string" calcext:value-type="string">
            <text:p>0.926021589919624</text:p>
          </table:table-cell>
          <table:table-cell office:value-type="string" calcext:value-type="string">
            <text:p>1.57875915453935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string" calcext:value-type="string">
            <text:p>{FK_COD_TIPO_TURMA_0,ID_COZINHA_1,ID_EDUCACAO_FISICA_1,ID_LINGUA_LITERAT_PORTUGUESA_1,ID_MATEMATICA_1} =&gt; {FK_COD_MOD_ENSINO_1}</text:p>
          </table:table-cell>
          <table:table-cell office:value-type="string" calcext:value-type="string">
            <text:p>0.408140538219509</text:p>
          </table:table-cell>
          <table:table-cell office:value-type="string" calcext:value-type="string">
            <text:p>0.925908230140238</text:p>
          </table:table-cell>
          <table:table-cell office:value-type="string" calcext:value-type="string">
            <text:p>1.57856588929433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string" calcext:value-type="string">
            <text:p>{ID_DIA_SEMANA_SEXTA_1,ID_EDUCACAO_FISICA_1,ID_LINGUA_LITERAT_PORTUGUESA_1,ID_MATEMATICA_1} =&gt; {FK_COD_MOD_ENSINO_1}</text:p>
          </table:table-cell>
          <table:table-cell office:value-type="string" calcext:value-type="string">
            <text:p>0.420467372428734</text:p>
          </table:table-cell>
          <table:table-cell office:value-type="string" calcext:value-type="string">
            <text:p>0.925904219470267</text:p>
          </table:table-cell>
          <table:table-cell office:value-type="string" calcext:value-type="string">
            <text:p>1.5785590515683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string" calcext:value-type="string">
            <text:p>{FK_COD_TIPO_TURMA_0,ID_COZINHA_1,ID_DIA_SEMANA_SEXTA_1,ID_EDUCACAO_FISICA_1,ID_LINGUA_LITERAT_PORTUGUESA_1} =&gt; {FK_COD_MOD_ENSINO_1}</text:p>
          </table:table-cell>
          <table:table-cell office:value-type="string" calcext:value-type="string">
            <text:p>0.41504805642955</text:p>
          </table:table-cell>
          <table:table-cell office:value-type="string" calcext:value-type="string">
            <text:p>0.925879960934127</text:p>
          </table:table-cell>
          <table:table-cell office:value-type="string" calcext:value-type="string">
            <text:p>1.5785176935844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string" calcext:value-type="string">
            <text:p>{ID_DIA_SEMANA_SEXTA_1,ID_EDUCACAO_FISICA_1,ID_LABORATORIO_INFORMATICA_1,ID_MATEMATICA_1} =&gt; {FK_COD_MOD_ENSINO_1}</text:p>
          </table:table-cell>
          <table:table-cell office:value-type="string" calcext:value-type="string">
            <text:p>0.403364587182564</text:p>
          </table:table-cell>
          <table:table-cell office:value-type="string" calcext:value-type="string">
            <text:p>0.925509010179376</text:p>
          </table:table-cell>
          <table:table-cell office:value-type="string" calcext:value-type="string">
            <text:p>1.57788526567308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string" calcext:value-type="string">
            <text:p>{ID_COZINHA_1,ID_DIA_SEMANA_SEXTA_1,ID_EDUCACAO_FISICA_1,ID_LINGUA_LITERAT_PORTUGUESA_1,ID_MATEMATICA_1} =&gt; {FK_COD_MOD_ENSINO_1}</text:p>
          </table:table-cell>
          <table:table-cell office:value-type="string" calcext:value-type="string">
            <text:p>0.408185737252731</text:p>
          </table:table-cell>
          <table:table-cell office:value-type="string" calcext:value-type="string">
            <text:p>0.925377852630661</text:p>
          </table:table-cell>
          <table:table-cell office:value-type="string" calcext:value-type="string">
            <text:p>1.57766165730048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{FK_COD_TIPO_TURMA_0,ID_EDUCACAO_FISICA_1,ID_LINGUA_LITERAT_PORTUGUESA_1} =&gt; {FK_COD_MOD_ENSINO_1}</text:p>
          </table:table-cell>
          <table:table-cell office:value-type="string" calcext:value-type="string">
            <text:p>0.427604732531115</text:p>
          </table:table-cell>
          <table:table-cell office:value-type="string" calcext:value-type="string">
            <text:p>0.92522638139862</text:p>
          </table:table-cell>
          <table:table-cell office:value-type="string" calcext:value-type="string">
            <text:p>1.5774034164594</text:p>
          </table:table-cell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string" calcext:value-type="string">
            <text:p>{FK_COD_TIPO_TURMA_0,ID_DIA_SEMANA_SEXTA_1,ID_EDUCACAO_FISICA_1,ID_MATEMATICA_1} =&gt; {FK_COD_MOD_ENSINO_1}</text:p>
          </table:table-cell>
          <table:table-cell office:value-type="string" calcext:value-type="string">
            <text:p>0.422841523774812</text:p>
          </table:table-cell>
          <table:table-cell office:value-type="string" calcext:value-type="string">
            <text:p>0.924862382233478</text:p>
          </table:table-cell>
          <table:table-cell office:value-type="string" calcext:value-type="string">
            <text:p>1.5767828402002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{ID_EDUCACAO_FISICA_1,ID_LINGUA_LITERAT_PORTUGUESA_1,ID_MATEMATICA_1} =&gt; {FK_COD_MOD_ENSINO_1}</text:p>
          </table:table-cell>
          <table:table-cell office:value-type="string" calcext:value-type="string">
            <text:p>0.420603690789567</text:p>
          </table:table-cell>
          <table:table-cell office:value-type="string" calcext:value-type="string">
            <text:p>0.924579276900091</text:p>
          </table:table-cell>
          <table:table-cell office:value-type="string" calcext:value-type="string">
            <text:p>1.57630017851969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string" calcext:value-type="string">
            <text:p>{FK_COD_TIPO_TURMA_0,ID_COZINHA_1,ID_EDUCACAO_FISICA_1,ID_LINGUA_LITERAT_PORTUGUESA_1} =&gt; {FK_COD_MOD_ENSINO_1}</text:p>
          </table:table-cell>
          <table:table-cell office:value-type="string" calcext:value-type="string">
            <text:p>0.415184374790383</text:p>
          </table:table-cell>
          <table:table-cell office:value-type="string" calcext:value-type="string">
            <text:p>0.924543272165032</text:p>
          </table:table-cell>
          <table:table-cell office:value-type="string" calcext:value-type="string">
            <text:p>1.5762387946322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{ID_DIA_SEMANA_SEXTA_1,ID_EDUCACAO_FISICA_1,ID_LINGUA_LITERAT_PORTUGUESA_1} =&gt; {FK_COD_MOD_ENSINO_1}</text:p>
          </table:table-cell>
          <table:table-cell office:value-type="string" calcext:value-type="string">
            <text:p>0.427716528012221</text:p>
          </table:table-cell>
          <table:table-cell office:value-type="string" calcext:value-type="string">
            <text:p>0.924539558475034</text:p>
          </table:table-cell>
          <table:table-cell office:value-type="string" calcext:value-type="string">
            <text:p>1.5762324632225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string" calcext:value-type="string">
            <text:p>{FK_COD_TIPO_TURMA_0,ID_DIA_SEMANA_SEXTA_1,ID_EDUCACAO_FISICA_1,ID_LABORATORIO_INFORMATICA_1} =&gt; {FK_COD_MOD_ENSINO_1}</text:p>
          </table:table-cell>
          <table:table-cell office:value-type="string" calcext:value-type="string">
            <text:p>0.4117937260376</text:p>
          </table:table-cell>
          <table:table-cell office:value-type="string" calcext:value-type="string">
            <text:p>0.924261883202872</text:p>
          </table:table-cell>
          <table:table-cell office:value-type="string" calcext:value-type="string">
            <text:p>1.57575905916509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string" calcext:value-type="string">
            <text:p>{ID_COZINHA_1,ID_EDUCACAO_FISICA_1,ID_LINGUA_LITERAT_PORTUGUESA_1,ID_MATEMATICA_1} =&gt; {FK_COD_MOD_ENSINO_1}</text:p>
          </table:table-cell>
          <table:table-cell office:value-type="string" calcext:value-type="string">
            <text:p>0.408322055613564</text:p>
          </table:table-cell>
          <table:table-cell office:value-type="string" calcext:value-type="string">
            <text:p>0.924079697437457</text:p>
          </table:table-cell>
          <table:table-cell office:value-type="string" calcext:value-type="string">
            <text:p>1.57544845361539</text:p>
          </table:table-cell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string" calcext:value-type="string">
            <text:p>{FK_COD_TIPO_TURMA_0,ID_COZINHA_1,ID_DIA_SEMANA_SEXTA_1,ID_EDUCACAO_FISICA_1,ID_MATEMATICA_1} =&gt; {FK_COD_MOD_ENSINO_1}</text:p>
          </table:table-cell>
          <table:table-cell office:value-type="string" calcext:value-type="string">
            <text:p>0.410525989323892</text:p>
          </table:table-cell>
          <table:table-cell office:value-type="string" calcext:value-type="string">
            <text:p>0.924033261288134</text:p>
          </table:table-cell>
          <table:table-cell office:value-type="string" calcext:value-type="string">
            <text:p>1.57536928537931</text:p>
          </table:table-cell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string" calcext:value-type="string">
            <text:p>{ID_COZINHA_1,ID_DIA_SEMANA_SEXTA_1,ID_EDUCACAO_FISICA_1,ID_LINGUA_LITERAT_PORTUGUESA_1} =&gt; {FK_COD_MOD_ENSINO_1}</text:p>
          </table:table-cell>
          <table:table-cell office:value-type="string" calcext:value-type="string">
            <text:p>0.415229573823605</text:p>
          </table:table-cell>
          <table:table-cell office:value-type="string" calcext:value-type="string">
            <text:p>0.924015660828988</text:p>
          </table:table-cell>
          <table:table-cell office:value-type="string" calcext:value-type="string">
            <text:p>1.57533927864264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{ID_EDUCACAO_FISICA_1,ID_LABORATORIO_INFORMATICA_1,ID_MATEMATICA_1} =&gt; {FK_COD_MOD_ENSINO_1}</text:p>
          </table:table-cell>
          <table:table-cell office:value-type="string" calcext:value-type="string">
            <text:p>0.403466525427702</text:p>
          </table:table-cell>
          <table:table-cell office:value-type="string" calcext:value-type="string">
            <text:p>0.92397170446049</text:p>
          </table:table-cell>
          <table:table-cell office:value-type="string" calcext:value-type="string">
            <text:p>1.57526433814457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string" calcext:value-type="string">
            <text:p>{FK_COD_TIPO_TURMA_0,ID_COZINHA_1,ID_DIA_SEMANA_SEXTA_1,ID_EDUCACAO_FISICA_1,ID_LABORATORIO_INFORMATICA_1} =&gt; {FK_COD_MOD_ENSINO_1}</text:p>
          </table:table-cell>
          <table:table-cell office:value-type="string" calcext:value-type="string">
            <text:p>0.400773817065568</text:p>
          </table:table-cell>
          <table:table-cell office:value-type="string" calcext:value-type="string">
            <text:p>0.923559316587458</text:p>
          </table:table-cell>
          <table:table-cell office:value-type="string" calcext:value-type="string">
            <text:p>1.57456126476393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string" calcext:value-type="string">
            <text:p>{FK_COD_TIPO_TURMA_0,ID_DIA_SEMANA_SEXTA_1,ID_LABORATORIO_INFORMATICA_1,ID_PATIO_DESCOBERTO_1} =&gt; {FK_COD_MOD_ENSINO_1}</text:p>
          </table:table-cell>
          <table:table-cell office:value-type="string" calcext:value-type="string">
            <text:p>0.425929723677634</text:p>
          </table:table-cell>
          <table:table-cell office:value-type="string" calcext:value-type="string">
            <text:p>0.923376016878834</text:p>
          </table:table-cell>
          <table:table-cell office:value-type="string" calcext:value-type="string">
            <text:p>1.57424876007056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{FK_COD_TIPO_TURMA_0,ID_EDUCACAO_FISICA_1,ID_MATEMATICA_1} =&gt; {FK_COD_MOD_ENSINO_1}</text:p>
          </table:table-cell>
          <table:table-cell office:value-type="string" calcext:value-type="string">
            <text:p>0.422977842135645</text:p>
          </table:table-cell>
          <table:table-cell office:value-type="string" calcext:value-type="string">
            <text:p>0.923295643891188</text:p>
          </table:table-cell>
          <table:table-cell office:value-type="string" calcext:value-type="string">
            <text:p>1.57411173347053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string" calcext:value-type="string">
            <text:p>{FK_COD_TIPO_TURMA_0,ID_DIA_SEMANA_SEXTA_1,ID_PATIO_DESCOBERTO_1,ID_SITUACAO_CURSO_2_0} =&gt; {FK_COD_MOD_ENSINO_1}</text:p>
          </table:table-cell>
          <table:table-cell office:value-type="string" calcext:value-type="string">
            <text:p>0.440906471419666</text:p>
          </table:table-cell>
          <table:table-cell office:value-type="string" calcext:value-type="string">
            <text:p>0.923211605928818</text:p>
          </table:table-cell>
          <table:table-cell office:value-type="string" calcext:value-type="string">
            <text:p>1.5739684585146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{ID_EDUCACAO_FISICA_1,ID_LINGUA_LITERAT_PORTUGUESA_1} =&gt; {FK_COD_MOD_ENSINO_1}</text:p>
          </table:table-cell>
          <table:table-cell office:value-type="string" calcext:value-type="string">
            <text:p>0.427852846373054</text:p>
          </table:table-cell>
          <table:table-cell office:value-type="string" calcext:value-type="string">
            <text:p>0.923160361233348</text:p>
          </table:table-cell>
          <table:table-cell office:value-type="string" calcext:value-type="string">
            <text:p>1.57388109226643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{ID_COZINHA_1,ID_EDUCACAO_FISICA_1,ID_LINGUA_LITERAT_PORTUGUESA_1} =&gt; {FK_COD_MOD_ENSINO_1}</text:p>
          </table:table-cell>
          <table:table-cell office:value-type="string" calcext:value-type="string">
            <text:p>0.415365892184438</text:p>
          </table:table-cell>
          <table:table-cell office:value-type="string" calcext:value-type="string">
            <text:p>0.922685535541764</text:p>
          </table:table-cell>
          <table:table-cell office:value-type="string" calcext:value-type="string">
            <text:p>1.57307156966398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{ID_DIA_SEMANA_SEXTA_1,ID_EDUCACAO_FISICA_1,ID_MATEMATICA_1} =&gt; {FK_COD_MOD_ENSINO_1}</text:p>
          </table:table-cell>
          <table:table-cell office:value-type="string" calcext:value-type="string">
            <text:p>0.423089637616751</text:p>
          </table:table-cell>
          <table:table-cell office:value-type="string" calcext:value-type="string">
            <text:p>0.922651154499507</text:p>
          </table:table-cell>
          <table:table-cell office:value-type="string" calcext:value-type="string">
            <text:p>1.57301295398396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string" calcext:value-type="string">
            <text:p>{FK_COD_TIPO_TURMA_0,ID_COZINHA_1,ID_EDUCACAO_FISICA_1,ID_MATEMATICA_1} =&gt; {FK_COD_MOD_ENSINO_1}</text:p>
          </table:table-cell>
          <table:table-cell office:value-type="string" calcext:value-type="string">
            <text:p>0.410662307684725</text:p>
          </table:table-cell>
          <table:table-cell office:value-type="string" calcext:value-type="string">
            <text:p>0.922512455612114</text:p>
          </table:table-cell>
          <table:table-cell office:value-type="string" calcext:value-type="string">
            <text:p>1.57277648850564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string" calcext:value-type="string">
            <text:p>{FK_COD_TIPO_TURMA_0,ID_DIA_SEMANA_SEXTA_1,ID_PATIO_DESCOBERTO_1} =&gt; {FK_COD_MOD_ENSINO_1}</text:p>
          </table:table-cell>
          <table:table-cell office:value-type="string" calcext:value-type="string">
            <text:p>0.472019514442173</text:p>
          </table:table-cell>
          <table:table-cell office:value-type="string" calcext:value-type="string">
            <text:p>0.922268696371916</text:p>
          </table:table-cell>
          <table:table-cell office:value-type="string" calcext:value-type="string">
            <text:p>1.57236090733976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{ID_DIA_SEMANA_SEXTA_1,ID_EDUCACAO_FISICA_1,ID_LABORATORIO_INFORMATICA_1} =&gt; {FK_COD_MOD_ENSINO_1}</text:p>
          </table:table-cell>
          <table:table-cell office:value-type="string" calcext:value-type="string">
            <text:p>0.41204183987954</text:p>
          </table:table-cell>
          <table:table-cell office:value-type="string" calcext:value-type="string">
            <text:p>0.92207269563739</text:p>
          </table:table-cell>
          <table:table-cell office:value-type="string" calcext:value-type="string">
            <text:p>1.57202674887381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string" calcext:value-type="string">
            <text:p>{ID_COZINHA_1,ID_DIA_SEMANA_SEXTA_1,ID_EDUCACAO_FISICA_1,ID_MATEMATICA_1} =&gt; {FK_COD_MOD_ENSINO_1}</text:p>
          </table:table-cell>
          <table:table-cell office:value-type="string" calcext:value-type="string">
            <text:p>0.410707506717947</text:p>
          </table:table-cell>
          <table:table-cell office:value-type="string" calcext:value-type="string">
            <text:p>0.922021411242117</text:p>
          </table:table-cell>
          <table:table-cell office:value-type="string" calcext:value-type="string">
            <text:p>1.57193931494202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{FK_COD_TIPO_TURMA_0,ID_EDUCACAO_FISICA_1,ID_LABORATORIO_INFORMATICA_1} =&gt; {FK_COD_MOD_ENSINO_1}</text:p>
          </table:table-cell>
          <table:table-cell office:value-type="string" calcext:value-type="string">
            <text:p>0.411901434372086</text:p>
          </table:table-cell>
          <table:table-cell office:value-type="string" calcext:value-type="string">
            <text:p>0.92177634782328</text:p>
          </table:table-cell>
          <table:table-cell office:value-type="string" calcext:value-type="string">
            <text:p>1.57152151030319</text:p>
          </table:table-cell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string" calcext:value-type="string">
            <text:p>{ID_COZINHA_1,ID_DIA_SEMANA_SEXTA_1,ID_EDUCACAO_FISICA_1,ID_LABORATORIO_INFORMATICA_1} =&gt; {FK_COD_MOD_ENSINO_1}</text:p>
          </table:table-cell>
          <table:table-cell office:value-type="string" calcext:value-type="string">
            <text:p>0.400955334459623</text:p>
          </table:table-cell>
          <table:table-cell office:value-type="string" calcext:value-type="string">
            <text:p>0.921466853789796</text:p>
          </table:table-cell>
          <table:table-cell office:value-type="string" calcext:value-type="string">
            <text:p>1.57099385895687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{FK_COD_TIPO_TURMA_0,ID_DIA_SEMANA_SEXTA_1,ID_EDUCACAO_FISICA_1} =&gt; {FK_COD_MOD_ENSINO_1}</text:p>
          </table:table-cell>
          <table:table-cell office:value-type="string" calcext:value-type="string">
            <text:p>0.431778190072032</text:p>
          </table:table-cell>
          <table:table-cell office:value-type="string" calcext:value-type="string">
            <text:p>0.921396102896662</text:p>
          </table:table-cell>
          <table:table-cell office:value-type="string" calcext:value-type="string">
            <text:p>1.57087323690935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string" calcext:value-type="string">
            <text:p>{FK_COD_TIPO_TURMA_0,ID_COZINHA_1,ID_EDUCACAO_FISICA_1,ID_LABORATORIO_INFORMATICA_1} =&gt; {FK_COD_MOD_ENSINO_1}</text:p>
          </table:table-cell>
          <table:table-cell office:value-type="string" calcext:value-type="string">
            <text:p>0.400881525400054</text:p>
          </table:table-cell>
          <table:table-cell office:value-type="string" calcext:value-type="string">
            <text:p>0.92112265861895</text:p>
          </table:table-cell>
          <table:table-cell office:value-type="string" calcext:value-type="string">
            <text:p>1.5704070462056</text:p>
          </table:table-cell>
        </table:table-row>
        <table:table-row table:style-name="ro1">
          <table:table-cell office:value-type="float" office:value="5985" calcext:value-type="float">
            <text:p>5985</text:p>
          </table:table-cell>
          <table:table-cell office:value-type="string" calcext:value-type="string">
            <text:p>{FK_COD_TIPO_TURMA_0,ID_COZINHA_1,ID_DIA_SEMANA_SEXTA_1,ID_LABORATORIO_INFORMATICA_1,ID_PATIO_DESCOBERTO_1} =&gt; {FK_COD_MOD_ENSINO_1}</text:p>
          </table:table-cell>
          <table:table-cell office:value-type="string" calcext:value-type="string">
            <text:p>0.406891313875791</text:p>
          </table:table-cell>
          <table:table-cell office:value-type="string" calcext:value-type="string">
            <text:p>0.921100368186308</text:p>
          </table:table-cell>
          <table:table-cell office:value-type="string" calcext:value-type="string">
            <text:p>1.5703690436093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{ID_EDUCACAO_FISICA_1,ID_MATEMATICA_1} =&gt; {FK_COD_MOD_ENSINO_1}</text:p>
          </table:table-cell>
          <table:table-cell office:value-type="string" calcext:value-type="string">
            <text:p>0.423225955977584</text:p>
          </table:table-cell>
          <table:table-cell office:value-type="string" calcext:value-type="string">
            <text:p>0.921093513314681</text:p>
          </table:table-cell>
          <table:table-cell office:value-type="string" calcext:value-type="string">
            <text:p>1.57035735685016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string" calcext:value-type="string">
            <text:p>{FK_COD_TIPO_TURMA_0,ID_LABORATORIO_INFORMATICA_1,ID_PATIO_DESCOBERTO_1} =&gt; {FK_COD_MOD_ENSINO_1}</text:p>
          </table:table-cell>
          <table:table-cell office:value-type="string" calcext:value-type="string">
            <text:p>0.428814768351348</text:p>
          </table:table-cell>
          <table:table-cell office:value-type="string" calcext:value-type="string">
            <text:p>0.920991442275767</text:p>
          </table:table-cell>
          <table:table-cell office:value-type="string" calcext:value-type="string">
            <text:p>1.57018333759526</text:p>
          </table:table-cell>
        </table:table-row>
        <table:table-row table:style-name="ro1">
          <table:table-cell office:value-type="float" office:value="5991" calcext:value-type="float">
            <text:p>5991</text:p>
          </table:table-cell>
          <table:table-cell office:value-type="string" calcext:value-type="string">
            <text:p>{FK_COD_TIPO_TURMA_0,ID_COZINHA_1,ID_DIA_SEMANA_SEXTA_1,ID_PATIO_DESCOBERTO_1,ID_SITUACAO_CURSO_2_0} =&gt; {FK_COD_MOD_ENSINO_1}</text:p>
          </table:table-cell>
          <table:table-cell office:value-type="string" calcext:value-type="string">
            <text:p>0.42152954970944</text:p>
          </table:table-cell>
          <table:table-cell office:value-type="string" calcext:value-type="string">
            <text:p>0.920930730939676</text:p>
          </table:table-cell>
          <table:table-cell office:value-type="string" calcext:value-type="string">
            <text:p>1.57007983182533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string" calcext:value-type="string">
            <text:p>{FK_COD_TIPO_TURMA_0,ID_PATIO_DESCOBERTO_1,ID_SITUACAO_CURSO_2_0} =&gt; {FK_COD_MOD_ENSINO_1}</text:p>
          </table:table-cell>
          <table:table-cell office:value-type="string" calcext:value-type="string">
            <text:p>0.443739344868864</text:p>
          </table:table-cell>
          <table:table-cell office:value-type="string" calcext:value-type="string">
            <text:p>0.920839056311108</text:p>
          </table:table-cell>
          <table:table-cell office:value-type="string" calcext:value-type="string">
            <text:p>1.56992353724141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string" calcext:value-type="string">
            <text:p>{FK_COD_TIPO_TURMA_0,ID_COZINHA_1,ID_DIA_SEMANA_SEXTA_1,ID_EDUCACAO_FISICA_1} =&gt; {FK_COD_MOD_ENSINO_1}</text:p>
          </table:table-cell>
          <table:table-cell office:value-type="string" calcext:value-type="string">
            <text:p>0.419139049776878</text:p>
          </table:table-cell>
          <table:table-cell office:value-type="string" calcext:value-type="string">
            <text:p>0.920563735779216</text:p>
          </table:table-cell>
          <table:table-cell office:value-type="string" calcext:value-type="string">
            <text:p>1.5694541477424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{ID_COZINHA_1,ID_EDUCACAO_FISICA_1,ID_MATEMATICA_1} =&gt; {FK_COD_MOD_ENSINO_1}</text:p>
          </table:table-cell>
          <table:table-cell office:value-type="string" calcext:value-type="string">
            <text:p>0.41084382507878</text:p>
          </table:table-cell>
          <table:table-cell office:value-type="string" calcext:value-type="string">
            <text:p>0.920508547068399</text:p>
          </table:table-cell>
          <table:table-cell office:value-type="string" calcext:value-type="string">
            <text:p>1.56936005740653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string" calcext:value-type="string">
            <text:p>{FK_COD_TIPO_TURMA_0,ID_COZINHA_1,ID_DIA_SEMANA_SEXTA_1,ID_PATIO_DESCOBERTO_1} =&gt; {FK_COD_MOD_ENSINO_1}</text:p>
          </table:table-cell>
          <table:table-cell office:value-type="string" calcext:value-type="string">
            <text:p>0.452057649924352</text:p>
          </table:table-cell>
          <table:table-cell office:value-type="string" calcext:value-type="string">
            <text:p>0.920073653650705</text:p>
          </table:table-cell>
          <table:table-cell office:value-type="string" calcext:value-type="string">
            <text:p>1.5686186146886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{FK_COD_TIPO_TURMA_0,ID_PATIO_DESCOBERTO_1} =&gt; {FK_COD_MOD_ENSINO_1}</text:p>
          </table:table-cell>
          <table:table-cell office:value-type="string" calcext:value-type="string">
            <text:p>0.474938217970414</text:p>
          </table:table-cell>
          <table:table-cell office:value-type="string" calcext:value-type="string">
            <text:p>0.920015070846017</text:p>
          </table:table-cell>
          <table:table-cell office:value-type="string" calcext:value-type="string">
            <text:p>1.5685187378173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{ID_EDUCACAO_FISICA_1,ID_LABORATORIO_INFORMATICA_1} =&gt; {FK_COD_MOD_ENSINO_1}</text:p>
          </table:table-cell>
          <table:table-cell office:value-type="string" calcext:value-type="string">
            <text:p>0.412149548214025</text:p>
          </table:table-cell>
          <table:table-cell office:value-type="string" calcext:value-type="string">
            <text:p>0.91952795454838</text:p>
          </table:table-cell>
          <table:table-cell office:value-type="string" calcext:value-type="string">
            <text:p>1.5676882611604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{ID_DIA_SEMANA_SEXTA_1,ID_EDUCACAO_FISICA_1} =&gt; {FK_COD_MOD_ENSINO_1}</text:p>
          </table:table-cell>
          <table:table-cell office:value-type="string" calcext:value-type="string">
            <text:p>0.432026303913972</text:p>
          </table:table-cell>
          <table:table-cell office:value-type="string" calcext:value-type="string">
            <text:p>0.919060605068698</text:p>
          </table:table-cell>
          <table:table-cell office:value-type="string" calcext:value-type="string">
            <text:p>1.56689148463009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{ID_COZINHA_1,ID_EDUCACAO_FISICA_1,ID_LABORATORIO_INFORMATICA_1} =&gt; {FK_COD_MOD_ENSINO_1}</text:p>
          </table:table-cell>
          <table:table-cell office:value-type="string" calcext:value-type="string">
            <text:p>0.401063042794108</text:p>
          </table:table-cell>
          <table:table-cell office:value-type="string" calcext:value-type="string">
            <text:p>0.918972995038174</text:p>
          </table:table-cell>
          <table:table-cell office:value-type="string" calcext:value-type="string">
            <text:p>1.566742119713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{FK_COD_TIPO_TURMA_0,ID_EDUCACAO_FISICA_1} =&gt; {FK_COD_MOD_ENSINO_1}</text:p>
          </table:table-cell>
          <table:table-cell office:value-type="string" calcext:value-type="string">
            <text:p>0.431920278522213</text:p>
          </table:table-cell>
          <table:table-cell office:value-type="string" calcext:value-type="string">
            <text:p>0.918868891498529</text:p>
          </table:table-cell>
          <table:table-cell office:value-type="string" calcext:value-type="string">
            <text:p>1.56656463528095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string" calcext:value-type="string">
            <text:p>{FK_COD_TIPO_TURMA_0,ID_COZINHA_1,ID_LABORATORIO_INFORMATICA_1,ID_PATIO_DESCOBERTO_1} =&gt; {FK_COD_MOD_ENSINO_1}</text:p>
          </table:table-cell>
          <table:table-cell office:value-type="string" calcext:value-type="string">
            <text:p>0.409236133934352</text:p>
          </table:table-cell>
          <table:table-cell office:value-type="string" calcext:value-type="string">
            <text:p>0.918561078246942</text:p>
          </table:table-cell>
          <table:table-cell office:value-type="string" calcext:value-type="string">
            <text:p>1.5660398494723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{ID_COZINHA_1,ID_DIA_SEMANA_SEXTA_1,ID_EDUCACAO_FISICA_1} =&gt; {FK_COD_MOD_ENSINO_1}</text:p>
          </table:table-cell>
          <table:table-cell office:value-type="string" calcext:value-type="string">
            <text:p>0.419320567170932</text:p>
          </table:table-cell>
          <table:table-cell office:value-type="string" calcext:value-type="string">
            <text:p>0.918423616267252</text:p>
          </table:table-cell>
          <table:table-cell office:value-type="string" calcext:value-type="string">
            <text:p>1.56580549277788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string" calcext:value-type="string">
            <text:p>{FK_COD_TIPO_TURMA_0,ID_COZINHA_1,ID_PATIO_DESCOBERTO_1,ID_SITUACAO_CURSO_2_0} =&gt; {FK_COD_MOD_ENSINO_1}</text:p>
          </table:table-cell>
          <table:table-cell office:value-type="string" calcext:value-type="string">
            <text:p>0.423831334518285</text:p>
          </table:table-cell>
          <table:table-cell office:value-type="string" calcext:value-type="string">
            <text:p>0.91840805713598</text:p>
          </table:table-cell>
          <table:table-cell office:value-type="string" calcext:value-type="string">
            <text:p>1.56577896626792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{FK_COD_TIPO_TURMA_0,ID_COZINHA_1,ID_EDUCACAO_FISICA_1} =&gt; {FK_COD_MOD_ENSINO_1}</text:p>
          </table:table-cell>
          <table:table-cell office:value-type="string" calcext:value-type="string">
            <text:p>0.419281138227058</text:p>
          </table:table-cell>
          <table:table-cell office:value-type="string" calcext:value-type="string">
            <text:p>0.918179635623864</text:p>
          </table:table-cell>
          <table:table-cell office:value-type="string" calcext:value-type="string">
            <text:p>1.56538953414531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string" calcext:value-type="string">
            <text:p>{FK_COD_TIPO_TURMA_0,ID_COZINHA_1,ID_PATIO_DESCOBERTO_1} =&gt; {FK_COD_MOD_ENSINO_1}</text:p>
          </table:table-cell>
          <table:table-cell office:value-type="string" calcext:value-type="string">
            <text:p>0.45443612883744</text:p>
          </table:table-cell>
          <table:table-cell office:value-type="string" calcext:value-type="string">
            <text:p>0.91768043271712</text:p>
          </table:table-cell>
          <table:table-cell office:value-type="string" calcext:value-type="string">
            <text:p>1.564538451225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{ID_EDUCACAO_FISICA_1} =&gt; {FK_COD_MOD_ENSINO_1}</text:p>
          </table:table-cell>
          <table:table-cell office:value-type="string" calcext:value-type="string">
            <text:p>0.432168392364152</text:p>
          </table:table-cell>
          <table:table-cell office:value-type="string" calcext:value-type="string">
            <text:p>0.916479212468033</text:p>
          </table:table-cell>
          <table:table-cell office:value-type="string" calcext:value-type="string">
            <text:p>1.5624905103503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{ID_COZINHA_1,ID_EDUCACAO_FISICA_1} =&gt; {FK_COD_MOD_ENSINO_1}</text:p>
          </table:table-cell>
          <table:table-cell office:value-type="string" calcext:value-type="string">
            <text:p>0.419462655621113</text:p>
          </table:table-cell>
          <table:table-cell office:value-type="string" calcext:value-type="string">
            <text:p>0.915985948657263</text:p>
          </table:table-cell>
          <table:table-cell office:value-type="string" calcext:value-type="string">
            <text:p>1.5616495528982</text:p>
          </table:table-cell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string" calcext:value-type="string">
            <text:p>{FK_COD_TIPO_TURMA_0,ID_ALIMENTACAO_1,ID_DIA_SEMANA_SEXTA_1,ID_PATIO_DESCOBERTO_1} =&gt; {FK_COD_MOD_ENSINO_1}</text:p>
          </table:table-cell>
          <table:table-cell office:value-type="string" calcext:value-type="string">
            <text:p>0.405058829667203</text:p>
          </table:table-cell>
          <table:table-cell office:value-type="string" calcext:value-type="string">
            <text:p>0.91201670737411</text:p>
          </table:table-cell>
          <table:table-cell office:value-type="string" calcext:value-type="string">
            <text:p>1.55488245796157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string" calcext:value-type="string">
            <text:p>{FK_COD_TIPO_TURMA_0,ID_ALIMENTACAO_1,ID_PATIO_DESCOBERTO_1} =&gt; {FK_COD_MOD_ENSINO_1}</text:p>
          </table:table-cell>
          <table:table-cell office:value-type="string" calcext:value-type="string">
            <text:p>0.406383305592827</text:p>
          </table:table-cell>
          <table:table-cell office:value-type="string" calcext:value-type="string">
            <text:p>0.909954844183362</text:p>
          </table:table-cell>
          <table:table-cell office:value-type="string" calcext:value-type="string">
            <text:p>1.55136722092689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string" calcext:value-type="string">
            <text:p>{FK_COD_TIPO_TURMA_0,ID_DIA_SEMANA_SEXTA_1,ID_LABORATORIO_INFORMATICA_1,ID_SITUACAO_CURSO_2_0} =&gt; {FK_COD_MOD_ENSINO_1}</text:p>
          </table:table-cell>
          <table:table-cell office:value-type="string" calcext:value-type="string">
            <text:p>0.484000143290552</text:p>
          </table:table-cell>
          <table:table-cell office:value-type="string" calcext:value-type="string">
            <text:p>0.905429090707926</text:p>
          </table:table-cell>
          <table:table-cell office:value-type="string" calcext:value-type="string">
            <text:p>1.54365133740072</text:p>
          </table:table-cell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string" calcext:value-type="string">
            <text:p>{FK_COD_TIPO_TURMA_0,ID_DIA_SEMANA_SEXTA_1,ID_LABORATORIO_INFORMATICA_1,ID_LINGUA_LITERAT_PORTUGUESA_1,ID_MATEMATICA_1} =&gt; {FK_COD_MOD_ENSINO_1}</text:p>
          </table:table-cell>
          <table:table-cell office:value-type="string" calcext:value-type="string">
            <text:p>0.408617772692619</text:p>
          </table:table-cell>
          <table:table-cell office:value-type="string" calcext:value-type="string">
            <text:p>0.904690120730247</text:p>
          </table:table-cell>
          <table:table-cell office:value-type="string" calcext:value-type="string">
            <text:p>1.54239147949904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string" calcext:value-type="string">
            <text:p>{FK_COD_TIPO_TURMA_0,ID_DIA_SEMANA_SEXTA_1,ID_LABORATORIO_INFORMATICA_1} =&gt; {FK_COD_MOD_ENSINO_1}</text:p>
          </table:table-cell>
          <table:table-cell office:value-type="string" calcext:value-type="string">
            <text:p>0.520885920284773</text:p>
          </table:table-cell>
          <table:table-cell office:value-type="string" calcext:value-type="string">
            <text:p>0.904365455705122</text:p>
          </table:table-cell>
          <table:table-cell office:value-type="string" calcext:value-type="string">
            <text:p>1.54183796337571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string" calcext:value-type="string">
            <text:p>{FK_COD_TIPO_TURMA_0,ID_DIA_SEMANA_SEXTA_1,ID_SITUACAO_CURSO_2_0} =&gt; {FK_COD_MOD_ENSINO_1}</text:p>
          </table:table-cell>
          <table:table-cell office:value-type="string" calcext:value-type="string">
            <text:p>0.543861454384679</text:p>
          </table:table-cell>
          <table:table-cell office:value-type="string" calcext:value-type="string">
            <text:p>0.904223991928795</text:p>
          </table:table-cell>
          <table:table-cell office:value-type="string" calcext:value-type="string">
            <text:p>1.5415967840831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{FK_COD_TIPO_TURMA_0,ID_DIA_SEMANA_SEXTA_1} =&gt; {FK_COD_MOD_ENSINO_1}</text:p>
          </table:table-cell>
          <table:table-cell office:value-type="string" calcext:value-type="string">
            <text:p>0.582593900390467</text:p>
          </table:table-cell>
          <table:table-cell office:value-type="string" calcext:value-type="string">
            <text:p>0.902664526006415</text:p>
          </table:table-cell>
          <table:table-cell office:value-type="string" calcext:value-type="string">
            <text:p>1.53893807598399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string" calcext:value-type="string">
            <text:p>{FK_COD_TIPO_TURMA_0,ID_COZINHA_1,ID_DIA_SEMANA_SEXTA_1,ID_LABORATORIO_INFORMATICA_1,ID_SITUACAO_CURSO_2_0} =&gt; {FK_COD_MOD_ENSINO_1}</text:p>
          </table:table-cell>
          <table:table-cell office:value-type="string" calcext:value-type="string">
            <text:p>0.459265934041628</text:p>
          </table:table-cell>
          <table:table-cell office:value-type="string" calcext:value-type="string">
            <text:p>0.902609933206576</text:p>
          </table:table-cell>
          <table:table-cell office:value-type="string" calcext:value-type="string">
            <text:p>1.53884500160705</text:p>
          </table:table-cell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string" calcext:value-type="string">
            <text:p>{ID_DIA_SEMANA_SEXTA_1,ID_LABORATORIO_INFORMATICA_1,ID_LINGUA_LITERAT_PORTUGUESA_1,ID_MATEMATICA_1} =&gt; {FK_COD_MOD_ENSINO_1}</text:p>
          </table:table-cell>
          <table:table-cell office:value-type="string" calcext:value-type="string">
            <text:p>0.408865886534559</text:p>
          </table:table-cell>
          <table:table-cell office:value-type="string" calcext:value-type="string">
            <text:p>0.902010048918598</text:p>
          </table:table-cell>
          <table:table-cell office:value-type="string" calcext:value-type="string">
            <text:p>1.53782226863666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string" calcext:value-type="string">
            <text:p>{FK_COD_TIPO_TURMA_0,ID_DIA_SEMANA_SEXTA_1,NUM_EQUIP_FOTO__0.5-2.5} =&gt; {FK_COD_MOD_ENSINO_1}</text:p>
          </table:table-cell>
          <table:table-cell office:value-type="string" calcext:value-type="string">
            <text:p>0.421608648017578</text:p>
          </table:table-cell>
          <table:table-cell office:value-type="string" calcext:value-type="string">
            <text:p>0.901816560506934</text:p>
          </table:table-cell>
          <table:table-cell office:value-type="string" calcext:value-type="string">
            <text:p>1.5374923933891</text:p>
          </table:table-cell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string" calcext:value-type="string">
            <text:p>{FK_COD_TIPO_TURMA_0,ID_COZINHA_1,ID_DIA_SEMANA_SEXTA_1,ID_LABORATORIO_INFORMATICA_1} =&gt; {FK_COD_MOD_ENSINO_1}</text:p>
          </table:table-cell>
          <table:table-cell office:value-type="string" calcext:value-type="string">
            <text:p>0.495307835468787</text:p>
          </table:table-cell>
          <table:table-cell office:value-type="string" calcext:value-type="string">
            <text:p>0.901673381961228</text:p>
          </table:table-cell>
          <table:table-cell office:value-type="string" calcext:value-type="string">
            <text:p>1.53724829061415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string" calcext:value-type="string">
            <text:p>{FK_COD_TIPO_TURMA_0,ID_COZINHA_1,ID_DIA_SEMANA_SEXTA_1,ID_SITUACAO_CURSO_2_0} =&gt; {FK_COD_MOD_ENSINO_1}</text:p>
          </table:table-cell>
          <table:table-cell office:value-type="string" calcext:value-type="string">
            <text:p>0.51704520456289</text:p>
          </table:table-cell>
          <table:table-cell office:value-type="string" calcext:value-type="string">
            <text:p>0.901585896176602</text:p>
          </table:table-cell>
          <table:table-cell office:value-type="string" calcext:value-type="string">
            <text:p>1.53709913752218</text:p>
          </table:table-cell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string" calcext:value-type="string">
            <text:p>{FK_COD_TIPO_TURMA_0,ID_DIA_SEMANA_SEXTA_1,ID_LABORATORIO_INFORMATICA_1,ID_LINGUA_LITERAT_PORTUGUESA_1} =&gt; {FK_COD_MOD_ENSINO_1}</text:p>
          </table:table-cell>
          <table:table-cell office:value-type="string" calcext:value-type="string">
            <text:p>0.416541067048198</text:p>
          </table:table-cell>
          <table:table-cell office:value-type="string" calcext:value-type="string">
            <text:p>0.901343728426289</text:p>
          </table:table-cell>
          <table:table-cell office:value-type="string" calcext:value-type="string">
            <text:p>1.53668626966153</text:p>
          </table:table-cell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string" calcext:value-type="string">
            <text:p>{FK_COD_TIPO_TURMA_0,ID_COZINHA_1,ID_DIA_SEMANA_SEXTA_1,ID_LABORATORIO_INFORMATICA_1,ID_LINGUA_LITERAT_PORTUGUESA_1} =&gt; {FK_COD_MOD_ENSINO_1}</text:p>
          </table:table-cell>
          <table:table-cell office:value-type="string" calcext:value-type="string">
            <text:p>0.404904720197549</text:p>
          </table:table-cell>
          <table:table-cell office:value-type="string" calcext:value-type="string">
            <text:p>0.900815527707456</text:p>
          </table:table-cell>
          <table:table-cell office:value-type="string" calcext:value-type="string">
            <text:p>1.53578574884283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string" calcext:value-type="string">
            <text:p>{FK_COD_TIPO_TURMA_0,ID_LABORATORIO_INFORMATICA_1,ID_LINGUA_LITERAT_PORTUGUESA_1,ID_MATEMATICA_1} =&gt; {FK_COD_MOD_ENSINO_1}</text:p>
          </table:table-cell>
          <table:table-cell office:value-type="string" calcext:value-type="string">
            <text:p>0.408751927269947</text:p>
          </table:table-cell>
          <table:table-cell office:value-type="string" calcext:value-type="string">
            <text:p>0.900592164820886</text:p>
          </table:table-cell>
          <table:table-cell office:value-type="string" calcext:value-type="string">
            <text:p>1.53540494108867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string" calcext:value-type="string">
            <text:p>{FK_COD_TIPO_TURMA_0,ID_COZINHA_1,ID_DIA_SEMANA_SEXTA_1} =&gt; {FK_COD_MOD_ENSINO_1}</text:p>
          </table:table-cell>
          <table:table-cell office:value-type="string" calcext:value-type="string">
            <text:p>0.554863812668279</text:p>
          </table:table-cell>
          <table:table-cell office:value-type="string" calcext:value-type="string">
            <text:p>0.900104679207371</text:p>
          </table:table-cell>
          <table:table-cell office:value-type="string" calcext:value-type="string">
            <text:p>1.53457383479113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string" calcext:value-type="string">
            <text:p>{FK_COD_TIPO_TURMA_0,ID_DIA_SEMANA_SEXTA_1,TP_COR_RACA_1} =&gt; {FK_COD_MOD_ENSINO_1}</text:p>
          </table:table-cell>
          <table:table-cell office:value-type="string" calcext:value-type="string">
            <text:p>0.406807647580253</text:p>
          </table:table-cell>
          <table:table-cell office:value-type="string" calcext:value-type="string">
            <text:p>0.899637554211352</text:p>
          </table:table-cell>
          <table:table-cell office:value-type="string" calcext:value-type="string">
            <text:p>1.53377744097936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string" calcext:value-type="string">
            <text:p>{FK_COD_TIPO_TURMA_0,ID_COZINHA_1,ID_DIA_SEMANA_SEXTA_1,NUM_EQUIP_FOTO__0.5-2.5} =&gt; {FK_COD_MOD_ENSINO_1}</text:p>
          </table:table-cell>
          <table:table-cell office:value-type="string" calcext:value-type="string">
            <text:p>0.403754789474684</text:p>
          </table:table-cell>
          <table:table-cell office:value-type="string" calcext:value-type="string">
            <text:p>0.899012161024231</text:p>
          </table:table-cell>
          <table:table-cell office:value-type="string" calcext:value-type="string">
            <text:p>1.5327112183015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{ID_DIA_SEMANA_SEXTA_1,ID_LABORATORIO_INFORMATICA_1,ID_LINGUA_LITERAT_PORTUGUESA_1} =&gt; {FK_COD_MOD_ENSINO_1}</text:p>
          </table:table-cell>
          <table:table-cell office:value-type="string" calcext:value-type="string">
            <text:p>0.416789180890137</text:p>
          </table:table-cell>
          <table:table-cell office:value-type="string" calcext:value-type="string">
            <text:p>0.898481027353739</text:p>
          </table:table-cell>
          <table:table-cell office:value-type="string" calcext:value-type="string">
            <text:p>1.5318056971412</text:p>
          </table:table-cell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string" calcext:value-type="string">
            <text:p>{FK_COD_TIPO_TURMA_0,ID_DIA_SEMANA_SEXTA_1,ID_LABORATORIO_INFORMATICA_1,ID_MATEMATICA_1} =&gt; {FK_COD_MOD_ENSINO_1}</text:p>
          </table:table-cell>
          <table:table-cell office:value-type="string" calcext:value-type="string">
            <text:p>0.416140286258941</text:p>
          </table:table-cell>
          <table:table-cell office:value-type="string" calcext:value-type="string">
            <text:p>0.898390575983623</text:p>
          </table:table-cell>
          <table:table-cell office:value-type="string" calcext:value-type="string">
            <text:p>1.53165148807074</text:p>
          </table:table-cell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string" calcext:value-type="string">
            <text:p>{FK_COD_TIPO_TURMA_0,ID_DIA_SEMANA_SEXTA_1,ID_LINGUA_LITERAT_PORTUGUESA_1,ID_MATEMATICA_1} =&gt; {FK_COD_MOD_ENSINO_1}</text:p>
          </table:table-cell>
          <table:table-cell office:value-type="string" calcext:value-type="string">
            <text:p>0.428510396138272</text:p>
          </table:table-cell>
          <table:table-cell office:value-type="string" calcext:value-type="string">
            <text:p>0.898120904864101</text:p>
          </table:table-cell>
          <table:table-cell office:value-type="string" calcext:value-type="string">
            <text:p>1.53119173016304</text:p>
          </table:table-cell>
        </table:table-row>
        <table:table-row table:style-name="ro1">
          <table:table-cell office:value-type="float" office:value="4569" calcext:value-type="float">
            <text:p>4569</text:p>
          </table:table-cell>
          <table:table-cell office:value-type="string" calcext:value-type="string">
            <text:p>{ID_COZINHA_1,ID_DIA_SEMANA_SEXTA_1,ID_LABORATORIO_INFORMATICA_1,ID_LINGUA_LITERAT_PORTUGUESA_1} =&gt; {FK_COD_MOD_ENSINO_1}</text:p>
          </table:table-cell>
          <table:table-cell office:value-type="string" calcext:value-type="string">
            <text:p>0.405086237591603</text:p>
          </table:table-cell>
          <table:table-cell office:value-type="string" calcext:value-type="string">
            <text:p>0.898077795373128</text:p>
          </table:table-cell>
          <table:table-cell office:value-type="string" calcext:value-type="string">
            <text:p>1.5311182334927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{ID_LABORATORIO_INFORMATICA_1,ID_LINGUA_LITERAT_PORTUGUESA_1,ID_MATEMATICA_1} =&gt; {FK_COD_MOD_ENSINO_1}</text:p>
          </table:table-cell>
          <table:table-cell office:value-type="string" calcext:value-type="string">
            <text:p>0.409000041111887</text:p>
          </table:table-cell>
          <table:table-cell office:value-type="string" calcext:value-type="string">
            <text:p>0.897911174096975</text:p>
          </table:table-cell>
          <table:table-cell office:value-type="string" calcext:value-type="string">
            <text:p>1.53083416358771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string" calcext:value-type="string">
            <text:p>{FK_COD_TIPO_TURMA_0,ID_COZINHA_1,ID_DIA_SEMANA_SEXTA_1,ID_LABORATORIO_INFORMATICA_1,ID_MATEMATICA_1} =&gt; {FK_COD_MOD_ENSINO_1}</text:p>
          </table:table-cell>
          <table:table-cell office:value-type="string" calcext:value-type="string">
            <text:p>0.404791482194105</text:p>
          </table:table-cell>
          <table:table-cell office:value-type="string" calcext:value-type="string">
            <text:p>0.897679348515724</text:p>
          </table:table-cell>
          <table:table-cell office:value-type="string" calcext:value-type="string">
            <text:p>1.53043892792297</text:p>
          </table:table-cell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string" calcext:value-type="string">
            <text:p>{FK_COD_TIPO_TURMA_0,ID_COZINHA_1,ID_DIA_SEMANA_SEXTA_1,ID_LINGUA_LITERAT_PORTUGUESA_1,ID_MATEMATICA_1} =&gt; {FK_COD_MOD_ENSINO_1}</text:p>
          </table:table-cell>
          <table:table-cell office:value-type="string" calcext:value-type="string">
            <text:p>0.415813314529253</text:p>
          </table:table-cell>
          <table:table-cell office:value-type="string" calcext:value-type="string">
            <text:p>0.897330721195053</text:p>
          </table:table-cell>
          <table:table-cell office:value-type="string" calcext:value-type="string">
            <text:p>1.52984455887151</text:p>
          </table:table-cell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string" calcext:value-type="string">
            <text:p>{FK_COD_TIPO_TURMA_0,ID_DIA_SEMANA_SEXTA_1,ID_LINGUA_LITERAT_PORTUGUESA_1,ID_SITUACAO_CURSO_2_0} =&gt; {FK_COD_MOD_ENSINO_1}</text:p>
          </table:table-cell>
          <table:table-cell office:value-type="string" calcext:value-type="string">
            <text:p>0.403704301192894</text:p>
          </table:table-cell>
          <table:table-cell office:value-type="string" calcext:value-type="string">
            <text:p>0.895276016246725</text:p>
          </table:table-cell>
          <table:table-cell office:value-type="string" calcext:value-type="string">
            <text:p>1.52634152580796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{ID_DIA_SEMANA_SEXTA_1,ID_LINGUA_LITERAT_PORTUGUESA_1,ID_MATEMATICA_1} =&gt; {FK_COD_MOD_ENSINO_1}</text:p>
          </table:table-cell>
          <table:table-cell office:value-type="string" calcext:value-type="string">
            <text:p>0.428758509980211</text:p>
          </table:table-cell>
          <table:table-cell office:value-type="string" calcext:value-type="string">
            <text:p>0.8952373016128</text:p>
          </table:table-cell>
          <table:table-cell office:value-type="string" calcext:value-type="string">
            <text:p>1.52627552185796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{ID_DIA_SEMANA_SEXTA_1,ID_LABORATORIO_INFORMATICA_1,ID_MATEMATICA_1} =&gt; {FK_COD_MOD_ENSINO_1}</text:p>
          </table:table-cell>
          <table:table-cell office:value-type="string" calcext:value-type="string">
            <text:p>0.41638840010088</text:p>
          </table:table-cell>
          <table:table-cell office:value-type="string" calcext:value-type="string">
            <text:p>0.89489914339836</text:p>
          </table:table-cell>
          <table:table-cell office:value-type="string" calcext:value-type="string">
            <text:p>1.52569900141551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{FK_COD_TIPO_TURMA_0,ID_LABORATORIO_INFORMATICA_1,ID_LINGUA_LITERAT_PORTUGUESA_1} =&gt; {FK_COD_MOD_ENSINO_1}</text:p>
          </table:table-cell>
          <table:table-cell office:value-type="string" calcext:value-type="string">
            <text:p>0.416687723485778</text:p>
          </table:table-cell>
          <table:table-cell office:value-type="string" calcext:value-type="string">
            <text:p>0.894808687449952</text:p>
          </table:table-cell>
          <table:table-cell office:value-type="string" calcext:value-type="string">
            <text:p>1.5255447845396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string" calcext:value-type="string">
            <text:p>{FK_COD_TIPO_TURMA_0,ID_ALIMENTACAO_1,ID_DIA_SEMANA_SEXTA_1,ID_LABORATORIO_INFORMATICA_1,ID_SITUACAO_CURSO_2_0} =&gt; {FK_COD_MOD_ENSINO_1}</text:p>
          </table:table-cell>
          <table:table-cell office:value-type="string" calcext:value-type="string">
            <text:p>0.413026842215224</text:p>
          </table:table-cell>
          <table:table-cell office:value-type="string" calcext:value-type="string">
            <text:p>0.894787227504221</text:p>
          </table:table-cell>
          <table:table-cell office:value-type="string" calcext:value-type="string">
            <text:p>1.52550819782699</text:p>
          </table:table-cell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string" calcext:value-type="string">
            <text:p>{ID_COZINHA_1,ID_DIA_SEMANA_SEXTA_1,ID_LINGUA_LITERAT_PORTUGUESA_1,ID_MATEMATICA_1} =&gt; {FK_COD_MOD_ENSINO_1}</text:p>
          </table:table-cell>
          <table:table-cell office:value-type="string" calcext:value-type="string">
            <text:p>0.415994831923308</text:p>
          </table:table-cell>
          <table:table-cell office:value-type="string" calcext:value-type="string">
            <text:p>0.894759268691873</text:p>
          </table:table-cell>
          <table:table-cell office:value-type="string" calcext:value-type="string">
            <text:p>1.52546053130234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{FK_COD_TIPO_TURMA_0,ID_DIA_SEMANA_SEXTA_1,ID_LINGUA_LITERAT_PORTUGUESA_1} =&gt; {FK_COD_MOD_ENSINO_1}</text:p>
          </table:table-cell>
          <table:table-cell office:value-type="string" calcext:value-type="string">
            <text:p>0.436581549033378</text:p>
          </table:table-cell>
          <table:table-cell office:value-type="string" calcext:value-type="string">
            <text:p>0.894752427925953</text:p>
          </table:table-cell>
          <table:table-cell office:value-type="string" calcext:value-type="string">
            <text:p>1.52544886859173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string" calcext:value-type="string">
            <text:p>{FK_COD_TIPO_TURMA_0,ID_COZINHA_1,ID_LABORATORIO_INFORMATICA_1,ID_LINGUA_LITERAT_PORTUGUESA_1} =&gt; {FK_COD_MOD_ENSINO_1}</text:p>
          </table:table-cell>
          <table:table-cell office:value-type="string" calcext:value-type="string">
            <text:p>0.405051376635129</text:p>
          </table:table-cell>
          <table:table-cell office:value-type="string" calcext:value-type="string">
            <text:p>0.89432287845796</text:p>
          </table:table-cell>
          <table:table-cell office:value-type="string" calcext:value-type="string">
            <text:p>1.52471653668683</text:p>
          </table:table-cell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string" calcext:value-type="string">
            <text:p>{ID_COZINHA_1,ID_DIA_SEMANA_SEXTA_1,ID_LABORATORIO_INFORMATICA_1,ID_MATEMATICA_1} =&gt; {FK_COD_MOD_ENSINO_1}</text:p>
          </table:table-cell>
          <table:table-cell office:value-type="string" calcext:value-type="string">
            <text:p>0.40497299958816</text:p>
          </table:table-cell>
          <table:table-cell office:value-type="string" calcext:value-type="string">
            <text:p>0.894297465770407</text:p>
          </table:table-cell>
          <table:table-cell office:value-type="string" calcext:value-type="string">
            <text:p>1.52467321100895</text:p>
          </table:table-cell>
        </table:table-row>
        <table:table-row table:style-name="ro1">
          <table:table-cell office:value-type="float" office:value="4895" calcext:value-type="float">
            <text:p>4895</text:p>
          </table:table-cell>
          <table:table-cell office:value-type="string" calcext:value-type="string">
            <text:p>{FK_COD_TIPO_TURMA_0,ID_ALIMENTACAO_1,ID_DIA_SEMANA_SEXTA_1,ID_LABORATORIO_INFORMATICA_1} =&gt; {FK_COD_MOD_ENSINO_1}</text:p>
          </table:table-cell>
          <table:table-cell office:value-type="string" calcext:value-type="string">
            <text:p>0.447765424711033</text:p>
          </table:table-cell>
          <table:table-cell office:value-type="string" calcext:value-type="string">
            <text:p>0.894247112849046</text:p>
          </table:table-cell>
          <table:table-cell office:value-type="string" calcext:value-type="string">
            <text:p>1.5245873651319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{FK_COD_TIPO_TURMA_0,ID_LINGUA_LITERAT_PORTUGUESA_1,ID_MATEMATICA_1} =&gt; {FK_COD_MOD_ENSINO_1}</text:p>
          </table:table-cell>
          <table:table-cell office:value-type="string" calcext:value-type="string">
            <text:p>0.428694077315831</text:p>
          </table:table-cell>
          <table:table-cell office:value-type="string" calcext:value-type="string">
            <text:p>0.894087974628007</text:p>
          </table:table-cell>
          <table:table-cell office:value-type="string" calcext:value-type="string">
            <text:p>1.52431605296592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string" calcext:value-type="string">
            <text:p>{FK_COD_TIPO_TURMA_0,ID_ALIMENTACAO_1,ID_COZINHA_1,ID_DIA_SEMANA_SEXTA_1,ID_LABORATORIO_INFORMATICA_1,ID_SITUACAO_CURSO_2_0} =&gt; {FK_COD_MOD_ENSINO_1}</text:p>
          </table:table-cell>
          <table:table-cell office:value-type="string" calcext:value-type="string">
            <text:p>0.404679686712999</text:p>
          </table:table-cell>
          <table:table-cell office:value-type="string" calcext:value-type="string">
            <text:p>0.894074109878856</text:p>
          </table:table-cell>
          <table:table-cell office:value-type="string" calcext:value-type="string">
            <text:p>1.52429241518049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string" calcext:value-type="string">
            <text:p>{FK_COD_TIPO_TURMA_0,ID_LABORATORIO_INFORMATICA_1,ID_SITUACAO_CURSO_2_0} =&gt; {FK_COD_MOD_ENSINO_1}</text:p>
          </table:table-cell>
          <table:table-cell office:value-type="string" calcext:value-type="string">
            <text:p>0.487413151139557</text:p>
          </table:table-cell>
          <table:table-cell office:value-type="string" calcext:value-type="string">
            <text:p>0.893971917985207</text:p>
          </table:table-cell>
          <table:table-cell office:value-type="string" calcext:value-type="string">
            <text:p>1.52411818988232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string" calcext:value-type="string">
            <text:p>{FK_COD_TIPO_TURMA_0,ID_COZINHA_1,ID_DIA_SEMANA_SEXTA_1,ID_LINGUA_LITERAT_PORTUGUESA_1} =&gt; {FK_COD_MOD_ENSINO_1}</text:p>
          </table:table-cell>
          <table:table-cell office:value-type="string" calcext:value-type="string">
            <text:p>0.42333799187908</text:p>
          </table:table-cell>
          <table:table-cell office:value-type="string" calcext:value-type="string">
            <text:p>0.893940901604888</text:p>
          </table:table-cell>
          <table:table-cell office:value-type="string" calcext:value-type="string">
            <text:p>1.52406531055974</text:p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 office:value-type="string" calcext:value-type="string">
            <text:p>{FK_COD_TIPO_TURMA_0,ID_ALIMENTACAO_1,ID_COZINHA_1,ID_DIA_SEMANA_SEXTA_1,ID_LABORATORIO_INFORMATICA_1} =&gt; {FK_COD_MOD_ENSINO_1}</text:p>
          </table:table-cell>
          <table:table-cell office:value-type="string" calcext:value-type="string">
            <text:p>0.438930937079339</text:p>
          </table:table-cell>
          <table:table-cell office:value-type="string" calcext:value-type="string">
            <text:p>0.893549656466544</text:p>
          </table:table-cell>
          <table:table-cell office:value-type="string" calcext:value-type="string">
            <text:p>1.5233982830837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string" calcext:value-type="string">
            <text:p>{FK_COD_TIPO_TURMA_0,ID_ALIMENTACAO_1,ID_DIA_SEMANA_SEXTA_1,ID_SITUACAO_CURSO_2_0} =&gt; {FK_COD_MOD_ENSINO_1}</text:p>
          </table:table-cell>
          <table:table-cell office:value-type="string" calcext:value-type="string">
            <text:p>0.464664573887316</text:p>
          </table:table-cell>
          <table:table-cell office:value-type="string" calcext:value-type="string">
            <text:p>0.893496124765671</text:p>
          </table:table-cell>
          <table:table-cell office:value-type="string" calcext:value-type="string">
            <text:p>1.5233070177571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{FK_COD_TIPO_TURMA_0,ID_SITUACAO_CURSO_2_0} =&gt; {FK_COD_MOD_ENSINO_1}</text:p>
          </table:table-cell>
          <table:table-cell office:value-type="string" calcext:value-type="string">
            <text:p>0.547397317052706</text:p>
          </table:table-cell>
          <table:table-cell office:value-type="string" calcext:value-type="string">
            <text:p>0.893391442671439</text:p>
          </table:table-cell>
          <table:table-cell office:value-type="string" calcext:value-type="string">
            <text:p>1.52312854695652</text:p>
          </table:table-cell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string" calcext:value-type="string">
            <text:p>{FK_COD_TIPO_TURMA_0,ID_COZINHA_1,ID_LINGUA_LITERAT_PORTUGUESA_1,ID_MATEMATICA_1} =&gt; {FK_COD_MOD_ENSINO_1}</text:p>
          </table:table-cell>
          <table:table-cell office:value-type="string" calcext:value-type="string">
            <text:p>0.415996995706813</text:p>
          </table:table-cell>
          <table:table-cell office:value-type="string" calcext:value-type="string">
            <text:p>0.89329495734328</text:p>
          </table:table-cell>
          <table:table-cell office:value-type="string" calcext:value-type="string">
            <text:p>1.5229640506890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{FK_COD_TIPO_TURMA_0,ID_LABORATORIO_INFORMATICA_1} =&gt; {FK_COD_MOD_ENSINO_1}</text:p>
          </table:table-cell>
          <table:table-cell office:value-type="string" calcext:value-type="string">
            <text:p>0.524412646978</text:p>
          </table:table-cell>
          <table:table-cell office:value-type="string" calcext:value-type="string">
            <text:p>0.893142614504387</text:p>
          </table:table-cell>
          <table:table-cell office:value-type="string" calcext:value-type="string">
            <text:p>1.52270432385966</text:p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string" calcext:value-type="string">
            <text:p>{FK_COD_TIPO_TURMA_0,ID_ALIMENTACAO_1,ID_COZINHA_1,ID_DIA_SEMANA_SEXTA_1,ID_SITUACAO_CURSO_2_0} =&gt; {FK_COD_MOD_ENSINO_1}</text:p>
          </table:table-cell>
          <table:table-cell office:value-type="string" calcext:value-type="string">
            <text:p>0.455163160095216</text:p>
          </table:table-cell>
          <table:table-cell office:value-type="string" calcext:value-type="string">
            <text:p>0.892779097656003</text:p>
          </table:table-cell>
          <table:table-cell office:value-type="string" calcext:value-type="string">
            <text:p>1.52208456989446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string" calcext:value-type="string">
            <text:p>{FK_COD_TIPO_TURMA_0,ID_DIA_SEMANA_SEXTA_1,ID_MATEMATICA_1,ID_SITUACAO_CURSO_2_0} =&gt; {FK_COD_MOD_ENSINO_1}</text:p>
          </table:table-cell>
          <table:table-cell office:value-type="string" calcext:value-type="string">
            <text:p>0.403395120572027</text:p>
          </table:table-cell>
          <table:table-cell office:value-type="string" calcext:value-type="string">
            <text:p>0.892467181549329</text:p>
          </table:table-cell>
          <table:table-cell office:value-type="string" calcext:value-type="string">
            <text:p>1.52155278919493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string" calcext:value-type="string">
            <text:p>{FK_COD_MOD_ENSINO_1,ID_ALIMENTACAO_1,ID_PATIO_DESCOBERTO_1} =&gt; {FK_COD_TIPO_TURMA_0}</text:p>
          </table:table-cell>
          <table:table-cell office:value-type="string" calcext:value-type="string">
            <text:p>0.406383305592827</text:p>
          </table:table-cell>
          <table:table-cell office:value-type="string" calcext:value-type="string">
            <text:p>0.999826688339497</text:p>
          </table:table-cell>
          <table:table-cell office:value-type="string" calcext:value-type="string">
            <text:p>1.52136658740533</text:p>
          </table:table-cell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string" calcext:value-type="string">
            <text:p>{FK_COD_MOD_ENSINO_1,ID_ALIMENTACAO_1,ID_DIA_SEMANA_SEXTA_1,ID_PATIO_DESCOBERTO_1} =&gt; {FK_COD_TIPO_TURMA_0}</text:p>
          </table:table-cell>
          <table:table-cell office:value-type="string" calcext:value-type="string">
            <text:p>0.405058829667203</text:p>
          </table:table-cell>
          <table:table-cell office:value-type="string" calcext:value-type="string">
            <text:p>0.999826121737335</text:p>
          </table:table-cell>
          <table:table-cell office:value-type="string" calcext:value-type="string">
            <text:p>1.52136572524631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string" calcext:value-type="string">
            <text:p>{FK_COD_TIPO_TURMA_0,ID_ALIMENTACAO_1,ID_DIA_SEMANA_SEXTA_1} =&gt; {FK_COD_MOD_ENSINO_1}</text:p>
          </table:table-cell>
          <table:table-cell office:value-type="string" calcext:value-type="string">
            <text:p>0.50091588147371</text:p>
          </table:table-cell>
          <table:table-cell office:value-type="string" calcext:value-type="string">
            <text:p>0.892311092152802</text:p>
          </table:table-cell>
          <table:table-cell office:value-type="string" calcext:value-type="string">
            <text:p>1.521286674920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{FK_COD_MOD_ENSINO_1,ID_PATIO_DESCOBERTO_1} =&gt; {FK_COD_TIPO_TURMA_0}</text:p>
          </table:table-cell>
          <table:table-cell office:value-type="string" calcext:value-type="string">
            <text:p>0.474938217970414</text:p>
          </table:table-cell>
          <table:table-cell office:value-type="string" calcext:value-type="string">
            <text:p>0.99974594511706</text:p>
          </table:table-cell>
          <table:table-cell office:value-type="string" calcext:value-type="string">
            <text:p>1.52124372607125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string" calcext:value-type="string">
            <text:p>{FK_COD_MOD_ENSINO_1,ID_DIA_SEMANA_SEXTA_1,ID_PATIO_DESCOBERTO_1} =&gt; {FK_COD_TIPO_TURMA_0}</text:p>
          </table:table-cell>
          <table:table-cell office:value-type="string" calcext:value-type="string">
            <text:p>0.472019514442173</text:p>
          </table:table-cell>
          <table:table-cell office:value-type="string" calcext:value-type="string">
            <text:p>0.999744374585945</text:p>
          </table:table-cell>
          <table:table-cell office:value-type="string" calcext:value-type="string">
            <text:p>1.52124133630351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{FK_COD_MOD_ENSINO_1,ID_PATIO_DESCOBERTO_1,ID_SITUACAO_CURSO_2_0} =&gt; {FK_COD_TIPO_TURMA_0}</text:p>
          </table:table-cell>
          <table:table-cell office:value-type="string" calcext:value-type="string">
            <text:p>0.443739344868864</text:p>
          </table:table-cell>
          <table:table-cell office:value-type="string" calcext:value-type="string">
            <text:p>0.999734585799474</text:p>
          </table:table-cell>
          <table:table-cell office:value-type="string" calcext:value-type="string">
            <text:p>1.52122644138938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string" calcext:value-type="string">
            <text:p>{FK_COD_MOD_ENSINO_1,ID_COZINHA_1,ID_PATIO_DESCOBERTO_1} =&gt; {FK_COD_TIPO_TURMA_0}</text:p>
          </table:table-cell>
          <table:table-cell office:value-type="string" calcext:value-type="string">
            <text:p>0.45443612883744</text:p>
          </table:table-cell>
          <table:table-cell office:value-type="string" calcext:value-type="string">
            <text:p>0.999734486360691</text:p>
          </table:table-cell>
          <table:table-cell office:value-type="string" calcext:value-type="string">
            <text:p>1.52122629008032</text:p>
          </table:table-cell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string" calcext:value-type="string">
            <text:p>{FK_COD_MOD_ENSINO_1,ID_COZINHA_1,ID_DIA_SEMANA_SEXTA_1,ID_PATIO_DESCOBERTO_1} =&gt; {FK_COD_TIPO_TURMA_0}</text:p>
          </table:table-cell>
          <table:table-cell office:value-type="string" calcext:value-type="string">
            <text:p>0.452057649924352</text:p>
          </table:table-cell>
          <table:table-cell office:value-type="string" calcext:value-type="string">
            <text:p>0.999733089746712</text:p>
          </table:table-cell>
          <table:table-cell office:value-type="string" calcext:value-type="string">
            <text:p>1.52122416495016</text:p>
          </table:table-cell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string" calcext:value-type="string">
            <text:p>{FK_COD_MOD_ENSINO_1,ID_DIA_SEMANA_SEXTA_1,ID_PATIO_DESCOBERTO_1,ID_SITUACAO_CURSO_2_0} =&gt; {FK_COD_TIPO_TURMA_0}</text:p>
          </table:table-cell>
          <table:table-cell office:value-type="string" calcext:value-type="string">
            <text:p>0.440906471419666</text:p>
          </table:table-cell>
          <table:table-cell office:value-type="string" calcext:value-type="string">
            <text:p>0.999732880939038</text:p>
          </table:table-cell>
          <table:table-cell office:value-type="string" calcext:value-type="string">
            <text:p>1.52122384722208</text:p>
          </table:table-cell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string" calcext:value-type="string">
            <text:p>{FK_COD_MOD_ENSINO_1,ID_COZINHA_1,ID_PATIO_DESCOBERTO_1,ID_SITUACAO_CURSO_2_0} =&gt; {FK_COD_TIPO_TURMA_0}</text:p>
          </table:table-cell>
          <table:table-cell office:value-type="string" calcext:value-type="string">
            <text:p>0.423831334518285</text:p>
          </table:table-cell>
          <table:table-cell office:value-type="string" calcext:value-type="string">
            <text:p>0.999722122350096</text:p>
          </table:table-cell>
          <table:table-cell office:value-type="string" calcext:value-type="string">
            <text:p>1.52120747662712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string" calcext:value-type="string">
            <text:p>{FK_COD_MOD_ENSINO_1,ID_COZINHA_1,ID_DIA_SEMANA_SEXTA_1,ID_PATIO_DESCOBERTO_1,ID_SITUACAO_CURSO_2_0} =&gt; {FK_COD_TIPO_TURMA_0}</text:p>
          </table:table-cell>
          <table:table-cell office:value-type="string" calcext:value-type="string">
            <text:p>0.42152954970944</text:p>
          </table:table-cell>
          <table:table-cell office:value-type="string" calcext:value-type="string">
            <text:p>0.999720605408167</text:p>
          </table:table-cell>
          <table:table-cell office:value-type="string" calcext:value-type="string">
            <text:p>1.52120516840231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string" calcext:value-type="string">
            <text:p>{FK_COD_MOD_ENSINO_1,ID_LABORATORIO_INFORMATICA_1,ID_PATIO_DESCOBERTO_1} =&gt; {FK_COD_TIPO_TURMA_0}</text:p>
          </table:table-cell>
          <table:table-cell office:value-type="string" calcext:value-type="string">
            <text:p>0.428814768351348</text:p>
          </table:table-cell>
          <table:table-cell office:value-type="string" calcext:value-type="string">
            <text:p>0.999718626583846</text:p>
          </table:table-cell>
          <table:table-cell office:value-type="string" calcext:value-type="string">
            <text:p>1.52120215736326</text:p>
          </table:table-cell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string" calcext:value-type="string">
            <text:p>{FK_COD_MOD_ENSINO_1,ID_DIA_SEMANA_SEXTA_1,ID_LABORATORIO_INFORMATICA_1,ID_PATIO_DESCOBERTO_1} =&gt; {FK_COD_TIPO_TURMA_0}</text:p>
          </table:table-cell>
          <table:table-cell office:value-type="string" calcext:value-type="string">
            <text:p>0.425929723677634</text:p>
          </table:table-cell>
          <table:table-cell office:value-type="string" calcext:value-type="string">
            <text:p>0.999716721234508</text:p>
          </table:table-cell>
          <table:table-cell office:value-type="string" calcext:value-type="string">
            <text:p>1.52119925812597</text:p>
          </table:table-cell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string" calcext:value-type="string">
            <text:p>{FK_COD_MOD_ENSINO_1,ID_COZINHA_1,ID_LABORATORIO_INFORMATICA_1,ID_PATIO_DESCOBERTO_1} =&gt; {FK_COD_TIPO_TURMA_0}</text:p>
          </table:table-cell>
          <table:table-cell office:value-type="string" calcext:value-type="string">
            <text:p>0.409236133934352</text:p>
          </table:table-cell>
          <table:table-cell office:value-type="string" calcext:value-type="string">
            <text:p>0.999705169113704</text:p>
          </table:table-cell>
          <table:table-cell office:value-type="string" calcext:value-type="string">
            <text:p>1.52118168006888</text:p>
          </table:table-cell>
        </table:table-row>
        <table:table-row table:style-name="ro1">
          <table:table-cell office:value-type="float" office:value="5984" calcext:value-type="float">
            <text:p>5984</text:p>
          </table:table-cell>
          <table:table-cell office:value-type="string" calcext:value-type="string">
            <text:p>{FK_COD_MOD_ENSINO_1,ID_COZINHA_1,ID_DIA_SEMANA_SEXTA_1,ID_LABORATORIO_INFORMATICA_1,ID_PATIO_DESCOBERTO_1} =&gt; {FK_COD_TIPO_TURMA_0}</text:p>
          </table:table-cell>
          <table:table-cell office:value-type="string" calcext:value-type="string">
            <text:p>0.406891313875791</text:p>
          </table:table-cell>
          <table:table-cell office:value-type="string" calcext:value-type="string">
            <text:p>0.999703470575657</text:p>
          </table:table-cell>
          <table:table-cell office:value-type="string" calcext:value-type="string">
            <text:p>1.52117909552192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{FK_COD_MOD_ENSINO_1,ID_ALIMENTACAO_1,ID_COZINHA_1} =&gt; {FK_COD_TIPO_TURMA_0}</text:p>
          </table:table-cell>
          <table:table-cell office:value-type="string" calcext:value-type="string">
            <text:p>0.492146788187954</text:p>
          </table:table-cell>
          <table:table-cell office:value-type="string" calcext:value-type="string">
            <text:p>0.999631308230714</text:p>
          </table:table-cell>
          <table:table-cell office:value-type="string" calcext:value-type="string">
            <text:p>1.52106929111107</text:p>
          </table:table-cell>
        </table:table-row>
        <table:table-row table:style-name="ro1">
          <table:table-cell office:value-type="float" office:value="4904" calcext:value-type="float">
            <text:p>4904</text:p>
          </table:table-cell>
          <table:table-cell office:value-type="string" calcext:value-type="string">
            <text:p>{FK_COD_MOD_ENSINO_1,ID_ALIMENTACAO_1,ID_COZINHA_1,ID_DIA_SEMANA_SEXTA_1} =&gt; {FK_COD_TIPO_TURMA_0}</text:p>
          </table:table-cell>
          <table:table-cell office:value-type="string" calcext:value-type="string">
            <text:p>0.490897804264625</text:p>
          </table:table-cell>
          <table:table-cell office:value-type="string" calcext:value-type="string">
            <text:p>0.999630370520507</text:p>
          </table:table-cell>
          <table:table-cell office:value-type="string" calcext:value-type="string">
            <text:p>1.5210678642628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{FK_COD_TIPO_TURMA_0,ID_LABORATORIO_INFORMATICA_1,ID_MATEMATICA_1} =&gt; {FK_COD_MOD_ENSINO_1}</text:p>
          </table:table-cell>
          <table:table-cell office:value-type="string" calcext:value-type="string">
            <text:p>0.416274440836269</text:p>
          </table:table-cell>
          <table:table-cell office:value-type="string" calcext:value-type="string">
            <text:p>0.89217131067631</text:p>
          </table:table-cell>
          <table:table-cell office:value-type="string" calcext:value-type="string">
            <text:p>1.52104836375343</text:p>
          </table:table-cell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string" calcext:value-type="string">
            <text:p>{FK_COD_MOD_ENSINO_1,ID_ALIMENTACAO_1,ID_COZINHA_1,ID_SITUACAO_CURSO_2_0} =&gt; {FK_COD_TIPO_TURMA_0}</text:p>
          </table:table-cell>
          <table:table-cell office:value-type="string" calcext:value-type="string">
            <text:p>0.456356126067797</text:p>
          </table:table-cell>
          <table:table-cell office:value-type="string" calcext:value-type="string">
            <text:p>0.999606089187095</text:p>
          </table:table-cell>
          <table:table-cell office:value-type="string" calcext:value-type="string">
            <text:p>1.52103091705007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string" calcext:value-type="string">
            <text:p>{FK_COD_MOD_ENSINO_1,ID_ALIMENTACAO_1,ID_COZINHA_1,ID_DIA_SEMANA_SEXTA_1,ID_SITUACAO_CURSO_2_0} =&gt; {FK_COD_TIPO_TURMA_0}</text:p>
          </table:table-cell>
          <table:table-cell office:value-type="string" calcext:value-type="string">
            <text:p>0.455163160095216</text:p>
          </table:table-cell>
          <table:table-cell office:value-type="string" calcext:value-type="string">
            <text:p>0.999605057169031</text:p>
          </table:table-cell>
          <table:table-cell office:value-type="string" calcext:value-type="string">
            <text:p>1.52102934670011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{ID_DIA_SEMANA_SEXTA_1,ID_LINGUA_LITERAT_PORTUGUESA_1,ID_SITUACAO_CURSO_2_0} =&gt; {FK_COD_MOD_ENSINO_1}</text:p>
          </table:table-cell>
          <table:table-cell office:value-type="string" calcext:value-type="string">
            <text:p>0.403948087467823</text:p>
          </table:table-cell>
          <table:table-cell office:value-type="string" calcext:value-type="string">
            <text:p>0.892145946333421</text:p>
          </table:table-cell>
          <table:table-cell office:value-type="string" calcext:value-type="string">
            <text:p>1.52100512049758</text:p>
          </table:table-cell>
        </table:table-row>
        <table:table-row table:style-name="ro1">
          <table:table-cell office:value-type="float" office:value="4939" calcext:value-type="float">
            <text:p>4939</text:p>
          </table:table-cell>
          <table:table-cell office:value-type="string" calcext:value-type="string">
            <text:p>{FK_COD_MOD_ENSINO_1,ID_ALIMENTACAO_1,ID_COZINHA_1,ID_LABORATORIO_INFORMATICA_1} =&gt; {FK_COD_TIPO_TURMA_0}</text:p>
          </table:table-cell>
          <table:table-cell office:value-type="string" calcext:value-type="string">
            <text:p>0.440142175001521</text:p>
          </table:table-cell>
          <table:table-cell office:value-type="string" calcext:value-type="string">
            <text:p>0.999587763735658</text:p>
          </table:table-cell>
          <table:table-cell office:value-type="string" calcext:value-type="string">
            <text:p>1.52100303248783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string" calcext:value-type="string">
            <text:p>{FK_COD_MOD_ENSINO_1,ID_ALIMENTACAO_1,ID_COZINHA_1,ID_DIA_SEMANA_SEXTA_1,ID_LABORATORIO_INFORMATICA_1} =&gt; {FK_COD_TIPO_TURMA_0}</text:p>
          </table:table-cell>
          <table:table-cell office:value-type="string" calcext:value-type="string">
            <text:p>0.438930937079339</text:p>
          </table:table-cell>
          <table:table-cell office:value-type="string" calcext:value-type="string">
            <text:p>0.999586626632414</text:p>
          </table:table-cell>
          <table:table-cell office:value-type="string" calcext:value-type="string">
            <text:p>1.52100130223708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string" calcext:value-type="string">
            <text:p>{FK_COD_MOD_ENSINO_1,ID_COZINHA_1,ID_DIA_SEMANA_SEXTA_1} =&gt; {FK_COD_TIPO_TURMA_0}</text:p>
          </table:table-cell>
          <table:table-cell office:value-type="string" calcext:value-type="string">
            <text:p>0.554863812668279</text:p>
          </table:table-cell>
          <table:table-cell office:value-type="string" calcext:value-type="string">
            <text:p>0.999582476847821</text:p>
          </table:table-cell>
          <table:table-cell office:value-type="string" calcext:value-type="string">
            <text:p>1.52099498779909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string" calcext:value-type="string">
            <text:p>{FK_COD_MOD_ENSINO_1,ID_DIA_SEMANA_SEXTA_1,TP_COR_RACA_1} =&gt; {FK_COD_TIPO_TURMA_0}</text:p>
          </table:table-cell>
          <table:table-cell office:value-type="string" calcext:value-type="string">
            <text:p>0.406807647580253</text:p>
          </table:table-cell>
          <table:table-cell office:value-type="string" calcext:value-type="string">
            <text:p>0.999581161606047</text:p>
          </table:table-cell>
          <table:table-cell office:value-type="string" calcext:value-type="string">
            <text:p>1.5209929864873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{FK_COD_MOD_ENSINO_1,TP_COR_RACA_1} =&gt; {FK_COD_TIPO_TURMA_0}</text:p>
          </table:table-cell>
          <table:table-cell office:value-type="string" calcext:value-type="string">
            <text:p>0.409138523256225</text:p>
          </table:table-cell>
          <table:table-cell office:value-type="string" calcext:value-type="string">
            <text:p>0.999575326904304</text:p>
          </table:table-cell>
          <table:table-cell office:value-type="string" calcext:value-type="string">
            <text:p>1.52098410822836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{FK_COD_MOD_ENSINO_1,ID_COZINHA_1,ID_LINGUA_LITERAT_PORTUGUESA_1} =&gt; {FK_COD_TIPO_TURMA_0}</text:p>
          </table:table-cell>
          <table:table-cell office:value-type="string" calcext:value-type="string">
            <text:p>0.423534174916893</text:p>
          </table:table-cell>
          <table:table-cell office:value-type="string" calcext:value-type="string">
            <text:p>0.99957160568431</text:p>
          </table:table-cell>
          <table:table-cell office:value-type="string" calcext:value-type="string">
            <text:p>1.52097844590725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{FK_COD_MOD_ENSINO_1,ID_COZINHA_1,ID_MATEMATICA_1} =&gt; {FK_COD_TIPO_TURMA_0}</text:p>
          </table:table-cell>
          <table:table-cell office:value-type="string" calcext:value-type="string">
            <text:p>0.423477195284587</text:p>
          </table:table-cell>
          <table:table-cell office:value-type="string" calcext:value-type="string">
            <text:p>0.999571548067767</text:p>
          </table:table-cell>
          <table:table-cell office:value-type="string" calcext:value-type="string">
            <text:p>1.52097835823617</text:p>
          </table:table-cell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string" calcext:value-type="string">
            <text:p>{FK_COD_MOD_ENSINO_1,ID_COZINHA_1,ID_DIA_SEMANA_SEXTA_1,ID_LINGUA_LITERAT_PORTUGUESA_1} =&gt; {FK_COD_TIPO_TURMA_0}</text:p>
          </table:table-cell>
          <table:table-cell office:value-type="string" calcext:value-type="string">
            <text:p>0.42333799187908</text:p>
          </table:table-cell>
          <table:table-cell office:value-type="string" calcext:value-type="string">
            <text:p>0.999571407243161</text:p>
          </table:table-cell>
          <table:table-cell office:value-type="string" calcext:value-type="string">
            <text:p>1.52097814395319</text:p>
          </table:table-cell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string" calcext:value-type="string">
            <text:p>{FK_COD_MOD_ENSINO_1,ID_COZINHA_1,ID_DIA_SEMANA_SEXTA_1,ID_MATEMATICA_1} =&gt; {FK_COD_TIPO_TURMA_0}</text:p>
          </table:table-cell>
          <table:table-cell office:value-type="string" calcext:value-type="string">
            <text:p>0.423288465278848</text:p>
          </table:table-cell>
          <table:table-cell office:value-type="string" calcext:value-type="string">
            <text:p>0.999571357117431</text:p>
          </table:table-cell>
          <table:table-cell office:value-type="string" calcext:value-type="string">
            <text:p>1.5209780676803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{FK_COD_MOD_ENSINO_1,ID_COZINHA_1} =&gt; {FK_COD_TIPO_TURMA_0}</text:p>
          </table:table-cell>
          <table:table-cell office:value-type="string" calcext:value-type="string">
            <text:p>0.557880607715427</text:p>
          </table:table-cell>
          <table:table-cell office:value-type="string" calcext:value-type="string">
            <text:p>0.999570954849459</text:p>
          </table:table-cell>
          <table:table-cell office:value-type="string" calcext:value-type="string">
            <text:p>1.52097745557722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{FK_COD_MOD_ENSINO_1,ID_COZINHA_1,ID_EDUCACAO_FISICA_1} =&gt; {FK_COD_TIPO_TURMA_0}</text:p>
          </table:table-cell>
          <table:table-cell office:value-type="string" calcext:value-type="string">
            <text:p>0.419281138227058</text:p>
          </table:table-cell>
          <table:table-cell office:value-type="string" calcext:value-type="string">
            <text:p>0.999567262087287</text:p>
          </table:table-cell>
          <table:table-cell office:value-type="string" calcext:value-type="string">
            <text:p>1.52097183655839</text:p>
          </table:table-cell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string" calcext:value-type="string">
            <text:p>{FK_COD_MOD_ENSINO_1,ID_COZINHA_1,ID_DIA_SEMANA_SEXTA_1,ID_EDUCACAO_FISICA_1} =&gt; {FK_COD_TIPO_TURMA_0}</text:p>
          </table:table-cell>
          <table:table-cell office:value-type="string" calcext:value-type="string">
            <text:p>0.419139049776878</text:p>
          </table:table-cell>
          <table:table-cell office:value-type="string" calcext:value-type="string">
            <text:p>0.999567115452316</text:p>
          </table:table-cell>
          <table:table-cell office:value-type="string" calcext:value-type="string">
            <text:p>1.52097161343418</text:p>
          </table:table-cell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string" calcext:value-type="string">
            <text:p>{FK_COD_MOD_ENSINO_1,ID_COZINHA_1,ID_LINGUA_LITERAT_PORTUGUESA_1,ID_MATEMATICA_1} =&gt; {FK_COD_TIPO_TURMA_0}</text:p>
          </table:table-cell>
          <table:table-cell office:value-type="string" calcext:value-type="string">
            <text:p>0.415996995706813</text:p>
          </table:table-cell>
          <table:table-cell office:value-type="string" calcext:value-type="string">
            <text:p>0.999563847271446</text:p>
          </table:table-cell>
          <table:table-cell office:value-type="string" calcext:value-type="string">
            <text:p>1.52096664047113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string" calcext:value-type="string">
            <text:p>{FK_COD_MOD_ENSINO_1,ID_COZINHA_1,ID_DIA_SEMANA_SEXTA_1,ID_LINGUA_LITERAT_PORTUGUESA_1,ID_MATEMATICA_1} =&gt; {FK_COD_TIPO_TURMA_0}</text:p>
          </table:table-cell>
          <table:table-cell office:value-type="string" calcext:value-type="string">
            <text:p>0.415813314529253</text:p>
          </table:table-cell>
          <table:table-cell office:value-type="string" calcext:value-type="string">
            <text:p>0.999563654689614</text:p>
          </table:table-cell>
          <table:table-cell office:value-type="string" calcext:value-type="string">
            <text:p>1.52096634743278</text:p>
          </table:table-cell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string" calcext:value-type="string">
            <text:p>{FK_COD_MOD_ENSINO_1,ID_COZINHA_1,ID_EDUCACAO_FISICA_1,ID_LINGUA_LITERAT_PORTUGUESA_1} =&gt; {FK_COD_TIPO_TURMA_0}</text:p>
          </table:table-cell>
          <table:table-cell office:value-type="string" calcext:value-type="string">
            <text:p>0.415184374790383</text:p>
          </table:table-cell>
          <table:table-cell office:value-type="string" calcext:value-type="string">
            <text:p>0.999562993983209</text:p>
          </table:table-cell>
          <table:table-cell office:value-type="string" calcext:value-type="string">
            <text:p>1.52096534208189</text:p>
          </table:table-cell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string" calcext:value-type="string">
            <text:p>{FK_COD_MOD_ENSINO_1,ID_COZINHA_1,ID_DIA_SEMANA_SEXTA_1,ID_EDUCACAO_FISICA_1,ID_LINGUA_LITERAT_PORTUGUESA_1} =&gt; {FK_COD_TIPO_TURMA_0}</text:p>
          </table:table-cell>
          <table:table-cell office:value-type="string" calcext:value-type="string">
            <text:p>0.41504805642955</text:p>
          </table:table-cell>
          <table:table-cell office:value-type="string" calcext:value-type="string">
            <text:p>0.999562850515721</text:p>
          </table:table-cell>
          <table:table-cell office:value-type="string" calcext:value-type="string">
            <text:p>1.52096512377741</text:p>
          </table:table-cell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string" calcext:value-type="string">
            <text:p>{FK_COD_MOD_ENSINO_1,ID_COZINHA_1,ID_EDUCACAO_FISICA_1,ID_MATEMATICA_1} =&gt; {FK_COD_TIPO_TURMA_0}</text:p>
          </table:table-cell>
          <table:table-cell office:value-type="string" calcext:value-type="string">
            <text:p>0.410662307684725</text:p>
          </table:table-cell>
          <table:table-cell office:value-type="string" calcext:value-type="string">
            <text:p>0.999558183954646</text:p>
          </table:table-cell>
          <table:table-cell office:value-type="string" calcext:value-type="string">
            <text:p>1.52095802299667</text:p>
          </table:table-cell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string" calcext:value-type="string">
            <text:p>{FK_COD_MOD_ENSINO_1,ID_COZINHA_1,ID_DIA_SEMANA_SEXTA_1,ID_EDUCACAO_FISICA_1,ID_MATEMATICA_1} =&gt; {FK_COD_TIPO_TURMA_0}</text:p>
          </table:table-cell>
          <table:table-cell office:value-type="string" calcext:value-type="string">
            <text:p>0.410525989323892</text:p>
          </table:table-cell>
          <table:table-cell office:value-type="string" calcext:value-type="string">
            <text:p>0.999558037311017</text:p>
          </table:table-cell>
          <table:table-cell office:value-type="string" calcext:value-type="string">
            <text:p>1.52095779985928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string" calcext:value-type="string">
            <text:p>{FK_COD_MOD_ENSINO_1,ID_COZINHA_1,ID_DIA_SEMANA_SEXTA_1,ID_SITUACAO_CURSO_2_0} =&gt; {FK_COD_TIPO_TURMA_0}</text:p>
          </table:table-cell>
          <table:table-cell office:value-type="string" calcext:value-type="string">
            <text:p>0.51704520456289</text:p>
          </table:table-cell>
          <table:table-cell office:value-type="string" calcext:value-type="string">
            <text:p>0.999557990814947</text:p>
          </table:table-cell>
          <table:table-cell office:value-type="string" calcext:value-type="string">
            <text:p>1.52095772910945</text:p>
          </table:table-cell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string" calcext:value-type="string">
            <text:p>{FK_COD_MOD_ENSINO_1,ID_ALIMENTACAO_1,ID_COZINHA_1,ID_LABORATORIO_INFORMATICA_1,ID_SITUACAO_CURSO_2_0} =&gt; {FK_COD_TIPO_TURMA_0}</text:p>
          </table:table-cell>
          <table:table-cell office:value-type="string" calcext:value-type="string">
            <text:p>0.405834906684432</text:p>
          </table:table-cell>
          <table:table-cell office:value-type="string" calcext:value-type="string">
            <text:p>0.999557074083505</text:p>
          </table:table-cell>
          <table:table-cell office:value-type="string" calcext:value-type="string">
            <text:p>1.52095633418311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string" calcext:value-type="string">
            <text:p>{FK_COD_MOD_ENSINO_1,ID_ALIMENTACAO_1,ID_COZINHA_1,ID_DIA_SEMANA_SEXTA_1,ID_LABORATORIO_INFORMATICA_1,ID_SITUACAO_CURSO_2_0} =&gt; {FK_COD_TIPO_TURMA_0}</text:p>
          </table:table-cell>
          <table:table-cell office:value-type="string" calcext:value-type="string">
            <text:p>0.404679686712999</text:p>
          </table:table-cell>
          <table:table-cell office:value-type="string" calcext:value-type="string">
            <text:p>0.999555810245462</text:p>
          </table:table-cell>
          <table:table-cell office:value-type="string" calcext:value-type="string">
            <text:p>1.52095441108884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  <table:table-cell office:value-type="string" calcext:value-type="string">
            <text:p>{FK_COD_MOD_ENSINO_1,ID_COZINHA_1,ID_EDUCACAO_FISICA_1,ID_LINGUA_LITERAT_PORTUGUESA_1,ID_MATEMATICA_1} =&gt; {FK_COD_TIPO_TURMA_0}</text:p>
          </table:table-cell>
          <table:table-cell office:value-type="string" calcext:value-type="string">
            <text:p>0.408140538219509</text:p>
          </table:table-cell>
          <table:table-cell office:value-type="string" calcext:value-type="string">
            <text:p>0.99955545532856</text:p>
          </table:table-cell>
          <table:table-cell office:value-type="string" calcext:value-type="string">
            <text:p>1.52095387103653</text:p>
          </table:table-cell>
        </table:table-row>
        <table:table-row table:style-name="ro1">
          <table:table-cell office:value-type="float" office:value="6136" calcext:value-type="float">
            <text:p>6136</text:p>
          </table:table-cell>
          <table:table-cell office:value-type="string" calcext:value-type="string">
            <text:p>{FK_COD_MOD_ENSINO_1,ID_COZINHA_1,ID_DIA_SEMANA_SEXTA_1,ID_EDUCACAO_FISICA_1,ID_LINGUA_LITERAT_PORTUGUESA_1,ID_MATEMATICA_1} =&gt; {FK_COD_TIPO_TURMA_0}</text:p>
          </table:table-cell>
          <table:table-cell office:value-type="string" calcext:value-type="string">
            <text:p>0.408004219858676</text:p>
          </table:table-cell>
          <table:table-cell office:value-type="string" calcext:value-type="string">
            <text:p>0.999555306867711</text:p>
          </table:table-cell>
          <table:table-cell office:value-type="string" calcext:value-type="string">
            <text:p>1.520953645134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string" calcext:value-type="string">
            <text:p>{FK_COD_MOD_ENSINO_1,ID_COZINHA_1,ID_LABORATORIO_INFORMATICA_1,ID_LINGUA_LITERAT_PORTUGUESA_1} =&gt; {FK_COD_TIPO_TURMA_0}</text:p>
          </table:table-cell>
          <table:table-cell office:value-type="string" calcext:value-type="string">
            <text:p>0.405051376635129</text:p>
          </table:table-cell>
          <table:table-cell office:value-type="string" calcext:value-type="string">
            <text:p>0.999552066486386</text:p>
          </table:table-cell>
          <table:table-cell office:value-type="string" calcext:value-type="string">
            <text:p>1.52094871447158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string" calcext:value-type="string">
            <text:p>{FK_COD_MOD_ENSINO_1,ID_COZINHA_1,ID_LABORATORIO_INFORMATICA_1,ID_MATEMATICA_1} =&gt; {FK_COD_TIPO_TURMA_0}</text:p>
          </table:table-cell>
          <table:table-cell office:value-type="string" calcext:value-type="string">
            <text:p>0.404925636771433</text:p>
          </table:table-cell>
          <table:table-cell office:value-type="string" calcext:value-type="string">
            <text:p>0.999551927453791</text:p>
          </table:table-cell>
          <table:table-cell office:value-type="string" calcext:value-type="string">
            <text:p>1.52094850291537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string" calcext:value-type="string">
            <text:p>{FK_COD_MOD_ENSINO_1,ID_COZINHA_1,ID_DIA_SEMANA_SEXTA_1,ID_LABORATORIO_INFORMATICA_1,ID_LINGUA_LITERAT_PORTUGUESA_1} =&gt; {FK_COD_TIPO_TURMA_0}</text:p>
          </table:table-cell>
          <table:table-cell office:value-type="string" calcext:value-type="string">
            <text:p>0.404904720197549</text:p>
          </table:table-cell>
          <table:table-cell office:value-type="string" calcext:value-type="string">
            <text:p>0.999551904317624</text:p>
          </table:table-cell>
          <table:table-cell office:value-type="string" calcext:value-type="string">
            <text:p>1.52094846771068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office:value-type="string" calcext:value-type="string">
            <text:p>{FK_COD_MOD_ENSINO_1,ID_COZINHA_1,ID_DIA_SEMANA_SEXTA_1,ID_LABORATORIO_INFORMATICA_1,ID_MATEMATICA_1} =&gt; {FK_COD_TIPO_TURMA_0}</text:p>
          </table:table-cell>
          <table:table-cell office:value-type="string" calcext:value-type="string">
            <text:p>0.404791482194105</text:p>
          </table:table-cell>
          <table:table-cell office:value-type="string" calcext:value-type="string">
            <text:p>0.999551779021715</text:p>
          </table:table-cell>
          <table:table-cell office:value-type="string" calcext:value-type="string">
            <text:p>1.52094827705663</text:p>
          </table:table-cell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string" calcext:value-type="string">
            <text:p>{FK_COD_MOD_ENSINO_1,ID_COZINHA_1,ID_EDUCACAO_FISICA_1,ID_LABORATORIO_INFORMATICA_1} =&gt; {FK_COD_TIPO_TURMA_0}</text:p>
          </table:table-cell>
          <table:table-cell office:value-type="string" calcext:value-type="string">
            <text:p>0.400881525400054</text:p>
          </table:table-cell>
          <table:table-cell office:value-type="string" calcext:value-type="string">
            <text:p>0.999547409323008</text:p>
          </table:table-cell>
          <table:table-cell office:value-type="string" calcext:value-type="string">
            <text:p>1.52094162799066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{FK_COD_MOD_ENSINO_1,ID_COZINHA_1,ID_DIA_SEMANA_SEXTA_1,ID_EDUCACAO_FISICA_1,ID_LABORATORIO_INFORMATICA_1} =&gt; {FK_COD_TIPO_TURMA_0}</text:p>
          </table:table-cell>
          <table:table-cell office:value-type="string" calcext:value-type="string">
            <text:p>0.400773817065568</text:p>
          </table:table-cell>
          <table:table-cell office:value-type="string" calcext:value-type="string">
            <text:p>0.99954728774391</text:p>
          </table:table-cell>
          <table:table-cell office:value-type="string" calcext:value-type="string">
            <text:p>1.52094144299222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string" calcext:value-type="string">
            <text:p>{FK_COD_MOD_ENSINO_1,ID_COZINHA_1,ID_SITUACAO_CURSO_2_0} =&gt; {FK_COD_TIPO_TURMA_0}</text:p>
          </table:table-cell>
          <table:table-cell office:value-type="string" calcext:value-type="string">
            <text:p>0.519962946409574</text:p>
          </table:table-cell>
          <table:table-cell office:value-type="string" calcext:value-type="string">
            <text:p>0.999545687100888</text:p>
          </table:table-cell>
          <table:table-cell office:value-type="string" calcext:value-type="string">
            <text:p>1.52093900740529</text:p>
          </table:table-cell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string" calcext:value-type="string">
            <text:p>{FK_COD_MOD_ENSINO_1,ID_COZINHA_1,ID_DIA_SEMANA_SEXTA_1,ID_LABORATORIO_INFORMATICA_1} =&gt; {FK_COD_TIPO_TURMA_0}</text:p>
          </table:table-cell>
          <table:table-cell office:value-type="string" calcext:value-type="string">
            <text:p>0.495307835468787</text:p>
          </table:table-cell>
          <table:table-cell office:value-type="string" calcext:value-type="string">
            <text:p>0.999532297206689</text:p>
          </table:table-cell>
          <table:table-cell office:value-type="string" calcext:value-type="string">
            <text:p>1.52091863293651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{FK_COD_MOD_ENSINO_1,ID_COZINHA_1,ID_LABORATORIO_INFORMATICA_1} =&gt; {FK_COD_TIPO_TURMA_0}</text:p>
          </table:table-cell>
          <table:table-cell office:value-type="string" calcext:value-type="string">
            <text:p>0.498201054435744</text:p>
          </table:table-cell>
          <table:table-cell office:value-type="string" calcext:value-type="string">
            <text:p>0.999519584179849</text:p>
          </table:table-cell>
          <table:table-cell office:value-type="string" calcext:value-type="string">
            <text:p>1.5208992884096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{FK_COD_MOD_ENSINO_1,ID_ALIMENTACAO_1} =&gt; {FK_COD_TIPO_TURMA_0}</text:p>
          </table:table-cell>
          <table:table-cell office:value-type="string" calcext:value-type="string">
            <text:p>0.502337968077462</text:p>
          </table:table-cell>
          <table:table-cell office:value-type="string" calcext:value-type="string">
            <text:p>0.999506325680584</text:p>
          </table:table-cell>
          <table:table-cell office:value-type="string" calcext:value-type="string">
            <text:p>1.52087911387536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string" calcext:value-type="string">
            <text:p>{FK_COD_MOD_ENSINO_1,ID_ALIMENTACAO_1,ID_DIA_SEMANA_SEXTA_1} =&gt; {FK_COD_TIPO_TURMA_0}</text:p>
          </table:table-cell>
          <table:table-cell office:value-type="string" calcext:value-type="string">
            <text:p>0.50091588147371</text:p>
          </table:table-cell>
          <table:table-cell office:value-type="string" calcext:value-type="string">
            <text:p>0.99950492484644</text:p>
          </table:table-cell>
          <table:table-cell office:value-type="string" calcext:value-type="string">
            <text:p>1.52087698232367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string" calcext:value-type="string">
            <text:p>{FK_COD_MOD_ENSINO_1,ID_COZINHA_1,ID_DIA_SEMANA_SEXTA_1,ID_LABORATORIO_INFORMATICA_1,ID_SITUACAO_CURSO_2_0} =&gt; {FK_COD_TIPO_TURMA_0}</text:p>
          </table:table-cell>
          <table:table-cell office:value-type="string" calcext:value-type="string">
            <text:p>0.459265934041628</text:p>
          </table:table-cell>
          <table:table-cell office:value-type="string" calcext:value-type="string">
            <text:p>0.999502410249407</text:p>
          </table:table-cell>
          <table:table-cell office:value-type="string" calcext:value-type="string">
            <text:p>1.52087315603663</text:p>
          </table:table-cell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string" calcext:value-type="string">
            <text:p>{FK_COD_MOD_ENSINO_1,ID_COZINHA_1,ID_LABORATORIO_INFORMATICA_1,ID_SITUACAO_CURSO_2_0} =&gt; {FK_COD_TIPO_TURMA_0}</text:p>
          </table:table-cell>
          <table:table-cell office:value-type="string" calcext:value-type="string">
            <text:p>0.462060821069289</text:p>
          </table:table-cell>
          <table:table-cell office:value-type="string" calcext:value-type="string">
            <text:p>0.999488784993265</text:p>
          </table:table-cell>
          <table:table-cell office:value-type="string" calcext:value-type="string">
            <text:p>1.5208524234339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{FK_COD_MOD_ENSINO_1,ID_DIA_SEMANA_SEXTA_1} =&gt; {FK_COD_TIPO_TURMA_0}</text:p>
          </table:table-cell>
          <table:table-cell office:value-type="string" calcext:value-type="string">
            <text:p>0.582593900390467</text:p>
          </table:table-cell>
          <table:table-cell office:value-type="string" calcext:value-type="string">
            <text:p>0.999488135762399</text:p>
          </table:table-cell>
          <table:table-cell office:value-type="string" calcext:value-type="string">
            <text:p>1.5208514355446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{FK_COD_MOD_ENSINO_1} =&gt; {FK_COD_TIPO_TURMA_0}</text:p>
          </table:table-cell>
          <table:table-cell office:value-type="string" calcext:value-type="string">
            <text:p>0.586244203163884</text:p>
          </table:table-cell>
          <table:table-cell office:value-type="string" calcext:value-type="string">
            <text:p>0.999478211540338</text:p>
          </table:table-cell>
          <table:table-cell office:value-type="string" calcext:value-type="string">
            <text:p>1.520836334547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{FK_COD_TIPO_TURMA_0} =&gt; {FK_COD_MOD_ENSINO_1}</text:p>
          </table:table-cell>
          <table:table-cell office:value-type="string" calcext:value-type="string">
            <text:p>0.586244203163884</text:p>
          </table:table-cell>
          <table:table-cell office:value-type="string" calcext:value-type="string">
            <text:p>0.89204694489086</text:p>
          </table:table-cell>
          <table:table-cell office:value-type="string" calcext:value-type="string">
            <text:p>1.5208363345476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string" calcext:value-type="string">
            <text:p>{FK_COD_MOD_ENSINO_1,ID_ALIMENTACAO_1,ID_SITUACAO_CURSO_2_0} =&gt; {FK_COD_TIPO_TURMA_0}</text:p>
          </table:table-cell>
          <table:table-cell office:value-type="string" calcext:value-type="string">
            <text:p>0.466028238336426</text:p>
          </table:table-cell>
          <table:table-cell office:value-type="string" calcext:value-type="string">
            <text:p>0.999477158692649</text:p>
          </table:table-cell>
          <table:table-cell office:value-type="string" calcext:value-type="string">
            <text:p>1.52083473250265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string" calcext:value-type="string">
            <text:p>{FK_COD_MOD_ENSINO_1,ID_ALIMENTACAO_1,ID_DIA_SEMANA_SEXTA_1,ID_SITUACAO_CURSO_2_0} =&gt; {FK_COD_TIPO_TURMA_0}</text:p>
          </table:table-cell>
          <table:table-cell office:value-type="string" calcext:value-type="string">
            <text:p>0.464664573887316</text:p>
          </table:table-cell>
          <table:table-cell office:value-type="string" calcext:value-type="string">
            <text:p>0.999475625099872</text:p>
          </table:table-cell>
          <table:table-cell office:value-type="string" calcext:value-type="string">
            <text:p>1.52083239894141</text:p>
          </table:table-cell>
        </table:table-row>
        <table:table-row table:style-name="ro1">
          <table:table-cell office:value-type="float" office:value="4869" calcext:value-type="float">
            <text:p>4869</text:p>
          </table:table-cell>
          <table:table-cell office:value-type="string" calcext:value-type="string">
            <text:p>{FK_COD_MOD_ENSINO_1,ID_COZINHA_1,ID_DIA_SEMANA_SEXTA_1,NUM_EQUIP_FOTO__0.5-2.5} =&gt; {FK_COD_TIPO_TURMA_0}</text:p>
          </table:table-cell>
          <table:table-cell office:value-type="string" calcext:value-type="string">
            <text:p>0.403754789474684</text:p>
          </table:table-cell>
          <table:table-cell office:value-type="string" calcext:value-type="string">
            <text:p>0.999466156271593</text:p>
          </table:table-cell>
          <table:table-cell office:value-type="string" calcext:value-type="string">
            <text:p>1.52081799088536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string" calcext:value-type="string">
            <text:p>{FK_COD_MOD_ENSINO_1,ID_DIA_SEMANA_SEXTA_1,NUM_EQUIP_FOTO__0.5-2.5} =&gt; {FK_COD_TIPO_TURMA_0}</text:p>
          </table:table-cell>
          <table:table-cell office:value-type="string" calcext:value-type="string">
            <text:p>0.421608648017578</text:p>
          </table:table-cell>
          <table:table-cell office:value-type="string" calcext:value-type="string">
            <text:p>0.999462547604148</text:p>
          </table:table-cell>
          <table:table-cell office:value-type="string" calcext:value-type="string">
            <text:p>1.52081249982762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string" calcext:value-type="string">
            <text:p>{FK_COD_MOD_ENSINO_1,ID_DIA_SEMANA_SEXTA_1,ID_SITUACAO_CURSO_2_0} =&gt; {FK_COD_TIPO_TURMA_0}</text:p>
          </table:table-cell>
          <table:table-cell office:value-type="string" calcext:value-type="string">
            <text:p>0.543861454384679</text:p>
          </table:table-cell>
          <table:table-cell office:value-type="string" calcext:value-type="string">
            <text:p>0.999462300030397</text:p>
          </table:table-cell>
          <table:table-cell office:value-type="string" calcext:value-type="string">
            <text:p>1.5208121231119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{FK_COD_MOD_ENSINO_1,ID_SITUACAO_CURSO_2_0} =&gt; {FK_COD_TIPO_TURMA_0}</text:p>
          </table:table-cell>
          <table:table-cell office:value-type="string" calcext:value-type="string">
            <text:p>0.547397317052706</text:p>
          </table:table-cell>
          <table:table-cell office:value-type="string" calcext:value-type="string">
            <text:p>0.999451732004497</text:p>
          </table:table-cell>
          <table:table-cell office:value-type="string" calcext:value-type="string">
            <text:p>1.52079604248343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string" calcext:value-type="string">
            <text:p>{FK_COD_MOD_ENSINO_1,ID_COZINHA_1,NUM_EQUIP_FOTO__0.5-2.5} =&gt; {FK_COD_TIPO_TURMA_0}</text:p>
          </table:table-cell>
          <table:table-cell office:value-type="string" calcext:value-type="string">
            <text:p>0.405599294702745</text:p>
          </table:table-cell>
          <table:table-cell office:value-type="string" calcext:value-type="string">
            <text:p>0.999449635094442</text:p>
          </table:table-cell>
          <table:table-cell office:value-type="string" calcext:value-type="string">
            <text:p>1.52079285176155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string" calcext:value-type="string">
            <text:p>{FK_COD_MOD_ENSINO_1,ID_ALIMENTACAO_1,ID_LABORATORIO_INFORMATICA_1} =&gt; {FK_COD_TIPO_TURMA_0}</text:p>
          </table:table-cell>
          <table:table-cell office:value-type="string" calcext:value-type="string">
            <text:p>0.449149765313637</text:p>
          </table:table-cell>
          <table:table-cell office:value-type="string" calcext:value-type="string">
            <text:p>0.999447897167638</text:p>
          </table:table-cell>
          <table:table-cell office:value-type="string" calcext:value-type="string">
            <text:p>1.5207902072794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{FK_COD_MOD_ENSINO_1,NUM_EQUIP_FOTO__0.5-2.5} =&gt; {FK_COD_TIPO_TURMA_0}</text:p>
          </table:table-cell>
          <table:table-cell office:value-type="string" calcext:value-type="string">
            <text:p>0.423812100887127</text:p>
          </table:table-cell>
          <table:table-cell office:value-type="string" calcext:value-type="string">
            <text:p>0.999447207148774</text:p>
          </table:table-cell>
          <table:table-cell office:value-type="string" calcext:value-type="string">
            <text:p>1.52078915732585</text:p>
          </table:table-cell>
        </table:table-row>
        <table:table-row table:style-name="ro1">
          <table:table-cell office:value-type="float" office:value="4894" calcext:value-type="float">
            <text:p>4894</text:p>
          </table:table-cell>
          <table:table-cell office:value-type="string" calcext:value-type="string">
            <text:p>{FK_COD_MOD_ENSINO_1,ID_ALIMENTACAO_1,ID_DIA_SEMANA_SEXTA_1,ID_LABORATORIO_INFORMATICA_1} =&gt; {FK_COD_TIPO_TURMA_0}</text:p>
          </table:table-cell>
          <table:table-cell office:value-type="string" calcext:value-type="string">
            <text:p>0.447765424711033</text:p>
          </table:table-cell>
          <table:table-cell office:value-type="string" calcext:value-type="string">
            <text:p>0.99944619119605</text:p>
          </table:table-cell>
          <table:table-cell office:value-type="string" calcext:value-type="string">
            <text:p>1.5207876114213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{FK_COD_MOD_ENSINO_1,ID_LINGUA_LITERAT_PORTUGUESA_1} =&gt; {FK_COD_TIPO_TURMA_0}</text:p>
          </table:table-cell>
          <table:table-cell office:value-type="string" calcext:value-type="string">
            <text:p>0.43677773207119</text:p>
          </table:table-cell>
          <table:table-cell office:value-type="string" calcext:value-type="string">
            <text:p>0.999432267349266</text:p>
          </table:table-cell>
          <table:table-cell office:value-type="string" calcext:value-type="string">
            <text:p>1.52076642447418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{FK_COD_MOD_ENSINO_1,ID_DIA_SEMANA_SEXTA_1,ID_LINGUA_LITERAT_PORTUGUESA_1} =&gt; {FK_COD_TIPO_TURMA_0}</text:p>
          </table:table-cell>
          <table:table-cell office:value-type="string" calcext:value-type="string">
            <text:p>0.436581549033378</text:p>
          </table:table-cell>
          <table:table-cell office:value-type="string" calcext:value-type="string">
            <text:p>0.999432012376847</text:p>
          </table:table-cell>
          <table:table-cell office:value-type="string" calcext:value-type="string">
            <text:p>1.5207660365004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{FK_COD_MOD_ENSINO_1,ID_MATEMATICA_1} =&gt; {FK_COD_TIPO_TURMA_0}</text:p>
          </table:table-cell>
          <table:table-cell office:value-type="string" calcext:value-type="string">
            <text:p>0.436316365343786</text:p>
          </table:table-cell>
          <table:table-cell office:value-type="string" calcext:value-type="string">
            <text:p>0.999431667362397</text:p>
          </table:table-cell>
          <table:table-cell office:value-type="string" calcext:value-type="string">
            <text:p>1.52076551151598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{FK_COD_MOD_ENSINO_1,ID_DIA_SEMANA_SEXTA_1,ID_MATEMATICA_1} =&gt; {FK_COD_TIPO_TURMA_0}</text:p>
          </table:table-cell>
          <table:table-cell office:value-type="string" calcext:value-type="string">
            <text:p>0.436127635338047</text:p>
          </table:table-cell>
          <table:table-cell office:value-type="string" calcext:value-type="string">
            <text:p>0.999431421561795</text:p>
          </table:table-cell>
          <table:table-cell office:value-type="string" calcext:value-type="string">
            <text:p>1.52076513749834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string" calcext:value-type="string">
            <text:p>{FK_COD_MOD_ENSINO_1,ID_DIA_SEMANA_SEXTA_1,ID_LABORATORIO_INFORMATICA_1} =&gt; {FK_COD_TIPO_TURMA_0}</text:p>
          </table:table-cell>
          <table:table-cell office:value-type="string" calcext:value-type="string">
            <text:p>0.520885920284773</text:p>
          </table:table-cell>
          <table:table-cell office:value-type="string" calcext:value-type="string">
            <text:p>0.999427531271277</text:p>
          </table:table-cell>
          <table:table-cell office:value-type="string" calcext:value-type="string">
            <text:p>1.520759217914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{FK_COD_MOD_ENSINO_1,ID_EDUCACAO_FISICA_1} =&gt; {FK_COD_TIPO_TURMA_0}</text:p>
          </table:table-cell>
          <table:table-cell office:value-type="string" calcext:value-type="string">
            <text:p>0.431920278522213</text:p>
          </table:table-cell>
          <table:table-cell office:value-type="string" calcext:value-type="string">
            <text:p>0.999425886190838</text:p>
          </table:table-cell>
          <table:table-cell office:value-type="string" calcext:value-type="string">
            <text:p>1.52075671471015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{FK_COD_MOD_ENSINO_1,ID_DIA_SEMANA_SEXTA_1,ID_EDUCACAO_FISICA_1} =&gt; {FK_COD_TIPO_TURMA_0}</text:p>
          </table:table-cell>
          <table:table-cell office:value-type="string" calcext:value-type="string">
            <text:p>0.431778190072032</text:p>
          </table:table-cell>
          <table:table-cell office:value-type="string" calcext:value-type="string">
            <text:p>0.999425697371452</text:p>
          </table:table-cell>
          <table:table-cell office:value-type="string" calcext:value-type="string">
            <text:p>1.52075642739685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{FK_COD_MOD_ENSINO_1,ID_LINGUA_LITERAT_PORTUGUESA_1,ID_MATEMATICA_1} =&gt; {FK_COD_TIPO_TURMA_0}</text:p>
          </table:table-cell>
          <table:table-cell office:value-type="string" calcext:value-type="string">
            <text:p>0.428694077315831</text:p>
          </table:table-cell>
          <table:table-cell office:value-type="string" calcext:value-type="string">
            <text:p>0.999421568110915</text:p>
          </table:table-cell>
          <table:table-cell office:value-type="string" calcext:value-type="string">
            <text:p>1.52075014418888</text:p>
          </table:table-cell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string" calcext:value-type="string">
            <text:p>{FK_COD_MOD_ENSINO_1,ID_DIA_SEMANA_SEXTA_1,ID_LINGUA_LITERAT_PORTUGUESA_1,ID_MATEMATICA_1} =&gt; {FK_COD_TIPO_TURMA_0}</text:p>
          </table:table-cell>
          <table:table-cell office:value-type="string" calcext:value-type="string">
            <text:p>0.428510396138272</text:p>
          </table:table-cell>
          <table:table-cell office:value-type="string" calcext:value-type="string">
            <text:p>0.999421320309302</text:p>
          </table:table-cell>
          <table:table-cell office:value-type="string" calcext:value-type="string">
            <text:p>1.52074976712644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{FK_COD_MOD_ENSINO_1,ID_EDUCACAO_FISICA_1,ID_LINGUA_LITERAT_PORTUGUESA_1} =&gt; {FK_COD_TIPO_TURMA_0}</text:p>
          </table:table-cell>
          <table:table-cell office:value-type="string" calcext:value-type="string">
            <text:p>0.427604732531115</text:p>
          </table:table-cell>
          <table:table-cell office:value-type="string" calcext:value-type="string">
            <text:p>0.999420095380824</text:p>
          </table:table-cell>
          <table:table-cell office:value-type="string" calcext:value-type="string">
            <text:p>1.52074790323815</text:p>
          </table:table-cell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string" calcext:value-type="string">
            <text:p>{FK_COD_MOD_ENSINO_1,ID_DIA_SEMANA_SEXTA_1,ID_EDUCACAO_FISICA_1,ID_LINGUA_LITERAT_PORTUGUESA_1} =&gt; {FK_COD_TIPO_TURMA_0}</text:p>
          </table:table-cell>
          <table:table-cell office:value-type="string" calcext:value-type="string">
            <text:p>0.427468414170282</text:p>
          </table:table-cell>
          <table:table-cell office:value-type="string" calcext:value-type="string">
            <text:p>0.999419910558302</text:p>
          </table:table-cell>
          <table:table-cell office:value-type="string" calcext:value-type="string">
            <text:p>1.520747622006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{FK_COD_MOD_ENSINO_1,ID_LABORATORIO_INFORMATICA_1} =&gt; {FK_COD_TIPO_TURMA_0}</text:p>
          </table:table-cell>
          <table:table-cell office:value-type="string" calcext:value-type="string">
            <text:p>0.524412646978</text:p>
          </table:table-cell>
          <table:table-cell office:value-type="string" calcext:value-type="string">
            <text:p>0.999416725276689</text:p>
          </table:table-cell>
          <table:table-cell office:value-type="string" calcext:value-type="string">
            <text:p>1.52074277518557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{FK_COD_MOD_ENSINO_1,ID_EDUCACAO_FISICA_1,ID_MATEMATICA_1} =&gt; {FK_COD_TIPO_TURMA_0}</text:p>
          </table:table-cell>
          <table:table-cell office:value-type="string" calcext:value-type="string">
            <text:p>0.422977842135645</text:p>
          </table:table-cell>
          <table:table-cell office:value-type="string" calcext:value-type="string">
            <text:p>0.999413755611075</text:p>
          </table:table-cell>
          <table:table-cell office:value-type="string" calcext:value-type="string">
            <text:p>1.52073825645238</text:p>
          </table:table-cell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string" calcext:value-type="string">
            <text:p>{FK_COD_MOD_ENSINO_1,ID_DIA_SEMANA_SEXTA_1,ID_EDUCACAO_FISICA_1,ID_MATEMATICA_1} =&gt; {FK_COD_TIPO_TURMA_0}</text:p>
          </table:table-cell>
          <table:table-cell office:value-type="string" calcext:value-type="string">
            <text:p>0.422841523774812</text:p>
          </table:table-cell>
          <table:table-cell office:value-type="string" calcext:value-type="string">
            <text:p>0.999413566724685</text:p>
          </table:table-cell>
          <table:table-cell office:value-type="string" calcext:value-type="string">
            <text:p>1.52073796903712</text:p>
          </table:table-cell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string" calcext:value-type="string">
            <text:p>{FK_COD_MOD_ENSINO_1,ID_ALIMENTACAO_1,ID_LABORATORIO_INFORMATICA_1,ID_SITUACAO_CURSO_2_0} =&gt; {FK_COD_TIPO_TURMA_0}</text:p>
          </table:table-cell>
          <table:table-cell office:value-type="string" calcext:value-type="string">
            <text:p>0.414352760663185</text:p>
          </table:table-cell>
          <table:table-cell office:value-type="string" calcext:value-type="string">
            <text:p>0.999411991545204</text:p>
          </table:table-cell>
          <table:table-cell office:value-type="string" calcext:value-type="string">
            <text:p>1.52073557219629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office:value-type="string" calcext:value-type="string">
            <text:p>{FK_COD_MOD_ENSINO_1,ID_ALIMENTACAO_1,ID_DIA_SEMANA_SEXTA_1,ID_LABORATORIO_INFORMATICA_1,ID_SITUACAO_CURSO_2_0} =&gt; {FK_COD_TIPO_TURMA_0}</text:p>
          </table:table-cell>
          <table:table-cell office:value-type="string" calcext:value-type="string">
            <text:p>0.413026842215224</text:p>
          </table:table-cell>
          <table:table-cell office:value-type="string" calcext:value-type="string">
            <text:p>0.999410105005963</text:p>
          </table:table-cell>
          <table:table-cell office:value-type="string" calcext:value-type="string">
            <text:p>1.52073270158101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string" calcext:value-type="string">
            <text:p>{FK_COD_MOD_ENSINO_1,ID_EDUCACAO_FISICA_1,ID_LINGUA_LITERAT_PORTUGUESA_1,ID_MATEMATICA_1} =&gt; {FK_COD_TIPO_TURMA_0}</text:p>
          </table:table-cell>
          <table:table-cell office:value-type="string" calcext:value-type="string">
            <text:p>0.420355576947628</text:p>
          </table:table-cell>
          <table:table-cell office:value-type="string" calcext:value-type="string">
            <text:p>0.999410100654434</text:p>
          </table:table-cell>
          <table:table-cell office:value-type="string" calcext:value-type="string">
            <text:p>1.5207326949596</text:p>
          </table:table-cell>
        </table:table-row>
        <table:table-row table:style-name="ro1">
          <table:table-cell office:value-type="float" office:value="5672" calcext:value-type="float">
            <text:p>5672</text:p>
          </table:table-cell>
          <table:table-cell office:value-type="string" calcext:value-type="string">
            <text:p>{FK_COD_MOD_ENSINO_1,ID_DIA_SEMANA_SEXTA_1,ID_EDUCACAO_FISICA_1,ID_LINGUA_LITERAT_PORTUGUESA_1,ID_MATEMATICA_1} =&gt; {FK_COD_TIPO_TURMA_0}</text:p>
          </table:table-cell>
          <table:table-cell office:value-type="string" calcext:value-type="string">
            <text:p>0.420219258586795</text:p>
          </table:table-cell>
          <table:table-cell office:value-type="string" calcext:value-type="string">
            <text:p>0.999409909405083</text:p>
          </table:table-cell>
          <table:table-cell office:value-type="string" calcext:value-type="string">
            <text:p>1.52073240394879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{FK_COD_MOD_ENSINO_1,ID_LABORATORIO_INFORMATICA_1,ID_LINGUA_LITERAT_PORTUGUESA_1} =&gt; {FK_COD_TIPO_TURMA_0}</text:p>
          </table:table-cell>
          <table:table-cell office:value-type="string" calcext:value-type="string">
            <text:p>0.416687723485778</text:p>
          </table:table-cell>
          <table:table-cell office:value-type="string" calcext:value-type="string">
            <text:p>0.999404911212407</text:p>
          </table:table-cell>
          <table:table-cell office:value-type="string" calcext:value-type="string">
            <text:p>1.52072479854735</text:p>
          </table:table-cell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string" calcext:value-type="string">
            <text:p>{FK_COD_MOD_ENSINO_1,ID_DIA_SEMANA_SEXTA_1,ID_LABORATORIO_INFORMATICA_1,ID_LINGUA_LITERAT_PORTUGUESA_1} =&gt; {FK_COD_TIPO_TURMA_0}</text:p>
          </table:table-cell>
          <table:table-cell office:value-type="string" calcext:value-type="string">
            <text:p>0.416541067048198</text:p>
          </table:table-cell>
          <table:table-cell office:value-type="string" calcext:value-type="string">
            <text:p>0.999404701817332</text:p>
          </table:table-cell>
          <table:table-cell office:value-type="string" calcext:value-type="string">
            <text:p>1.52072447992546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{FK_COD_MOD_ENSINO_1,ID_LABORATORIO_INFORMATICA_1,ID_MATEMATICA_1} =&gt; {FK_COD_TIPO_TURMA_0}</text:p>
          </table:table-cell>
          <table:table-cell office:value-type="string" calcext:value-type="string">
            <text:p>0.416274440836269</text:p>
          </table:table-cell>
          <table:table-cell office:value-type="string" calcext:value-type="string">
            <text:p>0.999404320752495</text:p>
          </table:table-cell>
          <table:table-cell office:value-type="string" calcext:value-type="string">
            <text:p>1.52072390008565</text:p>
          </table:table-cell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string" calcext:value-type="string">
            <text:p>{FK_COD_MOD_ENSINO_1,ID_DIA_SEMANA_SEXTA_1,ID_LABORATORIO_INFORMATICA_1,ID_MATEMATICA_1} =&gt; {FK_COD_TIPO_TURMA_0}</text:p>
          </table:table-cell>
          <table:table-cell office:value-type="string" calcext:value-type="string">
            <text:p>0.416140286258941</text:p>
          </table:table-cell>
          <table:table-cell office:value-type="string" calcext:value-type="string">
            <text:p>0.999404128832889</text:p>
          </table:table-cell>
          <table:table-cell office:value-type="string" calcext:value-type="string">
            <text:p>1.52072360805497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{FK_COD_MOD_ENSINO_1,ID_EDUCACAO_FISICA_1,ID_LABORATORIO_INFORMATICA_1} =&gt; {FK_COD_TIPO_TURMA_0}</text:p>
          </table:table-cell>
          <table:table-cell office:value-type="string" calcext:value-type="string">
            <text:p>0.411901434372086</text:p>
          </table:table-cell>
          <table:table-cell office:value-type="string" calcext:value-type="string">
            <text:p>0.9993980004515</text:p>
          </table:table-cell>
          <table:table-cell office:value-type="string" calcext:value-type="string">
            <text:p>1.52071428292413</text:p>
          </table:table-cell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string" calcext:value-type="string">
            <text:p>{FK_COD_MOD_ENSINO_1,ID_DIA_SEMANA_SEXTA_1,ID_EDUCACAO_FISICA_1,ID_LABORATORIO_INFORMATICA_1} =&gt; {FK_COD_TIPO_TURMA_0}</text:p>
          </table:table-cell>
          <table:table-cell office:value-type="string" calcext:value-type="string">
            <text:p>0.4117937260376</text:p>
          </table:table-cell>
          <table:table-cell office:value-type="string" calcext:value-type="string">
            <text:p>0.999397843087945</text:p>
          </table:table-cell>
          <table:table-cell office:value-type="string" calcext:value-type="string">
            <text:p>1.52071404347498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{FK_COD_MOD_ENSINO_1,ID_LINGUA_LITERAT_PORTUGUESA_1,ID_SITUACAO_CURSO_2_0} =&gt; {FK_COD_TIPO_TURMA_0}</text:p>
          </table:table-cell>
          <table:table-cell office:value-type="string" calcext:value-type="string">
            <text:p>0.403896637504475</text:p>
          </table:table-cell>
          <table:table-cell office:value-type="string" calcext:value-type="string">
            <text:p>0.999396778296392</text:p>
          </table:table-cell>
          <table:table-cell office:value-type="string" calcext:value-type="string">
            <text:p>1.52071242325588</text:p>
          </table:table-cell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string" calcext:value-type="string">
            <text:p>{FK_COD_MOD_ENSINO_1,ID_DIA_SEMANA_SEXTA_1,ID_LINGUA_LITERAT_PORTUGUESA_1,ID_SITUACAO_CURSO_2_0} =&gt; {FK_COD_TIPO_TURMA_0}</text:p>
          </table:table-cell>
          <table:table-cell office:value-type="string" calcext:value-type="string">
            <text:p>0.403704301192894</text:p>
          </table:table-cell>
          <table:table-cell office:value-type="string" calcext:value-type="string">
            <text:p>0.99939649107771</text:p>
          </table:table-cell>
          <table:table-cell office:value-type="string" calcext:value-type="string">
            <text:p>1.52071198621523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{FK_COD_MOD_ENSINO_1,ID_MATEMATICA_1,ID_SITUACAO_CURSO_2_0} =&gt; {FK_COD_TIPO_TURMA_0}</text:p>
          </table:table-cell>
          <table:table-cell office:value-type="string" calcext:value-type="string">
            <text:p>0.403580725112703</text:p>
          </table:table-cell>
          <table:table-cell office:value-type="string" calcext:value-type="string">
            <text:p>0.999396306395342</text:p>
          </table:table-cell>
          <table:table-cell office:value-type="string" calcext:value-type="string">
            <text:p>1.52071170519694</text:p>
          </table:table-cell>
        </table:table-row>
        <table:table-row table:style-name="ro1">
          <table:table-cell office:value-type="float" office:value="4629" calcext:value-type="float">
            <text:p>4629</text:p>
          </table:table-cell>
          <table:table-cell office:value-type="string" calcext:value-type="string">
            <text:p>{FK_COD_MOD_ENSINO_1,ID_DIA_SEMANA_SEXTA_1,ID_MATEMATICA_1,ID_SITUACAO_CURSO_2_0} =&gt; {FK_COD_TIPO_TURMA_0}</text:p>
          </table:table-cell>
          <table:table-cell office:value-type="string" calcext:value-type="string">
            <text:p>0.403395120572027</text:p>
          </table:table-cell>
          <table:table-cell office:value-type="string" calcext:value-type="string">
            <text:p>0.999396028800015</text:p>
          </table:table-cell>
          <table:table-cell office:value-type="string" calcext:value-type="string">
            <text:p>1.52071128279948</text:p>
          </table:table-cell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string" calcext:value-type="string">
            <text:p>{FK_COD_MOD_ENSINO_1,ID_DIA_SEMANA_SEXTA_1,ID_LABORATORIO_INFORMATICA_1,ID_SITUACAO_CURSO_2_0} =&gt; {FK_COD_TIPO_TURMA_0}</text:p>
          </table:table-cell>
          <table:table-cell office:value-type="string" calcext:value-type="string">
            <text:p>0.484000143290552</text:p>
          </table:table-cell>
          <table:table-cell office:value-type="string" calcext:value-type="string">
            <text:p>0.999395837284137</text:p>
          </table:table-cell>
          <table:table-cell office:value-type="string" calcext:value-type="string">
            <text:p>1.52071099138312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string" calcext:value-type="string">
            <text:p>{FK_COD_MOD_ENSINO_1,ID_LABORATORIO_INFORMATICA_1,ID_LINGUA_LITERAT_PORTUGUESA_1,ID_MATEMATICA_1} =&gt; {FK_COD_TIPO_TURMA_0}</text:p>
          </table:table-cell>
          <table:table-cell office:value-type="string" calcext:value-type="string">
            <text:p>0.408751927269947</text:p>
          </table:table-cell>
          <table:table-cell office:value-type="string" calcext:value-type="string">
            <text:p>0.999393364750612</text:p>
          </table:table-cell>
          <table:table-cell office:value-type="string" calcext:value-type="string">
            <text:p>1.52070722910118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string" calcext:value-type="string">
            <text:p>{FK_COD_MOD_ENSINO_1,ID_DIA_SEMANA_SEXTA_1,ID_LABORATORIO_INFORMATICA_1,ID_LINGUA_LITERAT_PORTUGUESA_1,ID_MATEMATICA_1} =&gt; {FK_COD_TIPO_TURMA_0}</text:p>
          </table:table-cell>
          <table:table-cell office:value-type="string" calcext:value-type="string">
            <text:p>0.408617772692619</text:p>
          </table:table-cell>
          <table:table-cell office:value-type="string" calcext:value-type="string">
            <text:p>0.99939316570516</text:p>
          </table:table-cell>
          <table:table-cell office:value-type="string" calcext:value-type="string">
            <text:p>1.52070692622759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string" calcext:value-type="string">
            <text:p>{FK_COD_MOD_ENSINO_1,ID_EDUCACAO_FISICA_1,ID_LABORATORIO_INFORMATICA_1,ID_LINGUA_LITERAT_PORTUGUESA_1} =&gt; {FK_COD_TIPO_TURMA_0}</text:p>
          </table:table-cell>
          <table:table-cell office:value-type="string" calcext:value-type="string">
            <text:p>0.407756106016737</text:p>
          </table:table-cell>
          <table:table-cell office:value-type="string" calcext:value-type="string">
            <text:p>0.999391884127999</text:p>
          </table:table-cell>
          <table:table-cell office:value-type="string" calcext:value-type="string">
            <text:p>1.52070497614094</text:p>
          </table:table-cell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string" calcext:value-type="string">
            <text:p>{FK_COD_MOD_ENSINO_1,ID_DIA_SEMANA_SEXTA_1,ID_EDUCACAO_FISICA_1,ID_LABORATORIO_INFORMATICA_1,ID_LINGUA_LITERAT_PORTUGUESA_1} =&gt; {FK_COD_TIPO_TURMA_0}</text:p>
          </table:table-cell>
          <table:table-cell office:value-type="string" calcext:value-type="string">
            <text:p>0.407654167771599</text:p>
          </table:table-cell>
          <table:table-cell office:value-type="string" calcext:value-type="string">
            <text:p>0.999391732154677</text:p>
          </table:table-cell>
          <table:table-cell office:value-type="string" calcext:value-type="string">
            <text:p>1.52070474489373</text:p>
          </table:table-cell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string" calcext:value-type="string">
            <text:p>{FK_COD_MOD_ENSINO_1,ID_EDUCACAO_FISICA_1,ID_LABORATORIO_INFORMATICA_1,ID_MATEMATICA_1} =&gt; {FK_COD_TIPO_TURMA_0}</text:p>
          </table:table-cell>
          <table:table-cell office:value-type="string" calcext:value-type="string">
            <text:p>0.403218411585762</text:p>
          </table:table-cell>
          <table:table-cell office:value-type="string" calcext:value-type="string">
            <text:p>0.999385044789834</text:p>
          </table:table-cell>
          <table:table-cell office:value-type="string" calcext:value-type="string">
            <text:p>1.52069456919674</text:p>
          </table:table-cell>
        </table:table-row>
        <table:table-row table:style-name="ro1">
          <table:table-cell office:value-type="float" office:value="5799" calcext:value-type="float">
            <text:p>5799</text:p>
          </table:table-cell>
          <table:table-cell office:value-type="string" calcext:value-type="string">
            <text:p>{FK_COD_MOD_ENSINO_1,ID_DIA_SEMANA_SEXTA_1,ID_EDUCACAO_FISICA_1,ID_LABORATORIO_INFORMATICA_1,ID_MATEMATICA_1} =&gt; {FK_COD_TIPO_TURMA_0}</text:p>
          </table:table-cell>
          <table:table-cell office:value-type="string" calcext:value-type="string">
            <text:p>0.403116473340625</text:p>
          </table:table-cell>
          <table:table-cell office:value-type="string" calcext:value-type="string">
            <text:p>0.999384889378434</text:p>
          </table:table-cell>
          <table:table-cell office:value-type="string" calcext:value-type="string">
            <text:p>1.52069433271804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{FK_COD_MOD_ENSINO_1,ID_LABORATORIO_INFORMATICA_1,ID_SITUACAO_CURSO_2_0} =&gt; {FK_COD_TIPO_TURMA_0}</text:p>
          </table:table-cell>
          <table:table-cell office:value-type="string" calcext:value-type="string">
            <text:p>0.487413151139557</text:p>
          </table:table-cell>
          <table:table-cell office:value-type="string" calcext:value-type="string">
            <text:p>0.99938430019728</text:p>
          </table:table-cell>
          <table:table-cell office:value-type="string" calcext:value-type="string">
            <text:p>1.52069343620214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string" calcext:value-type="string">
            <text:p>{FK_COD_MOD_ENSINO_1,ID_EDUCACAO_FISICA_1,ID_LABORATORIO_INFORMATICA_1,ID_LINGUA_LITERAT_PORTUGUESA_1,ID_MATEMATICA_1} =&gt; {FK_COD_TIPO_TURMA_0}</text:p>
          </table:table-cell>
          <table:table-cell office:value-type="string" calcext:value-type="string">
            <text:p>0.400654808972777</text:p>
          </table:table-cell>
          <table:table-cell office:value-type="string" calcext:value-type="string">
            <text:p>0.999381112414453</text:p>
          </table:table-cell>
          <table:table-cell office:value-type="string" calcext:value-type="string">
            <text:p>1.52068858557519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string" calcext:value-type="string">
            <text:p>{FK_COD_MOD_ENSINO_1,ID_DIA_SEMANA_SEXTA_1,ID_EDUCACAO_FISICA_1,ID_LABORATORIO_INFORMATICA_1,ID_LINGUA_LITERAT_PORTUGUESA_1,ID_MATEMATICA_1} =&gt; {FK_COD_TIPO_TURMA_0}</text:p>
          </table:table-cell>
          <table:table-cell office:value-type="string" calcext:value-type="string">
            <text:p>0.40055287072764</text:p>
          </table:table-cell>
          <table:table-cell office:value-type="string" calcext:value-type="string">
            <text:p>0.999380955008866</text:p>
          </table:table-cell>
          <table:table-cell office:value-type="string" calcext:value-type="string">
            <text:p>1.5206883460620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{ID_LABORATORIO_INFORMATICA_1,ID_LINGUA_LITERAT_PORTUGUESA_1} =&gt; {FK_COD_MOD_ENSINO_1}</text:p>
          </table:table-cell>
          <table:table-cell office:value-type="string" calcext:value-type="string">
            <text:p>0.416935837327718</text:p>
          </table:table-cell>
          <table:table-cell office:value-type="string" calcext:value-type="string">
            <text:p>0.89185769937901</text:p>
          </table:table-cell>
          <table:table-cell office:value-type="string" calcext:value-type="string">
            <text:p>1.52051369295096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{FK_COD_TIPO_TURMA_0,ID_DIA_SEMANA_SEXTA_1,ID_MATEMATICA_1} =&gt; {FK_COD_MOD_ENSINO_1}</text:p>
          </table:table-cell>
          <table:table-cell office:value-type="string" calcext:value-type="string">
            <text:p>0.436127635338047</text:p>
          </table:table-cell>
          <table:table-cell office:value-type="string" calcext:value-type="string">
            <text:p>0.891709654046221</text:p>
          </table:table-cell>
          <table:table-cell office:value-type="string" calcext:value-type="string">
            <text:p>1.5202612928698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{ID_DIA_SEMANA_SEXTA_1,ID_LINGUA_LITERAT_PORTUGUESA_1} =&gt; {FK_COD_MOD_ENSINO_1}</text:p>
          </table:table-cell>
          <table:table-cell office:value-type="string" calcext:value-type="string">
            <text:p>0.436829662875317</text:p>
          </table:table-cell>
          <table:table-cell office:value-type="string" calcext:value-type="string">
            <text:p>0.89169154028643</text:p>
          </table:table-cell>
          <table:table-cell office:value-type="string" calcext:value-type="string">
            <text:p>1.52023041101523</text:p>
          </table:table-cell>
        </table:table-row>
        <table:table-row table:style-name="ro1">
          <table:table-cell office:value-type="float" office:value="4905" calcext:value-type="float">
            <text:p>4905</text:p>
          </table:table-cell>
          <table:table-cell office:value-type="string" calcext:value-type="string">
            <text:p>{FK_COD_TIPO_TURMA_0,ID_ALIMENTACAO_1,ID_COZINHA_1,ID_DIA_SEMANA_SEXTA_1} =&gt; {FK_COD_MOD_ENSINO_1}</text:p>
          </table:table-cell>
          <table:table-cell office:value-type="string" calcext:value-type="string">
            <text:p>0.490897804264625</text:p>
          </table:table-cell>
          <table:table-cell office:value-type="string" calcext:value-type="string">
            <text:p>0.891597331449267</text:p>
          </table:table-cell>
          <table:table-cell office:value-type="string" calcext:value-type="string">
            <text:p>1.52006979590029</text:p>
          </table:table-cell>
        </table:table-row>
        <table:table-row table:style-name="ro1">
          <table:table-cell office:value-type="float" office:value="4638" calcext:value-type="float">
            <text:p>4638</text:p>
          </table:table-cell>
          <table:table-cell office:value-type="string" calcext:value-type="string">
            <text:p>{FK_COD_TIPO_TURMA_0,ID_COZINHA_1,ID_LABORATORIO_INFORMATICA_1,ID_MATEMATICA_1} =&gt; {FK_COD_MOD_ENSINO_1}</text:p>
          </table:table-cell>
          <table:table-cell office:value-type="string" calcext:value-type="string">
            <text:p>0.404925636771433</text:p>
          </table:table-cell>
          <table:table-cell office:value-type="string" calcext:value-type="string">
            <text:p>0.891548331020084</text:p>
          </table:table-cell>
          <table:table-cell office:value-type="string" calcext:value-type="string">
            <text:p>1.51998625586516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{ID_COZINHA_1,ID_LABORATORIO_INFORMATICA_1,ID_LINGUA_LITERAT_PORTUGUESA_1} =&gt; {FK_COD_MOD_ENSINO_1}</text:p>
          </table:table-cell>
          <table:table-cell office:value-type="string" calcext:value-type="string">
            <text:p>0.405232894029184</text:p>
          </table:table-cell>
          <table:table-cell office:value-type="string" calcext:value-type="string">
            <text:p>0.891490076295503</text:p>
          </table:table-cell>
          <table:table-cell office:value-type="string" calcext:value-type="string">
            <text:p>1.51988693833225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string" calcext:value-type="string">
            <text:p>{FK_COD_TIPO_TURMA_0,ID_COZINHA_1,ID_LABORATORIO_INFORMATICA_1,ID_SITUACAO_CURSO_2_0} =&gt; {FK_COD_MOD_ENSINO_1}</text:p>
          </table:table-cell>
          <table:table-cell office:value-type="string" calcext:value-type="string">
            <text:p>0.462060821069289</text:p>
          </table:table-cell>
          <table:table-cell office:value-type="string" calcext:value-type="string">
            <text:p>0.891382670539137</text:p>
          </table:table-cell>
          <table:table-cell office:value-type="string" calcext:value-type="string">
            <text:p>1.519703824004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{ID_LINGUA_LITERAT_PORTUGUESA_1,ID_MATEMATICA_1} =&gt; {FK_COD_MOD_ENSINO_1}</text:p>
          </table:table-cell>
          <table:table-cell office:value-type="string" calcext:value-type="string">
            <text:p>0.428942191157771</text:p>
          </table:table-cell>
          <table:table-cell office:value-type="string" calcext:value-type="string">
            <text:p>0.891206985259225</text:p>
          </table:table-cell>
          <table:table-cell office:value-type="string" calcext:value-type="string">
            <text:p>1.51940430102665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{ID_COZINHA_1,ID_DIA_SEMANA_SEXTA_1,ID_LINGUA_LITERAT_PORTUGUESA_1} =&gt; {FK_COD_MOD_ENSINO_1}</text:p>
          </table:table-cell>
          <table:table-cell office:value-type="string" calcext:value-type="string">
            <text:p>0.423519509273135</text:p>
          </table:table-cell>
          <table:table-cell office:value-type="string" calcext:value-type="string">
            <text:p>0.891182469964729</text:p>
          </table:table-cell>
          <table:table-cell office:value-type="string" calcext:value-type="string">
            <text:p>1.5193625052996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{FK_COD_TIPO_TURMA_0,ID_COZINHA_1,ID_SITUACAO_CURSO_2_0} =&gt; {FK_COD_MOD_ENSINO_1}</text:p>
          </table:table-cell>
          <table:table-cell office:value-type="string" calcext:value-type="string">
            <text:p>0.519962946409574</text:p>
          </table:table-cell>
          <table:table-cell office:value-type="string" calcext:value-type="string">
            <text:p>0.89118198255813</text:p>
          </table:table-cell>
          <table:table-cell office:value-type="string" calcext:value-type="string">
            <text:p>1.51936167432801</text:p>
          </table:table-cell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string" calcext:value-type="string">
            <text:p>{FK_COD_TIPO_TURMA_0,ID_COZINHA_1,ID_DIA_SEMANA_SEXTA_1,ID_MATEMATICA_1} =&gt; {FK_COD_MOD_ENSINO_1}</text:p>
          </table:table-cell>
          <table:table-cell office:value-type="string" calcext:value-type="string">
            <text:p>0.423288465278848</text:p>
          </table:table-cell>
          <table:table-cell office:value-type="string" calcext:value-type="string">
            <text:p>0.890726491683484</text:p>
          </table:table-cell>
          <table:table-cell office:value-type="string" calcext:value-type="string">
            <text:p>1.51858511534064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{ID_COZINHA_1,ID_LINGUA_LITERAT_PORTUGUESA_1,ID_MATEMATICA_1} =&gt; {FK_COD_MOD_ENSINO_1}</text:p>
          </table:table-cell>
          <table:table-cell office:value-type="string" calcext:value-type="string">
            <text:p>0.416178513100868</text:p>
          </table:table-cell>
          <table:table-cell office:value-type="string" calcext:value-type="string">
            <text:p>0.890721913659336</text:p>
          </table:table-cell>
          <table:table-cell office:value-type="string" calcext:value-type="string">
            <text:p>1.51857731034169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string" calcext:value-type="string">
            <text:p>{FK_COD_TIPO_TURMA_0,ID_COZINHA_1,ID_LABORATORIO_INFORMATICA_1} =&gt; {FK_COD_MOD_ENSINO_1}</text:p>
          </table:table-cell>
          <table:table-cell office:value-type="string" calcext:value-type="string">
            <text:p>0.498201054435744</text:p>
          </table:table-cell>
          <table:table-cell office:value-type="string" calcext:value-type="string">
            <text:p>0.890704888627932</text:p>
          </table:table-cell>
          <table:table-cell office:value-type="string" calcext:value-type="string">
            <text:p>1.51854828464242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string" calcext:value-type="string">
            <text:p>{ID_COZINHA_1,ID_EDUCACAO_FISICA_1,ID_HISTORIA_1,ID_LINGUA_LITERAT_PORTUGUESA_1} =&gt; {FK_COD_TIPO_TURMA_0}</text:p>
          </table:table-cell>
          <table:table-cell office:value-type="string" calcext:value-type="string">
            <text:p>0.406817023975443</text:p>
          </table:table-cell>
          <table:table-cell office:value-type="string" calcext:value-type="string">
            <text:p>0.997769901214054</text:p>
          </table:table-cell>
          <table:table-cell office:value-type="string" calcext:value-type="string">
            <text:p>1.51823691778703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string" calcext:value-type="string">
            <text:p>{ID_COZINHA_1,ID_DIA_SEMANA_SEXTA_1,ID_EDUCACAO_FISICA_1,ID_HISTORIA_1,ID_LINGUA_LITERAT_PORTUGUESA_1} =&gt; {FK_COD_TIPO_TURMA_0}</text:p>
          </table:table-cell>
          <table:table-cell office:value-type="string" calcext:value-type="string">
            <text:p>0.406187843816183</text:p>
          </table:table-cell>
          <table:table-cell office:value-type="string" calcext:value-type="string">
            <text:p>0.997766454532999</text:p>
          </table:table-cell>
          <table:table-cell office:value-type="string" calcext:value-type="string">
            <text:p>1.51823167321269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string" calcext:value-type="string">
            <text:p>{ID_COZINHA_1,ID_EDUCACAO_FISICA_1,ID_HISTORIA_1,ID_MATEMATICA_1} =&gt; {FK_COD_TIPO_TURMA_0}</text:p>
          </table:table-cell>
          <table:table-cell office:value-type="string" calcext:value-type="string">
            <text:p>0.402695016397873</text:p>
          </table:table-cell>
          <table:table-cell office:value-type="string" calcext:value-type="string">
            <text:p>0.997754851730265</text:p>
          </table:table-cell>
          <table:table-cell office:value-type="string" calcext:value-type="string">
            <text:p>1.51821401803645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string" calcext:value-type="string">
            <text:p>{ID_COZINHA_1,ID_DIA_SEMANA_SEXTA_1,ID_EDUCACAO_FISICA_1,ID_HISTORIA_1,ID_MATEMATICA_1} =&gt; {FK_COD_TIPO_TURMA_0}</text:p>
          </table:table-cell>
          <table:table-cell office:value-type="string" calcext:value-type="string">
            <text:p>0.402064393716277</text:p>
          </table:table-cell>
          <table:table-cell office:value-type="string" calcext:value-type="string">
            <text:p>0.997751338219256</text:p>
          </table:table-cell>
          <table:table-cell office:value-type="string" calcext:value-type="string">
            <text:p>1.51820867177162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string" calcext:value-type="string">
            <text:p>{ID_COZINHA_1,ID_EDUCACAO_FISICA_1,ID_GEOGRAFIA_1,ID_MATEMATICA_1} =&gt; {FK_COD_TIPO_TURMA_0}</text:p>
          </table:table-cell>
          <table:table-cell office:value-type="string" calcext:value-type="string">
            <text:p>0.400225418157173</text:p>
          </table:table-cell>
          <table:table-cell office:value-type="string" calcext:value-type="string">
            <text:p>0.997740431295926</text:p>
          </table:table-cell>
          <table:table-cell office:value-type="string" calcext:value-type="string">
            <text:p>1.51819207546656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string" calcext:value-type="string">
            <text:p>{ID_COZINHA_1,ID_EDUCACAO_FISICA_1,ID_LABORATORIO_INFORMATICA_1,ID_LINGUA_LITERAT_PORTUGUESA_1,ID_MATEMATICA_1} =&gt; {FK_COD_TIPO_TURMA_0}</text:p>
          </table:table-cell>
          <table:table-cell office:value-type="string" calcext:value-type="string">
            <text:p>0.419823286205327</text:p>
          </table:table-cell>
          <table:table-cell office:value-type="string" calcext:value-type="string">
            <text:p>0.997633042115054</text:p>
          </table:table-cell>
          <table:table-cell office:value-type="string" calcext:value-type="string">
            <text:p>1.51802866883466</text:p>
          </table:table-cell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string" calcext:value-type="string">
            <text:p>{ID_COZINHA_1,ID_DIA_SEMANA_SEXTA_1,ID_EDUCACAO_FISICA_1,ID_HISTORIA_1} =&gt; {FK_COD_TIPO_TURMA_0}</text:p>
          </table:table-cell>
          <table:table-cell office:value-type="string" calcext:value-type="string">
            <text:p>0.410038657194424</text:p>
          </table:table-cell>
          <table:table-cell office:value-type="string" calcext:value-type="string">
            <text:p>0.997630381654205</text:p>
          </table:table-cell>
          <table:table-cell office:value-type="string" calcext:value-type="string">
            <text:p>1.51802462059681</text:p>
          </table:table-cell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string" calcext:value-type="string">
            <text:p>{ID_COZINHA_1,ID_DIA_SEMANA_SEXTA_1,ID_EDUCACAO_FISICA_1,ID_LABORATORIO_INFORMATICA_1,ID_LINGUA_LITERAT_PORTUGUESA_1,ID_MATEMATICA_1} =&gt; {FK_COD_TIPO_TURMA_0}</text:p>
          </table:table-cell>
          <table:table-cell office:value-type="string" calcext:value-type="string">
            <text:p>0.419104910081572</text:p>
          </table:table-cell>
          <table:table-cell office:value-type="string" calcext:value-type="string">
            <text:p>0.997628994597564</text:p>
          </table:table-cell>
          <table:table-cell office:value-type="string" calcext:value-type="string">
            <text:p>1.5180225100094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{ID_COZINHA_1,ID_EDUCACAO_FISICA_1,ID_HISTORIA_1} =&gt; {FK_COD_TIPO_TURMA_0}</text:p>
          </table:table-cell>
          <table:table-cell office:value-type="string" calcext:value-type="string">
            <text:p>0.410757514158958</text:p>
          </table:table-cell>
          <table:table-cell office:value-type="string" calcext:value-type="string">
            <text:p>0.997618207892672</text:p>
          </table:table-cell>
          <table:table-cell office:value-type="string" calcext:value-type="string">
            <text:p>1.51800609663235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string" calcext:value-type="string">
            <text:p>{ID_COZINHA_1,ID_DIA_SEMANA_SEXTA_1,ID_GEOGRAFIA_1,ID_HISTORIA_1,ID_LINGUA_LITERAT_PORTUGUESA_1,ID_MATEMATICA_1} =&gt; {FK_COD_TIPO_TURMA_0}</text:p>
          </table:table-cell>
          <table:table-cell office:value-type="string" calcext:value-type="string">
            <text:p>0.400333366912048</text:p>
          </table:table-cell>
          <table:table-cell office:value-type="string" calcext:value-type="string">
            <text:p>0.997610727044737</text:p>
          </table:table-cell>
          <table:table-cell office:value-type="string" calcext:value-type="string">
            <text:p>1.51799471354744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string" calcext:value-type="string">
            <text:p>{ID_COZINHA_1,ID_EDUCACAO_FISICA_1,ID_LABORATORIO_INFORMATICA_1,ID_LINGUA_LITERAT_PORTUGUESA_1} =&gt; {FK_COD_TIPO_TURMA_0}</text:p>
          </table:table-cell>
          <table:table-cell office:value-type="string" calcext:value-type="string">
            <text:p>0.427972575727013</text:p>
          </table:table-cell>
          <table:table-cell office:value-type="string" calcext:value-type="string">
            <text:p>0.997603086341571</text:p>
          </table:table-cell>
          <table:table-cell office:value-type="string" calcext:value-type="string">
            <text:p>1.51798308722196</text:p>
          </table:table-cell>
        </table:table-row>
        <table:table-row table:style-name="ro1">
          <table:table-cell office:value-type="float" office:value="5788" calcext:value-type="float">
            <text:p>5788</text:p>
          </table:table-cell>
          <table:table-cell office:value-type="string" calcext:value-type="string">
            <text:p>{ID_COZINHA_1,ID_DIA_SEMANA_SEXTA_1,ID_EDUCACAO_FISICA_1,ID_LABORATORIO_INFORMATICA_1,ID_LINGUA_LITERAT_PORTUGUESA_1} =&gt; {FK_COD_TIPO_TURMA_0}</text:p>
          </table:table-cell>
          <table:table-cell office:value-type="string" calcext:value-type="string">
            <text:p>0.427227032099247</text:p>
          </table:table-cell>
          <table:table-cell office:value-type="string" calcext:value-type="string">
            <text:p>0.997598913588398</text:p>
          </table:table-cell>
          <table:table-cell office:value-type="string" calcext:value-type="string">
            <text:p>1.51797673783428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string" calcext:value-type="string">
            <text:p>{ID_COZINHA_1,ID_DIA_SEMANA_SEXTA_1,ID_EDUCACAO_FISICA_1,ID_GEOGRAFIA_1} =&gt; {FK_COD_TIPO_TURMA_0}</text:p>
          </table:table-cell>
          <table:table-cell office:value-type="string" calcext:value-type="string">
            <text:p>0.402639960128683</text:p>
          </table:table-cell>
          <table:table-cell office:value-type="string" calcext:value-type="string">
            <text:p>0.997594668957231</text:p>
          </table:table-cell>
          <table:table-cell office:value-type="string" calcext:value-type="string">
            <text:p>1.51797027907487</text:p>
          </table:table-cell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string" calcext:value-type="string">
            <text:p>{FK_COD_TIPO_TURMA_0,ID_ALIMENTACAO_1,ID_LABORATORIO_INFORMATICA_1,ID_SITUACAO_CURSO_2_0} =&gt; {FK_COD_MOD_ENSINO_1}</text:p>
          </table:table-cell>
          <table:table-cell office:value-type="string" calcext:value-type="string">
            <text:p>0.414352760663185</text:p>
          </table:table-cell>
          <table:table-cell office:value-type="string" calcext:value-type="string">
            <text:p>0.890364519966999</text:p>
          </table:table-cell>
          <table:table-cell office:value-type="string" calcext:value-type="string">
            <text:p>1.51796799564569</text:p>
          </table:table-cell>
        </table:table-row>
        <table:table-row table:style-name="ro1">
          <table:table-cell office:value-type="float" office:value="5569" calcext:value-type="float">
            <text:p>5569</text:p>
          </table:table-cell>
          <table:table-cell office:value-type="string" calcext:value-type="string">
            <text:p>{ID_EDUCACAO_FISICA_1,ID_GEOGRAFIA_1,ID_HISTORIA_1,ID_LINGUA_LITERAT_PORTUGUESA_1,ID_MATEMATICA_1} =&gt; {FK_COD_TIPO_TURMA_0}</text:p>
          </table:table-cell>
          <table:table-cell office:value-type="string" calcext:value-type="string">
            <text:p>0.401556145012924</text:p>
          </table:table-cell>
          <table:table-cell office:value-type="string" calcext:value-type="string">
            <text:p>0.997588192536059</text:p>
          </table:table-cell>
          <table:table-cell office:value-type="string" calcext:value-type="string">
            <text:p>1.51796042435616</text:p>
          </table:table-cell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string" calcext:value-type="string">
            <text:p>{ID_DIA_SEMANA_SEXTA_1,ID_EDUCACAO_FISICA_1,ID_GEOGRAFIA_1,ID_HISTORIA_1,ID_LINGUA_LITERAT_PORTUGUESA_1,ID_MATEMATICA_1} =&gt; {FK_COD_TIPO_TURMA_0}</text:p>
          </table:table-cell>
          <table:table-cell office:value-type="string" calcext:value-type="string">
            <text:p>0.400915665095359</text:p>
          </table:table-cell>
          <table:table-cell office:value-type="string" calcext:value-type="string">
            <text:p>0.997584348877931</text:p>
          </table:table-cell>
          <table:table-cell office:value-type="string" calcext:value-type="string">
            <text:p>1.51795457572947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{ID_COZINHA_1,ID_EDUCACAO_FISICA_1,ID_GEOGRAFIA_1} =&gt; {FK_COD_TIPO_TURMA_0}</text:p>
          </table:table-cell>
          <table:table-cell office:value-type="string" calcext:value-type="string">
            <text:p>0.403326841181416</text:p>
          </table:table-cell>
          <table:table-cell office:value-type="string" calcext:value-type="string">
            <text:p>0.997582145218761</text:p>
          </table:table-cell>
          <table:table-cell office:value-type="string" calcext:value-type="string">
            <text:p>1.5179512225749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string" calcext:value-type="string">
            <text:p>{ID_COZINHA_1,ID_GEOGRAFIA_1,ID_HISTORIA_1,ID_LINGUA_LITERAT_PORTUGUESA_1,ID_MATEMATICA_1} =&gt; {FK_COD_TIPO_TURMA_0}</text:p>
          </table:table-cell>
          <table:table-cell office:value-type="string" calcext:value-type="string">
            <text:p>0.401533545496313</text:p>
          </table:table-cell>
          <table:table-cell office:value-type="string" calcext:value-type="string">
            <text:p>0.997582098449449</text:p>
          </table:table-cell>
          <table:table-cell office:value-type="string" calcext:value-type="string">
            <text:p>1.5179511514093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string" calcext:value-type="string">
            <text:p>{ID_COZINHA_1,ID_EDUCACAO_FISICA_1,ID_LINGUA_LITERAT_PORTUGUESA_1,ID_MATEMATICA_1} =&gt; {FK_COD_TIPO_TURMA_0}</text:p>
          </table:table-cell>
          <table:table-cell office:value-type="string" calcext:value-type="string">
            <text:p>0.440800205607517</text:p>
          </table:table-cell>
          <table:table-cell office:value-type="string" calcext:value-type="string">
            <text:p>0.997581480177659</text:p>
          </table:table-cell>
          <table:table-cell office:value-type="string" calcext:value-type="string">
            <text:p>1.51795021062821</text:p>
          </table:table-cell>
        </table:table-row>
        <table:table-row table:style-name="ro1">
          <table:table-cell office:value-type="float" office:value="5721" calcext:value-type="float">
            <text:p>5721</text:p>
          </table:table-cell>
          <table:table-cell office:value-type="string" calcext:value-type="string">
            <text:p>{ID_COZINHA_1,ID_DIA_SEMANA_SEXTA_1,ID_EDUCACAO_FISICA_1,ID_LINGUA_LITERAT_PORTUGUESA_1,ID_MATEMATICA_1} =&gt; {FK_COD_TIPO_TURMA_0}</text:p>
          </table:table-cell>
          <table:table-cell office:value-type="string" calcext:value-type="string">
            <text:p>0.440033024144698</text:p>
          </table:table-cell>
          <table:table-cell office:value-type="string" calcext:value-type="string">
            <text:p>0.997577273792588</text:p>
          </table:table-cell>
          <table:table-cell office:value-type="string" calcext:value-type="string">
            <text:p>1.51794381006521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{ID_COZINHA_1,ID_EDUCACAO_FISICA_1,ID_LINGUA_LITERAT_PORTUGUESA_1} =&gt; {FK_COD_TIPO_TURMA_0}</text:p>
          </table:table-cell>
          <table:table-cell office:value-type="string" calcext:value-type="string">
            <text:p>0.449069705323941</text:p>
          </table:table-cell>
          <table:table-cell office:value-type="string" calcext:value-type="string">
            <text:p>0.99755451602756</text:p>
          </table:table-cell>
          <table:table-cell office:value-type="string" calcext:value-type="string">
            <text:p>1.5179091811603</text:p>
          </table:table-cell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string" calcext:value-type="string">
            <text:p>{ID_COZINHA_1,ID_DIA_SEMANA_SEXTA_1,ID_EDUCACAO_FISICA_1,ID_LINGUA_LITERAT_PORTUGUESA_1} =&gt; {FK_COD_TIPO_TURMA_0}</text:p>
          </table:table-cell>
          <table:table-cell office:value-type="string" calcext:value-type="string">
            <text:p>0.448274154255164</text:p>
          </table:table-cell>
          <table:table-cell office:value-type="string" calcext:value-type="string">
            <text:p>0.997550186665183</text:p>
          </table:table-cell>
          <table:table-cell office:value-type="string" calcext:value-type="string">
            <text:p>1.51790259347131</text:p>
          </table:table-cell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string" calcext:value-type="string">
            <text:p>{ID_COZINHA_1,ID_DIA_SEMANA_SEXTA_1,ID_GEOGRAFIA_1,ID_HISTORIA_1,ID_LINGUA_LITERAT_PORTUGUESA_1} =&gt; {FK_COD_TIPO_TURMA_0}</text:p>
          </table:table-cell>
          <table:table-cell office:value-type="string" calcext:value-type="string">
            <text:p>0.402342560106901</text:p>
          </table:table-cell>
          <table:table-cell office:value-type="string" calcext:value-type="string">
            <text:p>0.9975488910401</text:p>
          </table:table-cell>
          <table:table-cell office:value-type="string" calcext:value-type="string">
            <text:p>1.51790062200892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string" calcext:value-type="string">
            <text:p>{ID_EDUCACAO_FISICA_1,ID_GEOGRAFIA_1,ID_HISTORIA_1,ID_LINGUA_LITERAT_PORTUGUESA_1} =&gt; {FK_COD_TIPO_TURMA_0}</text:p>
          </table:table-cell>
          <table:table-cell office:value-type="string" calcext:value-type="string">
            <text:p>0.40340329486527</text:p>
          </table:table-cell>
          <table:table-cell office:value-type="string" calcext:value-type="string">
            <text:p>0.997536935562596</text:p>
          </table:table-cell>
          <table:table-cell office:value-type="string" calcext:value-type="string">
            <text:p>1.51788243019206</text:p>
          </table:table-cell>
        </table:table-row>
        <table:table-row table:style-name="ro1">
          <table:table-cell office:value-type="float" office:value="5582" calcext:value-type="float">
            <text:p>5582</text:p>
          </table:table-cell>
          <table:table-cell office:value-type="string" calcext:value-type="string">
            <text:p>{ID_DIA_SEMANA_SEXTA_1,ID_EDUCACAO_FISICA_1,ID_GEOGRAFIA_1,ID_HISTORIA_1,ID_LINGUA_LITERAT_PORTUGUESA_1} =&gt; {FK_COD_TIPO_TURMA_0}</text:p>
          </table:table-cell>
          <table:table-cell office:value-type="string" calcext:value-type="string">
            <text:p>0.402762814947705</text:p>
          </table:table-cell>
          <table:table-cell office:value-type="string" calcext:value-type="string">
            <text:p>0.997533028420489</text:p>
          </table:table-cell>
          <table:table-cell office:value-type="string" calcext:value-type="string">
            <text:p>1.51787648496623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string" calcext:value-type="string">
            <text:p>{ID_EDUCACAO_FISICA_1,ID_GEOGRAFIA_1,ID_HISTORIA_1,ID_MATEMATICA_1} =&gt; {FK_COD_TIPO_TURMA_0}</text:p>
          </table:table-cell>
          <table:table-cell office:value-type="string" calcext:value-type="string">
            <text:p>0.404065893458666</text:p>
          </table:table-cell>
          <table:table-cell office:value-type="string" calcext:value-type="string">
            <text:p>0.997531491438567</text:p>
          </table:table-cell>
          <table:table-cell office:value-type="string" calcext:value-type="string">
            <text:p>1.51787414624796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string" calcext:value-type="string">
            <text:p>{ID_DIA_SEMANA_SEXTA_1,ID_EDUCACAO_FISICA_1,ID_GEOGRAFIA_1,ID_HISTORIA_1,ID_MATEMATICA_1} =&gt; {FK_COD_TIPO_TURMA_0}</text:p>
          </table:table-cell>
          <table:table-cell office:value-type="string" calcext:value-type="string">
            <text:p>0.40341243084007</text:p>
          </table:table-cell>
          <table:table-cell office:value-type="string" calcext:value-type="string">
            <text:p>0.9975275027421</text:p>
          </table:table-cell>
          <table:table-cell office:value-type="string" calcext:value-type="string">
            <text:p>1.51786807692654</text:p>
          </table:table-cell>
        </table:table-row>
        <table:table-row table:style-name="ro1">
          <table:table-cell office:value-type="float" office:value="5739" calcext:value-type="float">
            <text:p>5739</text:p>
          </table:table-cell>
          <table:table-cell office:value-type="string" calcext:value-type="string">
            <text:p>{ID_COZINHA_1,ID_EDUCACAO_FISICA_1,ID_LINGUA_LITERAT_PORTUGUESA_1,ID_MATEMATICA_1,ID_SITUACAO_CURSO_2_0} =&gt; {FK_COD_TIPO_TURMA_0}</text:p>
          </table:table-cell>
          <table:table-cell office:value-type="string" calcext:value-type="string">
            <text:p>0.407257474128963</text:p>
          </table:table-cell>
          <table:table-cell office:value-type="string" calcext:value-type="string">
            <text:p>0.997526704233281</text:p>
          </table:table-cell>
          <table:table-cell office:value-type="string" calcext:value-type="string">
            <text:p>1.51786686189133</text:p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string" calcext:value-type="string">
            <text:p>{ID_COZINHA_1,ID_DIA_SEMANA_SEXTA_1,ID_EDUCACAO_FISICA_1,ID_LINGUA_LITERAT_PORTUGUESA_1,ID_MATEMATICA_1,ID_SITUACAO_CURSO_2_0} =&gt; {FK_COD_TIPO_TURMA_0}</text:p>
          </table:table-cell>
          <table:table-cell office:value-type="string" calcext:value-type="string">
            <text:p>0.406517700590545</text:p>
          </table:table-cell>
          <table:table-cell office:value-type="string" calcext:value-type="string">
            <text:p>0.997522214526666</text:p>
          </table:table-cell>
          <table:table-cell office:value-type="string" calcext:value-type="string">
            <text:p>1.51786003021769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string" calcext:value-type="string">
            <text:p>{ID_COZINHA_1,ID_GEOGRAFIA_1,ID_HISTORIA_1,ID_LINGUA_LITERAT_PORTUGUESA_1} =&gt; {FK_COD_TIPO_TURMA_0}</text:p>
          </table:table-cell>
          <table:table-cell office:value-type="string" calcext:value-type="string">
            <text:p>0.403553798029082</text:p>
          </table:table-cell>
          <table:table-cell office:value-type="string" calcext:value-type="string">
            <text:p>0.997520660174742</text:p>
          </table:table-cell>
          <table:table-cell office:value-type="string" calcext:value-type="string">
            <text:p>1.5178576650687</text:p>
          </table:table-cell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string" calcext:value-type="string">
            <text:p>{ID_COZINHA_1,ID_EDUCACAO_FISICA_1,ID_LINGUA_LITERAT_PORTUGUESA_1,ID_SITUACAO_CURSO_2_0} =&gt; {FK_COD_TIPO_TURMA_0}</text:p>
          </table:table-cell>
          <table:table-cell office:value-type="string" calcext:value-type="string">
            <text:p>0.41455255000684</text:p>
          </table:table-cell>
          <table:table-cell office:value-type="string" calcext:value-type="string">
            <text:p>0.997494523065602</text:p>
          </table:table-cell>
          <table:table-cell office:value-type="string" calcext:value-type="string">
            <text:p>1.51781789405138</text:p>
          </table:table-cell>
        </table:table-row>
        <table:table-row table:style-name="ro1">
          <table:table-cell office:value-type="float" office:value="5794" calcext:value-type="float">
            <text:p>5794</text:p>
          </table:table-cell>
          <table:table-cell office:value-type="string" calcext:value-type="string">
            <text:p>{ID_COZINHA_1,ID_DIA_SEMANA_SEXTA_1,ID_EDUCACAO_FISICA_1,ID_LINGUA_LITERAT_PORTUGUESA_1,ID_SITUACAO_CURSO_2_0} =&gt; {FK_COD_TIPO_TURMA_0}</text:p>
          </table:table-cell>
          <table:table-cell office:value-type="string" calcext:value-type="string">
            <text:p>0.413784406862463</text:p>
          </table:table-cell>
          <table:table-cell office:value-type="string" calcext:value-type="string">
            <text:p>0.997489883610812</text:p>
          </table:table-cell>
          <table:table-cell office:value-type="string" calcext:value-type="string">
            <text:p>1.51781083451638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string" calcext:value-type="string">
            <text:p>{ID_EDUCACAO_FISICA_1,ID_GEOGRAFIA_1,ID_LINGUA_LITERAT_PORTUGUESA_1,ID_MATEMATICA_1} =&gt; {FK_COD_TIPO_TURMA_0}</text:p>
          </table:table-cell>
          <table:table-cell office:value-type="string" calcext:value-type="string">
            <text:p>0.408042687120992</text:p>
          </table:table-cell>
          <table:table-cell office:value-type="string" calcext:value-type="string">
            <text:p>0.997468135712157</text:p>
          </table:table-cell>
          <table:table-cell office:value-type="string" calcext:value-type="string">
            <text:p>1.51777774225474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string" calcext:value-type="string">
            <text:p>{ID_DIA_SEMANA_SEXTA_1,ID_EDUCACAO_FISICA_1,ID_GEOGRAFIA_1,ID_LINGUA_LITERAT_PORTUGUESA_1,ID_MATEMATICA_1} =&gt; {FK_COD_TIPO_TURMA_0}</text:p>
          </table:table-cell>
          <table:table-cell office:value-type="string" calcext:value-type="string">
            <text:p>0.407387060718891</text:p>
          </table:table-cell>
          <table:table-cell office:value-type="string" calcext:value-type="string">
            <text:p>0.997464071401577</text:p>
          </table:table-cell>
          <table:table-cell office:value-type="string" calcext:value-type="string">
            <text:p>1.5177715578766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string" calcext:value-type="string">
            <text:p>{ID_COZINHA_1,ID_DIA_SEMANA_SEXTA_1,ID_GEOGRAFIA_1,ID_HISTORIA_1,ID_MATEMATICA_1} =&gt; {FK_COD_TIPO_TURMA_0}</text:p>
          </table:table-cell>
          <table:table-cell office:value-type="string" calcext:value-type="string">
            <text:p>0.40350883941625</text:p>
          </table:table-cell>
          <table:table-cell office:value-type="string" calcext:value-type="string">
            <text:p>0.99745813681488</text:p>
          </table:table-cell>
          <table:table-cell office:value-type="string" calcext:value-type="string">
            <text:p>1.51776252762964</text:p>
          </table:table-cell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string" calcext:value-type="string">
            <text:p>{ID_COZINHA_1,ID_EDUCACAO_FISICA_1,ID_LABORATORIO_INFORMATICA_1,ID_MATEMATICA_1} =&gt; {FK_COD_TIPO_TURMA_0}</text:p>
          </table:table-cell>
          <table:table-cell office:value-type="string" calcext:value-type="string">
            <text:p>0.424020785785193</text:p>
          </table:table-cell>
          <table:table-cell office:value-type="string" calcext:value-type="string">
            <text:p>0.997435807528342</text:p>
          </table:table-cell>
          <table:table-cell office:value-type="string" calcext:value-type="string">
            <text:p>1.51772855071059</text:p>
          </table:table-cell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string" calcext:value-type="string">
            <text:p>{ID_COZINHA_1,ID_DIA_SEMANA_SEXTA_1,ID_EDUCACAO_FISICA_1,ID_LABORATORIO_INFORMATICA_1,ID_MATEMATICA_1} =&gt; {FK_COD_TIPO_TURMA_0}</text:p>
          </table:table-cell>
          <table:table-cell office:value-type="string" calcext:value-type="string">
            <text:p>0.423199509734742</text:p>
          </table:table-cell>
          <table:table-cell office:value-type="string" calcext:value-type="string">
            <text:p>0.997430844149589</text:p>
          </table:table-cell>
          <table:table-cell office:value-type="string" calcext:value-type="string">
            <text:p>1.51772099828307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string" calcext:value-type="string">
            <text:p>{ID_COZINHA_1,ID_GEOGRAFIA_1,ID_HISTORIA_1,ID_MATEMATICA_1} =&gt; {FK_COD_TIPO_TURMA_0}</text:p>
          </table:table-cell>
          <table:table-cell office:value-type="string" calcext:value-type="string">
            <text:p>0.404734742982189</text:p>
          </table:table-cell>
          <table:table-cell office:value-type="string" calcext:value-type="string">
            <text:p>0.997430356864597</text:p>
          </table:table-cell>
          <table:table-cell office:value-type="string" calcext:value-type="string">
            <text:p>1.51772025681546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string" calcext:value-type="string">
            <text:p>{ID_EDUCACAO_FISICA_1,ID_HISTORIA_1,ID_LINGUA_LITERAT_PORTUGUESA_1,ID_MATEMATICA_1} =&gt; {FK_COD_TIPO_TURMA_0}</text:p>
          </table:table-cell>
          <table:table-cell office:value-type="string" calcext:value-type="string">
            <text:p>0.410930135998602</text:p>
          </table:table-cell>
          <table:table-cell office:value-type="string" calcext:value-type="string">
            <text:p>0.997424761967008</text:p>
          </table:table-cell>
          <table:table-cell office:value-type="string" calcext:value-type="string">
            <text:p>1.51771174344974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{ID_EDUCACAO_FISICA_1,ID_GEOGRAFIA_1,ID_HISTORIA_1} =&gt; {FK_COD_TIPO_TURMA_0}</text:p>
          </table:table-cell>
          <table:table-cell office:value-type="string" calcext:value-type="string">
            <text:p>0.40660689655504</text:p>
          </table:table-cell>
          <table:table-cell office:value-type="string" calcext:value-type="string">
            <text:p>0.997421569292376</text:p>
          </table:table-cell>
          <table:table-cell office:value-type="string" calcext:value-type="string">
            <text:p>1.51770688537927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{ID_EDUCACAO_FISICA_1,ID_GEOGRAFIA_1,ID_LINGUA_LITERAT_PORTUGUESA_1} =&gt; {FK_COD_TIPO_TURMA_0}</text:p>
          </table:table-cell>
          <table:table-cell office:value-type="string" calcext:value-type="string">
            <text:p>0.410293983648048</text:p>
          </table:table-cell>
          <table:table-cell office:value-type="string" calcext:value-type="string">
            <text:p>0.997420779412057</text:p>
          </table:table-cell>
          <table:table-cell office:value-type="string" calcext:value-type="string">
            <text:p>1.51770568347344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string" calcext:value-type="string">
            <text:p>{ID_DIA_SEMANA_SEXTA_1,ID_EDUCACAO_FISICA_1,ID_HISTORIA_1,ID_LINGUA_LITERAT_PORTUGUESA_1,ID_MATEMATICA_1} =&gt; {FK_COD_TIPO_TURMA_0}</text:p>
          </table:table-cell>
          <table:table-cell office:value-type="string" calcext:value-type="string">
            <text:p>0.410285568934416</text:p>
          </table:table-cell>
          <table:table-cell office:value-type="string" calcext:value-type="string">
            <text:p>0.997420726650212</text:p>
          </table:table-cell>
          <table:table-cell office:value-type="string" calcext:value-type="string">
            <text:p>1.51770560318942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{ID_DIA_SEMANA_SEXTA_1,ID_EDUCACAO_FISICA_1,ID_GEOGRAFIA_1,ID_HISTORIA_1} =&gt; {FK_COD_TIPO_TURMA_0}</text:p>
          </table:table-cell>
          <table:table-cell office:value-type="string" calcext:value-type="string">
            <text:p>0.405943817120865</text:p>
          </table:table-cell>
          <table:table-cell office:value-type="string" calcext:value-type="string">
            <text:p>0.99741736849225</text:p>
          </table:table-cell>
          <table:table-cell office:value-type="string" calcext:value-type="string">
            <text:p>1.5177004933145</text:p>
          </table:table-cell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string" calcext:value-type="string">
            <text:p>{ID_DIA_SEMANA_SEXTA_1,ID_EDUCACAO_FISICA_1,ID_GEOGRAFIA_1,ID_LINGUA_LITERAT_PORTUGUESA_1} =&gt; {FK_COD_TIPO_TURMA_0}</text:p>
          </table:table-cell>
          <table:table-cell office:value-type="string" calcext:value-type="string">
            <text:p>0.409636193462441</text:p>
          </table:table-cell>
          <table:table-cell office:value-type="string" calcext:value-type="string">
            <text:p>0.997416648421832</text:p>
          </table:table-cell>
          <table:table-cell office:value-type="string" calcext:value-type="string">
            <text:p>1.51769939763353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string" calcext:value-type="string">
            <text:p>{ID_COZINHA_1,ID_DIA_SEMANA_SEXTA_1,ID_GEOGRAFIA_1,ID_LINGUA_LITERAT_PORTUGUESA_1,ID_MATEMATICA_1} =&gt; {FK_COD_TIPO_TURMA_0}</text:p>
          </table:table-cell>
          <table:table-cell office:value-type="string" calcext:value-type="string">
            <text:p>0.407251463619226</text:p>
          </table:table-cell>
          <table:table-cell office:value-type="string" calcext:value-type="string">
            <text:p>0.997388053110372</text:p>
          </table:table-cell>
          <table:table-cell office:value-type="string" calcext:value-type="string">
            <text:p>1.5176558861410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{ID_COZINHA_1,ID_EDUCACAO_FISICA_1,ID_MATEMATICA_1} =&gt; {FK_COD_TIPO_TURMA_0}</text:p>
          </table:table-cell>
          <table:table-cell office:value-type="string" calcext:value-type="string">
            <text:p>0.445156382644437</text:p>
          </table:table-cell>
          <table:table-cell office:value-type="string" calcext:value-type="string">
            <text:p>0.997386914425891</text:p>
          </table:table-cell>
          <table:table-cell office:value-type="string" calcext:value-type="string">
            <text:p>1.51765415348426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{ID_EDUCACAO_FISICA_1,ID_HISTORIA_1,ID_LINGUA_LITERAT_PORTUGUESA_1} =&gt; {FK_COD_TIPO_TURMA_0}</text:p>
          </table:table-cell>
          <table:table-cell office:value-type="string" calcext:value-type="string">
            <text:p>0.418000899653097</text:p>
          </table:table-cell>
          <table:table-cell office:value-type="string" calcext:value-type="string">
            <text:p>0.997382382164173</text:p>
          </table:table-cell>
          <table:table-cell office:value-type="string" calcext:value-type="string">
            <text:p>1.51764725705748</text:p>
          </table:table-cell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string" calcext:value-type="string">
            <text:p>{ID_COZINHA_1,ID_DIA_SEMANA_SEXTA_1,ID_EDUCACAO_FISICA_1,ID_MATEMATICA_1} =&gt; {FK_COD_TIPO_TURMA_0}</text:p>
          </table:table-cell>
          <table:table-cell office:value-type="string" calcext:value-type="string">
            <text:p>0.444276203598564</text:p>
          </table:table-cell>
          <table:table-cell office:value-type="string" calcext:value-type="string">
            <text:p>0.997381751058553</text:p>
          </table:table-cell>
          <table:table-cell office:value-type="string" calcext:value-type="string">
            <text:p>1.51764629674805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string" calcext:value-type="string">
            <text:p>{ID_DIA_SEMANA_SEXTA_1,ID_EDUCACAO_FISICA_1,ID_HISTORIA_1,ID_LINGUA_LITERAT_PORTUGUESA_1} =&gt; {FK_COD_TIPO_TURMA_0}</text:p>
          </table:table-cell>
          <table:table-cell office:value-type="string" calcext:value-type="string">
            <text:p>0.417340705263596</text:p>
          </table:table-cell>
          <table:table-cell office:value-type="string" calcext:value-type="string">
            <text:p>0.99737825219111</text:p>
          </table:table-cell>
          <table:table-cell office:value-type="string" calcext:value-type="string">
            <text:p>1.51764097276532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{ID_EDUCACAO_FISICA_1,ID_HISTORIA_1,ID_MATEMATICA_1} =&gt; {FK_COD_TIPO_TURMA_0}</text:p>
          </table:table-cell>
          <table:table-cell office:value-type="string" calcext:value-type="string">
            <text:p>0.413788253588695</text:p>
          </table:table-cell>
          <table:table-cell office:value-type="string" calcext:value-type="string">
            <text:p>0.997372564450113</text:p>
          </table:table-cell>
          <table:table-cell office:value-type="string" calcext:value-type="string">
            <text:p>1.51763231812626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string" calcext:value-type="string">
            <text:p>{ID_DIA_SEMANA_SEXTA_1,ID_EDUCACAO_FISICA_1,ID_HISTORIA_1,ID_MATEMATICA_1} =&gt; {FK_COD_TIPO_TURMA_0}</text:p>
          </table:table-cell>
          <table:table-cell office:value-type="string" calcext:value-type="string">
            <text:p>0.413126616676856</text:p>
          </table:table-cell>
          <table:table-cell office:value-type="string" calcext:value-type="string">
            <text:p>0.99736836759273</text:p>
          </table:table-cell>
          <table:table-cell office:value-type="string" calcext:value-type="string">
            <text:p>1.51762593206088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{ID_EDUCACAO_FISICA_1,ID_GEOGRAFIA_1,ID_MATEMATICA_1} =&gt; {FK_COD_TIPO_TURMA_0}</text:p>
          </table:table-cell>
          <table:table-cell office:value-type="string" calcext:value-type="string">
            <text:p>0.410976056292992</text:p>
          </table:table-cell>
          <table:table-cell office:value-type="string" calcext:value-type="string">
            <text:p>0.997363361874061</text:p>
          </table:table-cell>
          <table:table-cell office:value-type="string" calcext:value-type="string">
            <text:p>1.51761831520766</text:p>
          </table:table-cell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string" calcext:value-type="string">
            <text:p>{ID_EDUCACAO_FISICA_1,ID_LABORATORIO_INFORMATICA_1,ID_LINGUA_LITERAT_PORTUGUESA_1,ID_MATEMATICA_1} =&gt; {FK_COD_TIPO_TURMA_0}</text:p>
          </table:table-cell>
          <table:table-cell office:value-type="string" calcext:value-type="string">
            <text:p>0.431133623007847</text:p>
          </table:table-cell>
          <table:table-cell office:value-type="string" calcext:value-type="string">
            <text:p>0.997361502519754</text:p>
          </table:table-cell>
          <table:table-cell office:value-type="string" calcext:value-type="string">
            <text:p>1.5176154859578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string" calcext:value-type="string">
            <text:p>{ID_COZINHA_1,ID_GEOGRAFIA_1,ID_LINGUA_LITERAT_PORTUGUESA_1,ID_MATEMATICA_1} =&gt; {FK_COD_TIPO_TURMA_0}</text:p>
          </table:table-cell>
          <table:table-cell office:value-type="string" calcext:value-type="string">
            <text:p>0.408475924662828</text:p>
          </table:table-cell>
          <table:table-cell office:value-type="string" calcext:value-type="string">
            <text:p>0.997360732561081</text:p>
          </table:table-cell>
          <table:table-cell office:value-type="string" calcext:value-type="string">
            <text:p>1.51761431436536</text:p>
          </table:table-cell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string" calcext:value-type="string">
            <text:p>{ID_DIA_SEMANA_SEXTA_1,ID_EDUCACAO_FISICA_1,ID_GEOGRAFIA_1,ID_MATEMATICA_1} =&gt; {FK_COD_TIPO_TURMA_0}</text:p>
          </table:table-cell>
          <table:table-cell office:value-type="string" calcext:value-type="string">
            <text:p>0.41030215794129</text:p>
          </table:table-cell>
          <table:table-cell office:value-type="string" calcext:value-type="string">
            <text:p>0.997359042780117</text:p>
          </table:table-cell>
          <table:table-cell office:value-type="string" calcext:value-type="string">
            <text:p>1.51761174314343</text:p>
          </table:table-cell>
        </table:table-row>
        <table:table-row table:style-name="ro1">
          <table:table-cell office:value-type="float" office:value="5709" calcext:value-type="float">
            <text:p>5709</text:p>
          </table:table-cell>
          <table:table-cell office:value-type="string" calcext:value-type="string">
            <text:p>{ID_DIA_SEMANA_SEXTA_1,ID_EDUCACAO_FISICA_1,ID_LABORATORIO_INFORMATICA_1,ID_LINGUA_LITERAT_PORTUGUESA_1,ID_MATEMATICA_1} =&gt; {FK_COD_TIPO_TURMA_0}</text:p>
          </table:table-cell>
          <table:table-cell office:value-type="string" calcext:value-type="string">
            <text:p>0.430401062081113</text:p>
          </table:table-cell>
          <table:table-cell office:value-type="string" calcext:value-type="string">
            <text:p>0.997357023553912</text:p>
          </table:table-cell>
          <table:table-cell office:value-type="string" calcext:value-type="string">
            <text:p>1.51760867062765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string" calcext:value-type="string">
            <text:p>{ID_COZINHA_1,ID_EDUCACAO_FISICA_1,ID_MATEMATICA_1,ID_SITUACAO_CURSO_2_0} =&gt; {FK_COD_TIPO_TURMA_0}</text:p>
          </table:table-cell>
          <table:table-cell office:value-type="string" calcext:value-type="string">
            <text:p>0.411335965616038</text:p>
          </table:table-cell>
          <table:table-cell office:value-type="string" calcext:value-type="string">
            <text:p>0.997351709118212</text:p>
          </table:table-cell>
          <table:table-cell office:value-type="string" calcext:value-type="string">
            <text:p>1.51760058402124</text:p>
          </table:table-cell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string" calcext:value-type="string">
            <text:p>{ID_ALIMENTACAO_1,ID_COZINHA_1,ID_EDUCACAO_FISICA_1,ID_LINGUA_LITERAT_PORTUGUESA_1,ID_MATEMATICA_1} =&gt; {FK_COD_TIPO_TURMA_0}</text:p>
          </table:table-cell>
          <table:table-cell office:value-type="string" calcext:value-type="string">
            <text:p>0.401826617951085</text:p>
          </table:table-cell>
          <table:table-cell office:value-type="string" calcext:value-type="string">
            <text:p>0.997347527591382</text:p>
          </table:table-cell>
          <table:table-cell office:value-type="string" calcext:value-type="string">
            <text:p>1.5175942212833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string" calcext:value-type="string">
            <text:p>{ID_COZINHA_1,ID_DIA_SEMANA_SEXTA_1,ID_EDUCACAO_FISICA_1,ID_MATEMATICA_1,ID_SITUACAO_CURSO_2_0} =&gt; {FK_COD_TIPO_TURMA_0}</text:p>
          </table:table-cell>
          <table:table-cell office:value-type="string" calcext:value-type="string">
            <text:p>0.410492330469366</text:p>
          </table:table-cell>
          <table:table-cell office:value-type="string" calcext:value-type="string">
            <text:p>0.997346280850288</text:p>
          </table:table-cell>
          <table:table-cell office:value-type="string" calcext:value-type="string">
            <text:p>1.51759232420427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string" calcext:value-type="string">
            <text:p>{ID_ALIMENTACAO_1,ID_COZINHA_1,ID_DIA_SEMANA_SEXTA_1,ID_EDUCACAO_FISICA_1,ID_LINGUA_LITERAT_PORTUGUESA_1,ID_MATEMATICA_1} =&gt; {FK_COD_TIPO_TURMA_0}</text:p>
          </table:table-cell>
          <table:table-cell office:value-type="string" calcext:value-type="string">
            <text:p>0.401153681280941</text:p>
          </table:table-cell>
          <table:table-cell office:value-type="string" calcext:value-type="string">
            <text:p>0.997343089881865</text:p>
          </table:table-cell>
          <table:table-cell office:value-type="string" calcext:value-type="string">
            <text:p>1.51758746873002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{ID_EDUCACAO_FISICA_1,ID_LABORATORIO_INFORMATICA_1,ID_LINGUA_LITERAT_PORTUGUESA_1} =&gt; {FK_COD_TIPO_TURMA_0}</text:p>
          </table:table-cell>
          <table:table-cell office:value-type="string" calcext:value-type="string">
            <text:p>0.439395669692197</text:p>
          </table:table-cell>
          <table:table-cell office:value-type="string" calcext:value-type="string">
            <text:p>0.997338051134739</text:p>
          </table:table-cell>
          <table:table-cell office:value-type="string" calcext:value-type="string">
            <text:p>1.5175798016197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string" calcext:value-type="string">
            <text:p>{ID_DIA_SEMANA_SEXTA_1,ID_EDUCACAO_FISICA_1,ID_LABORATORIO_INFORMATICA_1,ID_LINGUA_LITERAT_PORTUGUESA_1} =&gt; {FK_COD_TIPO_TURMA_0}</text:p>
          </table:table-cell>
          <table:table-cell office:value-type="string" calcext:value-type="string">
            <text:p>0.438631854114831</text:p>
          </table:table-cell>
          <table:table-cell office:value-type="string" calcext:value-type="string">
            <text:p>0.99733342808647</text:p>
          </table:table-cell>
          <table:table-cell office:value-type="string" calcext:value-type="string">
            <text:p>1.51757276704936</text:p>
          </table:table-cell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string" calcext:value-type="string">
            <text:p>{ID_ALIMENTACAO_1,ID_COZINHA_1,ID_EDUCACAO_FISICA_1,ID_LINGUA_LITERAT_PORTUGUESA_1} =&gt; {FK_COD_TIPO_TURMA_0}</text:p>
          </table:table-cell>
          <table:table-cell office:value-type="string" calcext:value-type="string">
            <text:p>0.409934074325002</text:p>
          </table:table-cell>
          <table:table-cell office:value-type="string" calcext:value-type="string">
            <text:p>0.99732167559344</text:p>
          </table:table-cell>
          <table:table-cell office:value-type="string" calcext:value-type="string">
            <text:p>1.51755488409982</text:p>
          </table:table-cell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string" calcext:value-type="string">
            <text:p>{ID_ALIMENTACAO_1,ID_COZINHA_1,ID_DIA_SEMANA_SEXTA_1,ID_EDUCACAO_FISICA_1,ID_LINGUA_LITERAT_PORTUGUESA_1} =&gt; {FK_COD_TIPO_TURMA_0}</text:p>
          </table:table-cell>
          <table:table-cell office:value-type="string" calcext:value-type="string">
            <text:p>0.409240942342142</text:p>
          </table:table-cell>
          <table:table-cell office:value-type="string" calcext:value-type="string">
            <text:p>0.997317151481631</text:p>
          </table:table-cell>
          <table:table-cell office:value-type="string" calcext:value-type="string">
            <text:p>1.5175480000742</text:p>
          </table:table-cell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string" calcext:value-type="string">
            <text:p>{ID_COZINHA_1,ID_DIA_SEMANA_SEXTA_1,ID_EDUCACAO_FISICA_1,ID_LABORATORIO_INFORMATICA_1} =&gt; {FK_COD_TIPO_TURMA_0}</text:p>
          </table:table-cell>
          <table:table-cell office:value-type="string" calcext:value-type="string">
            <text:p>0.433944858621992</text:p>
          </table:table-cell>
          <table:table-cell office:value-type="string" calcext:value-type="string">
            <text:p>0.997282662747395</text:p>
          </table:table-cell>
          <table:table-cell office:value-type="string" calcext:value-type="string">
            <text:p>1.51749552097105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string" calcext:value-type="string">
            <text:p>{ID_DIA_SEMANA_SEXTA_1,ID_EDUCACAO_FISICA_1,ID_HISTORIA_1,ID_LABORATORIO_INFORMATICA_1} =&gt; {FK_COD_TIPO_TURMA_0}</text:p>
          </table:table-cell>
          <table:table-cell office:value-type="string" calcext:value-type="string">
            <text:p>0.400133096727614</text:p>
          </table:table-cell>
          <table:table-cell office:value-type="string" calcext:value-type="string">
            <text:p>0.99727836207971</text:p>
          </table:table-cell>
          <table:table-cell office:value-type="string" calcext:value-type="string">
            <text:p>1.51748897694477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string" calcext:value-type="string">
            <text:p>{ID_COZINHA_1,ID_DIA_SEMANA_SEXTA_1,ID_HISTORIA_1,ID_LINGUA_LITERAT_PORTUGUESA_1,ID_MATEMATICA_1} =&gt; {FK_COD_TIPO_TURMA_0}</text:p>
          </table:table-cell>
          <table:table-cell office:value-type="string" calcext:value-type="string">
            <text:p>0.409960760988234</text:p>
          </table:table-cell>
          <table:table-cell office:value-type="string" calcext:value-type="string">
            <text:p>0.997271687307878</text:p>
          </table:table-cell>
          <table:table-cell office:value-type="string" calcext:value-type="string">
            <text:p>1.51747882040968</text:p>
          </table:table-cell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string" calcext:value-type="string">
            <text:p>{ID_EDUCACAO_FISICA_1,ID_LABORATORIO_INFORMATICA_1,ID_LINGUA_LITERAT_PORTUGUESA_1,ID_SITUACAO_CURSO_2_0} =&gt; {FK_COD_TIPO_TURMA_0}</text:p>
          </table:table-cell>
          <table:table-cell office:value-type="string" calcext:value-type="string">
            <text:p>0.405695222438146</text:p>
          </table:table-cell>
          <table:table-cell office:value-type="string" calcext:value-type="string">
            <text:p>0.997270780747007</text:p>
          </table:table-cell>
          <table:table-cell office:value-type="string" calcext:value-type="string">
            <text:p>1.51747744095919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{ID_EDUCACAO_FISICA_1,ID_HISTORIA_1,ID_LABORATORIO_INFORMATICA_1} =&gt; {FK_COD_TIPO_TURMA_0}</text:p>
          </table:table-cell>
          <table:table-cell office:value-type="string" calcext:value-type="string">
            <text:p>0.400822622404632</text:p>
          </table:table-cell>
          <table:table-cell office:value-type="string" calcext:value-type="string">
            <text:p>0.997266327858811</text:p>
          </table:table-cell>
          <table:table-cell office:value-type="string" calcext:value-type="string">
            <text:p>1.51747066530957</text:p>
          </table:table-cell>
        </table:table-row>
        <table:table-row table:style-name="ro1">
          <table:table-cell office:value-type="float" office:value="5782" calcext:value-type="float">
            <text:p>5782</text:p>
          </table:table-cell>
          <table:table-cell office:value-type="string" calcext:value-type="string">
            <text:p>{ID_DIA_SEMANA_SEXTA_1,ID_EDUCACAO_FISICA_1,ID_LABORATORIO_INFORMATICA_1,ID_LINGUA_LITERAT_PORTUGUESA_1,ID_SITUACAO_CURSO_2_0} =&gt; {FK_COD_TIPO_TURMA_0}</text:p>
          </table:table-cell>
          <table:table-cell office:value-type="string" calcext:value-type="string">
            <text:p>0.404959776466739</text:p>
          </table:table-cell>
          <table:table-cell office:value-type="string" calcext:value-type="string">
            <text:p>0.997265837773831</text:p>
          </table:table-cell>
          <table:table-cell office:value-type="string" calcext:value-type="string">
            <text:p>1.51746991958141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string" calcext:value-type="string">
            <text:p>{ID_COZINHA_1,ID_DIA_SEMANA_SEXTA_1,ID_GEOGRAFIA_1,ID_HISTORIA_1} =&gt; {FK_COD_TIPO_TURMA_0}</text:p>
          </table:table-cell>
          <table:table-cell office:value-type="string" calcext:value-type="string">
            <text:p>0.406651614747483</text:p>
          </table:table-cell>
          <table:table-cell office:value-type="string" calcext:value-type="string">
            <text:p>0.997261306177125</text:p>
          </table:table-cell>
          <table:table-cell office:value-type="string" calcext:value-type="string">
            <text:p>1.51746302416654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string" calcext:value-type="string">
            <text:p>{FK_COD_TIPO_TURMA_0,ID_ALIMENTACAO_1,ID_LABORATORIO_INFORMATICA_1} =&gt; {FK_COD_MOD_ENSINO_1}</text:p>
          </table:table-cell>
          <table:table-cell office:value-type="string" calcext:value-type="string">
            <text:p>0.449149765313637</text:p>
          </table:table-cell>
          <table:table-cell office:value-type="string" calcext:value-type="string">
            <text:p>0.890062021841522</text:p>
          </table:table-cell>
          <table:table-cell office:value-type="string" calcext:value-type="string">
            <text:p>1.51745227150921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{ID_DIA_SEMANA_SEXTA_1,ID_EDUCACAO_FISICA_1,ID_HISTORIA_1} =&gt; {FK_COD_TIPO_TURMA_0}</text:p>
          </table:table-cell>
          <table:table-cell office:value-type="string" calcext:value-type="string">
            <text:p>0.421310526734627</text:p>
          </table:table-cell>
          <table:table-cell office:value-type="string" calcext:value-type="string">
            <text:p>0.997250206718214</text:p>
          </table:table-cell>
          <table:table-cell office:value-type="string" calcext:value-type="string">
            <text:p>1.51744613489351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{ID_COZINHA_1,ID_HISTORIA_1,ID_LINGUA_LITERAT_PORTUGUESA_1,ID_MATEMATICA_1} =&gt; {FK_COD_TIPO_TURMA_0}</text:p>
          </table:table-cell>
          <table:table-cell office:value-type="string" calcext:value-type="string">
            <text:p>0.411189549598847</text:p>
          </table:table-cell>
          <table:table-cell office:value-type="string" calcext:value-type="string">
            <text:p>0.997244928481842</text:p>
          </table:table-cell>
          <table:table-cell office:value-type="string" calcext:value-type="string">
            <text:p>1.5174381033691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{ID_COZINHA_1,ID_DIA_SEMANA_SEXTA_1,ID_EDUCACAO_FISICA_1} =&gt; {FK_COD_TIPO_TURMA_0}</text:p>
          </table:table-cell>
          <table:table-cell office:value-type="string" calcext:value-type="string">
            <text:p>0.455306931488123</text:p>
          </table:table-cell>
          <table:table-cell office:value-type="string" calcext:value-type="string">
            <text:p>0.997243329489266</text:p>
          </table:table-cell>
          <table:table-cell office:value-type="string" calcext:value-type="string">
            <text:p>1.51743567029354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string" calcext:value-type="string">
            <text:p>{ID_COZINHA_1,ID_DIA_SEMANA_SEXTA_1,ID_GEOGRAFIA_1,ID_LINGUA_LITERAT_PORTUGUESA_1} =&gt; {FK_COD_TIPO_TURMA_0}</text:p>
          </table:table-cell>
          <table:table-cell office:value-type="string" calcext:value-type="string">
            <text:p>0.410063660914929</text:p>
          </table:table-cell>
          <table:table-cell office:value-type="string" calcext:value-type="string">
            <text:p>0.997241466407925</text:p>
          </table:table-cell>
          <table:table-cell office:value-type="string" calcext:value-type="string">
            <text:p>1.51743283537251</text:p>
          </table:table-cell>
        </table:table-row>
        <table:table-row table:style-name="ro1">
          <table:table-cell office:value-type="float" office:value="5843" calcext:value-type="float">
            <text:p>5843</text:p>
          </table:table-cell>
          <table:table-cell office:value-type="string" calcext:value-type="string">
            <text:p>{ID_COZINHA_1,ID_DIA_SEMANA_SEXTA_1,ID_EDUCACAO_FISICA_1,ID_LABORATORIO_INFORMATICA_1,ID_SITUACAO_CURSO_2_0} =&gt; {FK_COD_TIPO_TURMA_0}</text:p>
          </table:table-cell>
          <table:table-cell office:value-type="string" calcext:value-type="string">
            <text:p>0.400265568362215</text:p>
          </table:table-cell>
          <table:table-cell office:value-type="string" calcext:value-type="string">
            <text:p>0.997241029001541</text:p>
          </table:table-cell>
          <table:table-cell office:value-type="string" calcext:value-type="string">
            <text:p>1.517432169801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{ID_EDUCACAO_FISICA_1,ID_HISTORIA_1} =&gt; {FK_COD_TIPO_TURMA_0}</text:p>
          </table:table-cell>
          <table:table-cell office:value-type="string" calcext:value-type="string">
            <text:p>0.422068572222646</text:p>
          </table:table-cell>
          <table:table-cell office:value-type="string" calcext:value-type="string">
            <text:p>0.997239270076641</text:p>
          </table:table-cell>
          <table:table-cell office:value-type="string" calcext:value-type="string">
            <text:p>1.51742949336827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{ID_COZINHA_1,ID_GEOGRAFIA_1,ID_HISTORIA_1} =&gt; {FK_COD_TIPO_TURMA_0}</text:p>
          </table:table-cell>
          <table:table-cell office:value-type="string" calcext:value-type="string">
            <text:p>0.408101590116414</text:p>
          </table:table-cell>
          <table:table-cell office:value-type="string" calcext:value-type="string">
            <text:p>0.997235856899049</text:p>
          </table:table-cell>
          <table:table-cell office:value-type="string" calcext:value-type="string">
            <text:p>1.51742429977381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{ID_COZINHA_1,ID_GEOGRAFIA_1,ID_LINGUA_LITERAT_PORTUGUESA_1} =&gt; {FK_COD_TIPO_TURMA_0}</text:p>
          </table:table-cell>
          <table:table-cell office:value-type="string" calcext:value-type="string">
            <text:p>0.411464830944797</text:p>
          </table:table-cell>
          <table:table-cell office:value-type="string" calcext:value-type="string">
            <text:p>0.997215969775384</text:p>
          </table:table-cell>
          <table:table-cell office:value-type="string" calcext:value-type="string">
            <text:p>1.51739403892379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{ID_DIA_SEMANA_SEXTA_1,ID_EDUCACAO_FISICA_1,ID_GEOGRAFIA_1} =&gt; {FK_COD_TIPO_TURMA_0}</text:p>
          </table:table-cell>
          <table:table-cell office:value-type="string" calcext:value-type="string">
            <text:p>0.413514174344692</text:p>
          </table:table-cell>
          <table:table-cell office:value-type="string" calcext:value-type="string">
            <text:p>0.997215274419834</text:p>
          </table:table-cell>
          <table:table-cell office:value-type="string" calcext:value-type="string">
            <text:p>1.51739298084972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{ID_EDUCACAO_FISICA_1,ID_LINGUA_LITERAT_PORTUGUESA_1,ID_MATEMATICA_1} =&gt; {FK_COD_TIPO_TURMA_0}</text:p>
          </table:table-cell>
          <table:table-cell office:value-type="string" calcext:value-type="string">
            <text:p>0.4536465882784</text:p>
          </table:table-cell>
          <table:table-cell office:value-type="string" calcext:value-type="string">
            <text:p>0.997214821798802</text:p>
          </table:table-cell>
          <table:table-cell office:value-type="string" calcext:value-type="string">
            <text:p>1.51739229212784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{ID_COZINHA_1,ID_EDUCACAO_FISICA_1,ID_LABORATORIO_INFORMATICA_1} =&gt; {FK_COD_TIPO_TURMA_0}</text:p>
          </table:table-cell>
          <table:table-cell office:value-type="string" calcext:value-type="string">
            <text:p>0.435209710291026</text:p>
          </table:table-cell>
          <table:table-cell office:value-type="string" calcext:value-type="string">
            <text:p>0.997214722527199</text:p>
          </table:table-cell>
          <table:table-cell office:value-type="string" calcext:value-type="string">
            <text:p>1.51739214107316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string" calcext:value-type="string">
            <text:p>{ID_DIA_SEMANA_SEXTA_1,ID_EDUCACAO_FISICA_1,ID_LINGUA_LITERAT_PORTUGUESA_1,ID_MATEMATICA_1} =&gt; {FK_COD_TIPO_TURMA_0}</text:p>
          </table:table-cell>
          <table:table-cell office:value-type="string" calcext:value-type="string">
            <text:p>0.452848392585339</text:p>
          </table:table-cell>
          <table:table-cell office:value-type="string" calcext:value-type="string">
            <text:p>0.99720992630923</text:p>
          </table:table-cell>
          <table:table-cell office:value-type="string" calcext:value-type="string">
            <text:p>1.5173848430025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{ID_EDUCACAO_FISICA_1,ID_GEOGRAFIA_1} =&gt; {FK_COD_TIPO_TURMA_0}</text:p>
          </table:table-cell>
          <table:table-cell office:value-type="string" calcext:value-type="string">
            <text:p>0.414236878035458</text:p>
          </table:table-cell>
          <table:table-cell office:value-type="string" calcext:value-type="string">
            <text:p>0.997203958791527</text:p>
          </table:table-cell>
          <table:table-cell office:value-type="string" calcext:value-type="string">
            <text:p>1.51737576264678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string" calcext:value-type="string">
            <text:p>{ID_COZINHA_1,ID_DIA_SEMANA_SEXTA_1,ID_GEOGRAFIA_1,ID_MATEMATICA_1} =&gt; {FK_COD_TIPO_TURMA_0}</text:p>
          </table:table-cell>
          <table:table-cell office:value-type="string" calcext:value-type="string">
            <text:p>0.41598449384656</text:p>
          </table:table-cell>
          <table:table-cell office:value-type="string" calcext:value-type="string">
            <text:p>0.997199005474042</text:p>
          </table:table-cell>
          <table:table-cell office:value-type="string" calcext:value-type="string">
            <text:p>1.51736822552879</text:p>
          </table:table-cell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string" calcext:value-type="string">
            <text:p>{ID_COZINHA_1,ID_DIA_SEMANA_SEXTA_1,ID_EDUCACAO_FISICA_1,ID_SITUACAO_CURSO_2_0} =&gt; {FK_COD_TIPO_TURMA_0}</text:p>
          </table:table-cell>
          <table:table-cell office:value-type="string" calcext:value-type="string">
            <text:p>0.420328169023227</text:p>
          </table:table-cell>
          <table:table-cell office:value-type="string" calcext:value-type="string">
            <text:p>0.997197155632012</text:p>
          </table:table-cell>
          <table:table-cell office:value-type="string" calcext:value-type="string">
            <text:p>1.517365410753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{ID_EDUCACAO_FISICA_1,ID_LINGUA_LITERAT_PORTUGUESA_1} =&gt; {FK_COD_TIPO_TURMA_0}</text:p>
          </table:table-cell>
          <table:table-cell office:value-type="string" calcext:value-type="string">
            <text:p>0.462162278473648</text:p>
          </table:table-cell>
          <table:table-cell office:value-type="string" calcext:value-type="string">
            <text:p>0.997188401481744</text:p>
          </table:table-cell>
          <table:table-cell office:value-type="string" calcext:value-type="string">
            <text:p>1.51735209017277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{ID_DIA_SEMANA_SEXTA_1,ID_EDUCACAO_FISICA_1,ID_LINGUA_LITERAT_PORTUGUESA_1} =&gt; {FK_COD_TIPO_TURMA_0}</text:p>
          </table:table-cell>
          <table:table-cell office:value-type="string" calcext:value-type="string">
            <text:p>0.461323451734765</text:p>
          </table:table-cell>
          <table:table-cell office:value-type="string" calcext:value-type="string">
            <text:p>0.99718330353802</text:p>
          </table:table-cell>
          <table:table-cell office:value-type="string" calcext:value-type="string">
            <text:p>1.5173443329871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{ID_COZINHA_1,ID_EDUCACAO_FISICA_1} =&gt; {FK_COD_TIPO_TURMA_0}</text:p>
          </table:table-cell>
          <table:table-cell office:value-type="string" calcext:value-type="string">
            <text:p>0.456643909274</text:p>
          </table:table-cell>
          <table:table-cell office:value-type="string" calcext:value-type="string">
            <text:p>0.997179126269406</text:p>
          </table:table-cell>
          <table:table-cell office:value-type="string" calcext:value-type="string">
            <text:p>1.5173379767286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{ID_COZINHA_1,ID_GEOGRAFIA_1,ID_MATEMATICA_1} =&gt; {FK_COD_TIPO_TURMA_0}</text:p>
          </table:table-cell>
          <table:table-cell office:value-type="string" calcext:value-type="string">
            <text:p>0.417408744233817</text:p>
          </table:table-cell>
          <table:table-cell office:value-type="string" calcext:value-type="string">
            <text:p>0.997174171004008</text:p>
          </table:table-cell>
          <table:table-cell office:value-type="string" calcext:value-type="string">
            <text:p>1.5173304366466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{ID_EDUCACAO_FISICA_1,ID_LABORATORIO_INFORMATICA_1,ID_MATEMATICA_1} =&gt; {FK_COD_TIPO_TURMA_0}</text:p>
          </table:table-cell>
          <table:table-cell office:value-type="string" calcext:value-type="string">
            <text:p>0.435430897049345</text:p>
          </table:table-cell>
          <table:table-cell office:value-type="string" calcext:value-type="string">
            <text:p>0.997172758495764</text:p>
          </table:table-cell>
          <table:table-cell office:value-type="string" calcext:value-type="string">
            <text:p>1.51732828733126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{ID_COZINHA_1,ID_DIA_SEMANA_SEXTA_1,ID_HISTORIA_1,ID_LINGUA_LITERAT_PORTUGUESA_1} =&gt; {FK_COD_TIPO_TURMA_0}</text:p>
          </table:table-cell>
          <table:table-cell office:value-type="string" calcext:value-type="string">
            <text:p>0.417513807944019</text:p>
          </table:table-cell>
          <table:table-cell office:value-type="string" calcext:value-type="string">
            <text:p>0.997172589738981</text:p>
          </table:table-cell>
          <table:table-cell office:value-type="string" calcext:value-type="string">
            <text:p>1.51732803054583</text:p>
          </table:table-cell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string" calcext:value-type="string">
            <text:p>{ID_COZINHA_1,ID_EDUCACAO_FISICA_1,ID_LABORATORIO_INFORMATICA_1,ID_SITUACAO_CURSO_2_0} =&gt; {FK_COD_TIPO_TURMA_0}</text:p>
          </table:table-cell>
          <table:table-cell office:value-type="string" calcext:value-type="string">
            <text:p>0.401474161660112</text:p>
          </table:table-cell>
          <table:table-cell office:value-type="string" calcext:value-type="string">
            <text:p>0.997170109332071</text:p>
          </table:table-cell>
          <table:table-cell office:value-type="string" calcext:value-type="string">
            <text:p>1.51732425628351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string" calcext:value-type="string">
            <text:p>{ID_DIA_SEMANA_SEXTA_1,ID_EDUCACAO_FISICA_1,ID_LABORATORIO_INFORMATICA_1,ID_MATEMATICA_1} =&gt; {FK_COD_TIPO_TURMA_0}</text:p>
          </table:table-cell>
          <table:table-cell office:value-type="string" calcext:value-type="string">
            <text:p>0.434595436195915</text:p>
          </table:table-cell>
          <table:table-cell office:value-type="string" calcext:value-type="string">
            <text:p>0.997167338837577</text:p>
          </table:table-cell>
          <table:table-cell office:value-type="string" calcext:value-type="string">
            <text:p>1.51732004061513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string" calcext:value-type="string">
            <text:p>{ID_EDUCACAO_FISICA_1,ID_LINGUA_LITERAT_PORTUGUESA_1,ID_MATEMATICA_1,ID_SITUACAO_CURSO_2_0} =&gt; {FK_COD_TIPO_TURMA_0}</text:p>
          </table:table-cell>
          <table:table-cell office:value-type="string" calcext:value-type="string">
            <text:p>0.41957853824884</text:p>
          </table:table-cell>
          <table:table-cell office:value-type="string" calcext:value-type="string">
            <text:p>0.997147150578798</text:p>
          </table:table-cell>
          <table:table-cell office:value-type="string" calcext:value-type="string">
            <text:p>1.51728932154879</text:p>
          </table:table-cell>
        </table:table-row>
        <table:table-row table:style-name="ro1">
          <table:table-cell office:value-type="float" office:value="5715" calcext:value-type="float">
            <text:p>5715</text:p>
          </table:table-cell>
          <table:table-cell office:value-type="string" calcext:value-type="string">
            <text:p>{ID_DIA_SEMANA_SEXTA_1,ID_EDUCACAO_FISICA_1,ID_LINGUA_LITERAT_PORTUGUESA_1,ID_MATEMATICA_1,ID_SITUACAO_CURSO_2_0} =&gt; {FK_COD_TIPO_TURMA_0}</text:p>
          </table:table-cell>
          <table:table-cell office:value-type="string" calcext:value-type="string">
            <text:p>0.418808471741348</text:p>
          </table:table-cell>
          <table:table-cell office:value-type="string" calcext:value-type="string">
            <text:p>0.99714192001383</text:p>
          </table:table-cell>
          <table:table-cell office:value-type="string" calcext:value-type="string">
            <text:p>1.51728136256263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{ID_COZINHA_1,ID_HISTORIA_1,ID_LINGUA_LITERAT_PORTUGUESA_1} =&gt; {FK_COD_TIPO_TURMA_0}</text:p>
          </table:table-cell>
          <table:table-cell office:value-type="string" calcext:value-type="string">
            <text:p>0.418950800611918</text:p>
          </table:table-cell>
          <table:table-cell office:value-type="string" calcext:value-type="string">
            <text:p>0.997133758872959</text:p>
          </table:table-cell>
          <table:table-cell office:value-type="string" calcext:value-type="string">
            <text:p>1.51726894432337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string" calcext:value-type="string">
            <text:p>{ID_ALIMENTACAO_1,ID_COZINHA_1,ID_EDUCACAO_FISICA_1,ID_MATEMATICA_1} =&gt; {FK_COD_TIPO_TURMA_0}</text:p>
          </table:table-cell>
          <table:table-cell office:value-type="string" calcext:value-type="string">
            <text:p>0.405719504897484</text:p>
          </table:table-cell>
          <table:table-cell office:value-type="string" calcext:value-type="string">
            <text:p>0.997133644490375</text:p>
          </table:table-cell>
          <table:table-cell office:value-type="string" calcext:value-type="string">
            <text:p>1.51726877027537</text:p>
          </table:table-cell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string" calcext:value-type="string">
            <text:p>{ID_EDUCACAO_FISICA_1,ID_LABORATORIO_INFORMATICA_1,ID_MATEMATICA_1,ID_SITUACAO_CURSO_2_0} =&gt; {FK_COD_TIPO_TURMA_0}</text:p>
          </table:table-cell>
          <table:table-cell office:value-type="string" calcext:value-type="string">
            <text:p>0.402418773370364</text:p>
          </table:table-cell>
          <table:table-cell office:value-type="string" calcext:value-type="string">
            <text:p>0.997131586033356</text:p>
          </table:table-cell>
          <table:table-cell office:value-type="string" calcext:value-type="string">
            <text:p>1.51726563806479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{ID_COZINHA_1,ID_EDUCACAO_FISICA_1,ID_SITUACAO_CURSO_2_0} =&gt; {FK_COD_TIPO_TURMA_0}</text:p>
          </table:table-cell>
          <table:table-cell office:value-type="string" calcext:value-type="string">
            <text:p>0.421608407597188</text:p>
          </table:table-cell>
          <table:table-cell office:value-type="string" calcext:value-type="string">
            <text:p>0.997130229143839</text:p>
          </table:table-cell>
          <table:table-cell office:value-type="string" calcext:value-type="string">
            <text:p>1.51726357338058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string" calcext:value-type="string">
            <text:p>{ID_ALIMENTACAO_1,ID_COZINHA_1,ID_DIA_SEMANA_SEXTA_1,ID_EDUCACAO_FISICA_1,ID_MATEMATICA_1} =&gt; {FK_COD_TIPO_TURMA_0}</text:p>
          </table:table-cell>
          <table:table-cell office:value-type="string" calcext:value-type="string">
            <text:p>0.405025170812676</text:p>
          </table:table-cell>
          <table:table-cell office:value-type="string" calcext:value-type="string">
            <text:p>0.99712874480987</text:p>
          </table:table-cell>
          <table:table-cell office:value-type="string" calcext:value-type="string">
            <text:p>1.51726131477303</text:p>
          </table:table-cell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string" calcext:value-type="string">
            <text:p>{ID_DIA_SEMANA_SEXTA_1,ID_EDUCACAO_FISICA_1,ID_LABORATORIO_INFORMATICA_1,ID_MATEMATICA_1,ID_SITUACAO_CURSO_2_0} =&gt; {FK_COD_TIPO_TURMA_0}</text:p>
          </table:table-cell>
          <table:table-cell office:value-type="string" calcext:value-type="string">
            <text:p>0.401620337256914</text:p>
          </table:table-cell>
          <table:table-cell office:value-type="string" calcext:value-type="string">
            <text:p>0.997125899909688</text:p>
          </table:table-cell>
          <table:table-cell office:value-type="string" calcext:value-type="string">
            <text:p>1.5172569858867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{ID_EDUCACAO_FISICA_1,ID_LINGUA_LITERAT_PORTUGUESA_1,ID_SITUACAO_CURSO_2_0} =&gt; {FK_COD_TIPO_TURMA_0}</text:p>
          </table:table-cell>
          <table:table-cell office:value-type="string" calcext:value-type="string">
            <text:p>0.427111389891909</text:p>
          </table:table-cell>
          <table:table-cell office:value-type="string" calcext:value-type="string">
            <text:p>0.997115608045989</text:p>
          </table:table-cell>
          <table:table-cell office:value-type="string" calcext:value-type="string">
            <text:p>1.51724132547502</text:p>
          </table:table-cell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string" calcext:value-type="string">
            <text:p>{ID_DIA_SEMANA_SEXTA_1,ID_EDUCACAO_FISICA_1,ID_LINGUA_LITERAT_PORTUGUESA_1,ID_SITUACAO_CURSO_2_0} =&gt; {FK_COD_TIPO_TURMA_0}</text:p>
          </table:table-cell>
          <table:table-cell office:value-type="string" calcext:value-type="string">
            <text:p>0.426301173179375</text:p>
          </table:table-cell>
          <table:table-cell office:value-type="string" calcext:value-type="string">
            <text:p>0.997110141889278</text:p>
          </table:table-cell>
          <table:table-cell office:value-type="string" calcext:value-type="string">
            <text:p>1.5172330080053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{FK_COD_TIPO_TURMA_0,ID_COZINHA_1} =&gt; {FK_COD_MOD_ENSINO_1}</text:p>
          </table:table-cell>
          <table:table-cell office:value-type="string" calcext:value-type="string">
            <text:p>0.557880607715427</text:p>
          </table:table-cell>
          <table:table-cell office:value-type="string" calcext:value-type="string">
            <text:p>0.889922077483775</text:p>
          </table:table-cell>
          <table:table-cell office:value-type="string" calcext:value-type="string">
            <text:p>1.51721368264873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{ID_COZINHA_1,ID_DIA_SEMANA_SEXTA_1,ID_HISTORIA_1,ID_MATEMATICA_1} =&gt; {FK_COD_TIPO_TURMA_0}</text:p>
          </table:table-cell>
          <table:table-cell office:value-type="string" calcext:value-type="string">
            <text:p>0.413904617057202</text:p>
          </table:table-cell>
          <table:table-cell office:value-type="string" calcext:value-type="string">
            <text:p>0.997089676198243</text:p>
          </table:table-cell>
          <table:table-cell office:value-type="string" calcext:value-type="string">
            <text:p>1.51720186678965</text:p>
          </table:table-cell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string" calcext:value-type="string">
            <text:p>{ID_DIA_SEMANA_SEXTA_1,ID_GEOGRAFIA_1,ID_HISTORIA_1,ID_LINGUA_LITERAT_PORTUGUESA_1,ID_MATEMATICA_1} =&gt; {FK_COD_TIPO_TURMA_0}</text:p>
          </table:table-cell>
          <table:table-cell office:value-type="string" calcext:value-type="string">
            <text:p>0.410752224910389</text:p>
          </table:table-cell>
          <table:table-cell office:value-type="string" calcext:value-type="string">
            <text:p>0.997088354351186</text:p>
          </table:table-cell>
          <table:table-cell office:value-type="string" calcext:value-type="string">
            <text:p>1.51719985542712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{ID_COZINHA_1,ID_HISTORIA_1,ID_MATEMATICA_1} =&gt; {FK_COD_TIPO_TURMA_0}</text:p>
          </table:table-cell>
          <table:table-cell office:value-type="string" calcext:value-type="string">
            <text:p>0.415315163482259</text:p>
          </table:table-cell>
          <table:table-cell office:value-type="string" calcext:value-type="string">
            <text:p>0.997065001134174</text:p>
          </table:table-cell>
          <table:table-cell office:value-type="string" calcext:value-type="string">
            <text:p>1.51716432046442</text:p>
          </table:table-cell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string" calcext:value-type="string">
            <text:p>{ID_GEOGRAFIA_1,ID_HISTORIA_1,ID_LINGUA_LITERAT_PORTUGUESA_1,ID_MATEMATICA_1} =&gt; {FK_COD_TIPO_TURMA_0}</text:p>
          </table:table-cell>
          <table:table-cell office:value-type="string" calcext:value-type="string">
            <text:p>0.411989428234634</text:p>
          </table:table-cell>
          <table:table-cell office:value-type="string" calcext:value-type="string">
            <text:p>0.997062263261708</text:p>
          </table:table-cell>
          <table:table-cell office:value-type="string" calcext:value-type="string">
            <text:p>1.51716015443471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{ID_DIA_SEMANA_SEXTA_1,ID_EDUCACAO_FISICA_1,ID_LABORATORIO_INFORMATICA_1} =&gt; {FK_COD_TIPO_TURMA_0}</text:p>
          </table:table-cell>
          <table:table-cell office:value-type="string" calcext:value-type="string">
            <text:p>0.445537929802536</text:p>
          </table:table-cell>
          <table:table-cell office:value-type="string" calcext:value-type="string">
            <text:p>0.9970306900431</text:p>
          </table:table-cell>
          <table:table-cell office:value-type="string" calcext:value-type="string">
            <text:p>1.5171121116684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{ID_EDUCACAO_FISICA_1,ID_MATEMATICA_1} =&gt; {FK_COD_TIPO_TURMA_0}</text:p>
          </table:table-cell>
          <table:table-cell office:value-type="string" calcext:value-type="string">
            <text:p>0.4581174458411</text:p>
          </table:table-cell>
          <table:table-cell office:value-type="string" calcext:value-type="string">
            <text:p>0.99703007752879</text:p>
          </table:table-cell>
          <table:table-cell office:value-type="string" calcext:value-type="string">
            <text:p>1.51711117964816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{ID_DIA_SEMANA_SEXTA_1,ID_EDUCACAO_FISICA_1,ID_MATEMATICA_1} =&gt; {FK_COD_TIPO_TURMA_0}</text:p>
          </table:table-cell>
          <table:table-cell office:value-type="string" calcext:value-type="string">
            <text:p>0.457193991125122</text:p>
          </table:table-cell>
          <table:table-cell office:value-type="string" calcext:value-type="string">
            <text:p>0.997024096638215</text:p>
          </table:table-cell>
          <table:table-cell office:value-type="string" calcext:value-type="string">
            <text:p>1.51710207894381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string" calcext:value-type="string">
            <text:p>{ID_DIA_SEMANA_SEXTA_1,ID_GEOGRAFIA_1,ID_HISTORIA_1,ID_LINGUA_LITERAT_PORTUGUESA_1} =&gt; {FK_COD_TIPO_TURMA_0}</text:p>
          </table:table-cell>
          <table:table-cell office:value-type="string" calcext:value-type="string">
            <text:p>0.412923942288528</text:p>
          </table:table-cell>
          <table:table-cell office:value-type="string" calcext:value-type="string">
            <text:p>0.99702143049124</text:p>
          </table:table-cell>
          <table:table-cell office:value-type="string" calcext:value-type="string">
            <text:p>1.51709802205378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{ID_GEOGRAFIA_1,ID_HISTORIA_1,ID_LINGUA_LITERAT_PORTUGUESA_1} =&gt; {FK_COD_TIPO_TURMA_0}</text:p>
          </table:table-cell>
          <table:table-cell office:value-type="string" calcext:value-type="string">
            <text:p>0.414172204950689</text:p>
          </table:table-cell>
          <table:table-cell office:value-type="string" calcext:value-type="string">
            <text:p>0.996995759570482</text:p>
          </table:table-cell>
          <table:table-cell office:value-type="string" calcext:value-type="string">
            <text:p>1.51705896040284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{ID_EDUCACAO_FISICA_1,ID_MATEMATICA_1,ID_SITUACAO_CURSO_2_0} =&gt; {FK_COD_TIPO_TURMA_0}</text:p>
          </table:table-cell>
          <table:table-cell office:value-type="string" calcext:value-type="string">
            <text:p>0.423768825217021</text:p>
          </table:table-cell>
          <table:table-cell office:value-type="string" calcext:value-type="string">
            <text:p>0.99698181851091</text:p>
          </table:table-cell>
          <table:table-cell office:value-type="string" calcext:value-type="string">
            <text:p>1.51703774726412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string" calcext:value-type="string">
            <text:p>{ID_ALIMENTACAO_1,ID_COZINHA_1,ID_DIA_SEMANA_SEXTA_1,ID_EDUCACAO_FISICA_1} =&gt; {FK_COD_TIPO_TURMA_0}</text:p>
          </table:table-cell>
          <table:table-cell office:value-type="string" calcext:value-type="string">
            <text:p>0.415563758164977</text:p>
          </table:table-cell>
          <table:table-cell office:value-type="string" calcext:value-type="string">
            <text:p>0.996980486502169</text:p>
          </table:table-cell>
          <table:table-cell office:value-type="string" calcext:value-type="string">
            <text:p>1.51703572043926</text:p>
          </table:table-cell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string" calcext:value-type="string">
            <text:p>{ID_DIA_SEMANA_SEXTA_1,ID_EDUCACAO_FISICA_1,ID_LABORATORIO_INFORMATICA_1,ID_SITUACAO_CURSO_2_0} =&gt; {FK_COD_TIPO_TURMA_0}</text:p>
          </table:table-cell>
          <table:table-cell office:value-type="string" calcext:value-type="string">
            <text:p>0.411380202967701</text:p>
          </table:table-cell>
          <table:table-cell office:value-type="string" calcext:value-type="string">
            <text:p>0.996978336197097</text:p>
          </table:table-cell>
          <table:table-cell office:value-type="string" calcext:value-type="string">
            <text:p>1.5170324484699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string" calcext:value-type="string">
            <text:p>{ID_DIA_SEMANA_SEXTA_1,ID_EDUCACAO_FISICA_1,ID_MATEMATICA_1,ID_SITUACAO_CURSO_2_0} =&gt; {FK_COD_TIPO_TURMA_0}</text:p>
          </table:table-cell>
          <table:table-cell office:value-type="string" calcext:value-type="string">
            <text:p>0.422882635661412</text:p>
          </table:table-cell>
          <table:table-cell office:value-type="string" calcext:value-type="string">
            <text:p>0.996975512762815</text:p>
          </table:table-cell>
          <table:table-cell office:value-type="string" calcext:value-type="string">
            <text:p>1.5170281522467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{ID_EDUCACAO_FISICA_1,ID_LABORATORIO_INFORMATICA_1} =&gt; {FK_COD_TIPO_TURMA_0}</text:p>
          </table:table-cell>
          <table:table-cell office:value-type="string" calcext:value-type="string">
            <text:p>0.446856154798034</text:p>
          </table:table-cell>
          <table:table-cell office:value-type="string" calcext:value-type="string">
            <text:p>0.996960272744047</text:p>
          </table:table-cell>
          <table:table-cell office:value-type="string" calcext:value-type="string">
            <text:p>1.51700496257235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string" calcext:value-type="string">
            <text:p>{ID_DIA_SEMANA_SEXTA_1,ID_GEOGRAFIA_1,ID_HISTORIA_1,ID_MATEMATICA_1} =&gt; {FK_COD_TIPO_TURMA_0}</text:p>
          </table:table-cell>
          <table:table-cell office:value-type="string" calcext:value-type="string">
            <text:p>0.41400150647416</text:p>
          </table:table-cell>
          <table:table-cell office:value-type="string" calcext:value-type="string">
            <text:p>0.996944307426526</text:p>
          </table:table-cell>
          <table:table-cell office:value-type="string" calcext:value-type="string">
            <text:p>1.5169806692614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{ID_GEOGRAFIA_1,ID_HISTORIA_1,ID_MATEMATICA_1} =&gt; {FK_COD_TIPO_TURMA_0}</text:p>
          </table:table-cell>
          <table:table-cell office:value-type="string" calcext:value-type="string">
            <text:p>0.4152685219267</text:p>
          </table:table-cell>
          <table:table-cell office:value-type="string" calcext:value-type="string">
            <text:p>0.996919077593302</text:p>
          </table:table-cell>
          <table:table-cell office:value-type="string" calcext:value-type="string">
            <text:p>1.51694227878261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{ID_ALIMENTACAO_1,ID_COZINHA_1,ID_EDUCACAO_FISICA_1} =&gt; {FK_COD_TIPO_TURMA_0}</text:p>
          </table:table-cell>
          <table:table-cell office:value-type="string" calcext:value-type="string">
            <text:p>0.416417971808786</text:p>
          </table:table-cell>
          <table:table-cell office:value-type="string" calcext:value-type="string">
            <text:p>0.99690747283031</text:p>
          </table:table-cell>
          <table:table-cell office:value-type="string" calcext:value-type="string">
            <text:p>1.51692462062358</text:p>
          </table:table-cell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string" calcext:value-type="string">
            <text:p>{ID_ALIMENTACAO_1,ID_EDUCACAO_FISICA_1,ID_LINGUA_LITERAT_PORTUGUESA_1,ID_MATEMATICA_1} =&gt; {FK_COD_TIPO_TURMA_0}</text:p>
          </table:table-cell>
          <table:table-cell office:value-type="string" calcext:value-type="string">
            <text:p>0.408095820027067</text:p>
          </table:table-cell>
          <table:table-cell office:value-type="string" calcext:value-type="string">
            <text:p>0.996904908451068</text:p>
          </table:table-cell>
          <table:table-cell office:value-type="string" calcext:value-type="string">
            <text:p>1.51692071858641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{ID_EDUCACAO_FISICA_1,ID_LABORATORIO_INFORMATICA_1,ID_SITUACAO_CURSO_2_0} =&gt; {FK_COD_TIPO_TURMA_0}</text:p>
          </table:table-cell>
          <table:table-cell office:value-type="string" calcext:value-type="string">
            <text:p>0.41263832286583</text:p>
          </table:table-cell>
          <table:table-cell office:value-type="string" calcext:value-type="string">
            <text:p>0.996904711703721</text:p>
          </table:table-cell>
          <table:table-cell office:value-type="string" calcext:value-type="string">
            <text:p>1.51692041920969</text:p>
          </table:table-cell>
        </table:table-row>
        <table:table-row table:style-name="ro1">
          <table:table-cell office:value-type="float" office:value="5703" calcext:value-type="float">
            <text:p>5703</text:p>
          </table:table-cell>
          <table:table-cell office:value-type="string" calcext:value-type="string">
            <text:p>{ID_ALIMENTACAO_1,ID_DIA_SEMANA_SEXTA_1,ID_EDUCACAO_FISICA_1,ID_LINGUA_LITERAT_PORTUGUESA_1,ID_MATEMATICA_1} =&gt; {FK_COD_TIPO_TURMA_0}</text:p>
          </table:table-cell>
          <table:table-cell office:value-type="string" calcext:value-type="string">
            <text:p>0.407416872847186</text:p>
          </table:table-cell>
          <table:table-cell office:value-type="string" calcext:value-type="string">
            <text:p>0.996899766570659</text:p>
          </table:table-cell>
          <table:table-cell office:value-type="string" calcext:value-type="string">
            <text:p>1.5169128945453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{ID_DIA_SEMANA_SEXTA_1,ID_EDUCACAO_FISICA_1} =&gt; {FK_COD_TIPO_TURMA_0}</text:p>
          </table:table-cell>
          <table:table-cell office:value-type="string" calcext:value-type="string">
            <text:p>0.468612997943684</text:p>
          </table:table-cell>
          <table:table-cell office:value-type="string" calcext:value-type="string">
            <text:p>0.996892414955688</text:p>
          </table:table-cell>
          <table:table-cell office:value-type="string" calcext:value-type="string">
            <text:p>1.51690170810524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string" calcext:value-type="string">
            <text:p>{ID_DIA_SEMANA_SEXTA_1,ID_GEOGRAFIA_1,ID_LINGUA_LITERAT_PORTUGUESA_1,ID_MATEMATICA_1} =&gt; {FK_COD_TIPO_TURMA_0}</text:p>
          </table:table-cell>
          <table:table-cell office:value-type="string" calcext:value-type="string">
            <text:p>0.418457217552323</text:p>
          </table:table-cell>
          <table:table-cell office:value-type="string" calcext:value-type="string">
            <text:p>0.996885953859195</text:p>
          </table:table-cell>
          <table:table-cell office:value-type="string" calcext:value-type="string">
            <text:p>1.51689187670502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{ID_ALIMENTACAO_1,ID_EDUCACAO_FISICA_1,ID_LINGUA_LITERAT_PORTUGUESA_1} =&gt; {FK_COD_TIPO_TURMA_0}</text:p>
          </table:table-cell>
          <table:table-cell office:value-type="string" calcext:value-type="string">
            <text:p>0.416409076254375</text:p>
          </table:table-cell>
          <table:table-cell office:value-type="string" calcext:value-type="string">
            <text:p>0.996880439086832</text:p>
          </table:table-cell>
          <table:table-cell office:value-type="string" calcext:value-type="string">
            <text:p>1.51688348526028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string" calcext:value-type="string">
            <text:p>{ID_ALIMENTACAO_1,ID_DIA_SEMANA_SEXTA_1,ID_EDUCACAO_FISICA_1,ID_LINGUA_LITERAT_PORTUGUESA_1} =&gt; {FK_COD_TIPO_TURMA_0}</text:p>
          </table:table-cell>
          <table:table-cell office:value-type="string" calcext:value-type="string">
            <text:p>0.415709933761779</text:p>
          </table:table-cell>
          <table:table-cell office:value-type="string" calcext:value-type="string">
            <text:p>0.996875208992019</text:p>
          </table:table-cell>
          <table:table-cell office:value-type="string" calcext:value-type="string">
            <text:p>1.51687552698952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{ID_GEOGRAFIA_1,ID_LINGUA_LITERAT_PORTUGUESA_1,ID_MATEMATICA_1} =&gt; {FK_COD_TIPO_TURMA_0}</text:p>
          </table:table-cell>
          <table:table-cell office:value-type="string" calcext:value-type="string">
            <text:p>0.419722790482526</text:p>
          </table:table-cell>
          <table:table-cell office:value-type="string" calcext:value-type="string">
            <text:p>0.996861160154492</text:p>
          </table:table-cell>
          <table:table-cell office:value-type="string" calcext:value-type="string">
            <text:p>1.51685414985261</text:p>
          </table:table-cell>
        </table:table-row>
        <table:table-row table:style-name="ro1">
          <table:table-cell office:value-type="float" office:value="5661" calcext:value-type="float">
            <text:p>5661</text:p>
          </table:table-cell>
          <table:table-cell office:value-type="string" calcext:value-type="string">
            <text:p>{ID_DIA_SEMANA_SEXTA_1,ID_HISTORIA_1,ID_LABORATORIO_INFORMATICA_1,ID_LINGUA_LITERAT_PORTUGUESA_1,ID_MATEMATICA_1} =&gt; {FK_COD_TIPO_TURMA_0}</text:p>
          </table:table-cell>
          <table:table-cell office:value-type="string" calcext:value-type="string">
            <text:p>0.400090061477898</text:p>
          </table:table-cell>
          <table:table-cell office:value-type="string" calcext:value-type="string">
            <text:p>0.996852128512228</text:p>
          </table:table-cell>
          <table:table-cell office:value-type="string" calcext:value-type="string">
            <text:p>1.51684040703205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string" calcext:value-type="string">
            <text:p>{ID_DIA_SEMANA_SEXTA_1,ID_GEOGRAFIA_1,ID_LABORATORIO_INFORMATICA_1,ID_MATEMATICA_1} =&gt; {FK_COD_TIPO_TURMA_0}</text:p>
          </table:table-cell>
          <table:table-cell office:value-type="string" calcext:value-type="string">
            <text:p>0.405648580882588</text:p>
          </table:table-cell>
          <table:table-cell office:value-type="string" calcext:value-type="string">
            <text:p>0.996835643089372</text:p>
          </table:table-cell>
          <table:table-cell office:value-type="string" calcext:value-type="string">
            <text:p>1.51681532231306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{ID_DIA_SEMANA_SEXTA_1,ID_EDUCACAO_FISICA_1,ID_SITUACAO_CURSO_2_0} =&gt; {FK_COD_TIPO_TURMA_0}</text:p>
          </table:table-cell>
          <table:table-cell office:value-type="string" calcext:value-type="string">
            <text:p>0.433095934226752</text:p>
          </table:table-cell>
          <table:table-cell office:value-type="string" calcext:value-type="string">
            <text:p>0.996833658618375</text:p>
          </table:table-cell>
          <table:table-cell office:value-type="string" calcext:value-type="string">
            <text:p>1.516812302681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{ID_EDUCACAO_FISICA_1} =&gt; {FK_COD_TIPO_TURMA_0}</text:p>
          </table:table-cell>
          <table:table-cell office:value-type="string" calcext:value-type="string">
            <text:p>0.4700564819621</text:p>
          </table:table-cell>
          <table:table-cell office:value-type="string" calcext:value-type="string">
            <text:p>0.996826704626567</text:p>
          </table:table-cell>
          <table:table-cell office:value-type="string" calcext:value-type="string">
            <text:p>1.5168017212771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{ID_HISTORIA_1,ID_LABORATORIO_INFORMATICA_1,ID_LINGUA_LITERAT_PORTUGUESA_1,ID_MATEMATICA_1} =&gt; {FK_COD_TIPO_TURMA_0}</text:p>
          </table:table-cell>
          <table:table-cell office:value-type="string" calcext:value-type="string">
            <text:p>0.4012916825845</text:p>
          </table:table-cell>
          <table:table-cell office:value-type="string" calcext:value-type="string">
            <text:p>0.996825804448054</text:p>
          </table:table-cell>
          <table:table-cell office:value-type="string" calcext:value-type="string">
            <text:p>1.51680035153828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{ID_COZINHA_1,ID_DIA_SEMANA_SEXTA_1,ID_GEOGRAFIA_1} =&gt; {FK_COD_TIPO_TURMA_0}</text:p>
          </table:table-cell>
          <table:table-cell office:value-type="string" calcext:value-type="string">
            <text:p>0.420815020311917</text:p>
          </table:table-cell>
          <table:table-cell office:value-type="string" calcext:value-type="string">
            <text:p>0.996824999074551</text:p>
          </table:table-cell>
          <table:table-cell office:value-type="string" calcext:value-type="string">
            <text:p>1.51679912605756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{ID_GEOGRAFIA_1,ID_LABORATORIO_INFORMATICA_1,ID_MATEMATICA_1} =&gt; {FK_COD_TIPO_TURMA_0}</text:p>
          </table:table-cell>
          <table:table-cell office:value-type="string" calcext:value-type="string">
            <text:p>0.407033161905582</text:p>
          </table:table-cell>
          <table:table-cell office:value-type="string" calcext:value-type="string">
            <text:p>0.996811157651043</text:p>
          </table:table-cell>
          <table:table-cell office:value-type="string" calcext:value-type="string">
            <text:p>1.5167780645281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{ID_GEOGRAFIA_1,ID_LABORATORIO_INFORMATICA_1,ID_LINGUA_LITERAT_PORTUGUESA_1} =&gt; {FK_COD_TIPO_TURMA_0}</text:p>
          </table:table-cell>
          <table:table-cell office:value-type="string" calcext:value-type="string">
            <text:p>0.401202727040394</text:p>
          </table:table-cell>
          <table:table-cell office:value-type="string" calcext:value-type="string">
            <text:p>0.996810812296084</text:p>
          </table:table-cell>
          <table:table-cell office:value-type="string" calcext:value-type="string">
            <text:p>1.51677753902553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string" calcext:value-type="string">
            <text:p>{ID_COZINHA_1,ID_DIA_SEMANA_SEXTA_1,ID_GEOGRAFIA_1,ID_LABORATORIO_INFORMATICA_1} =&gt; {FK_COD_TIPO_TURMA_0}</text:p>
          </table:table-cell>
          <table:table-cell office:value-type="string" calcext:value-type="string">
            <text:p>0.400498776140007</text:p>
          </table:table-cell>
          <table:table-cell office:value-type="string" calcext:value-type="string">
            <text:p>0.996802838729752</text:p>
          </table:table-cell>
          <table:table-cell office:value-type="string" calcext:value-type="string">
            <text:p>1.5167654062053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{ID_COZINHA_1,ID_GEOGRAFIA_1} =&gt; {FK_COD_TIPO_TURMA_0}</text:p>
          </table:table-cell>
          <table:table-cell office:value-type="string" calcext:value-type="string">
            <text:p>0.423044679003919</text:p>
          </table:table-cell>
          <table:table-cell office:value-type="string" calcext:value-type="string">
            <text:p>0.996779564139356</text:p>
          </table:table-cell>
          <table:table-cell office:value-type="string" calcext:value-type="string">
            <text:p>1.5167299908833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{ID_EDUCACAO_FISICA_1,ID_SITUACAO_CURSO_2_0} =&gt; {FK_COD_TIPO_TURMA_0}</text:p>
          </table:table-cell>
          <table:table-cell office:value-type="string" calcext:value-type="string">
            <text:p>0.434478832307019</text:p>
          </table:table-cell>
          <table:table-cell office:value-type="string" calcext:value-type="string">
            <text:p>0.996765080296609</text:p>
          </table:table-cell>
          <table:table-cell office:value-type="string" calcext:value-type="string">
            <text:p>1.51670795182928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string" calcext:value-type="string">
            <text:p>{ID_DIA_SEMANA_SEXTA_1,ID_HISTORIA_1,ID_LABORATORIO_INFORMATICA_1,ID_LINGUA_LITERAT_PORTUGUESA_1} =&gt; {FK_COD_TIPO_TURMA_0}</text:p>
          </table:table-cell>
          <table:table-cell office:value-type="string" calcext:value-type="string">
            <text:p>0.40762147059863</text:p>
          </table:table-cell>
          <table:table-cell office:value-type="string" calcext:value-type="string">
            <text:p>0.996762416517731</text:p>
          </table:table-cell>
          <table:table-cell office:value-type="string" calcext:value-type="string">
            <text:p>1.51670389854262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string" calcext:value-type="string">
            <text:p>{ID_DIA_SEMANA_SEXTA_1,ID_HISTORIA_1,ID_LINGUA_LITERAT_PORTUGUESA_1,ID_MATEMATICA_1} =&gt; {FK_COD_TIPO_TURMA_0}</text:p>
          </table:table-cell>
          <table:table-cell office:value-type="string" calcext:value-type="string">
            <text:p>0.421516807428798</text:p>
          </table:table-cell>
          <table:table-cell office:value-type="string" calcext:value-type="string">
            <text:p>0.996762261902596</text:p>
          </table:table-cell>
          <table:table-cell office:value-type="string" calcext:value-type="string">
            <text:p>1.51670366327554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{ID_COZINHA_1,ID_GEOGRAFIA_1,ID_LABORATORIO_INFORMATICA_1} =&gt; {FK_COD_TIPO_TURMA_0}</text:p>
          </table:table-cell>
          <table:table-cell office:value-type="string" calcext:value-type="string">
            <text:p>0.402591635630398</text:p>
          </table:table-cell>
          <table:table-cell office:value-type="string" calcext:value-type="string">
            <text:p>0.996754730997438</text:p>
          </table:table-cell>
          <table:table-cell office:value-type="string" calcext:value-type="string">
            <text:p>1.51669220402204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{ID_DIA_SEMANA_SEXTA_1,ID_GEOGRAFIA_1,ID_HISTORIA_1} =&gt; {FK_COD_TIPO_TURMA_0}</text:p>
          </table:table-cell>
          <table:table-cell office:value-type="string" calcext:value-type="string">
            <text:p>0.417319067428543</text:p>
          </table:table-cell>
          <table:table-cell office:value-type="string" calcext:value-type="string">
            <text:p>0.996747543574245</text:p>
          </table:table-cell>
          <table:table-cell office:value-type="string" calcext:value-type="string">
            <text:p>1.5166812674211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{ID_HISTORIA_1,ID_LINGUA_LITERAT_PORTUGUESA_1,ID_MATEMATICA_1} =&gt; {FK_COD_TIPO_TURMA_0}</text:p>
          </table:table-cell>
          <table:table-cell office:value-type="string" calcext:value-type="string">
            <text:p>0.422786707926011</text:p>
          </table:table-cell>
          <table:table-cell office:value-type="string" calcext:value-type="string">
            <text:p>0.996738057208412</text:p>
          </table:table-cell>
          <table:table-cell office:value-type="string" calcext:value-type="string">
            <text:p>1.51666683267938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{ID_DIA_SEMANA_SEXTA_1,ID_GEOGRAFIA_1,ID_LINGUA_LITERAT_PORTUGUESA_1} =&gt; {FK_COD_TIPO_TURMA_0}</text:p>
          </table:table-cell>
          <table:table-cell office:value-type="string" calcext:value-type="string">
            <text:p>0.421431939031313</text:p>
          </table:table-cell>
          <table:table-cell office:value-type="string" calcext:value-type="string">
            <text:p>0.996737807149075</text:p>
          </table:table-cell>
          <table:table-cell office:value-type="string" calcext:value-type="string">
            <text:p>1.51666645218152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string" calcext:value-type="string">
            <text:p>{ID_COZINHA_1,ID_DIA_SEMANA_SEXTA_1,ID_LABORATORIO_INFORMATICA_1,ID_LINGUA_LITERAT_PORTUGUESA_1,ID_MATEMATICA_1} =&gt; {FK_COD_TIPO_TURMA_0}</text:p>
          </table:table-cell>
          <table:table-cell office:value-type="string" calcext:value-type="string">
            <text:p>0.43953198805303</text:p>
          </table:table-cell>
          <table:table-cell office:value-type="string" calcext:value-type="string">
            <text:p>0.996732589165477</text:p>
          </table:table-cell>
          <table:table-cell office:value-type="string" calcext:value-type="string">
            <text:p>1.51665851233955</text:p>
          </table:table-cell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string" calcext:value-type="string">
            <text:p>{ID_ALIMENTACAO_1,ID_DIA_SEMANA_SEXTA_1,ID_EDUCACAO_FISICA_1,ID_LABORATORIO_INFORMATICA_1} =&gt; {FK_COD_TIPO_TURMA_0}</text:p>
          </table:table-cell>
          <table:table-cell office:value-type="string" calcext:value-type="string">
            <text:p>0.403966840258202</text:p>
          </table:table-cell>
          <table:table-cell office:value-type="string" calcext:value-type="string">
            <text:p>0.996726127095555</text:p>
          </table:table-cell>
          <table:table-cell office:value-type="string" calcext:value-type="string">
            <text:p>1.5166486794581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{ID_GEOGRAFIA_1,ID_HISTORIA_1} =&gt; {FK_COD_TIPO_TURMA_0}</text:p>
          </table:table-cell>
          <table:table-cell office:value-type="string" calcext:value-type="string">
            <text:p>0.418814963091864</text:p>
          </table:table-cell>
          <table:table-cell office:value-type="string" calcext:value-type="string">
            <text:p>0.996724903947109</text:p>
          </table:table-cell>
          <table:table-cell office:value-type="string" calcext:value-type="string">
            <text:p>1.51664681827839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{ID_HISTORIA_1,ID_LABORATORIO_INFORMATICA_1,ID_LINGUA_LITERAT_PORTUGUESA_1} =&gt; {FK_COD_TIPO_TURMA_0}</text:p>
          </table:table-cell>
          <table:table-cell office:value-type="string" calcext:value-type="string">
            <text:p>0.409028410717845</text:p>
          </table:table-cell>
          <table:table-cell office:value-type="string" calcext:value-type="string">
            <text:p>0.996723879648274</text:p>
          </table:table-cell>
          <table:table-cell office:value-type="string" calcext:value-type="string">
            <text:p>1.51664525967424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string" calcext:value-type="string">
            <text:p>{ID_DIA_SEMANA_SEXTA_1,ID_HISTORIA_1,ID_LABORATORIO_INFORMATICA_1,ID_MATEMATICA_1} =&gt; {FK_COD_TIPO_TURMA_0}</text:p>
          </table:table-cell>
          <table:table-cell office:value-type="string" calcext:value-type="string">
            <text:p>0.404033196285697</text:p>
          </table:table-cell>
          <table:table-cell office:value-type="string" calcext:value-type="string">
            <text:p>0.99671661336699</text:p>
          </table:table-cell>
          <table:table-cell office:value-type="string" calcext:value-type="string">
            <text:p>1.51663420308044</text:p>
          </table:table-cell>
        </table:table-row>
        <table:table-row table:style-name="ro1">
          <table:table-cell office:value-type="float" office:value="4506" calcext:value-type="float">
            <text:p>4506</text:p>
          </table:table-cell>
          <table:table-cell office:value-type="string" calcext:value-type="string">
            <text:p>{ID_COZINHA_1,ID_LABORATORIO_INFORMATICA_1,ID_LINGUA_LITERAT_PORTUGUESA_1,ID_MATEMATICA_1} =&gt; {FK_COD_TIPO_TURMA_0}</text:p>
          </table:table-cell>
          <table:table-cell office:value-type="string" calcext:value-type="string">
            <text:p>0.441702743749611</text:p>
          </table:table-cell>
          <table:table-cell office:value-type="string" calcext:value-type="string">
            <text:p>0.99671614956737</text:p>
          </table:table-cell>
          <table:table-cell office:value-type="string" calcext:value-type="string">
            <text:p>1.5166334973488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{ID_GEOGRAFIA_1,ID_LINGUA_LITERAT_PORTUGUESA_1} =&gt; {FK_COD_TIPO_TURMA_0}</text:p>
          </table:table-cell>
          <table:table-cell office:value-type="string" calcext:value-type="string">
            <text:p>0.422878308094402</text:p>
          </table:table-cell>
          <table:table-cell office:value-type="string" calcext:value-type="string">
            <text:p>0.996715039136764</text:p>
          </table:table-cell>
          <table:table-cell office:value-type="string" calcext:value-type="string">
            <text:p>1.51663180768403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{ID_DIA_SEMANA_SEXTA_1,ID_GEOGRAFIA_1,ID_MATEMATICA_1} =&gt; {FK_COD_TIPO_TURMA_0}</text:p>
          </table:table-cell>
          <table:table-cell office:value-type="string" calcext:value-type="string">
            <text:p>0.427264056839227</text:p>
          </table:table-cell>
          <table:table-cell office:value-type="string" calcext:value-type="string">
            <text:p>0.99671287117607</text:p>
          </table:table-cell>
          <table:table-cell office:value-type="string" calcext:value-type="string">
            <text:p>1.51662850884934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{ID_ALIMENTACAO_1,ID_EDUCACAO_FISICA_1,ID_MATEMATICA_1} =&gt; {FK_COD_TIPO_TURMA_0}</text:p>
          </table:table-cell>
          <table:table-cell office:value-type="string" calcext:value-type="string">
            <text:p>0.41206948822433</text:p>
          </table:table-cell>
          <table:table-cell office:value-type="string" calcext:value-type="string">
            <text:p>0.996699289963539</text:p>
          </table:table-cell>
          <table:table-cell office:value-type="string" calcext:value-type="string">
            <text:p>1.51660784326479</text:p>
          </table:table-cell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string" calcext:value-type="string">
            <text:p>{ID_COZINHA_1,ID_DIA_SEMANA_SEXTA_1,ID_LINGUA_LITERAT_PORTUGUESA_1,ID_MATEMATICA_1} =&gt; {FK_COD_TIPO_TURMA_0}</text:p>
          </table:table-cell>
          <table:table-cell office:value-type="string" calcext:value-type="string">
            <text:p>0.463389143721145</text:p>
          </table:table-cell>
          <table:table-cell office:value-type="string" calcext:value-type="string">
            <text:p>0.996699236475428</text:p>
          </table:table-cell>
          <table:table-cell office:value-type="string" calcext:value-type="string">
            <text:p>1.51660776187566</text:p>
          </table:table-cell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string" calcext:value-type="string">
            <text:p>{ID_ALIMENTACAO_1,ID_DIA_SEMANA_SEXTA_1,ID_EDUCACAO_FISICA_1,ID_MATEMATICA_1} =&gt; {FK_COD_TIPO_TURMA_0}</text:p>
          </table:table-cell>
          <table:table-cell office:value-type="string" calcext:value-type="string">
            <text:p>0.411369143629785</text:p>
          </table:table-cell>
          <table:table-cell office:value-type="string" calcext:value-type="string">
            <text:p>0.996693689175327</text:p>
          </table:table-cell>
          <table:table-cell office:value-type="string" calcext:value-type="string">
            <text:p>1.51659932093572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{ID_HISTORIA_1,ID_LABORATORIO_INFORMATICA_1,ID_MATEMATICA_1} =&gt; {FK_COD_TIPO_TURMA_0}</text:p>
          </table:table-cell>
          <table:table-cell office:value-type="string" calcext:value-type="string">
            <text:p>0.405399024518312</text:p>
          </table:table-cell>
          <table:table-cell office:value-type="string" calcext:value-type="string">
            <text:p>0.996692290187108</text:p>
          </table:table-cell>
          <table:table-cell office:value-type="string" calcext:value-type="string">
            <text:p>1.51659719219285</text:p>
          </table:table-cell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string" calcext:value-type="string">
            <text:p>{FK_COD_TIPO_TURMA_0,ID_ALIMENTACAO_1,ID_COZINHA_1,ID_LABORATORIO_INFORMATICA_1,ID_SITUACAO_CURSO_2_0} =&gt; {FK_COD_MOD_ENSINO_1}</text:p>
          </table:table-cell>
          <table:table-cell office:value-type="string" calcext:value-type="string">
            <text:p>0.405834906684432</text:p>
          </table:table-cell>
          <table:table-cell office:value-type="string" calcext:value-type="string">
            <text:p>0.889560031871973</text:p>
          </table:table-cell>
          <table:table-cell office:value-type="string" calcext:value-type="string">
            <text:p>1.516596436970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{ID_GEOGRAFIA_1,ID_MATEMATICA_1} =&gt; {FK_COD_TIPO_TURMA_0}</text:p>
          </table:table-cell>
          <table:table-cell office:value-type="string" calcext:value-type="string">
            <text:p>0.428745767699569</text:p>
          </table:table-cell>
          <table:table-cell office:value-type="string" calcext:value-type="string">
            <text:p>0.996690770037301</text:p>
          </table:table-cell>
          <table:table-cell office:value-type="string" calcext:value-type="string">
            <text:p>1.51659487908684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{ID_COZINHA_1,ID_LINGUA_LITERAT_PORTUGUESA_1,ID_MATEMATICA_1} =&gt; {FK_COD_TIPO_TURMA_0}</text:p>
          </table:table-cell>
          <table:table-cell office:value-type="string" calcext:value-type="string">
            <text:p>0.465688283905706</text:p>
          </table:table-cell>
          <table:table-cell office:value-type="string" calcext:value-type="string">
            <text:p>0.996684707047069</text:p>
          </table:table-cell>
          <table:table-cell office:value-type="string" calcext:value-type="string">
            <text:p>1.51658565345717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{ID_COZINHA_1,ID_DIA_SEMANA_SEXTA_1,ID_HISTORIA_1} =&gt; {FK_COD_TIPO_TURMA_0}</text:p>
          </table:table-cell>
          <table:table-cell office:value-type="string" calcext:value-type="string">
            <text:p>0.423624092142557</text:p>
          </table:table-cell>
          <table:table-cell office:value-type="string" calcext:value-type="string">
            <text:p>0.996678518863773</text:p>
          </table:table-cell>
          <table:table-cell office:value-type="string" calcext:value-type="string">
            <text:p>1.51657623732995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{ID_DIA_SEMANA_SEXTA_1,ID_HISTORIA_1,ID_LINGUA_LITERAT_PORTUGUESA_1} =&gt; {FK_COD_TIPO_TURMA_0}</text:p>
          </table:table-cell>
          <table:table-cell office:value-type="string" calcext:value-type="string">
            <text:p>0.429296811232248</text:p>
          </table:table-cell>
          <table:table-cell office:value-type="string" calcext:value-type="string">
            <text:p>0.996666631316139</text:p>
          </table:table-cell>
          <table:table-cell office:value-type="string" calcext:value-type="string">
            <text:p>1.51655814887723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string" calcext:value-type="string">
            <text:p>{ID_COZINHA_1,ID_DIA_SEMANA_SEXTA_1,ID_HISTORIA_1,ID_LABORATORIO_INFORMATICA_1} =&gt; {FK_COD_TIPO_TURMA_0}</text:p>
          </table:table-cell>
          <table:table-cell office:value-type="string" calcext:value-type="string">
            <text:p>0.4033112138561</text:p>
          </table:table-cell>
          <table:table-cell office:value-type="string" calcext:value-type="string">
            <text:p>0.996656867591281</text:p>
          </table:table-cell>
          <table:table-cell office:value-type="string" calcext:value-type="string">
            <text:p>1.51654329209761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{ID_ALIMENTACAO_1,ID_EDUCACAO_FISICA_1,ID_LABORATORIO_INFORMATICA_1} =&gt; {FK_COD_TIPO_TURMA_0}</text:p>
          </table:table-cell>
          <table:table-cell office:value-type="string" calcext:value-type="string">
            <text:p>0.40475253409101</text:p>
          </table:table-cell>
          <table:table-cell office:value-type="string" calcext:value-type="string">
            <text:p>0.996645131652091</text:p>
          </table:table-cell>
          <table:table-cell office:value-type="string" calcext:value-type="string">
            <text:p>1.51652543433689</text:p>
          </table:table-cell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string" calcext:value-type="string">
            <text:p>{ID_COZINHA_1,ID_DIA_SEMANA_SEXTA_1,ID_LABORATORIO_INFORMATICA_1,ID_LINGUA_LITERAT_PORTUGUESA_1,ID_MATEMATICA_1,ID_SITUACAO_CURSO_2_0} =&gt; {FK_COD_TIPO_TURMA_0}</text:p>
          </table:table-cell>
          <table:table-cell office:value-type="string" calcext:value-type="string">
            <text:p>0.405820481461064</text:p>
          </table:table-cell>
          <table:table-cell office:value-type="string" calcext:value-type="string">
            <text:p>0.996638630653823</text:p>
          </table:table-cell>
          <table:table-cell office:value-type="string" calcext:value-type="string">
            <text:p>1.5165155422209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{ID_COZINHA_1,ID_HISTORIA_1} =&gt; {FK_COD_TIPO_TURMA_0}</text:p>
          </table:table-cell>
          <table:table-cell office:value-type="string" calcext:value-type="string">
            <text:p>0.425980692800203</text:p>
          </table:table-cell>
          <table:table-cell office:value-type="string" calcext:value-type="string">
            <text:p>0.996633481475148</text:p>
          </table:table-cell>
          <table:table-cell office:value-type="string" calcext:value-type="string">
            <text:p>1.5165077070746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{ID_HISTORIA_1,ID_LINGUA_LITERAT_PORTUGUESA_1} =&gt; {FK_COD_TIPO_TURMA_0}</text:p>
          </table:table-cell>
          <table:table-cell office:value-type="string" calcext:value-type="string">
            <text:p>0.430791264373232</text:p>
          </table:table-cell>
          <table:table-cell office:value-type="string" calcext:value-type="string">
            <text:p>0.996631035852186</text:p>
          </table:table-cell>
          <table:table-cell office:value-type="string" calcext:value-type="string">
            <text:p>1.51650398574061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string" calcext:value-type="string">
            <text:p>{ID_COZINHA_1,ID_LABORATORIO_INFORMATICA_1,ID_LINGUA_LITERAT_PORTUGUESA_1,ID_MATEMATICA_1,ID_SITUACAO_CURSO_2_0} =&gt; {FK_COD_TIPO_TURMA_0}</text:p>
          </table:table-cell>
          <table:table-cell office:value-type="string" calcext:value-type="string">
            <text:p>0.40788304798238</text:p>
          </table:table-cell>
          <table:table-cell office:value-type="string" calcext:value-type="string">
            <text:p>0.996622784601919</text:p>
          </table:table-cell>
          <table:table-cell office:value-type="string" calcext:value-type="string">
            <text:p>1.51649143038815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{ID_COZINHA_1,ID_HISTORIA_1,ID_LABORATORIO_INFORMATICA_1} =&gt; {FK_COD_TIPO_TURMA_0}</text:p>
          </table:table-cell>
          <table:table-cell office:value-type="string" calcext:value-type="string">
            <text:p>0.405556740293808</text:p>
          </table:table-cell>
          <table:table-cell office:value-type="string" calcext:value-type="string">
            <text:p>0.9966087775943</text:p>
          </table:table-cell>
          <table:table-cell office:value-type="string" calcext:value-type="string">
            <text:p>1.5164701169009</text:p>
          </table:table-cell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string" calcext:value-type="string">
            <text:p>{ID_COZINHA_1,ID_DIA_SEMANA_SEXTA_1,ID_LINGUA_LITERAT_PORTUGUESA_1,ID_MATEMATICA_1,ID_SITUACAO_CURSO_2_0} =&gt; {FK_COD_TIPO_TURMA_0}</text:p>
          </table:table-cell>
          <table:table-cell office:value-type="string" calcext:value-type="string">
            <text:p>0.428115145017973</text:p>
          </table:table-cell>
          <table:table-cell office:value-type="string" calcext:value-type="string">
            <text:p>0.996603912552427</text:p>
          </table:table-cell>
          <table:table-cell office:value-type="string" calcext:value-type="string">
            <text:p>1.51646271410576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{ID_DIA_SEMANA_SEXTA_1,ID_HISTORIA_1,ID_MATEMATICA_1} =&gt; {FK_COD_TIPO_TURMA_0}</text:p>
          </table:table-cell>
          <table:table-cell office:value-type="string" calcext:value-type="string">
            <text:p>0.425566448469135</text:p>
          </table:table-cell>
          <table:table-cell office:value-type="string" calcext:value-type="string">
            <text:p>0.996590937241716</text:p>
          </table:table-cell>
          <table:table-cell office:value-type="string" calcext:value-type="string">
            <text:p>1.51644297047978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string" calcext:value-type="string">
            <text:p>{ID_COZINHA_1,ID_LINGUA_LITERAT_PORTUGUESA_1,ID_MATEMATICA_1,ID_SITUACAO_CURSO_2_0} =&gt; {FK_COD_TIPO_TURMA_0}</text:p>
          </table:table-cell>
          <table:table-cell office:value-type="string" calcext:value-type="string">
            <text:p>0.430303691823375</text:p>
          </table:table-cell>
          <table:table-cell office:value-type="string" calcext:value-type="string">
            <text:p>0.996590050453221</text:p>
          </table:table-cell>
          <table:table-cell office:value-type="string" calcext:value-type="string">
            <text:p>1.5164416211155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{ID_HISTORIA_1,ID_MATEMATICA_1} =&gt; {FK_COD_TIPO_TURMA_0}</text:p>
          </table:table-cell>
          <table:table-cell office:value-type="string" calcext:value-type="string">
            <text:p>0.427030368220656</text:p>
          </table:table-cell>
          <table:table-cell office:value-type="string" calcext:value-type="string">
            <text:p>0.996569034229424</text:p>
          </table:table-cell>
          <table:table-cell office:value-type="string" calcext:value-type="string">
            <text:p>1.51640964219253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{ID_ALIMENTACAO_1,ID_DIA_SEMANA_SEXTA_1,ID_EDUCACAO_FISICA_1} =&gt; {FK_COD_TIPO_TURMA_0}</text:p>
          </table:table-cell>
          <table:table-cell office:value-type="string" calcext:value-type="string">
            <text:p>0.422255138444879</text:p>
          </table:table-cell>
          <table:table-cell office:value-type="string" calcext:value-type="string">
            <text:p>0.996552420681844</text:p>
          </table:table-cell>
          <table:table-cell office:value-type="string" calcext:value-type="string">
            <text:p>1.51638436251508</text:p>
          </table:table-cell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string" calcext:value-type="string">
            <text:p>{ID_COZINHA_1,ID_DIA_SEMANA_SEXTA_1,ID_LABORATORIO_INFORMATICA_1,ID_LINGUA_LITERAT_PORTUGUESA_1} =&gt; {FK_COD_TIPO_TURMA_0}</text:p>
          </table:table-cell>
          <table:table-cell office:value-type="string" calcext:value-type="string">
            <text:p>0.449486834699682</text:p>
          </table:table-cell>
          <table:table-cell office:value-type="string" calcext:value-type="string">
            <text:p>0.996514095261142</text:p>
          </table:table-cell>
          <table:table-cell office:value-type="string" calcext:value-type="string">
            <text:p>1.51632604539354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{ID_DIA_SEMANA_SEXTA_1,ID_GEOGRAFIA_1,ID_LABORATORIO_INFORMATICA_1} =&gt; {FK_COD_TIPO_TURMA_0}</text:p>
          </table:table-cell>
          <table:table-cell office:value-type="string" calcext:value-type="string">
            <text:p>0.410396883574743</text:p>
          </table:table-cell>
          <table:table-cell office:value-type="string" calcext:value-type="string">
            <text:p>0.996488641060308</text:p>
          </table:table-cell>
          <table:table-cell office:value-type="string" calcext:value-type="string">
            <text:p>1.5162873135102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{ID_COZINHA_1,ID_DIA_SEMANA_SEXTA_1,ID_LINGUA_LITERAT_PORTUGUESA_1} =&gt; {FK_COD_TIPO_TURMA_0}</text:p>
          </table:table-cell>
          <table:table-cell office:value-type="string" calcext:value-type="string">
            <text:p>0.473563734603779</text:p>
          </table:table-cell>
          <table:table-cell office:value-type="string" calcext:value-type="string">
            <text:p>0.996487031764437</text:p>
          </table:table-cell>
          <table:table-cell office:value-type="string" calcext:value-type="string">
            <text:p>1.5162848647568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{ID_ALIMENTACAO_1,ID_EDUCACAO_FISICA_1} =&gt; {FK_COD_TIPO_TURMA_0}</text:p>
          </table:table-cell>
          <table:table-cell office:value-type="string" calcext:value-type="string">
            <text:p>0.423119930585825</text:p>
          </table:table-cell>
          <table:table-cell office:value-type="string" calcext:value-type="string">
            <text:p>0.996475932555781</text:p>
          </table:table-cell>
          <table:table-cell office:value-type="string" calcext:value-type="string">
            <text:p>1.5162679758646</text:p>
          </table:table-cell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string" calcext:value-type="string">
            <text:p>{ID_ALIMENTACAO_1,ID_COZINHA_1,ID_DIA_SEMANA_SEXTA_1,ID_LABORATORIO_INFORMATICA_1,ID_LINGUA_LITERAT_PORTUGUESA_1,ID_MATEMATICA_1} =&gt; {FK_COD_TIPO_TURMA_0}</text:p>
          </table:table-cell>
          <table:table-cell office:value-type="string" calcext:value-type="string">
            <text:p>0.403987997252476</text:p>
          </table:table-cell>
          <table:table-cell office:value-type="string" calcext:value-type="string">
            <text:p>0.996446134897437</text:p>
          </table:table-cell>
          <table:table-cell office:value-type="string" calcext:value-type="string">
            <text:p>1.5162226348446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{ID_GEOGRAFIA_1,ID_LABORATORIO_INFORMATICA_1} =&gt; {FK_COD_TIPO_TURMA_0}</text:p>
          </table:table-cell>
          <table:table-cell office:value-type="string" calcext:value-type="string">
            <text:p>0.412571005156777</text:p>
          </table:table-cell>
          <table:table-cell office:value-type="string" calcext:value-type="string">
            <text:p>0.99644111582545</text:p>
          </table:table-cell>
          <table:table-cell office:value-type="string" calcext:value-type="string">
            <text:p>1.51621499767265</text:p>
          </table:table-cell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string" calcext:value-type="string">
            <text:p>{ID_DIA_SEMANA_SEXTA_1,ID_LABORATORIO_INFORMATICA_1,ID_LINGUA_LITERAT_PORTUGUESA_1,ID_MATEMATICA_1} =&gt; {FK_COD_TIPO_TURMA_0}</text:p>
          </table:table-cell>
          <table:table-cell office:value-type="string" calcext:value-type="string">
            <text:p>0.451666005109895</text:p>
          </table:table-cell>
          <table:table-cell office:value-type="string" calcext:value-type="string">
            <text:p>0.996432543729981</text:p>
          </table:table-cell>
          <table:table-cell office:value-type="string" calcext:value-type="string">
            <text:p>1.51620195411242</text:p>
          </table:table-cell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string" calcext:value-type="string">
            <text:p>{ID_ALIMENTACAO_1,ID_COZINHA_1,ID_LABORATORIO_INFORMATICA_1,ID_LINGUA_LITERAT_PORTUGUESA_1,ID_MATEMATICA_1} =&gt; {FK_COD_TIPO_TURMA_0}</text:p>
          </table:table-cell>
          <table:table-cell office:value-type="string" calcext:value-type="string">
            <text:p>0.405380031307543</text:p>
          </table:table-cell>
          <table:table-cell office:value-type="string" calcext:value-type="string">
            <text:p>0.99642296371019</text:p>
          </table:table-cell>
          <table:table-cell office:value-type="string" calcext:value-type="string">
            <text:p>1.51618737686399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{ID_LABORATORIO_INFORMATICA_1,ID_LINGUA_LITERAT_PORTUGUESA_1,ID_MATEMATICA_1} =&gt; {FK_COD_TIPO_TURMA_0}</text:p>
          </table:table-cell>
          <table:table-cell office:value-type="string" calcext:value-type="string">
            <text:p>0.453870179240613</text:p>
          </table:table-cell>
          <table:table-cell office:value-type="string" calcext:value-type="string">
            <text:p>0.996418250769949</text:p>
          </table:table-cell>
          <table:table-cell office:value-type="string" calcext:value-type="string">
            <text:p>1.5161802055113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string" calcext:value-type="string">
            <text:p>{ID_COZINHA_1,ID_DIA_SEMANA_SEXTA_1,ID_LABORATORIO_INFORMATICA_1,ID_LINGUA_LITERAT_PORTUGUESA_1,ID_SITUACAO_CURSO_2_0} =&gt; {FK_COD_TIPO_TURMA_0}</text:p>
          </table:table-cell>
          <table:table-cell office:value-type="string" calcext:value-type="string">
            <text:p>0.414669153895736</text:p>
          </table:table-cell>
          <table:table-cell office:value-type="string" calcext:value-type="string">
            <text:p>0.99641473321652</text:p>
          </table:table-cell>
          <table:table-cell office:value-type="string" calcext:value-type="string">
            <text:p>1.51617485309541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string" calcext:value-type="string">
            <text:p>{ID_ALIMENTACAO_1,ID_COZINHA_1,ID_DIA_SEMANA_SEXTA_1,ID_LINGUA_LITERAT_PORTUGUESA_1,ID_MATEMATICA_1} =&gt; {FK_COD_TIPO_TURMA_0}</text:p>
          </table:table-cell>
          <table:table-cell office:value-type="string" calcext:value-type="string">
            <text:p>0.423644047034883</text:p>
          </table:table-cell>
          <table:table-cell office:value-type="string" calcext:value-type="string">
            <text:p>0.996390685786664</text:p>
          </table:table-cell>
          <table:table-cell office:value-type="string" calcext:value-type="string">
            <text:p>1.51613826179742</text:p>
          </table:table-cell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string" calcext:value-type="string">
            <text:p>{ID_COZINHA_1,ID_DIA_SEMANA_SEXTA_1,ID_LINGUA_LITERAT_PORTUGUESA_1,ID_SITUACAO_CURSO_2_0} =&gt; {FK_COD_TIPO_TURMA_0}</text:p>
          </table:table-cell>
          <table:table-cell office:value-type="string" calcext:value-type="string">
            <text:p>0.437165049318637</text:p>
          </table:table-cell>
          <table:table-cell office:value-type="string" calcext:value-type="string">
            <text:p>0.996389440661945</text:p>
          </table:table-cell>
          <table:table-cell office:value-type="string" calcext:value-type="string">
            <text:p>1.51613636717791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{ID_COZINHA_1,ID_LABORATORIO_INFORMATICA_1,ID_LINGUA_LITERAT_PORTUGUESA_1} =&gt; {FK_COD_TIPO_TURMA_0}</text:p>
          </table:table-cell>
          <table:table-cell office:value-type="string" calcext:value-type="string">
            <text:p>0.452914027351666</text:p>
          </table:table-cell>
          <table:table-cell office:value-type="string" calcext:value-type="string">
            <text:p>0.996385946817935</text:p>
          </table:table-cell>
          <table:table-cell office:value-type="string" calcext:value-type="string">
            <text:p>1.51613105083899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string" calcext:value-type="string">
            <text:p>{FK_COD_TIPO_TURMA_0,ID_ALIMENTACAO_1,ID_COZINHA_1,ID_LABORATORIO_INFORMATICA_1} =&gt; {FK_COD_MOD_ENSINO_1}</text:p>
          </table:table-cell>
          <table:table-cell office:value-type="string" calcext:value-type="string">
            <text:p>0.440142175001521</text:p>
          </table:table-cell>
          <table:table-cell office:value-type="string" calcext:value-type="string">
            <text:p>0.889281757113524</text:p>
          </table:table-cell>
          <table:table-cell office:value-type="string" calcext:value-type="string">
            <text:p>1.51612201085902</text:p>
          </table:table-cell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string" calcext:value-type="string">
            <text:p>{ID_ALIMENTACAO_1,ID_COZINHA_1,ID_LINGUA_LITERAT_PORTUGUESA_1,ID_MATEMATICA_1} =&gt; {FK_COD_TIPO_TURMA_0}</text:p>
          </table:table-cell>
          <table:table-cell office:value-type="string" calcext:value-type="string">
            <text:p>0.425149319093394</text:p>
          </table:table-cell>
          <table:table-cell office:value-type="string" calcext:value-type="string">
            <text:p>0.996369733846217</text:p>
          </table:table-cell>
          <table:table-cell office:value-type="string" calcext:value-type="string">
            <text:p>1.5161063806899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{ID_COZINHA_1,ID_LINGUA_LITERAT_PORTUGUESA_1} =&gt; {FK_COD_TIPO_TURMA_0}</text:p>
          </table:table-cell>
          <table:table-cell office:value-type="string" calcext:value-type="string">
            <text:p>0.477162346993459</text:p>
          </table:table-cell>
          <table:table-cell office:value-type="string" calcext:value-type="string">
            <text:p>0.996366852967739</text:p>
          </table:table-cell>
          <table:table-cell office:value-type="string" calcext:value-type="string">
            <text:p>1.51610199705792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{ID_DIA_SEMANA_SEXTA_1,ID_HISTORIA_1,ID_LABORATORIO_INFORMATICA_1} =&gt; {FK_COD_TIPO_TURMA_0}</text:p>
          </table:table-cell>
          <table:table-cell office:value-type="string" calcext:value-type="string">
            <text:p>0.413668764655125</text:p>
          </table:table-cell>
          <table:table-cell office:value-type="string" calcext:value-type="string">
            <text:p>0.996355318779315</text:p>
          </table:table-cell>
          <table:table-cell office:value-type="string" calcext:value-type="string">
            <text:p>1.5160844462872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{ID_DIA_SEMANA_SEXTA_1,ID_GEOGRAFIA_1} =&gt; {FK_COD_TIPO_TURMA_0}</text:p>
          </table:table-cell>
          <table:table-cell office:value-type="string" calcext:value-type="string">
            <text:p>0.432273936915132</text:p>
          </table:table-cell>
          <table:table-cell office:value-type="string" calcext:value-type="string">
            <text:p>0.996343215720349</text:p>
          </table:table-cell>
          <table:table-cell office:value-type="string" calcext:value-type="string">
            <text:p>1.51606602990599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string" calcext:value-type="string">
            <text:p>{ID_DIA_SEMANA_SEXTA_1,ID_LABORATORIO_INFORMATICA_1,ID_LINGUA_LITERAT_PORTUGUESA_1,ID_MATEMATICA_1,ID_SITUACAO_CURSO_2_0} =&gt; {FK_COD_TIPO_TURMA_0}</text:p>
          </table:table-cell>
          <table:table-cell office:value-type="string" calcext:value-type="string">
            <text:p>0.417442883929123</text:p>
          </table:table-cell>
          <table:table-cell office:value-type="string" calcext:value-type="string">
            <text:p>0.996329261301853</text:p>
          </table:table-cell>
          <table:table-cell office:value-type="string" calcext:value-type="string">
            <text:p>1.51604479643994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string" calcext:value-type="string">
            <text:p>{ID_LABORATORIO_INFORMATICA_1,ID_LINGUA_LITERAT_PORTUGUESA_1,ID_MATEMATICA_1,ID_SITUACAO_CURSO_2_0} =&gt; {FK_COD_TIPO_TURMA_0}</text:p>
          </table:table-cell>
          <table:table-cell office:value-type="string" calcext:value-type="string">
            <text:p>0.41953742636224</text:p>
          </table:table-cell>
          <table:table-cell office:value-type="string" calcext:value-type="string">
            <text:p>0.996315664165338</text:p>
          </table:table-cell>
          <table:table-cell office:value-type="string" calcext:value-type="string">
            <text:p>1.5160241066249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{ID_HISTORIA_1,ID_LABORATORIO_INFORMATICA_1} =&gt; {FK_COD_TIPO_TURMA_0}</text:p>
          </table:table-cell>
          <table:table-cell office:value-type="string" calcext:value-type="string">
            <text:p>0.416021999427319</text:p>
          </table:table-cell>
          <table:table-cell office:value-type="string" calcext:value-type="string">
            <text:p>0.99631103390659</text:p>
          </table:table-cell>
          <table:table-cell office:value-type="string" calcext:value-type="string">
            <text:p>1.516017061082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{ID_GEOGRAFIA_1} =&gt; {FK_COD_TIPO_TURMA_0}</text:p>
          </table:table-cell>
          <table:table-cell office:value-type="string" calcext:value-type="string">
            <text:p>0.434633903458231</text:p>
          </table:table-cell>
          <table:table-cell office:value-type="string" calcext:value-type="string">
            <text:p>0.996299851972035</text:p>
          </table:table-cell>
          <table:table-cell office:value-type="string" calcext:value-type="string">
            <text:p>1.51600004631248</text:p>
          </table:table-cell>
        </table:table-row>
        <table:table-row table:style-name="ro1">
          <table:table-cell office:value-type="float" office:value="4609" calcext:value-type="float">
            <text:p>4609</text:p>
          </table:table-cell>
          <table:table-cell office:value-type="string" calcext:value-type="string">
            <text:p>{ID_COZINHA_1,ID_LABORATORIO_INFORMATICA_1,ID_LINGUA_LITERAT_PORTUGUESA_1,ID_SITUACAO_CURSO_2_0} =&gt; {FK_COD_TIPO_TURMA_0}</text:p>
          </table:table-cell>
          <table:table-cell office:value-type="string" calcext:value-type="string">
            <text:p>0.417909539905096</text:p>
          </table:table-cell>
          <table:table-cell office:value-type="string" calcext:value-type="string">
            <text:p>0.996281379443158</text:p>
          </table:table-cell>
          <table:table-cell office:value-type="string" calcext:value-type="string">
            <text:p>1.51597193795275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{ID_COZINHA_1,ID_LINGUA_LITERAT_PORTUGUESA_1,ID_SITUACAO_CURSO_2_0} =&gt; {FK_COD_TIPO_TURMA_0}</text:p>
          </table:table-cell>
          <table:table-cell office:value-type="string" calcext:value-type="string">
            <text:p>0.440574210441409</text:p>
          </table:table-cell>
          <table:table-cell office:value-type="string" calcext:value-type="string">
            <text:p>0.996264516385078</text:p>
          </table:table-cell>
          <table:table-cell office:value-type="string" calcext:value-type="string">
            <text:p>1.5159462786125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{FK_COD_TIPO_TURMA_0,TP_COR_RACA_1} =&gt; {FK_COD_MOD_ENSINO_1}</text:p>
          </table:table-cell>
          <table:table-cell office:value-type="string" calcext:value-type="string">
            <text:p>0.409138523256225</text:p>
          </table:table-cell>
          <table:table-cell office:value-type="string" calcext:value-type="string">
            <text:p>0.8891649411225</text:p>
          </table:table-cell>
          <table:table-cell office:value-type="string" calcext:value-type="string">
            <text:p>1.515922853174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{ID_ARTES_1} =&gt; {FK_COD_TIPO_TURMA_0}</text:p>
          </table:table-cell>
          <table:table-cell office:value-type="string" calcext:value-type="string">
            <text:p>0.402261538435647</text:p>
          </table:table-cell>
          <table:table-cell office:value-type="string" calcext:value-type="string">
            <text:p>0.996243453284016</text:p>
          </table:table-cell>
          <table:table-cell office:value-type="string" calcext:value-type="string">
            <text:p>1.5159142283597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{ID_DIA_SEMANA_SEXTA_1,ID_LABORATORIO_INFORMATICA_1,ID_LINGUA_LITERAT_PORTUGUESA_1} =&gt; {FK_COD_TIPO_TURMA_0}</text:p>
          </table:table-cell>
          <table:table-cell office:value-type="string" calcext:value-type="string">
            <text:p>0.462133428026911</text:p>
          </table:table-cell>
          <table:table-cell office:value-type="string" calcext:value-type="string">
            <text:p>0.996230555460538</text:p>
          </table:table-cell>
          <table:table-cell office:value-type="string" calcext:value-type="string">
            <text:p>1.51589460264064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{ID_DIA_SEMANA_SEXTA_1,ID_LINGUA_LITERAT_PORTUGUESA_1,ID_MATEMATICA_1} =&gt; {FK_COD_TIPO_TURMA_0}</text:p>
          </table:table-cell>
          <table:table-cell office:value-type="string" calcext:value-type="string">
            <text:p>0.477118830902964</text:p>
          </table:table-cell>
          <table:table-cell office:value-type="string" calcext:value-type="string">
            <text:p>0.996212471085266</text:p>
          </table:table-cell>
          <table:table-cell office:value-type="string" calcext:value-type="string">
            <text:p>1.51586708490721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string" calcext:value-type="string">
            <text:p>{ID_ALIMENTACAO_1,ID_COZINHA_1,ID_DIA_SEMANA_SEXTA_1,ID_LABORATORIO_INFORMATICA_1,ID_LINGUA_LITERAT_PORTUGUESA_1} =&gt; {FK_COD_TIPO_TURMA_0}</text:p>
          </table:table-cell>
          <table:table-cell office:value-type="string" calcext:value-type="string">
            <text:p>0.413533167555461</text:p>
          </table:table-cell>
          <table:table-cell office:value-type="string" calcext:value-type="string">
            <text:p>0.996212169477036</text:p>
          </table:table-cell>
          <table:table-cell office:value-type="string" calcext:value-type="string">
            <text:p>1.5158666259709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{ID_LINGUA_LITERAT_PORTUGUESA_1,ID_MATEMATICA_1} =&gt; {FK_COD_TIPO_TURMA_0}</text:p>
          </table:table-cell>
          <table:table-cell office:value-type="string" calcext:value-type="string">
            <text:p>0.479476393242168</text:p>
          </table:table-cell>
          <table:table-cell office:value-type="string" calcext:value-type="string">
            <text:p>0.996201165874931</text:p>
          </table:table-cell>
          <table:table-cell office:value-type="string" calcext:value-type="string">
            <text:p>1.5158498825565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{ID_GEOGRAFIA_1,ID_SITUACAO_CURSO_2_0} =&gt; {FK_COD_TIPO_TURMA_0}</text:p>
          </table:table-cell>
          <table:table-cell office:value-type="string" calcext:value-type="string">
            <text:p>0.401822771224853</text:p>
          </table:table-cell>
          <table:table-cell office:value-type="string" calcext:value-type="string">
            <text:p>0.996197800219704</text:p>
          </table:table-cell>
          <table:table-cell office:value-type="string" calcext:value-type="string">
            <text:p>1.51584476127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{ID_DIA_SEMANA_SEXTA_1,ID_HISTORIA_1} =&gt; {FK_COD_TIPO_TURMA_0}</text:p>
          </table:table-cell>
          <table:table-cell office:value-type="string" calcext:value-type="string">
            <text:p>0.435563128263557</text:p>
          </table:table-cell>
          <table:table-cell office:value-type="string" calcext:value-type="string">
            <text:p>0.996194860532291</text:p>
          </table:table-cell>
          <table:table-cell office:value-type="string" calcext:value-type="string">
            <text:p>1.51584028815614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string" calcext:value-type="string">
            <text:p>{ID_ALIMENTACAO_1,ID_COZINHA_1,ID_DIA_SEMANA_SEXTA_1,ID_LINGUA_LITERAT_PORTUGUESA_1} =&gt; {FK_COD_TIPO_TURMA_0}</text:p>
          </table:table-cell>
          <table:table-cell office:value-type="string" calcext:value-type="string">
            <text:p>0.43340896157385</text:p>
          </table:table-cell>
          <table:table-cell office:value-type="string" calcext:value-type="string">
            <text:p>0.996162808753261</text:p>
          </table:table-cell>
          <table:table-cell office:value-type="string" calcext:value-type="string">
            <text:p>1.515791517197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{ID_HISTORIA_1} =&gt; {FK_COD_TIPO_TURMA_0}</text:p>
          </table:table-cell>
          <table:table-cell office:value-type="string" calcext:value-type="string">
            <text:p>0.43808153184332</text:p>
          </table:table-cell>
          <table:table-cell office:value-type="string" calcext:value-type="string">
            <text:p>0.996155109855176</text:p>
          </table:table-cell>
          <table:table-cell office:value-type="string" calcext:value-type="string">
            <text:p>1.51577980232124</text:p>
          </table:table-cell>
        </table:table-row>
        <table:table-row table:style-name="ro1">
          <table:table-cell office:value-type="float" office:value="4587" calcext:value-type="float">
            <text:p>4587</text:p>
          </table:table-cell>
          <table:table-cell office:value-type="string" calcext:value-type="string">
            <text:p>{ID_DIA_SEMANA_SEXTA_1,ID_LABORATORIO_INFORMATICA_1,ID_LINGUA_LITERAT_PORTUGUESA_1,ID_SITUACAO_CURSO_2_0} =&gt; {FK_COD_TIPO_TURMA_0}</text:p>
          </table:table-cell>
          <table:table-cell office:value-type="string" calcext:value-type="string">
            <text:p>0.426766627053401</text:p>
          </table:table-cell>
          <table:table-cell office:value-type="string" calcext:value-type="string">
            <text:p>0.996122323575543</text:p>
          </table:table-cell>
          <table:table-cell office:value-type="string" calcext:value-type="string">
            <text:p>1.5157299137246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{ID_LABORATORIO_INFORMATICA_1,ID_LINGUA_LITERAT_PORTUGUESA_1} =&gt; {FK_COD_TIPO_TURMA_0}</text:p>
          </table:table-cell>
          <table:table-cell office:value-type="string" calcext:value-type="string">
            <text:p>0.465672416160001</text:p>
          </table:table-cell>
          <table:table-cell office:value-type="string" calcext:value-type="string">
            <text:p>0.996108975430386</text:p>
          </table:table-cell>
          <table:table-cell office:value-type="string" calcext:value-type="string">
            <text:p>1.51570960278244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string" calcext:value-type="string">
            <text:p>{ID_DIA_SEMANA_SEXTA_1,ID_LINGUA_LITERAT_PORTUGUESA_1,ID_MATEMATICA_1,ID_SITUACAO_CURSO_2_0} =&gt; {FK_COD_TIPO_TURMA_0}</text:p>
          </table:table-cell>
          <table:table-cell office:value-type="string" calcext:value-type="string">
            <text:p>0.441275516717512</text:p>
          </table:table-cell>
          <table:table-cell office:value-type="string" calcext:value-type="string">
            <text:p>0.996103900332789</text:p>
          </table:table-cell>
          <table:table-cell office:value-type="string" calcext:value-type="string">
            <text:p>1.51570188036014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{ID_DIA_SEMANA_SEXTA_1,ID_HISTORIA_1,ID_SITUACAO_CURSO_2_0} =&gt; {FK_COD_TIPO_TURMA_0}</text:p>
          </table:table-cell>
          <table:table-cell office:value-type="string" calcext:value-type="string">
            <text:p>0.402371410553638</text:p>
          </table:table-cell>
          <table:table-cell office:value-type="string" calcext:value-type="string">
            <text:p>0.996101575677641</text:p>
          </table:table-cell>
          <table:table-cell office:value-type="string" calcext:value-type="string">
            <text:p>1.51569834309443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string" calcext:value-type="string">
            <text:p>{FK_COD_TIPO_TURMA_0,ID_ALIMENTACAO_1,ID_SITUACAO_CURSO_2_0} =&gt; {FK_COD_MOD_ENSINO_1}</text:p>
          </table:table-cell>
          <table:table-cell office:value-type="string" calcext:value-type="string">
            <text:p>0.466028238336426</text:p>
          </table:table-cell>
          <table:table-cell office:value-type="string" calcext:value-type="string">
            <text:p>0.889030609904877</text:p>
          </table:table-cell>
          <table:table-cell office:value-type="string" calcext:value-type="string">
            <text:p>1.51569383406584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{ID_LINGUA_LITERAT_PORTUGUESA_1,ID_MATEMATICA_1,ID_SITUACAO_CURSO_2_0} =&gt; {FK_COD_TIPO_TURMA_0}</text:p>
          </table:table-cell>
          <table:table-cell office:value-type="string" calcext:value-type="string">
            <text:p>0.44352104315522</text:p>
          </table:table-cell>
          <table:table-cell office:value-type="string" calcext:value-type="string">
            <text:p>0.996093429402033</text:p>
          </table:table-cell>
          <table:table-cell office:value-type="string" calcext:value-type="string">
            <text:p>1.5156859474746</text:p>
          </table:table-cell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string" calcext:value-type="string">
            <text:p>{ID_ALIMENTACAO_1,ID_DIA_SEMANA_SEXTA_1,ID_LABORATORIO_INFORMATICA_1,ID_LINGUA_LITERAT_PORTUGUESA_1,ID_MATEMATICA_1} =&gt; {FK_COD_TIPO_TURMA_0}</text:p>
          </table:table-cell>
          <table:table-cell office:value-type="string" calcext:value-type="string">
            <text:p>0.410060054609087</text:p>
          </table:table-cell>
          <table:table-cell office:value-type="string" calcext:value-type="string">
            <text:p>0.996072000476546</text:p>
          </table:table-cell>
          <table:table-cell office:value-type="string" calcext:value-type="string">
            <text:p>1.515653340572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{ID_HISTORIA_1,ID_SITUACAO_CURSO_2_0} =&gt; {FK_COD_TIPO_TURMA_0}</text:p>
          </table:table-cell>
          <table:table-cell office:value-type="string" calcext:value-type="string">
            <text:p>0.404779461174632</text:p>
          </table:table-cell>
          <table:table-cell office:value-type="string" calcext:value-type="string">
            <text:p>0.996061620231807</text:p>
          </table:table-cell>
          <table:table-cell office:value-type="string" calcext:value-type="string">
            <text:p>1.5156375456772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string" calcext:value-type="string">
            <text:p>{ID_ALIMENTACAO_1,ID_COZINHA_1,ID_LABORATORIO_INFORMATICA_1,ID_LINGUA_LITERAT_PORTUGUESA_1} =&gt; {FK_COD_TIPO_TURMA_0}</text:p>
          </table:table-cell>
          <table:table-cell office:value-type="string" calcext:value-type="string">
            <text:p>0.41514927341352</text:p>
          </table:table-cell>
          <table:table-cell office:value-type="string" calcext:value-type="string">
            <text:p>0.996058484180579</text:p>
          </table:table-cell>
          <table:table-cell office:value-type="string" calcext:value-type="string">
            <text:p>1.51563277376667</text:p>
          </table:table-cell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string" calcext:value-type="string">
            <text:p>{ID_ALIMENTACAO_1,ID_LABORATORIO_INFORMATICA_1,ID_LINGUA_LITERAT_PORTUGUESA_1,ID_MATEMATICA_1} =&gt; {FK_COD_TIPO_TURMA_0}</text:p>
          </table:table-cell>
          <table:table-cell office:value-type="string" calcext:value-type="string">
            <text:p>0.411456175810776</text:p>
          </table:table-cell>
          <table:table-cell office:value-type="string" calcext:value-type="string">
            <text:p>0.996050492698999</text:p>
          </table:table-cell>
          <table:table-cell office:value-type="string" calcext:value-type="string">
            <text:p>1.51562061368612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{ID_ALIMENTACAO_1,ID_COZINHA_1,ID_LINGUA_LITERAT_PORTUGUESA_1} =&gt; {FK_COD_TIPO_TURMA_0}</text:p>
          </table:table-cell>
          <table:table-cell office:value-type="string" calcext:value-type="string">
            <text:p>0.435181340685068</text:p>
          </table:table-cell>
          <table:table-cell office:value-type="string" calcext:value-type="string">
            <text:p>0.996017766801921</text:p>
          </table:table-cell>
          <table:table-cell office:value-type="string" calcext:value-type="string">
            <text:p>1.5155708169694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{ID_DIA_SEMANA_SEXTA_1,ID_LINGUA_LITERAT_PORTUGUESA_1} =&gt; {FK_COD_TIPO_TURMA_0}</text:p>
          </table:table-cell>
          <table:table-cell office:value-type="string" calcext:value-type="string">
            <text:p>0.487935584645888</text:p>
          </table:table-cell>
          <table:table-cell office:value-type="string" calcext:value-type="string">
            <text:p>0.996013022947203</text:p>
          </table:table-cell>
          <table:table-cell office:value-type="string" calcext:value-type="string">
            <text:p>1.51556359857632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{ID_LABORATORIO_INFORMATICA_1,ID_LINGUA_LITERAT_PORTUGUESA_1,ID_SITUACAO_CURSO_2_0} =&gt; {FK_COD_TIPO_TURMA_0}</text:p>
          </table:table-cell>
          <table:table-cell office:value-type="string" calcext:value-type="string">
            <text:p>0.430112076772962</text:p>
          </table:table-cell>
          <table:table-cell office:value-type="string" calcext:value-type="string">
            <text:p>0.99599597370437</text:p>
          </table:table-cell>
          <table:table-cell office:value-type="string" calcext:value-type="string">
            <text:p>1.5155376559317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{FK_COD_TIPO_TURMA_0,NUM_EQUIP_FOTO__0.5-2.5} =&gt; {FK_COD_MOD_ENSINO_1}</text:p>
          </table:table-cell>
          <table:table-cell office:value-type="string" calcext:value-type="string">
            <text:p>0.423812100887127</text:p>
          </table:table-cell>
          <table:table-cell office:value-type="string" calcext:value-type="string">
            <text:p>0.88888507902059</text:p>
          </table:table-cell>
          <table:table-cell office:value-type="string" calcext:value-type="string">
            <text:p>1.51544572082708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{ID_DIA_SEMANA_SEXTA_1,ID_LINGUA_LITERAT_PORTUGUESA_1,ID_SITUACAO_CURSO_2_0} =&gt; {FK_COD_TIPO_TURMA_0}</text:p>
          </table:table-cell>
          <table:table-cell office:value-type="string" calcext:value-type="string">
            <text:p>0.450927193253035</text:p>
          </table:table-cell>
          <table:table-cell office:value-type="string" calcext:value-type="string">
            <text:p>0.995902394473516</text:p>
          </table:table-cell>
          <table:table-cell office:value-type="string" calcext:value-type="string">
            <text:p>1.515395262938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{ID_LINGUA_LITERAT_PORTUGUESA_1} =&gt; {FK_COD_TIPO_TURMA_0}</text:p>
          </table:table-cell>
          <table:table-cell office:value-type="string" calcext:value-type="string">
            <text:p>0.491702250887812</text:p>
          </table:table-cell>
          <table:table-cell office:value-type="string" calcext:value-type="string">
            <text:p>0.995901332006229</text:p>
          </table:table-cell>
          <table:table-cell office:value-type="string" calcext:value-type="string">
            <text:p>1.51539364625589</text:p>
          </table:table-cell>
        </table:table-row>
        <table:table-row table:style-name="ro1">
          <table:table-cell office:value-type="float" office:value="4605" calcext:value-type="float">
            <text:p>4605</text:p>
          </table:table-cell>
          <table:table-cell office:value-type="string" calcext:value-type="string">
            <text:p>{ID_ALIMENTACAO_1,ID_COZINHA_1,ID_LINGUA_LITERAT_PORTUGUESA_1,ID_SITUACAO_CURSO_2_0} =&gt; {FK_COD_TIPO_TURMA_0}</text:p>
          </table:table-cell>
          <table:table-cell office:value-type="string" calcext:value-type="string">
            <text:p>0.400199452755109</text:p>
          </table:table-cell>
          <table:table-cell office:value-type="string" calcext:value-type="string">
            <text:p>0.99588920537999</text:p>
          </table:table-cell>
          <table:table-cell office:value-type="string" calcext:value-type="string">
            <text:p>1.51537519401392</text:p>
          </table:table-cell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string" calcext:value-type="string">
            <text:p>{ID_ALIMENTACAO_1,ID_DIA_SEMANA_SEXTA_1,ID_LABORATORIO_INFORMATICA_1,ID_LINGUA_LITERAT_PORTUGUESA_1} =&gt; {FK_COD_TIPO_TURMA_0}</text:p>
          </table:table-cell>
          <table:table-cell office:value-type="string" calcext:value-type="string">
            <text:p>0.420062023652077</text:p>
          </table:table-cell>
          <table:table-cell office:value-type="string" calcext:value-type="string">
            <text:p>0.995854590927978</text:p>
          </table:table-cell>
          <table:table-cell office:value-type="string" calcext:value-type="string">
            <text:p>1.51532252361479</text:p>
          </table:table-cell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string" calcext:value-type="string">
            <text:p>{ID_ALIMENTACAO_1,ID_DIA_SEMANA_SEXTA_1,ID_LINGUA_LITERAT_PORTUGUESA_1,ID_MATEMATICA_1} =&gt; {FK_COD_TIPO_TURMA_0}</text:p>
          </table:table-cell>
          <table:table-cell office:value-type="string" calcext:value-type="string">
            <text:p>0.430598206800483</text:p>
          </table:table-cell>
          <table:table-cell office:value-type="string" calcext:value-type="string">
            <text:p>0.995804993642161</text:p>
          </table:table-cell>
          <table:table-cell office:value-type="string" calcext:value-type="string">
            <text:p>1.51524705488171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{ID_ALIMENTACAO_1,ID_LINGUA_LITERAT_PORTUGUESA_1,ID_MATEMATICA_1} =&gt; {FK_COD_TIPO_TURMA_0}</text:p>
          </table:table-cell>
          <table:table-cell office:value-type="string" calcext:value-type="string">
            <text:p>0.432112133993015</text:p>
          </table:table-cell>
          <table:table-cell office:value-type="string" calcext:value-type="string">
            <text:p>0.995786526191685</text:p>
          </table:table-cell>
          <table:table-cell office:value-type="string" calcext:value-type="string">
            <text:p>1.5152189542494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{ID_LINGUA_LITERAT_PORTUGUESA_1,ID_SITUACAO_CURSO_2_0} =&gt; {FK_COD_TIPO_TURMA_0}</text:p>
          </table:table-cell>
          <table:table-cell office:value-type="string" calcext:value-type="string">
            <text:p>0.454497436036756</text:p>
          </table:table-cell>
          <table:table-cell office:value-type="string" calcext:value-type="string">
            <text:p>0.995786511675192</text:p>
          </table:table-cell>
          <table:table-cell office:value-type="string" calcext:value-type="string">
            <text:p>1.5152189321607</text:p>
          </table:table-cell>
        </table:table-row>
        <table:table-row table:style-name="ro1">
          <table:table-cell office:value-type="float" office:value="4666" calcext:value-type="float">
            <text:p>4666</text:p>
          </table:table-cell>
          <table:table-cell office:value-type="string" calcext:value-type="string">
            <text:p>{ID_COZINHA_1,ID_DIA_SEMANA_SEXTA_1,ID_LABORATORIO_INFORMATICA_1,ID_MATEMATICA_1} =&gt; {FK_COD_TIPO_TURMA_0}</text:p>
          </table:table-cell>
          <table:table-cell office:value-type="string" calcext:value-type="string">
            <text:p>0.450931039979266</text:p>
          </table:table-cell>
          <table:table-cell office:value-type="string" calcext:value-type="string">
            <text:p>0.99578610598923</text:p>
          </table:table-cell>
          <table:table-cell office:value-type="string" calcext:value-type="string">
            <text:p>1.51521831485665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{ID_DIA_SEMANA_SEXTA_1,ID_MATEMATICA_1,ID_SITUACAO_CURSO_2_0} =&gt; {FK_COD_MOD_ENSINO_1}</text:p>
          </table:table-cell>
          <table:table-cell office:value-type="string" calcext:value-type="string">
            <text:p>0.403638906846956</text:p>
          </table:table-cell>
          <table:table-cell office:value-type="string" calcext:value-type="string">
            <text:p>0.888727964931282</text:p>
          </table:table-cell>
          <table:table-cell office:value-type="string" calcext:value-type="string">
            <text:p>1.51517785957039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{ID_COZINHA_1,ID_DIA_SEMANA_SEXTA_1,ID_MATEMATICA_1} =&gt; {FK_COD_TIPO_TURMA_0}</text:p>
          </table:table-cell>
          <table:table-cell office:value-type="string" calcext:value-type="string">
            <text:p>0.475217105622207</text:p>
          </table:table-cell>
          <table:table-cell office:value-type="string" calcext:value-type="string">
            <text:p>0.995750222287152</text:p>
          </table:table-cell>
          <table:table-cell office:value-type="string" calcext:value-type="string">
            <text:p>1.51516371312816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string" calcext:value-type="string">
            <text:p>{ID_COZINHA_1,ID_DIA_SEMANA_SEXTA_1,ID_LABORATORIO_INFORMATICA_1,ID_MATEMATICA_1,ID_SITUACAO_CURSO_2_0} =&gt; {FK_COD_TIPO_TURMA_0}</text:p>
          </table:table-cell>
          <table:table-cell office:value-type="string" calcext:value-type="string">
            <text:p>0.416003487057329</text:p>
          </table:table-cell>
          <table:table-cell office:value-type="string" calcext:value-type="string">
            <text:p>0.995747842270211</text:p>
          </table:table-cell>
          <table:table-cell office:value-type="string" calcext:value-type="string">
            <text:p>1.51516009162226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{ID_COZINHA_1,ID_LABORATORIO_INFORMATICA_1,ID_MATEMATICA_1} =&gt; {FK_COD_TIPO_TURMA_0}</text:p>
          </table:table-cell>
          <table:table-cell office:value-type="string" calcext:value-type="string">
            <text:p>0.454182485326543</text:p>
          </table:table-cell>
          <table:table-cell office:value-type="string" calcext:value-type="string">
            <text:p>0.995742137343743</text:p>
          </table:table-cell>
          <table:table-cell office:value-type="string" calcext:value-type="string">
            <text:p>1.5151514108332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{ID_COZINHA_1,ID_MATEMATICA_1} =&gt; {FK_COD_TIPO_TURMA_0}</text:p>
          </table:table-cell>
          <table:table-cell office:value-type="string" calcext:value-type="string">
            <text:p>0.478654876771327</text:p>
          </table:table-cell>
          <table:table-cell office:value-type="string" calcext:value-type="string">
            <text:p>0.995710395426822</text:p>
          </table:table-cell>
          <table:table-cell office:value-type="string" calcext:value-type="string">
            <text:p>1.51510311137058</text:p>
          </table:table-cell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string" calcext:value-type="string">
            <text:p>{ID_COZINHA_1,ID_DIA_SEMANA_SEXTA_1,ID_MATEMATICA_1,ID_SITUACAO_CURSO_2_0} =&gt; {FK_COD_TIPO_TURMA_0}</text:p>
          </table:table-cell>
          <table:table-cell office:value-type="string" calcext:value-type="string">
            <text:p>0.438697969721937</text:p>
          </table:table-cell>
          <table:table-cell office:value-type="string" calcext:value-type="string">
            <text:p>0.995707142775291</text:p>
          </table:table-cell>
          <table:table-cell office:value-type="string" calcext:value-type="string">
            <text:p>1.51509816203744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{ID_ALIMENTACAO_1,ID_LABORATORIO_INFORMATICA_1,ID_LINGUA_LITERAT_PORTUGUESA_1} =&gt; {FK_COD_TIPO_TURMA_0}</text:p>
          </table:table-cell>
          <table:table-cell office:value-type="string" calcext:value-type="string">
            <text:p>0.421682697497536</text:p>
          </table:table-cell>
          <table:table-cell office:value-type="string" calcext:value-type="string">
            <text:p>0.995704809239826</text:p>
          </table:table-cell>
          <table:table-cell office:value-type="string" calcext:value-type="string">
            <text:p>1.51509461125916</text:p>
          </table:table-cell>
        </table:table-row>
        <table:table-row table:style-name="ro1">
          <table:table-cell office:value-type="float" office:value="4684" calcext:value-type="float">
            <text:p>4684</text:p>
          </table:table-cell>
          <table:table-cell office:value-type="string" calcext:value-type="string">
            <text:p>{ID_COZINHA_1,ID_LABORATORIO_INFORMATICA_1,ID_MATEMATICA_1,ID_SITUACAO_CURSO_2_0} =&gt; {FK_COD_TIPO_TURMA_0}</text:p>
          </table:table-cell>
          <table:table-cell office:value-type="string" calcext:value-type="string">
            <text:p>0.419078944679509</text:p>
          </table:table-cell>
          <table:table-cell office:value-type="string" calcext:value-type="string">
            <text:p>0.995701557264397</text:p>
          </table:table-cell>
          <table:table-cell office:value-type="string" calcext:value-type="string">
            <text:p>1.515089662954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{ID_LABORATORIO_INFORMATICA_1,ID_MATEMATICA_1} =&gt; {FK_COD_MOD_ENSINO_1}</text:p>
          </table:table-cell>
          <table:table-cell office:value-type="string" calcext:value-type="string">
            <text:p>0.416522554678208</text:p>
          </table:table-cell>
          <table:table-cell office:value-type="string" calcext:value-type="string">
            <text:p>0.888668435650024</text:p>
          </table:table-cell>
          <table:table-cell office:value-type="string" calcext:value-type="string">
            <text:p>1.51507636906652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{FK_COD_TIPO_TURMA_0,ID_LINGUA_LITERAT_PORTUGUESA_1,ID_SITUACAO_CURSO_2_0} =&gt; {FK_COD_MOD_ENSINO_1}</text:p>
          </table:table-cell>
          <table:table-cell office:value-type="string" calcext:value-type="string">
            <text:p>0.403896637504475</text:p>
          </table:table-cell>
          <table:table-cell office:value-type="string" calcext:value-type="string">
            <text:p>0.888666481876062</text:p>
          </table:table-cell>
          <table:table-cell office:value-type="string" calcext:value-type="string">
            <text:p>1.51507303810906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{ID_COZINHA_1,ID_MATEMATICA_1,ID_SITUACAO_CURSO_2_0} =&gt; {FK_COD_TIPO_TURMA_0}</text:p>
          </table:table-cell>
          <table:table-cell office:value-type="string" calcext:value-type="string">
            <text:p>0.441957108521677</text:p>
          </table:table-cell>
          <table:table-cell office:value-type="string" calcext:value-type="string">
            <text:p>0.995665316738442</text:p>
          </table:table-cell>
          <table:table-cell office:value-type="string" calcext:value-type="string">
            <text:p>1.51503451827229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{ID_ALIMENTACAO_1,ID_DIA_SEMANA_SEXTA_1,ID_LINGUA_LITERAT_PORTUGUESA_1} =&gt; {FK_COD_TIPO_TURMA_0}</text:p>
          </table:table-cell>
          <table:table-cell office:value-type="string" calcext:value-type="string">
            <text:p>0.440930273038224</text:p>
          </table:table-cell>
          <table:table-cell office:value-type="string" calcext:value-type="string">
            <text:p>0.995589866246571</text:p>
          </table:table-cell>
          <table:table-cell office:value-type="string" calcext:value-type="string">
            <text:p>1.51491971051743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{ID_DIA_SEMANA_SEXTA_1,ID_LABORATORIO_INFORMATICA_1,ID_MATEMATICA_1} =&gt; {FK_COD_TIPO_TURMA_0}</text:p>
          </table:table-cell>
          <table:table-cell office:value-type="string" calcext:value-type="string">
            <text:p>0.463206424225143</text:p>
          </table:table-cell>
          <table:table-cell office:value-type="string" calcext:value-type="string">
            <text:p>0.995520125333149</text:p>
          </table:table-cell>
          <table:table-cell office:value-type="string" calcext:value-type="string">
            <text:p>1.5148135906301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{ID_LABORATORIO_INFORMATICA_1,ID_MATEMATICA_1} =&gt; {FK_COD_TIPO_TURMA_0}</text:p>
          </table:table-cell>
          <table:table-cell office:value-type="string" calcext:value-type="string">
            <text:p>0.466585773219621</text:p>
          </table:table-cell>
          <table:table-cell office:value-type="string" calcext:value-type="string">
            <text:p>0.995480423632701</text:p>
          </table:table-cell>
          <table:table-cell office:value-type="string" calcext:value-type="string">
            <text:p>1.51475317931965</text:p>
          </table:table-cell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string" calcext:value-type="string">
            <text:p>{ID_DIA_SEMANA_SEXTA_1,ID_LABORATORIO_INFORMATICA_1,ID_MATEMATICA_1,ID_SITUACAO_CURSO_2_0} =&gt; {FK_COD_TIPO_TURMA_0}</text:p>
          </table:table-cell>
          <table:table-cell office:value-type="string" calcext:value-type="string">
            <text:p>0.427764131249337</text:p>
          </table:table-cell>
          <table:table-cell office:value-type="string" calcext:value-type="string">
            <text:p>0.995472009318944</text:p>
          </table:table-cell>
          <table:table-cell office:value-type="string" calcext:value-type="string">
            <text:p>1.5147403758448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{ID_ALIMENTACAO_1,ID_LINGUA_LITERAT_PORTUGUESA_1} =&gt; {FK_COD_TIPO_TURMA_0}</text:p>
          </table:table-cell>
          <table:table-cell office:value-type="string" calcext:value-type="string">
            <text:p>0.442715154009695</text:p>
          </table:table-cell>
          <table:table-cell office:value-type="string" calcext:value-type="string">
            <text:p>0.995449871826614</text:p>
          </table:table-cell>
          <table:table-cell office:value-type="string" calcext:value-type="string">
            <text:p>1.51470669076568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string" calcext:value-type="string">
            <text:p>{ID_ALIMENTACAO_1,ID_DIA_SEMANA_SEXTA_1,ID_LINGUA_LITERAT_PORTUGUESA_1,ID_SITUACAO_CURSO_2_0} =&gt; {FK_COD_TIPO_TURMA_0}</text:p>
          </table:table-cell>
          <table:table-cell office:value-type="string" calcext:value-type="string">
            <text:p>0.405620692117409</text:p>
          </table:table-cell>
          <table:table-cell office:value-type="string" calcext:value-type="string">
            <text:p>0.995446789328601</text:p>
          </table:table-cell>
          <table:table-cell office:value-type="string" calcext:value-type="string">
            <text:p>1.51470200034329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{ID_LABORATORIO_INFORMATICA_1,ID_MATEMATICA_1,ID_SITUACAO_CURSO_2_0} =&gt; {FK_COD_TIPO_TURMA_0}</text:p>
          </table:table-cell>
          <table:table-cell office:value-type="string" calcext:value-type="string">
            <text:p>0.430959799066255</text:p>
          </table:table-cell>
          <table:table-cell office:value-type="string" calcext:value-type="string">
            <text:p>0.995430250089546</text:p>
          </table:table-cell>
          <table:table-cell office:value-type="string" calcext:value-type="string">
            <text:p>1.51467683373594</text:p>
          </table:table-cell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string" calcext:value-type="string">
            <text:p>{ID_ALIMENTACAO_1,ID_COZINHA_1,ID_DIA_SEMANA_SEXTA_1,ID_LABORATORIO_INFORMATICA_1,ID_MATEMATICA_1} =&gt; {FK_COD_TIPO_TURMA_0}</text:p>
          </table:table-cell>
          <table:table-cell office:value-type="string" calcext:value-type="string">
            <text:p>0.414807155199295</text:p>
          </table:table-cell>
          <table:table-cell office:value-type="string" calcext:value-type="string">
            <text:p>0.995420815356798</text:p>
          </table:table-cell>
          <table:table-cell office:value-type="string" calcext:value-type="string">
            <text:p>1.51466247756069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string" calcext:value-type="string">
            <text:p>{ID_ALIMENTACAO_1,ID_COZINHA_1,ID_DIA_SEMANA_SEXTA_1,ID_MATEMATICA_1} =&gt; {FK_COD_TIPO_TURMA_0}</text:p>
          </table:table-cell>
          <table:table-cell office:value-type="string" calcext:value-type="string">
            <text:p>0.434892114956528</text:p>
          </table:table-cell>
          <table:table-cell office:value-type="string" calcext:value-type="string">
            <text:p>0.995357994583226</text:p>
          </table:table-cell>
          <table:table-cell office:value-type="string" calcext:value-type="string">
            <text:p>1.51456688756792</text:p>
          </table:table-cell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string" calcext:value-type="string">
            <text:p>{ID_ALIMENTACAO_1,ID_COZINHA_1,ID_LABORATORIO_INFORMATICA_1,ID_MATEMATICA_1} =&gt; {FK_COD_TIPO_TURMA_0}</text:p>
          </table:table-cell>
          <table:table-cell office:value-type="string" calcext:value-type="string">
            <text:p>0.416421578114628</text:p>
          </table:table-cell>
          <table:table-cell office:value-type="string" calcext:value-type="string">
            <text:p>0.995357828764911</text:p>
          </table:table-cell>
          <table:table-cell office:value-type="string" calcext:value-type="string">
            <text:p>1.51456663525375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{ID_ALIMENTACAO_1,ID_LINGUA_LITERAT_PORTUGUESA_1,ID_SITUACAO_CURSO_2_0} =&gt; {FK_COD_TIPO_TURMA_0}</text:p>
          </table:table-cell>
          <table:table-cell office:value-type="string" calcext:value-type="string">
            <text:p>0.40735532522748</text:p>
          </table:table-cell>
          <table:table-cell office:value-type="string" calcext:value-type="string">
            <text:p>0.995301187479624</text:p>
          </table:table-cell>
          <table:table-cell office:value-type="string" calcext:value-type="string">
            <text:p>1.51448044815761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{ID_ALIMENTACAO_1,ID_COZINHA_1,ID_MATEMATICA_1} =&gt; {FK_COD_TIPO_TURMA_0}</text:p>
          </table:table-cell>
          <table:table-cell office:value-type="string" calcext:value-type="string">
            <text:p>0.436672668360989</text:p>
          </table:table-cell>
          <table:table-cell office:value-type="string" calcext:value-type="string">
            <text:p>0.995299926295918</text:p>
          </table:table-cell>
          <table:table-cell office:value-type="string" calcext:value-type="string">
            <text:p>1.5144785291022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{FK_COD_TIPO_TURMA_0,ID_LINGUA_LITERAT_PORTUGUESA_1} =&gt; {FK_COD_MOD_ENSINO_1}</text:p>
          </table:table-cell>
          <table:table-cell office:value-type="string" calcext:value-type="string">
            <text:p>0.43677773207119</text:p>
          </table:table-cell>
          <table:table-cell office:value-type="string" calcext:value-type="string">
            <text:p>0.888297198726565</text:p>
          </table:table-cell>
          <table:table-cell office:value-type="string" calcext:value-type="string">
            <text:p>1.5144434532708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{ID_DIA_SEMANA_SEXTA_1,ID_MATEMATICA_1} =&gt; {FK_COD_TIPO_TURMA_0}</text:p>
          </table:table-cell>
          <table:table-cell office:value-type="string" calcext:value-type="string">
            <text:p>0.48909152587849</text:p>
          </table:table-cell>
          <table:table-cell office:value-type="string" calcext:value-type="string">
            <text:p>0.995266130918192</text:p>
          </table:table-cell>
          <table:table-cell office:value-type="string" calcext:value-type="string">
            <text:p>1.5144271050314</text:p>
          </table:table-cell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string" calcext:value-type="string">
            <text:p>{FK_COD_TIPO_TURMA_0,ID_ALIMENTACAO_1,ID_COZINHA_1,ID_SITUACAO_CURSO_2_0} =&gt; {FK_COD_MOD_ENSINO_1}</text:p>
          </table:table-cell>
          <table:table-cell office:value-type="string" calcext:value-type="string">
            <text:p>0.456356126067797</text:p>
          </table:table-cell>
          <table:table-cell office:value-type="string" calcext:value-type="string">
            <text:p>0.8882628101757</text:p>
          </table:table-cell>
          <table:table-cell office:value-type="string" calcext:value-type="string">
            <text:p>1.5143848247895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{ID_MATEMATICA_1} =&gt; {FK_COD_TIPO_TURMA_0}</text:p>
          </table:table-cell>
          <table:table-cell office:value-type="string" calcext:value-type="string">
            <text:p>0.492710333580886</text:p>
          </table:table-cell>
          <table:table-cell office:value-type="string" calcext:value-type="string">
            <text:p>0.995232584510295</text:p>
          </table:table-cell>
          <table:table-cell office:value-type="string" calcext:value-type="string">
            <text:p>1.51437605980056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string" calcext:value-type="string">
            <text:p>{ID_ALIMENTACAO_1,ID_COZINHA_1,ID_MATEMATICA_1,ID_SITUACAO_CURSO_2_0} =&gt; {FK_COD_TIPO_TURMA_0}</text:p>
          </table:table-cell>
          <table:table-cell office:value-type="string" calcext:value-type="string">
            <text:p>0.401572974440187</text:p>
          </table:table-cell>
          <table:table-cell office:value-type="string" calcext:value-type="string">
            <text:p>0.995231478557443</text:p>
          </table:table-cell>
          <table:table-cell office:value-type="string" calcext:value-type="string">
            <text:p>1.51437437694919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{ID_DIA_SEMANA_SEXTA_1,ID_MATEMATICA_1,ID_SITUACAO_CURSO_2_0} =&gt; {FK_COD_TIPO_TURMA_0}</text:p>
          </table:table-cell>
          <table:table-cell office:value-type="string" calcext:value-type="string">
            <text:p>0.451999949030877</text:p>
          </table:table-cell>
          <table:table-cell office:value-type="string" calcext:value-type="string">
            <text:p>0.995208806775322</text:p>
          </table:table-cell>
          <table:table-cell office:value-type="string" calcext:value-type="string">
            <text:p>1.5143398788784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{ID_MATEMATICA_1,ID_SITUACAO_CURSO_2_0} =&gt; {FK_COD_TIPO_TURMA_0}</text:p>
          </table:table-cell>
          <table:table-cell office:value-type="string" calcext:value-type="string">
            <text:p>0.455432430931429</text:p>
          </table:table-cell>
          <table:table-cell office:value-type="string" calcext:value-type="string">
            <text:p>0.995173637670318</text:p>
          </table:table-cell>
          <table:table-cell office:value-type="string" calcext:value-type="string">
            <text:p>1.51428636450255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{ID_COZINHA_1,ID_LABORATORIO_INFORMATICA_1,ID_MATEMATICA_1} =&gt; {FK_COD_MOD_ENSINO_1}</text:p>
          </table:table-cell>
          <table:table-cell office:value-type="string" calcext:value-type="string">
            <text:p>0.405107154165488</text:p>
          </table:table-cell>
          <table:table-cell office:value-type="string" calcext:value-type="string">
            <text:p>0.888150196395101</text:p>
          </table:table-cell>
          <table:table-cell office:value-type="string" calcext:value-type="string">
            <text:p>1.5141928313857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string" calcext:value-type="string">
            <text:p>{ID_ALIMENTACAO_1,ID_DIA_SEMANA_SEXTA_1,ID_LABORATORIO_INFORMATICA_1,ID_MATEMATICA_1} =&gt; {FK_COD_TIPO_TURMA_0}</text:p>
          </table:table-cell>
          <table:table-cell office:value-type="string" calcext:value-type="string">
            <text:p>0.420966965998066</text:p>
          </table:table-cell>
          <table:table-cell office:value-type="string" calcext:value-type="string">
            <text:p>0.995072833410622</text:p>
          </table:table-cell>
          <table:table-cell office:value-type="string" calcext:value-type="string">
            <text:p>1.5141329776862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{FK_COD_TIPO_TURMA_0,ID_ALIMENTACAO_1} =&gt; {FK_COD_MOD_ENSINO_1}</text:p>
          </table:table-cell>
          <table:table-cell office:value-type="string" calcext:value-type="string">
            <text:p>0.502337968077462</text:p>
          </table:table-cell>
          <table:table-cell office:value-type="string" calcext:value-type="string">
            <text:p>0.888075040824636</text:p>
          </table:table-cell>
          <table:table-cell office:value-type="string" calcext:value-type="string">
            <text:p>1.5140646998754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{ID_ALIMENTACAO_1,ID_LABORATORIO_INFORMATICA_1,ID_MATEMATICA_1} =&gt; {FK_COD_TIPO_TURMA_0}</text:p>
          </table:table-cell>
          <table:table-cell office:value-type="string" calcext:value-type="string">
            <text:p>0.422587399423135</text:p>
          </table:table-cell>
          <table:table-cell office:value-type="string" calcext:value-type="string">
            <text:p>0.99501220766561</text:p>
          </table:table-cell>
          <table:table-cell office:value-type="string" calcext:value-type="string">
            <text:p>1.5140407277154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{ID_DIA_SEMANA_SEXTA_1,ID_MATEMATICA_1} =&gt; {FK_COD_MOD_ENSINO_1}</text:p>
          </table:table-cell>
          <table:table-cell office:value-type="string" calcext:value-type="string">
            <text:p>0.436375749179986</text:p>
          </table:table-cell>
          <table:table-cell office:value-type="string" calcext:value-type="string">
            <text:p>0.887993311134964</text:p>
          </table:table-cell>
          <table:table-cell office:value-type="string" calcext:value-type="string">
            <text:p>1.51392536025614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{ID_ALIMENTACAO_1,ID_DIA_SEMANA_SEXTA_1,ID_MATEMATICA_1} =&gt; {FK_COD_TIPO_TURMA_0}</text:p>
          </table:table-cell>
          <table:table-cell office:value-type="string" calcext:value-type="string">
            <text:p>0.44193739404974</text:p>
          </table:table-cell>
          <table:table-cell office:value-type="string" calcext:value-type="string">
            <text:p>0.994763678240042</text:p>
          </table:table-cell>
          <table:table-cell office:value-type="string" calcext:value-type="string">
            <text:p>1.5136625578101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{ID_ALIMENTACAO_1,ID_MATEMATICA_1} =&gt; {FK_COD_TIPO_TURMA_0}</text:p>
          </table:table-cell>
          <table:table-cell office:value-type="string" calcext:value-type="string">
            <text:p>0.443732372677569</text:p>
          </table:table-cell>
          <table:table-cell office:value-type="string" calcext:value-type="string">
            <text:p>0.994709154397082</text:p>
          </table:table-cell>
          <table:table-cell office:value-type="string" calcext:value-type="string">
            <text:p>1.51357959267844</text:p>
          </table:table-cell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string" calcext:value-type="string">
            <text:p>{ID_ALIMENTACAO_1,ID_DIA_SEMANA_SEXTA_1,ID_MATEMATICA_1,ID_SITUACAO_CURSO_2_0} =&gt; {FK_COD_TIPO_TURMA_0}</text:p>
          </table:table-cell>
          <table:table-cell office:value-type="string" calcext:value-type="string">
            <text:p>0.406548233980008</text:p>
          </table:table-cell>
          <table:table-cell office:value-type="string" calcext:value-type="string">
            <text:p>0.99467600762335</text:p>
          </table:table-cell>
          <table:table-cell office:value-type="string" calcext:value-type="string">
            <text:p>1.51352915554306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{ID_ALIMENTACAO_1,ID_MATEMATICA_1,ID_SITUACAO_CURSO_2_0} =&gt; {FK_COD_TIPO_TURMA_0}</text:p>
          </table:table-cell>
          <table:table-cell office:value-type="string" calcext:value-type="string">
            <text:p>0.408290560542542</text:p>
          </table:table-cell>
          <table:table-cell office:value-type="string" calcext:value-type="string">
            <text:p>0.994619376686386</text:p>
          </table:table-cell>
          <table:table-cell office:value-type="string" calcext:value-type="string">
            <text:p>1.5134429841932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{FK_COD_TIPO_TURMA_0,ID_COZINHA_1,ID_LINGUA_LITERAT_PORTUGUESA_1} =&gt; {FK_COD_MOD_ENSINO_1}</text:p>
          </table:table-cell>
          <table:table-cell office:value-type="string" calcext:value-type="string">
            <text:p>0.423534174916893</text:p>
          </table:table-cell>
          <table:table-cell office:value-type="string" calcext:value-type="string">
            <text:p>0.887610218168993</text:p>
          </table:table-cell>
          <table:table-cell office:value-type="string" calcext:value-type="string">
            <text:p>1.51327223128631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{ID_COZINHA_1,ID_DIA_SEMANA_SEXTA_1,ID_MATEMATICA_1} =&gt; {FK_COD_MOD_ENSINO_1}</text:p>
          </table:table-cell>
          <table:table-cell office:value-type="string" calcext:value-type="string">
            <text:p>0.423469982672903</text:p>
          </table:table-cell>
          <table:table-cell office:value-type="string" calcext:value-type="string">
            <text:p>0.887321446113312</text:p>
          </table:table-cell>
          <table:table-cell office:value-type="string" calcext:value-type="string">
            <text:p>1.5127799085030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{FK_COD_TIPO_TURMA_0,ID_ALIMENTACAO_1,ID_COZINHA_1} =&gt; {FK_COD_MOD_ENSINO_1}</text:p>
          </table:table-cell>
          <table:table-cell office:value-type="string" calcext:value-type="string">
            <text:p>0.492146788187954</text:p>
          </table:table-cell>
          <table:table-cell office:value-type="string" calcext:value-type="string">
            <text:p>0.887315793283621</text:p>
          </table:table-cell>
          <table:table-cell office:value-type="string" calcext:value-type="string">
            <text:p>1.51277027108563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string" calcext:value-type="string">
            <text:p>{FK_COD_TIPO_TURMA_0,ID_COZINHA_1,NUM_EQUIP_FOTO__0.5-2.5} =&gt; {FK_COD_MOD_ENSINO_1}</text:p>
          </table:table-cell>
          <table:table-cell office:value-type="string" calcext:value-type="string">
            <text:p>0.405599294702745</text:p>
          </table:table-cell>
          <table:table-cell office:value-type="string" calcext:value-type="string">
            <text:p>0.88676171828802</text:p>
          </table:table-cell>
          <table:table-cell office:value-type="string" calcext:value-type="string">
            <text:p>1.5118256376331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{FK_COD_TIPO_TURMA_0,ID_MATEMATICA_1,ID_SITUACAO_CURSO_2_0} =&gt; {FK_COD_MOD_ENSINO_1}</text:p>
          </table:table-cell>
          <table:table-cell office:value-type="string" calcext:value-type="string">
            <text:p>0.403580725112703</text:p>
          </table:table-cell>
          <table:table-cell office:value-type="string" calcext:value-type="string">
            <text:p>0.886148411274354</text:p>
          </table:table-cell>
          <table:table-cell office:value-type="string" calcext:value-type="string">
            <text:p>1.5107800204758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{FK_COD_TIPO_TURMA_0,ID_MATEMATICA_1} =&gt; {FK_COD_MOD_ENSINO_1}</text:p>
          </table:table-cell>
          <table:table-cell office:value-type="string" calcext:value-type="string">
            <text:p>0.436316365343786</text:p>
          </table:table-cell>
          <table:table-cell office:value-type="string" calcext:value-type="string">
            <text:p>0.885543362106403</text:p>
          </table:table-cell>
          <table:table-cell office:value-type="string" calcext:value-type="string">
            <text:p>1.5097484819855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{ID_LINGUA_LITERAT_PORTUGUESA_1,ID_SITUACAO_CURSO_2_0} =&gt; {FK_COD_MOD_ENSINO_1}</text:p>
          </table:table-cell>
          <table:table-cell office:value-type="string" calcext:value-type="string">
            <text:p>0.404140423779404</text:p>
          </table:table-cell>
          <table:table-cell office:value-type="string" calcext:value-type="string">
            <text:p>0.885456222441</text:p>
          </table:table-cell>
          <table:table-cell office:value-type="string" calcext:value-type="string">
            <text:p>1.509599918986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{ID_LINGUA_LITERAT_PORTUGUESA_1} =&gt; {FK_COD_MOD_ENSINO_1}</text:p>
          </table:table-cell>
          <table:table-cell office:value-type="string" calcext:value-type="string">
            <text:p>0.43702584591313</text:p>
          </table:table-cell>
          <table:table-cell office:value-type="string" calcext:value-type="string">
            <text:p>0.885158897036123</text:p>
          </table:table-cell>
          <table:table-cell office:value-type="string" calcext:value-type="string">
            <text:p>1.5090930137374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{ID_COZINHA_1,ID_LINGUA_LITERAT_PORTUGUESA_1} =&gt; {FK_COD_MOD_ENSINO_1}</text:p>
          </table:table-cell>
          <table:table-cell office:value-type="string" calcext:value-type="string">
            <text:p>0.423715692310947</text:p>
          </table:table-cell>
          <table:table-cell office:value-type="string" calcext:value-type="string">
            <text:p>0.884764427790638</text:p>
          </table:table-cell>
          <table:table-cell office:value-type="string" calcext:value-type="string">
            <text:p>1.50842048953359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{FK_COD_TIPO_TURMA_0,ID_COZINHA_1,ID_MATEMATICA_1} =&gt; {FK_COD_MOD_ENSINO_1}</text:p>
          </table:table-cell>
          <table:table-cell office:value-type="string" calcext:value-type="string">
            <text:p>0.423477195284587</text:p>
          </table:table-cell>
          <table:table-cell office:value-type="string" calcext:value-type="string">
            <text:p>0.884723452816504</text:p>
          </table:table-cell>
          <table:table-cell office:value-type="string" calcext:value-type="string">
            <text:p>1.5083506319663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{ID_MATEMATICA_1,ID_SITUACAO_CURSO_2_0} =&gt; {FK_COD_MOD_ENSINO_1}</text:p>
          </table:table-cell>
          <table:table-cell office:value-type="string" calcext:value-type="string">
            <text:p>0.403824511387632</text:p>
          </table:table-cell>
          <table:table-cell office:value-type="string" calcext:value-type="string">
            <text:p>0.882404239759937</text:p>
          </table:table-cell>
          <table:table-cell office:value-type="string" calcext:value-type="string">
            <text:p>1.5043966433290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{ID_MATEMATICA_1} =&gt; {FK_COD_MOD_ENSINO_1}</text:p>
          </table:table-cell>
          <table:table-cell office:value-type="string" calcext:value-type="string">
            <text:p>0.436564479185725</text:p>
          </table:table-cell>
          <table:table-cell office:value-type="string" calcext:value-type="string">
            <text:p>0.881822777630201</text:p>
          </table:table-cell>
          <table:table-cell office:value-type="string" calcext:value-type="string">
            <text:p>1.5034053179967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{ID_COZINHA_1,ID_MATEMATICA_1} =&gt; {FK_COD_MOD_ENSINO_1}</text:p>
          </table:table-cell>
          <table:table-cell office:value-type="string" calcext:value-type="string">
            <text:p>0.423658712678641</text:p>
          </table:table-cell>
          <table:table-cell office:value-type="string" calcext:value-type="string">
            <text:p>0.881305936278592</text:p>
          </table:table-cell>
          <table:table-cell office:value-type="string" calcext:value-type="string">
            <text:p>1.50252416357859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{ID_DEPENDENCIAS_PNE_1,ID_LABORATORIO_INFORMATICA_1,ID_PATIO_DESCOBERTO_1} =&gt; {ID_SANITARIO_PNE_1}</text:p>
          </table:table-cell>
          <table:table-cell office:value-type="string" calcext:value-type="string">
            <text:p>0.413855571297748</text:p>
          </table:table-cell>
          <table:table-cell office:value-type="string" calcext:value-type="string">
            <text:p>0.896638639704389</text:p>
          </table:table-cell>
          <table:table-cell office:value-type="string" calcext:value-type="string">
            <text:p>1.3040919506514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{ID_DEPENDENCIAS_PNE_1,ID_PATIO_DESCOBERTO_1} =&gt; {ID_SANITARIO_PNE_1}</text:p>
          </table:table-cell>
          <table:table-cell office:value-type="string" calcext:value-type="string">
            <text:p>0.434371123972533</text:p>
          </table:table-cell>
          <table:table-cell office:value-type="string" calcext:value-type="string">
            <text:p>0.891121950064637</text:p>
          </table:table-cell>
          <table:table-cell office:value-type="string" calcext:value-type="string">
            <text:p>1.29606834979948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string" calcext:value-type="string">
            <text:p>{ID_DEPENDENCIAS_PNE_1,ID_PATIO_DESCOBERTO_1,ID_SITUACAO_CURSO_2_0} =&gt; {ID_SANITARIO_PNE_1}</text:p>
          </table:table-cell>
          <table:table-cell office:value-type="string" calcext:value-type="string">
            <text:p>0.403983429265076</text:p>
          </table:table-cell>
          <table:table-cell office:value-type="string" calcext:value-type="string">
            <text:p>0.890972199024254</text:p>
          </table:table-cell>
          <table:table-cell office:value-type="string" calcext:value-type="string">
            <text:p>1.29585054842698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string" calcext:value-type="string">
            <text:p>{ID_COZINHA_1,ID_DEPENDENCIAS_PNE_1,ID_PATIO_DESCOBERTO_1} =&gt; {ID_SANITARIO_PNE_1}</text:p>
          </table:table-cell>
          <table:table-cell office:value-type="string" calcext:value-type="string">
            <text:p>0.415455328569323</text:p>
          </table:table-cell>
          <table:table-cell office:value-type="string" calcext:value-type="string">
            <text:p>0.888286030202107</text:p>
          </table:table-cell>
          <table:table-cell office:value-type="string" calcext:value-type="string">
            <text:p>1.2919437224394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{ID_DEPENDENCIAS_PNE_1,ID_LABORATORIO_INFORMATICA_1} =&gt; {ID_SANITARIO_PNE_1}</text:p>
          </table:table-cell>
          <table:table-cell office:value-type="string" calcext:value-type="string">
            <text:p>0.493238537176565</text:p>
          </table:table-cell>
          <table:table-cell office:value-type="string" calcext:value-type="string">
            <text:p>0.884965948364365</text:p>
          </table:table-cell>
          <table:table-cell office:value-type="string" calcext:value-type="string">
            <text:p>1.28711491871807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string" calcext:value-type="string">
            <text:p>{ID_DEPENDENCIAS_PNE_1,ID_LABORATORIO_INFORMATICA_1,ID_SITUACAO_CURSO_2_0} =&gt; {ID_SANITARIO_PNE_1}</text:p>
          </table:table-cell>
          <table:table-cell office:value-type="string" calcext:value-type="string">
            <text:p>0.457917175656666</text:p>
          </table:table-cell>
          <table:table-cell office:value-type="string" calcext:value-type="string">
            <text:p>0.884685182647713</text:p>
          </table:table-cell>
          <table:table-cell office:value-type="string" calcext:value-type="string">
            <text:p>1.28670656657386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string" calcext:value-type="string">
            <text:p>{FK_COD_MOD_ENSINO_1,ID_EDUCACAO_FISICA_1,ID_LABORATORIO_INFORMATICA_1,ID_LINGUA_LITERAT_PORTUGUESA_1} =&gt; {ID_DIA_SEMANA_SEXTA_1}</text:p>
          </table:table-cell>
          <table:table-cell office:value-type="string" calcext:value-type="string">
            <text:p>0.407902281613538</text:p>
          </table:table-cell>
          <table:table-cell office:value-type="string" calcext:value-type="string">
            <text:p>0.999750153944062</text:p>
          </table:table-cell>
          <table:table-cell office:value-type="string" calcext:value-type="string">
            <text:p>1.28284768625507</text:p>
          </table:table-cell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string" calcext:value-type="string">
            <text:p>{FK_COD_MOD_ENSINO_1,FK_COD_TIPO_TURMA_0,ID_EDUCACAO_FISICA_1,ID_LABORATORIO_INFORMATICA_1,ID_LINGUA_LITERAT_PORTUGUESA_1} =&gt; {ID_DIA_SEMANA_SEXTA_1}</text:p>
          </table:table-cell>
          <table:table-cell office:value-type="string" calcext:value-type="string">
            <text:p>0.407654167771599</text:p>
          </table:table-cell>
          <table:table-cell office:value-type="string" calcext:value-type="string">
            <text:p>0.999750001916259</text:p>
          </table:table-cell>
          <table:table-cell office:value-type="string" calcext:value-type="string">
            <text:p>1.28284749117782</text:p>
          </table:table-cell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string" calcext:value-type="string">
            <text:p>{FK_COD_MOD_ENSINO_1,ID_EDUCACAO_FISICA_1,ID_LABORATORIO_INFORMATICA_1,ID_MATEMATICA_1} =&gt; {ID_DIA_SEMANA_SEXTA_1}</text:p>
          </table:table-cell>
          <table:table-cell office:value-type="string" calcext:value-type="string">
            <text:p>0.403364587182564</text:p>
          </table:table-cell>
          <table:table-cell office:value-type="string" calcext:value-type="string">
            <text:p>0.99974734398342</text:p>
          </table:table-cell>
          <table:table-cell office:value-type="string" calcext:value-type="string">
            <text:p>1.2828440806027</text:p>
          </table:table-cell>
        </table:table-row>
        <table:table-row table:style-name="ro1">
          <table:table-cell office:value-type="float" office:value="5798" calcext:value-type="float">
            <text:p>5798</text:p>
          </table:table-cell>
          <table:table-cell office:value-type="string" calcext:value-type="string">
            <text:p>{FK_COD_MOD_ENSINO_1,FK_COD_TIPO_TURMA_0,ID_EDUCACAO_FISICA_1,ID_LABORATORIO_INFORMATICA_1,ID_MATEMATICA_1} =&gt; {ID_DIA_SEMANA_SEXTA_1}</text:p>
          </table:table-cell>
          <table:table-cell office:value-type="string" calcext:value-type="string">
            <text:p>0.403116473340625</text:p>
          </table:table-cell>
          <table:table-cell office:value-type="string" calcext:value-type="string">
            <text:p>0.999747188515681</text:p>
          </table:table-cell>
          <table:table-cell office:value-type="string" calcext:value-type="string">
            <text:p>1.28284388111143</text:p>
          </table:table-cell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string" calcext:value-type="string">
            <text:p>{FK_COD_MOD_ENSINO_1,ID_EDUCACAO_FISICA_1,ID_LABORATORIO_INFORMATICA_1,ID_LINGUA_LITERAT_PORTUGUESA_1,ID_MATEMATICA_1} =&gt; {ID_DIA_SEMANA_SEXTA_1}</text:p>
          </table:table-cell>
          <table:table-cell office:value-type="string" calcext:value-type="string">
            <text:p>0.400800984569579</text:p>
          </table:table-cell>
          <table:table-cell office:value-type="string" calcext:value-type="string">
            <text:p>0.999745728356326</text:p>
          </table:table-cell>
          <table:table-cell office:value-type="string" calcext:value-type="string">
            <text:p>1.28284200748126</text:p>
          </table:table-cell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string" calcext:value-type="string">
            <text:p>{FK_COD_MOD_ENSINO_1,FK_COD_TIPO_TURMA_0,ID_EDUCACAO_FISICA_1,ID_LABORATORIO_INFORMATICA_1,ID_LINGUA_LITERAT_PORTUGUESA_1,ID_MATEMATICA_1} =&gt; {ID_DIA_SEMANA_SEXTA_1}</text:p>
          </table:table-cell>
          <table:table-cell office:value-type="string" calcext:value-type="string">
            <text:p>0.40055287072764</text:p>
          </table:table-cell>
          <table:table-cell office:value-type="string" calcext:value-type="string">
            <text:p>0.99974557089331</text:p>
          </table:table-cell>
          <table:table-cell office:value-type="string" calcext:value-type="string">
            <text:p>1.28284180542972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{FK_COD_MOD_ENSINO_1,ID_EDUCACAO_FISICA_1,ID_LABORATORIO_INFORMATICA_1} =&gt; {ID_DIA_SEMANA_SEXTA_1}</text:p>
          </table:table-cell>
          <table:table-cell office:value-type="string" calcext:value-type="string">
            <text:p>0.41204183987954</text:p>
          </table:table-cell>
          <table:table-cell office:value-type="string" calcext:value-type="string">
            <text:p>0.999738666862667</text:p>
          </table:table-cell>
          <table:table-cell office:value-type="string" calcext:value-type="string">
            <text:p>1.28283294639658</text:p>
          </table:table-cell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string" calcext:value-type="string">
            <text:p>{FK_COD_MOD_ENSINO_1,FK_COD_TIPO_TURMA_0,ID_EDUCACAO_FISICA_1,ID_LABORATORIO_INFORMATICA_1} =&gt; {ID_DIA_SEMANA_SEXTA_1}</text:p>
          </table:table-cell>
          <table:table-cell office:value-type="string" calcext:value-type="string">
            <text:p>0.4117937260376</text:p>
          </table:table-cell>
          <table:table-cell office:value-type="string" calcext:value-type="string">
            <text:p>0.999738509445471</text:p>
          </table:table-cell>
          <table:table-cell office:value-type="string" calcext:value-type="string">
            <text:p>1.28283274440383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string" calcext:value-type="string">
            <text:p>{FK_COD_MOD_ENSINO_1,ID_COZINHA_1,ID_EDUCACAO_FISICA_1,ID_LABORATORIO_INFORMATICA_1} =&gt; {ID_DIA_SEMANA_SEXTA_1}</text:p>
          </table:table-cell>
          <table:table-cell office:value-type="string" calcext:value-type="string">
            <text:p>0.400955334459623</text:p>
          </table:table-cell>
          <table:table-cell office:value-type="string" calcext:value-type="string">
            <text:p>0.999731442883057</text:p>
          </table:table-cell>
          <table:table-cell office:value-type="string" calcext:value-type="string">
            <text:p>1.28282367681509</text:p>
          </table:table-cell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string" calcext:value-type="string">
            <text:p>{FK_COD_MOD_ENSINO_1,FK_COD_TIPO_TURMA_0,ID_COZINHA_1,ID_EDUCACAO_FISICA_1,ID_LABORATORIO_INFORMATICA_1} =&gt; {ID_DIA_SEMANA_SEXTA_1}</text:p>
          </table:table-cell>
          <table:table-cell office:value-type="string" calcext:value-type="string">
            <text:p>0.400773817065568</text:p>
          </table:table-cell>
          <table:table-cell office:value-type="string" calcext:value-type="string">
            <text:p>0.999731321281573</text:p>
          </table:table-cell>
          <table:table-cell office:value-type="string" calcext:value-type="string">
            <text:p>1.28282352077992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string" calcext:value-type="string">
            <text:p>{ID_COZINHA_1,ID_DEPENDENCIAS_PNE_1,ID_LABORATORIO_INFORMATICA_1} =&gt; {ID_SANITARIO_PNE_1}</text:p>
          </table:table-cell>
          <table:table-cell office:value-type="string" calcext:value-type="string">
            <text:p>0.46946889453022</text:p>
          </table:table-cell>
          <table:table-cell office:value-type="string" calcext:value-type="string">
            <text:p>0.882011783644908</text:p>
          </table:table-cell>
          <table:table-cell office:value-type="string" calcext:value-type="string">
            <text:p>1.28281831330654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{FK_COD_MOD_ENSINO_1,ID_EDUCACAO_FISICA_1,ID_LINGUA_LITERAT_PORTUGUESA_1} =&gt; {ID_DIA_SEMANA_SEXTA_1}</text:p>
          </table:table-cell>
          <table:table-cell office:value-type="string" calcext:value-type="string">
            <text:p>0.427716528012221</text:p>
          </table:table-cell>
          <table:table-cell office:value-type="string" calcext:value-type="string">
            <text:p>0.999681389613301</text:p>
          </table:table-cell>
          <table:table-cell office:value-type="string" calcext:value-type="string">
            <text:p>1.28275945004699</text:p>
          </table:table-cell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string" calcext:value-type="string">
            <text:p>{FK_COD_MOD_ENSINO_1,FK_COD_TIPO_TURMA_0,ID_EDUCACAO_FISICA_1,ID_LINGUA_LITERAT_PORTUGUESA_1} =&gt; {ID_DIA_SEMANA_SEXTA_1}</text:p>
          </table:table-cell>
          <table:table-cell office:value-type="string" calcext:value-type="string">
            <text:p>0.427468414170282</text:p>
          </table:table-cell>
          <table:table-cell office:value-type="string" calcext:value-type="string">
            <text:p>0.999681204742459</text:p>
          </table:table-cell>
          <table:table-cell office:value-type="string" calcext:value-type="string">
            <text:p>1.28275921282659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{FK_COD_MOD_ENSINO_1,ID_LABORATORIO_INFORMATICA_1,ID_MATEMATICA_1} =&gt; {ID_DIA_SEMANA_SEXTA_1}</text:p>
          </table:table-cell>
          <table:table-cell office:value-type="string" calcext:value-type="string">
            <text:p>0.41638840010088</text:p>
          </table:table-cell>
          <table:table-cell office:value-type="string" calcext:value-type="string">
            <text:p>0.999677917616175</text:p>
          </table:table-cell>
          <table:table-cell office:value-type="string" calcext:value-type="string">
            <text:p>1.2827549948904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{FK_COD_MOD_ENSINO_1,ID_EDUCACAO_FISICA_1,ID_MATEMATICA_1} =&gt; {ID_DIA_SEMANA_SEXTA_1}</text:p>
          </table:table-cell>
          <table:table-cell office:value-type="string" calcext:value-type="string">
            <text:p>0.423089637616751</text:p>
          </table:table-cell>
          <table:table-cell office:value-type="string" calcext:value-type="string">
            <text:p>0.999677906425852</text:p>
          </table:table-cell>
          <table:table-cell office:value-type="string" calcext:value-type="string">
            <text:p>1.28275498053134</text:p>
          </table:table-cell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string" calcext:value-type="string">
            <text:p>{FK_COD_MOD_ENSINO_1,FK_COD_TIPO_TURMA_0,ID_LABORATORIO_INFORMATICA_1,ID_MATEMATICA_1} =&gt; {ID_DIA_SEMANA_SEXTA_1}</text:p>
          </table:table-cell>
          <table:table-cell office:value-type="string" calcext:value-type="string">
            <text:p>0.416140286258941</text:p>
          </table:table-cell>
          <table:table-cell office:value-type="string" calcext:value-type="string">
            <text:p>0.999677725644029</text:p>
          </table:table-cell>
          <table:table-cell office:value-type="string" calcext:value-type="string">
            <text:p>1.28275474855784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string" calcext:value-type="string">
            <text:p>{FK_COD_MOD_ENSINO_1,FK_COD_TIPO_TURMA_0,ID_EDUCACAO_FISICA_1,ID_MATEMATICA_1} =&gt; {ID_DIA_SEMANA_SEXTA_1}</text:p>
          </table:table-cell>
          <table:table-cell office:value-type="string" calcext:value-type="string">
            <text:p>0.422841523774812</text:p>
          </table:table-cell>
          <table:table-cell office:value-type="string" calcext:value-type="string">
            <text:p>0.999677717489539</text:p>
          </table:table-cell>
          <table:table-cell office:value-type="string" calcext:value-type="string">
            <text:p>1.28275473809425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{FK_COD_MOD_ENSINO_1,ID_EDUCACAO_FISICA_1,ID_LINGUA_LITERAT_PORTUGUESA_1,ID_MATEMATICA_1} =&gt; {ID_DIA_SEMANA_SEXTA_1}</text:p>
          </table:table-cell>
          <table:table-cell office:value-type="string" calcext:value-type="string">
            <text:p>0.420467372428734</text:p>
          </table:table-cell>
          <table:table-cell office:value-type="string" calcext:value-type="string">
            <text:p>0.999675898324674</text:p>
          </table:table-cell>
          <table:table-cell office:value-type="string" calcext:value-type="string">
            <text:p>1.2827524037996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office:value-type="string" calcext:value-type="string">
            <text:p>{FK_COD_MOD_ENSINO_1,FK_COD_TIPO_TURMA_0,ID_EDUCACAO_FISICA_1,ID_LINGUA_LITERAT_PORTUGUESA_1,ID_MATEMATICA_1} =&gt; {ID_DIA_SEMANA_SEXTA_1}</text:p>
          </table:table-cell>
          <table:table-cell office:value-type="string" calcext:value-type="string">
            <text:p>0.420219258586795</text:p>
          </table:table-cell>
          <table:table-cell office:value-type="string" calcext:value-type="string">
            <text:p>0.99967570702446</text:p>
          </table:table-cell>
          <table:table-cell office:value-type="string" calcext:value-type="string">
            <text:p>1.28275215832923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string" calcext:value-type="string">
            <text:p>{FK_COD_MOD_ENSINO_1,ID_LABORATORIO_INFORMATICA_1,ID_LINGUA_LITERAT_PORTUGUESA_1,ID_MATEMATICA_1} =&gt; {ID_DIA_SEMANA_SEXTA_1}</text:p>
          </table:table-cell>
          <table:table-cell office:value-type="string" calcext:value-type="string">
            <text:p>0.408865886534559</text:p>
          </table:table-cell>
          <table:table-cell office:value-type="string" calcext:value-type="string">
            <text:p>0.999671993731436</text:p>
          </table:table-cell>
          <table:table-cell office:value-type="string" calcext:value-type="string">
            <text:p>1.28274739354941</text:p>
          </table:table-cell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string" calcext:value-type="string">
            <text:p>{FK_COD_MOD_ENSINO_1,ID_COZINHA_1,ID_EDUCACAO_FISICA_1,ID_LINGUA_LITERAT_PORTUGUESA_1} =&gt; {ID_DIA_SEMANA_SEXTA_1}</text:p>
          </table:table-cell>
          <table:table-cell office:value-type="string" calcext:value-type="string">
            <text:p>0.415229573823605</text:p>
          </table:table-cell>
          <table:table-cell office:value-type="string" calcext:value-type="string">
            <text:p>0.999671811375469</text:p>
          </table:table-cell>
          <table:table-cell office:value-type="string" calcext:value-type="string">
            <text:p>1.28274715955602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string" calcext:value-type="string">
            <text:p>{FK_COD_MOD_ENSINO_1,FK_COD_TIPO_TURMA_0,ID_LABORATORIO_INFORMATICA_1,ID_LINGUA_LITERAT_PORTUGUESA_1,ID_MATEMATICA_1} =&gt; {ID_DIA_SEMANA_SEXTA_1}</text:p>
          </table:table-cell>
          <table:table-cell office:value-type="string" calcext:value-type="string">
            <text:p>0.408617772692619</text:p>
          </table:table-cell>
          <table:table-cell office:value-type="string" calcext:value-type="string">
            <text:p>0.99967179463049</text:p>
          </table:table-cell>
          <table:table-cell office:value-type="string" calcext:value-type="string">
            <text:p>1.28274713806939</text:p>
          </table:table-cell>
        </table:table-row>
        <table:table-row table:style-name="ro1">
          <table:table-cell office:value-type="float" office:value="5768" calcext:value-type="float">
            <text:p>5768</text:p>
          </table:table-cell>
          <table:table-cell office:value-type="string" calcext:value-type="string">
            <text:p>{FK_COD_MOD_ENSINO_1,FK_COD_TIPO_TURMA_0,ID_COZINHA_1,ID_EDUCACAO_FISICA_1,ID_LINGUA_LITERAT_PORTUGUESA_1} =&gt; {ID_DIA_SEMANA_SEXTA_1}</text:p>
          </table:table-cell>
          <table:table-cell office:value-type="string" calcext:value-type="string">
            <text:p>0.41504805642955</text:p>
          </table:table-cell>
          <table:table-cell office:value-type="string" calcext:value-type="string">
            <text:p>0.999671667892363</text:p>
          </table:table-cell>
          <table:table-cell office:value-type="string" calcext:value-type="string">
            <text:p>1.2827469754430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{FK_COD_MOD_ENSINO_1,ID_EDUCACAO_FISICA_1} =&gt; {ID_DIA_SEMANA_SEXTA_1}</text:p>
          </table:table-cell>
          <table:table-cell office:value-type="string" calcext:value-type="string">
            <text:p>0.432026303913972</text:p>
          </table:table-cell>
          <table:table-cell office:value-type="string" calcext:value-type="string">
            <text:p>0.999671219708125</text:p>
          </table:table-cell>
          <table:table-cell office:value-type="string" calcext:value-type="string">
            <text:p>1.28274640034725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{FK_COD_MOD_ENSINO_1,FK_COD_TIPO_TURMA_0,ID_EDUCACAO_FISICA_1} =&gt; {ID_DIA_SEMANA_SEXTA_1}</text:p>
          </table:table-cell>
          <table:table-cell office:value-type="string" calcext:value-type="string">
            <text:p>0.431778190072032</text:p>
          </table:table-cell>
          <table:table-cell office:value-type="string" calcext:value-type="string">
            <text:p>0.999671030842389</text:p>
          </table:table-cell>
          <table:table-cell office:value-type="string" calcext:value-type="string">
            <text:p>1.28274615800073</text:p>
          </table:table-cell>
        </table:table-row>
        <table:table-row table:style-name="ro1">
          <table:table-cell office:value-type="float" office:value="4642" calcext:value-type="float">
            <text:p>4642</text:p>
          </table:table-cell>
          <table:table-cell office:value-type="string" calcext:value-type="string">
            <text:p>{FK_COD_MOD_ENSINO_1,ID_COZINHA_1,ID_LABORATORIO_INFORMATICA_1,ID_MATEMATICA_1} =&gt; {ID_DIA_SEMANA_SEXTA_1}</text:p>
          </table:table-cell>
          <table:table-cell office:value-type="string" calcext:value-type="string">
            <text:p>0.40497299958816</text:p>
          </table:table-cell>
          <table:table-cell office:value-type="string" calcext:value-type="string">
            <text:p>0.999668841747305</text:p>
          </table:table-cell>
          <table:table-cell office:value-type="string" calcext:value-type="string">
            <text:p>1.28274334902335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string" calcext:value-type="string">
            <text:p>{FK_COD_MOD_ENSINO_1,FK_COD_TIPO_TURMA_0,ID_COZINHA_1,ID_LABORATORIO_INFORMATICA_1,ID_MATEMATICA_1} =&gt; {ID_DIA_SEMANA_SEXTA_1}</text:p>
          </table:table-cell>
          <table:table-cell office:value-type="string" calcext:value-type="string">
            <text:p>0.404791482194105</text:p>
          </table:table-cell>
          <table:table-cell office:value-type="string" calcext:value-type="string">
            <text:p>0.999668693297867</text:p>
          </table:table-cell>
          <table:table-cell office:value-type="string" calcext:value-type="string">
            <text:p>1.28274315853774</text:p>
          </table:table-cell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string" calcext:value-type="string">
            <text:p>{FK_COD_MOD_ENSINO_1,ID_COZINHA_1,ID_EDUCACAO_FISICA_1,ID_MATEMATICA_1} =&gt; {ID_DIA_SEMANA_SEXTA_1}</text:p>
          </table:table-cell>
          <table:table-cell office:value-type="string" calcext:value-type="string">
            <text:p>0.410707506717947</text:p>
          </table:table-cell>
          <table:table-cell office:value-type="string" calcext:value-type="string">
            <text:p>0.999668199075873</text:p>
          </table:table-cell>
          <table:table-cell office:value-type="string" calcext:value-type="string">
            <text:p>1.28274252436775</text:p>
          </table:table-cell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string" calcext:value-type="string">
            <text:p>{FK_COD_MOD_ENSINO_1,FK_COD_TIPO_TURMA_0,ID_COZINHA_1,ID_EDUCACAO_FISICA_1,ID_MATEMATICA_1} =&gt; {ID_DIA_SEMANA_SEXTA_1}</text:p>
          </table:table-cell>
          <table:table-cell office:value-type="string" calcext:value-type="string">
            <text:p>0.410525989323892</text:p>
          </table:table-cell>
          <table:table-cell office:value-type="string" calcext:value-type="string">
            <text:p>0.999668052416104</text:p>
          </table:table-cell>
          <table:table-cell office:value-type="string" calcext:value-type="string">
            <text:p>1.28274233617859</text:p>
          </table:table-cell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string" calcext:value-type="string">
            <text:p>{FK_COD_MOD_ENSINO_1,ID_COZINHA_1,ID_EDUCACAO_FISICA_1,ID_LINGUA_LITERAT_PORTUGUESA_1,ID_MATEMATICA_1} =&gt; {ID_DIA_SEMANA_SEXTA_1}</text:p>
          </table:table-cell>
          <table:table-cell office:value-type="string" calcext:value-type="string">
            <text:p>0.408185737252731</text:p>
          </table:table-cell>
          <table:table-cell office:value-type="string" calcext:value-type="string">
            <text:p>0.999666149895753</text:p>
          </table:table-cell>
          <table:table-cell office:value-type="string" calcext:value-type="string">
            <text:p>1.28273989492482</text:p>
          </table:table-cell>
        </table:table-row>
        <table:table-row table:style-name="ro1">
          <table:table-cell office:value-type="float" office:value="6135" calcext:value-type="float">
            <text:p>6135</text:p>
          </table:table-cell>
          <table:table-cell office:value-type="string" calcext:value-type="string">
            <text:p>{FK_COD_MOD_ENSINO_1,FK_COD_TIPO_TURMA_0,ID_COZINHA_1,ID_EDUCACAO_FISICA_1,ID_LINGUA_LITERAT_PORTUGUESA_1,ID_MATEMATICA_1} =&gt; {ID_DIA_SEMANA_SEXTA_1}</text:p>
          </table:table-cell>
          <table:table-cell office:value-type="string" calcext:value-type="string">
            <text:p>0.408004219858676</text:p>
          </table:table-cell>
          <table:table-cell office:value-type="string" calcext:value-type="string">
            <text:p>0.999666001418463</text:p>
          </table:table-cell>
          <table:table-cell office:value-type="string" calcext:value-type="string">
            <text:p>1.28273970440347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{FK_COD_MOD_ENSINO_1,ID_COZINHA_1,ID_EDUCACAO_FISICA_1} =&gt; {ID_DIA_SEMANA_SEXTA_1}</text:p>
          </table:table-cell>
          <table:table-cell office:value-type="string" calcext:value-type="string">
            <text:p>0.419320567170932</text:p>
          </table:table-cell>
          <table:table-cell office:value-type="string" calcext:value-type="string">
            <text:p>0.999661260786207</text:p>
          </table:table-cell>
          <table:table-cell office:value-type="string" calcext:value-type="string">
            <text:p>1.28273362137453</text:p>
          </table:table-cell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string" calcext:value-type="string">
            <text:p>{FK_COD_MOD_ENSINO_1,FK_COD_TIPO_TURMA_0,ID_COZINHA_1,ID_EDUCACAO_FISICA_1} =&gt; {ID_DIA_SEMANA_SEXTA_1}</text:p>
          </table:table-cell>
          <table:table-cell office:value-type="string" calcext:value-type="string">
            <text:p>0.419139049776878</text:p>
          </table:table-cell>
          <table:table-cell office:value-type="string" calcext:value-type="string">
            <text:p>0.999661114137447</text:p>
          </table:table-cell>
          <table:table-cell office:value-type="string" calcext:value-type="string">
            <text:p>1.28273343319949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{FK_COD_MOD_ENSINO_1,ID_LABORATORIO_INFORMATICA_1,ID_LINGUA_LITERAT_PORTUGUESA_1} =&gt; {ID_DIA_SEMANA_SEXTA_1}</text:p>
          </table:table-cell>
          <table:table-cell office:value-type="string" calcext:value-type="string">
            <text:p>0.416789180890137</text:p>
          </table:table-cell>
          <table:table-cell office:value-type="string" calcext:value-type="string">
            <text:p>0.999648251782527</text:p>
          </table:table-cell>
          <table:table-cell office:value-type="string" calcext:value-type="string">
            <text:p>1.28271692863365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string" calcext:value-type="string">
            <text:p>{FK_COD_MOD_ENSINO_1,FK_COD_TIPO_TURMA_0,ID_LABORATORIO_INFORMATICA_1,ID_LINGUA_LITERAT_PORTUGUESA_1} =&gt; {ID_DIA_SEMANA_SEXTA_1}</text:p>
          </table:table-cell>
          <table:table-cell office:value-type="string" calcext:value-type="string">
            <text:p>0.416541067048198</text:p>
          </table:table-cell>
          <table:table-cell office:value-type="string" calcext:value-type="string">
            <text:p>0.999648042336468</text:p>
          </table:table-cell>
          <table:table-cell office:value-type="string" calcext:value-type="string">
            <text:p>1.28271665987911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string" calcext:value-type="string">
            <text:p>{FK_COD_MOD_ENSINO_1,ID_COZINHA_1,ID_LABORATORIO_INFORMATICA_1,ID_LINGUA_LITERAT_PORTUGUESA_1} =&gt; {ID_DIA_SEMANA_SEXTA_1}</text:p>
          </table:table-cell>
          <table:table-cell office:value-type="string" calcext:value-type="string">
            <text:p>0.405086237591603</text:p>
          </table:table-cell>
          <table:table-cell office:value-type="string" calcext:value-type="string">
            <text:p>0.999638093452577</text:p>
          </table:table-cell>
          <table:table-cell office:value-type="string" calcext:value-type="string">
            <text:p>1.28270389378687</text:p>
          </table:table-cell>
        </table:table-row>
        <table:table-row table:style-name="ro1">
          <table:table-cell office:value-type="float" office:value="5912" calcext:value-type="float">
            <text:p>5912</text:p>
          </table:table-cell>
          <table:table-cell office:value-type="string" calcext:value-type="string">
            <text:p>{FK_COD_MOD_ENSINO_1,FK_COD_TIPO_TURMA_0,ID_COZINHA_1,ID_LABORATORIO_INFORMATICA_1,ID_LINGUA_LITERAT_PORTUGUESA_1} =&gt; {ID_DIA_SEMANA_SEXTA_1}</text:p>
          </table:table-cell>
          <table:table-cell office:value-type="string" calcext:value-type="string">
            <text:p>0.404904720197549</text:p>
          </table:table-cell>
          <table:table-cell office:value-type="string" calcext:value-type="string">
            <text:p>0.999637931269858</text:p>
          </table:table-cell>
          <table:table-cell office:value-type="string" calcext:value-type="string">
            <text:p>1.28270368567915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{FK_COD_MOD_ENSINO_1,ID_LINGUA_LITERAT_PORTUGUESA_1,ID_MATEMATICA_1} =&gt; {ID_DIA_SEMANA_SEXTA_1}</text:p>
          </table:table-cell>
          <table:table-cell office:value-type="string" calcext:value-type="string">
            <text:p>0.428758509980211</text:p>
          </table:table-cell>
          <table:table-cell office:value-type="string" calcext:value-type="string">
            <text:p>0.999571781043352</text:p>
          </table:table-cell>
          <table:table-cell office:value-type="string" calcext:value-type="string">
            <text:p>1.28261880380673</text:p>
          </table:table-cell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string" calcext:value-type="string">
            <text:p>{FK_COD_MOD_ENSINO_1,FK_COD_TIPO_TURMA_0,ID_LINGUA_LITERAT_PORTUGUESA_1,ID_MATEMATICA_1} =&gt; {ID_DIA_SEMANA_SEXTA_1}</text:p>
          </table:table-cell>
          <table:table-cell office:value-type="string" calcext:value-type="string">
            <text:p>0.428510396138272</text:p>
          </table:table-cell>
          <table:table-cell office:value-type="string" calcext:value-type="string">
            <text:p>0.999571533204494</text:p>
          </table:table-cell>
          <table:table-cell office:value-type="string" calcext:value-type="string">
            <text:p>1.2826184857877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{FK_COD_MOD_ENSINO_1,ID_MATEMATICA_1} =&gt; {ID_DIA_SEMANA_SEXTA_1}</text:p>
          </table:table-cell>
          <table:table-cell office:value-type="string" calcext:value-type="string">
            <text:p>0.436375749179986</text:p>
          </table:table-cell>
          <table:table-cell office:value-type="string" calcext:value-type="string">
            <text:p>0.999567692712676</text:p>
          </table:table-cell>
          <table:table-cell office:value-type="string" calcext:value-type="string">
            <text:p>1.28261355779048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{FK_COD_MOD_ENSINO_1,FK_COD_TIPO_TURMA_0,ID_MATEMATICA_1} =&gt; {ID_DIA_SEMANA_SEXTA_1}</text:p>
          </table:table-cell>
          <table:table-cell office:value-type="string" calcext:value-type="string">
            <text:p>0.436127635338047</text:p>
          </table:table-cell>
          <table:table-cell office:value-type="string" calcext:value-type="string">
            <text:p>0.99956744687862</text:p>
          </table:table-cell>
          <table:table-cell office:value-type="string" calcext:value-type="string">
            <text:p>1.28261324234402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string" calcext:value-type="string">
            <text:p>{FK_COD_MOD_ENSINO_1,ID_COZINHA_1,ID_LINGUA_LITERAT_PORTUGUESA_1,ID_MATEMATICA_1} =&gt; {ID_DIA_SEMANA_SEXTA_1}</text:p>
          </table:table-cell>
          <table:table-cell office:value-type="string" calcext:value-type="string">
            <text:p>0.415994831923308</text:p>
          </table:table-cell>
          <table:table-cell office:value-type="string" calcext:value-type="string">
            <text:p>0.999558648099847</text:p>
          </table:table-cell>
          <table:table-cell office:value-type="string" calcext:value-type="string">
            <text:p>1.28260195203019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string" calcext:value-type="string">
            <text:p>{FK_COD_MOD_ENSINO_1,FK_COD_TIPO_TURMA_0,ID_COZINHA_1,ID_LINGUA_LITERAT_PORTUGUESA_1,ID_MATEMATICA_1} =&gt; {ID_DIA_SEMANA_SEXTA_1}</text:p>
          </table:table-cell>
          <table:table-cell office:value-type="string" calcext:value-type="string">
            <text:p>0.415813314529253</text:p>
          </table:table-cell>
          <table:table-cell office:value-type="string" calcext:value-type="string">
            <text:p>0.999558455519017</text:p>
          </table:table-cell>
          <table:table-cell office:value-type="string" calcext:value-type="string">
            <text:p>1.28260170491658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{FK_COD_MOD_ENSINO_1,ID_COZINHA_1,ID_MATEMATICA_1} =&gt; {ID_DIA_SEMANA_SEXTA_1}</text:p>
          </table:table-cell>
          <table:table-cell office:value-type="string" calcext:value-type="string">
            <text:p>0.423469982672903</text:p>
          </table:table-cell>
          <table:table-cell office:value-type="string" calcext:value-type="string">
            <text:p>0.999554523487678</text:p>
          </table:table-cell>
          <table:table-cell office:value-type="string" calcext:value-type="string">
            <text:p>1.28259665945868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string" calcext:value-type="string">
            <text:p>{FK_COD_MOD_ENSINO_1,FK_COD_TIPO_TURMA_0,ID_COZINHA_1,ID_MATEMATICA_1} =&gt; {ID_DIA_SEMANA_SEXTA_1}</text:p>
          </table:table-cell>
          <table:table-cell office:value-type="string" calcext:value-type="string">
            <text:p>0.423288465278848</text:p>
          </table:table-cell>
          <table:table-cell office:value-type="string" calcext:value-type="string">
            <text:p>0.999554332540594</text:p>
          </table:table-cell>
          <table:table-cell office:value-type="string" calcext:value-type="string">
            <text:p>1.2825964144414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{FK_COD_MOD_ENSINO_1,ID_LINGUA_LITERAT_PORTUGUESA_1} =&gt; {ID_DIA_SEMANA_SEXTA_1}</text:p>
          </table:table-cell>
          <table:table-cell office:value-type="string" calcext:value-type="string">
            <text:p>0.436829662875317</text:p>
          </table:table-cell>
          <table:table-cell office:value-type="string" calcext:value-type="string">
            <text:p>0.999551095113373</text:p>
          </table:table-cell>
          <table:table-cell office:value-type="string" calcext:value-type="string">
            <text:p>1.28259226027752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{FK_COD_MOD_ENSINO_1,FK_COD_TIPO_TURMA_0,ID_LINGUA_LITERAT_PORTUGUESA_1} =&gt; {ID_DIA_SEMANA_SEXTA_1}</text:p>
          </table:table-cell>
          <table:table-cell office:value-type="string" calcext:value-type="string">
            <text:p>0.436581549033378</text:p>
          </table:table-cell>
          <table:table-cell office:value-type="string" calcext:value-type="string">
            <text:p>0.999550840110639</text:p>
          </table:table-cell>
          <table:table-cell office:value-type="string" calcext:value-type="string">
            <text:p>1.2825919330661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{FK_COD_MOD_ENSINO_1,ID_MATEMATICA_1,ID_SITUACAO_CURSO_2_0} =&gt; {ID_DIA_SEMANA_SEXTA_1}</text:p>
          </table:table-cell>
          <table:table-cell office:value-type="string" calcext:value-type="string">
            <text:p>0.403638906846956</text:p>
          </table:table-cell>
          <table:table-cell office:value-type="string" calcext:value-type="string">
            <text:p>0.999540383172785</text:p>
          </table:table-cell>
          <table:table-cell office:value-type="string" calcext:value-type="string">
            <text:p>1.28257851505513</text:p>
          </table:table-cell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string" calcext:value-type="string">
            <text:p>{FK_COD_MOD_ENSINO_1,FK_COD_TIPO_TURMA_0,ID_MATEMATICA_1,ID_SITUACAO_CURSO_2_0} =&gt; {ID_DIA_SEMANA_SEXTA_1}</text:p>
          </table:table-cell>
          <table:table-cell office:value-type="string" calcext:value-type="string">
            <text:p>0.403395120572027</text:p>
          </table:table-cell>
          <table:table-cell office:value-type="string" calcext:value-type="string">
            <text:p>0.999540105537439</text:p>
          </table:table-cell>
          <table:table-cell office:value-type="string" calcext:value-type="string">
            <text:p>1.28257815880226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{FK_COD_MOD_ENSINO_1,ID_COZINHA_1,ID_LINGUA_LITERAT_PORTUGUESA_1} =&gt; {ID_DIA_SEMANA_SEXTA_1}</text:p>
          </table:table-cell>
          <table:table-cell office:value-type="string" calcext:value-type="string">
            <text:p>0.423519509273135</text:p>
          </table:table-cell>
          <table:table-cell office:value-type="string" calcext:value-type="string">
            <text:p>0.999536993693241</text:p>
          </table:table-cell>
          <table:table-cell office:value-type="string" calcext:value-type="string">
            <text:p>1.28257416578249</text:p>
          </table:table-cell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string" calcext:value-type="string">
            <text:p>{FK_COD_MOD_ENSINO_1,FK_COD_TIPO_TURMA_0,ID_COZINHA_1,ID_LINGUA_LITERAT_PORTUGUESA_1} =&gt; {ID_DIA_SEMANA_SEXTA_1}</text:p>
          </table:table-cell>
          <table:table-cell office:value-type="string" calcext:value-type="string">
            <text:p>0.42333799187908</text:p>
          </table:table-cell>
          <table:table-cell office:value-type="string" calcext:value-type="string">
            <text:p>0.999536795258963</text:p>
          </table:table-cell>
          <table:table-cell office:value-type="string" calcext:value-type="string">
            <text:p>1.28257391115792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{FK_COD_MOD_ENSINO_1,ID_LINGUA_LITERAT_PORTUGUESA_1,ID_SITUACAO_CURSO_2_0} =&gt; {ID_DIA_SEMANA_SEXTA_1}</text:p>
          </table:table-cell>
          <table:table-cell office:value-type="string" calcext:value-type="string">
            <text:p>0.403948087467823</text:p>
          </table:table-cell>
          <table:table-cell office:value-type="string" calcext:value-type="string">
            <text:p>0.999524085440941</text:p>
          </table:table-cell>
          <table:table-cell office:value-type="string" calcext:value-type="string">
            <text:p>1.28255760232258</text:p>
          </table:table-cell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string" calcext:value-type="string">
            <text:p>{FK_COD_MOD_ENSINO_1,FK_COD_TIPO_TURMA_0,ID_LINGUA_LITERAT_PORTUGUESA_1,ID_SITUACAO_CURSO_2_0} =&gt; {ID_DIA_SEMANA_SEXTA_1}</text:p>
          </table:table-cell>
          <table:table-cell office:value-type="string" calcext:value-type="string">
            <text:p>0.403704301192894</text:p>
          </table:table-cell>
          <table:table-cell office:value-type="string" calcext:value-type="string">
            <text:p>0.999523798185671</text:p>
          </table:table-cell>
          <table:table-cell office:value-type="string" calcext:value-type="string">
            <text:p>1.28255723372573</text:p>
          </table:table-cell>
        </table:table-row>
        <table:table-row table:style-name="ro1">
          <table:table-cell office:value-type="float" office:value="4858" calcext:value-type="float">
            <text:p>4858</text:p>
          </table:table-cell>
          <table:table-cell office:value-type="string" calcext:value-type="string">
            <text:p>{ID_COZINHA_1,ID_DEPENDENCIAS_PNE_1,ID_LABORATORIO_INFORMATICA_1,ID_SITUACAO_CURSO_2_0} =&gt; {ID_SANITARIO_PNE_1}</text:p>
          </table:table-cell>
          <table:table-cell office:value-type="string" calcext:value-type="string">
            <text:p>0.434963279391813</text:p>
          </table:table-cell>
          <table:table-cell office:value-type="string" calcext:value-type="string">
            <text:p>0.881581486368748</text:p>
          </table:table-cell>
          <table:table-cell office:value-type="string" calcext:value-type="string">
            <text:p>1.28219247900788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string" calcext:value-type="string">
            <text:p>{ID_COZINHA_1,ID_EDUCACAO_FISICA_1,ID_HISTORIA_1,ID_LINGUA_LITERAT_PORTUGUESA_1} =&gt; {ID_DIA_SEMANA_SEXTA_1}</text:p>
          </table:table-cell>
          <table:table-cell office:value-type="string" calcext:value-type="string">
            <text:p>0.407097113729182</text:p>
          </table:table-cell>
          <table:table-cell office:value-type="string" calcext:value-type="string">
            <text:p>0.998456856551343</text:p>
          </table:table-cell>
          <table:table-cell office:value-type="string" calcext:value-type="string">
            <text:p>1.28118816806311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  <table:table-cell office:value-type="string" calcext:value-type="string">
            <text:p>{FK_COD_TIPO_TURMA_0,ID_COZINHA_1,ID_EDUCACAO_FISICA_1,ID_HISTORIA_1,ID_LINGUA_LITERAT_PORTUGUESA_1} =&gt; {ID_DIA_SEMANA_SEXTA_1}</text:p>
          </table:table-cell>
          <table:table-cell office:value-type="string" calcext:value-type="string">
            <text:p>0.406187843816183</text:p>
          </table:table-cell>
          <table:table-cell office:value-type="string" calcext:value-type="string">
            <text:p>0.99845340749728</text:p>
          </table:table-cell>
          <table:table-cell office:value-type="string" calcext:value-type="string">
            <text:p>1.28118374234633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string" calcext:value-type="string">
            <text:p>{ID_COZINHA_1,ID_EDUCACAO_FISICA_1,ID_HISTORIA_1,ID_LINGUA_LITERAT_PORTUGUESA_1,ID_MATEMATICA_1} =&gt; {ID_DIA_SEMANA_SEXTA_1}</text:p>
          </table:table-cell>
          <table:table-cell office:value-type="string" calcext:value-type="string">
            <text:p>0.400174208614214</text:p>
          </table:table-cell>
          <table:table-cell office:value-type="string" calcext:value-type="string">
            <text:p>0.99844876888276</text:p>
          </table:table-cell>
          <table:table-cell office:value-type="string" calcext:value-type="string">
            <text:p>1.28117779022331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string" calcext:value-type="string">
            <text:p>{ID_COZINHA_1,ID_EDUCACAO_FISICA_1,ID_HISTORIA_1,ID_MATEMATICA_1} =&gt; {ID_DIA_SEMANA_SEXTA_1}</text:p>
          </table:table-cell>
          <table:table-cell office:value-type="string" calcext:value-type="string">
            <text:p>0.402970538164212</text:p>
          </table:table-cell>
          <table:table-cell office:value-type="string" calcext:value-type="string">
            <text:p>0.998437510238388</text:p>
          </table:table-cell>
          <table:table-cell office:value-type="string" calcext:value-type="string">
            <text:p>1.28116334348797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string" calcext:value-type="string">
            <text:p>{ID_EDUCACAO_FISICA_1,ID_HISTORIA_1,ID_LINGUA_LITERAT_PORTUGUESA_1,ID_MATEMATICA_1} =&gt; {ID_DIA_SEMANA_SEXTA_1}</text:p>
          </table:table-cell>
          <table:table-cell office:value-type="string" calcext:value-type="string">
            <text:p>0.411346544113175</text:p>
          </table:table-cell>
          <table:table-cell office:value-type="string" calcext:value-type="string">
            <text:p>0.998435483080342</text:p>
          </table:table-cell>
          <table:table-cell office:value-type="string" calcext:value-type="string">
            <text:p>1.28116074230307</text:p>
          </table:table-cell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string" calcext:value-type="string">
            <text:p>{FK_COD_TIPO_TURMA_0,ID_COZINHA_1,ID_EDUCACAO_FISICA_1,ID_HISTORIA_1,ID_MATEMATICA_1} =&gt; {ID_DIA_SEMANA_SEXTA_1}</text:p>
          </table:table-cell>
          <table:table-cell office:value-type="string" calcext:value-type="string">
            <text:p>0.402064393716277</text:p>
          </table:table-cell>
          <table:table-cell office:value-type="string" calcext:value-type="string">
            <text:p>0.998433994323453</text:p>
          </table:table-cell>
          <table:table-cell office:value-type="string" calcext:value-type="string">
            <text:p>1.28115883197745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string" calcext:value-type="string">
            <text:p>{FK_COD_TIPO_TURMA_0,ID_EDUCACAO_FISICA_1,ID_HISTORIA_1,ID_LINGUA_LITERAT_PORTUGUESA_1,ID_MATEMATICA_1} =&gt; {ID_DIA_SEMANA_SEXTA_1}</text:p>
          </table:table-cell>
          <table:table-cell office:value-type="string" calcext:value-type="string">
            <text:p>0.410285568934416</text:p>
          </table:table-cell>
          <table:table-cell office:value-type="string" calcext:value-type="string">
            <text:p>0.998431443674435</text:p>
          </table:table-cell>
          <table:table-cell office:value-type="string" calcext:value-type="string">
            <text:p>1.28115555906553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{ID_EDUCACAO_FISICA_1,ID_HISTORIA_1,ID_LINGUA_LITERAT_PORTUGUESA_1} =&gt; {ID_DIA_SEMANA_SEXTA_1}</text:p>
          </table:table-cell>
          <table:table-cell office:value-type="string" calcext:value-type="string">
            <text:p>0.418437743500776</text:p>
          </table:table-cell>
          <table:table-cell office:value-type="string" calcext:value-type="string">
            <text:p>0.998424725273464</text:p>
          </table:table-cell>
          <table:table-cell office:value-type="string" calcext:value-type="string">
            <text:p>1.28114693822651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string" calcext:value-type="string">
            <text:p>{FK_COD_TIPO_TURMA_0,ID_EDUCACAO_FISICA_1,ID_HISTORIA_1,ID_LINGUA_LITERAT_PORTUGUESA_1} =&gt; {ID_DIA_SEMANA_SEXTA_1}</text:p>
          </table:table-cell>
          <table:table-cell office:value-type="string" calcext:value-type="string">
            <text:p>0.417340705263596</text:p>
          </table:table-cell>
          <table:table-cell office:value-type="string" calcext:value-type="string">
            <text:p>0.998420590984255</text:p>
          </table:table-cell>
          <table:table-cell office:value-type="string" calcext:value-type="string">
            <text:p>1.28114163323773</text:p>
          </table:table-cell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string" calcext:value-type="string">
            <text:p>{ID_EDUCACAO_FISICA_1,ID_GEOGRAFIA_1,ID_HISTORIA_1,ID_LINGUA_LITERAT_PORTUGUESA_1} =&gt; {ID_DIA_SEMANA_SEXTA_1}</text:p>
          </table:table-cell>
          <table:table-cell office:value-type="string" calcext:value-type="string">
            <text:p>0.403758876621305</text:p>
          </table:table-cell>
          <table:table-cell office:value-type="string" calcext:value-type="string">
            <text:p>0.998416219246622</text:p>
          </table:table-cell>
          <table:table-cell office:value-type="string" calcext:value-type="string">
            <text:p>1.28113602356267</text:p>
          </table:table-cell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string" calcext:value-type="string">
            <text:p>{FK_COD_TIPO_TURMA_0,ID_EDUCACAO_FISICA_1,ID_GEOGRAFIA_1,ID_HISTORIA_1,ID_LINGUA_LITERAT_PORTUGUESA_1} =&gt; {ID_DIA_SEMANA_SEXTA_1}</text:p>
          </table:table-cell>
          <table:table-cell office:value-type="string" calcext:value-type="string">
            <text:p>0.402762814947705</text:p>
          </table:table-cell>
          <table:table-cell office:value-type="string" calcext:value-type="string">
            <text:p>0.998412308660546</text:p>
          </table:table-cell>
          <table:table-cell office:value-type="string" calcext:value-type="string">
            <text:p>1.28113100562266</text:p>
          </table:table-cell>
        </table:table-row>
        <table:table-row table:style-name="ro1">
          <table:table-cell office:value-type="float" office:value="5575" calcext:value-type="float">
            <text:p>5575</text:p>
          </table:table-cell>
          <table:table-cell office:value-type="string" calcext:value-type="string">
            <text:p>{ID_EDUCACAO_FISICA_1,ID_GEOGRAFIA_1,ID_HISTORIA_1,ID_LINGUA_LITERAT_PORTUGUESA_1,ID_MATEMATICA_1} =&gt; {ID_DIA_SEMANA_SEXTA_1}</text:p>
          </table:table-cell>
          <table:table-cell office:value-type="string" calcext:value-type="string">
            <text:p>0.401886482628064</text:p>
          </table:table-cell>
          <table:table-cell office:value-type="string" calcext:value-type="string">
            <text:p>0.998408852133745</text:p>
          </table:table-cell>
          <table:table-cell office:value-type="string" calcext:value-type="string">
            <text:p>1.28112657031711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{ID_EDUCACAO_FISICA_1,ID_HISTORIA_1,ID_MATEMATICA_1} =&gt; {ID_DIA_SEMANA_SEXTA_1}</text:p>
          </table:table-cell>
          <table:table-cell office:value-type="string" calcext:value-type="string">
            <text:p>0.414216682722742</text:p>
          </table:table-cell>
          <table:table-cell office:value-type="string" calcext:value-type="string">
            <text:p>0.998405226591688</text:p>
          </table:table-cell>
          <table:table-cell office:value-type="string" calcext:value-type="string">
            <text:p>1.28112191813654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string" calcext:value-type="string">
            <text:p>{FK_COD_TIPO_TURMA_0,ID_EDUCACAO_FISICA_1,ID_GEOGRAFIA_1,ID_HISTORIA_1,ID_LINGUA_LITERAT_PORTUGUESA_1,ID_MATEMATICA_1} =&gt; {ID_DIA_SEMANA_SEXTA_1}</text:p>
          </table:table-cell>
          <table:table-cell office:value-type="string" calcext:value-type="string">
            <text:p>0.400915665095359</text:p>
          </table:table-cell>
          <table:table-cell office:value-type="string" calcext:value-type="string">
            <text:p>0.998405005313655</text:p>
          </table:table-cell>
          <table:table-cell office:value-type="string" calcext:value-type="string">
            <text:p>1.28112163419959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string" calcext:value-type="string">
            <text:p>{FK_COD_TIPO_TURMA_0,ID_EDUCACAO_FISICA_1,ID_HISTORIA_1,ID_MATEMATICA_1} =&gt; {ID_DIA_SEMANA_SEXTA_1}</text:p>
          </table:table-cell>
          <table:table-cell office:value-type="string" calcext:value-type="string">
            <text:p>0.413126616676856</text:p>
          </table:table-cell>
          <table:table-cell office:value-type="string" calcext:value-type="string">
            <text:p>0.998401025388951</text:p>
          </table:table-cell>
          <table:table-cell office:value-type="string" calcext:value-type="string">
            <text:p>1.28111652728645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{ID_EDUCACAO_FISICA_1,ID_GEOGRAFIA_1,ID_LINGUA_LITERAT_PORTUGUESA_1} =&gt; {ID_DIA_SEMANA_SEXTA_1}</text:p>
          </table:table-cell>
          <table:table-cell office:value-type="string" calcext:value-type="string">
            <text:p>0.410697168641199</text:p>
          </table:table-cell>
          <table:table-cell office:value-type="string" calcext:value-type="string">
            <text:p>0.998400918303056</text:p>
          </table:table-cell>
          <table:table-cell office:value-type="string" calcext:value-type="string">
            <text:p>1.28111638987722</text:p>
          </table:table-cell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string" calcext:value-type="string">
            <text:p>{ID_COZINHA_1,ID_EDUCACAO_FISICA_1,ID_GEOGRAFIA_1,ID_MATEMATICA_1} =&gt; {ID_DIA_SEMANA_SEXTA_1}</text:p>
          </table:table-cell>
          <table:table-cell office:value-type="string" calcext:value-type="string">
            <text:p>0.400488918904039</text:p>
          </table:table-cell>
          <table:table-cell office:value-type="string" calcext:value-type="string">
            <text:p>0.998397324478861</text:p>
          </table:table-cell>
          <table:table-cell office:value-type="string" calcext:value-type="string">
            <text:p>1.28111177839601</text:p>
          </table:table-cell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string" calcext:value-type="string">
            <text:p>{ID_EDUCACAO_FISICA_1,ID_GEOGRAFIA_1,ID_LINGUA_LITERAT_PORTUGUESA_1,ID_MATEMATICA_1} =&gt; {ID_DIA_SEMANA_SEXTA_1}</text:p>
          </table:table-cell>
          <table:table-cell office:value-type="string" calcext:value-type="string">
            <text:p>0.408422791756754</text:p>
          </table:table-cell>
          <table:table-cell office:value-type="string" calcext:value-type="string">
            <text:p>0.998397308748155</text:p>
          </table:table-cell>
          <table:table-cell office:value-type="string" calcext:value-type="string">
            <text:p>1.28111175821086</text:p>
          </table:table-cell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string" calcext:value-type="string">
            <text:p>{FK_COD_TIPO_TURMA_0,ID_EDUCACAO_FISICA_1,ID_GEOGRAFIA_1,ID_LINGUA_LITERAT_PORTUGUESA_1} =&gt; {ID_DIA_SEMANA_SEXTA_1}</text:p>
          </table:table-cell>
          <table:table-cell office:value-type="string" calcext:value-type="string">
            <text:p>0.409636193462441</text:p>
          </table:table-cell>
          <table:table-cell office:value-type="string" calcext:value-type="string">
            <text:p>0.998396783253417</text:p>
          </table:table-cell>
          <table:table-cell office:value-type="string" calcext:value-type="string">
            <text:p>1.28111108391268</text:p>
          </table:table-cell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string" calcext:value-type="string">
            <text:p>{FK_COD_TIPO_TURMA_0,ID_EDUCACAO_FISICA_1,ID_GEOGRAFIA_1,ID_LINGUA_LITERAT_PORTUGUESA_1,ID_MATEMATICA_1} =&gt; {ID_DIA_SEMANA_SEXTA_1}</text:p>
          </table:table-cell>
          <table:table-cell office:value-type="string" calcext:value-type="string">
            <text:p>0.407387060718891</text:p>
          </table:table-cell>
          <table:table-cell office:value-type="string" calcext:value-type="string">
            <text:p>0.998393240651542</text:p>
          </table:table-cell>
          <table:table-cell office:value-type="string" calcext:value-type="string">
            <text:p>1.28110653815833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string" calcext:value-type="string">
            <text:p>{ID_EDUCACAO_FISICA_1,ID_GEOGRAFIA_1,ID_HISTORIA_1,ID_MATEMATICA_1} =&gt; {ID_DIA_SEMANA_SEXTA_1}</text:p>
          </table:table-cell>
          <table:table-cell office:value-type="string" calcext:value-type="string">
            <text:p>0.404412339239901</text:p>
          </table:table-cell>
          <table:table-cell office:value-type="string" calcext:value-type="string">
            <text:p>0.998386774159659</text:p>
          </table:table-cell>
          <table:table-cell office:value-type="string" calcext:value-type="string">
            <text:p>1.28109824056106</text:p>
          </table:table-cell>
        </table:table-row>
        <table:table-row table:style-name="ro1">
          <table:table-cell office:value-type="float" office:value="5587" calcext:value-type="float">
            <text:p>5587</text:p>
          </table:table-cell>
          <table:table-cell office:value-type="string" calcext:value-type="string">
            <text:p>{FK_COD_TIPO_TURMA_0,ID_EDUCACAO_FISICA_1,ID_GEOGRAFIA_1,ID_HISTORIA_1,ID_MATEMATICA_1} =&gt; {ID_DIA_SEMANA_SEXTA_1}</text:p>
          </table:table-cell>
          <table:table-cell office:value-type="string" calcext:value-type="string">
            <text:p>0.40341243084007</text:p>
          </table:table-cell>
          <table:table-cell office:value-type="string" calcext:value-type="string">
            <text:p>0.998382782043288</text:p>
          </table:table-cell>
          <table:table-cell office:value-type="string" calcext:value-type="string">
            <text:p>1.28109311800395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{ID_EDUCACAO_FISICA_1,ID_GEOGRAFIA_1,ID_HISTORIA_1} =&gt; {ID_DIA_SEMANA_SEXTA_1}</text:p>
          </table:table-cell>
          <table:table-cell office:value-type="string" calcext:value-type="string">
            <text:p>0.406994935063655</text:p>
          </table:table-cell>
          <table:table-cell office:value-type="string" calcext:value-type="string">
            <text:p>0.998373441927808</text:p>
          </table:table-cell>
          <table:table-cell office:value-type="string" calcext:value-type="string">
            <text:p>1.28108113306403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string" calcext:value-type="string">
            <text:p>{FK_COD_TIPO_TURMA_0,ID_EDUCACAO_FISICA_1,ID_GEOGRAFIA_1,ID_HISTORIA_1} =&gt; {ID_DIA_SEMANA_SEXTA_1}</text:p>
          </table:table-cell>
          <table:table-cell office:value-type="string" calcext:value-type="string">
            <text:p>0.405943817120865</text:p>
          </table:table-cell>
          <table:table-cell office:value-type="string" calcext:value-type="string">
            <text:p>0.998369237118718</text:p>
          </table:table-cell>
          <table:table-cell office:value-type="string" calcext:value-type="string">
            <text:p>1.28107573758638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{ID_EDUCACAO_FISICA_1,ID_GEOGRAFIA_1,ID_MATEMATICA_1} =&gt; {ID_DIA_SEMANA_SEXTA_1}</text:p>
          </table:table-cell>
          <table:table-cell office:value-type="string" calcext:value-type="string">
            <text:p>0.411388617681333</text:p>
          </table:table-cell>
          <table:table-cell office:value-type="string" calcext:value-type="string">
            <text:p>0.998364572545473</text:p>
          </table:table-cell>
          <table:table-cell office:value-type="string" calcext:value-type="string">
            <text:p>1.28106975215395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string" calcext:value-type="string">
            <text:p>{FK_COD_TIPO_TURMA_0,ID_EDUCACAO_FISICA_1,ID_GEOGRAFIA_1,ID_MATEMATICA_1} =&gt; {ID_DIA_SEMANA_SEXTA_1}</text:p>
          </table:table-cell>
          <table:table-cell office:value-type="string" calcext:value-type="string">
            <text:p>0.41030215794129</text:p>
          </table:table-cell>
          <table:table-cell office:value-type="string" calcext:value-type="string">
            <text:p>0.998360249115775</text:p>
          </table:table-cell>
          <table:table-cell office:value-type="string" calcext:value-type="string">
            <text:p>1.2810642044661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string" calcext:value-type="string">
            <text:p>{ID_ALIMENTACAO_1,ID_EDUCACAO_FISICA_1,ID_LINGUA_LITERAT_PORTUGUESA_1,ID_MATEMATICA_1} =&gt; {ID_DIA_SEMANA_SEXTA_1}</text:p>
          </table:table-cell>
          <table:table-cell office:value-type="string" calcext:value-type="string">
            <text:p>0.408683888299725</text:p>
          </table:table-cell>
          <table:table-cell office:value-type="string" calcext:value-type="string">
            <text:p>0.99834145378858</text:p>
          </table:table-cell>
          <table:table-cell office:value-type="string" calcext:value-type="string">
            <text:p>1.28104008689841</text:p>
          </table:table-cell>
        </table:table-row>
        <table:table-row table:style-name="ro1">
          <table:table-cell office:value-type="float" office:value="5702" calcext:value-type="float">
            <text:p>5702</text:p>
          </table:table-cell>
          <table:table-cell office:value-type="string" calcext:value-type="string">
            <text:p>{FK_COD_TIPO_TURMA_0,ID_ALIMENTACAO_1,ID_EDUCACAO_FISICA_1,ID_LINGUA_LITERAT_PORTUGUESA_1,ID_MATEMATICA_1} =&gt; {ID_DIA_SEMANA_SEXTA_1}</text:p>
          </table:table-cell>
          <table:table-cell office:value-type="string" calcext:value-type="string">
            <text:p>0.407416872847186</text:p>
          </table:table-cell>
          <table:table-cell office:value-type="string" calcext:value-type="string">
            <text:p>0.998336304498694</text:p>
          </table:table-cell>
          <table:table-cell office:value-type="string" calcext:value-type="string">
            <text:p>1.28103347949296</text:p>
          </table:table-cell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string" calcext:value-type="string">
            <text:p>{ID_ALIMENTACAO_1,ID_COZINHA_1,ID_EDUCACAO_FISICA_1,ID_LINGUA_LITERAT_PORTUGUESA_1,ID_MATEMATICA_1} =&gt; {ID_DIA_SEMANA_SEXTA_1}</text:p>
          </table:table-cell>
          <table:table-cell office:value-type="string" calcext:value-type="string">
            <text:p>0.402222349912162</text:p>
          </table:table-cell>
          <table:table-cell office:value-type="string" calcext:value-type="string">
            <text:p>0.998329747970366</text:p>
          </table:table-cell>
          <table:table-cell office:value-type="string" calcext:value-type="string">
            <text:p>1.28102506636378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{ID_ALIMENTACAO_1,ID_EDUCACAO_FISICA_1,ID_LINGUA_LITERAT_PORTUGUESA_1} =&gt; {ID_DIA_SEMANA_SEXTA_1}</text:p>
          </table:table-cell>
          <table:table-cell office:value-type="string" calcext:value-type="string">
            <text:p>0.41701301227274</text:p>
          </table:table-cell>
          <table:table-cell office:value-type="string" calcext:value-type="string">
            <text:p>0.998326257724079</text:p>
          </table:table-cell>
          <table:table-cell office:value-type="string" calcext:value-type="string">
            <text:p>1.28102058779045</text:p>
          </table:table-cell>
        </table:table-row>
        <table:table-row table:style-name="ro1">
          <table:table-cell office:value-type="float" office:value="6143" calcext:value-type="float">
            <text:p>6143</text:p>
          </table:table-cell>
          <table:table-cell office:value-type="string" calcext:value-type="string">
            <text:p>{FK_COD_TIPO_TURMA_0,ID_ALIMENTACAO_1,ID_COZINHA_1,ID_EDUCACAO_FISICA_1,ID_LINGUA_LITERAT_PORTUGUESA_1,ID_MATEMATICA_1} =&gt; {ID_DIA_SEMANA_SEXTA_1}</text:p>
          </table:table-cell>
          <table:table-cell office:value-type="string" calcext:value-type="string">
            <text:p>0.401153681280941</text:p>
          </table:table-cell>
          <table:table-cell office:value-type="string" calcext:value-type="string">
            <text:p>0.998325305890448</text:p>
          </table:table-cell>
          <table:table-cell office:value-type="string" calcext:value-type="string">
            <text:p>1.28101936642773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string" calcext:value-type="string">
            <text:p>{FK_COD_TIPO_TURMA_0,ID_ALIMENTACAO_1,ID_EDUCACAO_FISICA_1,ID_LINGUA_LITERAT_PORTUGUESA_1} =&gt; {ID_DIA_SEMANA_SEXTA_1}</text:p>
          </table:table-cell>
          <table:table-cell office:value-type="string" calcext:value-type="string">
            <text:p>0.415709933761779</text:p>
          </table:table-cell>
          <table:table-cell office:value-type="string" calcext:value-type="string">
            <text:p>0.998321020043834</text:p>
          </table:table-cell>
          <table:table-cell office:value-type="string" calcext:value-type="string">
            <text:p>1.2810138669653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string" calcext:value-type="string">
            <text:p>{ID_ALIMENTACAO_1,ID_COZINHA_1,ID_EDUCACAO_FISICA_1,ID_LINGUA_LITERAT_PORTUGUESA_1} =&gt; {ID_DIA_SEMANA_SEXTA_1}</text:p>
          </table:table-cell>
          <table:table-cell office:value-type="string" calcext:value-type="string">
            <text:p>0.410341827305553</text:p>
          </table:table-cell>
          <table:table-cell office:value-type="string" calcext:value-type="string">
            <text:p>0.998313690922884</text:p>
          </table:table-cell>
          <table:table-cell office:value-type="string" calcext:value-type="string">
            <text:p>1.28100446246977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string" calcext:value-type="string">
            <text:p>{FK_COD_TIPO_TURMA_0,ID_ALIMENTACAO_1,ID_COZINHA_1,ID_EDUCACAO_FISICA_1,ID_LINGUA_LITERAT_PORTUGUESA_1} =&gt; {ID_DIA_SEMANA_SEXTA_1}</text:p>
          </table:table-cell>
          <table:table-cell office:value-type="string" calcext:value-type="string">
            <text:p>0.409240942342142</text:p>
          </table:table-cell>
          <table:table-cell office:value-type="string" calcext:value-type="string">
            <text:p>0.998309162311034</text:p>
          </table:table-cell>
          <table:table-cell office:value-type="string" calcext:value-type="string">
            <text:p>1.2809986514986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{ID_ALIMENTACAO_1,ID_EDUCACAO_FISICA_1,ID_MATEMATICA_1} =&gt; {ID_DIA_SEMANA_SEXTA_1}</text:p>
          </table:table-cell>
          <table:table-cell office:value-type="string" calcext:value-type="string">
            <text:p>0.412733769760452</text:p>
          </table:table-cell>
          <table:table-cell office:value-type="string" calcext:value-type="string">
            <text:p>0.998306030948518</text:p>
          </table:table-cell>
          <table:table-cell office:value-type="string" calcext:value-type="string">
            <text:p>1.28099463343363</text:p>
          </table:table-cell>
        </table:table-row>
        <table:table-row table:style-name="ro1">
          <table:table-cell office:value-type="float" office:value="4198" calcext:value-type="float">
            <text:p>4198</text:p>
          </table:table-cell>
          <table:table-cell office:value-type="string" calcext:value-type="string">
            <text:p>{ID_EDUCACAO_FISICA_1,ID_LABORATORIO_INFORMATICA_1,ID_LINGUA_LITERAT_PORTUGUESA_1,ID_MATEMATICA_1} =&gt; {ID_DIA_SEMANA_SEXTA_1}</text:p>
          </table:table-cell>
          <table:table-cell office:value-type="string" calcext:value-type="string">
            <text:p>0.431541616408788</text:p>
          </table:table-cell>
          <table:table-cell office:value-type="string" calcext:value-type="string">
            <text:p>0.998305332668147</text:p>
          </table:table-cell>
          <table:table-cell office:value-type="string" calcext:value-type="string">
            <text:p>1.28099373742241</text:p>
          </table:table-cell>
        </table:table-row>
        <table:table-row table:style-name="ro1">
          <table:table-cell office:value-type="float" office:value="5708" calcext:value-type="float">
            <text:p>5708</text:p>
          </table:table-cell>
          <table:table-cell office:value-type="string" calcext:value-type="string">
            <text:p>{FK_COD_TIPO_TURMA_0,ID_EDUCACAO_FISICA_1,ID_LABORATORIO_INFORMATICA_1,ID_LINGUA_LITERAT_PORTUGUESA_1,ID_MATEMATICA_1} =&gt; {ID_DIA_SEMANA_SEXTA_1}</text:p>
          </table:table-cell>
          <table:table-cell office:value-type="string" calcext:value-type="string">
            <text:p>0.430401062081113</text:p>
          </table:table-cell>
          <table:table-cell office:value-type="string" calcext:value-type="string">
            <text:p>0.998300849463739</text:p>
          </table:table-cell>
          <table:table-cell office:value-type="string" calcext:value-type="string">
            <text:p>1.28098798471671</text:p>
          </table:table-cell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string" calcext:value-type="string">
            <text:p>{FK_COD_TIPO_TURMA_0,ID_ALIMENTACAO_1,ID_EDUCACAO_FISICA_1,ID_MATEMATICA_1} =&gt; {ID_DIA_SEMANA_SEXTA_1}</text:p>
          </table:table-cell>
          <table:table-cell office:value-type="string" calcext:value-type="string">
            <text:p>0.411369143629785</text:p>
          </table:table-cell>
          <table:table-cell office:value-type="string" calcext:value-type="string">
            <text:p>0.998300421131489</text:p>
          </table:table-cell>
          <table:table-cell office:value-type="string" calcext:value-type="string">
            <text:p>1.28098743509436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string" calcext:value-type="string">
            <text:p>{FK_COD_TIPO_TURMA_0,ID_COZINHA_1,ID_EDUCACAO_FISICA_1,ID_GEOGRAFIA_1} =&gt; {ID_DIA_SEMANA_SEXTA_1}</text:p>
          </table:table-cell>
          <table:table-cell office:value-type="string" calcext:value-type="string">
            <text:p>0.402639960128683</text:p>
          </table:table-cell>
          <table:table-cell office:value-type="string" calcext:value-type="string">
            <text:p>0.998296961712933</text:p>
          </table:table-cell>
          <table:table-cell office:value-type="string" calcext:value-type="string">
            <text:p>1.2809829960782</text:p>
          </table:table-cell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string" calcext:value-type="string">
            <text:p>{ID_ALIMENTACAO_1,ID_COZINHA_1,ID_EDUCACAO_FISICA_1,ID_MATEMATICA_1} =&gt; {ID_DIA_SEMANA_SEXTA_1}</text:p>
          </table:table-cell>
          <table:table-cell office:value-type="string" calcext:value-type="string">
            <text:p>0.406191450122025</text:p>
          </table:table-cell>
          <table:table-cell office:value-type="string" calcext:value-type="string">
            <text:p>0.998293540566523</text:p>
          </table:table-cell>
          <table:table-cell office:value-type="string" calcext:value-type="string">
            <text:p>1.28097860617164</text:p>
          </table:table-cell>
        </table:table-row>
        <table:table-row table:style-name="ro1">
          <table:table-cell office:value-type="float" office:value="5751" calcext:value-type="float">
            <text:p>5751</text:p>
          </table:table-cell>
          <table:table-cell office:value-type="string" calcext:value-type="string">
            <text:p>{ID_COZINHA_1,ID_EDUCACAO_FISICA_1,ID_LABORATORIO_INFORMATICA_1,ID_LINGUA_LITERAT_PORTUGUESA_1,ID_MATEMATICA_1} =&gt; {ID_DIA_SEMANA_SEXTA_1}</text:p>
          </table:table-cell>
          <table:table-cell office:value-type="string" calcext:value-type="string">
            <text:p>0.420100971755172</text:p>
          </table:table-cell>
          <table:table-cell office:value-type="string" calcext:value-type="string">
            <text:p>0.998292910895433</text:p>
          </table:table-cell>
          <table:table-cell office:value-type="string" calcext:value-type="string">
            <text:p>1.28097779819767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string" calcext:value-type="string">
            <text:p>{FK_COD_TIPO_TURMA_0,ID_COZINHA_1,ID_EDUCACAO_FISICA_1,ID_LABORATORIO_INFORMATICA_1,ID_LINGUA_LITERAT_PORTUGUESA_1,ID_MATEMATICA_1} =&gt; {ID_DIA_SEMANA_SEXTA_1}</text:p>
          </table:table-cell>
          <table:table-cell office:value-type="string" calcext:value-type="string">
            <text:p>0.419104910081572</text:p>
          </table:table-cell>
          <table:table-cell office:value-type="string" calcext:value-type="string">
            <text:p>0.998288860700777</text:p>
          </table:table-cell>
          <table:table-cell office:value-type="string" calcext:value-type="string">
            <text:p>1.28097260111636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string" calcext:value-type="string">
            <text:p>{FK_COD_TIPO_TURMA_0,ID_ALIMENTACAO_1,ID_COZINHA_1,ID_EDUCACAO_FISICA_1,ID_MATEMATICA_1} =&gt; {ID_DIA_SEMANA_SEXTA_1}</text:p>
          </table:table-cell>
          <table:table-cell office:value-type="string" calcext:value-type="string">
            <text:p>0.405025170812676</text:p>
          </table:table-cell>
          <table:table-cell office:value-type="string" calcext:value-type="string">
            <text:p>0.998288635186561</text:p>
          </table:table-cell>
          <table:table-cell office:value-type="string" calcext:value-type="string">
            <text:p>1.28097231174367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{ID_COZINHA_1,ID_EDUCACAO_FISICA_1,ID_GEOGRAFIA_1} =&gt; {ID_DIA_SEMANA_SEXTA_1}</text:p>
          </table:table-cell>
          <table:table-cell office:value-type="string" calcext:value-type="string">
            <text:p>0.403610777661388</text:p>
          </table:table-cell>
          <table:table-cell office:value-type="string" calcext:value-type="string">
            <text:p>0.998284429157925</text:p>
          </table:table-cell>
          <table:table-cell office:value-type="string" calcext:value-type="string">
            <text:p>1.28096691470113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string" calcext:value-type="string">
            <text:p>{FK_COD_TIPO_TURMA_0,ID_EDUCACAO_FISICA_1,ID_HISTORIA_1,ID_LABORATORIO_INFORMATICA_1} =&gt; {ID_DIA_SEMANA_SEXTA_1}</text:p>
          </table:table-cell>
          <table:table-cell office:value-type="string" calcext:value-type="string">
            <text:p>0.400133096727614</text:p>
          </table:table-cell>
          <table:table-cell office:value-type="string" calcext:value-type="string">
            <text:p>0.99827972365212</text:p>
          </table:table-cell>
          <table:table-cell office:value-type="string" calcext:value-type="string">
            <text:p>1.28096087674534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{ID_EDUCACAO_FISICA_1,ID_HISTORIA_1,ID_LABORATORIO_INFORMATICA_1} =&gt; {ID_DIA_SEMANA_SEXTA_1}</text:p>
          </table:table-cell>
          <table:table-cell office:value-type="string" calcext:value-type="string">
            <text:p>0.401225086136615</text:p>
          </table:table-cell>
          <table:table-cell office:value-type="string" calcext:value-type="string">
            <text:p>0.998267677347728</text:p>
          </table:table-cell>
          <table:table-cell office:value-type="string" calcext:value-type="string">
            <text:p>1.28094541930964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{ID_EDUCACAO_FISICA_1,ID_LABORATORIO_INFORMATICA_1,ID_LINGUA_LITERAT_PORTUGUESA_1} =&gt; {ID_DIA_SEMANA_SEXTA_1}</text:p>
          </table:table-cell>
          <table:table-cell office:value-type="string" calcext:value-type="string">
            <text:p>0.439804624774696</text:p>
          </table:table-cell>
          <table:table-cell office:value-type="string" calcext:value-type="string">
            <text:p>0.998266295296241</text:p>
          </table:table-cell>
          <table:table-cell office:value-type="string" calcext:value-type="string">
            <text:p>1.28094364590501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string" calcext:value-type="string">
            <text:p>{ID_COZINHA_1,ID_EDUCACAO_FISICA_1,ID_LINGUA_LITERAT_PORTUGUESA_1,ID_MATEMATICA_1} =&gt; {ID_DIA_SEMANA_SEXTA_1}</text:p>
          </table:table-cell>
          <table:table-cell office:value-type="string" calcext:value-type="string">
            <text:p>0.44110169277592</text:p>
          </table:table-cell>
          <table:table-cell office:value-type="string" calcext:value-type="string">
            <text:p>0.998263780258023</text:p>
          </table:table-cell>
          <table:table-cell office:value-type="string" calcext:value-type="string">
            <text:p>1.28094041868774</text:p>
          </table:table-cell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string" calcext:value-type="string">
            <text:p>{ID_COZINHA_1,ID_EDUCACAO_FISICA_1,ID_LABORATORIO_INFORMATICA_1,ID_LINGUA_LITERAT_PORTUGUESA_1} =&gt; {ID_DIA_SEMANA_SEXTA_1}</text:p>
          </table:table-cell>
          <table:table-cell office:value-type="string" calcext:value-type="string">
            <text:p>0.428255310105037</text:p>
          </table:table-cell>
          <table:table-cell office:value-type="string" calcext:value-type="string">
            <text:p>0.998262139524249</text:p>
          </table:table-cell>
          <table:table-cell office:value-type="string" calcext:value-type="string">
            <text:p>1.28093831335021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string" calcext:value-type="string">
            <text:p>{FK_COD_TIPO_TURMA_0,ID_EDUCACAO_FISICA_1,ID_LABORATORIO_INFORMATICA_1,ID_LINGUA_LITERAT_PORTUGUESA_1} =&gt; {ID_DIA_SEMANA_SEXTA_1}</text:p>
          </table:table-cell>
          <table:table-cell office:value-type="string" calcext:value-type="string">
            <text:p>0.438631854114831</text:p>
          </table:table-cell>
          <table:table-cell office:value-type="string" calcext:value-type="string">
            <text:p>0.998261667945201</text:p>
          </table:table-cell>
          <table:table-cell office:value-type="string" calcext:value-type="string">
            <text:p>1.28093770823493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string" calcext:value-type="string">
            <text:p>{FK_COD_TIPO_TURMA_0,ID_COZINHA_1,ID_EDUCACAO_FISICA_1,ID_LINGUA_LITERAT_PORTUGUESA_1,ID_MATEMATICA_1} =&gt; {ID_DIA_SEMANA_SEXTA_1}</text:p>
          </table:table-cell>
          <table:table-cell office:value-type="string" calcext:value-type="string">
            <text:p>0.440033024144698</text:p>
          </table:table-cell>
          <table:table-cell office:value-type="string" calcext:value-type="string">
            <text:p>0.998259570995977</text:p>
          </table:table-cell>
          <table:table-cell office:value-type="string" calcext:value-type="string">
            <text:p>1.2809350174962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string" calcext:value-type="string">
            <text:p>{FK_COD_TIPO_TURMA_0,ID_COZINHA_1,ID_EDUCACAO_FISICA_1,ID_LABORATORIO_INFORMATICA_1,ID_LINGUA_LITERAT_PORTUGUESA_1} =&gt; {ID_DIA_SEMANA_SEXTA_1}</text:p>
          </table:table-cell>
          <table:table-cell office:value-type="string" calcext:value-type="string">
            <text:p>0.427227032099247</text:p>
          </table:table-cell>
          <table:table-cell office:value-type="string" calcext:value-type="string">
            <text:p>0.998257964014401</text:p>
          </table:table-cell>
          <table:table-cell office:value-type="string" calcext:value-type="string">
            <text:p>1.28093295546842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{FK_COD_TIPO_TURMA_0,ID_EDUCACAO_FISICA_1,ID_GEOGRAFIA_1} =&gt; {ID_DIA_SEMANA_SEXTA_1}</text:p>
          </table:table-cell>
          <table:table-cell office:value-type="string" calcext:value-type="string">
            <text:p>0.413514174344692</text:p>
          </table:table-cell>
          <table:table-cell office:value-type="string" calcext:value-type="string">
            <text:p>0.998255337153483</text:p>
          </table:table-cell>
          <table:table-cell office:value-type="string" calcext:value-type="string">
            <text:p>1.28092958476381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string" calcext:value-type="string">
            <text:p>{FK_COD_TIPO_TURMA_0,ID_COZINHA_1,ID_EDUCACAO_FISICA_1,ID_HISTORIA_1} =&gt; {ID_DIA_SEMANA_SEXTA_1}</text:p>
          </table:table-cell>
          <table:table-cell office:value-type="string" calcext:value-type="string">
            <text:p>0.410038657194424</text:p>
          </table:table-cell>
          <table:table-cell office:value-type="string" calcext:value-type="string">
            <text:p>0.998249923763401</text:p>
          </table:table-cell>
          <table:table-cell office:value-type="string" calcext:value-type="string">
            <text:p>1.28092263847336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{ID_EDUCACAO_FISICA_1,ID_LINGUA_LITERAT_PORTUGUESA_1,ID_MATEMATICA_1} =&gt; {ID_DIA_SEMANA_SEXTA_1}</text:p>
          </table:table-cell>
          <table:table-cell office:value-type="string" calcext:value-type="string">
            <text:p>0.454115408037879</text:p>
          </table:table-cell>
          <table:table-cell office:value-type="string" calcext:value-type="string">
            <text:p>0.998245390582927</text:p>
          </table:table-cell>
          <table:table-cell office:value-type="string" calcext:value-type="string">
            <text:p>1.2809168216399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{ID_EDUCACAO_FISICA_1,ID_GEOGRAFIA_1} =&gt; {ID_DIA_SEMANA_SEXTA_1}</text:p>
          </table:table-cell>
          <table:table-cell office:value-type="string" calcext:value-type="string">
            <text:p>0.414668913475346</text:p>
          </table:table-cell>
          <table:table-cell office:value-type="string" calcext:value-type="string">
            <text:p>0.998244009723348</text:p>
          </table:table-cell>
          <table:table-cell office:value-type="string" calcext:value-type="string">
            <text:p>1.28091504976476</text:p>
          </table:table-cell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string" calcext:value-type="string">
            <text:p>{FK_COD_TIPO_TURMA_0,ID_EDUCACAO_FISICA_1,ID_LINGUA_LITERAT_PORTUGUESA_1,ID_MATEMATICA_1} =&gt; {ID_DIA_SEMANA_SEXTA_1}</text:p>
          </table:table-cell>
          <table:table-cell office:value-type="string" calcext:value-type="string">
            <text:p>0.452848392585339</text:p>
          </table:table-cell>
          <table:table-cell office:value-type="string" calcext:value-type="string">
            <text:p>0.998240490034125</text:p>
          </table:table-cell>
          <table:table-cell office:value-type="string" calcext:value-type="string">
            <text:p>1.28091053341119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{ID_COZINHA_1,ID_EDUCACAO_FISICA_1,ID_HISTORIA_1} =&gt; {ID_DIA_SEMANA_SEXTA_1}</text:p>
          </table:table-cell>
          <table:table-cell office:value-type="string" calcext:value-type="string">
            <text:p>0.411012600192192</text:p>
          </table:table-cell>
          <table:table-cell office:value-type="string" calcext:value-type="string">
            <text:p>0.998237742441795</text:p>
          </table:table-cell>
          <table:table-cell office:value-type="string" calcext:value-type="string">
            <text:p>1.28090700778786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{ID_COZINHA_1,ID_EDUCACAO_FISICA_1,ID_LINGUA_LITERAT_PORTUGUESA_1} =&gt; {ID_DIA_SEMANA_SEXTA_1}</text:p>
          </table:table-cell>
          <table:table-cell office:value-type="string" calcext:value-type="string">
            <text:p>0.449375039218576</text:p>
          </table:table-cell>
          <table:table-cell office:value-type="string" calcext:value-type="string">
            <text:p>0.99823277867115</text:p>
          </table:table-cell>
          <table:table-cell office:value-type="string" calcext:value-type="string">
            <text:p>1.28090063843482</text:p>
          </table:table-cell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string" calcext:value-type="string">
            <text:p>{FK_COD_TIPO_TURMA_0,ID_COZINHA_1,ID_EDUCACAO_FISICA_1,ID_LINGUA_LITERAT_PORTUGUESA_1} =&gt; {ID_DIA_SEMANA_SEXTA_1}</text:p>
          </table:table-cell>
          <table:table-cell office:value-type="string" calcext:value-type="string">
            <text:p>0.448274154255164</text:p>
          </table:table-cell>
          <table:table-cell office:value-type="string" calcext:value-type="string">
            <text:p>0.99822844636513</text:p>
          </table:table-cell>
          <table:table-cell office:value-type="string" calcext:value-type="string">
            <text:p>1.28089507935715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{FK_COD_TIPO_TURMA_0,ID_EDUCACAO_FISICA_1,ID_HISTORIA_1} =&gt; {ID_DIA_SEMANA_SEXTA_1}</text:p>
          </table:table-cell>
          <table:table-cell office:value-type="string" calcext:value-type="string">
            <text:p>0.421310526734627</text:p>
          </table:table-cell>
          <table:table-cell office:value-type="string" calcext:value-type="string">
            <text:p>0.998203975519839</text:p>
          </table:table-cell>
          <table:table-cell office:value-type="string" calcext:value-type="string">
            <text:p>1.2808636791446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{ID_EDUCACAO_FISICA_1,ID_HISTORIA_1} =&gt; {ID_DIA_SEMANA_SEXTA_1}</text:p>
          </table:table-cell>
          <table:table-cell office:value-type="string" calcext:value-type="string">
            <text:p>0.422472238056576</text:p>
          </table:table-cell>
          <table:table-cell office:value-type="string" calcext:value-type="string">
            <text:p>0.998193028418477</text:p>
          </table:table-cell>
          <table:table-cell office:value-type="string" calcext:value-type="string">
            <text:p>1.28084963217143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string" calcext:value-type="string">
            <text:p>{ID_EDUCACAO_FISICA_1,ID_LABORATORIO_INFORMATICA_1,ID_LINGUA_LITERAT_PORTUGUESA_1,ID_SITUACAO_CURSO_2_0} =&gt; {ID_DIA_SEMANA_SEXTA_1}</text:p>
          </table:table-cell>
          <table:table-cell office:value-type="string" calcext:value-type="string">
            <text:p>0.40607003782534</text:p>
          </table:table-cell>
          <table:table-cell office:value-type="string" calcext:value-type="string">
            <text:p>0.998192143418167</text:p>
          </table:table-cell>
          <table:table-cell office:value-type="string" calcext:value-type="string">
            <text:p>1.2808484965671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{ID_EDUCACAO_FISICA_1,ID_LINGUA_LITERAT_PORTUGUESA_1} =&gt; {ID_DIA_SEMANA_SEXTA_1}</text:p>
          </table:table-cell>
          <table:table-cell office:value-type="string" calcext:value-type="string">
            <text:p>0.462626530245726</text:p>
          </table:table-cell>
          <table:table-cell office:value-type="string" calcext:value-type="string">
            <text:p>0.998190098297012</text:p>
          </table:table-cell>
          <table:table-cell office:value-type="string" calcext:value-type="string">
            <text:p>1.28084587233251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  <table:table-cell office:value-type="string" calcext:value-type="string">
            <text:p>{ID_COZINHA_1,ID_EDUCACAO_FISICA_1,ID_LINGUA_LITERAT_PORTUGUESA_1,ID_MATEMATICA_1,ID_SITUACAO_CURSO_2_0} =&gt; {ID_DIA_SEMANA_SEXTA_1}</text:p>
          </table:table-cell>
          <table:table-cell office:value-type="string" calcext:value-type="string">
            <text:p>0.407527466226345</text:p>
          </table:table-cell>
          <table:table-cell office:value-type="string" calcext:value-type="string">
            <text:p>0.998188016410906</text:p>
          </table:table-cell>
          <table:table-cell office:value-type="string" calcext:value-type="string">
            <text:p>1.28084320092229</text:p>
          </table:table-cell>
        </table:table-row>
        <table:table-row table:style-name="ro1">
          <table:table-cell office:value-type="float" office:value="5781" calcext:value-type="float">
            <text:p>5781</text:p>
          </table:table-cell>
          <table:table-cell office:value-type="string" calcext:value-type="string">
            <text:p>{FK_COD_TIPO_TURMA_0,ID_EDUCACAO_FISICA_1,ID_LABORATORIO_INFORMATICA_1,ID_LINGUA_LITERAT_PORTUGUESA_1,ID_SITUACAO_CURSO_2_0} =&gt; {ID_DIA_SEMANA_SEXTA_1}</text:p>
          </table:table-cell>
          <table:table-cell office:value-type="string" calcext:value-type="string">
            <text:p>0.404959776466739</text:p>
          </table:table-cell>
          <table:table-cell office:value-type="string" calcext:value-type="string">
            <text:p>0.998187195878256</text:p>
          </table:table-cell>
          <table:table-cell office:value-type="string" calcext:value-type="string">
            <text:p>1.28084214804082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{FK_COD_TIPO_TURMA_0,ID_EDUCACAO_FISICA_1,ID_LINGUA_LITERAT_PORTUGUESA_1} =&gt; {ID_DIA_SEMANA_SEXTA_1}</text:p>
          </table:table-cell>
          <table:table-cell office:value-type="string" calcext:value-type="string">
            <text:p>0.461323451734765</text:p>
          </table:table-cell>
          <table:table-cell office:value-type="string" calcext:value-type="string">
            <text:p>0.998184995232296</text:p>
          </table:table-cell>
          <table:table-cell office:value-type="string" calcext:value-type="string">
            <text:p>1.28083932424173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string" calcext:value-type="string">
            <text:p>{FK_COD_TIPO_TURMA_0,ID_COZINHA_1,ID_EDUCACAO_FISICA_1,ID_LINGUA_LITERAT_PORTUGUESA_1,ID_MATEMATICA_1,ID_SITUACAO_CURSO_2_0} =&gt; {ID_DIA_SEMANA_SEXTA_1}</text:p>
          </table:table-cell>
          <table:table-cell office:value-type="string" calcext:value-type="string">
            <text:p>0.406517700590545</text:p>
          </table:table-cell>
          <table:table-cell office:value-type="string" calcext:value-type="string">
            <text:p>0.998183523727832</text:p>
          </table:table-cell>
          <table:table-cell office:value-type="string" calcext:value-type="string">
            <text:p>1.28083743605388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string" calcext:value-type="string">
            <text:p>{ID_EDUCACAO_FISICA_1,ID_LINGUA_LITERAT_PORTUGUESA_1,ID_MATEMATICA_1,ID_SITUACAO_CURSO_2_0} =&gt; {ID_DIA_SEMANA_SEXTA_1}</text:p>
          </table:table-cell>
          <table:table-cell office:value-type="string" calcext:value-type="string">
            <text:p>0.420008890746003</text:p>
          </table:table-cell>
          <table:table-cell office:value-type="string" calcext:value-type="string">
            <text:p>0.998169902524312</text:p>
          </table:table-cell>
          <table:table-cell office:value-type="string" calcext:value-type="string">
            <text:p>1.28081995775757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string" calcext:value-type="string">
            <text:p>{FK_COD_TIPO_TURMA_0,ID_EDUCACAO_FISICA_1,ID_LINGUA_LITERAT_PORTUGUESA_1,ID_MATEMATICA_1,ID_SITUACAO_CURSO_2_0} =&gt; {ID_DIA_SEMANA_SEXTA_1}</text:p>
          </table:table-cell>
          <table:table-cell office:value-type="string" calcext:value-type="string">
            <text:p>0.418808471741348</text:p>
          </table:table-cell>
          <table:table-cell office:value-type="string" calcext:value-type="string">
            <text:p>0.998164666594468</text:p>
          </table:table-cell>
          <table:table-cell office:value-type="string" calcext:value-type="string">
            <text:p>1.28081323917848</text:p>
          </table:table-cell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string" calcext:value-type="string">
            <text:p>{ID_COZINHA_1,ID_EDUCACAO_FISICA_1,ID_LINGUA_LITERAT_PORTUGUESA_1,ID_SITUACAO_CURSO_2_0} =&gt; {ID_DIA_SEMANA_SEXTA_1}</text:p>
          </table:table-cell>
          <table:table-cell office:value-type="string" calcext:value-type="string">
            <text:p>0.414825667569285</text:p>
          </table:table-cell>
          <table:table-cell office:value-type="string" calcext:value-type="string">
            <text:p>0.998151697343477</text:p>
          </table:table-cell>
          <table:table-cell office:value-type="string" calcext:value-type="string">
            <text:p>1.28079659744698</text:p>
          </table:table-cell>
        </table:table-row>
        <table:table-row table:style-name="ro1">
          <table:table-cell office:value-type="float" office:value="5793" calcext:value-type="float">
            <text:p>5793</text:p>
          </table:table-cell>
          <table:table-cell office:value-type="string" calcext:value-type="string">
            <text:p>{FK_COD_TIPO_TURMA_0,ID_COZINHA_1,ID_EDUCACAO_FISICA_1,ID_LINGUA_LITERAT_PORTUGUESA_1,ID_SITUACAO_CURSO_2_0} =&gt; {ID_DIA_SEMANA_SEXTA_1}</text:p>
          </table:table-cell>
          <table:table-cell office:value-type="string" calcext:value-type="string">
            <text:p>0.413784406862463</text:p>
          </table:table-cell>
          <table:table-cell office:value-type="string" calcext:value-type="string">
            <text:p>0.998147054832098</text:p>
          </table:table-cell>
          <table:table-cell office:value-type="string" calcext:value-type="string">
            <text:p>1.28079064032364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{ID_EDUCACAO_FISICA_1,ID_LINGUA_LITERAT_PORTUGUESA_1,ID_SITUACAO_CURSO_2_0} =&gt; {ID_DIA_SEMANA_SEXTA_1}</text:p>
          </table:table-cell>
          <table:table-cell office:value-type="string" calcext:value-type="string">
            <text:p>0.427536693560893</text:p>
          </table:table-cell>
          <table:table-cell office:value-type="string" calcext:value-type="string">
            <text:p>0.998108503427706</text:p>
          </table:table-cell>
          <table:table-cell office:value-type="string" calcext:value-type="string">
            <text:p>1.28074117238434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string" calcext:value-type="string">
            <text:p>{FK_COD_TIPO_TURMA_0,ID_EDUCACAO_FISICA_1,ID_LINGUA_LITERAT_PORTUGUESA_1,ID_SITUACAO_CURSO_2_0} =&gt; {ID_DIA_SEMANA_SEXTA_1}</text:p>
          </table:table-cell>
          <table:table-cell office:value-type="string" calcext:value-type="string">
            <text:p>0.426301173179375</text:p>
          </table:table-cell>
          <table:table-cell office:value-type="string" calcext:value-type="string">
            <text:p>0.998103031827974</text:p>
          </table:table-cell>
          <table:table-cell office:value-type="string" calcext:value-type="string">
            <text:p>1.2807341514011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{ID_EDUCACAO_FISICA_1,ID_LABORATORIO_INFORMATICA_1,ID_MATEMATICA_1} =&gt; {ID_DIA_SEMANA_SEXTA_1}</text:p>
          </table:table-cell>
          <table:table-cell office:value-type="string" calcext:value-type="string">
            <text:p>0.435829994895875</text:p>
          </table:table-cell>
          <table:table-cell office:value-type="string" calcext:value-type="string">
            <text:p>0.99808672556432</text:p>
          </table:table-cell>
          <table:table-cell office:value-type="string" calcext:value-type="string">
            <text:p>1.28071322772082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string" calcext:value-type="string">
            <text:p>{FK_COD_TIPO_TURMA_0,ID_EDUCACAO_FISICA_1,ID_LABORATORIO_INFORMATICA_1,ID_MATEMATICA_1} =&gt; {ID_DIA_SEMANA_SEXTA_1}</text:p>
          </table:table-cell>
          <table:table-cell office:value-type="string" calcext:value-type="string">
            <text:p>0.434595436195915</text:p>
          </table:table-cell>
          <table:table-cell office:value-type="string" calcext:value-type="string">
            <text:p>0.998081300938699</text:p>
          </table:table-cell>
          <table:table-cell office:value-type="string" calcext:value-type="string">
            <text:p>1.28070626701329</text:p>
          </table:table-cell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string" calcext:value-type="string">
            <text:p>{ID_COZINHA_1,ID_EDUCACAO_FISICA_1,ID_LABORATORIO_INFORMATICA_1,ID_MATEMATICA_1} =&gt; {ID_DIA_SEMANA_SEXTA_1}</text:p>
          </table:table-cell>
          <table:table-cell office:value-type="string" calcext:value-type="string">
            <text:p>0.424289575780627</text:p>
          </table:table-cell>
          <table:table-cell office:value-type="string" calcext:value-type="string">
            <text:p>0.998068089659642</text:p>
          </table:table-cell>
          <table:table-cell office:value-type="string" calcext:value-type="string">
            <text:p>1.28068931471905</text:p>
          </table:table-cell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string" calcext:value-type="string">
            <text:p>{FK_COD_TIPO_TURMA_0,ID_COZINHA_1,ID_EDUCACAO_FISICA_1,ID_LABORATORIO_INFORMATICA_1,ID_MATEMATICA_1} =&gt; {ID_DIA_SEMANA_SEXTA_1}</text:p>
          </table:table-cell>
          <table:table-cell office:value-type="string" calcext:value-type="string">
            <text:p>0.423199509734742</text:p>
          </table:table-cell>
          <table:table-cell office:value-type="string" calcext:value-type="string">
            <text:p>0.998063123134565</text:p>
          </table:table-cell>
          <table:table-cell office:value-type="string" calcext:value-type="string">
            <text:p>1.28068294183161</text:p>
          </table:table-cell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string" calcext:value-type="string">
            <text:p>{FK_COD_TIPO_TURMA_0,ID_ALIMENTACAO_1,ID_EDUCACAO_FISICA_1,ID_LABORATORIO_INFORMATICA_1} =&gt; {ID_DIA_SEMANA_SEXTA_1}</text:p>
          </table:table-cell>
          <table:table-cell office:value-type="string" calcext:value-type="string">
            <text:p>0.403966840258202</text:p>
          </table:table-cell>
          <table:table-cell office:value-type="string" calcext:value-type="string">
            <text:p>0.998058829119939</text:p>
          </table:table-cell>
          <table:table-cell office:value-type="string" calcext:value-type="string">
            <text:p>1.2806774318882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{ID_COZINHA_1,ID_EDUCACAO_FISICA_1,ID_MATEMATICA_1} =&gt; {ID_DIA_SEMANA_SEXTA_1}</text:p>
          </table:table-cell>
          <table:table-cell office:value-type="string" calcext:value-type="string">
            <text:p>0.445442482907913</text:p>
          </table:table-cell>
          <table:table-cell office:value-type="string" calcext:value-type="string">
            <text:p>0.998027931089093</text:p>
          </table:table-cell>
          <table:table-cell office:value-type="string" calcext:value-type="string">
            <text:p>1.28063778451512</text:p>
          </table:table-cell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string" calcext:value-type="string">
            <text:p>{FK_COD_TIPO_TURMA_0,ID_COZINHA_1,ID_EDUCACAO_FISICA_1,ID_MATEMATICA_1} =&gt; {ID_DIA_SEMANA_SEXTA_1}</text:p>
          </table:table-cell>
          <table:table-cell office:value-type="string" calcext:value-type="string">
            <text:p>0.444276203598564</text:p>
          </table:table-cell>
          <table:table-cell office:value-type="string" calcext:value-type="string">
            <text:p>0.998022764403278</text:p>
          </table:table-cell>
          <table:table-cell office:value-type="string" calcext:value-type="string">
            <text:p>1.28063115478777</text:p>
          </table:table-cell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string" calcext:value-type="string">
            <text:p>{ID_EDUCACAO_FISICA_1,ID_LABORATORIO_INFORMATICA_1,ID_MATEMATICA_1,ID_SITUACAO_CURSO_2_0} =&gt; {ID_DIA_SEMANA_SEXTA_1}</text:p>
          </table:table-cell>
          <table:table-cell office:value-type="string" calcext:value-type="string">
            <text:p>0.402777961432242</text:p>
          </table:table-cell>
          <table:table-cell office:value-type="string" calcext:value-type="string">
            <text:p>0.99802159859123</text:p>
          </table:table-cell>
          <table:table-cell office:value-type="string" calcext:value-type="string">
            <text:p>1.28062965885473</text:p>
          </table:table-cell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string" calcext:value-type="string">
            <text:p>{FK_COD_TIPO_TURMA_0,ID_EDUCACAO_FISICA_1,ID_LABORATORIO_INFORMATICA_1,ID_MATEMATICA_1,ID_SITUACAO_CURSO_2_0} =&gt; {ID_DIA_SEMANA_SEXTA_1}</text:p>
          </table:table-cell>
          <table:table-cell office:value-type="string" calcext:value-type="string">
            <text:p>0.401620337256914</text:p>
          </table:table-cell>
          <table:table-cell office:value-type="string" calcext:value-type="string">
            <text:p>0.998015907392283</text:p>
          </table:table-cell>
          <table:table-cell office:value-type="string" calcext:value-type="string">
            <text:p>1.2806223560887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{ID_EDUCACAO_FISICA_1,ID_MATEMATICA_1} =&gt; {ID_DIA_SEMANA_SEXTA_1}</text:p>
          </table:table-cell>
          <table:table-cell office:value-type="string" calcext:value-type="string">
            <text:p>0.458558617255789</text:p>
          </table:table-cell>
          <table:table-cell office:value-type="string" calcext:value-type="string">
            <text:p>0.997990226883031</text:p>
          </table:table-cell>
          <table:table-cell office:value-type="string" calcext:value-type="string">
            <text:p>1.2805894036738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{FK_COD_TIPO_TURMA_0,ID_EDUCACAO_FISICA_1,ID_MATEMATICA_1} =&gt; {ID_DIA_SEMANA_SEXTA_1}</text:p>
          </table:table-cell>
          <table:table-cell office:value-type="string" calcext:value-type="string">
            <text:p>0.457193991125122</text:p>
          </table:table-cell>
          <table:table-cell office:value-type="string" calcext:value-type="string">
            <text:p>0.997984240232802</text:p>
          </table:table-cell>
          <table:table-cell office:value-type="string" calcext:value-type="string">
            <text:p>1.28058172179417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{ID_ALIMENTACAO_1,ID_EDUCACAO_FISICA_1,ID_LABORATORIO_INFORMATICA_1} =&gt; {ID_DIA_SEMANA_SEXTA_1}</text:p>
          </table:table-cell>
          <table:table-cell office:value-type="string" calcext:value-type="string">
            <text:p>0.405293720387721</text:p>
          </table:table-cell>
          <table:table-cell office:value-type="string" calcext:value-type="string">
            <text:p>0.997977725379132</text:p>
          </table:table-cell>
          <table:table-cell office:value-type="string" calcext:value-type="string">
            <text:p>1.28057336214059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{FK_COD_TIPO_TURMA_0,ID_ALIMENTACAO_1,ID_EDUCACAO_FISICA_1} =&gt; {ID_DIA_SEMANA_SEXTA_1}</text:p>
          </table:table-cell>
          <table:table-cell office:value-type="string" calcext:value-type="string">
            <text:p>0.422255138444879</text:p>
          </table:table-cell>
          <table:table-cell office:value-type="string" calcext:value-type="string">
            <text:p>0.997956153614063</text:p>
          </table:table-cell>
          <table:table-cell office:value-type="string" calcext:value-type="string">
            <text:p>1.28054568193589</text:p>
          </table:table-cell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string" calcext:value-type="string">
            <text:p>{ID_COZINHA_1,ID_EDUCACAO_FISICA_1,ID_MATEMATICA_1,ID_SITUACAO_CURSO_2_0} =&gt; {ID_DIA_SEMANA_SEXTA_1}</text:p>
          </table:table-cell>
          <table:table-cell office:value-type="string" calcext:value-type="string">
            <text:p>0.411584560298756</text:p>
          </table:table-cell>
          <table:table-cell office:value-type="string" calcext:value-type="string">
            <text:p>0.997954467817699</text:p>
          </table:table-cell>
          <table:table-cell office:value-type="string" calcext:value-type="string">
            <text:p>1.28054351877547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string" calcext:value-type="string">
            <text:p>{FK_COD_TIPO_TURMA_0,ID_COZINHA_1,ID_EDUCACAO_FISICA_1,ID_MATEMATICA_1,ID_SITUACAO_CURSO_2_0} =&gt; {ID_DIA_SEMANA_SEXTA_1}</text:p>
          </table:table-cell>
          <table:table-cell office:value-type="string" calcext:value-type="string">
            <text:p>0.410492330469366</text:p>
          </table:table-cell>
          <table:table-cell office:value-type="string" calcext:value-type="string">
            <text:p>0.997949036269151</text:p>
          </table:table-cell>
          <table:table-cell office:value-type="string" calcext:value-type="string">
            <text:p>1.28053654918466</text:p>
          </table:table-cell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string" calcext:value-type="string">
            <text:p>{FK_COD_TIPO_TURMA_0,ID_ALIMENTACAO_1,ID_COZINHA_1,ID_EDUCACAO_FISICA_1} =&gt; {ID_DIA_SEMANA_SEXTA_1}</text:p>
          </table:table-cell>
          <table:table-cell office:value-type="string" calcext:value-type="string">
            <text:p>0.415563758164977</text:p>
          </table:table-cell>
          <table:table-cell office:value-type="string" calcext:value-type="string">
            <text:p>0.997948662878073</text:p>
          </table:table-cell>
          <table:table-cell office:value-type="string" calcext:value-type="string">
            <text:p>1.2805360700610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{ID_EDUCACAO_FISICA_1,ID_MATEMATICA_1,ID_SITUACAO_CURSO_2_0} =&gt; {ID_DIA_SEMANA_SEXTA_1}</text:p>
          </table:table-cell>
          <table:table-cell office:value-type="string" calcext:value-type="string">
            <text:p>0.424165518859657</text:p>
          </table:table-cell>
          <table:table-cell office:value-type="string" calcext:value-type="string">
            <text:p>0.997915101767469</text:p>
          </table:table-cell>
          <table:table-cell office:value-type="string" calcext:value-type="string">
            <text:p>1.28049300550847</text:p>
          </table:table-cell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string" calcext:value-type="string">
            <text:p>{FK_COD_TIPO_TURMA_0,ID_EDUCACAO_FISICA_1,ID_MATEMATICA_1,ID_SITUACAO_CURSO_2_0} =&gt; {ID_DIA_SEMANA_SEXTA_1}</text:p>
          </table:table-cell>
          <table:table-cell office:value-type="string" calcext:value-type="string">
            <text:p>0.422882635661412</text:p>
          </table:table-cell>
          <table:table-cell office:value-type="string" calcext:value-type="string">
            <text:p>0.997908790116509</text:p>
          </table:table-cell>
          <table:table-cell office:value-type="string" calcext:value-type="string">
            <text:p>1.2804849065981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{ID_ALIMENTACAO_1,ID_EDUCACAO_FISICA_1} =&gt; {ID_DIA_SEMANA_SEXTA_1}</text:p>
          </table:table-cell>
          <table:table-cell office:value-type="string" calcext:value-type="string">
            <text:p>0.423715932731337</text:p>
          </table:table-cell>
          <table:table-cell office:value-type="string" calcext:value-type="string">
            <text:p>0.997879557747654</text:p>
          </table:table-cell>
          <table:table-cell office:value-type="string" calcext:value-type="string">
            <text:p>1.28044739654968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{ID_ALIMENTACAO_1,ID_COZINHA_1,ID_EDUCACAO_FISICA_1} =&gt; {ID_DIA_SEMANA_SEXTA_1}</text:p>
          </table:table-cell>
          <table:table-cell office:value-type="string" calcext:value-type="string">
            <text:p>0.416822358903885</text:p>
          </table:table-cell>
          <table:table-cell office:value-type="string" calcext:value-type="string">
            <text:p>0.997875578302005</text:p>
          </table:table-cell>
          <table:table-cell office:value-type="string" calcext:value-type="string">
            <text:p>1.28044229025124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string" calcext:value-type="string">
            <text:p>{FK_COD_MOD_ENSINO_1,ID_ALIMENTACAO_1,ID_COZINHA_1} =&gt; {ID_DIA_SEMANA_SEXTA_1}</text:p>
          </table:table-cell>
          <table:table-cell office:value-type="string" calcext:value-type="string">
            <text:p>0.49107932165868</text:p>
          </table:table-cell>
          <table:table-cell office:value-type="string" calcext:value-type="string">
            <text:p>0.997463107627232</text:p>
          </table:table-cell>
          <table:table-cell office:value-type="string" calcext:value-type="string">
            <text:p>1.27991302096462</text:p>
          </table:table-cell>
        </table:table-row>
        <table:table-row table:style-name="ro1">
          <table:table-cell office:value-type="float" office:value="4903" calcext:value-type="float">
            <text:p>4903</text:p>
          </table:table-cell>
          <table:table-cell office:value-type="string" calcext:value-type="string">
            <text:p>{FK_COD_MOD_ENSINO_1,FK_COD_TIPO_TURMA_0,ID_ALIMENTACAO_1,ID_COZINHA_1} =&gt; {ID_DIA_SEMANA_SEXTA_1}</text:p>
          </table:table-cell>
          <table:table-cell office:value-type="string" calcext:value-type="string">
            <text:p>0.490897804264625</text:p>
          </table:table-cell>
          <table:table-cell office:value-type="string" calcext:value-type="string">
            <text:p>0.997462171950918</text:p>
          </table:table-cell>
          <table:table-cell office:value-type="string" calcext:value-type="string">
            <text:p>1.27991182033445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string" calcext:value-type="string">
            <text:p>{FK_COD_MOD_ENSINO_1,ID_ALIMENTACAO_1,ID_COZINHA_1,ID_SITUACAO_CURSO_2_0} =&gt; {ID_DIA_SEMANA_SEXTA_1}</text:p>
          </table:table-cell>
          <table:table-cell office:value-type="string" calcext:value-type="string">
            <text:p>0.455342994546544</text:p>
          </table:table-cell>
          <table:table-cell office:value-type="string" calcext:value-type="string">
            <text:p>0.997386917842738</text:p>
          </table:table-cell>
          <table:table-cell office:value-type="string" calcext:value-type="string">
            <text:p>1.27981525664984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string" calcext:value-type="string">
            <text:p>{FK_COD_MOD_ENSINO_1,FK_COD_TIPO_TURMA_0,ID_ALIMENTACAO_1,ID_COZINHA_1,ID_SITUACAO_CURSO_2_0} =&gt; {ID_DIA_SEMANA_SEXTA_1}</text:p>
          </table:table-cell>
          <table:table-cell office:value-type="string" calcext:value-type="string">
            <text:p>0.455163160095216</text:p>
          </table:table-cell>
          <table:table-cell office:value-type="string" calcext:value-type="string">
            <text:p>0.997385888115801</text:p>
          </table:table-cell>
          <table:table-cell office:value-type="string" calcext:value-type="string">
            <text:p>1.27981393533689</text:p>
          </table:table-cell>
        </table:table-row>
        <table:table-row table:style-name="ro1">
          <table:table-cell office:value-type="float" office:value="4966" calcext:value-type="float">
            <text:p>4966</text:p>
          </table:table-cell>
          <table:table-cell office:value-type="string" calcext:value-type="string">
            <text:p>{FK_COD_MOD_ENSINO_1,ID_ALIMENTACAO_1,ID_COZINHA_1,ID_LABORATORIO_INFORMATICA_1} =&gt; {ID_DIA_SEMANA_SEXTA_1}</text:p>
          </table:table-cell>
          <table:table-cell office:value-type="string" calcext:value-type="string">
            <text:p>0.439112454473394</text:p>
          </table:table-cell>
          <table:table-cell office:value-type="string" calcext:value-type="string">
            <text:p>0.997249210198998</text:p>
          </table:table-cell>
          <table:table-cell office:value-type="string" calcext:value-type="string">
            <text:p>1.27963855456937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string" calcext:value-type="string">
            <text:p>{FK_COD_MOD_ENSINO_1,FK_COD_TIPO_TURMA_0,ID_ALIMENTACAO_1,ID_COZINHA_1,ID_LABORATORIO_INFORMATICA_1} =&gt; {ID_DIA_SEMANA_SEXTA_1}</text:p>
          </table:table-cell>
          <table:table-cell office:value-type="string" calcext:value-type="string">
            <text:p>0.438930937079339</text:p>
          </table:table-cell>
          <table:table-cell office:value-type="string" calcext:value-type="string">
            <text:p>0.997248075756028</text:p>
          </table:table-cell>
          <table:table-cell office:value-type="string" calcext:value-type="string">
            <text:p>1.2796370988881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{FK_COD_MOD_ENSINO_1,ID_ALIMENTACAO_1} =&gt; {ID_DIA_SEMANA_SEXTA_1}</text:p>
          </table:table-cell>
          <table:table-cell office:value-type="string" calcext:value-type="string">
            <text:p>0.501163995315649</text:p>
          </table:table-cell>
          <table:table-cell office:value-type="string" calcext:value-type="string">
            <text:p>0.997170461628542</text:p>
          </table:table-cell>
          <table:table-cell office:value-type="string" calcext:value-type="string">
            <text:p>1.2795375069016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string" calcext:value-type="string">
            <text:p>{FK_COD_MOD_ENSINO_1,FK_COD_TIPO_TURMA_0,ID_ALIMENTACAO_1} =&gt; {ID_DIA_SEMANA_SEXTA_1}</text:p>
          </table:table-cell>
          <table:table-cell office:value-type="string" calcext:value-type="string">
            <text:p>0.50091588147371</text:p>
          </table:table-cell>
          <table:table-cell office:value-type="string" calcext:value-type="string">
            <text:p>0.997169064068172</text:p>
          </table:table-cell>
          <table:table-cell office:value-type="string" calcext:value-type="string">
            <text:p>1.27953571359646</text:p>
          </table:table-cell>
        </table:table-row>
        <table:table-row table:style-name="ro1">
          <table:table-cell office:value-type="float" office:value="6026" calcext:value-type="float">
            <text:p>6026</text:p>
          </table:table-cell>
          <table:table-cell office:value-type="string" calcext:value-type="string">
            <text:p>{FK_COD_MOD_ENSINO_1,ID_ALIMENTACAO_1,ID_COZINHA_1,ID_LABORATORIO_INFORMATICA_1,ID_SITUACAO_CURSO_2_0} =&gt; {ID_DIA_SEMANA_SEXTA_1}</text:p>
          </table:table-cell>
          <table:table-cell office:value-type="string" calcext:value-type="string">
            <text:p>0.404859521164327</text:p>
          </table:table-cell>
          <table:table-cell office:value-type="string" calcext:value-type="string">
            <text:p>0.997154733918769</text:p>
          </table:table-cell>
          <table:table-cell office:value-type="string" calcext:value-type="string">
            <text:p>1.27951732560329</text:p>
          </table:table-cell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string" calcext:value-type="string">
            <text:p>{FK_COD_MOD_ENSINO_1,FK_COD_TIPO_TURMA_0,ID_ALIMENTACAO_1,ID_COZINHA_1,ID_LABORATORIO_INFORMATICA_1,ID_SITUACAO_CURSO_2_0} =&gt; {ID_DIA_SEMANA_SEXTA_1}</text:p>
          </table:table-cell>
          <table:table-cell office:value-type="string" calcext:value-type="string">
            <text:p>0.404679686712999</text:p>
          </table:table-cell>
          <table:table-cell office:value-type="string" calcext:value-type="string">
            <text:p>0.997153473118241</text:p>
          </table:table-cell>
          <table:table-cell office:value-type="string" calcext:value-type="string">
            <text:p>1.27951570778404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string" calcext:value-type="string">
            <text:p>{FK_COD_TIPO_TURMA_0,ID_COZINHA_1,ID_EDUCACAO_FISICA_1,ID_LABORATORIO_INFORMATICA_1} =&gt; {ID_DIA_SEMANA_SEXTA_1}</text:p>
          </table:table-cell>
          <table:table-cell office:value-type="string" calcext:value-type="string">
            <text:p>0.433944858621992</text:p>
          </table:table-cell>
          <table:table-cell office:value-type="string" calcext:value-type="string">
            <text:p>0.997093696121374</text:p>
          </table:table-cell>
          <table:table-cell office:value-type="string" calcext:value-type="string">
            <text:p>1.27943900383774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{FK_COD_MOD_ENSINO_1,ID_ALIMENTACAO_1,ID_SITUACAO_CURSO_2_0} =&gt; {ID_DIA_SEMANA_SEXTA_1}</text:p>
          </table:table-cell>
          <table:table-cell office:value-type="string" calcext:value-type="string">
            <text:p>0.464908360162245</text:p>
          </table:table-cell>
          <table:table-cell office:value-type="string" calcext:value-type="string">
            <text:p>0.997075388663419</text:p>
          </table:table-cell>
          <table:table-cell office:value-type="string" calcext:value-type="string">
            <text:p>1.27941551228839</text:p>
          </table:table-cell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string" calcext:value-type="string">
            <text:p>{FK_COD_MOD_ENSINO_1,FK_COD_TIPO_TURMA_0,ID_ALIMENTACAO_1,ID_SITUACAO_CURSO_2_0} =&gt; {ID_DIA_SEMANA_SEXTA_1}</text:p>
          </table:table-cell>
          <table:table-cell office:value-type="string" calcext:value-type="string">
            <text:p>0.464664573887316</text:p>
          </table:table-cell>
          <table:table-cell office:value-type="string" calcext:value-type="string">
            <text:p>0.997073858755905</text:p>
          </table:table-cell>
          <table:table-cell office:value-type="string" calcext:value-type="string">
            <text:p>1.2794135491596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{FK_COD_TIPO_TURMA_0,ID_COZINHA_1,ID_EDUCACAO_FISICA_1} =&gt; {ID_DIA_SEMANA_SEXTA_1}</text:p>
          </table:table-cell>
          <table:table-cell office:value-type="string" calcext:value-type="string">
            <text:p>0.455306931488123</text:p>
          </table:table-cell>
          <table:table-cell office:value-type="string" calcext:value-type="string">
            <text:p>0.997072165512942</text:p>
          </table:table-cell>
          <table:table-cell office:value-type="string" calcext:value-type="string">
            <text:p>1.27941137644394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{FK_COD_TIPO_TURMA_0,ID_EDUCACAO_FISICA_1,ID_LABORATORIO_INFORMATICA_1} =&gt; {ID_DIA_SEMANA_SEXTA_1}</text:p>
          </table:table-cell>
          <table:table-cell office:value-type="string" calcext:value-type="string">
            <text:p>0.445537929802536</text:p>
          </table:table-cell>
          <table:table-cell office:value-type="string" calcext:value-type="string">
            <text:p>0.997050001479572</text:p>
          </table:table-cell>
          <table:table-cell office:value-type="string" calcext:value-type="string">
            <text:p>1.27938293625934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{ID_COZINHA_1,ID_EDUCACAO_FISICA_1,ID_LABORATORIO_INFORMATICA_1} =&gt; {ID_DIA_SEMANA_SEXTA_1}</text:p>
          </table:table-cell>
          <table:table-cell office:value-type="string" calcext:value-type="string">
            <text:p>0.435127246097436</text:p>
          </table:table-cell>
          <table:table-cell office:value-type="string" calcext:value-type="string">
            <text:p>0.997025768774594</text:p>
          </table:table-cell>
          <table:table-cell office:value-type="string" calcext:value-type="string">
            <text:p>1.27935184162096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string" calcext:value-type="string">
            <text:p>{FK_COD_TIPO_TURMA_0,ID_COZINHA_1,ID_HISTORIA_1,ID_LINGUA_LITERAT_PORTUGUESA_1,ID_MATEMATICA_1} =&gt; {ID_DIA_SEMANA_SEXTA_1}</text:p>
          </table:table-cell>
          <table:table-cell office:value-type="string" calcext:value-type="string">
            <text:p>0.409960760988234</text:p>
          </table:table-cell>
          <table:table-cell office:value-type="string" calcext:value-type="string">
            <text:p>0.997011624901917</text:p>
          </table:table-cell>
          <table:table-cell office:value-type="string" calcext:value-type="string">
            <text:p>1.27933369265217</text:p>
          </table:table-cell>
        </table:table-row>
        <table:table-row table:style-name="ro1">
          <table:table-cell office:value-type="float" office:value="6121" calcext:value-type="float">
            <text:p>6121</text:p>
          </table:table-cell>
          <table:table-cell office:value-type="string" calcext:value-type="string">
            <text:p>{FK_COD_TIPO_TURMA_0,ID_COZINHA_1,ID_GEOGRAFIA_1,ID_HISTORIA_1,ID_LINGUA_LITERAT_PORTUGUESA_1,ID_MATEMATICA_1} =&gt; {ID_DIA_SEMANA_SEXTA_1}</text:p>
          </table:table-cell>
          <table:table-cell office:value-type="string" calcext:value-type="string">
            <text:p>0.400333366912048</text:p>
          </table:table-cell>
          <table:table-cell office:value-type="string" calcext:value-type="string">
            <text:p>0.997011012908568</text:p>
          </table:table-cell>
          <table:table-cell office:value-type="string" calcext:value-type="string">
            <text:p>1.2793329073617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{ID_COZINHA_1,ID_EDUCACAO_FISICA_1} =&gt; {ID_DIA_SEMANA_SEXTA_1}</text:p>
          </table:table-cell>
          <table:table-cell office:value-type="string" calcext:value-type="string">
            <text:p>0.456565532227031</text:p>
          </table:table-cell>
          <table:table-cell office:value-type="string" calcext:value-type="string">
            <text:p>0.997007973312739</text:p>
          </table:table-cell>
          <table:table-cell office:value-type="string" calcext:value-type="string">
            <text:p>1.27932900704876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string" calcext:value-type="string">
            <text:p>{FK_COD_TIPO_TURMA_0,ID_HISTORIA_1,ID_LABORATORIO_INFORMATICA_1,ID_LINGUA_LITERAT_PORTUGUESA_1,ID_MATEMATICA_1} =&gt; {ID_DIA_SEMANA_SEXTA_1}</text:p>
          </table:table-cell>
          <table:table-cell office:value-type="string" calcext:value-type="string">
            <text:p>0.400090061477898</text:p>
          </table:table-cell>
          <table:table-cell office:value-type="string" calcext:value-type="string">
            <text:p>0.997005616715345</text:p>
          </table:table-cell>
          <table:table-cell office:value-type="string" calcext:value-type="string">
            <text:p>1.27932598313774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office:value-type="string" calcext:value-type="string">
            <text:p>{FK_COD_TIPO_TURMA_0,ID_COZINHA_1,ID_GEOGRAFIA_1,ID_LINGUA_LITERAT_PORTUGUESA_1,ID_MATEMATICA_1} =&gt; {ID_DIA_SEMANA_SEXTA_1}</text:p>
          </table:table-cell>
          <table:table-cell office:value-type="string" calcext:value-type="string">
            <text:p>0.407251463619226</text:p>
          </table:table-cell>
          <table:table-cell office:value-type="string" calcext:value-type="string">
            <text:p>0.997002366676535</text:p>
          </table:table-cell>
          <table:table-cell office:value-type="string" calcext:value-type="string">
            <text:p>1.27932181279102</text:p>
          </table:table-cell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string" calcext:value-type="string">
            <text:p>{FK_COD_TIPO_TURMA_0,ID_COZINHA_1,ID_GEOGRAFIA_1,ID_HISTORIA_1,ID_LINGUA_LITERAT_PORTUGUESA_1} =&gt; {ID_DIA_SEMANA_SEXTA_1}</text:p>
          </table:table-cell>
          <table:table-cell office:value-type="string" calcext:value-type="string">
            <text:p>0.402342560106901</text:p>
          </table:table-cell>
          <table:table-cell office:value-type="string" calcext:value-type="string">
            <text:p>0.9969985713724</text:p>
          </table:table-cell>
          <table:table-cell office:value-type="string" calcext:value-type="string">
            <text:p>1.27931694277714</text:p>
          </table:table-cell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string" calcext:value-type="string">
            <text:p>{FK_COD_TIPO_TURMA_0,ID_GEOGRAFIA_1,ID_HISTORIA_1,ID_LINGUA_LITERAT_PORTUGUESA_1,ID_MATEMATICA_1} =&gt; {ID_DIA_SEMANA_SEXTA_1}</text:p>
          </table:table-cell>
          <table:table-cell office:value-type="string" calcext:value-type="string">
            <text:p>0.410752224910389</text:p>
          </table:table-cell>
          <table:table-cell office:value-type="string" calcext:value-type="string">
            <text:p>0.996997002254291</text:p>
          </table:table-cell>
          <table:table-cell office:value-type="string" calcext:value-type="string">
            <text:p>1.27931492933455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string" calcext:value-type="string">
            <text:p>{FK_COD_TIPO_TURMA_0,ID_HISTORIA_1,ID_LINGUA_LITERAT_PORTUGUESA_1,ID_MATEMATICA_1} =&gt; {ID_DIA_SEMANA_SEXTA_1}</text:p>
          </table:table-cell>
          <table:table-cell office:value-type="string" calcext:value-type="string">
            <text:p>0.421516807428798</text:p>
          </table:table-cell>
          <table:table-cell office:value-type="string" calcext:value-type="string">
            <text:p>0.996996356618109</text:p>
          </table:table-cell>
          <table:table-cell office:value-type="string" calcext:value-type="string">
            <text:p>1.27931410087469</text:p>
          </table:table-cell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string" calcext:value-type="string">
            <text:p>{FK_COD_TIPO_TURMA_0,ID_COZINHA_1,ID_EDUCACAO_FISICA_1,ID_LABORATORIO_INFORMATICA_1,ID_SITUACAO_CURSO_2_0} =&gt; {ID_DIA_SEMANA_SEXTA_1}</text:p>
          </table:table-cell>
          <table:table-cell office:value-type="string" calcext:value-type="string">
            <text:p>0.400265568362215</text:p>
          </table:table-cell>
          <table:table-cell office:value-type="string" calcext:value-type="string">
            <text:p>0.996989611254434</text:p>
          </table:table-cell>
          <table:table-cell office:value-type="string" calcext:value-type="string">
            <text:p>1.27930544543798</text:p>
          </table:table-cell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string" calcext:value-type="string">
            <text:p>{FK_COD_TIPO_TURMA_0,ID_GEOGRAFIA_1,ID_HISTORIA_1,ID_LINGUA_LITERAT_PORTUGUESA_1} =&gt; {ID_DIA_SEMANA_SEXTA_1}</text:p>
          </table:table-cell>
          <table:table-cell office:value-type="string" calcext:value-type="string">
            <text:p>0.412923942288528</text:p>
          </table:table-cell>
          <table:table-cell office:value-type="string" calcext:value-type="string">
            <text:p>0.996986126429442</text:p>
          </table:table-cell>
          <table:table-cell office:value-type="string" calcext:value-type="string">
            <text:p>1.27930097382108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string" calcext:value-type="string">
            <text:p>{ID_COZINHA_1,ID_HISTORIA_1,ID_LINGUA_LITERAT_PORTUGUESA_1,ID_MATEMATICA_1} =&gt; {ID_DIA_SEMANA_SEXTA_1}</text:p>
          </table:table-cell>
          <table:table-cell office:value-type="string" calcext:value-type="string">
            <text:p>0.41108232210514</text:p>
          </table:table-cell>
          <table:table-cell office:value-type="string" calcext:value-type="string">
            <text:p>0.996984873053885</text:p>
          </table:table-cell>
          <table:table-cell office:value-type="string" calcext:value-type="string">
            <text:p>1.27929936552932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{FK_COD_TIPO_TURMA_0,ID_GEOGRAFIA_1,ID_LINGUA_LITERAT_PORTUGUESA_1,ID_MATEMATICA_1} =&gt; {ID_DIA_SEMANA_SEXTA_1}</text:p>
          </table:table-cell>
          <table:table-cell office:value-type="string" calcext:value-type="string">
            <text:p>0.418457217552323</text:p>
          </table:table-cell>
          <table:table-cell office:value-type="string" calcext:value-type="string">
            <text:p>0.996984740979283</text:p>
          </table:table-cell>
          <table:table-cell office:value-type="string" calcext:value-type="string">
            <text:p>1.27929919605538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string" calcext:value-type="string">
            <text:p>{ID_COZINHA_1,ID_GEOGRAFIA_1,ID_HISTORIA_1,ID_LINGUA_LITERAT_PORTUGUESA_1,ID_MATEMATICA_1} =&gt; {ID_DIA_SEMANA_SEXTA_1}</text:p>
          </table:table-cell>
          <table:table-cell office:value-type="string" calcext:value-type="string">
            <text:p>0.401292163425279</text:p>
          </table:table-cell>
          <table:table-cell office:value-type="string" calcext:value-type="string">
            <text:p>0.996982401523374</text:p>
          </table:table-cell>
          <table:table-cell office:value-type="string" calcext:value-type="string">
            <text:p>1.2792961941397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{ID_EDUCACAO_FISICA_1,ID_LABORATORIO_INFORMATICA_1} =&gt; {ID_DIA_SEMANA_SEXTA_1}</text:p>
          </table:table-cell>
          <table:table-cell office:value-type="string" calcext:value-type="string">
            <text:p>0.446864809932055</text:p>
          </table:table-cell>
          <table:table-cell office:value-type="string" calcext:value-type="string">
            <text:p>0.99697958281661</text:p>
          </table:table-cell>
          <table:table-cell office:value-type="string" calcext:value-type="string">
            <text:p>1.27929257726465</text:p>
          </table:table-cell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string" calcext:value-type="string">
            <text:p>{ID_HISTORIA_1,ID_LABORATORIO_INFORMATICA_1,ID_LINGUA_LITERAT_PORTUGUESA_1,ID_MATEMATICA_1} =&gt; {ID_DIA_SEMANA_SEXTA_1}</text:p>
          </table:table-cell>
          <table:table-cell office:value-type="string" calcext:value-type="string">
            <text:p>0.401353470624595</text:p>
          </table:table-cell>
          <table:table-cell office:value-type="string" calcext:value-type="string">
            <text:p>0.996979288597979</text:p>
          </table:table-cell>
          <table:table-cell office:value-type="string" calcext:value-type="string">
            <text:p>1.27929219973264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string" calcext:value-type="string">
            <text:p>{ID_COZINHA_1,ID_GEOGRAFIA_1,ID_LINGUA_LITERAT_PORTUGUESA_1,ID_MATEMATICA_1} =&gt; {ID_DIA_SEMANA_SEXTA_1}</text:p>
          </table:table-cell>
          <table:table-cell office:value-type="string" calcext:value-type="string">
            <text:p>0.408317968466943</text:p>
          </table:table-cell>
          <table:table-cell office:value-type="string" calcext:value-type="string">
            <text:p>0.996975056692005</text:p>
          </table:table-cell>
          <table:table-cell office:value-type="string" calcext:value-type="string">
            <text:p>1.27928676948513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{ID_HISTORIA_1,ID_LINGUA_LITERAT_PORTUGUESA_1,ID_MATEMATICA_1} =&gt; {ID_DIA_SEMANA_SEXTA_1}</text:p>
          </table:table-cell>
          <table:table-cell office:value-type="string" calcext:value-type="string">
            <text:p>0.422886001546865</text:p>
          </table:table-cell>
          <table:table-cell office:value-type="string" calcext:value-type="string">
            <text:p>0.996972146239329</text:p>
          </table:table-cell>
          <table:table-cell office:value-type="string" calcext:value-type="string">
            <text:p>1.27928303488457</text:p>
          </table:table-cell>
        </table:table-row>
        <table:table-row table:style-name="ro1">
          <table:table-cell office:value-type="float" office:value="5618" calcext:value-type="float">
            <text:p>5618</text:p>
          </table:table-cell>
          <table:table-cell office:value-type="string" calcext:value-type="string">
            <text:p>{FK_COD_TIPO_TURMA_0,ID_COZINHA_1,ID_GEOGRAFIA_1,ID_HISTORIA_1,ID_MATEMATICA_1} =&gt; {ID_DIA_SEMANA_SEXTA_1}</text:p>
          </table:table-cell>
          <table:table-cell office:value-type="string" calcext:value-type="string">
            <text:p>0.40350883941625</text:p>
          </table:table-cell>
          <table:table-cell office:value-type="string" calcext:value-type="string">
            <text:p>0.996971093815899</text:p>
          </table:table-cell>
          <table:table-cell office:value-type="string" calcext:value-type="string">
            <text:p>1.27928168444821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string" calcext:value-type="string">
            <text:p>{ID_GEOGRAFIA_1,ID_HISTORIA_1,ID_LINGUA_LITERAT_PORTUGUESA_1,ID_MATEMATICA_1} =&gt; {ID_DIA_SEMANA_SEXTA_1}</text:p>
          </table:table-cell>
          <table:table-cell office:value-type="string" calcext:value-type="string">
            <text:p>0.411951682233486</text:p>
          </table:table-cell>
          <table:table-cell office:value-type="string" calcext:value-type="string">
            <text:p>0.996970913555249</text:p>
          </table:table-cell>
          <table:table-cell office:value-type="string" calcext:value-type="string">
            <text:p>1.27928145314346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string" calcext:value-type="string">
            <text:p>{ID_COZINHA_1,ID_GEOGRAFIA_1,ID_HISTORIA_1,ID_LINGUA_LITERAT_PORTUGUESA_1} =&gt; {ID_DIA_SEMANA_SEXTA_1}</text:p>
          </table:table-cell>
          <table:table-cell office:value-type="string" calcext:value-type="string">
            <text:p>0.403331168748427</text:p>
          </table:table-cell>
          <table:table-cell office:value-type="string" calcext:value-type="string">
            <text:p>0.996970356081217</text:p>
          </table:table-cell>
          <table:table-cell office:value-type="string" calcext:value-type="string">
            <text:p>1.27928073781046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string" calcext:value-type="string">
            <text:p>{FK_COD_TIPO_TURMA_0,ID_COZINHA_1,ID_EDUCACAO_FISICA_1,ID_SITUACAO_CURSO_2_0} =&gt; {ID_DIA_SEMANA_SEXTA_1}</text:p>
          </table:table-cell>
          <table:table-cell office:value-type="string" calcext:value-type="string">
            <text:p>0.420328169023227</text:p>
          </table:table-cell>
          <table:table-cell office:value-type="string" calcext:value-type="string">
            <text:p>0.996963441546963</text:p>
          </table:table-cell>
          <table:table-cell office:value-type="string" calcext:value-type="string">
            <text:p>1.27927186529943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{ID_GEOGRAFIA_1,ID_HISTORIA_1,ID_LINGUA_LITERAT_PORTUGUESA_1} =&gt; {ID_DIA_SEMANA_SEXTA_1}</text:p>
          </table:table-cell>
          <table:table-cell office:value-type="string" calcext:value-type="string">
            <text:p>0.41415753930693</text:p>
          </table:table-cell>
          <table:table-cell office:value-type="string" calcext:value-type="string">
            <text:p>0.996960456417679</text:p>
          </table:table-cell>
          <table:table-cell office:value-type="string" calcext:value-type="string">
            <text:p>1.27926803487622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{ID_GEOGRAFIA_1,ID_LINGUA_LITERAT_PORTUGUESA_1,ID_MATEMATICA_1} =&gt; {ID_DIA_SEMANA_SEXTA_1}</text:p>
          </table:table-cell>
          <table:table-cell office:value-type="string" calcext:value-type="string">
            <text:p>0.419764383209906</text:p>
          </table:table-cell>
          <table:table-cell office:value-type="string" calcext:value-type="string">
            <text:p>0.996959944817631</text:p>
          </table:table-cell>
          <table:table-cell office:value-type="string" calcext:value-type="string">
            <text:p>1.27926737840727</text:p>
          </table:table-cell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string" calcext:value-type="string">
            <text:p>{FK_COD_TIPO_TURMA_0,ID_EDUCACAO_FISICA_1,ID_LABORATORIO_INFORMATICA_1,ID_SITUACAO_CURSO_2_0} =&gt; {ID_DIA_SEMANA_SEXTA_1}</text:p>
          </table:table-cell>
          <table:table-cell office:value-type="string" calcext:value-type="string">
            <text:p>0.411380202967701</text:p>
          </table:table-cell>
          <table:table-cell office:value-type="string" calcext:value-type="string">
            <text:p>0.99695103477207</text:p>
          </table:table-cell>
          <table:table-cell office:value-type="string" calcext:value-type="string">
            <text:p>1.27925594531942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string" calcext:value-type="string">
            <text:p>{FK_COD_TIPO_TURMA_0,ID_GEOGRAFIA_1,ID_HISTORIA_1,ID_MATEMATICA_1} =&gt; {ID_DIA_SEMANA_SEXTA_1}</text:p>
          </table:table-cell>
          <table:table-cell office:value-type="string" calcext:value-type="string">
            <text:p>0.41400150647416</text:p>
          </table:table-cell>
          <table:table-cell office:value-type="string" calcext:value-type="string">
            <text:p>0.996948924886815</text:p>
          </table:table-cell>
          <table:table-cell office:value-type="string" calcext:value-type="string">
            <text:p>1.27925323798159</text:p>
          </table:table-cell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string" calcext:value-type="string">
            <text:p>{ID_COZINHA_1,ID_GEOGRAFIA_1,ID_HISTORIA_1,ID_MATEMATICA_1} =&gt; {ID_DIA_SEMANA_SEXTA_1}</text:p>
          </table:table-cell>
          <table:table-cell office:value-type="string" calcext:value-type="string">
            <text:p>0.404537117422039</text:p>
          </table:table-cell>
          <table:table-cell office:value-type="string" calcext:value-type="string">
            <text:p>0.996943327430126</text:p>
          </table:table-cell>
          <table:table-cell office:value-type="string" calcext:value-type="string">
            <text:p>1.2792460555027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{FK_COD_TIPO_TURMA_0,ID_EDUCACAO_FISICA_1} =&gt; {ID_DIA_SEMANA_SEXTA_1}</text:p>
          </table:table-cell>
          <table:table-cell office:value-type="string" calcext:value-type="string">
            <text:p>0.468612997943684</text:p>
          </table:table-cell>
          <table:table-cell office:value-type="string" calcext:value-type="string">
            <text:p>0.996929126447975</text:p>
          </table:table-cell>
          <table:table-cell office:value-type="string" calcext:value-type="string">
            <text:p>1.2792278332528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{ID_GEOGRAFIA_1,ID_HISTORIA_1,ID_MATEMATICA_1} =&gt; {ID_DIA_SEMANA_SEXTA_1}</text:p>
          </table:table-cell>
          <table:table-cell office:value-type="string" calcext:value-type="string">
            <text:p>0.415270445289816</text:p>
          </table:table-cell>
          <table:table-cell office:value-type="string" calcext:value-type="string">
            <text:p>0.996923694936737</text:p>
          </table:table-cell>
          <table:table-cell office:value-type="string" calcext:value-type="string">
            <text:p>1.27922086370992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string" calcext:value-type="string">
            <text:p>{FK_COD_MOD_ENSINO_1,ID_ALIMENTACAO_1,ID_LABORATORIO_INFORMATICA_1} =&gt; {ID_DIA_SEMANA_SEXTA_1}</text:p>
          </table:table-cell>
          <table:table-cell office:value-type="string" calcext:value-type="string">
            <text:p>0.448013538552972</text:p>
          </table:table-cell>
          <table:table-cell office:value-type="string" calcext:value-type="string">
            <text:p>0.996919565786102</text:p>
          </table:table-cell>
          <table:table-cell office:value-type="string" calcext:value-type="string">
            <text:p>1.2792155653148</text:p>
          </table:table-cell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string" calcext:value-type="string">
            <text:p>{ID_COZINHA_1,ID_EDUCACAO_FISICA_1,ID_LABORATORIO_INFORMATICA_1,ID_SITUACAO_CURSO_2_0} =&gt; {ID_DIA_SEMANA_SEXTA_1}</text:p>
          </table:table-cell>
          <table:table-cell office:value-type="string" calcext:value-type="string">
            <text:p>0.401372944676143</text:p>
          </table:table-cell>
          <table:table-cell office:value-type="string" calcext:value-type="string">
            <text:p>0.996918709464757</text:p>
          </table:table-cell>
          <table:table-cell office:value-type="string" calcext:value-type="string">
            <text:p>1.27921446651041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string" calcext:value-type="string">
            <text:p>{FK_COD_MOD_ENSINO_1,FK_COD_TIPO_TURMA_0,ID_ALIMENTACAO_1,ID_LABORATORIO_INFORMATICA_1} =&gt; {ID_DIA_SEMANA_SEXTA_1}</text:p>
          </table:table-cell>
          <table:table-cell office:value-type="string" calcext:value-type="string">
            <text:p>0.447765424711033</text:p>
          </table:table-cell>
          <table:table-cell office:value-type="string" calcext:value-type="string">
            <text:p>0.996917864130158</text:p>
          </table:table-cell>
          <table:table-cell office:value-type="string" calcext:value-type="string">
            <text:p>1.27921338180387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{ID_COZINHA_1,ID_EDUCACAO_FISICA_1,ID_SITUACAO_CURSO_2_0} =&gt; {ID_DIA_SEMANA_SEXTA_1}</text:p>
          </table:table-cell>
          <table:table-cell office:value-type="string" calcext:value-type="string">
            <text:p>0.421509594817113</text:p>
          </table:table-cell>
          <table:table-cell office:value-type="string" calcext:value-type="string">
            <text:p>0.996896530744418</text:p>
          </table:table-cell>
          <table:table-cell office:value-type="string" calcext:value-type="string">
            <text:p>1.27918600747996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{ID_EDUCACAO_FISICA_1,ID_LABORATORIO_INFORMATICA_1,ID_SITUACAO_CURSO_2_0} =&gt; {ID_DIA_SEMANA_SEXTA_1}</text:p>
          </table:table-cell>
          <table:table-cell office:value-type="string" calcext:value-type="string">
            <text:p>0.412627023107525</text:p>
          </table:table-cell>
          <table:table-cell office:value-type="string" calcext:value-type="string">
            <text:p>0.996877412294841</text:p>
          </table:table-cell>
          <table:table-cell office:value-type="string" calcext:value-type="string">
            <text:p>1.279161475291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{ID_EDUCACAO_FISICA_1} =&gt; {ID_DIA_SEMANA_SEXTA_1}</text:p>
          </table:table-cell>
          <table:table-cell office:value-type="string" calcext:value-type="string">
            <text:p>0.470073792230142</text:p>
          </table:table-cell>
          <table:table-cell office:value-type="string" calcext:value-type="string">
            <text:p>0.99686341369901</text:p>
          </table:table-cell>
          <table:table-cell office:value-type="string" calcext:value-type="string">
            <text:p>1.27914351273774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{FK_COD_TIPO_TURMA_0,ID_EDUCACAO_FISICA_1,ID_SITUACAO_CURSO_2_0} =&gt; {ID_DIA_SEMANA_SEXTA_1}</text:p>
          </table:table-cell>
          <table:table-cell office:value-type="string" calcext:value-type="string">
            <text:p>0.433095934226752</text:p>
          </table:table-cell>
          <table:table-cell office:value-type="string" calcext:value-type="string">
            <text:p>0.99681711057608</text:p>
          </table:table-cell>
          <table:table-cell office:value-type="string" calcext:value-type="string">
            <text:p>1.2790840980391</text:p>
          </table:table-cell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string" calcext:value-type="string">
            <text:p>{FK_COD_MOD_ENSINO_1,ID_ALIMENTACAO_1,ID_LABORATORIO_INFORMATICA_1,ID_SITUACAO_CURSO_2_0} =&gt; {ID_DIA_SEMANA_SEXTA_1}</text:p>
          </table:table-cell>
          <table:table-cell office:value-type="string" calcext:value-type="string">
            <text:p>0.413270628490153</text:p>
          </table:table-cell>
          <table:table-cell office:value-type="string" calcext:value-type="string">
            <text:p>0.996801906678303</text:p>
          </table:table-cell>
          <table:table-cell office:value-type="string" calcext:value-type="string">
            <text:p>1.27906458887973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string" calcext:value-type="string">
            <text:p>{FK_COD_MOD_ENSINO_1,FK_COD_TIPO_TURMA_0,ID_ALIMENTACAO_1,ID_LABORATORIO_INFORMATICA_1,ID_SITUACAO_CURSO_2_0} =&gt; {ID_DIA_SEMANA_SEXTA_1}</text:p>
          </table:table-cell>
          <table:table-cell office:value-type="string" calcext:value-type="string">
            <text:p>0.413026842215224</text:p>
          </table:table-cell>
          <table:table-cell office:value-type="string" calcext:value-type="string">
            <text:p>0.996800025065987</text:p>
          </table:table-cell>
          <table:table-cell office:value-type="string" calcext:value-type="string">
            <text:p>1.2790621744544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{ID_EDUCACAO_FISICA_1,ID_SITUACAO_CURSO_2_0} =&gt; {ID_DIA_SEMANA_SEXTA_1}</text:p>
          </table:table-cell>
          <table:table-cell office:value-type="string" calcext:value-type="string">
            <text:p>0.434471619695334</text:p>
          </table:table-cell>
          <table:table-cell office:value-type="string" calcext:value-type="string">
            <text:p>0.996748533392755</text:p>
          </table:table-cell>
          <table:table-cell office:value-type="string" calcext:value-type="string">
            <text:p>1.27899610197267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string" calcext:value-type="string">
            <text:p>{FK_COD_MOD_ENSINO_1,ID_ALIMENTACAO_1,ID_PATIO_DESCOBERTO_1} =&gt; {ID_DIA_SEMANA_SEXTA_1}</text:p>
          </table:table-cell>
          <table:table-cell office:value-type="string" calcext:value-type="string">
            <text:p>0.405129272841319</text:p>
          </table:table-cell>
          <table:table-cell office:value-type="string" calcext:value-type="string">
            <text:p>0.996741385878116</text:p>
          </table:table-cell>
          <table:table-cell office:value-type="string" calcext:value-type="string">
            <text:p>1.2789869305086</text:p>
          </table:table-cell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string" calcext:value-type="string">
            <text:p>{FK_COD_MOD_ENSINO_1,FK_COD_TIPO_TURMA_0,ID_ALIMENTACAO_1,ID_PATIO_DESCOBERTO_1} =&gt; {ID_DIA_SEMANA_SEXTA_1}</text:p>
          </table:table-cell>
          <table:table-cell office:value-type="string" calcext:value-type="string">
            <text:p>0.405058829667203</text:p>
          </table:table-cell>
          <table:table-cell office:value-type="string" calcext:value-type="string">
            <text:p>0.996740821024396</text:p>
          </table:table-cell>
          <table:table-cell office:value-type="string" calcext:value-type="string">
            <text:p>1.27898620570622</text:p>
          </table:table-cell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string" calcext:value-type="string">
            <text:p>{FK_COD_TIPO_TURMA_0,ID_HISTORIA_1,ID_LABORATORIO_INFORMATICA_1,ID_MATEMATICA_1} =&gt; {ID_DIA_SEMANA_SEXTA_1}</text:p>
          </table:table-cell>
          <table:table-cell office:value-type="string" calcext:value-type="string">
            <text:p>0.404033196285697</text:p>
          </table:table-cell>
          <table:table-cell office:value-type="string" calcext:value-type="string">
            <text:p>0.996630903998259</text:p>
          </table:table-cell>
          <table:table-cell office:value-type="string" calcext:value-type="string">
            <text:p>1.27884516366476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string" calcext:value-type="string">
            <text:p>{FK_COD_TIPO_TURMA_0,ID_ALIMENTACAO_1,ID_LABORATORIO_INFORMATICA_1,ID_LINGUA_LITERAT_PORTUGUESA_1,ID_MATEMATICA_1} =&gt; {ID_DIA_SEMANA_SEXTA_1}</text:p>
          </table:table-cell>
          <table:table-cell office:value-type="string" calcext:value-type="string">
            <text:p>0.410060054609087</text:p>
          </table:table-cell>
          <table:table-cell office:value-type="string" calcext:value-type="string">
            <text:p>0.996606877515115</text:p>
          </table:table-cell>
          <table:table-cell office:value-type="string" calcext:value-type="string">
            <text:p>1.27881433364369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{ID_HISTORIA_1,ID_LABORATORIO_INFORMATICA_1,ID_MATEMATICA_1} =&gt; {ID_DIA_SEMANA_SEXTA_1}</text:p>
          </table:table-cell>
          <table:table-cell office:value-type="string" calcext:value-type="string">
            <text:p>0.405364163561838</text:p>
          </table:table-cell>
          <table:table-cell office:value-type="string" calcext:value-type="string">
            <text:p>0.996606582909969</text:p>
          </table:table-cell>
          <table:table-cell office:value-type="string" calcext:value-type="string">
            <text:p>1.27881395561571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{FK_COD_TIPO_TURMA_0,ID_COZINHA_1,ID_HISTORIA_1,ID_MATEMATICA_1} =&gt; {ID_DIA_SEMANA_SEXTA_1}</text:p>
          </table:table-cell>
          <table:table-cell office:value-type="string" calcext:value-type="string">
            <text:p>0.413904617057202</text:p>
          </table:table-cell>
          <table:table-cell office:value-type="string" calcext:value-type="string">
            <text:p>0.996603672225136</text:p>
          </table:table-cell>
          <table:table-cell office:value-type="string" calcext:value-type="string">
            <text:p>1.27881022071726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string" calcext:value-type="string">
            <text:p>{FK_COD_TIPO_TURMA_0,ID_GEOGRAFIA_1,ID_LABORATORIO_INFORMATICA_1,ID_MATEMATICA_1} =&gt; {ID_DIA_SEMANA_SEXTA_1}</text:p>
          </table:table-cell>
          <table:table-cell office:value-type="string" calcext:value-type="string">
            <text:p>0.405648580882588</text:p>
          </table:table-cell>
          <table:table-cell office:value-type="string" calcext:value-type="string">
            <text:p>0.996598358186563</text:p>
          </table:table-cell>
          <table:table-cell office:value-type="string" calcext:value-type="string">
            <text:p>1.27880340191152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string" calcext:value-type="string">
            <text:p>{FK_COD_TIPO_TURMA_0,ID_COZINHA_1,ID_GEOGRAFIA_1,ID_LINGUA_LITERAT_PORTUGUESA_1} =&gt; {ID_DIA_SEMANA_SEXTA_1}</text:p>
          </table:table-cell>
          <table:table-cell office:value-type="string" calcext:value-type="string">
            <text:p>0.410063660914929</text:p>
          </table:table-cell>
          <table:table-cell office:value-type="string" calcext:value-type="string">
            <text:p>0.996594678513228</text:p>
          </table:table-cell>
          <table:table-cell office:value-type="string" calcext:value-type="string">
            <text:p>1.27879868027141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string" calcext:value-type="string">
            <text:p>{FK_COD_TIPO_TURMA_0,ID_COZINHA_1,ID_GEOGRAFIA_1,ID_MATEMATICA_1} =&gt; {ID_DIA_SEMANA_SEXTA_1}</text:p>
          </table:table-cell>
          <table:table-cell office:value-type="string" calcext:value-type="string">
            <text:p>0.41598449384656</text:p>
          </table:table-cell>
          <table:table-cell office:value-type="string" calcext:value-type="string">
            <text:p>0.996587876016178</text:p>
          </table:table-cell>
          <table:table-cell office:value-type="string" calcext:value-type="string">
            <text:p>1.27878995152297</text:p>
          </table:table-cell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string" calcext:value-type="string">
            <text:p>{ID_ALIMENTACAO_1,ID_LABORATORIO_INFORMATICA_1,ID_LINGUA_LITERAT_PORTUGUESA_1,ID_MATEMATICA_1} =&gt; {ID_DIA_SEMANA_SEXTA_1}</text:p>
          </table:table-cell>
          <table:table-cell office:value-type="string" calcext:value-type="string">
            <text:p>0.411677122148704</text:p>
          </table:table-cell>
          <table:table-cell office:value-type="string" calcext:value-type="string">
            <text:p>0.996585358188185</text:p>
          </table:table-cell>
          <table:table-cell office:value-type="string" calcext:value-type="string">
            <text:p>1.27878672072595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{ID_GEOGRAFIA_1,ID_LABORATORIO_INFORMATICA_1,ID_LINGUA_LITERAT_PORTUGUESA_1} =&gt; {ID_DIA_SEMANA_SEXTA_1}</text:p>
          </table:table-cell>
          <table:table-cell office:value-type="string" calcext:value-type="string">
            <text:p>0.401110886451614</text:p>
          </table:table-cell>
          <table:table-cell office:value-type="string" calcext:value-type="string">
            <text:p>0.996582629171361</text:p>
          </table:table-cell>
          <table:table-cell office:value-type="string" calcext:value-type="string">
            <text:p>1.27878321893813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{FK_COD_TIPO_TURMA_0,ID_GEOGRAFIA_1,ID_LINGUA_LITERAT_PORTUGUESA_1} =&gt; {ID_DIA_SEMANA_SEXTA_1}</text:p>
          </table:table-cell>
          <table:table-cell office:value-type="string" calcext:value-type="string">
            <text:p>0.421431939031313</text:p>
          </table:table-cell>
          <table:table-cell office:value-type="string" calcext:value-type="string">
            <text:p>0.996579703816905</text:p>
          </table:table-cell>
          <table:table-cell office:value-type="string" calcext:value-type="string">
            <text:p>1.27877946521608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{ID_COZINHA_1,ID_HISTORIA_1,ID_MATEMATICA_1} =&gt; {ID_DIA_SEMANA_SEXTA_1}</text:p>
          </table:table-cell>
          <table:table-cell office:value-type="string" calcext:value-type="string">
            <text:p>0.41511272951432</text:p>
          </table:table-cell>
          <table:table-cell office:value-type="string" calcext:value-type="string">
            <text:p>0.996579009188249</text:p>
          </table:table-cell>
          <table:table-cell office:value-type="string" calcext:value-type="string">
            <text:p>1.27877857389062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{ID_GEOGRAFIA_1,ID_LABORATORIO_INFORMATICA_1,ID_MATEMATICA_1} =&gt; {ID_DIA_SEMANA_SEXTA_1}</text:p>
          </table:table-cell>
          <table:table-cell office:value-type="string" calcext:value-type="string">
            <text:p>0.406936272488623</text:p>
          </table:table-cell>
          <table:table-cell office:value-type="string" calcext:value-type="string">
            <text:p>0.996573878576702</text:p>
          </table:table-cell>
          <table:table-cell office:value-type="string" calcext:value-type="string">
            <text:p>1.27877199045262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{FK_COD_TIPO_TURMA_0,ID_HISTORIA_1,ID_MATEMATICA_1} =&gt; {ID_DIA_SEMANA_SEXTA_1}</text:p>
          </table:table-cell>
          <table:table-cell office:value-type="string" calcext:value-type="string">
            <text:p>0.425566448469135</text:p>
          </table:table-cell>
          <table:table-cell office:value-type="string" calcext:value-type="string">
            <text:p>0.996571860316116</text:p>
          </table:table-cell>
          <table:table-cell office:value-type="string" calcext:value-type="string">
            <text:p>1.27876940068466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{FK_COD_TIPO_TURMA_0,ID_COZINHA_1,ID_HISTORIA_1,ID_LINGUA_LITERAT_PORTUGUESA_1} =&gt; {ID_DIA_SEMANA_SEXTA_1}</text:p>
          </table:table-cell>
          <table:table-cell office:value-type="string" calcext:value-type="string">
            <text:p>0.417513807944019</text:p>
          </table:table-cell>
          <table:table-cell office:value-type="string" calcext:value-type="string">
            <text:p>0.996570020475434</text:p>
          </table:table-cell>
          <table:table-cell office:value-type="string" calcext:value-type="string">
            <text:p>1.27876703985945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{ID_COZINHA_1,ID_GEOGRAFIA_1,ID_LINGUA_LITERAT_PORTUGUESA_1} =&gt; {ID_DIA_SEMANA_SEXTA_1}</text:p>
          </table:table-cell>
          <table:table-cell office:value-type="string" calcext:value-type="string">
            <text:p>0.411197964312478</text:p>
          </table:table-cell>
          <table:table-cell office:value-type="string" calcext:value-type="string">
            <text:p>0.996569198417216</text:p>
          </table:table-cell>
          <table:table-cell office:value-type="string" calcext:value-type="string">
            <text:p>1.27876598502042</text:p>
          </table:table-cell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string" calcext:value-type="string">
            <text:p>{FK_COD_TIPO_TURMA_0,ID_ALIMENTACAO_1,ID_COZINHA_1,ID_LABORATORIO_INFORMATICA_1,ID_LINGUA_LITERAT_PORTUGUESA_1,ID_MATEMATICA_1} =&gt; {ID_DIA_SEMANA_SEXTA_1}</text:p>
          </table:table-cell>
          <table:table-cell office:value-type="string" calcext:value-type="string">
            <text:p>0.403987997252476</text:p>
          </table:table-cell>
          <table:table-cell office:value-type="string" calcext:value-type="string">
            <text:p>0.996566101071685</text:p>
          </table:table-cell>
          <table:table-cell office:value-type="string" calcext:value-type="string">
            <text:p>1.27876201060488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{ID_COZINHA_1,ID_GEOGRAFIA_1,ID_MATEMATICA_1} =&gt; {ID_DIA_SEMANA_SEXTA_1}</text:p>
          </table:table-cell>
          <table:table-cell office:value-type="string" calcext:value-type="string">
            <text:p>0.417152936939415</text:p>
          </table:table-cell>
          <table:table-cell office:value-type="string" calcext:value-type="string">
            <text:p>0.99656305676585</text:p>
          </table:table-cell>
          <table:table-cell office:value-type="string" calcext:value-type="string">
            <text:p>1.2787581042482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string" calcext:value-type="string">
            <text:p>{FK_COD_TIPO_TURMA_0,ID_HISTORIA_1,ID_LABORATORIO_INFORMATICA_1,ID_LINGUA_LITERAT_PORTUGUESA_1} =&gt; {ID_DIA_SEMANA_SEXTA_1}</text:p>
          </table:table-cell>
          <table:table-cell office:value-type="string" calcext:value-type="string">
            <text:p>0.40762147059863</text:p>
          </table:table-cell>
          <table:table-cell office:value-type="string" calcext:value-type="string">
            <text:p>0.996560287543974</text:p>
          </table:table-cell>
          <table:table-cell office:value-type="string" calcext:value-type="string">
            <text:p>1.2787545508705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{ID_GEOGRAFIA_1,ID_LINGUA_LITERAT_PORTUGUESA_1} =&gt; {ID_DIA_SEMANA_SEXTA_1}</text:p>
          </table:table-cell>
          <table:table-cell office:value-type="string" calcext:value-type="string">
            <text:p>0.422811230805738</text:p>
          </table:table-cell>
          <table:table-cell office:value-type="string" calcext:value-type="string">
            <text:p>0.996556939416074</text:p>
          </table:table-cell>
          <table:table-cell office:value-type="string" calcext:value-type="string">
            <text:p>1.27875025465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{ID_HISTORIA_1,ID_MATEMATICA_1} =&gt; {ID_DIA_SEMANA_SEXTA_1}</text:p>
          </table:table-cell>
          <table:table-cell office:value-type="string" calcext:value-type="string">
            <text:p>0.427022193927414</text:p>
          </table:table-cell>
          <table:table-cell office:value-type="string" calcext:value-type="string">
            <text:p>0.996549957723096</text:p>
          </table:table-cell>
          <table:table-cell office:value-type="string" calcext:value-type="string">
            <text:p>1.27874129597202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{FK_COD_TIPO_TURMA_0,ID_GEOGRAFIA_1,ID_MATEMATICA_1} =&gt; {ID_DIA_SEMANA_SEXTA_1}</text:p>
          </table:table-cell>
          <table:table-cell office:value-type="string" calcext:value-type="string">
            <text:p>0.427264056839227</text:p>
          </table:table-cell>
          <table:table-cell office:value-type="string" calcext:value-type="string">
            <text:p>0.996544080497186</text:p>
          </table:table-cell>
          <table:table-cell office:value-type="string" calcext:value-type="string">
            <text:p>1.27873375450216</text:p>
          </table:table-cell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string" calcext:value-type="string">
            <text:p>{ID_ALIMENTACAO_1,ID_COZINHA_1,ID_LABORATORIO_INFORMATICA_1,ID_LINGUA_LITERAT_PORTUGUESA_1,ID_MATEMATICA_1} =&gt; {ID_DIA_SEMANA_SEXTA_1}</text:p>
          </table:table-cell>
          <table:table-cell office:value-type="string" calcext:value-type="string">
            <text:p>0.405428836646607</text:p>
          </table:table-cell>
          <table:table-cell office:value-type="string" calcext:value-type="string">
            <text:p>0.996542927094765</text:p>
          </table:table-cell>
          <table:table-cell office:value-type="string" calcext:value-type="string">
            <text:p>1.27873227449276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{ID_COZINHA_1,ID_HISTORIA_1,ID_LINGUA_LITERAT_PORTUGUESA_1} =&gt; {ID_DIA_SEMANA_SEXTA_1}</text:p>
          </table:table-cell>
          <table:table-cell office:value-type="string" calcext:value-type="string">
            <text:p>0.4186976379418</text:p>
          </table:table-cell>
          <table:table-cell office:value-type="string" calcext:value-type="string">
            <text:p>0.996531213074042</text:p>
          </table:table-cell>
          <table:table-cell office:value-type="string" calcext:value-type="string">
            <text:p>1.27871724343293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{FK_COD_TIPO_TURMA_0,ID_HISTORIA_1,ID_LINGUA_LITERAT_PORTUGUESA_1} =&gt; {ID_DIA_SEMANA_SEXTA_1}</text:p>
          </table:table-cell>
          <table:table-cell office:value-type="string" calcext:value-type="string">
            <text:p>0.429296811232248</text:p>
          </table:table-cell>
          <table:table-cell office:value-type="string" calcext:value-type="string">
            <text:p>0.996530911221799</text:p>
          </table:table-cell>
          <table:table-cell office:value-type="string" calcext:value-type="string">
            <text:p>1.278716856105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{ID_GEOGRAFIA_1,ID_MATEMATICA_1} =&gt; {ID_DIA_SEMANA_SEXTA_1}</text:p>
          </table:table-cell>
          <table:table-cell office:value-type="string" calcext:value-type="string">
            <text:p>0.428673160741947</text:p>
          </table:table-cell>
          <table:table-cell office:value-type="string" calcext:value-type="string">
            <text:p>0.996521983101186</text:p>
          </table:table-cell>
          <table:table-cell office:value-type="string" calcext:value-type="string">
            <text:p>1.27870539982452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{ID_HISTORIA_1,ID_LABORATORIO_INFORMATICA_1,ID_LINGUA_LITERAT_PORTUGUESA_1} =&gt; {ID_DIA_SEMANA_SEXTA_1}</text:p>
          </table:table-cell>
          <table:table-cell office:value-type="string" calcext:value-type="string">
            <text:p>0.408945465683476</text:p>
          </table:table-cell>
          <table:table-cell office:value-type="string" calcext:value-type="string">
            <text:p>0.996521758489235</text:p>
          </table:table-cell>
          <table:table-cell office:value-type="string" calcext:value-type="string">
            <text:p>1.27870511160959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string" calcext:value-type="string">
            <text:p>{FK_COD_TIPO_TURMA_0,ID_ALIMENTACAO_1,ID_LINGUA_LITERAT_PORTUGUESA_1,ID_MATEMATICA_1} =&gt; {ID_DIA_SEMANA_SEXTA_1}</text:p>
          </table:table-cell>
          <table:table-cell office:value-type="string" calcext:value-type="string">
            <text:p>0.430598206800483</text:p>
          </table:table-cell>
          <table:table-cell office:value-type="string" calcext:value-type="string">
            <text:p>0.996496448321083</text:p>
          </table:table-cell>
          <table:table-cell office:value-type="string" calcext:value-type="string">
            <text:p>1.2786726344046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{ID_HISTORIA_1,ID_LINGUA_LITERAT_PORTUGUESA_1} =&gt; {ID_DIA_SEMANA_SEXTA_1}</text:p>
          </table:table-cell>
          <table:table-cell office:value-type="string" calcext:value-type="string">
            <text:p>0.4307326017982</text:p>
          </table:table-cell>
          <table:table-cell office:value-type="string" calcext:value-type="string">
            <text:p>0.996495320605023</text:p>
          </table:table-cell>
          <table:table-cell office:value-type="string" calcext:value-type="string">
            <text:p>1.27867118735516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{ID_ALIMENTACAO_1,ID_LINGUA_LITERAT_PORTUGUESA_1,ID_MATEMATICA_1} =&gt; {ID_DIA_SEMANA_SEXTA_1}</text:p>
          </table:table-cell>
          <table:table-cell office:value-type="string" calcext:value-type="string">
            <text:p>0.432412178639081</text:p>
          </table:table-cell>
          <table:table-cell office:value-type="string" calcext:value-type="string">
            <text:p>0.996477968047408</text:p>
          </table:table-cell>
          <table:table-cell office:value-type="string" calcext:value-type="string">
            <text:p>1.27864892110364</text:p>
          </table:table-cell>
        </table:table-row>
        <table:table-row table:style-name="ro1">
          <table:table-cell office:value-type="float" office:value="5864" calcext:value-type="float">
            <text:p>5864</text:p>
          </table:table-cell>
          <table:table-cell office:value-type="string" calcext:value-type="string">
            <text:p>{FK_COD_TIPO_TURMA_0,ID_ALIMENTACAO_1,ID_COZINHA_1,ID_LINGUA_LITERAT_PORTUGUESA_1,ID_MATEMATICA_1} =&gt; {ID_DIA_SEMANA_SEXTA_1}</text:p>
          </table:table-cell>
          <table:table-cell office:value-type="string" calcext:value-type="string">
            <text:p>0.423644047034883</text:p>
          </table:table-cell>
          <table:table-cell office:value-type="string" calcext:value-type="string">
            <text:p>0.996459427333153</text:p>
          </table:table-cell>
          <table:table-cell office:value-type="string" calcext:value-type="string">
            <text:p>1.2786251302472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string" calcext:value-type="string">
            <text:p>{FK_COD_TIPO_TURMA_0,ID_COZINHA_1,ID_GEOGRAFIA_1,ID_HISTORIA_1} =&gt; {ID_DIA_SEMANA_SEXTA_1}</text:p>
          </table:table-cell>
          <table:table-cell office:value-type="string" calcext:value-type="string">
            <text:p>0.406651614747483</text:p>
          </table:table-cell>
          <table:table-cell office:value-type="string" calcext:value-type="string">
            <text:p>0.996447023476391</text:p>
          </table:table-cell>
          <table:table-cell office:value-type="string" calcext:value-type="string">
            <text:p>1.27860921401165</text:p>
          </table:table-cell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string" calcext:value-type="string">
            <text:p>{ID_ALIMENTACAO_1,ID_COZINHA_1,ID_LINGUA_LITERAT_PORTUGUESA_1,ID_MATEMATICA_1} =&gt; {ID_DIA_SEMANA_SEXTA_1}</text:p>
          </table:table-cell>
          <table:table-cell office:value-type="string" calcext:value-type="string">
            <text:p>0.42517865038091</text:p>
          </table:table-cell>
          <table:table-cell office:value-type="string" calcext:value-type="string">
            <text:p>0.99643847394722</text:p>
          </table:table-cell>
          <table:table-cell office:value-type="string" calcext:value-type="string">
            <text:p>1.278598243527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{FK_COD_TIPO_TURMA_0,ID_GEOGRAFIA_1,ID_HISTORIA_1} =&gt; {ID_DIA_SEMANA_SEXTA_1}</text:p>
          </table:table-cell>
          <table:table-cell office:value-type="string" calcext:value-type="string">
            <text:p>0.417319067428543</text:p>
          </table:table-cell>
          <table:table-cell office:value-type="string" calcext:value-type="string">
            <text:p>0.996428265952396</text:p>
          </table:table-cell>
          <table:table-cell office:value-type="string" calcext:value-type="string">
            <text:p>1.27858514495183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{ID_COZINHA_1,ID_GEOGRAFIA_1,ID_HISTORIA_1} =&gt; {ID_DIA_SEMANA_SEXTA_1}</text:p>
          </table:table-cell>
          <table:table-cell office:value-type="string" calcext:value-type="string">
            <text:p>0.4077683674566</text:p>
          </table:table-cell>
          <table:table-cell office:value-type="string" calcext:value-type="string">
            <text:p>0.996421594978131</text:p>
          </table:table-cell>
          <table:table-cell office:value-type="string" calcext:value-type="string">
            <text:p>1.278576584969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{ID_GEOGRAFIA_1,ID_HISTORIA_1} =&gt; {ID_DIA_SEMANA_SEXTA_1}</text:p>
          </table:table-cell>
          <table:table-cell office:value-type="string" calcext:value-type="string">
            <text:p>0.418680808514536</text:p>
          </table:table-cell>
          <table:table-cell office:value-type="string" calcext:value-type="string">
            <text:p>0.996405633577173</text:p>
          </table:table-cell>
          <table:table-cell office:value-type="string" calcext:value-type="string">
            <text:p>1.27855610380582</text:p>
          </table:table-cell>
        </table:table-row>
        <table:table-row table:style-name="ro1">
          <table:table-cell office:value-type="float" office:value="4647" calcext:value-type="float">
            <text:p>4647</text:p>
          </table:table-cell>
          <table:table-cell office:value-type="string" calcext:value-type="string">
            <text:p>{FK_COD_TIPO_TURMA_0,ID_ALIMENTACAO_1,ID_LABORATORIO_INFORMATICA_1,ID_MATEMATICA_1} =&gt; {ID_DIA_SEMANA_SEXTA_1}</text:p>
          </table:table-cell>
          <table:table-cell office:value-type="string" calcext:value-type="string">
            <text:p>0.420966965998066</text:p>
          </table:table-cell>
          <table:table-cell office:value-type="string" calcext:value-type="string">
            <text:p>0.996165447840419</text:p>
          </table:table-cell>
          <table:table-cell office:value-type="string" calcext:value-type="string">
            <text:p>1.27824790508692</text:p>
          </table:table-cell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string" calcext:value-type="string">
            <text:p>{FK_COD_TIPO_TURMA_0,ID_ALIMENTACAO_1,ID_LABORATORIO_INFORMATICA_1,ID_LINGUA_LITERAT_PORTUGUESA_1} =&gt; {ID_DIA_SEMANA_SEXTA_1}</text:p>
          </table:table-cell>
          <table:table-cell office:value-type="string" calcext:value-type="string">
            <text:p>0.420062023652077</text:p>
          </table:table-cell>
          <table:table-cell office:value-type="string" calcext:value-type="string">
            <text:p>0.996156650829932</text:p>
          </table:table-cell>
          <table:table-cell office:value-type="string" calcext:value-type="string">
            <text:p>1.2782366170421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string" calcext:value-type="string">
            <text:p>{FK_COD_TIPO_TURMA_0,ID_ALIMENTACAO_1,ID_COZINHA_1,ID_LABORATORIO_INFORMATICA_1,ID_MATEMATICA_1} =&gt; {ID_DIA_SEMANA_SEXTA_1}</text:p>
          </table:table-cell>
          <table:table-cell office:value-type="string" calcext:value-type="string">
            <text:p>0.414807155199295</text:p>
          </table:table-cell>
          <table:table-cell office:value-type="string" calcext:value-type="string">
            <text:p>0.996123104564749</text:p>
          </table:table-cell>
          <table:table-cell office:value-type="string" calcext:value-type="string">
            <text:p>1.27819357153868</text:p>
          </table:table-cell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string" calcext:value-type="string">
            <text:p>{FK_COD_TIPO_TURMA_0,ID_ALIMENTACAO_1,ID_COZINHA_1,ID_LABORATORIO_INFORMATICA_1,ID_LINGUA_LITERAT_PORTUGUESA_1} =&gt; {ID_DIA_SEMANA_SEXTA_1}</text:p>
          </table:table-cell>
          <table:table-cell office:value-type="string" calcext:value-type="string">
            <text:p>0.413533167555461</text:p>
          </table:table-cell>
          <table:table-cell office:value-type="string" calcext:value-type="string">
            <text:p>0.996107169248374</text:p>
          </table:table-cell>
          <table:table-cell office:value-type="string" calcext:value-type="string">
            <text:p>1.27817312384616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{ID_ALIMENTACAO_1,ID_LABORATORIO_INFORMATICA_1,ID_MATEMATICA_1} =&gt; {ID_DIA_SEMANA_SEXTA_1}</text:p>
          </table:table-cell>
          <table:table-cell office:value-type="string" calcext:value-type="string">
            <text:p>0.423051410774824</text:p>
          </table:table-cell>
          <table:table-cell office:value-type="string" calcext:value-type="string">
            <text:p>0.996104755526849</text:p>
          </table:table-cell>
          <table:table-cell office:value-type="string" calcext:value-type="string">
            <text:p>1.27817002663526</text:p>
          </table:table-cell>
        </table:table-row>
        <table:table-row table:style-name="ro1">
          <table:table-cell office:value-type="float" office:value="4689" calcext:value-type="float">
            <text:p>4689</text:p>
          </table:table-cell>
          <table:table-cell office:value-type="string" calcext:value-type="string">
            <text:p>{ID_ALIMENTACAO_1,ID_COZINHA_1,ID_LABORATORIO_INFORMATICA_1,ID_MATEMATICA_1} =&gt; {ID_DIA_SEMANA_SEXTA_1}</text:p>
          </table:table-cell>
          <table:table-cell office:value-type="string" calcext:value-type="string">
            <text:p>0.416715371830568</text:p>
          </table:table-cell>
          <table:table-cell office:value-type="string" calcext:value-type="string">
            <text:p>0.996060073534567</text:p>
          </table:table-cell>
          <table:table-cell office:value-type="string" calcext:value-type="string">
            <text:p>1.27811269212004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{ID_ALIMENTACAO_1,ID_LABORATORIO_INFORMATICA_1,ID_LINGUA_LITERAT_PORTUGUESA_1} =&gt; {ID_DIA_SEMANA_SEXTA_1}</text:p>
          </table:table-cell>
          <table:table-cell office:value-type="string" calcext:value-type="string">
            <text:p>0.421810601144738</text:p>
          </table:table-cell>
          <table:table-cell office:value-type="string" calcext:value-type="string">
            <text:p>0.996006823710407</text:p>
          </table:table-cell>
          <table:table-cell office:value-type="string" calcext:value-type="string">
            <text:p>1.27804436363472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{FK_COD_TIPO_TURMA_0,ID_ALIMENTACAO_1,ID_LINGUA_LITERAT_PORTUGUESA_1} =&gt; {ID_DIA_SEMANA_SEXTA_1}</text:p>
          </table:table-cell>
          <table:table-cell office:value-type="string" calcext:value-type="string">
            <text:p>0.440930273038224</text:p>
          </table:table-cell>
          <table:table-cell office:value-type="string" calcext:value-type="string">
            <text:p>0.995968330979173</text:p>
          </table:table-cell>
          <table:table-cell office:value-type="string" calcext:value-type="string">
            <text:p>1.27799497098296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{FK_COD_TIPO_TURMA_0,ID_ALIMENTACAO_1,ID_MATEMATICA_1} =&gt; {ID_DIA_SEMANA_SEXTA_1}</text:p>
          </table:table-cell>
          <table:table-cell office:value-type="string" calcext:value-type="string">
            <text:p>0.44193739404974</text:p>
          </table:table-cell>
          <table:table-cell office:value-type="string" calcext:value-type="string">
            <text:p>0.995954817051102</text:p>
          </table:table-cell>
          <table:table-cell office:value-type="string" calcext:value-type="string">
            <text:p>1.27797763033911</text:p>
          </table:table-cell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string" calcext:value-type="string">
            <text:p>{ID_ALIMENTACAO_1,ID_COZINHA_1,ID_LABORATORIO_INFORMATICA_1,ID_LINGUA_LITERAT_PORTUGUESA_1} =&gt; {ID_DIA_SEMANA_SEXTA_1}</text:p>
          </table:table-cell>
          <table:table-cell office:value-type="string" calcext:value-type="string">
            <text:p>0.415105516902635</text:p>
          </table:table-cell>
          <table:table-cell office:value-type="string" calcext:value-type="string">
            <text:p>0.995953500150266</text:p>
          </table:table-cell>
          <table:table-cell office:value-type="string" calcext:value-type="string">
            <text:p>1.27797594053373</text:p>
          </table:table-cell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string" calcext:value-type="string">
            <text:p>{FK_COD_TIPO_TURMA_0,ID_ALIMENTACAO_1,ID_COZINHA_1,ID_LINGUA_LITERAT_PORTUGUESA_1} =&gt; {ID_DIA_SEMANA_SEXTA_1}</text:p>
          </table:table-cell>
          <table:table-cell office:value-type="string" calcext:value-type="string">
            <text:p>0.43340896157385</text:p>
          </table:table-cell>
          <table:table-cell office:value-type="string" calcext:value-type="string">
            <text:p>0.99592726308433</text:p>
          </table:table-cell>
          <table:table-cell office:value-type="string" calcext:value-type="string">
            <text:p>1.27794227396294</text:p>
          </table:table-cell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string" calcext:value-type="string">
            <text:p>{FK_COD_TIPO_TURMA_0,ID_ALIMENTACAO_1,ID_COZINHA_1,ID_MATEMATICA_1} =&gt; {ID_DIA_SEMANA_SEXTA_1}</text:p>
          </table:table-cell>
          <table:table-cell office:value-type="string" calcext:value-type="string">
            <text:p>0.434892114956528</text:p>
          </table:table-cell>
          <table:table-cell office:value-type="string" calcext:value-type="string">
            <text:p>0.995922452826864</text:p>
          </table:table-cell>
          <table:table-cell office:value-type="string" calcext:value-type="string">
            <text:p>1.2779361015931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{ID_ALIMENTACAO_1,ID_MATEMATICA_1} =&gt; {ID_DIA_SEMANA_SEXTA_1}</text:p>
          </table:table-cell>
          <table:table-cell office:value-type="string" calcext:value-type="string">
            <text:p>0.444263701738312</text:p>
          </table:table-cell>
          <table:table-cell office:value-type="string" calcext:value-type="string">
            <text:p>0.995900227920811</text:p>
          </table:table-cell>
          <table:table-cell office:value-type="string" calcext:value-type="string">
            <text:p>1.27790758329865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{ID_ALIMENTACAO_1,ID_COZINHA_1,ID_MATEMATICA_1} =&gt; {ID_DIA_SEMANA_SEXTA_1}</text:p>
          </table:table-cell>
          <table:table-cell office:value-type="string" calcext:value-type="string">
            <text:p>0.43692030136215</text:p>
          </table:table-cell>
          <table:table-cell office:value-type="string" calcext:value-type="string">
            <text:p>0.995864351609571</text:p>
          </table:table-cell>
          <table:table-cell office:value-type="string" calcext:value-type="string">
            <text:p>1.2778615479540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{ID_ALIMENTACAO_1,ID_LINGUA_LITERAT_PORTUGUESA_1} =&gt; {ID_DIA_SEMANA_SEXTA_1}</text:p>
          </table:table-cell>
          <table:table-cell office:value-type="string" calcext:value-type="string">
            <text:p>0.442883448282329</text:p>
          </table:table-cell>
          <table:table-cell office:value-type="string" calcext:value-type="string">
            <text:p>0.995828283341568</text:p>
          </table:table-cell>
          <table:table-cell office:value-type="string" calcext:value-type="string">
            <text:p>1.27781526629659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{ID_ALIMENTACAO_1,ID_COZINHA_1,ID_LINGUA_LITERAT_PORTUGUESA_1} =&gt; {ID_DIA_SEMANA_SEXTA_1}</text:p>
          </table:table-cell>
          <table:table-cell office:value-type="string" calcext:value-type="string">
            <text:p>0.435078440758372</text:p>
          </table:table-cell>
          <table:table-cell office:value-type="string" calcext:value-type="string">
            <text:p>0.995782255428592</text:p>
          </table:table-cell>
          <table:table-cell office:value-type="string" calcext:value-type="string">
            <text:p>1.27775620473863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string" calcext:value-type="string">
            <text:p>{FK_COD_TIPO_TURMA_0,ID_ALIMENTACAO_1,ID_LINGUA_LITERAT_PORTUGUESA_1,ID_SITUACAO_CURSO_2_0} =&gt; {ID_DIA_SEMANA_SEXTA_1}</text:p>
          </table:table-cell>
          <table:table-cell office:value-type="string" calcext:value-type="string">
            <text:p>0.405620692117409</text:p>
          </table:table-cell>
          <table:table-cell office:value-type="string" calcext:value-type="string">
            <text:p>0.995741719814017</text:p>
          </table:table-cell>
          <table:table-cell office:value-type="string" calcext:value-type="string">
            <text:p>1.27770419072376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string" calcext:value-type="string">
            <text:p>{FK_COD_TIPO_TURMA_0,ID_ALIMENTACAO_1,ID_MATEMATICA_1,ID_SITUACAO_CURSO_2_0} =&gt; {ID_DIA_SEMANA_SEXTA_1}</text:p>
          </table:table-cell>
          <table:table-cell office:value-type="string" calcext:value-type="string">
            <text:p>0.406548233980008</text:p>
          </table:table-cell>
          <table:table-cell office:value-type="string" calcext:value-type="string">
            <text:p>0.995732630800431</text:p>
          </table:table-cell>
          <table:table-cell office:value-type="string" calcext:value-type="string">
            <text:p>1.27769252798983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{ID_ALIMENTACAO_1,ID_MATEMATICA_1,ID_SITUACAO_CURSO_2_0} =&gt; {ID_DIA_SEMANA_SEXTA_1}</text:p>
          </table:table-cell>
          <table:table-cell office:value-type="string" calcext:value-type="string">
            <text:p>0.408724278925157</text:p>
          </table:table-cell>
          <table:table-cell office:value-type="string" calcext:value-type="string">
            <text:p>0.995675939705627</text:p>
          </table:table-cell>
          <table:table-cell office:value-type="string" calcext:value-type="string">
            <text:p>1.27761978377517</text:p>
          </table:table-cell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string" calcext:value-type="string">
            <text:p>{ID_ALIMENTACAO_1,ID_COZINHA_1,ID_MATEMATICA_1,ID_SITUACAO_CURSO_2_0} =&gt; {ID_DIA_SEMANA_SEXTA_1}</text:p>
          </table:table-cell>
          <table:table-cell office:value-type="string" calcext:value-type="string">
            <text:p>0.401735979464252</text:p>
          </table:table-cell>
          <table:table-cell office:value-type="string" calcext:value-type="string">
            <text:p>0.995635459256938</text:p>
          </table:table-cell>
          <table:table-cell office:value-type="string" calcext:value-type="string">
            <text:p>1.27756784054742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{ID_AGUA_FILTRADA_1,ID_DIA_SEMANA_SEXTA_1} =&gt; {FK_COD_TIPO_TURMA_0}</text:p>
          </table:table-cell>
          <table:table-cell office:value-type="string" calcext:value-type="string">
            <text:p>0.423973182548076</text:p>
          </table:table-cell>
          <table:table-cell office:value-type="string" calcext:value-type="string">
            <text:p>0.839596985676823</text:p>
          </table:table-cell>
          <table:table-cell office:value-type="string" calcext:value-type="string">
            <text:p>1.27755621628418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{ID_ALIMENTACAO_1,ID_LINGUA_LITERAT_PORTUGUESA_1,ID_SITUACAO_CURSO_2_0} =&gt; {ID_DIA_SEMANA_SEXTA_1}</text:p>
          </table:table-cell>
          <table:table-cell office:value-type="string" calcext:value-type="string">
            <text:p>0.407476016262997</text:p>
          </table:table-cell>
          <table:table-cell office:value-type="string" calcext:value-type="string">
            <text:p>0.995596074826196</text:p>
          </table:table-cell>
          <table:table-cell office:value-type="string" calcext:value-type="string">
            <text:p>1.27751730369514</text:p>
          </table:table-cell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string" calcext:value-type="string">
            <text:p>{ID_ALIMENTACAO_1,ID_COZINHA_1,ID_LINGUA_LITERAT_PORTUGUESA_1,ID_SITUACAO_CURSO_2_0} =&gt; {ID_DIA_SEMANA_SEXTA_1}</text:p>
          </table:table-cell>
          <table:table-cell office:value-type="string" calcext:value-type="string">
            <text:p>0.400060970610771</text:p>
          </table:table-cell>
          <table:table-cell office:value-type="string" calcext:value-type="string">
            <text:p>0.995544595031987</text:p>
          </table:table-cell>
          <table:table-cell office:value-type="string" calcext:value-type="string">
            <text:p>1.27745124645611</text:p>
          </table:table-cell>
        </table:table-row>
        <table:table-row table:style-name="ro1">
          <table:table-cell office:value-type="float" office:value="4868" calcext:value-type="float">
            <text:p>4868</text:p>
          </table:table-cell>
          <table:table-cell office:value-type="string" calcext:value-type="string">
            <text:p>{FK_COD_MOD_ENSINO_1,FK_COD_TIPO_TURMA_0,ID_COZINHA_1,NUM_EQUIP_FOTO__0.5-2.5} =&gt; {ID_DIA_SEMANA_SEXTA_1}</text:p>
          </table:table-cell>
          <table:table-cell office:value-type="string" calcext:value-type="string">
            <text:p>0.403754789474684</text:p>
          </table:table-cell>
          <table:table-cell office:value-type="string" calcext:value-type="string">
            <text:p>0.995452395376049</text:p>
          </table:table-cell>
          <table:table-cell office:value-type="string" calcext:value-type="string">
            <text:p>1.27733293878211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{FK_COD_MOD_ENSINO_1,ID_COZINHA_1,NUM_EQUIP_FOTO__0.5-2.5} =&gt; {ID_DIA_SEMANA_SEXTA_1}</text:p>
          </table:table-cell>
          <table:table-cell office:value-type="string" calcext:value-type="string">
            <text:p>0.403970446564044</text:p>
          </table:table-cell>
          <table:table-cell office:value-type="string" calcext:value-type="string">
            <text:p>0.995435940546372</text:p>
          </table:table-cell>
          <table:table-cell office:value-type="string" calcext:value-type="string">
            <text:p>1.2773118244666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string" calcext:value-type="string">
            <text:p>{FK_COD_TIPO_TURMA_0,ID_LABORATORIO_INFORMATICA_1,ID_LINGUA_LITERAT_PORTUGUESA_1,ID_MATEMATICA_1} =&gt; {ID_DIA_SEMANA_SEXTA_1}</text:p>
          </table:table-cell>
          <table:table-cell office:value-type="string" calcext:value-type="string">
            <text:p>0.451666005109895</text:p>
          </table:table-cell>
          <table:table-cell office:value-type="string" calcext:value-type="string">
            <text:p>0.99514360222034</text:p>
          </table:table-cell>
          <table:table-cell office:value-type="string" calcext:value-type="string">
            <text:p>1.27693670519938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{ID_LABORATORIO_INFORMATICA_1,ID_LINGUA_LITERAT_PORTUGUESA_1,ID_MATEMATICA_1} =&gt; {ID_DIA_SEMANA_SEXTA_1}</text:p>
          </table:table-cell>
          <table:table-cell office:value-type="string" calcext:value-type="string">
            <text:p>0.453283072649512</text:p>
          </table:table-cell>
          <table:table-cell office:value-type="string" calcext:value-type="string">
            <text:p>0.995129327749056</text:p>
          </table:table-cell>
          <table:table-cell office:value-type="string" calcext:value-type="string">
            <text:p>1.2769183886506</text:p>
          </table:table-cell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string" calcext:value-type="string">
            <text:p>{FK_COD_TIPO_TURMA_0,ID_COZINHA_1,ID_LABORATORIO_INFORMATICA_1,ID_LINGUA_LITERAT_PORTUGUESA_1,ID_MATEMATICA_1} =&gt; {ID_DIA_SEMANA_SEXTA_1}</text:p>
          </table:table-cell>
          <table:table-cell office:value-type="string" calcext:value-type="string">
            <text:p>0.43953198805303</text:p>
          </table:table-cell>
          <table:table-cell office:value-type="string" calcext:value-type="string">
            <text:p>0.995085482878931</text:p>
          </table:table-cell>
          <table:table-cell office:value-type="string" calcext:value-type="string">
            <text:p>1.27686212830398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{FK_COD_TIPO_TURMA_0,ID_LINGUA_LITERAT_PORTUGUESA_1,ID_MATEMATICA_1} =&gt; {ID_DIA_SEMANA_SEXTA_1}</text:p>
          </table:table-cell>
          <table:table-cell office:value-type="string" calcext:value-type="string">
            <text:p>0.477118830902964</text:p>
          </table:table-cell>
          <table:table-cell office:value-type="string" calcext:value-type="string">
            <text:p>0.995083048149123</text:p>
          </table:table-cell>
          <table:table-cell office:value-type="string" calcext:value-type="string">
            <text:p>1.2768590041359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{ID_LINGUA_LITERAT_PORTUGUESA_1,ID_MATEMATICA_1} =&gt; {ID_DIA_SEMANA_SEXTA_1}</text:p>
          </table:table-cell>
          <table:table-cell office:value-type="string" calcext:value-type="string">
            <text:p>0.478932802741562</text:p>
          </table:table-cell>
          <table:table-cell office:value-type="string" calcext:value-type="string">
            <text:p>0.995071755755696</text:p>
          </table:table-cell>
          <table:table-cell office:value-type="string" calcext:value-type="string">
            <text:p>1.27684451409486</text:p>
          </table:table-cell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string" calcext:value-type="string">
            <text:p>{ID_COZINHA_1,ID_LABORATORIO_INFORMATICA_1,ID_LINGUA_LITERAT_PORTUGUESA_1,ID_MATEMATICA_1} =&gt; {ID_DIA_SEMANA_SEXTA_1}</text:p>
          </table:table-cell>
          <table:table-cell office:value-type="string" calcext:value-type="string">
            <text:p>0.440972827447161</text:p>
          </table:table-cell>
          <table:table-cell office:value-type="string" calcext:value-type="string">
            <text:p>0.995069070447353</text:p>
          </table:table-cell>
          <table:table-cell office:value-type="string" calcext:value-type="string">
            <text:p>1.27684106839237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string" calcext:value-type="string">
            <text:p>{FK_COD_TIPO_TURMA_0,ID_COZINHA_1,ID_LINGUA_LITERAT_PORTUGUESA_1,ID_MATEMATICA_1} =&gt; {ID_DIA_SEMANA_SEXTA_1}</text:p>
          </table:table-cell>
          <table:table-cell office:value-type="string" calcext:value-type="string">
            <text:p>0.463389143721145</text:p>
          </table:table-cell>
          <table:table-cell office:value-type="string" calcext:value-type="string">
            <text:p>0.995062920275171</text:p>
          </table:table-cell>
          <table:table-cell office:value-type="string" calcext:value-type="string">
            <text:p>1.2768331766865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{ID_COZINHA_1,ID_LINGUA_LITERAT_PORTUGUESA_1,ID_MATEMATICA_1} =&gt; {ID_DIA_SEMANA_SEXTA_1}</text:p>
          </table:table-cell>
          <table:table-cell office:value-type="string" calcext:value-type="string">
            <text:p>0.464923747067172</text:p>
          </table:table-cell>
          <table:table-cell office:value-type="string" calcext:value-type="string">
            <text:p>0.995048414700286</text:p>
          </table:table-cell>
          <table:table-cell office:value-type="string" calcext:value-type="string">
            <text:p>1.27681456359292</text:p>
          </table:table-cell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string" calcext:value-type="string">
            <text:p>{FK_COD_TIPO_TURMA_0,ID_LABORATORIO_INFORMATICA_1,ID_LINGUA_LITERAT_PORTUGUESA_1,ID_MATEMATICA_1,ID_SITUACAO_CURSO_2_0} =&gt; {ID_DIA_SEMANA_SEXTA_1}</text:p>
          </table:table-cell>
          <table:table-cell office:value-type="string" calcext:value-type="string">
            <text:p>0.417442883929123</text:p>
          </table:table-cell>
          <table:table-cell office:value-type="string" calcext:value-type="string">
            <text:p>0.995007495633278</text:p>
          </table:table-cell>
          <table:table-cell office:value-type="string" calcext:value-type="string">
            <text:p>1.27676205754405</text:p>
          </table:table-cell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string" calcext:value-type="string">
            <text:p>{ID_LABORATORIO_INFORMATICA_1,ID_LINGUA_LITERAT_PORTUGUESA_1,ID_MATEMATICA_1,ID_SITUACAO_CURSO_2_0} =&gt; {ID_DIA_SEMANA_SEXTA_1}</text:p>
          </table:table-cell>
          <table:table-cell office:value-type="string" calcext:value-type="string">
            <text:p>0.418980853160603</text:p>
          </table:table-cell>
          <table:table-cell office:value-type="string" calcext:value-type="string">
            <text:p>0.994993916535206</text:p>
          </table:table-cell>
          <table:table-cell office:value-type="string" calcext:value-type="string">
            <text:p>1.27674463327612</text:p>
          </table:table-cell>
        </table:table-row>
        <table:table-row table:style-name="ro1">
          <table:table-cell office:value-type="float" office:value="6172" calcext:value-type="float">
            <text:p>6172</text:p>
          </table:table-cell>
          <table:table-cell office:value-type="string" calcext:value-type="string">
            <text:p>{FK_COD_TIPO_TURMA_0,ID_COZINHA_1,ID_LABORATORIO_INFORMATICA_1,ID_LINGUA_LITERAT_PORTUGUESA_1,ID_MATEMATICA_1,ID_SITUACAO_CURSO_2_0} =&gt; {ID_DIA_SEMANA_SEXTA_1}</text:p>
          </table:table-cell>
          <table:table-cell office:value-type="string" calcext:value-type="string">
            <text:p>0.405820481461064</text:p>
          </table:table-cell>
          <table:table-cell office:value-type="string" calcext:value-type="string">
            <text:p>0.994943240393247</text:p>
          </table:table-cell>
          <table:table-cell office:value-type="string" calcext:value-type="string">
            <text:p>1.27667960725817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string" calcext:value-type="string">
            <text:p>{FK_COD_TIPO_TURMA_0,ID_LINGUA_LITERAT_PORTUGUESA_1,ID_MATEMATICA_1,ID_SITUACAO_CURSO_2_0} =&gt; {ID_DIA_SEMANA_SEXTA_1}</text:p>
          </table:table-cell>
          <table:table-cell office:value-type="string" calcext:value-type="string">
            <text:p>0.441275516717512</text:p>
          </table:table-cell>
          <table:table-cell office:value-type="string" calcext:value-type="string">
            <text:p>0.994937046455038</text:p>
          </table:table-cell>
          <table:table-cell office:value-type="string" calcext:value-type="string">
            <text:p>1.27667165939313</text:p>
          </table:table-cell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string" calcext:value-type="string">
            <text:p>{ID_COZINHA_1,ID_LABORATORIO_INFORMATICA_1,ID_LINGUA_LITERAT_PORTUGUESA_1,ID_MATEMATICA_1,ID_SITUACAO_CURSO_2_0} =&gt; {ID_DIA_SEMANA_SEXTA_1}</text:p>
          </table:table-cell>
          <table:table-cell office:value-type="string" calcext:value-type="string">
            <text:p>0.407189194738352</text:p>
          </table:table-cell>
          <table:table-cell office:value-type="string" calcext:value-type="string">
            <text:p>0.994927421297194</text:p>
          </table:table-cell>
          <table:table-cell office:value-type="string" calcext:value-type="string">
            <text:p>1.27665930869588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{ID_LINGUA_LITERAT_PORTUGUESA_1,ID_MATEMATICA_1,ID_SITUACAO_CURSO_2_0} =&gt; {ID_DIA_SEMANA_SEXTA_1}</text:p>
          </table:table-cell>
          <table:table-cell office:value-type="string" calcext:value-type="string">
            <text:p>0.443001494693561</text:p>
          </table:table-cell>
          <table:table-cell office:value-type="string" calcext:value-type="string">
            <text:p>0.994926587790118</text:p>
          </table:table-cell>
          <table:table-cell office:value-type="string" calcext:value-type="string">
            <text:p>1.27665823916604</text:p>
          </table:table-cell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string" calcext:value-type="string">
            <text:p>{FK_COD_TIPO_TURMA_0,ID_COZINHA_1,ID_LINGUA_LITERAT_PORTUGUESA_1,ID_MATEMATICA_1,ID_SITUACAO_CURSO_2_0} =&gt; {ID_DIA_SEMANA_SEXTA_1}</text:p>
          </table:table-cell>
          <table:table-cell office:value-type="string" calcext:value-type="string">
            <text:p>0.428115145017973</text:p>
          </table:table-cell>
          <table:table-cell office:value-type="string" calcext:value-type="string">
            <text:p>0.994913948341628</text:p>
          </table:table-cell>
          <table:table-cell office:value-type="string" calcext:value-type="string">
            <text:p>1.27664202062665</text:p>
          </table:table-cell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string" calcext:value-type="string">
            <text:p>{ID_COZINHA_1,ID_LINGUA_LITERAT_PORTUGUESA_1,ID_MATEMATICA_1,ID_SITUACAO_CURSO_2_0} =&gt; {ID_DIA_SEMANA_SEXTA_1}</text:p>
          </table:table-cell>
          <table:table-cell office:value-type="string" calcext:value-type="string">
            <text:p>0.429574015941314</text:p>
          </table:table-cell>
          <table:table-cell office:value-type="string" calcext:value-type="string">
            <text:p>0.994900109748703</text:p>
          </table:table-cell>
          <table:table-cell office:value-type="string" calcext:value-type="string">
            <text:p>1.27662426338316</text:p>
          </table:table-cell>
        </table:table-row>
        <table:table-row table:style-name="ro1">
          <table:table-cell office:value-type="float" office:value="5289" calcext:value-type="float">
            <text:p>5289</text:p>
          </table:table-cell>
          <table:table-cell office:value-type="string" calcext:value-type="string">
            <text:p>{FK_COD_TIPO_TURMA_0,ID_ALIMENTACAO_1,ID_COZINHA_1,ID_PATIO_DESCOBERTO_1} =&gt; {ID_DIA_SEMANA_SEXTA_1}</text:p>
          </table:table-cell>
          <table:table-cell office:value-type="string" calcext:value-type="string">
            <text:p>0.43676859609639</text:p>
          </table:table-cell>
          <table:table-cell office:value-type="string" calcext:value-type="string">
            <text:p>0.994806619971514</text:p>
          </table:table-cell>
          <table:table-cell office:value-type="string" calcext:value-type="string">
            <text:p>1.2765043002664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{ID_DEPENDENCIAS_PNE_1} =&gt; {ID_SANITARIO_PNE_1}</text:p>
          </table:table-cell>
          <table:table-cell office:value-type="string" calcext:value-type="string">
            <text:p>0.519469844190758</text:p>
          </table:table-cell>
          <table:table-cell office:value-type="string" calcext:value-type="string">
            <text:p>0.877667318212911</text:p>
          </table:table-cell>
          <table:table-cell office:value-type="string" calcext:value-type="string">
            <text:p>1.27649962242164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string" calcext:value-type="string">
            <text:p>{FK_COD_TIPO_TURMA_0,ID_COZINHA_1,ID_GEOGRAFIA_1,ID_LABORATORIO_INFORMATICA_1} =&gt; {ID_DIA_SEMANA_SEXTA_1}</text:p>
          </table:table-cell>
          <table:table-cell office:value-type="string" calcext:value-type="string">
            <text:p>0.400498776140007</text:p>
          </table:table-cell>
          <table:table-cell office:value-type="string" calcext:value-type="string">
            <text:p>0.99480153260732</text:p>
          </table:table-cell>
          <table:table-cell office:value-type="string" calcext:value-type="string">
            <text:p>1.27649777232213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string" calcext:value-type="string">
            <text:p>{FK_COD_MOD_ENSINO_1,FK_COD_TIPO_TURMA_0,NUM_EQUIP_FOTO__0.5-2.5} =&gt; {ID_DIA_SEMANA_SEXTA_1}</text:p>
          </table:table-cell>
          <table:table-cell office:value-type="string" calcext:value-type="string">
            <text:p>0.421608648017578</text:p>
          </table:table-cell>
          <table:table-cell office:value-type="string" calcext:value-type="string">
            <text:p>0.994800873158323</text:p>
          </table:table-cell>
          <table:table-cell office:value-type="string" calcext:value-type="string">
            <text:p>1.2764969261380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{FK_COD_MOD_ENSINO_1,NUM_EQUIP_FOTO__0.5-2.5} =&gt; {ID_DIA_SEMANA_SEXTA_1}</text:p>
          </table:table-cell>
          <table:table-cell office:value-type="string" calcext:value-type="string">
            <text:p>0.421835364444854</text:p>
          </table:table-cell>
          <table:table-cell office:value-type="string" calcext:value-type="string">
            <text:p>0.994785604253613</text:p>
          </table:table-cell>
          <table:table-cell office:value-type="string" calcext:value-type="string">
            <text:p>1.27647733356389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string" calcext:value-type="string">
            <text:p>{FK_COD_MOD_ENSINO_1,ID_COZINHA_1,ID_PATIO_DESCOBERTO_1} =&gt; {ID_DIA_SEMANA_SEXTA_1}</text:p>
          </table:table-cell>
          <table:table-cell office:value-type="string" calcext:value-type="string">
            <text:p>0.452178340959869</text:p>
          </table:table-cell>
          <table:table-cell office:value-type="string" calcext:value-type="string">
            <text:p>0.994767477223743</text:p>
          </table:table-cell>
          <table:table-cell office:value-type="string" calcext:value-type="string">
            <text:p>1.27645407353413</text:p>
          </table:table-cell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string" calcext:value-type="string">
            <text:p>{FK_COD_MOD_ENSINO_1,FK_COD_TIPO_TURMA_0,ID_COZINHA_1,ID_PATIO_DESCOBERTO_1} =&gt; {ID_DIA_SEMANA_SEXTA_1}</text:p>
          </table:table-cell>
          <table:table-cell office:value-type="string" calcext:value-type="string">
            <text:p>0.452057649924352</text:p>
          </table:table-cell>
          <table:table-cell office:value-type="string" calcext:value-type="string">
            <text:p>0.9947660875486</text:p>
          </table:table-cell>
          <table:table-cell office:value-type="string" calcext:value-type="string">
            <text:p>1.27645229034707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{ID_COZINHA_1,ID_GEOGRAFIA_1,ID_LABORATORIO_INFORMATICA_1} =&gt; {ID_DIA_SEMANA_SEXTA_1}</text:p>
          </table:table-cell>
          <table:table-cell office:value-type="string" calcext:value-type="string">
            <text:p>0.401783342280979</text:p>
          </table:table-cell>
          <table:table-cell office:value-type="string" calcext:value-type="string">
            <text:p>0.994753521462109</text:p>
          </table:table-cell>
          <table:table-cell office:value-type="string" calcext:value-type="string">
            <text:p>1.27643616594347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{FK_COD_TIPO_TURMA_0,ID_GEOGRAFIA_1,ID_LABORATORIO_INFORMATICA_1} =&gt; {ID_DIA_SEMANA_SEXTA_1}</text:p>
          </table:table-cell>
          <table:table-cell office:value-type="string" calcext:value-type="string">
            <text:p>0.410396883574743</text:p>
          </table:table-cell>
          <table:table-cell office:value-type="string" calcext:value-type="string">
            <text:p>0.994730309316799</text:p>
          </table:table-cell>
          <table:table-cell office:value-type="string" calcext:value-type="string">
            <text:p>1.27640638085488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{FK_COD_TIPO_TURMA_0,ID_COZINHA_1,ID_GEOGRAFIA_1} =&gt; {ID_DIA_SEMANA_SEXTA_1}</text:p>
          </table:table-cell>
          <table:table-cell office:value-type="string" calcext:value-type="string">
            <text:p>0.420815020311917</text:p>
          </table:table-cell>
          <table:table-cell office:value-type="string" calcext:value-type="string">
            <text:p>0.994729495954772</text:p>
          </table:table-cell>
          <table:table-cell office:value-type="string" calcext:value-type="string">
            <text:p>1.2764053371745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{ID_COZINHA_1,ID_GEOGRAFIA_1} =&gt; {ID_DIA_SEMANA_SEXTA_1}</text:p>
          </table:table-cell>
          <table:table-cell office:value-type="string" calcext:value-type="string">
            <text:p>0.422155363983247</text:p>
          </table:table-cell>
          <table:table-cell office:value-type="string" calcext:value-type="string">
            <text:p>0.994684156531877</text:p>
          </table:table-cell>
          <table:table-cell office:value-type="string" calcext:value-type="string">
            <text:p>1.2763471590651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{ID_GEOGRAFIA_1,ID_LABORATORIO_INFORMATICA_1} =&gt; {ID_DIA_SEMANA_SEXTA_1}</text:p>
          </table:table-cell>
          <table:table-cell office:value-type="string" calcext:value-type="string">
            <text:p>0.411843012217443</text:p>
          </table:table-cell>
          <table:table-cell office:value-type="string" calcext:value-type="string">
            <text:p>0.994682867941532</text:p>
          </table:table-cell>
          <table:table-cell office:value-type="string" calcext:value-type="string">
            <text:p>1.27634550558694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{ID_ALIMENTACAO_1,ID_DEPENDENCIAS_PNE_1,ID_LABORATORIO_INFORMATICA_1} =&gt; {ID_SANITARIO_PNE_1}</text:p>
          </table:table-cell>
          <table:table-cell office:value-type="string" calcext:value-type="string">
            <text:p>0.426367769627259</text:p>
          </table:table-cell>
          <table:table-cell office:value-type="string" calcext:value-type="string">
            <text:p>0.877538770919423</text:p>
          </table:table-cell>
          <table:table-cell office:value-type="string" calcext:value-type="string">
            <text:p>1.27631266026844</text:p>
          </table:table-cell>
        </table:table-row>
        <table:table-row table:style-name="ro1">
          <table:table-cell office:value-type="float" office:value="6059" calcext:value-type="float">
            <text:p>6059</text:p>
          </table:table-cell>
          <table:table-cell office:value-type="string" calcext:value-type="string">
            <text:p>{FK_COD_TIPO_TURMA_0,ID_ALIMENTACAO_1,ID_COZINHA_1,ID_PATIO_DESCOBERTO_1,ID_SITUACAO_CURSO_2_0} =&gt; {ID_DIA_SEMANA_SEXTA_1}</text:p>
          </table:table-cell>
          <table:table-cell office:value-type="string" calcext:value-type="string">
            <text:p>0.404970354963876</text:p>
          </table:table-cell>
          <table:table-cell office:value-type="string" calcext:value-type="string">
            <text:p>0.994597818224761</text:p>
          </table:table-cell>
          <table:table-cell office:value-type="string" calcext:value-type="string">
            <text:p>1.27623637248809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string" calcext:value-type="string">
            <text:p>{FK_COD_MOD_ENSINO_1,FK_COD_TIPO_TURMA_0,ID_COZINHA_1} =&gt; {ID_DIA_SEMANA_SEXTA_1}</text:p>
          </table:table-cell>
          <table:table-cell office:value-type="string" calcext:value-type="string">
            <text:p>0.554863812668279</text:p>
          </table:table-cell>
          <table:table-cell office:value-type="string" calcext:value-type="string">
            <text:p>0.994592400227888</text:p>
          </table:table-cell>
          <table:table-cell office:value-type="string" calcext:value-type="string">
            <text:p>1.2762294202863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{FK_COD_MOD_ENSINO_1,ID_COZINHA_1} =&gt; {ID_DIA_SEMANA_SEXTA_1}</text:p>
          </table:table-cell>
          <table:table-cell office:value-type="string" calcext:value-type="string">
            <text:p>0.555095577923734</text:p>
          </table:table-cell>
          <table:table-cell office:value-type="string" calcext:value-type="string">
            <text:p>0.994580935749196</text:p>
          </table:table-cell>
          <table:table-cell office:value-type="string" calcext:value-type="string">
            <text:p>1.27621470943094</text:p>
          </table:table-cell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string" calcext:value-type="string">
            <text:p>{FK_COD_MOD_ENSINO_1,ID_COZINHA_1,ID_PATIO_DESCOBERTO_1,ID_SITUACAO_CURSO_2_0} =&gt; {ID_DIA_SEMANA_SEXTA_1}</text:p>
          </table:table-cell>
          <table:table-cell office:value-type="string" calcext:value-type="string">
            <text:p>0.421647355700283</text:p>
          </table:table-cell>
          <table:table-cell office:value-type="string" calcext:value-type="string">
            <text:p>0.994570610979229</text:p>
          </table:table-cell>
          <table:table-cell office:value-type="string" calcext:value-type="string">
            <text:p>1.2762014610136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{FK_COD_TIPO_TURMA_0,ID_GEOGRAFIA_1} =&gt; {ID_DIA_SEMANA_SEXTA_1}</text:p>
          </table:table-cell>
          <table:table-cell office:value-type="string" calcext:value-type="string">
            <text:p>0.432273936915132</text:p>
          </table:table-cell>
          <table:table-cell office:value-type="string" calcext:value-type="string">
            <text:p>0.994570219846355</text:p>
          </table:table-cell>
          <table:table-cell office:value-type="string" calcext:value-type="string">
            <text:p>1.27620095912432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  <table:table-cell office:value-type="string" calcext:value-type="string">
            <text:p>{FK_COD_MOD_ENSINO_1,FK_COD_TIPO_TURMA_0,ID_COZINHA_1,ID_PATIO_DESCOBERTO_1,ID_SITUACAO_CURSO_2_0} =&gt; {ID_DIA_SEMANA_SEXTA_1}</text:p>
          </table:table-cell>
          <table:table-cell office:value-type="string" calcext:value-type="string">
            <text:p>0.42152954970944</text:p>
          </table:table-cell>
          <table:table-cell office:value-type="string" calcext:value-type="string">
            <text:p>0.994569101854016</text:p>
          </table:table-cell>
          <table:table-cell office:value-type="string" calcext:value-type="string">
            <text:p>1.276199524552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{ID_GEOGRAFIA_1} =&gt; {ID_DIA_SEMANA_SEXTA_1}</text:p>
          </table:table-cell>
          <table:table-cell office:value-type="string" calcext:value-type="string">
            <text:p>0.433860471065286</text:p>
          </table:table-cell>
          <table:table-cell office:value-type="string" calcext:value-type="string">
            <text:p>0.994526933263967</text:p>
          </table:table-cell>
          <table:table-cell office:value-type="string" calcext:value-type="string">
            <text:p>1.27614541515481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string" calcext:value-type="string">
            <text:p>{FK_COD_TIPO_TURMA_0,ID_ALIMENTACAO_1,ID_PATIO_DESCOBERTO_1} =&gt; {ID_DIA_SEMANA_SEXTA_1}</text:p>
          </table:table-cell>
          <table:table-cell office:value-type="string" calcext:value-type="string">
            <text:p>0.444135317250331</text:p>
          </table:table-cell>
          <table:table-cell office:value-type="string" calcext:value-type="string">
            <text:p>0.99448741580389</text:p>
          </table:table-cell>
          <table:table-cell office:value-type="string" calcext:value-type="string">
            <text:p>1.2760947076035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{FK_COD_TIPO_TURMA_0,ID_COZINHA_1,ID_HISTORIA_1} =&gt; {ID_DIA_SEMANA_SEXTA_1}</text:p>
          </table:table-cell>
          <table:table-cell office:value-type="string" calcext:value-type="string">
            <text:p>0.423624092142557</text:p>
          </table:table-cell>
          <table:table-cell office:value-type="string" calcext:value-type="string">
            <text:p>0.994467822843907</text:p>
          </table:table-cell>
          <table:table-cell office:value-type="string" calcext:value-type="string">
            <text:p>1.27606956653873</text:p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string" calcext:value-type="string">
            <text:p>{FK_COD_TIPO_TURMA_0,ID_COZINHA_1,ID_HISTORIA_1,ID_LABORATORIO_INFORMATICA_1} =&gt; {ID_DIA_SEMANA_SEXTA_1}</text:p>
          </table:table-cell>
          <table:table-cell office:value-type="string" calcext:value-type="string">
            <text:p>0.4033112138561</text:p>
          </table:table-cell>
          <table:table-cell office:value-type="string" calcext:value-type="string">
            <text:p>0.994463101670851</text:p>
          </table:table-cell>
          <table:table-cell office:value-type="string" calcext:value-type="string">
            <text:p>1.2760635084792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{ID_COZINHA_1,ID_HISTORIA_1} =&gt; {ID_DIA_SEMANA_SEXTA_1}</text:p>
          </table:table-cell>
          <table:table-cell office:value-type="string" calcext:value-type="string">
            <text:p>0.425035840669561</text:p>
          </table:table-cell>
          <table:table-cell office:value-type="string" calcext:value-type="string">
            <text:p>0.99442288535106</text:p>
          </table:table-cell>
          <table:table-cell office:value-type="string" calcext:value-type="string">
            <text:p>1.27601190417329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{ID_COZINHA_1,ID_HISTORIA_1,ID_LABORATORIO_INFORMATICA_1} =&gt; {ID_DIA_SEMANA_SEXTA_1}</text:p>
          </table:table-cell>
          <table:table-cell office:value-type="string" calcext:value-type="string">
            <text:p>0.404664059387683</text:p>
          </table:table-cell>
          <table:table-cell office:value-type="string" calcext:value-type="string">
            <text:p>0.994415117525944</text:p>
          </table:table-cell>
          <table:table-cell office:value-type="string" calcext:value-type="string">
            <text:p>1.27600193674649</text:p>
          </table:table-cell>
        </table:table-row>
        <table:table-row table:style-name="ro1">
          <table:table-cell office:value-type="float" office:value="4918" calcext:value-type="float">
            <text:p>4918</text:p>
          </table:table-cell>
          <table:table-cell office:value-type="string" calcext:value-type="string">
            <text:p>{FK_COD_MOD_ENSINO_1,FK_COD_TIPO_TURMA_0,ID_COZINHA_1,ID_SITUACAO_CURSO_2_0} =&gt; {ID_DIA_SEMANA_SEXTA_1}</text:p>
          </table:table-cell>
          <table:table-cell office:value-type="string" calcext:value-type="string">
            <text:p>0.51704520456289</text:p>
          </table:table-cell>
          <table:table-cell office:value-type="string" calcext:value-type="string">
            <text:p>0.994388558133169</text:p>
          </table:table-cell>
          <table:table-cell office:value-type="string" calcext:value-type="string">
            <text:p>1.27596785657612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string" calcext:value-type="string">
            <text:p>{FK_COD_MOD_ENSINO_1,ID_COZINHA_1,ID_SITUACAO_CURSO_2_0} =&gt; {ID_DIA_SEMANA_SEXTA_1}</text:p>
          </table:table-cell>
          <table:table-cell office:value-type="string" calcext:value-type="string">
            <text:p>0.517273844353282</text:p>
          </table:table-cell>
          <table:table-cell office:value-type="string" calcext:value-type="string">
            <text:p>0.994376318050457</text:p>
          </table:table-cell>
          <table:table-cell office:value-type="string" calcext:value-type="string">
            <text:p>1.27595215049023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{FK_COD_TIPO_TURMA_0,ID_HISTORIA_1,ID_LABORATORIO_INFORMATICA_1} =&gt; {ID_DIA_SEMANA_SEXTA_1}</text:p>
          </table:table-cell>
          <table:table-cell office:value-type="string" calcext:value-type="string">
            <text:p>0.413668764655125</text:p>
          </table:table-cell>
          <table:table-cell office:value-type="string" calcext:value-type="string">
            <text:p>0.994343484778611</text:p>
          </table:table-cell>
          <table:table-cell office:value-type="string" calcext:value-type="string">
            <text:p>1.2759100198772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{ID_GEOGRAFIA_1,ID_SITUACAO_CURSO_2_0} =&gt; {ID_DIA_SEMANA_SEXTA_1}</text:p>
          </table:table-cell>
          <table:table-cell office:value-type="string" calcext:value-type="string">
            <text:p>0.401063764055276</text:p>
          </table:table-cell>
          <table:table-cell office:value-type="string" calcext:value-type="string">
            <text:p>0.994316071938407</text:p>
          </table:table-cell>
          <table:table-cell office:value-type="string" calcext:value-type="string">
            <text:p>1.27587484459021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string" calcext:value-type="string">
            <text:p>{FK_COD_MOD_ENSINO_1,FK_COD_TIPO_TURMA_0,TP_COR_RACA_1} =&gt; {ID_DIA_SEMANA_SEXTA_1}</text:p>
          </table:table-cell>
          <table:table-cell office:value-type="string" calcext:value-type="string">
            <text:p>0.406807647580253</text:p>
          </table:table-cell>
          <table:table-cell office:value-type="string" calcext:value-type="string">
            <text:p>0.994302966981889</text:p>
          </table:table-cell>
          <table:table-cell office:value-type="string" calcext:value-type="string">
            <text:p>1.2758580287256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{ID_HISTORIA_1,ID_LABORATORIO_INFORMATICA_1} =&gt; {ID_DIA_SEMANA_SEXTA_1}</text:p>
          </table:table-cell>
          <table:table-cell office:value-type="string" calcext:value-type="string">
            <text:p>0.415181970586489</text:p>
          </table:table-cell>
          <table:table-cell office:value-type="string" calcext:value-type="string">
            <text:p>0.994299289325605</text:p>
          </table:table-cell>
          <table:table-cell office:value-type="string" calcext:value-type="string">
            <text:p>1.2758533096737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{FK_COD_MOD_ENSINO_1,TP_COR_RACA_1} =&gt; {ID_DIA_SEMANA_SEXTA_1}</text:p>
          </table:table-cell>
          <table:table-cell office:value-type="string" calcext:value-type="string">
            <text:p>0.406978105636392</text:p>
          </table:table-cell>
          <table:table-cell office:value-type="string" calcext:value-type="string">
            <text:p>0.994297163089741</text:p>
          </table:table-cell>
          <table:table-cell office:value-type="string" calcext:value-type="string">
            <text:p>1.27585058135537</text:p>
          </table:table-cell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string" calcext:value-type="string">
            <text:p>{FK_COD_MOD_ENSINO_1,ID_COZINHA_1,ID_LABORATORIO_INFORMATICA_1,ID_PATIO_DESCOBERTO_1} =&gt; {ID_DIA_SEMANA_SEXTA_1}</text:p>
          </table:table-cell>
          <table:table-cell office:value-type="string" calcext:value-type="string">
            <text:p>0.407012004911308</text:p>
          </table:table-cell>
          <table:table-cell office:value-type="string" calcext:value-type="string">
            <text:p>0.994271940968044</text:p>
          </table:table-cell>
          <table:table-cell office:value-type="string" calcext:value-type="string">
            <text:p>1.27581821712884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office:value-type="string" calcext:value-type="string">
            <text:p>{FK_COD_MOD_ENSINO_1,FK_COD_TIPO_TURMA_0,ID_COZINHA_1,ID_LABORATORIO_INFORMATICA_1,ID_PATIO_DESCOBERTO_1} =&gt; {ID_DIA_SEMANA_SEXTA_1}</text:p>
          </table:table-cell>
          <table:table-cell office:value-type="string" calcext:value-type="string">
            <text:p>0.406891313875791</text:p>
          </table:table-cell>
          <table:table-cell office:value-type="string" calcext:value-type="string">
            <text:p>0.994270251661263</text:p>
          </table:table-cell>
          <table:table-cell office:value-type="string" calcext:value-type="string">
            <text:p>1.27581604946396</text:p>
          </table:table-cell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string" calcext:value-type="string">
            <text:p>{FK_COD_TIPO_TURMA_0,ID_ALIMENTACAO_1,ID_PATIO_DESCOBERTO_1,ID_SITUACAO_CURSO_2_0} =&gt; {ID_DIA_SEMANA_SEXTA_1}</text:p>
          </table:table-cell>
          <table:table-cell office:value-type="string" calcext:value-type="string">
            <text:p>0.411969473342307</text:p>
          </table:table-cell>
          <table:table-cell office:value-type="string" calcext:value-type="string">
            <text:p>0.994258552551796</text:p>
          </table:table-cell>
          <table:table-cell office:value-type="string" calcext:value-type="string">
            <text:p>1.2758010375377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{FK_COD_TIPO_TURMA_0,ID_HISTORIA_1} =&gt; {ID_DIA_SEMANA_SEXTA_1}</text:p>
          </table:table-cell>
          <table:table-cell office:value-type="string" calcext:value-type="string">
            <text:p>0.435563128263557</text:p>
          </table:table-cell>
          <table:table-cell office:value-type="string" calcext:value-type="string">
            <text:p>0.99425129023548</text:p>
          </table:table-cell>
          <table:table-cell office:value-type="string" calcext:value-type="string">
            <text:p>1.275791718763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{ID_HISTORIA_1} =&gt; {ID_DIA_SEMANA_SEXTA_1}</text:p>
          </table:table-cell>
          <table:table-cell office:value-type="string" calcext:value-type="string">
            <text:p>0.437226837358732</text:p>
          </table:table-cell>
          <table:table-cell office:value-type="string" calcext:value-type="string">
            <text:p>0.994211617111702</text:p>
          </table:table-cell>
          <table:table-cell office:value-type="string" calcext:value-type="string">
            <text:p>1.2757408114698</text:p>
          </table:table-cell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string" calcext:value-type="string">
            <text:p>{FK_COD_MOD_ENSINO_1,FK_COD_TIPO_TURMA_0,ID_COZINHA_1,ID_LABORATORIO_INFORMATICA_1} =&gt; {ID_DIA_SEMANA_SEXTA_1}</text:p>
          </table:table-cell>
          <table:table-cell office:value-type="string" calcext:value-type="string">
            <text:p>0.495307835468787</text:p>
          </table:table-cell>
          <table:table-cell office:value-type="string" calcext:value-type="string">
            <text:p>0.994192667917506</text:p>
          </table:table-cell>
          <table:table-cell office:value-type="string" calcext:value-type="string">
            <text:p>1.27571649646487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string" calcext:value-type="string">
            <text:p>{FK_COD_MOD_ENSINO_1,ID_COZINHA_1,ID_LABORATORIO_INFORMATICA_1} =&gt; {ID_DIA_SEMANA_SEXTA_1}</text:p>
          </table:table-cell>
          <table:table-cell office:value-type="string" calcext:value-type="string">
            <text:p>0.495539600724242</text:p>
          </table:table-cell>
          <table:table-cell office:value-type="string" calcext:value-type="string">
            <text:p>0.994180022805281</text:p>
          </table:table-cell>
          <table:table-cell office:value-type="string" calcext:value-type="string">
            <text:p>1.27570027065795</text:p>
          </table:table-cell>
        </table:table-row>
        <table:table-row table:style-name="ro1">
          <table:table-cell office:value-type="float" office:value="5282" calcext:value-type="float">
            <text:p>5282</text:p>
          </table:table-cell>
          <table:table-cell office:value-type="string" calcext:value-type="string">
            <text:p>{FK_COD_TIPO_TURMA_0,ID_ALIMENTACAO_1,ID_LABORATORIO_INFORMATICA_1,ID_PATIO_DESCOBERTO_1} =&gt; {ID_DIA_SEMANA_SEXTA_1}</text:p>
          </table:table-cell>
          <table:table-cell office:value-type="string" calcext:value-type="string">
            <text:p>0.40043770936108</text:p>
          </table:table-cell>
          <table:table-cell office:value-type="string" calcext:value-type="string">
            <text:p>0.99412860135728</text:p>
          </table:table-cell>
          <table:table-cell office:value-type="string" calcext:value-type="string">
            <text:p>1.27563428828692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{FK_COD_TIPO_TURMA_0,ID_HISTORIA_1,ID_SITUACAO_CURSO_2_0} =&gt; {ID_DIA_SEMANA_SEXTA_1}</text:p>
          </table:table-cell>
          <table:table-cell office:value-type="string" calcext:value-type="string">
            <text:p>0.402371410553638</text:p>
          </table:table-cell>
          <table:table-cell office:value-type="string" calcext:value-type="string">
            <text:p>0.994050956503559</text:p>
          </table:table-cell>
          <table:table-cell office:value-type="string" calcext:value-type="string">
            <text:p>1.2755346568734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{ID_DEPENDENCIAS_PNE_1,ID_SITUACAO_CURSO_2_0} =&gt; {ID_SANITARIO_PNE_1}</text:p>
          </table:table-cell>
          <table:table-cell office:value-type="string" calcext:value-type="string">
            <text:p>0.482880745957151</text:p>
          </table:table-cell>
          <table:table-cell office:value-type="string" calcext:value-type="string">
            <text:p>0.876973477958263</text:p>
          </table:table-cell>
          <table:table-cell office:value-type="string" calcext:value-type="string">
            <text:p>1.2754904851270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{ID_HISTORIA_1,ID_SITUACAO_CURSO_2_0} =&gt; {ID_DIA_SEMANA_SEXTA_1}</text:p>
          </table:table-cell>
          <table:table-cell office:value-type="string" calcext:value-type="string">
            <text:p>0.403946164104707</text:p>
          </table:table-cell>
          <table:table-cell office:value-type="string" calcext:value-type="string">
            <text:p>0.994011083311789</text:p>
          </table:table-cell>
          <table:table-cell office:value-type="string" calcext:value-type="string">
            <text:p>1.27548349285853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string" calcext:value-type="string">
            <text:p>{FK_COD_MOD_ENSINO_1,FK_COD_TIPO_TURMA_0,ID_COZINHA_1,ID_LABORATORIO_INFORMATICA_1,ID_SITUACAO_CURSO_2_0} =&gt; {ID_DIA_SEMANA_SEXTA_1}</text:p>
          </table:table-cell>
          <table:table-cell office:value-type="string" calcext:value-type="string">
            <text:p>0.459265934041628</text:p>
          </table:table-cell>
          <table:table-cell office:value-type="string" calcext:value-type="string">
            <text:p>0.993951257279955</text:p>
          </table:table-cell>
          <table:table-cell office:value-type="string" calcext:value-type="string">
            <text:p>1.27540672599211</text:p>
          </table:table-cell>
        </table:table-row>
        <table:table-row table:style-name="ro1">
          <table:table-cell office:value-type="float" office:value="4974" calcext:value-type="float">
            <text:p>4974</text:p>
          </table:table-cell>
          <table:table-cell office:value-type="string" calcext:value-type="string">
            <text:p>{FK_COD_MOD_ENSINO_1,ID_COZINHA_1,ID_LABORATORIO_INFORMATICA_1,ID_SITUACAO_CURSO_2_0} =&gt; {ID_DIA_SEMANA_SEXTA_1}</text:p>
          </table:table-cell>
          <table:table-cell office:value-type="string" calcext:value-type="string">
            <text:p>0.45949457383202</text:p>
          </table:table-cell>
          <table:table-cell office:value-type="string" calcext:value-type="string">
            <text:p>0.993937707697348</text:p>
          </table:table-cell>
          <table:table-cell office:value-type="string" calcext:value-type="string">
            <text:p>1.275389339597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{FK_COD_MOD_ENSINO_1,ID_PATIO_DESCOBERTO_1} =&gt; {ID_DIA_SEMANA_SEXTA_1}</text:p>
          </table:table-cell>
          <table:table-cell office:value-type="string" calcext:value-type="string">
            <text:p>0.47214020547769</text:p>
          </table:table-cell>
          <table:table-cell office:value-type="string" calcext:value-type="string">
            <text:p>0.993856122950417</text:p>
          </table:table-cell>
          <table:table-cell office:value-type="string" calcext:value-type="string">
            <text:p>1.27528465263804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string" calcext:value-type="string">
            <text:p>{FK_COD_MOD_ENSINO_1,FK_COD_TIPO_TURMA_0,ID_PATIO_DESCOBERTO_1} =&gt; {ID_DIA_SEMANA_SEXTA_1}</text:p>
          </table:table-cell>
          <table:table-cell office:value-type="string" calcext:value-type="string">
            <text:p>0.472019514442173</text:p>
          </table:table-cell>
          <table:table-cell office:value-type="string" calcext:value-type="string">
            <text:p>0.993854561671802</text:p>
          </table:table-cell>
          <table:table-cell office:value-type="string" calcext:value-type="string">
            <text:p>1.275282649254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{ID_ARTES_1} =&gt; {ID_DIA_SEMANA_SEXTA_1}</text:p>
          </table:table-cell>
          <table:table-cell office:value-type="string" calcext:value-type="string">
            <text:p>0.401272929794121</text:p>
          </table:table-cell>
          <table:table-cell office:value-type="string" calcext:value-type="string">
            <text:p>0.993795058911512</text:p>
          </table:table-cell>
          <table:table-cell office:value-type="string" calcext:value-type="string">
            <text:p>1.2752062972002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{FK_COD_MOD_ENSINO_1,FK_COD_TIPO_TURMA_0} =&gt; {ID_DIA_SEMANA_SEXTA_1}</text:p>
          </table:table-cell>
          <table:table-cell office:value-type="string" calcext:value-type="string">
            <text:p>0.582593900390467</text:p>
          </table:table-cell>
          <table:table-cell office:value-type="string" calcext:value-type="string">
            <text:p>0.993773409180479</text:p>
          </table:table-cell>
          <table:table-cell office:value-type="string" calcext:value-type="string">
            <text:p>1.275178516952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{FK_COD_MOD_ENSINO_1} =&gt; {ID_DIA_SEMANA_SEXTA_1}</text:p>
          </table:table-cell>
          <table:table-cell office:value-type="string" calcext:value-type="string">
            <text:p>0.582892262093807</text:p>
          </table:table-cell>
          <table:table-cell office:value-type="string" calcext:value-type="string">
            <text:p>0.993763541701678</text:p>
          </table:table-cell>
          <table:table-cell office:value-type="string" calcext:value-type="string">
            <text:p>1.27516585531626</text:p>
          </table:table-cell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string" calcext:value-type="string">
            <text:p>{FK_COD_TIPO_TURMA_0,ID_ALIMENTACAO_1,ID_COZINHA_1,NUM_EQUIP_FOTO__0.5-2.5} =&gt; {ID_DIA_SEMANA_SEXTA_1}</text:p>
          </table:table-cell>
          <table:table-cell office:value-type="string" calcext:value-type="string">
            <text:p>0.406703785971999</text:p>
          </table:table-cell>
          <table:table-cell office:value-type="string" calcext:value-type="string">
            <text:p>0.993701677320517</text:p>
          </table:table-cell>
          <table:table-cell office:value-type="string" calcext:value-type="string">
            <text:p>1.27508647290464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string" calcext:value-type="string">
            <text:p>{ID_ALIMENTACAO_1,ID_COZINHA_1,ID_DEPENDENCIAS_PNE_1,ID_LABORATORIO_INFORMATICA_1} =&gt; {ID_SANITARIO_PNE_1}</text:p>
          </table:table-cell>
          <table:table-cell office:value-type="string" calcext:value-type="string">
            <text:p>0.418240839201795</text:p>
          </table:table-cell>
          <table:table-cell office:value-type="string" calcext:value-type="string">
            <text:p>0.876625951836602</text:p>
          </table:table-cell>
          <table:table-cell office:value-type="string" calcext:value-type="string">
            <text:p>1.27498503510754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string" calcext:value-type="string">
            <text:p>{FK_COD_MOD_ENSINO_1,ID_PATIO_DESCOBERTO_1,ID_SITUACAO_CURSO_2_0} =&gt; {ID_DIA_SEMANA_SEXTA_1}</text:p>
          </table:table-cell>
          <table:table-cell office:value-type="string" calcext:value-type="string">
            <text:p>0.441024277410509</text:p>
          </table:table-cell>
          <table:table-cell office:value-type="string" calcext:value-type="string">
            <text:p>0.993617600969791</text:p>
          </table:table-cell>
          <table:table-cell office:value-type="string" calcext:value-type="string">
            <text:p>1.27497858879823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string" calcext:value-type="string">
            <text:p>{FK_COD_MOD_ENSINO_1,FK_COD_TIPO_TURMA_0,ID_PATIO_DESCOBERTO_1,ID_SITUACAO_CURSO_2_0} =&gt; {ID_DIA_SEMANA_SEXTA_1}</text:p>
          </table:table-cell>
          <table:table-cell office:value-type="string" calcext:value-type="string">
            <text:p>0.440906471419666</text:p>
          </table:table-cell>
          <table:table-cell office:value-type="string" calcext:value-type="string">
            <text:p>0.993615906540729</text:p>
          </table:table-cell>
          <table:table-cell office:value-type="string" calcext:value-type="string">
            <text:p>1.2749764145606</text:p>
          </table:table-cell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string" calcext:value-type="string">
            <text:p>{FK_COD_TIPO_TURMA_0,ID_ALIMENTACAO_1,ID_COZINHA_1,ID_DESPENSA_1} =&gt; {ID_DIA_SEMANA_SEXTA_1}</text:p>
          </table:table-cell>
          <table:table-cell office:value-type="string" calcext:value-type="string">
            <text:p>0.40436689978629</text:p>
          </table:table-cell>
          <table:table-cell office:value-type="string" calcext:value-type="string">
            <text:p>0.993599763698124</text:p>
          </table:table-cell>
          <table:table-cell office:value-type="string" calcext:value-type="string">
            <text:p>1.27495570057701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{FK_COD_MOD_ENSINO_1,FK_COD_TIPO_TURMA_0,ID_SITUACAO_CURSO_2_0} =&gt; {ID_DIA_SEMANA_SEXTA_1}</text:p>
          </table:table-cell>
          <table:table-cell office:value-type="string" calcext:value-type="string">
            <text:p>0.543861454384679</text:p>
          </table:table-cell>
          <table:table-cell office:value-type="string" calcext:value-type="string">
            <text:p>0.993540591892075</text:p>
          </table:table-cell>
          <table:table-cell office:value-type="string" calcext:value-type="string">
            <text:p>1.2748797731923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{FK_COD_MOD_ENSINO_1,ID_SITUACAO_CURSO_2_0} =&gt; {ID_DIA_SEMANA_SEXTA_1}</text:p>
          </table:table-cell>
          <table:table-cell office:value-type="string" calcext:value-type="string">
            <text:p>0.544154045998671</text:p>
          </table:table-cell>
          <table:table-cell office:value-type="string" calcext:value-type="string">
            <text:p>0.993530086480607</text:p>
          </table:table-cell>
          <table:table-cell office:value-type="string" calcext:value-type="string">
            <text:p>1.2748662929816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string" calcext:value-type="string">
            <text:p>{FK_COD_TIPO_TURMA_0,ID_ALIMENTACAO_1,NUM_EQUIP_FOTO__0.5-2.5} =&gt; {ID_DIA_SEMANA_SEXTA_1}</text:p>
          </table:table-cell>
          <table:table-cell office:value-type="string" calcext:value-type="string">
            <text:p>0.410572630879451</text:p>
          </table:table-cell>
          <table:table-cell office:value-type="string" calcext:value-type="string">
            <text:p>0.993510898363006</text:p>
          </table:table-cell>
          <table:table-cell office:value-type="string" calcext:value-type="string">
            <text:p>1.27484167139772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string" calcext:value-type="string">
            <text:p>{FK_COD_TIPO_TURMA_0,ID_ALIMENTACAO_1,ID_DESPENSA_1} =&gt; {ID_DIA_SEMANA_SEXTA_1}</text:p>
          </table:table-cell>
          <table:table-cell office:value-type="string" calcext:value-type="string">
            <text:p>0.405049693692403</text:p>
          </table:table-cell>
          <table:table-cell office:value-type="string" calcext:value-type="string">
            <text:p>0.993467520995569</text:p>
          </table:table-cell>
          <table:table-cell office:value-type="string" calcext:value-type="string">
            <text:p>1.27478601093572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string" calcext:value-type="string">
            <text:p>{FK_COD_MOD_ENSINO_1,FK_COD_TIPO_TURMA_0,ID_LABORATORIO_INFORMATICA_1} =&gt; {ID_DIA_SEMANA_SEXTA_1}</text:p>
          </table:table-cell>
          <table:table-cell office:value-type="string" calcext:value-type="string">
            <text:p>0.520885920284773</text:p>
          </table:table-cell>
          <table:table-cell office:value-type="string" calcext:value-type="string">
            <text:p>0.993274901523543</text:p>
          </table:table-cell>
          <table:table-cell office:value-type="string" calcext:value-type="string">
            <text:p>1.27453884773896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{FK_COD_MOD_ENSINO_1,ID_LABORATORIO_INFORMATICA_1,ID_PATIO_DESCOBERTO_1} =&gt; {ID_DIA_SEMANA_SEXTA_1}</text:p>
          </table:table-cell>
          <table:table-cell office:value-type="string" calcext:value-type="string">
            <text:p>0.426050414713151</text:p>
          </table:table-cell>
          <table:table-cell office:value-type="string" calcext:value-type="string">
            <text:p>0.993273942243342</text:p>
          </table:table-cell>
          <table:table-cell office:value-type="string" calcext:value-type="string">
            <text:p>1.27453761682103</text:p>
          </table:table-cell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string" calcext:value-type="string">
            <text:p>{FK_COD_MOD_ENSINO_1,FK_COD_TIPO_TURMA_0,ID_LABORATORIO_INFORMATICA_1,ID_PATIO_DESCOBERTO_1} =&gt; {ID_DIA_SEMANA_SEXTA_1}</text:p>
          </table:table-cell>
          <table:table-cell office:value-type="string" calcext:value-type="string">
            <text:p>0.425929723677634</text:p>
          </table:table-cell>
          <table:table-cell office:value-type="string" calcext:value-type="string">
            <text:p>0.993272049176835</text:p>
          </table:table-cell>
          <table:table-cell office:value-type="string" calcext:value-type="string">
            <text:p>1.2745351876981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{FK_COD_MOD_ENSINO_1,ID_LABORATORIO_INFORMATICA_1} =&gt; {ID_DIA_SEMANA_SEXTA_1}</text:p>
          </table:table-cell>
          <table:table-cell office:value-type="string" calcext:value-type="string">
            <text:p>0.521184281988113</text:p>
          </table:table-cell>
          <table:table-cell office:value-type="string" calcext:value-type="string">
            <text:p>0.993264162052321</text:p>
          </table:table-cell>
          <table:table-cell office:value-type="string" calcext:value-type="string">
            <text:p>1.27452506719013</text:p>
          </table:table-cell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string" calcext:value-type="string">
            <text:p>{FK_COD_MOD_ENSINO_1,FK_COD_TIPO_TURMA_0,ID_LABORATORIO_INFORMATICA_1,ID_SITUACAO_CURSO_2_0} =&gt; {ID_DIA_SEMANA_SEXTA_1}</text:p>
          </table:table-cell>
          <table:table-cell office:value-type="string" calcext:value-type="string">
            <text:p>0.484000143290552</text:p>
          </table:table-cell>
          <table:table-cell office:value-type="string" calcext:value-type="string">
            <text:p>0.992997710790066</text:p>
          </table:table-cell>
          <table:table-cell office:value-type="string" calcext:value-type="string">
            <text:p>1.27418316538203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string" calcext:value-type="string">
            <text:p>{FK_COD_MOD_ENSINO_1,ID_LABORATORIO_INFORMATICA_1,ID_SITUACAO_CURSO_2_0} =&gt; {ID_DIA_SEMANA_SEXTA_1}</text:p>
          </table:table-cell>
          <table:table-cell office:value-type="string" calcext:value-type="string">
            <text:p>0.484292734904545</text:p>
          </table:table-cell>
          <table:table-cell office:value-type="string" calcext:value-type="string">
            <text:p>0.992986247563574</text:p>
          </table:table-cell>
          <table:table-cell office:value-type="string" calcext:value-type="string">
            <text:p>1.2741684561334</text:p>
          </table:table-cell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string" calcext:value-type="string">
            <text:p>{FK_COD_TIPO_TURMA_0,ID_COZINHA_1,ID_LABORATORIO_INFORMATICA_1,ID_MATEMATICA_1} =&gt; {ID_DIA_SEMANA_SEXTA_1}</text:p>
          </table:table-cell>
          <table:table-cell office:value-type="string" calcext:value-type="string">
            <text:p>0.450931039979266</text:p>
          </table:table-cell>
          <table:table-cell office:value-type="string" calcext:value-type="string">
            <text:p>0.992841103626137</text:p>
          </table:table-cell>
          <table:table-cell office:value-type="string" calcext:value-type="string">
            <text:p>1.27398221203673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{FK_COD_TIPO_TURMA_0,ID_COZINHA_1,ID_MATEMATICA_1} =&gt; {ID_DIA_SEMANA_SEXTA_1}</text:p>
          </table:table-cell>
          <table:table-cell office:value-type="string" calcext:value-type="string">
            <text:p>0.475217105622207</text:p>
          </table:table-cell>
          <table:table-cell office:value-type="string" calcext:value-type="string">
            <text:p>0.992817849945854</text:p>
          </table:table-cell>
          <table:table-cell office:value-type="string" calcext:value-type="string">
            <text:p>1.27395237365178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{ID_COZINHA_1,ID_LABORATORIO_INFORMATICA_1,ID_MATEMATICA_1} =&gt; {ID_DIA_SEMANA_SEXTA_1}</text:p>
          </table:table-cell>
          <table:table-cell office:value-type="string" calcext:value-type="string">
            <text:p>0.452839256610539</text:p>
          </table:table-cell>
          <table:table-cell office:value-type="string" calcext:value-type="string">
            <text:p>0.992797265016372</text:p>
          </table:table-cell>
          <table:table-cell office:value-type="string" calcext:value-type="string">
            <text:p>1.2739259597232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{ID_COZINHA_1,ID_DEPENDENCIAS_PNE_1} =&gt; {ID_SANITARIO_PNE_1}</text:p>
          </table:table-cell>
          <table:table-cell office:value-type="string" calcext:value-type="string">
            <text:p>0.494725777705865</text:p>
          </table:table-cell>
          <table:table-cell office:value-type="string" calcext:value-type="string">
            <text:p>0.875891533053764</text:p>
          </table:table-cell>
          <table:table-cell office:value-type="string" calcext:value-type="string">
            <text:p>1.2739168794641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{ID_COZINHA_1,ID_MATEMATICA_1} =&gt; {ID_DIA_SEMANA_SEXTA_1}</text:p>
          </table:table-cell>
          <table:table-cell office:value-type="string" calcext:value-type="string">
            <text:p>0.477245292027828</text:p>
          </table:table-cell>
          <table:table-cell office:value-type="string" calcext:value-type="string">
            <text:p>0.992778140371146</text:p>
          </table:table-cell>
          <table:table-cell office:value-type="string" calcext:value-type="string">
            <text:p>1.27390141958507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{FK_COD_TIPO_TURMA_0,ID_LABORATORIO_INFORMATICA_1,ID_MATEMATICA_1} =&gt; {ID_DIA_SEMANA_SEXTA_1}</text:p>
          </table:table-cell>
          <table:table-cell office:value-type="string" calcext:value-type="string">
            <text:p>0.463206424225143</text:p>
          </table:table-cell>
          <table:table-cell office:value-type="string" calcext:value-type="string">
            <text:p>0.992757282393848</text:p>
          </table:table-cell>
          <table:table-cell office:value-type="string" calcext:value-type="string">
            <text:p>1.273874655290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{ID_LABORATORIO_INFORMATICA_1,ID_MATEMATICA_1} =&gt; {ID_DIA_SEMANA_SEXTA_1}</text:p>
          </table:table-cell>
          <table:table-cell office:value-type="string" calcext:value-type="string">
            <text:p>0.465290869001902</text:p>
          </table:table-cell>
          <table:table-cell office:value-type="string" calcext:value-type="string">
            <text:p>0.99271769087657</text:p>
          </table:table-cell>
          <table:table-cell office:value-type="string" calcext:value-type="string">
            <text:p>1.27382385271104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string" calcext:value-type="string">
            <text:p>{FK_COD_TIPO_TURMA_0,ID_ALIMENTACAO_1,ID_COZINHA_1} =&gt; {ID_DIA_SEMANA_SEXTA_1}</text:p>
          </table:table-cell>
          <table:table-cell office:value-type="string" calcext:value-type="string">
            <text:p>0.550582406372487</text:p>
          </table:table-cell>
          <table:table-cell office:value-type="string" calcext:value-type="string">
            <text:p>0.99267226039852</text:p>
          </table:table-cell>
          <table:table-cell office:value-type="string" calcext:value-type="string">
            <text:p>1.27376555776263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string" calcext:value-type="string">
            <text:p>{FK_COD_TIPO_TURMA_0,ID_COZINHA_1,ID_LABORATORIO_INFORMATICA_1,ID_MATEMATICA_1,ID_SITUACAO_CURSO_2_0} =&gt; {ID_DIA_SEMANA_SEXTA_1}</text:p>
          </table:table-cell>
          <table:table-cell office:value-type="string" calcext:value-type="string">
            <text:p>0.416003487057329</text:p>
          </table:table-cell>
          <table:table-cell office:value-type="string" calcext:value-type="string">
            <text:p>0.992661388358387</text:p>
          </table:table-cell>
          <table:table-cell office:value-type="string" calcext:value-type="string">
            <text:p>1.2737516071055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{FK_COD_TIPO_TURMA_0,ID_MATEMATICA_1} =&gt; {ID_DIA_SEMANA_SEXTA_1}</text:p>
          </table:table-cell>
          <table:table-cell office:value-type="string" calcext:value-type="string">
            <text:p>0.48909152587849</text:p>
          </table:table-cell>
          <table:table-cell office:value-type="string" calcext:value-type="string">
            <text:p>0.992655303825078</text:p>
          </table:table-cell>
          <table:table-cell office:value-type="string" calcext:value-type="string">
            <text:p>1.27374379962544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string" calcext:value-type="string">
            <text:p>{FK_COD_TIPO_TURMA_0,ID_COZINHA_1,ID_MATEMATICA_1,ID_SITUACAO_CURSO_2_0} =&gt; {ID_DIA_SEMANA_SEXTA_1}</text:p>
          </table:table-cell>
          <table:table-cell office:value-type="string" calcext:value-type="string">
            <text:p>0.438697969721937</text:p>
          </table:table-cell>
          <table:table-cell office:value-type="string" calcext:value-type="string">
            <text:p>0.992625667204129</text:p>
          </table:table-cell>
          <table:table-cell office:value-type="string" calcext:value-type="string">
            <text:p>1.273705770853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{ID_MATEMATICA_1} =&gt; {ID_DIA_SEMANA_SEXTA_1}</text:p>
          </table:table-cell>
          <table:table-cell office:value-type="string" calcext:value-type="string">
            <text:p>0.491417833567062</text:p>
          </table:table-cell>
          <table:table-cell office:value-type="string" calcext:value-type="string">
            <text:p>0.992621845417633</text:p>
          </table:table-cell>
          <table:table-cell office:value-type="string" calcext:value-type="string">
            <text:p>1.27370086685828</text:p>
          </table:table-cell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string" calcext:value-type="string">
            <text:p>{ID_COZINHA_1,ID_LABORATORIO_INFORMATICA_1,ID_MATEMATICA_1,ID_SITUACAO_CURSO_2_0} =&gt; {ID_DIA_SEMANA_SEXTA_1}</text:p>
          </table:table-cell>
          <table:table-cell office:value-type="string" calcext:value-type="string">
            <text:p>0.417779953315169</text:p>
          </table:table-cell>
          <table:table-cell office:value-type="string" calcext:value-type="string">
            <text:p>0.992615246819152</text:p>
          </table:table-cell>
          <table:table-cell office:value-type="string" calcext:value-type="string">
            <text:p>1.27369239974601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string" calcext:value-type="string">
            <text:p>{FK_COD_TIPO_TURMA_0,ID_LABORATORIO_INFORMATICA_1,ID_MATEMATICA_1,ID_SITUACAO_CURSO_2_0} =&gt; {ID_DIA_SEMANA_SEXTA_1}</text:p>
          </table:table-cell>
          <table:table-cell office:value-type="string" calcext:value-type="string">
            <text:p>0.427764131249337</text:p>
          </table:table-cell>
          <table:table-cell office:value-type="string" calcext:value-type="string">
            <text:p>0.992584765855558</text:p>
          </table:table-cell>
          <table:table-cell office:value-type="string" calcext:value-type="string">
            <text:p>1.27365328754036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{ID_COZINHA_1,ID_MATEMATICA_1,ID_SITUACAO_CURSO_2_0} =&gt; {ID_DIA_SEMANA_SEXTA_1}</text:p>
          </table:table-cell>
          <table:table-cell office:value-type="string" calcext:value-type="string">
            <text:p>0.440589356925946</text:p>
          </table:table-cell>
          <table:table-cell office:value-type="string" calcext:value-type="string">
            <text:p>0.992583970608865</text:p>
          </table:table-cell>
          <table:table-cell office:value-type="string" calcext:value-type="string">
            <text:p>1.27365226710503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{ID_LABORATORIO_INFORMATICA_1,ID_MATEMATICA_1,ID_SITUACAO_CURSO_2_0} =&gt; {ID_DIA_SEMANA_SEXTA_1}</text:p>
          </table:table-cell>
          <table:table-cell office:value-type="string" calcext:value-type="string">
            <text:p>0.429709853461368</text:p>
          </table:table-cell>
          <table:table-cell office:value-type="string" calcext:value-type="string">
            <text:p>0.992543127743641</text:p>
          </table:table-cell>
          <table:table-cell office:value-type="string" calcext:value-type="string">
            <text:p>1.27359985883587</text:p>
          </table:table-cell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string" calcext:value-type="string">
            <text:p>{FK_COD_TIPO_TURMA_0,ID_ALIMENTACAO_1,ID_COZINHA_1,ID_LABORATORIO_INFORMATICA_1} =&gt; {ID_DIA_SEMANA_SEXTA_1}</text:p>
          </table:table-cell>
          <table:table-cell office:value-type="string" calcext:value-type="string">
            <text:p>0.491221650529249</text:p>
          </table:table-cell>
          <table:table-cell office:value-type="string" calcext:value-type="string">
            <text:p>0.99248487721802</text:p>
          </table:table-cell>
          <table:table-cell office:value-type="string" calcext:value-type="string">
            <text:p>1.27352511360906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{FK_COD_TIPO_TURMA_0,ID_MATEMATICA_1,ID_SITUACAO_CURSO_2_0} =&gt; {ID_DIA_SEMANA_SEXTA_1}</text:p>
          </table:table-cell>
          <table:table-cell office:value-type="string" calcext:value-type="string">
            <text:p>0.451999949030877</text:p>
          </table:table-cell>
          <table:table-cell office:value-type="string" calcext:value-type="string">
            <text:p>0.992463246647736</text:p>
          </table:table-cell>
          <table:table-cell office:value-type="string" calcext:value-type="string">
            <text:p>1.27349735794737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{FK_COD_TIPO_TURMA_0,ID_COZINHA_1,ID_LINGUA_LITERAT_PORTUGUESA_1} =&gt; {ID_DIA_SEMANA_SEXTA_1}</text:p>
          </table:table-cell>
          <table:table-cell office:value-type="string" calcext:value-type="string">
            <text:p>0.473563734603779</text:p>
          </table:table-cell>
          <table:table-cell office:value-type="string" calcext:value-type="string">
            <text:p>0.992458306041215</text:p>
          </table:table-cell>
          <table:table-cell office:value-type="string" calcext:value-type="string">
            <text:p>1.2734910183178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{FK_COD_TIPO_TURMA_0,ID_ALIMENTACAO_1} =&gt; {ID_DIA_SEMANA_SEXTA_1}</text:p>
          </table:table-cell>
          <table:table-cell office:value-type="string" calcext:value-type="string">
            <text:p>0.561369107566727</text:p>
          </table:table-cell>
          <table:table-cell office:value-type="string" calcext:value-type="string">
            <text:p>0.992435222501707</text:p>
          </table:table-cell>
          <table:table-cell office:value-type="string" calcext:value-type="string">
            <text:p>1.27346139825209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string" calcext:value-type="string">
            <text:p>{FK_COD_TIPO_TURMA_0,ID_COZINHA_1,ID_LABORATORIO_INFORMATICA_1,ID_LINGUA_LITERAT_PORTUGUESA_1} =&gt; {ID_DIA_SEMANA_SEXTA_1}</text:p>
          </table:table-cell>
          <table:table-cell office:value-type="string" calcext:value-type="string">
            <text:p>0.449486834699682</text:p>
          </table:table-cell>
          <table:table-cell office:value-type="string" calcext:value-type="string">
            <text:p>0.992433017206326</text:p>
          </table:table-cell>
          <table:table-cell office:value-type="string" calcext:value-type="string">
            <text:p>1.2734585684870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{ID_MATEMATICA_1,ID_SITUACAO_CURSO_2_0} =&gt; {ID_DIA_SEMANA_SEXTA_1}</text:p>
          </table:table-cell>
          <table:table-cell office:value-type="string" calcext:value-type="string">
            <text:p>0.454175993976027</text:p>
          </table:table-cell>
          <table:table-cell office:value-type="string" calcext:value-type="string">
            <text:p>0.992428174566484</text:p>
          </table:table-cell>
          <table:table-cell office:value-type="string" calcext:value-type="string">
            <text:p>1.27345235456517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{FK_COD_TIPO_TURMA_0,ID_LABORATORIO_INFORMATICA_1,ID_LINGUA_LITERAT_PORTUGUESA_1} =&gt; {ID_DIA_SEMANA_SEXTA_1}</text:p>
          </table:table-cell>
          <table:table-cell office:value-type="string" calcext:value-type="string">
            <text:p>0.462133428026911</text:p>
          </table:table-cell>
          <table:table-cell office:value-type="string" calcext:value-type="string">
            <text:p>0.992400262480065</text:p>
          </table:table-cell>
          <table:table-cell office:value-type="string" calcext:value-type="string">
            <text:p>1.27341653866123</text:p>
          </table:table-cell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string" calcext:value-type="string">
            <text:p>{FK_COD_TIPO_TURMA_0,ID_ALIMENTACAO_1,ID_COZINHA_1,ID_SITUACAO_CURSO_2_0} =&gt; {ID_DIA_SEMANA_SEXTA_1}</text:p>
          </table:table-cell>
          <table:table-cell office:value-type="string" calcext:value-type="string">
            <text:p>0.509827303630035</text:p>
          </table:table-cell>
          <table:table-cell office:value-type="string" calcext:value-type="string">
            <text:p>0.992340427921499</text:p>
          </table:table-cell>
          <table:table-cell office:value-type="string" calcext:value-type="string">
            <text:p>1.2733397608535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{FK_COD_TIPO_TURMA_0,ID_LINGUA_LITERAT_PORTUGUESA_1} =&gt; {ID_DIA_SEMANA_SEXTA_1}</text:p>
          </table:table-cell>
          <table:table-cell office:value-type="string" calcext:value-type="string">
            <text:p>0.487935584645888</text:p>
          </table:table-cell>
          <table:table-cell office:value-type="string" calcext:value-type="string">
            <text:p>0.992339538338247</text:p>
          </table:table-cell>
          <table:table-cell office:value-type="string" calcext:value-type="string">
            <text:p>1.2733386193685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{ID_COZINHA_1,ID_LINGUA_LITERAT_PORTUGUESA_1} =&gt; {ID_DIA_SEMANA_SEXTA_1}</text:p>
          </table:table-cell>
          <table:table-cell office:value-type="string" calcext:value-type="string">
            <text:p>0.475233213788302</text:p>
          </table:table-cell>
          <table:table-cell office:value-type="string" calcext:value-type="string">
            <text:p>0.992338613118788</text:p>
          </table:table-cell>
          <table:table-cell office:value-type="string" calcext:value-type="string">
            <text:p>1.27333743215631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{FK_COD_TIPO_TURMA_0,ID_COZINHA_1,ID_DESPENSA_1} =&gt; {ID_DIA_SEMANA_SEXTA_1}</text:p>
          </table:table-cell>
          <table:table-cell office:value-type="string" calcext:value-type="string">
            <text:p>0.429769237297569</text:p>
          </table:table-cell>
          <table:table-cell office:value-type="string" calcext:value-type="string">
            <text:p>0.992330917974963</text:p>
          </table:table-cell>
          <table:table-cell office:value-type="string" calcext:value-type="string">
            <text:p>1.27332755799183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{ID_COZINHA_1,ID_LABORATORIO_INFORMATICA_1,ID_LINGUA_LITERAT_PORTUGUESA_1} =&gt; {ID_DIA_SEMANA_SEXTA_1}</text:p>
          </table:table-cell>
          <table:table-cell office:value-type="string" calcext:value-type="string">
            <text:p>0.451059184046857</text:p>
          </table:table-cell>
          <table:table-cell office:value-type="string" calcext:value-type="string">
            <text:p>0.992305393576368</text:p>
          </table:table-cell>
          <table:table-cell office:value-type="string" calcext:value-type="string">
            <text:p>1.2732948058931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{ID_LABORATORIO_INFORMATICA_1,ID_LINGUA_LITERAT_PORTUGUESA_1} =&gt; {ID_DIA_SEMANA_SEXTA_1}</text:p>
          </table:table-cell>
          <table:table-cell office:value-type="string" calcext:value-type="string">
            <text:p>0.463882005519571</text:p>
          </table:table-cell>
          <table:table-cell office:value-type="string" calcext:value-type="string">
            <text:p>0.992279149899073</text:p>
          </table:table-cell>
          <table:table-cell office:value-type="string" calcext:value-type="string">
            <text:p>1.27326113083889</text:p>
          </table:table-cell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string" calcext:value-type="string">
            <text:p>{FK_COD_TIPO_TURMA_0,ID_COZINHA_1,ID_LINGUA_LITERAT_PORTUGUESA_1,ID_SITUACAO_CURSO_2_0} =&gt; {ID_DIA_SEMANA_SEXTA_1}</text:p>
          </table:table-cell>
          <table:table-cell office:value-type="string" calcext:value-type="string">
            <text:p>0.437165049318637</text:p>
          </table:table-cell>
          <table:table-cell office:value-type="string" calcext:value-type="string">
            <text:p>0.992262004806507</text:p>
          </table:table-cell>
          <table:table-cell office:value-type="string" calcext:value-type="string">
            <text:p>1.27323913079994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{FK_COD_TIPO_TURMA_0,ID_ALIMENTACAO_1,ID_LABORATORIO_INFORMATICA_1} =&gt; {ID_DIA_SEMANA_SEXTA_1}</text:p>
          </table:table-cell>
          <table:table-cell office:value-type="string" calcext:value-type="string">
            <text:p>0.500717775072781</text:p>
          </table:table-cell>
          <table:table-cell office:value-type="string" calcext:value-type="string">
            <text:p>0.992252272339631</text:p>
          </table:table-cell>
          <table:table-cell office:value-type="string" calcext:value-type="string">
            <text:p>1.27322664240715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string" calcext:value-type="string">
            <text:p>{FK_COD_TIPO_TURMA_0,ID_COZINHA_1,ID_LABORATORIO_INFORMATICA_1,ID_LINGUA_LITERAT_PORTUGUESA_1,ID_SITUACAO_CURSO_2_0} =&gt; {ID_DIA_SEMANA_SEXTA_1}</text:p>
          </table:table-cell>
          <table:table-cell office:value-type="string" calcext:value-type="string">
            <text:p>0.414669153895736</text:p>
          </table:table-cell>
          <table:table-cell office:value-type="string" calcext:value-type="string">
            <text:p>0.99224620234777</text:p>
          </table:table-cell>
          <table:table-cell office:value-type="string" calcext:value-type="string">
            <text:p>1.273218853586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{ID_LINGUA_LITERAT_PORTUGUESA_1} =&gt; {ID_DIA_SEMANA_SEXTA_1}</text:p>
          </table:table-cell>
          <table:table-cell office:value-type="string" calcext:value-type="string">
            <text:p>0.489888759889993</text:p>
          </table:table-cell>
          <table:table-cell office:value-type="string" calcext:value-type="string">
            <text:p>0.99222825933461</text:p>
          </table:table-cell>
          <table:table-cell office:value-type="string" calcext:value-type="string">
            <text:p>1.27319582968078</text:p>
          </table:table-cell>
        </table:table-row>
        <table:table-row table:style-name="ro1">
          <table:table-cell office:value-type="float" office:value="4586" calcext:value-type="float">
            <text:p>4586</text:p>
          </table:table-cell>
          <table:table-cell office:value-type="string" calcext:value-type="string">
            <text:p>{FK_COD_TIPO_TURMA_0,ID_LABORATORIO_INFORMATICA_1,ID_LINGUA_LITERAT_PORTUGUESA_1,ID_SITUACAO_CURSO_2_0} =&gt; {ID_DIA_SEMANA_SEXTA_1}</text:p>
          </table:table-cell>
          <table:table-cell office:value-type="string" calcext:value-type="string">
            <text:p>0.426766627053401</text:p>
          </table:table-cell>
          <table:table-cell office:value-type="string" calcext:value-type="string">
            <text:p>0.992221911682504</text:p>
          </table:table-cell>
          <table:table-cell office:value-type="string" calcext:value-type="string">
            <text:p>1.27318768457494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string" calcext:value-type="string">
            <text:p>{FK_COD_TIPO_TURMA_0,ID_COZINHA_1,ID_PATIO_DESCOBERTO_1} =&gt; {ID_DIA_SEMANA_SEXTA_1}</text:p>
          </table:table-cell>
          <table:table-cell office:value-type="string" calcext:value-type="string">
            <text:p>0.491327675921008</text:p>
          </table:table-cell>
          <table:table-cell office:value-type="string" calcext:value-type="string">
            <text:p>0.992178582716464</text:p>
          </table:table-cell>
          <table:table-cell office:value-type="string" calcext:value-type="string">
            <text:p>1.27313208622008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{FK_COD_TIPO_TURMA_0,ID_LINGUA_LITERAT_PORTUGUESA_1,ID_SITUACAO_CURSO_2_0} =&gt; {ID_DIA_SEMANA_SEXTA_1}</text:p>
          </table:table-cell>
          <table:table-cell office:value-type="string" calcext:value-type="string">
            <text:p>0.450927193253035</text:p>
          </table:table-cell>
          <table:table-cell office:value-type="string" calcext:value-type="string">
            <text:p>0.992144636029513</text:p>
          </table:table-cell>
          <table:table-cell office:value-type="string" calcext:value-type="string">
            <text:p>1.27308852690815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{ID_COZINHA_1,ID_LINGUA_LITERAT_PORTUGUESA_1,ID_SITUACAO_CURSO_2_0} =&gt; {ID_DIA_SEMANA_SEXTA_1}</text:p>
          </table:table-cell>
          <table:table-cell office:value-type="string" calcext:value-type="string">
            <text:p>0.438749179264895</text:p>
          </table:table-cell>
          <table:table-cell office:value-type="string" calcext:value-type="string">
            <text:p>0.992137598014991</text:p>
          </table:table-cell>
          <table:table-cell office:value-type="string" calcext:value-type="string">
            <text:p>1.27307949595115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string" calcext:value-type="string">
            <text:p>{FK_COD_TIPO_TURMA_0,ID_ALIMENTACAO_1,ID_COZINHA_1,ID_LABORATORIO_INFORMATICA_1,ID_SITUACAO_CURSO_2_0} =&gt; {ID_DIA_SEMANA_SEXTA_1}</text:p>
          </table:table-cell>
          <table:table-cell office:value-type="string" calcext:value-type="string">
            <text:p>0.452624320782347</text:p>
          </table:table-cell>
          <table:table-cell office:value-type="string" calcext:value-type="string">
            <text:p>0.992118959186169</text:p>
          </table:table-cell>
          <table:table-cell office:value-type="string" calcext:value-type="string">
            <text:p>1.27305557919722</text:p>
          </table:table-cell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string" calcext:value-type="string">
            <text:p>{ID_COZINHA_1,ID_LABORATORIO_INFORMATICA_1,ID_LINGUA_LITERAT_PORTUGUESA_1,ID_SITUACAO_CURSO_2_0} =&gt; {ID_DIA_SEMANA_SEXTA_1}</text:p>
          </table:table-cell>
          <table:table-cell office:value-type="string" calcext:value-type="string">
            <text:p>0.416161202832825</text:p>
          </table:table-cell>
          <table:table-cell office:value-type="string" calcext:value-type="string">
            <text:p>0.992113406463912</text:p>
          </table:table-cell>
          <table:table-cell office:value-type="string" calcext:value-type="string">
            <text:p>1.27304845412015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{ID_LABORATORIO_INFORMATICA_1,ID_LINGUA_LITERAT_PORTUGUESA_1,ID_SITUACAO_CURSO_2_0} =&gt; {ID_DIA_SEMANA_SEXTA_1}</text:p>
          </table:table-cell>
          <table:table-cell office:value-type="string" calcext:value-type="string">
            <text:p>0.428427931944681</text:p>
          </table:table-cell>
          <table:table-cell office:value-type="string" calcext:value-type="string">
            <text:p>0.992096056546294</text:p>
          </table:table-cell>
          <table:table-cell office:value-type="string" calcext:value-type="string">
            <text:p>1.27302619125618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string" calcext:value-type="string">
            <text:p>{FK_COD_TIPO_TURMA_0,ID_ALIMENTACAO_1,ID_SITUACAO_CURSO_2_0} =&gt; {ID_DIA_SEMANA_SEXTA_1}</text:p>
          </table:table-cell>
          <table:table-cell office:value-type="string" calcext:value-type="string">
            <text:p>0.52005214237407</text:p>
          </table:table-cell>
          <table:table-cell office:value-type="string" calcext:value-type="string">
            <text:p>0.99209068310447</text:p>
          </table:table-cell>
          <table:table-cell office:value-type="string" calcext:value-type="string">
            <text:p>1.2730192962260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{ID_LINGUA_LITERAT_PORTUGUESA_1,ID_SITUACAO_CURSO_2_0} =&gt; {ID_DIA_SEMANA_SEXTA_1}</text:p>
          </table:table-cell>
          <table:table-cell office:value-type="string" calcext:value-type="string">
            <text:p>0.452782517398623</text:p>
          </table:table-cell>
          <table:table-cell office:value-type="string" calcext:value-type="string">
            <text:p>0.992029190482436</text:p>
          </table:table-cell>
          <table:table-cell office:value-type="string" calcext:value-type="string">
            <text:p>1.27294039084398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{FK_COD_TIPO_TURMA_0,ID_DESPENSA_1} =&gt; {ID_DIA_SEMANA_SEXTA_1}</text:p>
          </table:table-cell>
          <table:table-cell office:value-type="string" calcext:value-type="string">
            <text:p>0.434477149364292</text:p>
          </table:table-cell>
          <table:table-cell office:value-type="string" calcext:value-type="string">
            <text:p>0.992018426784711</text:p>
          </table:table-cell>
          <table:table-cell office:value-type="string" calcext:value-type="string">
            <text:p>1.27292657920847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{ID_COZINHA_1,ID_DEPENDENCIAS_PNE_1,ID_SITUACAO_CURSO_2_0} =&gt; {ID_SANITARIO_PNE_1}</text:p>
          </table:table-cell>
          <table:table-cell office:value-type="string" calcext:value-type="string">
            <text:p>0.458990412275288</text:p>
          </table:table-cell>
          <table:table-cell office:value-type="string" calcext:value-type="string">
            <text:p>0.875133107037999</text:p>
          </table:table-cell>
          <table:table-cell office:value-type="string" calcext:value-type="string">
            <text:p>1.27281380714655</text:p>
          </table:table-cell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string" calcext:value-type="string">
            <text:p>{FK_COD_TIPO_TURMA_0,ID_ALIMENTACAO_1,ID_LABORATORIO_INFORMATICA_1,ID_SITUACAO_CURSO_2_0} =&gt; {ID_DIA_SEMANA_SEXTA_1}</text:p>
          </table:table-cell>
          <table:table-cell office:value-type="string" calcext:value-type="string">
            <text:p>0.4615922417302</text:p>
          </table:table-cell>
          <table:table-cell office:value-type="string" calcext:value-type="string">
            <text:p>0.991873094005225</text:p>
          </table:table-cell>
          <table:table-cell office:value-type="string" calcext:value-type="string">
            <text:p>1.27274009279568</text:p>
          </table:table-cell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string" calcext:value-type="string">
            <text:p>{FK_COD_TIPO_TURMA_0,ID_COZINHA_1,ID_PATIO_DESCOBERTO_1,ID_SITUACAO_CURSO_2_0} =&gt; {ID_DIA_SEMANA_SEXTA_1}</text:p>
          </table:table-cell>
          <table:table-cell office:value-type="string" calcext:value-type="string">
            <text:p>0.457721233039243</text:p>
          </table:table-cell>
          <table:table-cell office:value-type="string" calcext:value-type="string">
            <text:p>0.991844712999436</text:p>
          </table:table-cell>
          <table:table-cell office:value-type="string" calcext:value-type="string">
            <text:p>1.27270367518927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string" calcext:value-type="string">
            <text:p>{FK_COD_TIPO_TURMA_0,ID_DESPENSA_1,ID_SITUACAO_CURSO_2_0} =&gt; {ID_DIA_SEMANA_SEXTA_1}</text:p>
          </table:table-cell>
          <table:table-cell office:value-type="string" calcext:value-type="string">
            <text:p>0.400344426249964</text:p>
          </table:table-cell>
          <table:table-cell office:value-type="string" calcext:value-type="string">
            <text:p>0.991595302563748</text:p>
          </table:table-cell>
          <table:table-cell office:value-type="string" calcext:value-type="string">
            <text:p>1.2723836396293</text:p>
          </table:table-cell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string" calcext:value-type="string">
            <text:p>{FK_COD_TIPO_TURMA_0,ID_COZINHA_1,ID_LABORATORIO_INFORMATICA_1,ID_PATIO_DESCOBERTO_1} =&gt; {ID_DIA_SEMANA_SEXTA_1}</text:p>
          </table:table-cell>
          <table:table-cell office:value-type="string" calcext:value-type="string">
            <text:p>0.441744817317769</text:p>
          </table:table-cell>
          <table:table-cell office:value-type="string" calcext:value-type="string">
            <text:p>0.991529246951835</text:p>
          </table:table-cell>
          <table:table-cell office:value-type="string" calcext:value-type="string">
            <text:p>1.27229887916333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{FK_COD_TIPO_TURMA_0,ID_PATIO_DESCOBERTO_1} =&gt; {ID_DIA_SEMANA_SEXTA_1}</text:p>
          </table:table-cell>
          <table:table-cell office:value-type="string" calcext:value-type="string">
            <text:p>0.511802597549972</text:p>
          </table:table-cell>
          <table:table-cell office:value-type="string" calcext:value-type="string">
            <text:p>0.99142601127426</text:p>
          </table:table-cell>
          <table:table-cell office:value-type="string" calcext:value-type="string">
            <text:p>1.27216641041642</text:p>
          </table:table-cell>
        </table:table-row>
        <table:table-row table:style-name="ro1">
          <table:table-cell office:value-type="float" office:value="6065" calcext:value-type="float">
            <text:p>6065</text:p>
          </table:table-cell>
          <table:table-cell office:value-type="string" calcext:value-type="string">
            <text:p>{FK_COD_TIPO_TURMA_0,ID_COZINHA_1,ID_LABORATORIO_INFORMATICA_1,ID_PATIO_DESCOBERTO_1,ID_SITUACAO_CURSO_2_0} =&gt; {ID_DIA_SEMANA_SEXTA_1}</text:p>
          </table:table-cell>
          <table:table-cell office:value-type="string" calcext:value-type="string">
            <text:p>0.409923014987086</text:p>
          </table:table-cell>
          <table:table-cell office:value-type="string" calcext:value-type="string">
            <text:p>0.991136871880219</text:p>
          </table:table-cell>
          <table:table-cell office:value-type="string" calcext:value-type="string">
            <text:p>1.27179539591726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string" calcext:value-type="string">
            <text:p>{FK_COD_TIPO_TURMA_0,ID_PATIO_DESCOBERTO_1,ID_SITUACAO_CURSO_2_0} =&gt; {ID_DIA_SEMANA_SEXTA_1}</text:p>
          </table:table-cell>
          <table:table-cell office:value-type="string" calcext:value-type="string">
            <text:p>0.477578995528421</text:p>
          </table:table-cell>
          <table:table-cell office:value-type="string" calcext:value-type="string">
            <text:p>0.991062425817486</text:p>
          </table:table-cell>
          <table:table-cell office:value-type="string" calcext:value-type="string">
            <text:p>1.27169986909093</text:p>
          </table:table-cell>
        </table:table-row>
        <table:table-row table:style-name="ro1">
          <table:table-cell office:value-type="float" office:value="4714" calcext:value-type="float">
            <text:p>4714</text:p>
          </table:table-cell>
          <table:table-cell office:value-type="string" calcext:value-type="string">
            <text:p>{ID_AEE_1,ID_COZINHA_1,ID_LABORATORIO_INFORMATICA_1,ID_SALA_ATENDIMENTO_ESPECIAL_1} =&gt; {ID_MOD_ATIV_COMPLEMENTAR_1}</text:p>
          </table:table-cell>
          <table:table-cell office:value-type="string" calcext:value-type="string">
            <text:p>0.408681484095831</text:p>
          </table:table-cell>
          <table:table-cell office:value-type="string" calcext:value-type="string">
            <text:p>0.816286526385243</text:p>
          </table:table-cell>
          <table:table-cell office:value-type="string" calcext:value-type="string">
            <text:p>1.27155319646102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string" calcext:value-type="string">
            <text:p>{FK_COD_TIPO_TURMA_0,ID_LABORATORIO_INFORMATICA_1,ID_PATIO_DESCOBERTO_1} =&gt; {ID_DIA_SEMANA_SEXTA_1}</text:p>
          </table:table-cell>
          <table:table-cell office:value-type="string" calcext:value-type="string">
            <text:p>0.461274405975312</text:p>
          </table:table-cell>
          <table:table-cell office:value-type="string" calcext:value-type="string">
            <text:p>0.990706971398003</text:p>
          </table:table-cell>
          <table:table-cell office:value-type="string" calcext:value-type="string">
            <text:p>1.27124376125458</text:p>
          </table:table-cell>
        </table:table-row>
        <table:table-row table:style-name="ro1">
          <table:table-cell office:value-type="float" office:value="5949" calcext:value-type="float">
            <text:p>5949</text:p>
          </table:table-cell>
          <table:table-cell office:value-type="string" calcext:value-type="string">
            <text:p>{ID_AEE_1,ID_ALIMENTACAO_1,ID_COZINHA_1,ID_LABORATORIO_INFORMATICA_1,ID_SALA_ATENDIMENTO_ESPECIAL_1} =&gt; {ID_MOD_ATIV_COMPLEMENTAR_1}</text:p>
          </table:table-cell>
          <table:table-cell office:value-type="string" calcext:value-type="string">
            <text:p>0.406615070848282</text:p>
          </table:table-cell>
          <table:table-cell office:value-type="string" calcext:value-type="string">
            <text:p>0.81596068182509</text:p>
          </table:table-cell>
          <table:table-cell office:value-type="string" calcext:value-type="string">
            <text:p>1.27104561893938</text:p>
          </table:table-cell>
        </table:table-row>
        <table:table-row table:style-name="ro1">
          <table:table-cell office:value-type="float" office:value="5294" calcext:value-type="float">
            <text:p>5294</text:p>
          </table:table-cell>
          <table:table-cell office:value-type="string" calcext:value-type="string">
            <text:p>{FK_COD_TIPO_TURMA_0,ID_LABORATORIO_INFORMATICA_1,ID_PATIO_DESCOBERTO_1,ID_SITUACAO_CURSO_2_0} =&gt; {ID_DIA_SEMANA_SEXTA_1}</text:p>
          </table:table-cell>
          <table:table-cell office:value-type="string" calcext:value-type="string">
            <text:p>0.428860207804959</text:p>
          </table:table-cell>
          <table:table-cell office:value-type="string" calcext:value-type="string">
            <text:p>0.990280908232943</text:p>
          </table:table-cell>
          <table:table-cell office:value-type="string" calcext:value-type="string">
            <text:p>1.27069705051556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{ID_AEE_1,ID_LABORATORIO_INFORMATICA_1,ID_SALA_ATENDIMENTO_ESPECIAL_1} =&gt; {ID_MOD_ATIV_COMPLEMENTAR_1}</text:p>
          </table:table-cell>
          <table:table-cell office:value-type="string" calcext:value-type="string">
            <text:p>0.410225704257436</text:p>
          </table:table-cell>
          <table:table-cell office:value-type="string" calcext:value-type="string">
            <text:p>0.815573124041049</text:p>
          </table:table-cell>
          <table:table-cell office:value-type="string" calcext:value-type="string">
            <text:p>1.27044190893906</text:p>
          </table:table-cell>
        </table:table-row>
        <table:table-row table:style-name="ro1">
          <table:table-cell office:value-type="float" office:value="4704" calcext:value-type="float">
            <text:p>4704</text:p>
          </table:table-cell>
          <table:table-cell office:value-type="string" calcext:value-type="string">
            <text:p>{ID_AEE_1,ID_ALIMENTACAO_1,ID_LABORATORIO_INFORMATICA_1,ID_SALA_ATENDIMENTO_ESPECIAL_1} =&gt; {ID_MOD_ATIV_COMPLEMENTAR_1}</text:p>
          </table:table-cell>
          <table:table-cell office:value-type="string" calcext:value-type="string">
            <text:p>0.408159291009888</text:p>
          </table:table-cell>
          <table:table-cell office:value-type="string" calcext:value-type="string">
            <text:p>0.815324952874929</text:p>
          </table:table-cell>
          <table:table-cell office:value-type="string" calcext:value-type="string">
            <text:p>1.27005532551602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string" calcext:value-type="string">
            <text:p>{ID_ALIMENTACAO_1,ID_COZINHA_1,ID_DEPENDENCIAS_PNE_1} =&gt; {ID_SANITARIO_PNE_1}</text:p>
          </table:table-cell>
          <table:table-cell office:value-type="string" calcext:value-type="string">
            <text:p>0.440113084134394</text:p>
          </table:table-cell>
          <table:table-cell office:value-type="string" calcext:value-type="string">
            <text:p>0.870871490892138</text:p>
          </table:table-cell>
          <table:table-cell office:value-type="string" calcext:value-type="string">
            <text:p>1.2666156141772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{ID_ALIMENTACAO_1,ID_DEPENDENCIAS_PNE_1} =&gt; {ID_SANITARIO_PNE_1}</text:p>
          </table:table-cell>
          <table:table-cell office:value-type="string" calcext:value-type="string">
            <text:p>0.448465048044409</text:p>
          </table:table-cell>
          <table:table-cell office:value-type="string" calcext:value-type="string">
            <text:p>0.870238056915883</text:p>
          </table:table-cell>
          <table:table-cell office:value-type="string" calcext:value-type="string">
            <text:p>1.2656943331694</text:p>
          </table:table-cell>
        </table:table-row>
        <table:table-row table:style-name="ro1">
          <table:table-cell office:value-type="float" office:value="4854" calcext:value-type="float">
            <text:p>4854</text:p>
          </table:table-cell>
          <table:table-cell office:value-type="string" calcext:value-type="string">
            <text:p>{ID_ALIMENTACAO_1,ID_COZINHA_1,ID_DEPENDENCIAS_PNE_1,ID_SITUACAO_CURSO_2_0} =&gt; {ID_SANITARIO_PNE_1}</text:p>
          </table:table-cell>
          <table:table-cell office:value-type="string" calcext:value-type="string">
            <text:p>0.406131104604267</text:p>
          </table:table-cell>
          <table:table-cell office:value-type="string" calcext:value-type="string">
            <text:p>0.869783755562123</text:p>
          </table:table-cell>
          <table:table-cell office:value-type="string" calcext:value-type="string">
            <text:p>1.26503358678577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{ID_ALIMENTACAO_1,ID_DEPENDENCIAS_PNE_1,ID_SITUACAO_CURSO_2_0} =&gt; {ID_SANITARIO_PNE_1}</text:p>
          </table:table-cell>
          <table:table-cell office:value-type="string" calcext:value-type="string">
            <text:p>0.413992851340139</text:p>
          </table:table-cell>
          <table:table-cell office:value-type="string" calcext:value-type="string">
            <text:p>0.869034251058691</text:p>
          </table:table-cell>
          <table:table-cell office:value-type="string" calcext:value-type="string">
            <text:p>1.26394349012183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string" calcext:value-type="string">
            <text:p>{FK_COD_TIPO_TURMA_0,ID_COZINHA_1,ID_REFEITORIO_1} =&gt; {ID_DIA_SEMANA_SEXTA_1}</text:p>
          </table:table-cell>
          <table:table-cell office:value-type="string" calcext:value-type="string">
            <text:p>0.415116335820162</text:p>
          </table:table-cell>
          <table:table-cell office:value-type="string" calcext:value-type="string">
            <text:p>0.98466229679468</text:p>
          </table:table-cell>
          <table:table-cell office:value-type="string" calcext:value-type="string">
            <text:p>1.2634874265359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{FK_COD_TIPO_TURMA_0,ID_REFEITORIO_1} =&gt; {ID_DIA_SEMANA_SEXTA_1}</text:p>
          </table:table-cell>
          <table:table-cell office:value-type="string" calcext:value-type="string">
            <text:p>0.423323326235322</text:p>
          </table:table-cell>
          <table:table-cell office:value-type="string" calcext:value-type="string">
            <text:p>0.984507987274039</text:p>
          </table:table-cell>
          <table:table-cell office:value-type="string" calcext:value-type="string">
            <text:p>1.2632894214536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string" calcext:value-type="string">
            <text:p>{ID_AEE_1,ID_COZINHA_1,ID_LABORATORIO_INFORMATICA_1} =&gt; {ID_MOD_ATIV_COMPLEMENTAR_1}</text:p>
          </table:table-cell>
          <table:table-cell office:value-type="string" calcext:value-type="string">
            <text:p>0.439671191458537</text:p>
          </table:table-cell>
          <table:table-cell office:value-type="string" calcext:value-type="string">
            <text:p>0.810867853316969</text:p>
          </table:table-cell>
          <table:table-cell office:value-type="string" calcext:value-type="string">
            <text:p>1.26311237226777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string" calcext:value-type="string">
            <text:p>{FK_COD_TIPO_TURMA_0,ID_COZINHA_1,TP_COR_RACA_1} =&gt; {ID_DIA_SEMANA_SEXTA_1}</text:p>
          </table:table-cell>
          <table:table-cell office:value-type="string" calcext:value-type="string">
            <text:p>0.43300481489914</text:p>
          </table:table-cell>
          <table:table-cell office:value-type="string" calcext:value-type="string">
            <text:p>0.984362523180752</text:p>
          </table:table-cell>
          <table:table-cell office:value-type="string" calcext:value-type="string">
            <text:p>1.2631027665431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string" calcext:value-type="string">
            <text:p>{ID_AEE_1,ID_ALIMENTACAO_1,ID_COZINHA_1,ID_LABORATORIO_INFORMATICA_1} =&gt; {ID_MOD_ATIV_COMPLEMENTAR_1}</text:p>
          </table:table-cell>
          <table:table-cell office:value-type="string" calcext:value-type="string">
            <text:p>0.437604778210989</text:p>
          </table:table-cell>
          <table:table-cell office:value-type="string" calcext:value-type="string">
            <text:p>0.810735390603181</text:p>
          </table:table-cell>
          <table:table-cell office:value-type="string" calcext:value-type="string">
            <text:p>1.26290603125676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{FK_COD_TIPO_TURMA_0,ID_COZINHA_1} =&gt; {ID_DIA_SEMANA_SEXTA_1}</text:p>
          </table:table-cell>
          <table:table-cell office:value-type="string" calcext:value-type="string">
            <text:p>0.616443648706382</text:p>
          </table:table-cell>
          <table:table-cell office:value-type="string" calcext:value-type="string">
            <text:p>0.983340888572873</text:p>
          </table:table-cell>
          <table:table-cell office:value-type="string" calcext:value-type="string">
            <text:p>1.2617918374197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{ID_AEE_1,ID_LABORATORIO_INFORMATICA_1} =&gt; {ID_MOD_ATIV_COMPLEMENTAR_1}</text:p>
          </table:table-cell>
          <table:table-cell office:value-type="string" calcext:value-type="string">
            <text:p>0.441420249791976</text:p>
          </table:table-cell>
          <table:table-cell office:value-type="string" calcext:value-type="string">
            <text:p>0.809970297243727</text:p>
          </table:table-cell>
          <table:table-cell office:value-type="string" calcext:value-type="string">
            <text:p>1.26171422314115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string" calcext:value-type="string">
            <text:p>{ID_AEE_1,ID_ALIMENTACAO_1,ID_LABORATORIO_INFORMATICA_1} =&gt; {ID_MOD_ATIV_COMPLEMENTAR_1}</text:p>
          </table:table-cell>
          <table:table-cell office:value-type="string" calcext:value-type="string">
            <text:p>0.439353836544428</text:p>
          </table:table-cell>
          <table:table-cell office:value-type="string" calcext:value-type="string">
            <text:p>0.809907297471101</text:p>
          </table:table-cell>
          <table:table-cell office:value-type="string" calcext:value-type="string">
            <text:p>1.26161608656818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{FK_COD_TIPO_TURMA_0,ID_COZINHA_1,ID_SITUACAO_CURSO_2_0} =&gt; {ID_DIA_SEMANA_SEXTA_1}</text:p>
          </table:table-cell>
          <table:table-cell office:value-type="string" calcext:value-type="string">
            <text:p>0.573484131412823</text:p>
          </table:table-cell>
          <table:table-cell office:value-type="string" calcext:value-type="string">
            <text:p>0.982913741694838</text:p>
          </table:table-cell>
          <table:table-cell office:value-type="string" calcext:value-type="string">
            <text:p>1.26124373609458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{FK_COD_TIPO_TURMA_0,TP_COR_RACA_1} =&gt; {ID_DIA_SEMANA_SEXTA_1}</text:p>
          </table:table-cell>
          <table:table-cell office:value-type="string" calcext:value-type="string">
            <text:p>0.452190602399732</text:p>
          </table:table-cell>
          <table:table-cell office:value-type="string" calcext:value-type="string">
            <text:p>0.982728360944652</text:p>
          </table:table-cell>
          <table:table-cell office:value-type="string" calcext:value-type="string">
            <text:p>1.26100586139607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string" calcext:value-type="string">
            <text:p>{FK_COD_TIPO_TURMA_0,ID_SITUACAO_CURSO_2_0,TP_COR_RACA_1} =&gt; {ID_DIA_SEMANA_SEXTA_1}</text:p>
          </table:table-cell>
          <table:table-cell office:value-type="string" calcext:value-type="string">
            <text:p>0.417005078399887</text:p>
          </table:table-cell>
          <table:table-cell office:value-type="string" calcext:value-type="string">
            <text:p>0.982231876950538</text:p>
          </table:table-cell>
          <table:table-cell office:value-type="string" calcext:value-type="string">
            <text:p>1.2603687888829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string" calcext:value-type="string">
            <text:p>{FK_COD_TIPO_TURMA_0,ID_COZINHA_1,ID_LABORATORIO_INFORMATICA_1} =&gt; {ID_DIA_SEMANA_SEXTA_1}</text:p>
          </table:table-cell>
          <table:table-cell office:value-type="string" calcext:value-type="string">
            <text:p>0.549320680168515</text:p>
          </table:table-cell>
          <table:table-cell office:value-type="string" calcext:value-type="string">
            <text:p>0.982098714754172</text:p>
          </table:table-cell>
          <table:table-cell office:value-type="string" calcext:value-type="string">
            <text:p>1.2601979193763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{FK_COD_TIPO_TURMA_0} =&gt; {ID_DIA_SEMANA_SEXTA_1}</text:p>
          </table:table-cell>
          <table:table-cell office:value-type="string" calcext:value-type="string">
            <text:p>0.645415748160604</text:p>
          </table:table-cell>
          <table:table-cell office:value-type="string" calcext:value-type="string">
            <text:p>0.982084160873429</text:p>
          </table:table-cell>
          <table:table-cell office:value-type="string" calcext:value-type="string">
            <text:p>1.2601792442981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{ID_DIA_SEMANA_SEXTA_1} =&gt; {FK_COD_TIPO_TURMA_0}</text:p>
          </table:table-cell>
          <table:table-cell office:value-type="string" calcext:value-type="string">
            <text:p>0.645415748160604</text:p>
          </table:table-cell>
          <table:table-cell office:value-type="string" calcext:value-type="string">
            <text:p>0.828177015961472</text:p>
          </table:table-cell>
          <table:table-cell office:value-type="string" calcext:value-type="string">
            <text:p>1.26017924429819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{ID_DIA_SEMANA_SEXTA_1,ID_SITUACAO_CURSO_2_0} =&gt; {FK_COD_TIPO_TURMA_0}</text:p>
          </table:table-cell>
          <table:table-cell office:value-type="string" calcext:value-type="string">
            <text:p>0.601467622225519</text:p>
          </table:table-cell>
          <table:table-cell office:value-type="string" calcext:value-type="string">
            <text:p>0.82804622460652</text:p>
          </table:table-cell>
          <table:table-cell office:value-type="string" calcext:value-type="string">
            <text:p>1.25998022820904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string" calcext:value-type="string">
            <text:p>{FK_COD_TIPO_TURMA_0,ID_COZINHA_1,NUM_EQUIP_FOTO__0.5-2.5} =&gt; {ID_DIA_SEMANA_SEXTA_1}</text:p>
          </table:table-cell>
          <table:table-cell office:value-type="string" calcext:value-type="string">
            <text:p>0.449109374688205</text:p>
          </table:table-cell>
          <table:table-cell office:value-type="string" calcext:value-type="string">
            <text:p>0.981887804044731</text:p>
          </table:table-cell>
          <table:table-cell office:value-type="string" calcext:value-type="string">
            <text:p>1.25992728544389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string" calcext:value-type="string">
            <text:p>{FK_COD_TIPO_TURMA_0,ID_LABORATORIO_INFORMATICA_1,TP_COR_RACA_1} =&gt; {ID_DIA_SEMANA_SEXTA_1}</text:p>
          </table:table-cell>
          <table:table-cell office:value-type="string" calcext:value-type="string">
            <text:p>0.403962512691191</text:p>
          </table:table-cell>
          <table:table-cell office:value-type="string" calcext:value-type="string">
            <text:p>0.981741565648037</text:p>
          </table:table-cell>
          <table:table-cell office:value-type="string" calcext:value-type="string">
            <text:p>1.25973963697182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{FK_COD_TIPO_TURMA_0,ID_SITUACAO_CURSO_2_0} =&gt; {ID_DIA_SEMANA_SEXTA_1}</text:p>
          </table:table-cell>
          <table:table-cell office:value-type="string" calcext:value-type="string">
            <text:p>0.601467622225519</text:p>
          </table:table-cell>
          <table:table-cell office:value-type="string" calcext:value-type="string">
            <text:p>0.981638035117513</text:p>
          </table:table-cell>
          <table:table-cell office:value-type="string" calcext:value-type="string">
            <text:p>1.25960678987896</text:p>
          </table:table-cell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string" calcext:value-type="string">
            <text:p>{FK_COD_TIPO_TURMA_0,ID_COZINHA_1,ID_LABORATORIO_INFORMATICA_1,ID_SITUACAO_CURSO_2_0} =&gt; {ID_DIA_SEMANA_SEXTA_1}</text:p>
          </table:table-cell>
          <table:table-cell office:value-type="string" calcext:value-type="string">
            <text:p>0.50881994219813</text:p>
          </table:table-cell>
          <table:table-cell office:value-type="string" calcext:value-type="string">
            <text:p>0.981587830473351</text:p>
          </table:table-cell>
          <table:table-cell office:value-type="string" calcext:value-type="string">
            <text:p>1.25954236887202</text:p>
          </table:table-cell>
        </table:table-row>
        <table:table-row table:style-name="ro1">
          <table:table-cell office:value-type="float" office:value="5278" calcext:value-type="float">
            <text:p>5278</text:p>
          </table:table-cell>
          <table:table-cell office:value-type="string" calcext:value-type="string">
            <text:p>{FK_COD_TIPO_TURMA_0,ID_COZINHA_1,ID_SITUACAO_CURSO_2_0,NUM_EQUIP_FOTO__0.5-2.5} =&gt; {ID_DIA_SEMANA_SEXTA_1}</text:p>
          </table:table-cell>
          <table:table-cell office:value-type="string" calcext:value-type="string">
            <text:p>0.416482885313945</text:p>
          </table:table-cell>
          <table:table-cell office:value-type="string" calcext:value-type="string">
            <text:p>0.9814392840632</text:p>
          </table:table-cell>
          <table:table-cell office:value-type="string" calcext:value-type="string">
            <text:p>1.25935175883029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{ID_DIA_SEMANA_SEXTA_1,ID_ESGOTO_REDE_PUBLICA_1} =&gt; {FK_COD_TIPO_TURMA_0}</text:p>
          </table:table-cell>
          <table:table-cell office:value-type="string" calcext:value-type="string">
            <text:p>0.433798442604801</text:p>
          </table:table-cell>
          <table:table-cell office:value-type="string" calcext:value-type="string">
            <text:p>0.827282159816638</text:p>
          </table:table-cell>
          <table:table-cell office:value-type="string" calcext:value-type="string">
            <text:p>1.25881760407078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{FK_COD_TIPO_TURMA_0,ID_LABORATORIO_INFORMATICA_1} =&gt; {ID_DIA_SEMANA_SEXTA_1}</text:p>
          </table:table-cell>
          <table:table-cell office:value-type="string" calcext:value-type="string">
            <text:p>0.575968395297281</text:p>
          </table:table-cell>
          <table:table-cell office:value-type="string" calcext:value-type="string">
            <text:p>0.980948726946494</text:p>
          </table:table-cell>
          <table:table-cell office:value-type="string" calcext:value-type="string">
            <text:p>1.25872229149822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string" calcext:value-type="string">
            <text:p>{ID_DIA_SEMANA_SEXTA_1,ID_ESGOTO_REDE_PUBLICA_1,ID_SITUACAO_CURSO_2_0} =&gt; {FK_COD_TIPO_TURMA_0}</text:p>
          </table:table-cell>
          <table:table-cell office:value-type="string" calcext:value-type="string">
            <text:p>0.40469315025481</text:p>
          </table:table-cell>
          <table:table-cell office:value-type="string" calcext:value-type="string">
            <text:p>0.8272034541323</text:p>
          </table:table-cell>
          <table:table-cell office:value-type="string" calcext:value-type="string">
            <text:p>1.25869784311642</text:p>
          </table:table-cell>
        </table:table-row>
        <table:table-row table:style-name="ro1">
          <table:table-cell office:value-type="float" office:value="5274" calcext:value-type="float">
            <text:p>5274</text:p>
          </table:table-cell>
          <table:table-cell office:value-type="string" calcext:value-type="string">
            <text:p>{FK_COD_TIPO_TURMA_0,ID_COZINHA_1,ID_LABORATORIO_INFORMATICA_1,NUM_EQUIP_FOTO__0.5-2.5} =&gt; {ID_DIA_SEMANA_SEXTA_1}</text:p>
          </table:table-cell>
          <table:table-cell office:value-type="string" calcext:value-type="string">
            <text:p>0.401885520946506</text:p>
          </table:table-cell>
          <table:table-cell office:value-type="string" calcext:value-type="string">
            <text:p>0.980606621637001</text:p>
          </table:table-cell>
          <table:table-cell office:value-type="string" calcext:value-type="string">
            <text:p>1.25828331281639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{FK_COD_TIPO_TURMA_0,NUM_EQUIP_FOTO__0.5-2.5} =&gt; {ID_DIA_SEMANA_SEXTA_1}</text:p>
          </table:table-cell>
          <table:table-cell office:value-type="string" calcext:value-type="string">
            <text:p>0.467510430037546</text:p>
          </table:table-cell>
          <table:table-cell office:value-type="string" calcext:value-type="string">
            <text:p>0.98053605519289</text:p>
          </table:table-cell>
          <table:table-cell office:value-type="string" calcext:value-type="string">
            <text:p>1.25819276419362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string" calcext:value-type="string">
            <text:p>{FK_COD_TIPO_TURMA_0,ID_LABORATORIO_INFORMATICA_1,ID_SITUACAO_CURSO_2_0} =&gt; {ID_DIA_SEMANA_SEXTA_1}</text:p>
          </table:table-cell>
          <table:table-cell office:value-type="string" calcext:value-type="string">
            <text:p>0.534553338585717</text:p>
          </table:table-cell>
          <table:table-cell office:value-type="string" calcext:value-type="string">
            <text:p>0.980432457030778</text:p>
          </table:table-cell>
          <table:table-cell office:value-type="string" calcext:value-type="string">
            <text:p>1.25805983031805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{ID_DIA_SEMANA_SEXTA_1,NUM_EQUIP_FOTO__0.5-2.5} =&gt; {FK_COD_TIPO_TURMA_0}</text:p>
          </table:table-cell>
          <table:table-cell office:value-type="string" calcext:value-type="string">
            <text:p>0.467510430037546</text:p>
          </table:table-cell>
          <table:table-cell office:value-type="string" calcext:value-type="string">
            <text:p>0.826735224192292</text:p>
          </table:table-cell>
          <table:table-cell office:value-type="string" calcext:value-type="string">
            <text:p>1.25798537025061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string" calcext:value-type="string">
            <text:p>{ID_DIA_SEMANA_SEXTA_1,ID_SITUACAO_CURSO_2_0,NUM_EQUIP_FOTO__0.5-2.5} =&gt; {FK_COD_TIPO_TURMA_0}</text:p>
          </table:table-cell>
          <table:table-cell office:value-type="string" calcext:value-type="string">
            <text:p>0.43441391880186</text:p>
          </table:table-cell>
          <table:table-cell office:value-type="string" calcext:value-type="string">
            <text:p>0.826703226163618</text:p>
          </table:table-cell>
          <table:table-cell office:value-type="string" calcext:value-type="string">
            <text:p>1.25793668108052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string" calcext:value-type="string">
            <text:p>{FK_COD_TIPO_TURMA_0,ID_SITUACAO_CURSO_2_0,NUM_EQUIP_FOTO__0.5-2.5} =&gt; {ID_DIA_SEMANA_SEXTA_1}</text:p>
          </table:table-cell>
          <table:table-cell office:value-type="string" calcext:value-type="string">
            <text:p>0.43441391880186</text:p>
          </table:table-cell>
          <table:table-cell office:value-type="string" calcext:value-type="string">
            <text:p>0.980074613750713</text:p>
          </table:table-cell>
          <table:table-cell office:value-type="string" calcext:value-type="string">
            <text:p>1.25760065717157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{ID_DIA_SEMANA_SEXTA_1,TP_COR_RACA_1} =&gt; {FK_COD_TIPO_TURMA_0}</text:p>
          </table:table-cell>
          <table:table-cell office:value-type="string" calcext:value-type="string">
            <text:p>0.452190602399732</text:p>
          </table:table-cell>
          <table:table-cell office:value-type="string" calcext:value-type="string">
            <text:p>0.826091253196392</text:p>
          </table:table-cell>
          <table:table-cell office:value-type="string" calcext:value-type="string">
            <text:p>1.25700548446856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string" calcext:value-type="string">
            <text:p>{FK_COD_TIPO_TURMA_0,ID_COZINHA_1,ID_SANITARIO_PNE_1} =&gt; {ID_DIA_SEMANA_SEXTA_1}</text:p>
          </table:table-cell>
          <table:table-cell office:value-type="string" calcext:value-type="string">
            <text:p>0.411570856336556</text:p>
          </table:table-cell>
          <table:table-cell office:value-type="string" calcext:value-type="string">
            <text:p>0.979487678302713</text:p>
          </table:table-cell>
          <table:table-cell office:value-type="string" calcext:value-type="string">
            <text:p>1.25684752022183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{ID_DIA_SEMANA_SEXTA_1,ID_SITUACAO_CURSO_2_0,TP_COR_RACA_1} =&gt; {FK_COD_TIPO_TURMA_0}</text:p>
          </table:table-cell>
          <table:table-cell office:value-type="string" calcext:value-type="string">
            <text:p>0.417005078399887</text:p>
          </table:table-cell>
          <table:table-cell office:value-type="string" calcext:value-type="string">
            <text:p>0.825895125290161</text:p>
          </table:table-cell>
          <table:table-cell office:value-type="string" calcext:value-type="string">
            <text:p>1.25670705030304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string" calcext:value-type="string">
            <text:p>{FK_COD_TIPO_TURMA_0,ID_LABORATORIO_INFORMATICA_1,NUM_EQUIP_FOTO__0.5-2.5} =&gt; {ID_DIA_SEMANA_SEXTA_1}</text:p>
          </table:table-cell>
          <table:table-cell office:value-type="string" calcext:value-type="string">
            <text:p>0.418903437795191</text:p>
          </table:table-cell>
          <table:table-cell office:value-type="string" calcext:value-type="string">
            <text:p>0.979359788657186</text:p>
          </table:table-cell>
          <table:table-cell office:value-type="string" calcext:value-type="string">
            <text:p>1.25668341628525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string" calcext:value-type="string">
            <text:p>{FK_COD_TIPO_TURMA_0,ID_COZINHA_1,ID_ESGOTO_REDE_PUBLICA_1} =&gt; {ID_DIA_SEMANA_SEXTA_1}</text:p>
          </table:table-cell>
          <table:table-cell office:value-type="string" calcext:value-type="string">
            <text:p>0.409245029488763</text:p>
          </table:table-cell>
          <table:table-cell office:value-type="string" calcext:value-type="string">
            <text:p>0.979179142211722</text:p>
          </table:table-cell>
          <table:table-cell office:value-type="string" calcext:value-type="string">
            <text:p>1.25645161649639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string" calcext:value-type="string">
            <text:p>{ID_DIA_SEMANA_SEXTA_1,ID_PATIO_DESCOBERTO_1,ID_SITUACAO_CURSO_2_0} =&gt; {FK_COD_TIPO_TURMA_0}</text:p>
          </table:table-cell>
          <table:table-cell office:value-type="string" calcext:value-type="string">
            <text:p>0.477578995528421</text:p>
          </table:table-cell>
          <table:table-cell office:value-type="string" calcext:value-type="string">
            <text:p>0.825674028776739</text:p>
          </table:table-cell>
          <table:table-cell office:value-type="string" calcext:value-type="string">
            <text:p>1.25637062314818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{ID_DIA_SEMANA_SEXTA_1,ID_PATIO_DESCOBERTO_1} =&gt; {FK_COD_TIPO_TURMA_0}</text:p>
          </table:table-cell>
          <table:table-cell office:value-type="string" calcext:value-type="string">
            <text:p>0.511802597549972</text:p>
          </table:table-cell>
          <table:table-cell office:value-type="string" calcext:value-type="string">
            <text:p>0.825667427904754</text:p>
          </table:table-cell>
          <table:table-cell office:value-type="string" calcext:value-type="string">
            <text:p>1.25636057906134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{ID_DIA_SEMANA_SEXTA_1,ID_SANITARIO_PNE_1} =&gt; {FK_COD_TIPO_TURMA_0}</text:p>
          </table:table-cell>
          <table:table-cell office:value-type="string" calcext:value-type="string">
            <text:p>0.435913661191413</text:p>
          </table:table-cell>
          <table:table-cell office:value-type="string" calcext:value-type="string">
            <text:p>0.825130860030964</text:p>
          </table:table-cell>
          <table:table-cell office:value-type="string" calcext:value-type="string">
            <text:p>1.2555441211246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{ID_AEE_1,ID_COZINHA_1,ID_SALA_ATENDIMENTO_ESPECIAL_1} =&gt; {ID_MOD_ATIV_COMPLEMENTAR_1}</text:p>
          </table:table-cell>
          <table:table-cell office:value-type="string" calcext:value-type="string">
            <text:p>0.41670527417421</text:p>
          </table:table-cell>
          <table:table-cell office:value-type="string" calcext:value-type="string">
            <text:p>0.805972592292919</text:p>
          </table:table-cell>
          <table:table-cell office:value-type="string" calcext:value-type="string">
            <text:p>1.25548688219603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{FK_COD_TIPO_TURMA_0,ID_SANITARIO_PNE_1} =&gt; {ID_DIA_SEMANA_SEXTA_1}</text:p>
          </table:table-cell>
          <table:table-cell office:value-type="string" calcext:value-type="string">
            <text:p>0.435913661191413</text:p>
          </table:table-cell>
          <table:table-cell office:value-type="string" calcext:value-type="string">
            <text:p>0.978262875259183</text:p>
          </table:table-cell>
          <table:table-cell office:value-type="string" calcext:value-type="string">
            <text:p>1.25527589180616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string" calcext:value-type="string">
            <text:p>{ID_DIA_SEMANA_SEXTA_1,ID_SANITARIO_PNE_1,ID_SITUACAO_CURSO_2_0} =&gt; {FK_COD_TIPO_TURMA_0}</text:p>
          </table:table-cell>
          <table:table-cell office:value-type="string" calcext:value-type="string">
            <text:p>0.40508768011394</text:p>
          </table:table-cell>
          <table:table-cell office:value-type="string" calcext:value-type="string">
            <text:p>0.824760122060938</text:p>
          </table:table-cell>
          <table:table-cell office:value-type="string" calcext:value-type="string">
            <text:p>1.25497999499468</text:p>
          </table:table-cell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string" calcext:value-type="string">
            <text:p>{ID_AEE_1,ID_ALIMENTACAO_1,ID_COZINHA_1,ID_SALA_ATENDIMENTO_ESPECIAL_1} =&gt; {ID_MOD_ATIV_COMPLEMENTAR_1}</text:p>
          </table:table-cell>
          <table:table-cell office:value-type="string" calcext:value-type="string">
            <text:p>0.414638860926662</text:p>
          </table:table-cell>
          <table:table-cell office:value-type="string" calcext:value-type="string">
            <text:p>0.805610364034178</text:p>
          </table:table-cell>
          <table:table-cell office:value-type="string" calcext:value-type="string">
            <text:p>1.25492262873188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string" calcext:value-type="string">
            <text:p>{FK_COD_TIPO_TURMA_0,ID_SANITARIO_PNE_1,ID_SITUACAO_CURSO_2_0} =&gt; {ID_DIA_SEMANA_SEXTA_1}</text:p>
          </table:table-cell>
          <table:table-cell office:value-type="string" calcext:value-type="string">
            <text:p>0.40508768011394</text:p>
          </table:table-cell>
          <table:table-cell office:value-type="string" calcext:value-type="string">
            <text:p>0.977705437422208</text:p>
          </table:table-cell>
          <table:table-cell office:value-type="string" calcext:value-type="string">
            <text:p>1.2545606052552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{ID_AEE_1,ID_SALA_ATENDIMENTO_ESPECIAL_1} =&gt; {ID_MOD_ATIV_COMPLEMENTAR_1}</text:p>
          </table:table-cell>
          <table:table-cell office:value-type="string" calcext:value-type="string">
            <text:p>0.418377638403407</text:p>
          </table:table-cell>
          <table:table-cell office:value-type="string" calcext:value-type="string">
            <text:p>0.805346913501401</text:p>
          </table:table-cell>
          <table:table-cell office:value-type="string" calcext:value-type="string">
            <text:p>1.25451224419627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{FK_COD_TIPO_TURMA_0,ID_AGUA_FILTRADA_1} =&gt; {ID_DIA_SEMANA_SEXTA_1}</text:p>
          </table:table-cell>
          <table:table-cell office:value-type="string" calcext:value-type="string">
            <text:p>0.423973182548076</text:p>
          </table:table-cell>
          <table:table-cell office:value-type="string" calcext:value-type="string">
            <text:p>0.977664902012637</text:p>
          </table:table-cell>
          <table:table-cell office:value-type="string" calcext:value-type="string">
            <text:p>1.25450859150343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{FK_COD_TIPO_TURMA_0,ID_ESGOTO_REDE_PUBLICA_1} =&gt; {ID_DIA_SEMANA_SEXTA_1}</text:p>
          </table:table-cell>
          <table:table-cell office:value-type="string" calcext:value-type="string">
            <text:p>0.433798442604801</text:p>
          </table:table-cell>
          <table:table-cell office:value-type="string" calcext:value-type="string">
            <text:p>0.977514807645529</text:p>
          </table:table-cell>
          <table:table-cell office:value-type="string" calcext:value-type="string">
            <text:p>1.25431599517243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string" calcext:value-type="string">
            <text:p>{FK_COD_TIPO_TURMA_0,ID_LABORATORIO_INFORMATICA_1,ID_SANITARIO_PNE_1} =&gt; {ID_DIA_SEMANA_SEXTA_1}</text:p>
          </table:table-cell>
          <table:table-cell office:value-type="string" calcext:value-type="string">
            <text:p>0.407670997198862</text:p>
          </table:table-cell>
          <table:table-cell office:value-type="string" calcext:value-type="string">
            <text:p>0.977322818852291</text:p>
          </table:table-cell>
          <table:table-cell office:value-type="string" calcext:value-type="string">
            <text:p>1.25406964124268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string" calcext:value-type="string">
            <text:p>{ID_AEE_1,ID_ALIMENTACAO_1,ID_SALA_ATENDIMENTO_ESPECIAL_1} =&gt; {ID_MOD_ATIV_COMPLEMENTAR_1}</text:p>
          </table:table-cell>
          <table:table-cell office:value-type="string" calcext:value-type="string">
            <text:p>0.416311225155859</text:p>
          </table:table-cell>
          <table:table-cell office:value-type="string" calcext:value-type="string">
            <text:p>0.805059572930871</text:p>
          </table:table-cell>
          <table:table-cell office:value-type="string" calcext:value-type="string">
            <text:p>1.25406464545597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{FK_COD_TIPO_TURMA_0,ID_ESGOTO_REDE_PUBLICA_1,ID_SITUACAO_CURSO_2_0} =&gt; {ID_DIA_SEMANA_SEXTA_1}</text:p>
          </table:table-cell>
          <table:table-cell office:value-type="string" calcext:value-type="string">
            <text:p>0.40469315025481</text:p>
          </table:table-cell>
          <table:table-cell office:value-type="string" calcext:value-type="string">
            <text:p>0.977032149766404</text:p>
          </table:table-cell>
          <table:table-cell office:value-type="string" calcext:value-type="string">
            <text:p>1.25369666389146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{ID_COZINHA_1,ID_DIA_SEMANA_SEXTA_1} =&gt; {FK_COD_TIPO_TURMA_0}</text:p>
          </table:table-cell>
          <table:table-cell office:value-type="string" calcext:value-type="string">
            <text:p>0.616443648706382</text:p>
          </table:table-cell>
          <table:table-cell office:value-type="string" calcext:value-type="string">
            <text:p>0.823690716668466</text:p>
          </table:table-cell>
          <table:table-cell office:value-type="string" calcext:value-type="string">
            <text:p>1.25335275534258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string" calcext:value-type="string">
            <text:p>{ID_COZINHA_1,ID_DIA_SEMANA_SEXTA_1,ID_SITUACAO_CURSO_2_0} =&gt; {FK_COD_TIPO_TURMA_0}</text:p>
          </table:table-cell>
          <table:table-cell office:value-type="string" calcext:value-type="string">
            <text:p>0.573484131412823</text:p>
          </table:table-cell>
          <table:table-cell office:value-type="string" calcext:value-type="string">
            <text:p>0.823370243382649</text:p>
          </table:table-cell>
          <table:table-cell office:value-type="string" calcext:value-type="string">
            <text:p>1.25286511347936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string" calcext:value-type="string">
            <text:p>{ID_COZINHA_1,ID_DIA_SEMANA_SEXTA_1,NUM_EQUIP_FOTO__0.5-2.5} =&gt; {FK_COD_TIPO_TURMA_0}</text:p>
          </table:table-cell>
          <table:table-cell office:value-type="string" calcext:value-type="string">
            <text:p>0.449109374688205</text:p>
          </table:table-cell>
          <table:table-cell office:value-type="string" calcext:value-type="string">
            <text:p>0.822489964436879</text:p>
          </table:table-cell>
          <table:table-cell office:value-type="string" calcext:value-type="string">
            <text:p>1.25152565435978</text:p>
          </table:table-cell>
        </table:table-row>
        <table:table-row table:style-name="ro1">
          <table:table-cell office:value-type="float" office:value="5279" calcext:value-type="float">
            <text:p>5279</text:p>
          </table:table-cell>
          <table:table-cell office:value-type="string" calcext:value-type="string">
            <text:p>{ID_COZINHA_1,ID_DIA_SEMANA_SEXTA_1,ID_SITUACAO_CURSO_2_0,NUM_EQUIP_FOTO__0.5-2.5} =&gt; {FK_COD_TIPO_TURMA_0}</text:p>
          </table:table-cell>
          <table:table-cell office:value-type="string" calcext:value-type="string">
            <text:p>0.416482885313945</text:p>
          </table:table-cell>
          <table:table-cell office:value-type="string" calcext:value-type="string">
            <text:p>0.822213531148087</text:p>
          </table:table-cell>
          <table:table-cell office:value-type="string" calcext:value-type="string">
            <text:p>1.25110502509061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{ID_AEE_1,ID_LABORATORIO_INFORMATICA_1,ID_SITUACAO_CURSO_2_0} =&gt; {ID_MOD_ATIV_COMPLEMENTAR_1}</text:p>
          </table:table-cell>
          <table:table-cell office:value-type="string" calcext:value-type="string">
            <text:p>0.400159062129677</text:p>
          </table:table-cell>
          <table:table-cell office:value-type="string" calcext:value-type="string">
            <text:p>0.803145966353466</text:p>
          </table:table-cell>
          <table:table-cell office:value-type="string" calcext:value-type="string">
            <text:p>1.25108376499106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string" calcext:value-type="string">
            <text:p>{ID_COZINHA_1,ID_DIA_SEMANA_SEXTA_1,TP_COR_RACA_1} =&gt; {FK_COD_TIPO_TURMA_0}</text:p>
          </table:table-cell>
          <table:table-cell office:value-type="string" calcext:value-type="string">
            <text:p>0.43300481489914</text:p>
          </table:table-cell>
          <table:table-cell office:value-type="string" calcext:value-type="string">
            <text:p>0.821667549453151</text:p>
          </table:table-cell>
          <table:table-cell office:value-type="string" calcext:value-type="string">
            <text:p>1.25027424279834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string" calcext:value-type="string">
            <text:p>{ID_COZINHA_1,ID_DIA_SEMANA_SEXTA_1,ID_ESGOTO_REDE_PUBLICA_1} =&gt; {FK_COD_TIPO_TURMA_0}</text:p>
          </table:table-cell>
          <table:table-cell office:value-type="string" calcext:value-type="string">
            <text:p>0.409245029488763</text:p>
          </table:table-cell>
          <table:table-cell office:value-type="string" calcext:value-type="string">
            <text:p>0.821469712332185</text:p>
          </table:table-cell>
          <table:table-cell office:value-type="string" calcext:value-type="string">
            <text:p>1.24997320783989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string" calcext:value-type="string">
            <text:p>{ID_COZINHA_1,ID_DIA_SEMANA_SEXTA_1,ID_PATIO_DESCOBERTO_1} =&gt; {FK_COD_TIPO_TURMA_0}</text:p>
          </table:table-cell>
          <table:table-cell office:value-type="string" calcext:value-type="string">
            <text:p>0.491327675921008</text:p>
          </table:table-cell>
          <table:table-cell office:value-type="string" calcext:value-type="string">
            <text:p>0.820912507511705</text:p>
          </table:table-cell>
          <table:table-cell office:value-type="string" calcext:value-type="string">
            <text:p>1.24912534809969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string" calcext:value-type="string">
            <text:p>{ID_DIA_SEMANA_SEXTA_1,ID_LABORATORIO_INFORMATICA_1,ID_SANITARIO_PNE_1} =&gt; {FK_COD_TIPO_TURMA_0}</text:p>
          </table:table-cell>
          <table:table-cell office:value-type="string" calcext:value-type="string">
            <text:p>0.407670997198862</text:p>
          </table:table-cell>
          <table:table-cell office:value-type="string" calcext:value-type="string">
            <text:p>0.820910609740688</text:p>
          </table:table-cell>
          <table:table-cell office:value-type="string" calcext:value-type="string">
            <text:p>1.2491224603938</text:p>
          </table:table-cell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string" calcext:value-type="string">
            <text:p>{ID_COZINHA_1,ID_DIA_SEMANA_SEXTA_1,ID_PATIO_DESCOBERTO_1,ID_SITUACAO_CURSO_2_0} =&gt; {FK_COD_TIPO_TURMA_0}</text:p>
          </table:table-cell>
          <table:table-cell office:value-type="string" calcext:value-type="string">
            <text:p>0.457721233039243</text:p>
          </table:table-cell>
          <table:table-cell office:value-type="string" calcext:value-type="string">
            <text:p>0.820701112912536</text:p>
          </table:table-cell>
          <table:table-cell office:value-type="string" calcext:value-type="string">
            <text:p>1.24880368367156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{ID_DIA_SEMANA_SEXTA_1,ID_LABORATORIO_INFORMATICA_1} =&gt; {FK_COD_TIPO_TURMA_0}</text:p>
          </table:table-cell>
          <table:table-cell office:value-type="string" calcext:value-type="string">
            <text:p>0.575968395297281</text:p>
          </table:table-cell>
          <table:table-cell office:value-type="string" calcext:value-type="string">
            <text:p>0.820069393668033</text:p>
          </table:table-cell>
          <table:table-cell office:value-type="string" calcext:value-type="string">
            <text:p>1.24784244052571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string" calcext:value-type="string">
            <text:p>{ID_ALIMENTACAO_1,ID_COZINHA_1,ID_LABORATORIO_INFORMATICA_1,ID_QUADRA_ESPORTES_COBERTA_1} =&gt; {ID_MOD_ATIV_COMPLEMENTAR_1}</text:p>
          </table:table-cell>
          <table:table-cell office:value-type="string" calcext:value-type="string">
            <text:p>0.436348581675975</text:p>
          </table:table-cell>
          <table:table-cell office:value-type="string" calcext:value-type="string">
            <text:p>0.800697755060445</text:p>
          </table:table-cell>
          <table:table-cell office:value-type="string" calcext:value-type="string">
            <text:p>1.24727011525579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string" calcext:value-type="string">
            <text:p>{ID_DIA_SEMANA_SEXTA_1,ID_LABORATORIO_INFORMATICA_1,ID_SITUACAO_CURSO_2_0} =&gt; {FK_COD_TIPO_TURMA_0}</text:p>
          </table:table-cell>
          <table:table-cell office:value-type="string" calcext:value-type="string">
            <text:p>0.534553338585717</text:p>
          </table:table-cell>
          <table:table-cell office:value-type="string" calcext:value-type="string">
            <text:p>0.819519687320544</text:p>
          </table:table-cell>
          <table:table-cell office:value-type="string" calcext:value-type="string">
            <text:p>1.24700599068924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string" calcext:value-type="string">
            <text:p>{ID_DIA_SEMANA_SEXTA_1,ID_LABORATORIO_INFORMATICA_1,NUM_EQUIP_FOTO__0.5-2.5} =&gt; {FK_COD_TIPO_TURMA_0}</text:p>
          </table:table-cell>
          <table:table-cell office:value-type="string" calcext:value-type="string">
            <text:p>0.418903437795191</text:p>
          </table:table-cell>
          <table:table-cell office:value-type="string" calcext:value-type="string">
            <text:p>0.819382023132396</text:p>
          </table:table-cell>
          <table:table-cell office:value-type="string" calcext:value-type="string">
            <text:p>1.24679651668882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string" calcext:value-type="string">
            <text:p>{ID_COZINHA_1,ID_DIA_SEMANA_SEXTA_1,ID_SANITARIO_PNE_1} =&gt; {FK_COD_TIPO_TURMA_0}</text:p>
          </table:table-cell>
          <table:table-cell office:value-type="string" calcext:value-type="string">
            <text:p>0.411570856336556</text:p>
          </table:table-cell>
          <table:table-cell office:value-type="string" calcext:value-type="string">
            <text:p>0.817956551612758</text:p>
          </table:table-cell>
          <table:table-cell office:value-type="string" calcext:value-type="string">
            <text:p>1.24462747602751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string" calcext:value-type="string">
            <text:p>{ID_DIA_SEMANA_SEXTA_1,ID_LABORATORIO_INFORMATICA_1,TP_COR_RACA_1} =&gt; {FK_COD_TIPO_TURMA_0}</text:p>
          </table:table-cell>
          <table:table-cell office:value-type="string" calcext:value-type="string">
            <text:p>0.403962512691191</text:p>
          </table:table-cell>
          <table:table-cell office:value-type="string" calcext:value-type="string">
            <text:p>0.817789307433789</text:p>
          </table:table-cell>
          <table:table-cell office:value-type="string" calcext:value-type="string">
            <text:p>1.24437299221668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string" calcext:value-type="string">
            <text:p>{ID_DIA_SEMANA_SEXTA_1,ID_LABORATORIO_INFORMATICA_1,ID_PATIO_DESCOBERTO_1} =&gt; {FK_COD_TIPO_TURMA_0}</text:p>
          </table:table-cell>
          <table:table-cell office:value-type="string" calcext:value-type="string">
            <text:p>0.461274405975312</text:p>
          </table:table-cell>
          <table:table-cell office:value-type="string" calcext:value-type="string">
            <text:p>0.81739721697016</text:p>
          </table:table-cell>
          <table:table-cell office:value-type="string" calcext:value-type="string">
            <text:p>1.24377637548543</text:p>
          </table:table-cell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string" calcext:value-type="string">
            <text:p>{ID_DIA_SEMANA_SEXTA_1,ID_LABORATORIO_INFORMATICA_1,ID_PATIO_DESCOBERTO_1,ID_SITUACAO_CURSO_2_0} =&gt; {FK_COD_TIPO_TURMA_0}</text:p>
          </table:table-cell>
          <table:table-cell office:value-type="string" calcext:value-type="string">
            <text:p>0.428860207804959</text:p>
          </table:table-cell>
          <table:table-cell office:value-type="string" calcext:value-type="string">
            <text:p>0.817014655755996</text:p>
          </table:table-cell>
          <table:table-cell office:value-type="string" calcext:value-type="string">
            <text:p>1.24319425874895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string" calcext:value-type="string">
            <text:p>{ID_COZINHA_1,ID_DIA_SEMANA_SEXTA_1,ID_LABORATORIO_INFORMATICA_1} =&gt; {FK_COD_TIPO_TURMA_0}</text:p>
          </table:table-cell>
          <table:table-cell office:value-type="string" calcext:value-type="string">
            <text:p>0.549320680168515</text:p>
          </table:table-cell>
          <table:table-cell office:value-type="string" calcext:value-type="string">
            <text:p>0.814299206312436</text:p>
          </table:table-cell>
          <table:table-cell office:value-type="string" calcext:value-type="string">
            <text:p>1.2390623485875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{ID_DIA_SEMANA_SEXTA_1,ID_REFEITORIO_1} =&gt; {FK_COD_TIPO_TURMA_0}</text:p>
          </table:table-cell>
          <table:table-cell office:value-type="string" calcext:value-type="string">
            <text:p>0.423323326235322</text:p>
          </table:table-cell>
          <table:table-cell office:value-type="string" calcext:value-type="string">
            <text:p>0.814255410949117</text:p>
          </table:table-cell>
          <table:table-cell office:value-type="string" calcext:value-type="string">
            <text:p>1.23899570823553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string" calcext:value-type="string">
            <text:p>{ID_COZINHA_1,ID_DIA_SEMANA_SEXTA_1,ID_LABORATORIO_INFORMATICA_1,NUM_EQUIP_FOTO__0.5-2.5} =&gt; {FK_COD_TIPO_TURMA_0}</text:p>
          </table:table-cell>
          <table:table-cell office:value-type="string" calcext:value-type="string">
            <text:p>0.401885520946506</text:p>
          </table:table-cell>
          <table:table-cell office:value-type="string" calcext:value-type="string">
            <text:p>0.814175046210271</text:p>
          </table:table-cell>
          <table:table-cell office:value-type="string" calcext:value-type="string">
            <text:p>1.23887342281356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string" calcext:value-type="string">
            <text:p>{ID_COZINHA_1,ID_DIA_SEMANA_SEXTA_1,ID_LABORATORIO_INFORMATICA_1,ID_SITUACAO_CURSO_2_0} =&gt; {FK_COD_TIPO_TURMA_0}</text:p>
          </table:table-cell>
          <table:table-cell office:value-type="string" calcext:value-type="string">
            <text:p>0.50881994219813</text:p>
          </table:table-cell>
          <table:table-cell office:value-type="string" calcext:value-type="string">
            <text:p>0.813459517591973</text:p>
          </table:table-cell>
          <table:table-cell office:value-type="string" calcext:value-type="string">
            <text:p>1.2377846527848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{ID_DESPENSA_1,ID_DIA_SEMANA_SEXTA_1} =&gt; {FK_COD_TIPO_TURMA_0}</text:p>
          </table:table-cell>
          <table:table-cell office:value-type="string" calcext:value-type="string">
            <text:p>0.434477149364292</text:p>
          </table:table-cell>
          <table:table-cell office:value-type="string" calcext:value-type="string">
            <text:p>0.812765660804195</text:p>
          </table:table-cell>
          <table:table-cell office:value-type="string" calcext:value-type="string">
            <text:p>1.23672885927011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string" calcext:value-type="string">
            <text:p>{ID_DESPENSA_1,ID_DIA_SEMANA_SEXTA_1,ID_SITUACAO_CURSO_2_0} =&gt; {FK_COD_TIPO_TURMA_0}</text:p>
          </table:table-cell>
          <table:table-cell office:value-type="string" calcext:value-type="string">
            <text:p>0.400344426249964</text:p>
          </table:table-cell>
          <table:table-cell office:value-type="string" calcext:value-type="string">
            <text:p>0.812044525331024</text:p>
          </table:table-cell>
          <table:table-cell office:value-type="string" calcext:value-type="string">
            <text:p>1.23563155768107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string" calcext:value-type="string">
            <text:p>{ID_COZINHA_1,ID_DIA_SEMANA_SEXTA_1,ID_LABORATORIO_INFORMATICA_1,ID_PATIO_DESCOBERTO_1} =&gt; {FK_COD_TIPO_TURMA_0}</text:p>
          </table:table-cell>
          <table:table-cell office:value-type="string" calcext:value-type="string">
            <text:p>0.441744817317769</text:p>
          </table:table-cell>
          <table:table-cell office:value-type="string" calcext:value-type="string">
            <text:p>0.811931612298827</text:p>
          </table:table-cell>
          <table:table-cell office:value-type="string" calcext:value-type="string">
            <text:p>1.2354597457896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string" calcext:value-type="string">
            <text:p>{ID_COZINHA_1,ID_DIA_SEMANA_SEXTA_1,ID_REFEITORIO_1} =&gt; {FK_COD_TIPO_TURMA_0}</text:p>
          </table:table-cell>
          <table:table-cell office:value-type="string" calcext:value-type="string">
            <text:p>0.415116335820162</text:p>
          </table:table-cell>
          <table:table-cell office:value-type="string" calcext:value-type="string">
            <text:p>0.811868632248915</text:p>
          </table:table-cell>
          <table:table-cell office:value-type="string" calcext:value-type="string">
            <text:p>1.23536391343713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{ID_COZINHA_1,ID_DESPENSA_1,ID_DIA_SEMANA_SEXTA_1} =&gt; {FK_COD_TIPO_TURMA_0}</text:p>
          </table:table-cell>
          <table:table-cell office:value-type="string" calcext:value-type="string">
            <text:p>0.429769237297569</text:p>
          </table:table-cell>
          <table:table-cell office:value-type="string" calcext:value-type="string">
            <text:p>0.811369689663374</text:p>
          </table:table-cell>
          <table:table-cell office:value-type="string" calcext:value-type="string">
            <text:p>1.23460470727917</text:p>
          </table:table-cell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string" calcext:value-type="string">
            <text:p>{ID_COZINHA_1,ID_DIA_SEMANA_SEXTA_1,ID_LABORATORIO_INFORMATICA_1,ID_PATIO_DESCOBERTO_1,ID_SITUACAO_CURSO_2_0} =&gt; {FK_COD_TIPO_TURMA_0}</text:p>
          </table:table-cell>
          <table:table-cell office:value-type="string" calcext:value-type="string">
            <text:p>0.409923014987086</text:p>
          </table:table-cell>
          <table:table-cell office:value-type="string" calcext:value-type="string">
            <text:p>0.811266198312307</text:p>
          </table:table-cell>
          <table:table-cell office:value-type="string" calcext:value-type="string">
            <text:p>1.23444723170322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{ID_ALIMENTACAO_1,ID_DIA_SEMANA_SEXTA_1} =&gt; {FK_COD_TIPO_TURMA_0}</text:p>
          </table:table-cell>
          <table:table-cell office:value-type="string" calcext:value-type="string">
            <text:p>0.561369107566727</text:p>
          </table:table-cell>
          <table:table-cell office:value-type="string" calcext:value-type="string">
            <text:p>0.811065471982882</text:p>
          </table:table-cell>
          <table:table-cell office:value-type="string" calcext:value-type="string">
            <text:p>1.23414180043762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{ID_ALIMENTACAO_1,ID_DIA_SEMANA_SEXTA_1,ID_SITUACAO_CURSO_2_0} =&gt; {FK_COD_TIPO_TURMA_0}</text:p>
          </table:table-cell>
          <table:table-cell office:value-type="string" calcext:value-type="string">
            <text:p>0.52005214237407</text:p>
          </table:table-cell>
          <table:table-cell office:value-type="string" calcext:value-type="string">
            <text:p>0.810176766589073</text:p>
          </table:table-cell>
          <table:table-cell office:value-type="string" calcext:value-type="string">
            <text:p>1.23278951937936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string" calcext:value-type="string">
            <text:p>{ID_ALIMENTACAO_1,ID_COZINHA_1,ID_DIA_SEMANA_SEXTA_1} =&gt; {FK_COD_TIPO_TURMA_0}</text:p>
          </table:table-cell>
          <table:table-cell office:value-type="string" calcext:value-type="string">
            <text:p>0.550582406372487</text:p>
          </table:table-cell>
          <table:table-cell office:value-type="string" calcext:value-type="string">
            <text:p>0.810024275098446</text:p>
          </table:table-cell>
          <table:table-cell office:value-type="string" calcext:value-type="string">
            <text:p>1.23255748370616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string" calcext:value-type="string">
            <text:p>{ID_ALIMENTACAO_1,ID_DIA_SEMANA_SEXTA_1,NUM_EQUIP_FOTO__0.5-2.5} =&gt; {FK_COD_TIPO_TURMA_0}</text:p>
          </table:table-cell>
          <table:table-cell office:value-type="string" calcext:value-type="string">
            <text:p>0.410572630879451</text:p>
          </table:table-cell>
          <table:table-cell office:value-type="string" calcext:value-type="string">
            <text:p>0.809798030378902</text:p>
          </table:table-cell>
          <table:table-cell office:value-type="string" calcext:value-type="string">
            <text:p>1.23221322288486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  <table:table-cell office:value-type="string" calcext:value-type="string">
            <text:p>{ID_ALIMENTACAO_1,ID_COZINHA_1,ID_DIA_SEMANA_SEXTA_1,NUM_EQUIP_FOTO__0.5-2.5} =&gt; {FK_COD_TIPO_TURMA_0}</text:p>
          </table:table-cell>
          <table:table-cell office:value-type="string" calcext:value-type="string">
            <text:p>0.406703785971999</text:p>
          </table:table-cell>
          <table:table-cell office:value-type="string" calcext:value-type="string">
            <text:p>0.809706312999684</text:p>
          </table:table-cell>
          <table:table-cell office:value-type="string" calcext:value-type="string">
            <text:p>1.23207366294127</text:p>
          </table:table-cell>
        </table:table-row>
        <table:table-row table:style-name="ro1">
          <table:table-cell office:value-type="float" office:value="5319" calcext:value-type="float">
            <text:p>5319</text:p>
          </table:table-cell>
          <table:table-cell office:value-type="string" calcext:value-type="string">
            <text:p>{ID_ALIMENTACAO_1,ID_COZINHA_1,ID_DIA_SEMANA_SEXTA_1,ID_SITUACAO_CURSO_2_0} =&gt; {FK_COD_TIPO_TURMA_0}</text:p>
          </table:table-cell>
          <table:table-cell office:value-type="string" calcext:value-type="string">
            <text:p>0.509827303630035</text:p>
          </table:table-cell>
          <table:table-cell office:value-type="string" calcext:value-type="string">
            <text:p>0.809124951255602</text:p>
          </table:table-cell>
          <table:table-cell office:value-type="string" calcext:value-type="string">
            <text:p>1.2311890452940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{ID_ALIMENTACAO_1,ID_DIA_SEMANA_SEXTA_1,ID_PATIO_DESCOBERTO_1} =&gt; {FK_COD_TIPO_TURMA_0}</text:p>
          </table:table-cell>
          <table:table-cell office:value-type="string" calcext:value-type="string">
            <text:p>0.444135317250331</text:p>
          </table:table-cell>
          <table:table-cell office:value-type="string" calcext:value-type="string">
            <text:p>0.80851313392675</text:p>
          </table:table-cell>
          <table:table-cell office:value-type="string" calcext:value-type="string">
            <text:p>1.23025808550617</text:p>
          </table:table-cell>
        </table:table-row>
        <table:table-row table:style-name="ro1">
          <table:table-cell office:value-type="float" office:value="5286" calcext:value-type="float">
            <text:p>5286</text:p>
          </table:table-cell>
          <table:table-cell office:value-type="string" calcext:value-type="string">
            <text:p>{ID_ALIMENTACAO_1,ID_DIA_SEMANA_SEXTA_1,ID_PATIO_DESCOBERTO_1,ID_SITUACAO_CURSO_2_0} =&gt; {FK_COD_TIPO_TURMA_0}</text:p>
          </table:table-cell>
          <table:table-cell office:value-type="string" calcext:value-type="string">
            <text:p>0.411969473342307</text:p>
          </table:table-cell>
          <table:table-cell office:value-type="string" calcext:value-type="string">
            <text:p>0.807776544782402</text:p>
          </table:table-cell>
          <table:table-cell office:value-type="string" calcext:value-type="string">
            <text:p>1.22913726914277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string" calcext:value-type="string">
            <text:p>{ID_ALIMENTACAO_1,ID_COZINHA_1,ID_DIA_SEMANA_SEXTA_1,ID_PATIO_DESCOBERTO_1} =&gt; {FK_COD_TIPO_TURMA_0}</text:p>
          </table:table-cell>
          <table:table-cell office:value-type="string" calcext:value-type="string">
            <text:p>0.43676859609639</text:p>
          </table:table-cell>
          <table:table-cell office:value-type="string" calcext:value-type="string">
            <text:p>0.806803990570713</text:p>
          </table:table-cell>
          <table:table-cell office:value-type="string" calcext:value-type="string">
            <text:p>1.22765740118229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string" calcext:value-type="string">
            <text:p>{ID_ALIMENTACAO_1,ID_COZINHA_1,ID_DIA_SEMANA_SEXTA_1,ID_PATIO_DESCOBERTO_1,ID_SITUACAO_CURSO_2_0} =&gt; {FK_COD_TIPO_TURMA_0}</text:p>
          </table:table-cell>
          <table:table-cell office:value-type="string" calcext:value-type="string">
            <text:p>0.404970354963876</text:p>
          </table:table-cell>
          <table:table-cell office:value-type="string" calcext:value-type="string">
            <text:p>0.80601680053019</text:p>
          </table:table-cell>
          <table:table-cell office:value-type="string" calcext:value-type="string">
            <text:p>1.22645958896188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string" calcext:value-type="string">
            <text:p>{ID_ALIMENTACAO_1,ID_DESPENSA_1,ID_DIA_SEMANA_SEXTA_1} =&gt; {FK_COD_TIPO_TURMA_0}</text:p>
          </table:table-cell>
          <table:table-cell office:value-type="string" calcext:value-type="string">
            <text:p>0.405049693692403</text:p>
          </table:table-cell>
          <table:table-cell office:value-type="string" calcext:value-type="string">
            <text:p>0.804174100984528</text:p>
          </table:table-cell>
          <table:table-cell office:value-type="string" calcext:value-type="string">
            <text:p>1.22365568149262</text:p>
          </table:table-cell>
        </table:table-row>
        <table:table-row table:style-name="ro1">
          <table:table-cell office:value-type="float" office:value="5267" calcext:value-type="float">
            <text:p>5267</text:p>
          </table:table-cell>
          <table:table-cell office:value-type="string" calcext:value-type="string">
            <text:p>{ID_ALIMENTACAO_1,ID_COZINHA_1,ID_DESPENSA_1,ID_DIA_SEMANA_SEXTA_1} =&gt; {FK_COD_TIPO_TURMA_0}</text:p>
          </table:table-cell>
          <table:table-cell office:value-type="string" calcext:value-type="string">
            <text:p>0.40436689978629</text:p>
          </table:table-cell>
          <table:table-cell office:value-type="string" calcext:value-type="string">
            <text:p>0.804169650976766</text:p>
          </table:table-cell>
          <table:table-cell office:value-type="string" calcext:value-type="string">
            <text:p>1.22364891022596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{ID_ALIMENTACAO_1,ID_DIA_SEMANA_SEXTA_1,ID_LABORATORIO_INFORMATICA_1} =&gt; {FK_COD_TIPO_TURMA_0}</text:p>
          </table:table-cell>
          <table:table-cell office:value-type="string" calcext:value-type="string">
            <text:p>0.500717775072781</text:p>
          </table:table-cell>
          <table:table-cell office:value-type="string" calcext:value-type="string">
            <text:p>0.802198898470809</text:p>
          </table:table-cell>
          <table:table-cell office:value-type="string" calcext:value-type="string">
            <text:p>1.22065015349184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office:value-type="string" calcext:value-type="string">
            <text:p>{ID_ALIMENTACAO_1,ID_DIA_SEMANA_SEXTA_1,ID_LABORATORIO_INFORMATICA_1,ID_SITUACAO_CURSO_2_0} =&gt; {FK_COD_TIPO_TURMA_0}</text:p>
          </table:table-cell>
          <table:table-cell office:value-type="string" calcext:value-type="string">
            <text:p>0.4615922417302</text:p>
          </table:table-cell>
          <table:table-cell office:value-type="string" calcext:value-type="string">
            <text:p>0.800703808011717</text:p>
          </table:table-cell>
          <table:table-cell office:value-type="string" calcext:value-type="string">
            <text:p>1.21837517854255</text:p>
          </table:table-cell>
        </table:table-row>
        <table:table-row table:style-name="ro1">
          <table:table-cell office:value-type="float" office:value="5314" calcext:value-type="float">
            <text:p>5314</text:p>
          </table:table-cell>
          <table:table-cell office:value-type="string" calcext:value-type="string">
            <text:p>{ID_ALIMENTACAO_1,ID_COZINHA_1,ID_DIA_SEMANA_SEXTA_1,ID_LABORATORIO_INFORMATICA_1} =&gt; {FK_COD_TIPO_TURMA_0}</text:p>
          </table:table-cell>
          <table:table-cell office:value-type="string" calcext:value-type="string">
            <text:p>0.491221650529249</text:p>
          </table:table-cell>
          <table:table-cell office:value-type="string" calcext:value-type="string">
            <text:p>0.800263989691085</text:p>
          </table:table-cell>
          <table:table-cell office:value-type="string" calcext:value-type="string">
            <text:p>1.21770593765776</text:p>
          </table:table-cell>
        </table:table-row>
      </table:table>
      <table:named-expressions/>
      <table:database-ranges>
        <table:database-range table:name="__Anonymous_Sheet_DB__0" table:target-range-address="ONERULETORULETHEMALL_s040_c080.A2:ONERULETORULETHEMALL_s040_c080.E1048576" table:contains-header="false">
          <table:sort>
            <table:sort-by table:field-number="4" table:order="descending" table:data-type="automatic"/>
            <table:sort-by table:field-number="3" table:order="descending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5T00:53:52.939467106</dc:date>
    <meta:editing-duration>PT4M41S</meta:editing-duration>
    <meta:editing-cycles>1</meta:editing-cycles>
    <meta:document-statistic meta:table-count="1" meta:cell-count="10285" meta:object-count="0"/>
    <meta:generator>LibreOffice/4.4.6.3$Linux_X86_64 LibreOffice_project/40m0$Build-3</meta:generator>
  </office:meta>
</office:document-meta>
</file>